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69pt"/>
    </style:style>
    <style:style style:name="co2" style:family="table-column">
      <style:table-column-properties fo:break-before="auto" style:column-width="78.6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161.89pt"/>
    </style:style>
    <style:style style:name="co6" style:family="table-column">
      <style:table-column-properties fo:break-before="auto" style:column-width="61.91pt"/>
    </style:style>
    <style:style style:name="co7" style:family="table-column">
      <style:table-column-properties fo:break-before="auto" style:column-width="86.51pt"/>
    </style:style>
    <style:style style:name="co8" style:family="table-column">
      <style:table-column-properties fo:break-before="auto" style:column-width="62.7pt"/>
    </style:style>
    <style:style style:name="co9" style:family="table-column">
      <style:table-column-properties fo:break-before="auto" style:column-width="72.99pt"/>
    </style:style>
    <style:style style:name="co10" style:family="table-column">
      <style:table-column-properties fo:break-before="auto" style:column-width="56.35pt"/>
    </style:style>
    <style:style style:name="co11" style:family="table-column">
      <style:table-column-properties fo:break-before="auto" style:column-width="96.04pt"/>
    </style:style>
    <style:style style:name="co12" style:family="table-column">
      <style:table-column-properties fo:break-before="auto" style:column-width="44.45pt"/>
    </style:style>
    <style:style style:name="co13" style:family="table-column">
      <style:table-column-properties fo:break-before="auto" style:column-width="76.14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57.15pt"/>
    </style:style>
    <style:style style:name="co16" style:family="table-column">
      <style:table-column-properties fo:break-before="auto" style:column-width="84.95pt"/>
    </style:style>
    <style:style style:name="co17" style:family="table-column">
      <style:table-column-properties fo:break-before="auto" style:column-width="882.6pt"/>
    </style:style>
    <style:style style:name="co18" style:family="table-column">
      <style:table-column-properties fo:break-before="auto" style:column-width="177pt"/>
    </style:style>
    <style:style style:name="co19" style:family="table-column">
      <style:table-column-properties fo:break-before="auto" style:column-width="83.3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257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rcl_5f_cross_5f_cats">
      <style:table-properties table:display="true" style:writing-mode="lr-tb"/>
    </style:style>
    <style:style style:name="ta2" style:family="table" style:master-page-name="PageStyle_5f_r_5f_coefficients">
      <style:table-properties table:display="true" style:writing-mode="lr-tb"/>
    </style:style>
    <style:style style:name="ta3" style:family="table" style:master-page-name="PageStyle_5f_reclass_20_tables">
      <style:table-properties table:display="true" style:writing-mode="lr-tb"/>
    </style:style>
    <style:style style:name="ta4" style:family="table" style:master-page-name="PageStyle_5f_recode_5f_fil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e699" style:diagonal-bl-tr="none" style:diagonal-tl-br="none" fo:border="0.74pt solid #a6a6a6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">
      <style:table-cell-properties fo:background-color="#c5e0b4" style:rotation-align="none"/>
    </style:style>
    <style:style style:name="ce5" style:family="table-cell" style:parent-style-name="Default">
      <style:table-cell-properties fo:background-color="#c5e0b4"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cl_cross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float" office:value="1111101" calcext:value-type="float">
            <text:p>1111101</text:p>
          </table:table-cell>
          <table:table-cell office:value-type="float" office:value="731787265503.819" calcext:value-type="float">
            <text:p>731787265503.819</text:p>
          </table:table-cell>
          <table:table-cell table:formula="of:=VLOOKUP([.A1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1102" calcext:value-type="float">
            <text:p>1111102</text:p>
          </table:table-cell>
          <table:table-cell office:value-type="float" office:value="169399689937.179" calcext:value-type="float">
            <text:p>169399689937.179</text:p>
          </table:table-cell>
          <table:table-cell table:formula="of:=VLOOKUP([.A2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1103" calcext:value-type="float">
            <text:p>1111103</text:p>
          </table:table-cell>
          <table:table-cell office:value-type="float" office:value="445037886480.716" calcext:value-type="float">
            <text:p>445037886480.716</text:p>
          </table:table-cell>
          <table:table-cell table:formula="of:=VLOOKUP([.A3];[$r_coefficients.$M$1:.$N$820];2;1)" office:value-type="float" office:value="0.532" calcext:value-type="float">
            <text:p>0.532</text:p>
          </table:table-cell>
          <table:table-cell table:number-columns-repeated="1021"/>
        </table:table-row>
        <table:table-row table:style-name="ro1">
          <table:table-cell office:value-type="float" office:value="1111201" calcext:value-type="float">
            <text:p>1111201</text:p>
          </table:table-cell>
          <table:table-cell office:value-type="float" office:value="2352636526.91094" calcext:value-type="float">
            <text:p>2352636526.91094</text:p>
          </table:table-cell>
          <table:table-cell table:formula="of:=VLOOKUP([.A4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1202" calcext:value-type="float">
            <text:p>1111202</text:p>
          </table:table-cell>
          <table:table-cell office:value-type="float" office:value="578895862.125808" calcext:value-type="float">
            <text:p>578895862.125808</text:p>
          </table:table-cell>
          <table:table-cell table:formula="of:=VLOOKUP([.A5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1203" calcext:value-type="float">
            <text:p>1111203</text:p>
          </table:table-cell>
          <table:table-cell office:value-type="float" office:value="1576558062.79403" calcext:value-type="float">
            <text:p>1576558062.79403</text:p>
          </table:table-cell>
          <table:table-cell table:formula="of:=VLOOKUP([.A6];[$r_coefficients.$M$1:.$N$820];2;1)" office:value-type="float" office:value="0.532" calcext:value-type="float">
            <text:p>0.532</text:p>
          </table:table-cell>
          <table:table-cell table:number-columns-repeated="1021"/>
        </table:table-row>
        <table:table-row table:style-name="ro1">
          <table:table-cell office:value-type="float" office:value="1112101" calcext:value-type="float">
            <text:p>1112101</text:p>
          </table:table-cell>
          <table:table-cell office:value-type="float" office:value="529152486133.136" calcext:value-type="float">
            <text:p>529152486133.136</text:p>
          </table:table-cell>
          <table:table-cell table:formula="of:=VLOOKUP([.A7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2102" calcext:value-type="float">
            <text:p>1112102</text:p>
          </table:table-cell>
          <table:table-cell office:value-type="float" office:value="154261176975.403" calcext:value-type="float">
            <text:p>154261176975.403</text:p>
          </table:table-cell>
          <table:table-cell table:formula="of:=VLOOKUP([.A8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2103" calcext:value-type="float">
            <text:p>1112103</text:p>
          </table:table-cell>
          <table:table-cell office:value-type="float" office:value="1834621746792.74" calcext:value-type="float">
            <text:p>1834621746792.74</text:p>
          </table:table-cell>
          <table:table-cell table:formula="of:=VLOOKUP([.A9];[$r_coefficients.$M$1:.$N$820];2;1)" office:value-type="float" office:value="0.532" calcext:value-type="float">
            <text:p>0.532</text:p>
          </table:table-cell>
          <table:table-cell table:number-columns-repeated="1021"/>
        </table:table-row>
        <table:table-row table:style-name="ro1">
          <table:table-cell office:value-type="float" office:value="1112201" calcext:value-type="float">
            <text:p>1112201</text:p>
          </table:table-cell>
          <table:table-cell office:value-type="float" office:value="365850546.214687" calcext:value-type="float">
            <text:p>365850546.214687</text:p>
          </table:table-cell>
          <table:table-cell table:formula="of:=VLOOKUP([.A10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2202" calcext:value-type="float">
            <text:p>1112202</text:p>
          </table:table-cell>
          <table:table-cell office:value-type="float" office:value="70263504.204545" calcext:value-type="float">
            <text:p>70263504.204545</text:p>
          </table:table-cell>
          <table:table-cell table:formula="of:=VLOOKUP([.A11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2203" calcext:value-type="float">
            <text:p>1112203</text:p>
          </table:table-cell>
          <table:table-cell office:value-type="float" office:value="366992301.258799" calcext:value-type="float">
            <text:p>366992301.258799</text:p>
          </table:table-cell>
          <table:table-cell table:formula="of:=VLOOKUP([.A12];[$r_coefficients.$M$1:.$N$820];2;1)" office:value-type="float" office:value="0.532" calcext:value-type="float">
            <text:p>0.532</text:p>
          </table:table-cell>
          <table:table-cell table:number-columns-repeated="1021"/>
        </table:table-row>
        <table:table-row table:style-name="ro1">
          <table:table-cell office:value-type="float" office:value="1113101" calcext:value-type="float">
            <text:p>1113101</text:p>
          </table:table-cell>
          <table:table-cell office:value-type="float" office:value="1994564.022728" calcext:value-type="float">
            <text:p>1994564.022728</text:p>
          </table:table-cell>
          <table:table-cell table:formula="of:=VLOOKUP([.A13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13102" calcext:value-type="float">
            <text:p>1113102</text:p>
          </table:table-cell>
          <table:table-cell office:value-type="float" office:value="318422.017297" calcext:value-type="float">
            <text:p>318422.017297</text:p>
          </table:table-cell>
          <table:table-cell table:formula="of:=VLOOKUP([.A14];[$r_coefficients.$M$1:.$N$820];2;1)" office:value-type="float" office:value="0.825" calcext:value-type="float">
            <text:p>0.825</text:p>
          </table:table-cell>
          <table:table-cell table:number-columns-repeated="1021"/>
        </table:table-row>
        <table:table-row table:style-name="ro1">
          <table:table-cell office:value-type="float" office:value="1121101" calcext:value-type="float">
            <text:p>1121101</text:p>
          </table:table-cell>
          <table:table-cell office:value-type="float" office:value="691129968117.831" calcext:value-type="float">
            <text:p>691129968117.831</text:p>
          </table:table-cell>
          <table:table-cell table:formula="of:=VLOOKUP([.A15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1102" calcext:value-type="float">
            <text:p>1121102</text:p>
          </table:table-cell>
          <table:table-cell office:value-type="float" office:value="119459045154.429" calcext:value-type="float">
            <text:p>119459045154.429</text:p>
          </table:table-cell>
          <table:table-cell table:formula="of:=VLOOKUP([.A16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1103" calcext:value-type="float">
            <text:p>1121103</text:p>
          </table:table-cell>
          <table:table-cell office:value-type="float" office:value="312812736947.939" calcext:value-type="float">
            <text:p>312812736947.939</text:p>
          </table:table-cell>
          <table:table-cell table:formula="of:=VLOOKUP([.A17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1201" calcext:value-type="float">
            <text:p>1121201</text:p>
          </table:table-cell>
          <table:table-cell office:value-type="float" office:value="6970588606.50567" calcext:value-type="float">
            <text:p>6970588606.50567</text:p>
          </table:table-cell>
          <table:table-cell table:formula="of:=VLOOKUP([.A18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1202" calcext:value-type="float">
            <text:p>1121202</text:p>
          </table:table-cell>
          <table:table-cell office:value-type="float" office:value="1924625171.64572" calcext:value-type="float">
            <text:p>1924625171.64572</text:p>
          </table:table-cell>
          <table:table-cell table:formula="of:=VLOOKUP([.A19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1203" calcext:value-type="float">
            <text:p>1121203</text:p>
          </table:table-cell>
          <table:table-cell office:value-type="float" office:value="1328549550.94268" calcext:value-type="float">
            <text:p>1328549550.94268</text:p>
          </table:table-cell>
          <table:table-cell table:formula="of:=VLOOKUP([.A20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2101" calcext:value-type="float">
            <text:p>1122101</text:p>
          </table:table-cell>
          <table:table-cell office:value-type="float" office:value="336882039179.248" calcext:value-type="float">
            <text:p>336882039179.248</text:p>
          </table:table-cell>
          <table:table-cell table:formula="of:=VLOOKUP([.A21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2102" calcext:value-type="float">
            <text:p>1122102</text:p>
          </table:table-cell>
          <table:table-cell office:value-type="float" office:value="218187853192.657" calcext:value-type="float">
            <text:p>218187853192.657</text:p>
          </table:table-cell>
          <table:table-cell table:formula="of:=VLOOKUP([.A22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2103" calcext:value-type="float">
            <text:p>1122103</text:p>
          </table:table-cell>
          <table:table-cell office:value-type="float" office:value="4887309335651.1" calcext:value-type="float">
            <text:p>4887309335651.1</text:p>
          </table:table-cell>
          <table:table-cell table:formula="of:=VLOOKUP([.A23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2201" calcext:value-type="float">
            <text:p>1122201</text:p>
          </table:table-cell>
          <table:table-cell office:value-type="float" office:value="7516655040.42696" calcext:value-type="float">
            <text:p>7516655040.42696</text:p>
          </table:table-cell>
          <table:table-cell table:formula="of:=VLOOKUP([.A24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2202" calcext:value-type="float">
            <text:p>1122202</text:p>
          </table:table-cell>
          <table:table-cell office:value-type="float" office:value="4149080834.62037" calcext:value-type="float">
            <text:p>4149080834.62037</text:p>
          </table:table-cell>
          <table:table-cell table:formula="of:=VLOOKUP([.A25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2203" calcext:value-type="float">
            <text:p>1122203</text:p>
          </table:table-cell>
          <table:table-cell office:value-type="float" office:value="6830016100.5649" calcext:value-type="float">
            <text:p>6830016100.5649</text:p>
          </table:table-cell>
          <table:table-cell table:formula="of:=VLOOKUP([.A26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3101" calcext:value-type="float">
            <text:p>1123101</text:p>
          </table:table-cell>
          <table:table-cell office:value-type="float" office:value="512676703.870723" calcext:value-type="float">
            <text:p>512676703.870723</text:p>
          </table:table-cell>
          <table:table-cell table:formula="of:=VLOOKUP([.A27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3102" calcext:value-type="float">
            <text:p>1123102</text:p>
          </table:table-cell>
          <table:table-cell office:value-type="float" office:value="278929746.798357" calcext:value-type="float">
            <text:p>278929746.798357</text:p>
          </table:table-cell>
          <table:table-cell table:formula="of:=VLOOKUP([.A28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3103" calcext:value-type="float">
            <text:p>1123103</text:p>
          </table:table-cell>
          <table:table-cell office:value-type="float" office:value="368595618.318672" calcext:value-type="float">
            <text:p>368595618.318672</text:p>
          </table:table-cell>
          <table:table-cell table:formula="of:=VLOOKUP([.A29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1123201" calcext:value-type="float">
            <text:p>1123201</text:p>
          </table:table-cell>
          <table:table-cell office:value-type="float" office:value="3471845.90051" calcext:value-type="float">
            <text:p>3471845.90051</text:p>
          </table:table-cell>
          <table:table-cell table:formula="of:=VLOOKUP([.A30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3202" calcext:value-type="float">
            <text:p>1123202</text:p>
          </table:table-cell>
          <table:table-cell office:value-type="float" office:value="476417.095262" calcext:value-type="float">
            <text:p>476417.095262</text:p>
          </table:table-cell>
          <table:table-cell table:formula="of:=VLOOKUP([.A31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23203" calcext:value-type="float">
            <text:p>1123203</text:p>
          </table:table-cell>
          <table:table-cell office:value-type="float" office:value="5843390.412458" calcext:value-type="float">
            <text:p>5843390.412458</text:p>
          </table:table-cell>
          <table:table-cell table:formula="of:=VLOOKUP([.A32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31101" calcext:value-type="float">
            <text:p>1131101</text:p>
          </table:table-cell>
          <table:table-cell office:value-type="float" office:value="537154455923.993" calcext:value-type="float">
            <text:p>537154455923.993</text:p>
          </table:table-cell>
          <table:table-cell table:formula="of:=VLOOKUP([.A33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1102" calcext:value-type="float">
            <text:p>1131102</text:p>
          </table:table-cell>
          <table:table-cell office:value-type="float" office:value="172603591808.101" calcext:value-type="float">
            <text:p>172603591808.101</text:p>
          </table:table-cell>
          <table:table-cell table:formula="of:=VLOOKUP([.A34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1103" calcext:value-type="float">
            <text:p>1131103</text:p>
          </table:table-cell>
          <table:table-cell office:value-type="float" office:value="243550615001.808" calcext:value-type="float">
            <text:p>243550615001.808</text:p>
          </table:table-cell>
          <table:table-cell table:formula="of:=VLOOKUP([.A35];[$r_coefficients.$M$1:.$N$820];2;1)" office:value-type="float" office:value="0.212" calcext:value-type="float">
            <text:p>0.212</text:p>
          </table:table-cell>
          <table:table-cell table:number-columns-repeated="1021"/>
        </table:table-row>
        <table:table-row table:style-name="ro1">
          <table:table-cell office:value-type="float" office:value="1131201" calcext:value-type="float">
            <text:p>1131201</text:p>
          </table:table-cell>
          <table:table-cell office:value-type="float" office:value="230497634415.241" calcext:value-type="float">
            <text:p>230497634415.241</text:p>
          </table:table-cell>
          <table:table-cell table:formula="of:=VLOOKUP([.A36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1202" calcext:value-type="float">
            <text:p>1131202</text:p>
          </table:table-cell>
          <table:table-cell office:value-type="float" office:value="47448899817.5972" calcext:value-type="float">
            <text:p>47448899817.5972</text:p>
          </table:table-cell>
          <table:table-cell table:formula="of:=VLOOKUP([.A37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1203" calcext:value-type="float">
            <text:p>1131203</text:p>
          </table:table-cell>
          <table:table-cell office:value-type="float" office:value="49866757460.8364" calcext:value-type="float">
            <text:p>49866757460.8364</text:p>
          </table:table-cell>
          <table:table-cell table:formula="of:=VLOOKUP([.A38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2101" calcext:value-type="float">
            <text:p>1132101</text:p>
          </table:table-cell>
          <table:table-cell office:value-type="float" office:value="168930272607.28" calcext:value-type="float">
            <text:p>168930272607.28</text:p>
          </table:table-cell>
          <table:table-cell table:formula="of:=VLOOKUP([.A39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2102" calcext:value-type="float">
            <text:p>1132102</text:p>
          </table:table-cell>
          <table:table-cell office:value-type="float" office:value="219649437691.042" calcext:value-type="float">
            <text:p>219649437691.042</text:p>
          </table:table-cell>
          <table:table-cell table:formula="of:=VLOOKUP([.A40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2103" calcext:value-type="float">
            <text:p>1132103</text:p>
          </table:table-cell>
          <table:table-cell office:value-type="float" office:value="1080435791200.27" calcext:value-type="float">
            <text:p>1080435791200.27</text:p>
          </table:table-cell>
          <table:table-cell table:formula="of:=VLOOKUP([.A41];[$r_coefficients.$M$1:.$N$820];2;1)" office:value-type="float" office:value="0.212" calcext:value-type="float">
            <text:p>0.212</text:p>
          </table:table-cell>
          <table:table-cell table:number-columns-repeated="1021"/>
        </table:table-row>
        <table:table-row table:style-name="ro1">
          <table:table-cell office:value-type="float" office:value="1132201" calcext:value-type="float">
            <text:p>1132201</text:p>
          </table:table-cell>
          <table:table-cell office:value-type="float" office:value="58356702520.7434" calcext:value-type="float">
            <text:p>58356702520.7434</text:p>
          </table:table-cell>
          <table:table-cell table:formula="of:=VLOOKUP([.A42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2202" calcext:value-type="float">
            <text:p>1132202</text:p>
          </table:table-cell>
          <table:table-cell office:value-type="float" office:value="18979567473.076" calcext:value-type="float">
            <text:p>18979567473.076</text:p>
          </table:table-cell>
          <table:table-cell table:formula="of:=VLOOKUP([.A43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2203" calcext:value-type="float">
            <text:p>1132203</text:p>
          </table:table-cell>
          <table:table-cell office:value-type="float" office:value="22527805030.312" calcext:value-type="float">
            <text:p>22527805030.312</text:p>
          </table:table-cell>
          <table:table-cell table:formula="of:=VLOOKUP([.A44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3101" calcext:value-type="float">
            <text:p>1133101</text:p>
          </table:table-cell>
          <table:table-cell office:value-type="float" office:value="8261750559.13896" calcext:value-type="float">
            <text:p>8261750559.13896</text:p>
          </table:table-cell>
          <table:table-cell table:formula="of:=VLOOKUP([.A45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3102" calcext:value-type="float">
            <text:p>1133102</text:p>
          </table:table-cell>
          <table:table-cell office:value-type="float" office:value="6704703631.99704" calcext:value-type="float">
            <text:p>6704703631.99704</text:p>
          </table:table-cell>
          <table:table-cell table:formula="of:=VLOOKUP([.A46];[$r_coefficients.$M$1:.$N$820];2;1)" office:value-type="float" office:value="0.207" calcext:value-type="float">
            <text:p>0.207</text:p>
          </table:table-cell>
          <table:table-cell table:number-columns-repeated="1021"/>
        </table:table-row>
        <table:table-row table:style-name="ro1">
          <table:table-cell office:value-type="float" office:value="1133103" calcext:value-type="float">
            <text:p>1133103</text:p>
          </table:table-cell>
          <table:table-cell office:value-type="float" office:value="3601048047.05681" calcext:value-type="float">
            <text:p>3601048047.05681</text:p>
          </table:table-cell>
          <table:table-cell table:formula="of:=VLOOKUP([.A47];[$r_coefficients.$M$1:.$N$820];2;1)" office:value-type="float" office:value="0.212" calcext:value-type="float">
            <text:p>0.212</text:p>
          </table:table-cell>
          <table:table-cell table:number-columns-repeated="1021"/>
        </table:table-row>
        <table:table-row table:style-name="ro1">
          <table:table-cell office:value-type="float" office:value="1133201" calcext:value-type="float">
            <text:p>1133201</text:p>
          </table:table-cell>
          <table:table-cell office:value-type="float" office:value="383407104.72116" calcext:value-type="float">
            <text:p>383407104.72116</text:p>
          </table:table-cell>
          <table:table-cell table:formula="of:=VLOOKUP([.A48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3202" calcext:value-type="float">
            <text:p>1133202</text:p>
          </table:table-cell>
          <table:table-cell office:value-type="float" office:value="55288337.943222" calcext:value-type="float">
            <text:p>55288337.943222</text:p>
          </table:table-cell>
          <table:table-cell table:formula="of:=VLOOKUP([.A49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33203" calcext:value-type="float">
            <text:p>1133203</text:p>
          </table:table-cell>
          <table:table-cell office:value-type="float" office:value="57246362.494093" calcext:value-type="float">
            <text:p>57246362.494093</text:p>
          </table:table-cell>
          <table:table-cell table:formula="of:=VLOOKUP([.A50];[$r_coefficients.$M$1:.$N$820];2;1)" office:value-type="float" office:value="0.325" calcext:value-type="float">
            <text:p>0.325</text:p>
          </table:table-cell>
          <table:table-cell table:number-columns-repeated="1021"/>
        </table:table-row>
        <table:table-row table:style-name="ro1">
          <table:table-cell office:value-type="float" office:value="1151101" calcext:value-type="float">
            <text:p>1151101</text:p>
          </table:table-cell>
          <table:table-cell office:value-type="float" office:value="18501635614.9364" calcext:value-type="float">
            <text:p>18501635614.9364</text:p>
          </table:table-cell>
          <table:table-cell table:formula="of:=VLOOKUP([.A51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1102" calcext:value-type="float">
            <text:p>1151102</text:p>
          </table:table-cell>
          <table:table-cell office:value-type="float" office:value="4347725881.39455" calcext:value-type="float">
            <text:p>4347725881.39455</text:p>
          </table:table-cell>
          <table:table-cell table:formula="of:=VLOOKUP([.A52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1103" calcext:value-type="float">
            <text:p>1151103</text:p>
          </table:table-cell>
          <table:table-cell office:value-type="float" office:value="4386594431.72041" calcext:value-type="float">
            <text:p>4386594431.72041</text:p>
          </table:table-cell>
          <table:table-cell table:formula="of:=VLOOKUP([.A53];[$r_coefficients.$M$1:.$N$820];2;1)" office:value-type="float" office:value="0.322" calcext:value-type="float">
            <text:p>0.322</text:p>
          </table:table-cell>
          <table:table-cell table:number-columns-repeated="1021"/>
        </table:table-row>
        <table:table-row table:style-name="ro1">
          <table:table-cell office:value-type="float" office:value="1151201" calcext:value-type="float">
            <text:p>1151201</text:p>
          </table:table-cell>
          <table:table-cell office:value-type="float" office:value="96266609.845283" calcext:value-type="float">
            <text:p>96266609.845283</text:p>
          </table:table-cell>
          <table:table-cell table:formula="of:=VLOOKUP([.A54];[$r_coefficients.$M$1:.$N$820];2;1)" office:value-type="float" office:value="0.247" calcext:value-type="float">
            <text:p>0.247</text:p>
          </table:table-cell>
          <table:table-cell table:number-columns-repeated="1021"/>
        </table:table-row>
        <table:table-row table:style-name="ro1">
          <table:table-cell office:value-type="float" office:value="1151202" calcext:value-type="float">
            <text:p>1151202</text:p>
          </table:table-cell>
          <table:table-cell office:value-type="float" office:value="17565666.526897" calcext:value-type="float">
            <text:p>17565666.526897</text:p>
          </table:table-cell>
          <table:table-cell table:formula="of:=VLOOKUP([.A55];[$r_coefficients.$M$1:.$N$820];2;1)" office:value-type="float" office:value="0.247" calcext:value-type="float">
            <text:p>0.247</text:p>
          </table:table-cell>
          <table:table-cell table:number-columns-repeated="1021"/>
        </table:table-row>
        <table:table-row table:style-name="ro1">
          <table:table-cell office:value-type="float" office:value="1151203" calcext:value-type="float">
            <text:p>1151203</text:p>
          </table:table-cell>
          <table:table-cell office:value-type="float" office:value="13214256.899463" calcext:value-type="float">
            <text:p>13214256.899463</text:p>
          </table:table-cell>
          <table:table-cell table:formula="of:=VLOOKUP([.A56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52101" calcext:value-type="float">
            <text:p>1152101</text:p>
          </table:table-cell>
          <table:table-cell office:value-type="float" office:value="20056306005.1744" calcext:value-type="float">
            <text:p>20056306005.1744</text:p>
          </table:table-cell>
          <table:table-cell table:formula="of:=VLOOKUP([.A57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2102" calcext:value-type="float">
            <text:p>1152102</text:p>
          </table:table-cell>
          <table:table-cell office:value-type="float" office:value="23752358472.008" calcext:value-type="float">
            <text:p>23752358472.008</text:p>
          </table:table-cell>
          <table:table-cell table:formula="of:=VLOOKUP([.A58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2103" calcext:value-type="float">
            <text:p>1152103</text:p>
          </table:table-cell>
          <table:table-cell office:value-type="float" office:value="91521284301.7129" calcext:value-type="float">
            <text:p>91521284301.7129</text:p>
          </table:table-cell>
          <table:table-cell table:formula="of:=VLOOKUP([.A59];[$r_coefficients.$M$1:.$N$820];2;1)" office:value-type="float" office:value="0.322" calcext:value-type="float">
            <text:p>0.322</text:p>
          </table:table-cell>
          <table:table-cell table:number-columns-repeated="1021"/>
        </table:table-row>
        <table:table-row table:style-name="ro1">
          <table:table-cell office:value-type="float" office:value="1152201" calcext:value-type="float">
            <text:p>1152201</text:p>
          </table:table-cell>
          <table:table-cell office:value-type="float" office:value="158014351.56729" calcext:value-type="float">
            <text:p>158014351.56729</text:p>
          </table:table-cell>
          <table:table-cell table:formula="of:=VLOOKUP([.A60];[$r_coefficients.$M$1:.$N$820];2;1)" office:value-type="float" office:value="0.247" calcext:value-type="float">
            <text:p>0.247</text:p>
          </table:table-cell>
          <table:table-cell table:number-columns-repeated="1021"/>
        </table:table-row>
        <table:table-row table:style-name="ro1">
          <table:table-cell office:value-type="float" office:value="1152202" calcext:value-type="float">
            <text:p>1152202</text:p>
          </table:table-cell>
          <table:table-cell office:value-type="float" office:value="67097124.803207" calcext:value-type="float">
            <text:p>67097124.803207</text:p>
          </table:table-cell>
          <table:table-cell table:formula="of:=VLOOKUP([.A61];[$r_coefficients.$M$1:.$N$820];2;1)" office:value-type="float" office:value="0.247" calcext:value-type="float">
            <text:p>0.247</text:p>
          </table:table-cell>
          <table:table-cell table:number-columns-repeated="1021"/>
        </table:table-row>
        <table:table-row table:style-name="ro1">
          <table:table-cell office:value-type="float" office:value="1152203" calcext:value-type="float">
            <text:p>1152203</text:p>
          </table:table-cell>
          <table:table-cell office:value-type="float" office:value="54790950.780073" calcext:value-type="float">
            <text:p>54790950.780073</text:p>
          </table:table-cell>
          <table:table-cell table:formula="of:=VLOOKUP([.A62];[$r_coefficients.$M$1:.$N$820];2;1)"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float" office:value="1153101" calcext:value-type="float">
            <text:p>1153101</text:p>
          </table:table-cell>
          <table:table-cell office:value-type="float" office:value="20759403.267145" calcext:value-type="float">
            <text:p>20759403.267145</text:p>
          </table:table-cell>
          <table:table-cell table:formula="of:=VLOOKUP([.A63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3102" calcext:value-type="float">
            <text:p>1153102</text:p>
          </table:table-cell>
          <table:table-cell office:value-type="float" office:value="3488114.829618" calcext:value-type="float">
            <text:p>3488114.829618</text:p>
          </table:table-cell>
          <table:table-cell table:formula="of:=VLOOKUP([.A64];[$r_coefficients.$M$1:.$N$820];2;1)" office:value-type="float" office:value="0.417" calcext:value-type="float">
            <text:p>0.417</text:p>
          </table:table-cell>
          <table:table-cell table:number-columns-repeated="1021"/>
        </table:table-row>
        <table:table-row table:style-name="ro1">
          <table:table-cell office:value-type="float" office:value="1153103" calcext:value-type="float">
            <text:p>1153103</text:p>
          </table:table-cell>
          <table:table-cell office:value-type="float" office:value="329816.352772" calcext:value-type="float">
            <text:p>329816.352772</text:p>
          </table:table-cell>
          <table:table-cell table:formula="of:=VLOOKUP([.A65];[$r_coefficients.$M$1:.$N$820];2;1)" office:value-type="float" office:value="0.322" calcext:value-type="float">
            <text:p>0.322</text:p>
          </table:table-cell>
          <table:table-cell table:number-columns-repeated="1021"/>
        </table:table-row>
        <table:table-row table:style-name="ro1">
          <table:table-cell office:value-type="float" office:value="1211101" calcext:value-type="float">
            <text:p>1211101</text:p>
          </table:table-cell>
          <table:table-cell office:value-type="float" office:value="1681196648853.51" calcext:value-type="float">
            <text:p>1681196648853.51</text:p>
          </table:table-cell>
          <table:table-cell table:formula="of:=VLOOKUP([.A66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1102" calcext:value-type="float">
            <text:p>1211102</text:p>
          </table:table-cell>
          <table:table-cell office:value-type="float" office:value="99180428091.1618" calcext:value-type="float">
            <text:p>99180428091.1618</text:p>
          </table:table-cell>
          <table:table-cell table:formula="of:=VLOOKUP([.A6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1103" calcext:value-type="float">
            <text:p>1211103</text:p>
          </table:table-cell>
          <table:table-cell office:value-type="float" office:value="83068625745.0619" calcext:value-type="float">
            <text:p>83068625745.0619</text:p>
          </table:table-cell>
          <table:table-cell table:formula="of:=VLOOKUP([.A6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1201" calcext:value-type="float">
            <text:p>1211201</text:p>
          </table:table-cell>
          <table:table-cell office:value-type="float" office:value="3411593498.57105" calcext:value-type="float">
            <text:p>3411593498.57105</text:p>
          </table:table-cell>
          <table:table-cell table:formula="of:=VLOOKUP([.A69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1202" calcext:value-type="float">
            <text:p>1211202</text:p>
          </table:table-cell>
          <table:table-cell office:value-type="float" office:value="370530377.21904" calcext:value-type="float">
            <text:p>370530377.21904</text:p>
          </table:table-cell>
          <table:table-cell table:formula="of:=VLOOKUP([.A70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1203" calcext:value-type="float">
            <text:p>1211203</text:p>
          </table:table-cell>
          <table:table-cell office:value-type="float" office:value="302955140.049131" calcext:value-type="float">
            <text:p>302955140.049131</text:p>
          </table:table-cell>
          <table:table-cell table:formula="of:=VLOOKUP([.A71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101" calcext:value-type="float">
            <text:p>1212101</text:p>
          </table:table-cell>
          <table:table-cell office:value-type="float" office:value="1806263068715.67" calcext:value-type="float">
            <text:p>1806263068715.67</text:p>
          </table:table-cell>
          <table:table-cell table:formula="of:=VLOOKUP([.A72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102" calcext:value-type="float">
            <text:p>1212102</text:p>
          </table:table-cell>
          <table:table-cell office:value-type="float" office:value="586462440078.889" calcext:value-type="float">
            <text:p>586462440078.889</text:p>
          </table:table-cell>
          <table:table-cell table:formula="of:=VLOOKUP([.A73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103" calcext:value-type="float">
            <text:p>1212103</text:p>
          </table:table-cell>
          <table:table-cell office:value-type="float" office:value="636734453833.487" calcext:value-type="float">
            <text:p>636734453833.487</text:p>
          </table:table-cell>
          <table:table-cell table:formula="of:=VLOOKUP([.A74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201" calcext:value-type="float">
            <text:p>1212201</text:p>
          </table:table-cell>
          <table:table-cell office:value-type="float" office:value="1941221027.03757" calcext:value-type="float">
            <text:p>1941221027.03757</text:p>
          </table:table-cell>
          <table:table-cell table:formula="of:=VLOOKUP([.A75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202" calcext:value-type="float">
            <text:p>1212202</text:p>
          </table:table-cell>
          <table:table-cell office:value-type="float" office:value="366331801.727035" calcext:value-type="float">
            <text:p>366331801.727035</text:p>
          </table:table-cell>
          <table:table-cell table:formula="of:=VLOOKUP([.A76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2203" calcext:value-type="float">
            <text:p>1212203</text:p>
          </table:table-cell>
          <table:table-cell office:value-type="float" office:value="522618640.312352" calcext:value-type="float">
            <text:p>522618640.312352</text:p>
          </table:table-cell>
          <table:table-cell table:formula="of:=VLOOKUP([.A7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3101" calcext:value-type="float">
            <text:p>1213101</text:p>
          </table:table-cell>
          <table:table-cell office:value-type="float" office:value="1114464705.92484" calcext:value-type="float">
            <text:p>1114464705.92484</text:p>
          </table:table-cell>
          <table:table-cell table:formula="of:=VLOOKUP([.A7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3102" calcext:value-type="float">
            <text:p>1213102</text:p>
          </table:table-cell>
          <table:table-cell office:value-type="float" office:value="327370.521448" calcext:value-type="float">
            <text:p>327370.521448</text:p>
          </table:table-cell>
          <table:table-cell table:formula="of:=VLOOKUP([.A79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13103" calcext:value-type="float">
            <text:p>1213103</text:p>
          </table:table-cell>
          <table:table-cell office:value-type="float" office:value="19265.430069" calcext:value-type="float">
            <text:p>19265.430069</text:p>
          </table:table-cell>
          <table:table-cell table:formula="of:=VLOOKUP([.A80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1221101" calcext:value-type="float">
            <text:p>1221101</text:p>
          </table:table-cell>
          <table:table-cell office:value-type="float" office:value="1640115498568.52" calcext:value-type="float">
            <text:p>1640115498568.52</text:p>
          </table:table-cell>
          <table:table-cell table:formula="of:=VLOOKUP([.A81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1102" calcext:value-type="float">
            <text:p>1221102</text:p>
          </table:table-cell>
          <table:table-cell office:value-type="float" office:value="277055888930.255" calcext:value-type="float">
            <text:p>277055888930.255</text:p>
          </table:table-cell>
          <table:table-cell table:formula="of:=VLOOKUP([.A82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1103" calcext:value-type="float">
            <text:p>1221103</text:p>
          </table:table-cell>
          <table:table-cell office:value-type="float" office:value="242211760117.056" calcext:value-type="float">
            <text:p>242211760117.056</text:p>
          </table:table-cell>
          <table:table-cell table:formula="of:=VLOOKUP([.A83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1201" calcext:value-type="float">
            <text:p>1221201</text:p>
          </table:table-cell>
          <table:table-cell office:value-type="float" office:value="19900510475.883" calcext:value-type="float">
            <text:p>19900510475.883</text:p>
          </table:table-cell>
          <table:table-cell table:formula="of:=VLOOKUP([.A84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1202" calcext:value-type="float">
            <text:p>1221202</text:p>
          </table:table-cell>
          <table:table-cell office:value-type="float" office:value="2969168420.14351" calcext:value-type="float">
            <text:p>2969168420.14351</text:p>
          </table:table-cell>
          <table:table-cell table:formula="of:=VLOOKUP([.A85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1203" calcext:value-type="float">
            <text:p>1221203</text:p>
          </table:table-cell>
          <table:table-cell office:value-type="float" office:value="2566941829.61039" calcext:value-type="float">
            <text:p>2566941829.61039</text:p>
          </table:table-cell>
          <table:table-cell table:formula="of:=VLOOKUP([.A86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101" calcext:value-type="float">
            <text:p>1222101</text:p>
          </table:table-cell>
          <table:table-cell office:value-type="float" office:value="492661131929.981" calcext:value-type="float">
            <text:p>492661131929.981</text:p>
          </table:table-cell>
          <table:table-cell table:formula="of:=VLOOKUP([.A87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102" calcext:value-type="float">
            <text:p>1222102</text:p>
          </table:table-cell>
          <table:table-cell office:value-type="float" office:value="313036186807.461" calcext:value-type="float">
            <text:p>313036186807.461</text:p>
          </table:table-cell>
          <table:table-cell table:formula="of:=VLOOKUP([.A88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103" calcext:value-type="float">
            <text:p>1222103</text:p>
          </table:table-cell>
          <table:table-cell office:value-type="float" office:value="1023049341207.62" calcext:value-type="float">
            <text:p>1023049341207.62</text:p>
          </table:table-cell>
          <table:table-cell table:formula="of:=VLOOKUP([.A89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201" calcext:value-type="float">
            <text:p>1222201</text:p>
          </table:table-cell>
          <table:table-cell office:value-type="float" office:value="10419030698.045" calcext:value-type="float">
            <text:p>10419030698.045</text:p>
          </table:table-cell>
          <table:table-cell table:formula="of:=VLOOKUP([.A90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202" calcext:value-type="float">
            <text:p>1222202</text:p>
          </table:table-cell>
          <table:table-cell office:value-type="float" office:value="3925330244.62887" calcext:value-type="float">
            <text:p>3925330244.62887</text:p>
          </table:table-cell>
          <table:table-cell table:formula="of:=VLOOKUP([.A91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2203" calcext:value-type="float">
            <text:p>1222203</text:p>
          </table:table-cell>
          <table:table-cell office:value-type="float" office:value="4696440907.95538" calcext:value-type="float">
            <text:p>4696440907.95538</text:p>
          </table:table-cell>
          <table:table-cell table:formula="of:=VLOOKUP([.A92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3101" calcext:value-type="float">
            <text:p>1223101</text:p>
          </table:table-cell>
          <table:table-cell office:value-type="float" office:value="5527897950.20805" calcext:value-type="float">
            <text:p>5527897950.20805</text:p>
          </table:table-cell>
          <table:table-cell table:formula="of:=VLOOKUP([.A93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3102" calcext:value-type="float">
            <text:p>1223102</text:p>
          </table:table-cell>
          <table:table-cell office:value-type="float" office:value="2441158076.23368" calcext:value-type="float">
            <text:p>2441158076.23368</text:p>
          </table:table-cell>
          <table:table-cell table:formula="of:=VLOOKUP([.A94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3103" calcext:value-type="float">
            <text:p>1223103</text:p>
          </table:table-cell>
          <table:table-cell office:value-type="float" office:value="1675186027.24863" calcext:value-type="float">
            <text:p>1675186027.24863</text:p>
          </table:table-cell>
          <table:table-cell table:formula="of:=VLOOKUP([.A95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3201" calcext:value-type="float">
            <text:p>1223201</text:p>
          </table:table-cell>
          <table:table-cell office:value-type="float" office:value="15640469.394966" calcext:value-type="float">
            <text:p>15640469.394966</text:p>
          </table:table-cell>
          <table:table-cell table:formula="of:=VLOOKUP([.A96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23202" calcext:value-type="float">
            <text:p>1223202</text:p>
          </table:table-cell>
          <table:table-cell office:value-type="float" office:value="9634367.143484" calcext:value-type="float">
            <text:p>9634367.143484</text:p>
          </table:table-cell>
          <table:table-cell table:formula="of:=VLOOKUP([.A97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1231101" calcext:value-type="float">
            <text:p>1231101</text:p>
          </table:table-cell>
          <table:table-cell office:value-type="float" office:value="475370551975.455" calcext:value-type="float">
            <text:p>475370551975.455</text:p>
          </table:table-cell>
          <table:table-cell table:formula="of:=VLOOKUP([.A98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1102" calcext:value-type="float">
            <text:p>1231102</text:p>
          </table:table-cell>
          <table:table-cell office:value-type="float" office:value="135353278649.599" calcext:value-type="float">
            <text:p>135353278649.599</text:p>
          </table:table-cell>
          <table:table-cell table:formula="of:=VLOOKUP([.A99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1103" calcext:value-type="float">
            <text:p>1231103</text:p>
          </table:table-cell>
          <table:table-cell office:value-type="float" office:value="51363777078.5511" calcext:value-type="float">
            <text:p>51363777078.5511</text:p>
          </table:table-cell>
          <table:table-cell table:formula="of:=VLOOKUP([.A100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1201" calcext:value-type="float">
            <text:p>1231201</text:p>
          </table:table-cell>
          <table:table-cell office:value-type="float" office:value="28786550351.1834" calcext:value-type="float">
            <text:p>28786550351.1834</text:p>
          </table:table-cell>
          <table:table-cell table:formula="of:=VLOOKUP([.A101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1202" calcext:value-type="float">
            <text:p>1231202</text:p>
          </table:table-cell>
          <table:table-cell office:value-type="float" office:value="4914032691.0454" calcext:value-type="float">
            <text:p>4914032691.0454</text:p>
          </table:table-cell>
          <table:table-cell table:formula="of:=VLOOKUP([.A102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1203" calcext:value-type="float">
            <text:p>1231203</text:p>
          </table:table-cell>
          <table:table-cell office:value-type="float" office:value="3304796618.18538" calcext:value-type="float">
            <text:p>3304796618.18538</text:p>
          </table:table-cell>
          <table:table-cell table:formula="of:=VLOOKUP([.A103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101" calcext:value-type="float">
            <text:p>1232101</text:p>
          </table:table-cell>
          <table:table-cell office:value-type="float" office:value="191481585539.922" calcext:value-type="float">
            <text:p>191481585539.922</text:p>
          </table:table-cell>
          <table:table-cell table:formula="of:=VLOOKUP([.A104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102" calcext:value-type="float">
            <text:p>1232102</text:p>
          </table:table-cell>
          <table:table-cell office:value-type="float" office:value="181539752735.695" calcext:value-type="float">
            <text:p>181539752735.695</text:p>
          </table:table-cell>
          <table:table-cell table:formula="of:=VLOOKUP([.A105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103" calcext:value-type="float">
            <text:p>1232103</text:p>
          </table:table-cell>
          <table:table-cell office:value-type="float" office:value="289637934836.257" calcext:value-type="float">
            <text:p>289637934836.257</text:p>
          </table:table-cell>
          <table:table-cell table:formula="of:=VLOOKUP([.A106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201" calcext:value-type="float">
            <text:p>1232201</text:p>
          </table:table-cell>
          <table:table-cell office:value-type="float" office:value="10851653018.0477" calcext:value-type="float">
            <text:p>10851653018.0477</text:p>
          </table:table-cell>
          <table:table-cell table:formula="of:=VLOOKUP([.A107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202" calcext:value-type="float">
            <text:p>1232202</text:p>
          </table:table-cell>
          <table:table-cell office:value-type="float" office:value="4011023809.95948" calcext:value-type="float">
            <text:p>4011023809.95948</text:p>
          </table:table-cell>
          <table:table-cell table:formula="of:=VLOOKUP([.A108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2203" calcext:value-type="float">
            <text:p>1232203</text:p>
          </table:table-cell>
          <table:table-cell office:value-type="float" office:value="2707196132.52545" calcext:value-type="float">
            <text:p>2707196132.52545</text:p>
          </table:table-cell>
          <table:table-cell table:formula="of:=VLOOKUP([.A109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101" calcext:value-type="float">
            <text:p>1233101</text:p>
          </table:table-cell>
          <table:table-cell office:value-type="float" office:value="50686546322.2257" calcext:value-type="float">
            <text:p>50686546322.2257</text:p>
          </table:table-cell>
          <table:table-cell table:formula="of:=VLOOKUP([.A110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102" calcext:value-type="float">
            <text:p>1233102</text:p>
          </table:table-cell>
          <table:table-cell office:value-type="float" office:value="56129862925.8053" calcext:value-type="float">
            <text:p>56129862925.8053</text:p>
          </table:table-cell>
          <table:table-cell table:formula="of:=VLOOKUP([.A111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103" calcext:value-type="float">
            <text:p>1233103</text:p>
          </table:table-cell>
          <table:table-cell office:value-type="float" office:value="17772784647.1221" calcext:value-type="float">
            <text:p>17772784647.1221</text:p>
          </table:table-cell>
          <table:table-cell table:formula="of:=VLOOKUP([.A112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201" calcext:value-type="float">
            <text:p>1233201</text:p>
          </table:table-cell>
          <table:table-cell office:value-type="float" office:value="1773068703.68451" calcext:value-type="float">
            <text:p>1773068703.68451</text:p>
          </table:table-cell>
          <table:table-cell table:formula="of:=VLOOKUP([.A113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202" calcext:value-type="float">
            <text:p>1233202</text:p>
          </table:table-cell>
          <table:table-cell office:value-type="float" office:value="768585116.706384" calcext:value-type="float">
            <text:p>768585116.706384</text:p>
          </table:table-cell>
          <table:table-cell table:formula="of:=VLOOKUP([.A114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33203" calcext:value-type="float">
            <text:p>1233203</text:p>
          </table:table-cell>
          <table:table-cell office:value-type="float" office:value="550498984.619739" calcext:value-type="float">
            <text:p>550498984.619739</text:p>
          </table:table-cell>
          <table:table-cell table:formula="of:=VLOOKUP([.A115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1251101" calcext:value-type="float">
            <text:p>1251101</text:p>
          </table:table-cell>
          <table:table-cell office:value-type="float" office:value="28377914.59414" calcext:value-type="float">
            <text:p>28377914.59414</text:p>
          </table:table-cell>
          <table:table-cell table:formula="of:=VLOOKUP([.A116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251102" calcext:value-type="float">
            <text:p>1251102</text:p>
          </table:table-cell>
          <table:table-cell office:value-type="float" office:value="6217852.955449" calcext:value-type="float">
            <text:p>6217852.955449</text:p>
          </table:table-cell>
          <table:table-cell table:formula="of:=VLOOKUP([.A117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251103" calcext:value-type="float">
            <text:p>1251103</text:p>
          </table:table-cell>
          <table:table-cell office:value-type="float" office:value="66273404.049039" calcext:value-type="float">
            <text:p>66273404.049039</text:p>
          </table:table-cell>
          <table:table-cell table:formula="of:=VLOOKUP([.A118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252101" calcext:value-type="float">
            <text:p>1252101</text:p>
          </table:table-cell>
          <table:table-cell office:value-type="float" office:value="6389638.462537" calcext:value-type="float">
            <text:p>6389638.462537</text:p>
          </table:table-cell>
          <table:table-cell table:formula="of:=VLOOKUP([.A119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252102" calcext:value-type="float">
            <text:p>1252102</text:p>
          </table:table-cell>
          <table:table-cell office:value-type="float" office:value="8683744.363184" calcext:value-type="float">
            <text:p>8683744.363184</text:p>
          </table:table-cell>
          <table:table-cell table:formula="of:=VLOOKUP([.A120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252103" calcext:value-type="float">
            <text:p>1252103</text:p>
          </table:table-cell>
          <table:table-cell office:value-type="float" office:value="150270081.328563" calcext:value-type="float">
            <text:p>150270081.328563</text:p>
          </table:table-cell>
          <table:table-cell table:formula="of:=VLOOKUP([.A121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1311101" calcext:value-type="float">
            <text:p>1311101</text:p>
          </table:table-cell>
          <table:table-cell office:value-type="float" office:value="1977863080255.32" calcext:value-type="float">
            <text:p>1977863080255.32</text:p>
          </table:table-cell>
          <table:table-cell table:formula="of:=VLOOKUP([.A122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1102" calcext:value-type="float">
            <text:p>1311102</text:p>
          </table:table-cell>
          <table:table-cell office:value-type="float" office:value="51564818447.5032" calcext:value-type="float">
            <text:p>51564818447.5032</text:p>
          </table:table-cell>
          <table:table-cell table:formula="of:=VLOOKUP([.A123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1103" calcext:value-type="float">
            <text:p>1311103</text:p>
          </table:table-cell>
          <table:table-cell office:value-type="float" office:value="9787298300.94071" calcext:value-type="float">
            <text:p>9787298300.94071</text:p>
          </table:table-cell>
          <table:table-cell table:formula="of:=VLOOKUP([.A124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1201" calcext:value-type="float">
            <text:p>1311201</text:p>
          </table:table-cell>
          <table:table-cell office:value-type="float" office:value="1258395142.69486" calcext:value-type="float">
            <text:p>1258395142.69486</text:p>
          </table:table-cell>
          <table:table-cell table:formula="of:=VLOOKUP([.A125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1202" calcext:value-type="float">
            <text:p>1311202</text:p>
          </table:table-cell>
          <table:table-cell office:value-type="float" office:value="113548095.979431" calcext:value-type="float">
            <text:p>113548095.979431</text:p>
          </table:table-cell>
          <table:table-cell table:formula="of:=VLOOKUP([.A126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1203" calcext:value-type="float">
            <text:p>1311203</text:p>
          </table:table-cell>
          <table:table-cell office:value-type="float" office:value="194506.9507" calcext:value-type="float">
            <text:p>194506.9507</text:p>
          </table:table-cell>
          <table:table-cell table:formula="of:=VLOOKUP([.A127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101" calcext:value-type="float">
            <text:p>1312101</text:p>
          </table:table-cell>
          <table:table-cell office:value-type="float" office:value="803812774031.175" calcext:value-type="float">
            <text:p>803812774031.175</text:p>
          </table:table-cell>
          <table:table-cell table:formula="of:=VLOOKUP([.A128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102" calcext:value-type="float">
            <text:p>1312102</text:p>
          </table:table-cell>
          <table:table-cell office:value-type="float" office:value="120749902814.519" calcext:value-type="float">
            <text:p>120749902814.519</text:p>
          </table:table-cell>
          <table:table-cell table:formula="of:=VLOOKUP([.A129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103" calcext:value-type="float">
            <text:p>1312103</text:p>
          </table:table-cell>
          <table:table-cell office:value-type="float" office:value="53911859699.9419" calcext:value-type="float">
            <text:p>53911859699.9419</text:p>
          </table:table-cell>
          <table:table-cell table:formula="of:=VLOOKUP([.A130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201" calcext:value-type="float">
            <text:p>1312201</text:p>
          </table:table-cell>
          <table:table-cell office:value-type="float" office:value="3087404794.60718" calcext:value-type="float">
            <text:p>3087404794.60718</text:p>
          </table:table-cell>
          <table:table-cell table:formula="of:=VLOOKUP([.A131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202" calcext:value-type="float">
            <text:p>1312202</text:p>
          </table:table-cell>
          <table:table-cell office:value-type="float" office:value="680765045.503014" calcext:value-type="float">
            <text:p>680765045.503014</text:p>
          </table:table-cell>
          <table:table-cell table:formula="of:=VLOOKUP([.A132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2203" calcext:value-type="float">
            <text:p>1312203</text:p>
          </table:table-cell>
          <table:table-cell office:value-type="float" office:value="97253.532341" calcext:value-type="float">
            <text:p>97253.532341</text:p>
          </table:table-cell>
          <table:table-cell table:formula="of:=VLOOKUP([.A133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3101" calcext:value-type="float">
            <text:p>1313101</text:p>
          </table:table-cell>
          <table:table-cell office:value-type="float" office:value="641756909.999316" calcext:value-type="float">
            <text:p>641756909.999316</text:p>
          </table:table-cell>
          <table:table-cell table:formula="of:=VLOOKUP([.A134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3102" calcext:value-type="float">
            <text:p>1313102</text:p>
          </table:table-cell>
          <table:table-cell office:value-type="float" office:value="200531.750982" calcext:value-type="float">
            <text:p>200531.750982</text:p>
          </table:table-cell>
          <table:table-cell table:formula="of:=VLOOKUP([.A135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13103" calcext:value-type="float">
            <text:p>1313103</text:p>
          </table:table-cell>
          <table:table-cell office:value-type="float" office:value="77250.90209" calcext:value-type="float">
            <text:p>77250.90209</text:p>
          </table:table-cell>
          <table:table-cell table:formula="of:=VLOOKUP([.A136];[$r_coefficients.$M$1:.$N$820];2;1)" office:value-type="float" office:value="0.379" calcext:value-type="float">
            <text:p>0.379</text:p>
          </table:table-cell>
          <table:table-cell table:number-columns-repeated="1021"/>
        </table:table-row>
        <table:table-row table:style-name="ro1">
          <table:table-cell office:value-type="float" office:value="1321101" calcext:value-type="float">
            <text:p>1321101</text:p>
          </table:table-cell>
          <table:table-cell office:value-type="float" office:value="612632597138.313" calcext:value-type="float">
            <text:p>612632597138.313</text:p>
          </table:table-cell>
          <table:table-cell table:formula="of:=VLOOKUP([.A137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1102" calcext:value-type="float">
            <text:p>1321102</text:p>
          </table:table-cell>
          <table:table-cell office:value-type="float" office:value="35224622287.6112" calcext:value-type="float">
            <text:p>35224622287.6112</text:p>
          </table:table-cell>
          <table:table-cell table:formula="of:=VLOOKUP([.A138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1103" calcext:value-type="float">
            <text:p>1321103</text:p>
          </table:table-cell>
          <table:table-cell office:value-type="float" office:value="7370408727.43289" calcext:value-type="float">
            <text:p>7370408727.43289</text:p>
          </table:table-cell>
          <table:table-cell table:formula="of:=VLOOKUP([.A139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1201" calcext:value-type="float">
            <text:p>1321201</text:p>
          </table:table-cell>
          <table:table-cell office:value-type="float" office:value="4324015156.67859" calcext:value-type="float">
            <text:p>4324015156.67859</text:p>
          </table:table-cell>
          <table:table-cell table:formula="of:=VLOOKUP([.A140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1202" calcext:value-type="float">
            <text:p>1321202</text:p>
          </table:table-cell>
          <table:table-cell office:value-type="float" office:value="114208047.049369" calcext:value-type="float">
            <text:p>114208047.049369</text:p>
          </table:table-cell>
          <table:table-cell table:formula="of:=VLOOKUP([.A141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1203" calcext:value-type="float">
            <text:p>1321203</text:p>
          </table:table-cell>
          <table:table-cell office:value-type="float" office:value="10328590.709828" calcext:value-type="float">
            <text:p>10328590.709828</text:p>
          </table:table-cell>
          <table:table-cell table:formula="of:=VLOOKUP([.A142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2101" calcext:value-type="float">
            <text:p>1322101</text:p>
          </table:table-cell>
          <table:table-cell office:value-type="float" office:value="505566789181.07" calcext:value-type="float">
            <text:p>505566789181.07</text:p>
          </table:table-cell>
          <table:table-cell table:formula="of:=VLOOKUP([.A143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2102" calcext:value-type="float">
            <text:p>1322102</text:p>
          </table:table-cell>
          <table:table-cell office:value-type="float" office:value="102344627187.208" calcext:value-type="float">
            <text:p>102344627187.208</text:p>
          </table:table-cell>
          <table:table-cell table:formula="of:=VLOOKUP([.A144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2103" calcext:value-type="float">
            <text:p>1322103</text:p>
          </table:table-cell>
          <table:table-cell office:value-type="float" office:value="41749079481.4834" calcext:value-type="float">
            <text:p>41749079481.4834</text:p>
          </table:table-cell>
          <table:table-cell table:formula="of:=VLOOKUP([.A145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2201" calcext:value-type="float">
            <text:p>1322201</text:p>
          </table:table-cell>
          <table:table-cell office:value-type="float" office:value="2811736747.0939" calcext:value-type="float">
            <text:p>2811736747.0939</text:p>
          </table:table-cell>
          <table:table-cell table:formula="of:=VLOOKUP([.A146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2202" calcext:value-type="float">
            <text:p>1322202</text:p>
          </table:table-cell>
          <table:table-cell office:value-type="float" office:value="404798646.187521" calcext:value-type="float">
            <text:p>404798646.187521</text:p>
          </table:table-cell>
          <table:table-cell table:formula="of:=VLOOKUP([.A147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2203" calcext:value-type="float">
            <text:p>1322203</text:p>
          </table:table-cell>
          <table:table-cell office:value-type="float" office:value="49316777.435354" calcext:value-type="float">
            <text:p>49316777.435354</text:p>
          </table:table-cell>
          <table:table-cell table:formula="of:=VLOOKUP([.A148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3101" calcext:value-type="float">
            <text:p>1323101</text:p>
          </table:table-cell>
          <table:table-cell office:value-type="float" office:value="611915402.462499" calcext:value-type="float">
            <text:p>611915402.462499</text:p>
          </table:table-cell>
          <table:table-cell table:formula="of:=VLOOKUP([.A149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3102" calcext:value-type="float">
            <text:p>1323102</text:p>
          </table:table-cell>
          <table:table-cell office:value-type="float" office:value="299043023.745547" calcext:value-type="float">
            <text:p>299043023.745547</text:p>
          </table:table-cell>
          <table:table-cell table:formula="of:=VLOOKUP([.A150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3103" calcext:value-type="float">
            <text:p>1323103</text:p>
          </table:table-cell>
          <table:table-cell office:value-type="float" office:value="147560459.380129" calcext:value-type="float">
            <text:p>147560459.380129</text:p>
          </table:table-cell>
          <table:table-cell table:formula="of:=VLOOKUP([.A151];[$r_coefficients.$M$1:.$N$820];2;1)" office:value-type="float" office:value="0.331" calcext:value-type="float">
            <text:p>0.331</text:p>
          </table:table-cell>
          <table:table-cell table:number-columns-repeated="1021"/>
        </table:table-row>
        <table:table-row table:style-name="ro1">
          <table:table-cell office:value-type="float" office:value="1323201" calcext:value-type="float">
            <text:p>1323201</text:p>
          </table:table-cell>
          <table:table-cell office:value-type="float" office:value="579081.63357" calcext:value-type="float">
            <text:p>579081.63357</text:p>
          </table:table-cell>
          <table:table-cell table:formula="of:=VLOOKUP([.A152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23202" calcext:value-type="float">
            <text:p>1323202</text:p>
          </table:table-cell>
          <table:table-cell office:value-type="float" office:value="249750.463865" calcext:value-type="float">
            <text:p>249750.463865</text:p>
          </table:table-cell>
          <table:table-cell table:formula="of:=VLOOKUP([.A153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1331101" calcext:value-type="float">
            <text:p>1331101</text:p>
          </table:table-cell>
          <table:table-cell office:value-type="float" office:value="188790463319.847" calcext:value-type="float">
            <text:p>188790463319.847</text:p>
          </table:table-cell>
          <table:table-cell table:formula="of:=VLOOKUP([.A154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1102" calcext:value-type="float">
            <text:p>1331102</text:p>
          </table:table-cell>
          <table:table-cell office:value-type="float" office:value="25882832421.7261" calcext:value-type="float">
            <text:p>25882832421.7261</text:p>
          </table:table-cell>
          <table:table-cell table:formula="of:=VLOOKUP([.A155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1103" calcext:value-type="float">
            <text:p>1331103</text:p>
          </table:table-cell>
          <table:table-cell office:value-type="float" office:value="7893826703.89451" calcext:value-type="float">
            <text:p>7893826703.89451</text:p>
          </table:table-cell>
          <table:table-cell table:formula="of:=VLOOKUP([.A156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1201" calcext:value-type="float">
            <text:p>1331201</text:p>
          </table:table-cell>
          <table:table-cell office:value-type="float" office:value="8236658433.06611" calcext:value-type="float">
            <text:p>8236658433.06611</text:p>
          </table:table-cell>
          <table:table-cell table:formula="of:=VLOOKUP([.A157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1202" calcext:value-type="float">
            <text:p>1331202</text:p>
          </table:table-cell>
          <table:table-cell office:value-type="float" office:value="1466395570.54553" calcext:value-type="float">
            <text:p>1466395570.54553</text:p>
          </table:table-cell>
          <table:table-cell table:formula="of:=VLOOKUP([.A158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1203" calcext:value-type="float">
            <text:p>1331203</text:p>
          </table:table-cell>
          <table:table-cell office:value-type="float" office:value="405782370.866817" calcext:value-type="float">
            <text:p>405782370.866817</text:p>
          </table:table-cell>
          <table:table-cell table:formula="of:=VLOOKUP([.A159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101" calcext:value-type="float">
            <text:p>1332101</text:p>
          </table:table-cell>
          <table:table-cell office:value-type="float" office:value="131135006953.119" calcext:value-type="float">
            <text:p>131135006953.119</text:p>
          </table:table-cell>
          <table:table-cell table:formula="of:=VLOOKUP([.A160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102" calcext:value-type="float">
            <text:p>1332102</text:p>
          </table:table-cell>
          <table:table-cell office:value-type="float" office:value="32014432998.9748" calcext:value-type="float">
            <text:p>32014432998.9748</text:p>
          </table:table-cell>
          <table:table-cell table:formula="of:=VLOOKUP([.A161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103" calcext:value-type="float">
            <text:p>1332103</text:p>
          </table:table-cell>
          <table:table-cell office:value-type="float" office:value="15989385530.9259" calcext:value-type="float">
            <text:p>15989385530.9259</text:p>
          </table:table-cell>
          <table:table-cell table:formula="of:=VLOOKUP([.A162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201" calcext:value-type="float">
            <text:p>1332201</text:p>
          </table:table-cell>
          <table:table-cell office:value-type="float" office:value="13854670899.5666" calcext:value-type="float">
            <text:p>13854670899.5666</text:p>
          </table:table-cell>
          <table:table-cell table:formula="of:=VLOOKUP([.A163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202" calcext:value-type="float">
            <text:p>1332202</text:p>
          </table:table-cell>
          <table:table-cell office:value-type="float" office:value="3945551785.05782" calcext:value-type="float">
            <text:p>3945551785.05782</text:p>
          </table:table-cell>
          <table:table-cell table:formula="of:=VLOOKUP([.A164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2203" calcext:value-type="float">
            <text:p>1332203</text:p>
          </table:table-cell>
          <table:table-cell office:value-type="float" office:value="1117632684.55977" calcext:value-type="float">
            <text:p>1117632684.55977</text:p>
          </table:table-cell>
          <table:table-cell table:formula="of:=VLOOKUP([.A165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101" calcext:value-type="float">
            <text:p>1333101</text:p>
          </table:table-cell>
          <table:table-cell office:value-type="float" office:value="6101626334.65995" calcext:value-type="float">
            <text:p>6101626334.65995</text:p>
          </table:table-cell>
          <table:table-cell table:formula="of:=VLOOKUP([.A166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102" calcext:value-type="float">
            <text:p>1333102</text:p>
          </table:table-cell>
          <table:table-cell office:value-type="float" office:value="1150203022.57698" calcext:value-type="float">
            <text:p>1150203022.57698</text:p>
          </table:table-cell>
          <table:table-cell table:formula="of:=VLOOKUP([.A167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103" calcext:value-type="float">
            <text:p>1333103</text:p>
          </table:table-cell>
          <table:table-cell office:value-type="float" office:value="366985428.050199" calcext:value-type="float">
            <text:p>366985428.050199</text:p>
          </table:table-cell>
          <table:table-cell table:formula="of:=VLOOKUP([.A168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201" calcext:value-type="float">
            <text:p>1333201</text:p>
          </table:table-cell>
          <table:table-cell office:value-type="float" office:value="226941850.275323" calcext:value-type="float">
            <text:p>226941850.275323</text:p>
          </table:table-cell>
          <table:table-cell table:formula="of:=VLOOKUP([.A169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202" calcext:value-type="float">
            <text:p>1333202</text:p>
          </table:table-cell>
          <table:table-cell office:value-type="float" office:value="95578648.294746" calcext:value-type="float">
            <text:p>95578648.294746</text:p>
          </table:table-cell>
          <table:table-cell table:formula="of:=VLOOKUP([.A170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33203" calcext:value-type="float">
            <text:p>1333203</text:p>
          </table:table-cell>
          <table:table-cell office:value-type="float" office:value="87914936.795475" calcext:value-type="float">
            <text:p>87914936.795475</text:p>
          </table:table-cell>
          <table:table-cell table:formula="of:=VLOOKUP([.A171];[$r_coefficients.$M$1:.$N$820];2;1)" office:value-type="float" office:value="0.362" calcext:value-type="float">
            <text:p>0.362</text:p>
          </table:table-cell>
          <table:table-cell table:number-columns-repeated="1021"/>
        </table:table-row>
        <table:table-row table:style-name="ro1">
          <table:table-cell office:value-type="float" office:value="1351101" calcext:value-type="float">
            <text:p>1351101</text:p>
          </table:table-cell>
          <table:table-cell office:value-type="float" office:value="162995691472.058" calcext:value-type="float">
            <text:p>162995691472.058</text:p>
          </table:table-cell>
          <table:table-cell table:formula="of:=VLOOKUP([.A172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1102" calcext:value-type="float">
            <text:p>1351102</text:p>
          </table:table-cell>
          <table:table-cell office:value-type="float" office:value="14158429182.0833" calcext:value-type="float">
            <text:p>14158429182.0833</text:p>
          </table:table-cell>
          <table:table-cell table:formula="of:=VLOOKUP([.A173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1103" calcext:value-type="float">
            <text:p>1351103</text:p>
          </table:table-cell>
          <table:table-cell office:value-type="float" office:value="6553470931.92906" calcext:value-type="float">
            <text:p>6553470931.92906</text:p>
          </table:table-cell>
          <table:table-cell table:formula="of:=VLOOKUP([.A174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1201" calcext:value-type="float">
            <text:p>1351201</text:p>
          </table:table-cell>
          <table:table-cell office:value-type="float" office:value="136346064.266559" calcext:value-type="float">
            <text:p>136346064.266559</text:p>
          </table:table-cell>
          <table:table-cell table:formula="of:=VLOOKUP([.A175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1202" calcext:value-type="float">
            <text:p>1351202</text:p>
          </table:table-cell>
          <table:table-cell office:value-type="float" office:value="50219012.453027" calcext:value-type="float">
            <text:p>50219012.453027</text:p>
          </table:table-cell>
          <table:table-cell table:formula="of:=VLOOKUP([.A176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1203" calcext:value-type="float">
            <text:p>1351203</text:p>
          </table:table-cell>
          <table:table-cell office:value-type="float" office:value="35810451.667158" calcext:value-type="float">
            <text:p>35810451.667158</text:p>
          </table:table-cell>
          <table:table-cell table:formula="of:=VLOOKUP([.A177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101" calcext:value-type="float">
            <text:p>1352101</text:p>
          </table:table-cell>
          <table:table-cell office:value-type="float" office:value="44382445060.4035" calcext:value-type="float">
            <text:p>44382445060.4035</text:p>
          </table:table-cell>
          <table:table-cell table:formula="of:=VLOOKUP([.A178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102" calcext:value-type="float">
            <text:p>1352102</text:p>
          </table:table-cell>
          <table:table-cell office:value-type="float" office:value="8282001981.47501" calcext:value-type="float">
            <text:p>8282001981.47501</text:p>
          </table:table-cell>
          <table:table-cell table:formula="of:=VLOOKUP([.A179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103" calcext:value-type="float">
            <text:p>1352103</text:p>
          </table:table-cell>
          <table:table-cell office:value-type="float" office:value="4331341375.62993" calcext:value-type="float">
            <text:p>4331341375.62993</text:p>
          </table:table-cell>
          <table:table-cell table:formula="of:=VLOOKUP([.A180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201" calcext:value-type="float">
            <text:p>1352201</text:p>
          </table:table-cell>
          <table:table-cell office:value-type="float" office:value="73923861.162113" calcext:value-type="float">
            <text:p>73923861.162113</text:p>
          </table:table-cell>
          <table:table-cell table:formula="of:=VLOOKUP([.A181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202" calcext:value-type="float">
            <text:p>1352202</text:p>
          </table:table-cell>
          <table:table-cell office:value-type="float" office:value="44832552.587416" calcext:value-type="float">
            <text:p>44832552.587416</text:p>
          </table:table-cell>
          <table:table-cell table:formula="of:=VLOOKUP([.A182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2203" calcext:value-type="float">
            <text:p>1352203</text:p>
          </table:table-cell>
          <table:table-cell office:value-type="float" office:value="35337430.113766" calcext:value-type="float">
            <text:p>35337430.113766</text:p>
          </table:table-cell>
          <table:table-cell table:formula="of:=VLOOKUP([.A183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3101" calcext:value-type="float">
            <text:p>1353101</text:p>
          </table:table-cell>
          <table:table-cell office:value-type="float" office:value="151188119.647146" calcext:value-type="float">
            <text:p>151188119.647146</text:p>
          </table:table-cell>
          <table:table-cell table:formula="of:=VLOOKUP([.A184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3102" calcext:value-type="float">
            <text:p>1353102</text:p>
          </table:table-cell>
          <table:table-cell office:value-type="float" office:value="5931734.754355" calcext:value-type="float">
            <text:p>5931734.754355</text:p>
          </table:table-cell>
          <table:table-cell table:formula="of:=VLOOKUP([.A185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1353103" calcext:value-type="float">
            <text:p>1353103</text:p>
          </table:table-cell>
          <table:table-cell office:value-type="float" office:value="1852803.279912" calcext:value-type="float">
            <text:p>1852803.279912</text:p>
          </table:table-cell>
          <table:table-cell table:formula="of:=VLOOKUP([.A186];[$r_coefficients.$M$1:.$N$820];2;1)" office:value-type="float" office:value="0.353" calcext:value-type="float">
            <text:p>0.353</text:p>
          </table:table-cell>
          <table:table-cell table:number-columns-repeated="1021"/>
        </table:table-row>
        <table:table-row table:style-name="ro1">
          <table:table-cell office:value-type="float" office:value="2111101" calcext:value-type="float">
            <text:p>2111101</text:p>
          </table:table-cell>
          <table:table-cell office:value-type="float" office:value="38427819289.934" calcext:value-type="float">
            <text:p>38427819289.934</text:p>
          </table:table-cell>
          <table:table-cell table:formula="of:=VLOOKUP([.A18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1102" calcext:value-type="float">
            <text:p>2111102</text:p>
          </table:table-cell>
          <table:table-cell office:value-type="float" office:value="893044534.573027" calcext:value-type="float">
            <text:p>893044534.573027</text:p>
          </table:table-cell>
          <table:table-cell table:formula="of:=VLOOKUP([.A18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1103" calcext:value-type="float">
            <text:p>2111103</text:p>
          </table:table-cell>
          <table:table-cell office:value-type="float" office:value="37424324.254223" calcext:value-type="float">
            <text:p>37424324.254223</text:p>
          </table:table-cell>
          <table:table-cell table:formula="of:=VLOOKUP([.A189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1201" calcext:value-type="float">
            <text:p>2111201</text:p>
          </table:table-cell>
          <table:table-cell office:value-type="float" office:value="723597539.983735" calcext:value-type="float">
            <text:p>723597539.983735</text:p>
          </table:table-cell>
          <table:table-cell table:formula="of:=VLOOKUP([.A190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1202" calcext:value-type="float">
            <text:p>2111202</text:p>
          </table:table-cell>
          <table:table-cell office:value-type="float" office:value="20141236.474195" calcext:value-type="float">
            <text:p>20141236.474195</text:p>
          </table:table-cell>
          <table:table-cell table:formula="of:=VLOOKUP([.A191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1203" calcext:value-type="float">
            <text:p>2111203</text:p>
          </table:table-cell>
          <table:table-cell office:value-type="float" office:value="1887095.093106" calcext:value-type="float">
            <text:p>1887095.093106</text:p>
          </table:table-cell>
          <table:table-cell table:formula="of:=VLOOKUP([.A192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101" calcext:value-type="float">
            <text:p>2112101</text:p>
          </table:table-cell>
          <table:table-cell office:value-type="float" office:value="14282174920.7704" calcext:value-type="float">
            <text:p>14282174920.7704</text:p>
          </table:table-cell>
          <table:table-cell table:formula="of:=VLOOKUP([.A193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102" calcext:value-type="float">
            <text:p>2112102</text:p>
          </table:table-cell>
          <table:table-cell office:value-type="float" office:value="1368918183.66493" calcext:value-type="float">
            <text:p>1368918183.66493</text:p>
          </table:table-cell>
          <table:table-cell table:formula="of:=VLOOKUP([.A194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103" calcext:value-type="float">
            <text:p>2112103</text:p>
          </table:table-cell>
          <table:table-cell office:value-type="float" office:value="124314131.147469" calcext:value-type="float">
            <text:p>124314131.147469</text:p>
          </table:table-cell>
          <table:table-cell table:formula="of:=VLOOKUP([.A195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201" calcext:value-type="float">
            <text:p>2112201</text:p>
          </table:table-cell>
          <table:table-cell office:value-type="float" office:value="2081633933.48322" calcext:value-type="float">
            <text:p>2081633933.48322</text:p>
          </table:table-cell>
          <table:table-cell table:formula="of:=VLOOKUP([.A196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202" calcext:value-type="float">
            <text:p>2112202</text:p>
          </table:table-cell>
          <table:table-cell office:value-type="float" office:value="161997555.142073" calcext:value-type="float">
            <text:p>161997555.142073</text:p>
          </table:table-cell>
          <table:table-cell table:formula="of:=VLOOKUP([.A19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2203" calcext:value-type="float">
            <text:p>2112203</text:p>
          </table:table-cell>
          <table:table-cell office:value-type="float" office:value="50574715.937149" calcext:value-type="float">
            <text:p>50574715.937149</text:p>
          </table:table-cell>
          <table:table-cell table:formula="of:=VLOOKUP([.A19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13101" calcext:value-type="float">
            <text:p>2113101</text:p>
          </table:table-cell>
          <table:table-cell office:value-type="float" office:value="229146.719175" calcext:value-type="float">
            <text:p>229146.719175</text:p>
          </table:table-cell>
          <table:table-cell table:formula="of:=VLOOKUP([.A199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2121101" calcext:value-type="float">
            <text:p>2121101</text:p>
          </table:table-cell>
          <table:table-cell office:value-type="float" office:value="470636725423.956" calcext:value-type="float">
            <text:p>470636725423.956</text:p>
          </table:table-cell>
          <table:table-cell table:formula="of:=VLOOKUP([.A200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1102" calcext:value-type="float">
            <text:p>2121102</text:p>
          </table:table-cell>
          <table:table-cell office:value-type="float" office:value="84428363864.744" calcext:value-type="float">
            <text:p>84428363864.744</text:p>
          </table:table-cell>
          <table:table-cell table:formula="of:=VLOOKUP([.A201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1103" calcext:value-type="float">
            <text:p>2121103</text:p>
          </table:table-cell>
          <table:table-cell office:value-type="float" office:value="106703499576.926" calcext:value-type="float">
            <text:p>106703499576.926</text:p>
          </table:table-cell>
          <table:table-cell table:formula="of:=VLOOKUP([.A202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1201" calcext:value-type="float">
            <text:p>2121201</text:p>
          </table:table-cell>
          <table:table-cell office:value-type="float" office:value="27808951468.2898" calcext:value-type="float">
            <text:p>27808951468.2898</text:p>
          </table:table-cell>
          <table:table-cell table:formula="of:=VLOOKUP([.A203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1202" calcext:value-type="float">
            <text:p>2121202</text:p>
          </table:table-cell>
          <table:table-cell office:value-type="float" office:value="12789266298.4467" calcext:value-type="float">
            <text:p>12789266298.4467</text:p>
          </table:table-cell>
          <table:table-cell table:formula="of:=VLOOKUP([.A204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1203" calcext:value-type="float">
            <text:p>2121203</text:p>
          </table:table-cell>
          <table:table-cell office:value-type="float" office:value="23490562468.1141" calcext:value-type="float">
            <text:p>23490562468.1141</text:p>
          </table:table-cell>
          <table:table-cell table:formula="of:=VLOOKUP([.A205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101" calcext:value-type="float">
            <text:p>2122101</text:p>
          </table:table-cell>
          <table:table-cell office:value-type="float" office:value="42788326550.948" calcext:value-type="float">
            <text:p>42788326550.948</text:p>
          </table:table-cell>
          <table:table-cell table:formula="of:=VLOOKUP([.A206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102" calcext:value-type="float">
            <text:p>2122102</text:p>
          </table:table-cell>
          <table:table-cell office:value-type="float" office:value="36752378485.5477" calcext:value-type="float">
            <text:p>36752378485.5477</text:p>
          </table:table-cell>
          <table:table-cell table:formula="of:=VLOOKUP([.A207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103" calcext:value-type="float">
            <text:p>2122103</text:p>
          </table:table-cell>
          <table:table-cell office:value-type="float" office:value="84624433819.3138" calcext:value-type="float">
            <text:p>84624433819.3138</text:p>
          </table:table-cell>
          <table:table-cell table:formula="of:=VLOOKUP([.A208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201" calcext:value-type="float">
            <text:p>2122201</text:p>
          </table:table-cell>
          <table:table-cell office:value-type="float" office:value="10705494362.7589" calcext:value-type="float">
            <text:p>10705494362.7589</text:p>
          </table:table-cell>
          <table:table-cell table:formula="of:=VLOOKUP([.A209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202" calcext:value-type="float">
            <text:p>2122202</text:p>
          </table:table-cell>
          <table:table-cell office:value-type="float" office:value="9605220397.76654" calcext:value-type="float">
            <text:p>9605220397.76654</text:p>
          </table:table-cell>
          <table:table-cell table:formula="of:=VLOOKUP([.A210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2203" calcext:value-type="float">
            <text:p>2122203</text:p>
          </table:table-cell>
          <table:table-cell office:value-type="float" office:value="21086673349.4856" calcext:value-type="float">
            <text:p>21086673349.4856</text:p>
          </table:table-cell>
          <table:table-cell table:formula="of:=VLOOKUP([.A211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101" calcext:value-type="float">
            <text:p>2123101</text:p>
          </table:table-cell>
          <table:table-cell office:value-type="float" office:value="57950011061.4464" calcext:value-type="float">
            <text:p>57950011061.4464</text:p>
          </table:table-cell>
          <table:table-cell table:formula="of:=VLOOKUP([.A212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102" calcext:value-type="float">
            <text:p>2123102</text:p>
          </table:table-cell>
          <table:table-cell office:value-type="float" office:value="50660811109.2339" calcext:value-type="float">
            <text:p>50660811109.2339</text:p>
          </table:table-cell>
          <table:table-cell table:formula="of:=VLOOKUP([.A213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103" calcext:value-type="float">
            <text:p>2123103</text:p>
          </table:table-cell>
          <table:table-cell office:value-type="float" office:value="108591768046.447" calcext:value-type="float">
            <text:p>108591768046.447</text:p>
          </table:table-cell>
          <table:table-cell table:formula="of:=VLOOKUP([.A214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201" calcext:value-type="float">
            <text:p>2123201</text:p>
          </table:table-cell>
          <table:table-cell office:value-type="float" office:value="33721952402.5635" calcext:value-type="float">
            <text:p>33721952402.5635</text:p>
          </table:table-cell>
          <table:table-cell table:formula="of:=VLOOKUP([.A215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202" calcext:value-type="float">
            <text:p>2123202</text:p>
          </table:table-cell>
          <table:table-cell office:value-type="float" office:value="31105353884.3346" calcext:value-type="float">
            <text:p>31105353884.3346</text:p>
          </table:table-cell>
          <table:table-cell table:formula="of:=VLOOKUP([.A216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23203" calcext:value-type="float">
            <text:p>2123203</text:p>
          </table:table-cell>
          <table:table-cell office:value-type="float" office:value="75491793078.2882" calcext:value-type="float">
            <text:p>75491793078.2882</text:p>
          </table:table-cell>
          <table:table-cell table:formula="of:=VLOOKUP([.A217];[$r_coefficients.$M$1:.$N$820];2;1)" office:value-type="float" office:value="0.284" calcext:value-type="float">
            <text:p>0.284</text:p>
          </table:table-cell>
          <table:table-cell table:number-columns-repeated="1021"/>
        </table:table-row>
        <table:table-row table:style-name="ro1">
          <table:table-cell office:value-type="float" office:value="2131101" calcext:value-type="float">
            <text:p>2131101</text:p>
          </table:table-cell>
          <table:table-cell office:value-type="float" office:value="522226620426.757" calcext:value-type="float">
            <text:p>522226620426.757</text:p>
          </table:table-cell>
          <table:table-cell table:formula="of:=VLOOKUP([.A218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1102" calcext:value-type="float">
            <text:p>2131102</text:p>
          </table:table-cell>
          <table:table-cell office:value-type="float" office:value="23158646717.1544" calcext:value-type="float">
            <text:p>23158646717.1544</text:p>
          </table:table-cell>
          <table:table-cell table:formula="of:=VLOOKUP([.A219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1103" calcext:value-type="float">
            <text:p>2131103</text:p>
          </table:table-cell>
          <table:table-cell office:value-type="float" office:value="2101564927.01818" calcext:value-type="float">
            <text:p>2101564927.01818</text:p>
          </table:table-cell>
          <table:table-cell table:formula="of:=VLOOKUP([.A220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1201" calcext:value-type="float">
            <text:p>2131201</text:p>
          </table:table-cell>
          <table:table-cell office:value-type="float" office:value="5648286668.67348" calcext:value-type="float">
            <text:p>5648286668.67348</text:p>
          </table:table-cell>
          <table:table-cell table:formula="of:=VLOOKUP([.A221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1202" calcext:value-type="float">
            <text:p>2131202</text:p>
          </table:table-cell>
          <table:table-cell office:value-type="float" office:value="1869580907.20745" calcext:value-type="float">
            <text:p>1869580907.20745</text:p>
          </table:table-cell>
          <table:table-cell table:formula="of:=VLOOKUP([.A222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1203" calcext:value-type="float">
            <text:p>2131203</text:p>
          </table:table-cell>
          <table:table-cell office:value-type="float" office:value="847908729.499056" calcext:value-type="float">
            <text:p>847908729.499056</text:p>
          </table:table-cell>
          <table:table-cell table:formula="of:=VLOOKUP([.A223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101" calcext:value-type="float">
            <text:p>2132101</text:p>
          </table:table-cell>
          <table:table-cell office:value-type="float" office:value="360712808256.494" calcext:value-type="float">
            <text:p>360712808256.494</text:p>
          </table:table-cell>
          <table:table-cell table:formula="of:=VLOOKUP([.A224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102" calcext:value-type="float">
            <text:p>2132102</text:p>
          </table:table-cell>
          <table:table-cell office:value-type="float" office:value="57311417367.8355" calcext:value-type="float">
            <text:p>57311417367.8355</text:p>
          </table:table-cell>
          <table:table-cell table:formula="of:=VLOOKUP([.A225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103" calcext:value-type="float">
            <text:p>2132103</text:p>
          </table:table-cell>
          <table:table-cell office:value-type="float" office:value="8285801698.07358" calcext:value-type="float">
            <text:p>8285801698.07358</text:p>
          </table:table-cell>
          <table:table-cell table:formula="of:=VLOOKUP([.A226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201" calcext:value-type="float">
            <text:p>2132201</text:p>
          </table:table-cell>
          <table:table-cell office:value-type="float" office:value="4052029530.68237" calcext:value-type="float">
            <text:p>4052029530.68237</text:p>
          </table:table-cell>
          <table:table-cell table:formula="of:=VLOOKUP([.A227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202" calcext:value-type="float">
            <text:p>2132202</text:p>
          </table:table-cell>
          <table:table-cell office:value-type="float" office:value="2764661270.31743" calcext:value-type="float">
            <text:p>2764661270.31743</text:p>
          </table:table-cell>
          <table:table-cell table:formula="of:=VLOOKUP([.A228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2203" calcext:value-type="float">
            <text:p>2132203</text:p>
          </table:table-cell>
          <table:table-cell office:value-type="float" office:value="1216462515.94659" calcext:value-type="float">
            <text:p>1216462515.94659</text:p>
          </table:table-cell>
          <table:table-cell table:formula="of:=VLOOKUP([.A229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101" calcext:value-type="float">
            <text:p>2133101</text:p>
          </table:table-cell>
          <table:table-cell office:value-type="float" office:value="224281870124.179" calcext:value-type="float">
            <text:p>224281870124.179</text:p>
          </table:table-cell>
          <table:table-cell table:formula="of:=VLOOKUP([.A230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102" calcext:value-type="float">
            <text:p>2133102</text:p>
          </table:table-cell>
          <table:table-cell office:value-type="float" office:value="36802040108.7326" calcext:value-type="float">
            <text:p>36802040108.7326</text:p>
          </table:table-cell>
          <table:table-cell table:formula="of:=VLOOKUP([.A231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103" calcext:value-type="float">
            <text:p>2133103</text:p>
          </table:table-cell>
          <table:table-cell office:value-type="float" office:value="5221612745.09347" calcext:value-type="float">
            <text:p>5221612745.09347</text:p>
          </table:table-cell>
          <table:table-cell table:formula="of:=VLOOKUP([.A232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201" calcext:value-type="float">
            <text:p>2133201</text:p>
          </table:table-cell>
          <table:table-cell office:value-type="float" office:value="9556730363.97576" calcext:value-type="float">
            <text:p>9556730363.97576</text:p>
          </table:table-cell>
          <table:table-cell table:formula="of:=VLOOKUP([.A233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202" calcext:value-type="float">
            <text:p>2133202</text:p>
          </table:table-cell>
          <table:table-cell office:value-type="float" office:value="13021182277.8239" calcext:value-type="float">
            <text:p>13021182277.8239</text:p>
          </table:table-cell>
          <table:table-cell table:formula="of:=VLOOKUP([.A234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33203" calcext:value-type="float">
            <text:p>2133203</text:p>
          </table:table-cell>
          <table:table-cell office:value-type="float" office:value="6756255883.36631" calcext:value-type="float">
            <text:p>6756255883.36631</text:p>
          </table:table-cell>
          <table:table-cell table:formula="of:=VLOOKUP([.A235];[$r_coefficients.$M$1:.$N$820];2;1)" office:value-type="float" office:value="0.246" calcext:value-type="float">
            <text:p>0.246</text:p>
          </table:table-cell>
          <table:table-cell table:number-columns-repeated="1021"/>
        </table:table-row>
        <table:table-row table:style-name="ro1">
          <table:table-cell office:value-type="float" office:value="2151101" calcext:value-type="float">
            <text:p>2151101</text:p>
          </table:table-cell>
          <table:table-cell office:value-type="float" office:value="37947512984.566" calcext:value-type="float">
            <text:p>37947512984.566</text:p>
          </table:table-cell>
          <table:table-cell table:formula="of:=VLOOKUP([.A236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1102" calcext:value-type="float">
            <text:p>2151102</text:p>
          </table:table-cell>
          <table:table-cell office:value-type="float" office:value="8550726508.62947" calcext:value-type="float">
            <text:p>8550726508.62947</text:p>
          </table:table-cell>
          <table:table-cell table:formula="of:=VLOOKUP([.A237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1103" calcext:value-type="float">
            <text:p>2151103</text:p>
          </table:table-cell>
          <table:table-cell office:value-type="float" office:value="15480996543.7897" calcext:value-type="float">
            <text:p>15480996543.7897</text:p>
          </table:table-cell>
          <table:table-cell table:formula="of:=VLOOKUP([.A238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1201" calcext:value-type="float">
            <text:p>2151201</text:p>
          </table:table-cell>
          <table:table-cell office:value-type="float" office:value="1471562939.33236" calcext:value-type="float">
            <text:p>1471562939.33236</text:p>
          </table:table-cell>
          <table:table-cell table:formula="of:=VLOOKUP([.A239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1202" calcext:value-type="float">
            <text:p>2151202</text:p>
          </table:table-cell>
          <table:table-cell office:value-type="float" office:value="1078475347.4183" calcext:value-type="float">
            <text:p>1078475347.4183</text:p>
          </table:table-cell>
          <table:table-cell table:formula="of:=VLOOKUP([.A240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1203" calcext:value-type="float">
            <text:p>2151203</text:p>
          </table:table-cell>
          <table:table-cell office:value-type="float" office:value="4887101005.61065" calcext:value-type="float">
            <text:p>4887101005.61065</text:p>
          </table:table-cell>
          <table:table-cell table:formula="of:=VLOOKUP([.A241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101" calcext:value-type="float">
            <text:p>2152101</text:p>
          </table:table-cell>
          <table:table-cell office:value-type="float" office:value="13244996931.9959" calcext:value-type="float">
            <text:p>13244996931.9959</text:p>
          </table:table-cell>
          <table:table-cell table:formula="of:=VLOOKUP([.A242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102" calcext:value-type="float">
            <text:p>2152102</text:p>
          </table:table-cell>
          <table:table-cell office:value-type="float" office:value="13140982577.8708" calcext:value-type="float">
            <text:p>13140982577.8708</text:p>
          </table:table-cell>
          <table:table-cell table:formula="of:=VLOOKUP([.A243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103" calcext:value-type="float">
            <text:p>2152103</text:p>
          </table:table-cell>
          <table:table-cell office:value-type="float" office:value="85892249498.1214" calcext:value-type="float">
            <text:p>85892249498.1214</text:p>
          </table:table-cell>
          <table:table-cell table:formula="of:=VLOOKUP([.A244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201" calcext:value-type="float">
            <text:p>2152201</text:p>
          </table:table-cell>
          <table:table-cell office:value-type="float" office:value="949422251.975996" calcext:value-type="float">
            <text:p>949422251.975996</text:p>
          </table:table-cell>
          <table:table-cell table:formula="of:=VLOOKUP([.A245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202" calcext:value-type="float">
            <text:p>2152202</text:p>
          </table:table-cell>
          <table:table-cell office:value-type="float" office:value="556528139.257163" calcext:value-type="float">
            <text:p>556528139.257163</text:p>
          </table:table-cell>
          <table:table-cell table:formula="of:=VLOOKUP([.A246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2203" calcext:value-type="float">
            <text:p>2152203</text:p>
          </table:table-cell>
          <table:table-cell office:value-type="float" office:value="3919663196.09933" calcext:value-type="float">
            <text:p>3919663196.09933</text:p>
          </table:table-cell>
          <table:table-cell table:formula="of:=VLOOKUP([.A247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101" calcext:value-type="float">
            <text:p>2153101</text:p>
          </table:table-cell>
          <table:table-cell office:value-type="float" office:value="139166068.510896" calcext:value-type="float">
            <text:p>139166068.510896</text:p>
          </table:table-cell>
          <table:table-cell table:formula="of:=VLOOKUP([.A248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102" calcext:value-type="float">
            <text:p>2153102</text:p>
          </table:table-cell>
          <table:table-cell office:value-type="float" office:value="58369582.123909" calcext:value-type="float">
            <text:p>58369582.123909</text:p>
          </table:table-cell>
          <table:table-cell table:formula="of:=VLOOKUP([.A249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103" calcext:value-type="float">
            <text:p>2153103</text:p>
          </table:table-cell>
          <table:table-cell office:value-type="float" office:value="232854762.911878" calcext:value-type="float">
            <text:p>232854762.911878</text:p>
          </table:table-cell>
          <table:table-cell table:formula="of:=VLOOKUP([.A250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201" calcext:value-type="float">
            <text:p>2153201</text:p>
          </table:table-cell>
          <table:table-cell office:value-type="float" office:value="199207648.0677" calcext:value-type="float">
            <text:p>199207648.0677</text:p>
          </table:table-cell>
          <table:table-cell table:formula="of:=VLOOKUP([.A251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202" calcext:value-type="float">
            <text:p>2153202</text:p>
          </table:table-cell>
          <table:table-cell office:value-type="float" office:value="335640663.654212" calcext:value-type="float">
            <text:p>335640663.654212</text:p>
          </table:table-cell>
          <table:table-cell table:formula="of:=VLOOKUP([.A252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153203" calcext:value-type="float">
            <text:p>2153203</text:p>
          </table:table-cell>
          <table:table-cell office:value-type="float" office:value="4083287843.33692" calcext:value-type="float">
            <text:p>4083287843.33692</text:p>
          </table:table-cell>
          <table:table-cell table:formula="of:=VLOOKUP([.A253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211101" calcext:value-type="float">
            <text:p>2211101</text:p>
          </table:table-cell>
          <table:table-cell office:value-type="float" office:value="144077792151.247" calcext:value-type="float">
            <text:p>144077792151.247</text:p>
          </table:table-cell>
          <table:table-cell table:formula="of:=VLOOKUP([.A25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1102" calcext:value-type="float">
            <text:p>2211102</text:p>
          </table:table-cell>
          <table:table-cell office:value-type="float" office:value="5718317981.7641" calcext:value-type="float">
            <text:p>5718317981.7641</text:p>
          </table:table-cell>
          <table:table-cell table:formula="of:=VLOOKUP([.A25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1103" calcext:value-type="float">
            <text:p>2211103</text:p>
          </table:table-cell>
          <table:table-cell office:value-type="float" office:value="198575431.089633" calcext:value-type="float">
            <text:p>198575431.089633</text:p>
          </table:table-cell>
          <table:table-cell table:formula="of:=VLOOKUP([.A25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1201" calcext:value-type="float">
            <text:p>2211201</text:p>
          </table:table-cell>
          <table:table-cell office:value-type="float" office:value="2142745368.80621" calcext:value-type="float">
            <text:p>2142745368.80621</text:p>
          </table:table-cell>
          <table:table-cell table:formula="of:=VLOOKUP([.A257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211202" calcext:value-type="float">
            <text:p>2211202</text:p>
          </table:table-cell>
          <table:table-cell office:value-type="float" office:value="449657622.253357" calcext:value-type="float">
            <text:p>449657622.253357</text:p>
          </table:table-cell>
          <table:table-cell table:formula="of:=VLOOKUP([.A258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211203" calcext:value-type="float">
            <text:p>2211203</text:p>
          </table:table-cell>
          <table:table-cell office:value-type="float" office:value="1427126.800806" calcext:value-type="float">
            <text:p>1427126.800806</text:p>
          </table:table-cell>
          <table:table-cell table:formula="of:=VLOOKUP([.A259];[$r_coefficients.$M$1:.$N$820];2;1)" office:value-type="float" office:value="0.254" calcext:value-type="float">
            <text:p>0.254</text:p>
          </table:table-cell>
          <table:table-cell table:number-columns-repeated="1021"/>
        </table:table-row>
        <table:table-row table:style-name="ro1">
          <table:table-cell office:value-type="float" office:value="2212101" calcext:value-type="float">
            <text:p>2212101</text:p>
          </table:table-cell>
          <table:table-cell office:value-type="float" office:value="18360265997.9843" calcext:value-type="float">
            <text:p>18360265997.9843</text:p>
          </table:table-cell>
          <table:table-cell table:formula="of:=VLOOKUP([.A26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2102" calcext:value-type="float">
            <text:p>2212102</text:p>
          </table:table-cell>
          <table:table-cell office:value-type="float" office:value="3920784826.32353" calcext:value-type="float">
            <text:p>3920784826.32353</text:p>
          </table:table-cell>
          <table:table-cell table:formula="of:=VLOOKUP([.A26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2103" calcext:value-type="float">
            <text:p>2212103</text:p>
          </table:table-cell>
          <table:table-cell office:value-type="float" office:value="328041838.1053" calcext:value-type="float">
            <text:p>328041838.1053</text:p>
          </table:table-cell>
          <table:table-cell table:formula="of:=VLOOKUP([.A26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2201" calcext:value-type="float">
            <text:p>2212201</text:p>
          </table:table-cell>
          <table:table-cell office:value-type="float" office:value="6057063754.14124" calcext:value-type="float">
            <text:p>6057063754.14124</text:p>
          </table:table-cell>
          <table:table-cell table:formula="of:=VLOOKUP([.A26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2202" calcext:value-type="float">
            <text:p>2212202</text:p>
          </table:table-cell>
          <table:table-cell office:value-type="float" office:value="1663043283.79289" calcext:value-type="float">
            <text:p>1663043283.79289</text:p>
          </table:table-cell>
          <table:table-cell table:formula="of:=VLOOKUP([.A26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2203" calcext:value-type="float">
            <text:p>2212203</text:p>
          </table:table-cell>
          <table:table-cell office:value-type="float" office:value="995254.902478" calcext:value-type="float">
            <text:p>995254.902478</text:p>
          </table:table-cell>
          <table:table-cell table:formula="of:=VLOOKUP([.A26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3101" calcext:value-type="float">
            <text:p>2213101</text:p>
          </table:table-cell>
          <table:table-cell office:value-type="float" office:value="1086818027.96387" calcext:value-type="float">
            <text:p>1086818027.96387</text:p>
          </table:table-cell>
          <table:table-cell table:formula="of:=VLOOKUP([.A26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3102" calcext:value-type="float">
            <text:p>2213102</text:p>
          </table:table-cell>
          <table:table-cell office:value-type="float" office:value="639260980.088545" calcext:value-type="float">
            <text:p>639260980.088545</text:p>
          </table:table-cell>
          <table:table-cell table:formula="of:=VLOOKUP([.A26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13103" calcext:value-type="float">
            <text:p>2213103</text:p>
          </table:table-cell>
          <table:table-cell office:value-type="float" office:value="72161587.259729" calcext:value-type="float">
            <text:p>72161587.259729</text:p>
          </table:table-cell>
          <table:table-cell table:formula="of:=VLOOKUP([.A26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21101" calcext:value-type="float">
            <text:p>2221101</text:p>
          </table:table-cell>
          <table:table-cell office:value-type="float" office:value="163941117525.73" calcext:value-type="float">
            <text:p>163941117525.73</text:p>
          </table:table-cell>
          <table:table-cell table:formula="of:=VLOOKUP([.A269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1102" calcext:value-type="float">
            <text:p>2221102</text:p>
          </table:table-cell>
          <table:table-cell office:value-type="float" office:value="31456811618.7667" calcext:value-type="float">
            <text:p>31456811618.7667</text:p>
          </table:table-cell>
          <table:table-cell table:formula="of:=VLOOKUP([.A270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1103" calcext:value-type="float">
            <text:p>2221103</text:p>
          </table:table-cell>
          <table:table-cell office:value-type="float" office:value="20708743022.8565" calcext:value-type="float">
            <text:p>20708743022.8565</text:p>
          </table:table-cell>
          <table:table-cell table:formula="of:=VLOOKUP([.A271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1201" calcext:value-type="float">
            <text:p>2221201</text:p>
          </table:table-cell>
          <table:table-cell office:value-type="float" office:value="5954306249.55061" calcext:value-type="float">
            <text:p>5954306249.55061</text:p>
          </table:table-cell>
          <table:table-cell table:formula="of:=VLOOKUP([.A272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1202" calcext:value-type="float">
            <text:p>2221202</text:p>
          </table:table-cell>
          <table:table-cell office:value-type="float" office:value="1254865794.54179" calcext:value-type="float">
            <text:p>1254865794.54179</text:p>
          </table:table-cell>
          <table:table-cell table:formula="of:=VLOOKUP([.A273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1203" calcext:value-type="float">
            <text:p>2221203</text:p>
          </table:table-cell>
          <table:table-cell office:value-type="float" office:value="1934636882.37663" calcext:value-type="float">
            <text:p>1934636882.37663</text:p>
          </table:table-cell>
          <table:table-cell table:formula="of:=VLOOKUP([.A274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101" calcext:value-type="float">
            <text:p>2222101</text:p>
          </table:table-cell>
          <table:table-cell office:value-type="float" office:value="52569744263.966" calcext:value-type="float">
            <text:p>52569744263.966</text:p>
          </table:table-cell>
          <table:table-cell table:formula="of:=VLOOKUP([.A275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102" calcext:value-type="float">
            <text:p>2222102</text:p>
          </table:table-cell>
          <table:table-cell office:value-type="float" office:value="19634304986.1935" calcext:value-type="float">
            <text:p>19634304986.1935</text:p>
          </table:table-cell>
          <table:table-cell table:formula="of:=VLOOKUP([.A276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103" calcext:value-type="float">
            <text:p>2222103</text:p>
          </table:table-cell>
          <table:table-cell office:value-type="float" office:value="29916177954.2366" calcext:value-type="float">
            <text:p>29916177954.2366</text:p>
          </table:table-cell>
          <table:table-cell table:formula="of:=VLOOKUP([.A277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201" calcext:value-type="float">
            <text:p>2222201</text:p>
          </table:table-cell>
          <table:table-cell office:value-type="float" office:value="1555257966.68159" calcext:value-type="float">
            <text:p>1555257966.68159</text:p>
          </table:table-cell>
          <table:table-cell table:formula="of:=VLOOKUP([.A278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202" calcext:value-type="float">
            <text:p>2222202</text:p>
          </table:table-cell>
          <table:table-cell office:value-type="float" office:value="832001790.139944" calcext:value-type="float">
            <text:p>832001790.139944</text:p>
          </table:table-cell>
          <table:table-cell table:formula="of:=VLOOKUP([.A279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2203" calcext:value-type="float">
            <text:p>2222203</text:p>
          </table:table-cell>
          <table:table-cell office:value-type="float" office:value="2757670915.70682" calcext:value-type="float">
            <text:p>2757670915.70682</text:p>
          </table:table-cell>
          <table:table-cell table:formula="of:=VLOOKUP([.A280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101" calcext:value-type="float">
            <text:p>2223101</text:p>
          </table:table-cell>
          <table:table-cell office:value-type="float" office:value="108868945769.661" calcext:value-type="float">
            <text:p>108868945769.661</text:p>
          </table:table-cell>
          <table:table-cell table:formula="of:=VLOOKUP([.A281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102" calcext:value-type="float">
            <text:p>2223102</text:p>
          </table:table-cell>
          <table:table-cell office:value-type="float" office:value="32090147571.8956" calcext:value-type="float">
            <text:p>32090147571.8956</text:p>
          </table:table-cell>
          <table:table-cell table:formula="of:=VLOOKUP([.A282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103" calcext:value-type="float">
            <text:p>2223103</text:p>
          </table:table-cell>
          <table:table-cell office:value-type="float" office:value="37981372240.7983" calcext:value-type="float">
            <text:p>37981372240.7983</text:p>
          </table:table-cell>
          <table:table-cell table:formula="of:=VLOOKUP([.A283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201" calcext:value-type="float">
            <text:p>2223201</text:p>
          </table:table-cell>
          <table:table-cell office:value-type="float" office:value="1132371269.56054" calcext:value-type="float">
            <text:p>1132371269.56054</text:p>
          </table:table-cell>
          <table:table-cell table:formula="of:=VLOOKUP([.A284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202" calcext:value-type="float">
            <text:p>2223202</text:p>
          </table:table-cell>
          <table:table-cell office:value-type="float" office:value="681135691.25964" calcext:value-type="float">
            <text:p>681135691.25964</text:p>
          </table:table-cell>
          <table:table-cell table:formula="of:=VLOOKUP([.A285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23203" calcext:value-type="float">
            <text:p>2223203</text:p>
          </table:table-cell>
          <table:table-cell office:value-type="float" office:value="1746291376.63953" calcext:value-type="float">
            <text:p>1746291376.63953</text:p>
          </table:table-cell>
          <table:table-cell table:formula="of:=VLOOKUP([.A286];[$r_coefficients.$M$1:.$N$820];2;1)" office:value-type="float" office:value="0.352" calcext:value-type="float">
            <text:p>0.352</text:p>
          </table:table-cell>
          <table:table-cell table:number-columns-repeated="1021"/>
        </table:table-row>
        <table:table-row table:style-name="ro1">
          <table:table-cell office:value-type="float" office:value="2231101" calcext:value-type="float">
            <text:p>2231101</text:p>
          </table:table-cell>
          <table:table-cell office:value-type="float" office:value="376962969040.773" calcext:value-type="float">
            <text:p>376962969040.773</text:p>
          </table:table-cell>
          <table:table-cell table:formula="of:=VLOOKUP([.A287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102" calcext:value-type="float">
            <text:p>2231102</text:p>
          </table:table-cell>
          <table:table-cell office:value-type="float" office:value="37965642107.3955" calcext:value-type="float">
            <text:p>37965642107.3955</text:p>
          </table:table-cell>
          <table:table-cell table:formula="of:=VLOOKUP([.A288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103" calcext:value-type="float">
            <text:p>2231103</text:p>
          </table:table-cell>
          <table:table-cell office:value-type="float" office:value="25813029219.8694" calcext:value-type="float">
            <text:p>25813029219.8694</text:p>
          </table:table-cell>
          <table:table-cell table:formula="of:=VLOOKUP([.A289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111" calcext:value-type="float">
            <text:p>2231111</text:p>
          </table:table-cell>
          <table:table-cell office:value-type="float" office:value="55560529.046148" calcext:value-type="float">
            <text:p>55560529.046148</text:p>
          </table:table-cell>
          <table:table-cell table:formula="of:=VLOOKUP([.A290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112" calcext:value-type="float">
            <text:p>2231112</text:p>
          </table:table-cell>
          <table:table-cell office:value-type="float" office:value="8701609.099765" calcext:value-type="float">
            <text:p>8701609.099765</text:p>
          </table:table-cell>
          <table:table-cell table:formula="of:=VLOOKUP([.A291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113" calcext:value-type="float">
            <text:p>2231113</text:p>
          </table:table-cell>
          <table:table-cell office:value-type="float" office:value="36473.255183" calcext:value-type="float">
            <text:p>36473.255183</text:p>
          </table:table-cell>
          <table:table-cell table:formula="of:=VLOOKUP([.A292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201" calcext:value-type="float">
            <text:p>2231201</text:p>
          </table:table-cell>
          <table:table-cell office:value-type="float" office:value="2986610854.17929" calcext:value-type="float">
            <text:p>2986610854.17929</text:p>
          </table:table-cell>
          <table:table-cell table:formula="of:=VLOOKUP([.A293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202" calcext:value-type="float">
            <text:p>2231202</text:p>
          </table:table-cell>
          <table:table-cell office:value-type="float" office:value="863157691.755948" calcext:value-type="float">
            <text:p>863157691.755948</text:p>
          </table:table-cell>
          <table:table-cell table:formula="of:=VLOOKUP([.A294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1203" calcext:value-type="float">
            <text:p>2231203</text:p>
          </table:table-cell>
          <table:table-cell office:value-type="float" office:value="1215449123.84834" calcext:value-type="float">
            <text:p>1215449123.84834</text:p>
          </table:table-cell>
          <table:table-cell table:formula="of:=VLOOKUP([.A295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101" calcext:value-type="float">
            <text:p>2232101</text:p>
          </table:table-cell>
          <table:table-cell office:value-type="float" office:value="158583427753.044" calcext:value-type="float">
            <text:p>158583427753.044</text:p>
          </table:table-cell>
          <table:table-cell table:formula="of:=VLOOKUP([.A296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102" calcext:value-type="float">
            <text:p>2232102</text:p>
          </table:table-cell>
          <table:table-cell office:value-type="float" office:value="29656147370.6313" calcext:value-type="float">
            <text:p>29656147370.6313</text:p>
          </table:table-cell>
          <table:table-cell table:formula="of:=VLOOKUP([.A297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103" calcext:value-type="float">
            <text:p>2232103</text:p>
          </table:table-cell>
          <table:table-cell office:value-type="float" office:value="18337637810.5442" calcext:value-type="float">
            <text:p>18337637810.5442</text:p>
          </table:table-cell>
          <table:table-cell table:formula="of:=VLOOKUP([.A298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111" calcext:value-type="float">
            <text:p>2232111</text:p>
          </table:table-cell>
          <table:table-cell office:value-type="float" office:value="9963211.220795" calcext:value-type="float">
            <text:p>9963211.220795</text:p>
          </table:table-cell>
          <table:table-cell table:formula="of:=VLOOKUP([.A299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112" calcext:value-type="float">
            <text:p>2232112</text:p>
          </table:table-cell>
          <table:table-cell office:value-type="float" office:value="410936.66953" calcext:value-type="float">
            <text:p>410936.66953</text:p>
          </table:table-cell>
          <table:table-cell table:formula="of:=VLOOKUP([.A300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201" calcext:value-type="float">
            <text:p>2232201</text:p>
          </table:table-cell>
          <table:table-cell office:value-type="float" office:value="2058894715.86221" calcext:value-type="float">
            <text:p>2058894715.86221</text:p>
          </table:table-cell>
          <table:table-cell table:formula="of:=VLOOKUP([.A301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202" calcext:value-type="float">
            <text:p>2232202</text:p>
          </table:table-cell>
          <table:table-cell office:value-type="float" office:value="1752046978.54786" calcext:value-type="float">
            <text:p>1752046978.54786</text:p>
          </table:table-cell>
          <table:table-cell table:formula="of:=VLOOKUP([.A302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2203" calcext:value-type="float">
            <text:p>2232203</text:p>
          </table:table-cell>
          <table:table-cell office:value-type="float" office:value="3165590520.12266" calcext:value-type="float">
            <text:p>3165590520.12266</text:p>
          </table:table-cell>
          <table:table-cell table:formula="of:=VLOOKUP([.A303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101" calcext:value-type="float">
            <text:p>2233101</text:p>
          </table:table-cell>
          <table:table-cell office:value-type="float" office:value="252242357489.531" calcext:value-type="float">
            <text:p>252242357489.531</text:p>
          </table:table-cell>
          <table:table-cell table:formula="of:=VLOOKUP([.A304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102" calcext:value-type="float">
            <text:p>2233102</text:p>
          </table:table-cell>
          <table:table-cell office:value-type="float" office:value="55824509074.1295" calcext:value-type="float">
            <text:p>55824509074.1295</text:p>
          </table:table-cell>
          <table:table-cell table:formula="of:=VLOOKUP([.A305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103" calcext:value-type="float">
            <text:p>2233103</text:p>
          </table:table-cell>
          <table:table-cell office:value-type="float" office:value="38472174271.7365" calcext:value-type="float">
            <text:p>38472174271.7365</text:p>
          </table:table-cell>
          <table:table-cell table:formula="of:=VLOOKUP([.A306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201" calcext:value-type="float">
            <text:p>2233201</text:p>
          </table:table-cell>
          <table:table-cell office:value-type="float" office:value="5119976868.63583" calcext:value-type="float">
            <text:p>5119976868.63583</text:p>
          </table:table-cell>
          <table:table-cell table:formula="of:=VLOOKUP([.A307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202" calcext:value-type="float">
            <text:p>2233202</text:p>
          </table:table-cell>
          <table:table-cell office:value-type="float" office:value="6182758433.89532" calcext:value-type="float">
            <text:p>6182758433.89532</text:p>
          </table:table-cell>
          <table:table-cell table:formula="of:=VLOOKUP([.A308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33203" calcext:value-type="float">
            <text:p>2233203</text:p>
          </table:table-cell>
          <table:table-cell office:value-type="float" office:value="8759753010.47749" calcext:value-type="float">
            <text:p>8759753010.47749</text:p>
          </table:table-cell>
          <table:table-cell table:formula="of:=VLOOKUP([.A309];[$r_coefficients.$M$1:.$N$820];2;1)" office:value-type="float" office:value="0.44" calcext:value-type="float">
            <text:p>0.44</text:p>
          </table:table-cell>
          <table:table-cell table:number-columns-repeated="1021"/>
        </table:table-row>
        <table:table-row table:style-name="ro1">
          <table:table-cell office:value-type="float" office:value="2241101" calcext:value-type="float">
            <text:p>2241101</text:p>
          </table:table-cell>
          <table:table-cell office:value-type="float" office:value="89872011598.195" calcext:value-type="float">
            <text:p>89872011598.195</text:p>
          </table:table-cell>
          <table:table-cell table:formula="of:=VLOOKUP([.A31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102" calcext:value-type="float">
            <text:p>2241102</text:p>
          </table:table-cell>
          <table:table-cell office:value-type="float" office:value="14471598808.738" calcext:value-type="float">
            <text:p>14471598808.738</text:p>
          </table:table-cell>
          <table:table-cell table:formula="of:=VLOOKUP([.A31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103" calcext:value-type="float">
            <text:p>2241103</text:p>
          </table:table-cell>
          <table:table-cell office:value-type="float" office:value="6749981962.12094" calcext:value-type="float">
            <text:p>6749981962.12094</text:p>
          </table:table-cell>
          <table:table-cell table:formula="of:=VLOOKUP([.A31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111" calcext:value-type="float">
            <text:p>2241111</text:p>
          </table:table-cell>
          <table:table-cell office:value-type="float" office:value="46634206621.5113" calcext:value-type="float">
            <text:p>46634206621.5113</text:p>
          </table:table-cell>
          <table:table-cell table:formula="of:=VLOOKUP([.A31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112" calcext:value-type="float">
            <text:p>2241112</text:p>
          </table:table-cell>
          <table:table-cell office:value-type="float" office:value="6237370878.82129" calcext:value-type="float">
            <text:p>6237370878.82129</text:p>
          </table:table-cell>
          <table:table-cell table:formula="of:=VLOOKUP([.A31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113" calcext:value-type="float">
            <text:p>2241113</text:p>
          </table:table-cell>
          <table:table-cell office:value-type="float" office:value="3288911002.66449" calcext:value-type="float">
            <text:p>3288911002.66449</text:p>
          </table:table-cell>
          <table:table-cell table:formula="of:=VLOOKUP([.A31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01" calcext:value-type="float">
            <text:p>2241201</text:p>
          </table:table-cell>
          <table:table-cell office:value-type="float" office:value="36731598501.5102" calcext:value-type="float">
            <text:p>36731598501.5102</text:p>
          </table:table-cell>
          <table:table-cell table:formula="of:=VLOOKUP([.A31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02" calcext:value-type="float">
            <text:p>2241202</text:p>
          </table:table-cell>
          <table:table-cell office:value-type="float" office:value="5360968602.25793" calcext:value-type="float">
            <text:p>5360968602.25793</text:p>
          </table:table-cell>
          <table:table-cell table:formula="of:=VLOOKUP([.A31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03" calcext:value-type="float">
            <text:p>2241203</text:p>
          </table:table-cell>
          <table:table-cell office:value-type="float" office:value="1962325406.09556" calcext:value-type="float">
            <text:p>1962325406.09556</text:p>
          </table:table-cell>
          <table:table-cell table:formula="of:=VLOOKUP([.A31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11" calcext:value-type="float">
            <text:p>2241211</text:p>
          </table:table-cell>
          <table:table-cell office:value-type="float" office:value="10978360940.2665" calcext:value-type="float">
            <text:p>10978360940.2665</text:p>
          </table:table-cell>
          <table:table-cell table:formula="of:=VLOOKUP([.A319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12" calcext:value-type="float">
            <text:p>2241212</text:p>
          </table:table-cell>
          <table:table-cell office:value-type="float" office:value="1111452018.81637" calcext:value-type="float">
            <text:p>1111452018.81637</text:p>
          </table:table-cell>
          <table:table-cell table:formula="of:=VLOOKUP([.A32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1213" calcext:value-type="float">
            <text:p>2241213</text:p>
          </table:table-cell>
          <table:table-cell office:value-type="float" office:value="411747170.730693" calcext:value-type="float">
            <text:p>411747170.730693</text:p>
          </table:table-cell>
          <table:table-cell table:formula="of:=VLOOKUP([.A32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01" calcext:value-type="float">
            <text:p>2242101</text:p>
          </table:table-cell>
          <table:table-cell office:value-type="float" office:value="18295160677.4461" calcext:value-type="float">
            <text:p>18295160677.4461</text:p>
          </table:table-cell>
          <table:table-cell table:formula="of:=VLOOKUP([.A32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02" calcext:value-type="float">
            <text:p>2242102</text:p>
          </table:table-cell>
          <table:table-cell office:value-type="float" office:value="9685978257.35383" calcext:value-type="float">
            <text:p>9685978257.35383</text:p>
          </table:table-cell>
          <table:table-cell table:formula="of:=VLOOKUP([.A32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03" calcext:value-type="float">
            <text:p>2242103</text:p>
          </table:table-cell>
          <table:table-cell office:value-type="float" office:value="12353797633.943" calcext:value-type="float">
            <text:p>12353797633.943</text:p>
          </table:table-cell>
          <table:table-cell table:formula="of:=VLOOKUP([.A32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11" calcext:value-type="float">
            <text:p>2242111</text:p>
          </table:table-cell>
          <table:table-cell office:value-type="float" office:value="16808145533.1182" calcext:value-type="float">
            <text:p>16808145533.1182</text:p>
          </table:table-cell>
          <table:table-cell table:formula="of:=VLOOKUP([.A32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12" calcext:value-type="float">
            <text:p>2242112</text:p>
          </table:table-cell>
          <table:table-cell office:value-type="float" office:value="8059314103.90088" calcext:value-type="float">
            <text:p>8059314103.90088</text:p>
          </table:table-cell>
          <table:table-cell table:formula="of:=VLOOKUP([.A32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113" calcext:value-type="float">
            <text:p>2242113</text:p>
          </table:table-cell>
          <table:table-cell office:value-type="float" office:value="7998133141.65688" calcext:value-type="float">
            <text:p>7998133141.65688</text:p>
          </table:table-cell>
          <table:table-cell table:formula="of:=VLOOKUP([.A32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01" calcext:value-type="float">
            <text:p>2242201</text:p>
          </table:table-cell>
          <table:table-cell office:value-type="float" office:value="6617740242.90758" calcext:value-type="float">
            <text:p>6617740242.90758</text:p>
          </table:table-cell>
          <table:table-cell table:formula="of:=VLOOKUP([.A32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02" calcext:value-type="float">
            <text:p>2242202</text:p>
          </table:table-cell>
          <table:table-cell office:value-type="float" office:value="2283780190.05572" calcext:value-type="float">
            <text:p>2283780190.05572</text:p>
          </table:table-cell>
          <table:table-cell table:formula="of:=VLOOKUP([.A329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03" calcext:value-type="float">
            <text:p>2242203</text:p>
          </table:table-cell>
          <table:table-cell office:value-type="float" office:value="1697320081.99317" calcext:value-type="float">
            <text:p>1697320081.99317</text:p>
          </table:table-cell>
          <table:table-cell table:formula="of:=VLOOKUP([.A33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11" calcext:value-type="float">
            <text:p>2242211</text:p>
          </table:table-cell>
          <table:table-cell office:value-type="float" office:value="4731815990.84462" calcext:value-type="float">
            <text:p>4731815990.84462</text:p>
          </table:table-cell>
          <table:table-cell table:formula="of:=VLOOKUP([.A33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12" calcext:value-type="float">
            <text:p>2242212</text:p>
          </table:table-cell>
          <table:table-cell office:value-type="float" office:value="1426058108.18477" calcext:value-type="float">
            <text:p>1426058108.18477</text:p>
          </table:table-cell>
          <table:table-cell table:formula="of:=VLOOKUP([.A33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2213" calcext:value-type="float">
            <text:p>2242213</text:p>
          </table:table-cell>
          <table:table-cell office:value-type="float" office:value="1082931380.76574" calcext:value-type="float">
            <text:p>1082931380.76574</text:p>
          </table:table-cell>
          <table:table-cell table:formula="of:=VLOOKUP([.A33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01" calcext:value-type="float">
            <text:p>2243101</text:p>
          </table:table-cell>
          <table:table-cell office:value-type="float" office:value="12968357298.6488" calcext:value-type="float">
            <text:p>12968357298.6488</text:p>
          </table:table-cell>
          <table:table-cell table:formula="of:=VLOOKUP([.A33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02" calcext:value-type="float">
            <text:p>2243102</text:p>
          </table:table-cell>
          <table:table-cell office:value-type="float" office:value="7881224427.9781" calcext:value-type="float">
            <text:p>7881224427.9781</text:p>
          </table:table-cell>
          <table:table-cell table:formula="of:=VLOOKUP([.A33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03" calcext:value-type="float">
            <text:p>2243103</text:p>
          </table:table-cell>
          <table:table-cell office:value-type="float" office:value="5672830610.18248" calcext:value-type="float">
            <text:p>5672830610.18248</text:p>
          </table:table-cell>
          <table:table-cell table:formula="of:=VLOOKUP([.A33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11" calcext:value-type="float">
            <text:p>2243111</text:p>
          </table:table-cell>
          <table:table-cell office:value-type="float" office:value="2403060506.16336" calcext:value-type="float">
            <text:p>2403060506.16336</text:p>
          </table:table-cell>
          <table:table-cell table:formula="of:=VLOOKUP([.A33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12" calcext:value-type="float">
            <text:p>2243112</text:p>
          </table:table-cell>
          <table:table-cell office:value-type="float" office:value="1548594532.67769" calcext:value-type="float">
            <text:p>1548594532.67769</text:p>
          </table:table-cell>
          <table:table-cell table:formula="of:=VLOOKUP([.A33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113" calcext:value-type="float">
            <text:p>2243113</text:p>
          </table:table-cell>
          <table:table-cell office:value-type="float" office:value="989393971.079575" calcext:value-type="float">
            <text:p>989393971.079575</text:p>
          </table:table-cell>
          <table:table-cell table:formula="of:=VLOOKUP([.A339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01" calcext:value-type="float">
            <text:p>2243201</text:p>
          </table:table-cell>
          <table:table-cell office:value-type="float" office:value="16403316146.5207" calcext:value-type="float">
            <text:p>16403316146.5207</text:p>
          </table:table-cell>
          <table:table-cell table:formula="of:=VLOOKUP([.A34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02" calcext:value-type="float">
            <text:p>2243202</text:p>
          </table:table-cell>
          <table:table-cell office:value-type="float" office:value="7606156399.26231" calcext:value-type="float">
            <text:p>7606156399.26231</text:p>
          </table:table-cell>
          <table:table-cell table:formula="of:=VLOOKUP([.A34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03" calcext:value-type="float">
            <text:p>2243203</text:p>
          </table:table-cell>
          <table:table-cell office:value-type="float" office:value="3099715678.92008" calcext:value-type="float">
            <text:p>3099715678.92008</text:p>
          </table:table-cell>
          <table:table-cell table:formula="of:=VLOOKUP([.A34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11" calcext:value-type="float">
            <text:p>2243211</text:p>
          </table:table-cell>
          <table:table-cell office:value-type="float" office:value="2125388162.16512" calcext:value-type="float">
            <text:p>2125388162.16512</text:p>
          </table:table-cell>
          <table:table-cell table:formula="of:=VLOOKUP([.A34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12" calcext:value-type="float">
            <text:p>2243212</text:p>
          </table:table-cell>
          <table:table-cell office:value-type="float" office:value="1066798913.38068" calcext:value-type="float">
            <text:p>1066798913.38068</text:p>
          </table:table-cell>
          <table:table-cell table:formula="of:=VLOOKUP([.A34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43213" calcext:value-type="float">
            <text:p>2243213</text:p>
          </table:table-cell>
          <table:table-cell office:value-type="float" office:value="561442627.510186" calcext:value-type="float">
            <text:p>561442627.510186</text:p>
          </table:table-cell>
          <table:table-cell table:formula="of:=VLOOKUP([.A34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101" calcext:value-type="float">
            <text:p>2251101</text:p>
          </table:table-cell>
          <table:table-cell office:value-type="float" office:value="15326141535.3544" calcext:value-type="float">
            <text:p>15326141535.3544</text:p>
          </table:table-cell>
          <table:table-cell table:formula="of:=VLOOKUP([.A34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102" calcext:value-type="float">
            <text:p>2251102</text:p>
          </table:table-cell>
          <table:table-cell office:value-type="float" office:value="3017171035.85555" calcext:value-type="float">
            <text:p>3017171035.85555</text:p>
          </table:table-cell>
          <table:table-cell table:formula="of:=VLOOKUP([.A34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103" calcext:value-type="float">
            <text:p>2251103</text:p>
          </table:table-cell>
          <table:table-cell office:value-type="float" office:value="3482260845.1572" calcext:value-type="float">
            <text:p>3482260845.1572</text:p>
          </table:table-cell>
          <table:table-cell table:formula="of:=VLOOKUP([.A34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201" calcext:value-type="float">
            <text:p>2251201</text:p>
          </table:table-cell>
          <table:table-cell office:value-type="float" office:value="512688077.151834" calcext:value-type="float">
            <text:p>512688077.151834</text:p>
          </table:table-cell>
          <table:table-cell table:formula="of:=VLOOKUP([.A349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202" calcext:value-type="float">
            <text:p>2251202</text:p>
          </table:table-cell>
          <table:table-cell office:value-type="float" office:value="256510598.626253" calcext:value-type="float">
            <text:p>256510598.626253</text:p>
          </table:table-cell>
          <table:table-cell table:formula="of:=VLOOKUP([.A350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1203" calcext:value-type="float">
            <text:p>2251203</text:p>
          </table:table-cell>
          <table:table-cell office:value-type="float" office:value="544433248.148381" calcext:value-type="float">
            <text:p>544433248.148381</text:p>
          </table:table-cell>
          <table:table-cell table:formula="of:=VLOOKUP([.A351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101" calcext:value-type="float">
            <text:p>2252101</text:p>
          </table:table-cell>
          <table:table-cell office:value-type="float" office:value="9847937838.66737" calcext:value-type="float">
            <text:p>9847937838.66737</text:p>
          </table:table-cell>
          <table:table-cell table:formula="of:=VLOOKUP([.A352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102" calcext:value-type="float">
            <text:p>2252102</text:p>
          </table:table-cell>
          <table:table-cell office:value-type="float" office:value="3973696533.53435" calcext:value-type="float">
            <text:p>3973696533.53435</text:p>
          </table:table-cell>
          <table:table-cell table:formula="of:=VLOOKUP([.A353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103" calcext:value-type="float">
            <text:p>2252103</text:p>
          </table:table-cell>
          <table:table-cell office:value-type="float" office:value="24950626158.5657" calcext:value-type="float">
            <text:p>24950626158.5657</text:p>
          </table:table-cell>
          <table:table-cell table:formula="of:=VLOOKUP([.A354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201" calcext:value-type="float">
            <text:p>2252201</text:p>
          </table:table-cell>
          <table:table-cell office:value-type="float" office:value="689160505.738614" calcext:value-type="float">
            <text:p>689160505.738614</text:p>
          </table:table-cell>
          <table:table-cell table:formula="of:=VLOOKUP([.A355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202" calcext:value-type="float">
            <text:p>2252202</text:p>
          </table:table-cell>
          <table:table-cell office:value-type="float" office:value="560547144.00806" calcext:value-type="float">
            <text:p>560547144.00806</text:p>
          </table:table-cell>
          <table:table-cell table:formula="of:=VLOOKUP([.A356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2203" calcext:value-type="float">
            <text:p>2252203</text:p>
          </table:table-cell>
          <table:table-cell office:value-type="float" office:value="2280431174.38372" calcext:value-type="float">
            <text:p>2280431174.38372</text:p>
          </table:table-cell>
          <table:table-cell table:formula="of:=VLOOKUP([.A357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3101" calcext:value-type="float">
            <text:p>2253101</text:p>
          </table:table-cell>
          <table:table-cell office:value-type="float" office:value="1885082.654262" calcext:value-type="float">
            <text:p>1885082.654262</text:p>
          </table:table-cell>
          <table:table-cell table:formula="of:=VLOOKUP([.A358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253102" calcext:value-type="float">
            <text:p>2253102</text:p>
          </table:table-cell>
          <table:table-cell office:value-type="float" office:value="337152.831565" calcext:value-type="float">
            <text:p>337152.831565</text:p>
          </table:table-cell>
          <table:table-cell table:formula="of:=VLOOKUP([.A359];[$r_coefficients.$M$1:.$N$820];2;1)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office:value-type="float" office:value="2311101" calcext:value-type="float">
            <text:p>2311101</text:p>
          </table:table-cell>
          <table:table-cell office:value-type="float" office:value="4907020818.51197" calcext:value-type="float">
            <text:p>4907020818.51197</text:p>
          </table:table-cell>
          <table:table-cell table:formula="of:=VLOOKUP([.A360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1102" calcext:value-type="float">
            <text:p>2311102</text:p>
          </table:table-cell>
          <table:table-cell office:value-type="float" office:value="38632414.960057" calcext:value-type="float">
            <text:p>38632414.960057</text:p>
          </table:table-cell>
          <table:table-cell table:formula="of:=VLOOKUP([.A361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1103" calcext:value-type="float">
            <text:p>2311103</text:p>
          </table:table-cell>
          <table:table-cell office:value-type="float" office:value="7524199.438505" calcext:value-type="float">
            <text:p>7524199.438505</text:p>
          </table:table-cell>
          <table:table-cell table:formula="of:=VLOOKUP([.A362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2101" calcext:value-type="float">
            <text:p>2312101</text:p>
          </table:table-cell>
          <table:table-cell office:value-type="float" office:value="448409140.006999" calcext:value-type="float">
            <text:p>448409140.006999</text:p>
          </table:table-cell>
          <table:table-cell table:formula="of:=VLOOKUP([.A363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2102" calcext:value-type="float">
            <text:p>2312102</text:p>
          </table:table-cell>
          <table:table-cell office:value-type="float" office:value="2437371.673599" calcext:value-type="float">
            <text:p>2437371.673599</text:p>
          </table:table-cell>
          <table:table-cell table:formula="of:=VLOOKUP([.A364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2103" calcext:value-type="float">
            <text:p>2312103</text:p>
          </table:table-cell>
          <table:table-cell office:value-type="float" office:value="1805089.050944" calcext:value-type="float">
            <text:p>1805089.050944</text:p>
          </table:table-cell>
          <table:table-cell table:formula="of:=VLOOKUP([.A365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13101" calcext:value-type="float">
            <text:p>2313101</text:p>
          </table:table-cell>
          <table:table-cell office:value-type="float" office:value="138207236.266534" calcext:value-type="float">
            <text:p>138207236.266534</text:p>
          </table:table-cell>
          <table:table-cell table:formula="of:=VLOOKUP([.A366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13102" calcext:value-type="float">
            <text:p>2313102</text:p>
          </table:table-cell>
          <table:table-cell office:value-type="float" office:value="2024137.057035" calcext:value-type="float">
            <text:p>2024137.057035</text:p>
          </table:table-cell>
          <table:table-cell table:formula="of:=VLOOKUP([.A367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13103" calcext:value-type="float">
            <text:p>2313103</text:p>
          </table:table-cell>
          <table:table-cell office:value-type="float" office:value="4103629.950069" calcext:value-type="float">
            <text:p>4103629.950069</text:p>
          </table:table-cell>
          <table:table-cell table:formula="of:=VLOOKUP([.A368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101" calcext:value-type="float">
            <text:p>2321101</text:p>
          </table:table-cell>
          <table:table-cell office:value-type="float" office:value="180274143883.02" calcext:value-type="float">
            <text:p>180274143883.02</text:p>
          </table:table-cell>
          <table:table-cell table:formula="of:=VLOOKUP([.A369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102" calcext:value-type="float">
            <text:p>2321102</text:p>
          </table:table-cell>
          <table:table-cell office:value-type="float" office:value="10104650955.5528" calcext:value-type="float">
            <text:p>10104650955.5528</text:p>
          </table:table-cell>
          <table:table-cell table:formula="of:=VLOOKUP([.A370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103" calcext:value-type="float">
            <text:p>2321103</text:p>
          </table:table-cell>
          <table:table-cell office:value-type="float" office:value="3355652877.98754" calcext:value-type="float">
            <text:p>3355652877.98754</text:p>
          </table:table-cell>
          <table:table-cell table:formula="of:=VLOOKUP([.A371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201" calcext:value-type="float">
            <text:p>2321201</text:p>
          </table:table-cell>
          <table:table-cell office:value-type="float" office:value="594436706.616674" calcext:value-type="float">
            <text:p>594436706.616674</text:p>
          </table:table-cell>
          <table:table-cell table:formula="of:=VLOOKUP([.A372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202" calcext:value-type="float">
            <text:p>2321202</text:p>
          </table:table-cell>
          <table:table-cell office:value-type="float" office:value="118601469.839527" calcext:value-type="float">
            <text:p>118601469.839527</text:p>
          </table:table-cell>
          <table:table-cell table:formula="of:=VLOOKUP([.A373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1203" calcext:value-type="float">
            <text:p>2321203</text:p>
          </table:table-cell>
          <table:table-cell office:value-type="float" office:value="293660341.711962" calcext:value-type="float">
            <text:p>293660341.711962</text:p>
          </table:table-cell>
          <table:table-cell table:formula="of:=VLOOKUP([.A374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101" calcext:value-type="float">
            <text:p>2322101</text:p>
          </table:table-cell>
          <table:table-cell office:value-type="float" office:value="40630652156.4088" calcext:value-type="float">
            <text:p>40630652156.4088</text:p>
          </table:table-cell>
          <table:table-cell table:formula="of:=VLOOKUP([.A375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102" calcext:value-type="float">
            <text:p>2322102</text:p>
          </table:table-cell>
          <table:table-cell office:value-type="float" office:value="5622343454.05526" calcext:value-type="float">
            <text:p>5622343454.05526</text:p>
          </table:table-cell>
          <table:table-cell table:formula="of:=VLOOKUP([.A376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103" calcext:value-type="float">
            <text:p>2322103</text:p>
          </table:table-cell>
          <table:table-cell office:value-type="float" office:value="444210887.533225" calcext:value-type="float">
            <text:p>444210887.533225</text:p>
          </table:table-cell>
          <table:table-cell table:formula="of:=VLOOKUP([.A377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201" calcext:value-type="float">
            <text:p>2322201</text:p>
          </table:table-cell>
          <table:table-cell office:value-type="float" office:value="115940109.339938" calcext:value-type="float">
            <text:p>115940109.339938</text:p>
          </table:table-cell>
          <table:table-cell table:formula="of:=VLOOKUP([.A378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202" calcext:value-type="float">
            <text:p>2322202</text:p>
          </table:table-cell>
          <table:table-cell office:value-type="float" office:value="26613647.979948" calcext:value-type="float">
            <text:p>26613647.979948</text:p>
          </table:table-cell>
          <table:table-cell table:formula="of:=VLOOKUP([.A379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2203" calcext:value-type="float">
            <text:p>2322203</text:p>
          </table:table-cell>
          <table:table-cell office:value-type="float" office:value="62753179.05179" calcext:value-type="float">
            <text:p>62753179.05179</text:p>
          </table:table-cell>
          <table:table-cell table:formula="of:=VLOOKUP([.A380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101" calcext:value-type="float">
            <text:p>2323101</text:p>
          </table:table-cell>
          <table:table-cell office:value-type="float" office:value="41740167305.8694" calcext:value-type="float">
            <text:p>41740167305.8694</text:p>
          </table:table-cell>
          <table:table-cell table:formula="of:=VLOOKUP([.A381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102" calcext:value-type="float">
            <text:p>2323102</text:p>
          </table:table-cell>
          <table:table-cell office:value-type="float" office:value="1491806434.6413" calcext:value-type="float">
            <text:p>1491806434.6413</text:p>
          </table:table-cell>
          <table:table-cell table:formula="of:=VLOOKUP([.A382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103" calcext:value-type="float">
            <text:p>2323103</text:p>
          </table:table-cell>
          <table:table-cell office:value-type="float" office:value="840587214.438848" calcext:value-type="float">
            <text:p>840587214.438848</text:p>
          </table:table-cell>
          <table:table-cell table:formula="of:=VLOOKUP([.A383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201" calcext:value-type="float">
            <text:p>2323201</text:p>
          </table:table-cell>
          <table:table-cell office:value-type="float" office:value="166665001.737984" calcext:value-type="float">
            <text:p>166665001.737984</text:p>
          </table:table-cell>
          <table:table-cell table:formula="of:=VLOOKUP([.A384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202" calcext:value-type="float">
            <text:p>2323202</text:p>
          </table:table-cell>
          <table:table-cell office:value-type="float" office:value="72284801.714439" calcext:value-type="float">
            <text:p>72284801.714439</text:p>
          </table:table-cell>
          <table:table-cell table:formula="of:=VLOOKUP([.A385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23203" calcext:value-type="float">
            <text:p>2323203</text:p>
          </table:table-cell>
          <table:table-cell office:value-type="float" office:value="184521283.673902" calcext:value-type="float">
            <text:p>184521283.673902</text:p>
          </table:table-cell>
          <table:table-cell table:formula="of:=VLOOKUP([.A386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1101" calcext:value-type="float">
            <text:p>2331101</text:p>
          </table:table-cell>
          <table:table-cell office:value-type="float" office:value="26137071877.2786" calcext:value-type="float">
            <text:p>26137071877.2786</text:p>
          </table:table-cell>
          <table:table-cell table:formula="of:=VLOOKUP([.A387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1102" calcext:value-type="float">
            <text:p>2331102</text:p>
          </table:table-cell>
          <table:table-cell office:value-type="float" office:value="1053854982.54494" calcext:value-type="float">
            <text:p>1053854982.54494</text:p>
          </table:table-cell>
          <table:table-cell table:formula="of:=VLOOKUP([.A388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1103" calcext:value-type="float">
            <text:p>2331103</text:p>
          </table:table-cell>
          <table:table-cell office:value-type="float" office:value="292469729.716115" calcext:value-type="float">
            <text:p>292469729.716115</text:p>
          </table:table-cell>
          <table:table-cell table:formula="of:=VLOOKUP([.A389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1201" calcext:value-type="float">
            <text:p>2331201</text:p>
          </table:table-cell>
          <table:table-cell office:value-type="float" office:value="22521077.440479" calcext:value-type="float">
            <text:p>22521077.440479</text:p>
          </table:table-cell>
          <table:table-cell table:formula="of:=VLOOKUP([.A390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1202" calcext:value-type="float">
            <text:p>2331202</text:p>
          </table:table-cell>
          <table:table-cell office:value-type="float" office:value="3374947.565224" calcext:value-type="float">
            <text:p>3374947.565224</text:p>
          </table:table-cell>
          <table:table-cell table:formula="of:=VLOOKUP([.A391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1203" calcext:value-type="float">
            <text:p>2331203</text:p>
          </table:table-cell>
          <table:table-cell office:value-type="float" office:value="1276585.426146" calcext:value-type="float">
            <text:p>1276585.426146</text:p>
          </table:table-cell>
          <table:table-cell table:formula="of:=VLOOKUP([.A392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2101" calcext:value-type="float">
            <text:p>2332101</text:p>
          </table:table-cell>
          <table:table-cell office:value-type="float" office:value="1506019485.36601" calcext:value-type="float">
            <text:p>1506019485.36601</text:p>
          </table:table-cell>
          <table:table-cell table:formula="of:=VLOOKUP([.A393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2102" calcext:value-type="float">
            <text:p>2332102</text:p>
          </table:table-cell>
          <table:table-cell office:value-type="float" office:value="131616725.744452" calcext:value-type="float">
            <text:p>131616725.744452</text:p>
          </table:table-cell>
          <table:table-cell table:formula="of:=VLOOKUP([.A394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2103" calcext:value-type="float">
            <text:p>2332103</text:p>
          </table:table-cell>
          <table:table-cell office:value-type="float" office:value="85957888.587221" calcext:value-type="float">
            <text:p>85957888.587221</text:p>
          </table:table-cell>
          <table:table-cell table:formula="of:=VLOOKUP([.A395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2201" calcext:value-type="float">
            <text:p>2332201</text:p>
          </table:table-cell>
          <table:table-cell office:value-type="float" office:value="15396071.816595" calcext:value-type="float">
            <text:p>15396071.816595</text:p>
          </table:table-cell>
          <table:table-cell table:formula="of:=VLOOKUP([.A396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2202" calcext:value-type="float">
            <text:p>2332202</text:p>
          </table:table-cell>
          <table:table-cell office:value-type="float" office:value="5670531.827682" calcext:value-type="float">
            <text:p>5670531.827682</text:p>
          </table:table-cell>
          <table:table-cell table:formula="of:=VLOOKUP([.A397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2203" calcext:value-type="float">
            <text:p>2332203</text:p>
          </table:table-cell>
          <table:table-cell office:value-type="float" office:value="4560535.300564" calcext:value-type="float">
            <text:p>4560535.300564</text:p>
          </table:table-cell>
          <table:table-cell table:formula="of:=VLOOKUP([.A398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3101" calcext:value-type="float">
            <text:p>2333101</text:p>
          </table:table-cell>
          <table:table-cell office:value-type="float" office:value="3067584853.63272" calcext:value-type="float">
            <text:p>3067584853.63272</text:p>
          </table:table-cell>
          <table:table-cell table:formula="of:=VLOOKUP([.A399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3102" calcext:value-type="float">
            <text:p>2333102</text:p>
          </table:table-cell>
          <table:table-cell office:value-type="float" office:value="445025047.047148" calcext:value-type="float">
            <text:p>445025047.047148</text:p>
          </table:table-cell>
          <table:table-cell table:formula="of:=VLOOKUP([.A400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3103" calcext:value-type="float">
            <text:p>2333103</text:p>
          </table:table-cell>
          <table:table-cell office:value-type="float" office:value="533866289.744677" calcext:value-type="float">
            <text:p>533866289.744677</text:p>
          </table:table-cell>
          <table:table-cell table:formula="of:=VLOOKUP([.A401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33201" calcext:value-type="float">
            <text:p>2333201</text:p>
          </table:table-cell>
          <table:table-cell office:value-type="float" office:value="28477878.263481" calcext:value-type="float">
            <text:p>28477878.263481</text:p>
          </table:table-cell>
          <table:table-cell table:formula="of:=VLOOKUP([.A402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3202" calcext:value-type="float">
            <text:p>2333202</text:p>
          </table:table-cell>
          <table:table-cell office:value-type="float" office:value="6896438.158601" calcext:value-type="float">
            <text:p>6896438.158601</text:p>
          </table:table-cell>
          <table:table-cell table:formula="of:=VLOOKUP([.A403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33203" calcext:value-type="float">
            <text:p>2333203</text:p>
          </table:table-cell>
          <table:table-cell office:value-type="float" office:value="6947989.775854" calcext:value-type="float">
            <text:p>6947989.775854</text:p>
          </table:table-cell>
          <table:table-cell table:formula="of:=VLOOKUP([.A404];[$r_coefficients.$M$1:.$N$820];2;1)" office:value-type="float" office:value="2.158" calcext:value-type="float">
            <text:p>2.158</text:p>
          </table:table-cell>
          <table:table-cell table:number-columns-repeated="1021"/>
        </table:table-row>
        <table:table-row table:style-name="ro1">
          <table:table-cell office:value-type="float" office:value="2351101" calcext:value-type="float">
            <text:p>2351101</text:p>
          </table:table-cell>
          <table:table-cell office:value-type="float" office:value="111217794558.569" calcext:value-type="float">
            <text:p>111217794558.569</text:p>
          </table:table-cell>
          <table:table-cell table:formula="of:=VLOOKUP([.A405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1102" calcext:value-type="float">
            <text:p>2351102</text:p>
          </table:table-cell>
          <table:table-cell office:value-type="float" office:value="6806275439.51595" calcext:value-type="float">
            <text:p>6806275439.51595</text:p>
          </table:table-cell>
          <table:table-cell table:formula="of:=VLOOKUP([.A406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1103" calcext:value-type="float">
            <text:p>2351103</text:p>
          </table:table-cell>
          <table:table-cell office:value-type="float" office:value="4062800539.58007" calcext:value-type="float">
            <text:p>4062800539.58007</text:p>
          </table:table-cell>
          <table:table-cell table:formula="of:=VLOOKUP([.A407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1201" calcext:value-type="float">
            <text:p>2351201</text:p>
          </table:table-cell>
          <table:table-cell office:value-type="float" office:value="486804144.612777" calcext:value-type="float">
            <text:p>486804144.612777</text:p>
          </table:table-cell>
          <table:table-cell table:formula="of:=VLOOKUP([.A408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1202" calcext:value-type="float">
            <text:p>2351202</text:p>
          </table:table-cell>
          <table:table-cell office:value-type="float" office:value="332930317.627933" calcext:value-type="float">
            <text:p>332930317.627933</text:p>
          </table:table-cell>
          <table:table-cell table:formula="of:=VLOOKUP([.A409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1203" calcext:value-type="float">
            <text:p>2351203</text:p>
          </table:table-cell>
          <table:table-cell office:value-type="float" office:value="325459834.305187" calcext:value-type="float">
            <text:p>325459834.305187</text:p>
          </table:table-cell>
          <table:table-cell table:formula="of:=VLOOKUP([.A410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101" calcext:value-type="float">
            <text:p>2352101</text:p>
          </table:table-cell>
          <table:table-cell office:value-type="float" office:value="125649113181.795" calcext:value-type="float">
            <text:p>125649113181.795</text:p>
          </table:table-cell>
          <table:table-cell table:formula="of:=VLOOKUP([.A411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102" calcext:value-type="float">
            <text:p>2352102</text:p>
          </table:table-cell>
          <table:table-cell office:value-type="float" office:value="33644858153.191" calcext:value-type="float">
            <text:p>33644858153.191</text:p>
          </table:table-cell>
          <table:table-cell table:formula="of:=VLOOKUP([.A412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103" calcext:value-type="float">
            <text:p>2352103</text:p>
          </table:table-cell>
          <table:table-cell office:value-type="float" office:value="19394003777.7775" calcext:value-type="float">
            <text:p>19394003777.7775</text:p>
          </table:table-cell>
          <table:table-cell table:formula="of:=VLOOKUP([.A413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201" calcext:value-type="float">
            <text:p>2352201</text:p>
          </table:table-cell>
          <table:table-cell office:value-type="float" office:value="309248785.195382" calcext:value-type="float">
            <text:p>309248785.195382</text:p>
          </table:table-cell>
          <table:table-cell table:formula="of:=VLOOKUP([.A414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202" calcext:value-type="float">
            <text:p>2352202</text:p>
          </table:table-cell>
          <table:table-cell office:value-type="float" office:value="372536238.049606" calcext:value-type="float">
            <text:p>372536238.049606</text:p>
          </table:table-cell>
          <table:table-cell table:formula="of:=VLOOKUP([.A415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2203" calcext:value-type="float">
            <text:p>2352203</text:p>
          </table:table-cell>
          <table:table-cell office:value-type="float" office:value="752079107.571146" calcext:value-type="float">
            <text:p>752079107.571146</text:p>
          </table:table-cell>
          <table:table-cell table:formula="of:=VLOOKUP([.A416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3101" calcext:value-type="float">
            <text:p>2353101</text:p>
          </table:table-cell>
          <table:table-cell office:value-type="float" office:value="36965226.973393" calcext:value-type="float">
            <text:p>36965226.973393</text:p>
          </table:table-cell>
          <table:table-cell table:formula="of:=VLOOKUP([.A417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2353102" calcext:value-type="float">
            <text:p>2353102</text:p>
          </table:table-cell>
          <table:table-cell office:value-type="float" office:value="137940.697912" calcext:value-type="float">
            <text:p>137940.697912</text:p>
          </table:table-cell>
          <table:table-cell table:formula="of:=VLOOKUP([.A418];[$r_coefficients.$M$1:.$N$820];2;1)"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float" office:value="3121101" calcext:value-type="float">
            <text:p>3121101</text:p>
          </table:table-cell>
          <table:table-cell office:value-type="float" office:value="41960449317.343" calcext:value-type="float">
            <text:p>41960449317.343</text:p>
          </table:table-cell>
          <table:table-cell table:formula="of:=VLOOKUP([.A419];[$r_coefficients.$M$1:.$N$820];2;1)" office:value-type="float" office:value="0.264" calcext:value-type="float">
            <text:p>0.264</text:p>
          </table:table-cell>
          <table:table-cell table:number-columns-repeated="1021"/>
        </table:table-row>
        <table:table-row table:style-name="ro1">
          <table:table-cell office:value-type="float" office:value="3121102" calcext:value-type="float">
            <text:p>3121102</text:p>
          </table:table-cell>
          <table:table-cell office:value-type="float" office:value="15540087697.2452" calcext:value-type="float">
            <text:p>15540087697.2452</text:p>
          </table:table-cell>
          <table:table-cell table:formula="of:=VLOOKUP([.A420];[$r_coefficients.$M$1:.$N$820];2;1)" office:value-type="float" office:value="0.264" calcext:value-type="float">
            <text:p>0.264</text:p>
          </table:table-cell>
          <table:table-cell table:number-columns-repeated="1021"/>
        </table:table-row>
        <table:table-row table:style-name="ro1">
          <table:table-cell office:value-type="float" office:value="3121103" calcext:value-type="float">
            <text:p>3121103</text:p>
          </table:table-cell>
          <table:table-cell office:value-type="float" office:value="34133128217.0006" calcext:value-type="float">
            <text:p>34133128217.0006</text:p>
          </table:table-cell>
          <table:table-cell table:formula="of:=VLOOKUP([.A421];[$r_coefficients.$M$1:.$N$820];2;1)" office:value-type="float" office:value="0.264" calcext:value-type="float">
            <text:p>0.264</text:p>
          </table:table-cell>
          <table:table-cell table:number-columns-repeated="1021"/>
        </table:table-row>
        <table:table-row table:style-name="ro1">
          <table:table-cell office:value-type="float" office:value="3121201" calcext:value-type="float">
            <text:p>3121201</text:p>
          </table:table-cell>
          <table:table-cell office:value-type="float" office:value="589895525.651888" calcext:value-type="float">
            <text:p>589895525.651888</text:p>
          </table:table-cell>
          <table:table-cell table:formula="of:=VLOOKUP([.A422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21202" calcext:value-type="float">
            <text:p>3121202</text:p>
          </table:table-cell>
          <table:table-cell office:value-type="float" office:value="327687104.602727" calcext:value-type="float">
            <text:p>327687104.602727</text:p>
          </table:table-cell>
          <table:table-cell table:formula="of:=VLOOKUP([.A423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21203" calcext:value-type="float">
            <text:p>3121203</text:p>
          </table:table-cell>
          <table:table-cell office:value-type="float" office:value="896105068.922582" calcext:value-type="float">
            <text:p>896105068.922582</text:p>
          </table:table-cell>
          <table:table-cell table:formula="of:=VLOOKUP([.A424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22101" calcext:value-type="float">
            <text:p>3122101</text:p>
          </table:table-cell>
          <table:table-cell office:value-type="float" office:value="33770452239.3571" calcext:value-type="float">
            <text:p>33770452239.3571</text:p>
          </table:table-cell>
          <table:table-cell table:formula="of:=VLOOKUP([.A425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2102" calcext:value-type="float">
            <text:p>3122102</text:p>
          </table:table-cell>
          <table:table-cell office:value-type="float" office:value="23030197509.8871" calcext:value-type="float">
            <text:p>23030197509.8871</text:p>
          </table:table-cell>
          <table:table-cell table:formula="of:=VLOOKUP([.A426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2103" calcext:value-type="float">
            <text:p>3122103</text:p>
          </table:table-cell>
          <table:table-cell office:value-type="float" office:value="51125587145.7207" calcext:value-type="float">
            <text:p>51125587145.7207</text:p>
          </table:table-cell>
          <table:table-cell table:formula="of:=VLOOKUP([.A427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2201" calcext:value-type="float">
            <text:p>3122201</text:p>
          </table:table-cell>
          <table:table-cell office:value-type="float" office:value="191579988.639409" calcext:value-type="float">
            <text:p>191579988.639409</text:p>
          </table:table-cell>
          <table:table-cell table:formula="of:=VLOOKUP([.A428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2202" calcext:value-type="float">
            <text:p>3122202</text:p>
          </table:table-cell>
          <table:table-cell office:value-type="float" office:value="267164421.364891" calcext:value-type="float">
            <text:p>267164421.364891</text:p>
          </table:table-cell>
          <table:table-cell table:formula="of:=VLOOKUP([.A429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2203" calcext:value-type="float">
            <text:p>3122203</text:p>
          </table:table-cell>
          <table:table-cell office:value-type="float" office:value="493535407.541709" calcext:value-type="float">
            <text:p>493535407.541709</text:p>
          </table:table-cell>
          <table:table-cell table:formula="of:=VLOOKUP([.A430];[$r_coefficients.$M$1:.$N$820];2;1)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123101" calcext:value-type="float">
            <text:p>3123101</text:p>
          </table:table-cell>
          <table:table-cell office:value-type="float" office:value="2355623876.51425" calcext:value-type="float">
            <text:p>2355623876.51425</text:p>
          </table:table-cell>
          <table:table-cell table:formula="of:=VLOOKUP([.A431];[$r_coefficients.$M$1:.$N$820];2;1)" office:value-type="float" office:value="0.338" calcext:value-type="float">
            <text:p>0.338</text:p>
          </table:table-cell>
          <table:table-cell table:number-columns-repeated="1021"/>
        </table:table-row>
        <table:table-row table:style-name="ro1">
          <table:table-cell office:value-type="float" office:value="3123102" calcext:value-type="float">
            <text:p>3123102</text:p>
          </table:table-cell>
          <table:table-cell office:value-type="float" office:value="2016866750.91275" calcext:value-type="float">
            <text:p>2016866750.91275</text:p>
          </table:table-cell>
          <table:table-cell table:formula="of:=VLOOKUP([.A432];[$r_coefficients.$M$1:.$N$820];2;1)" office:value-type="float" office:value="0.338" calcext:value-type="float">
            <text:p>0.338</text:p>
          </table:table-cell>
          <table:table-cell table:number-columns-repeated="1021"/>
        </table:table-row>
        <table:table-row table:style-name="ro1">
          <table:table-cell office:value-type="float" office:value="3123103" calcext:value-type="float">
            <text:p>3123103</text:p>
          </table:table-cell>
          <table:table-cell office:value-type="float" office:value="11596077727.502" calcext:value-type="float">
            <text:p>11596077727.502</text:p>
          </table:table-cell>
          <table:table-cell table:formula="of:=VLOOKUP([.A433];[$r_coefficients.$M$1:.$N$820];2;1)" office:value-type="float" office:value="0.338" calcext:value-type="float">
            <text:p>0.338</text:p>
          </table:table-cell>
          <table:table-cell table:number-columns-repeated="1021"/>
        </table:table-row>
        <table:table-row table:style-name="ro1">
          <table:table-cell office:value-type="float" office:value="3123201" calcext:value-type="float">
            <text:p>3123201</text:p>
          </table:table-cell>
          <table:table-cell office:value-type="float" office:value="443972340.819395" calcext:value-type="float">
            <text:p>443972340.819395</text:p>
          </table:table-cell>
          <table:table-cell table:formula="of:=VLOOKUP([.A434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23202" calcext:value-type="float">
            <text:p>3123202</text:p>
          </table:table-cell>
          <table:table-cell office:value-type="float" office:value="324623212.317182" calcext:value-type="float">
            <text:p>324623212.317182</text:p>
          </table:table-cell>
          <table:table-cell table:formula="of:=VLOOKUP([.A435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23203" calcext:value-type="float">
            <text:p>3123203</text:p>
          </table:table-cell>
          <table:table-cell office:value-type="float" office:value="1275239592.18134" calcext:value-type="float">
            <text:p>1275239592.18134</text:p>
          </table:table-cell>
          <table:table-cell table:formula="of:=VLOOKUP([.A436];[$r_coefficients.$M$1:.$N$820];2;1)" office:value-type="float" office:value="0.203" calcext:value-type="float">
            <text:p>0.203</text:p>
          </table:table-cell>
          <table:table-cell table:number-columns-repeated="1021"/>
        </table:table-row>
        <table:table-row table:style-name="ro1">
          <table:table-cell office:value-type="float" office:value="3141101" calcext:value-type="float">
            <text:p>3141101</text:p>
          </table:table-cell>
          <table:table-cell office:value-type="float" office:value="231070201262.055" calcext:value-type="float">
            <text:p>231070201262.055</text:p>
          </table:table-cell>
          <table:table-cell table:formula="of:=VLOOKUP([.A437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102" calcext:value-type="float">
            <text:p>3141102</text:p>
          </table:table-cell>
          <table:table-cell office:value-type="float" office:value="22527804025.3051" calcext:value-type="float">
            <text:p>22527804025.3051</text:p>
          </table:table-cell>
          <table:table-cell table:formula="of:=VLOOKUP([.A438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103" calcext:value-type="float">
            <text:p>3141103</text:p>
          </table:table-cell>
          <table:table-cell office:value-type="float" office:value="39512924014.9732" calcext:value-type="float">
            <text:p>39512924014.9732</text:p>
          </table:table-cell>
          <table:table-cell table:formula="of:=VLOOKUP([.A439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111" calcext:value-type="float">
            <text:p>3141111</text:p>
          </table:table-cell>
          <table:table-cell office:value-type="float" office:value="73516113101.4988" calcext:value-type="float">
            <text:p>73516113101.4988</text:p>
          </table:table-cell>
          <table:table-cell table:formula="of:=VLOOKUP([.A440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112" calcext:value-type="float">
            <text:p>3141112</text:p>
          </table:table-cell>
          <table:table-cell office:value-type="float" office:value="8498880215.37481" calcext:value-type="float">
            <text:p>8498880215.37481</text:p>
          </table:table-cell>
          <table:table-cell table:formula="of:=VLOOKUP([.A441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113" calcext:value-type="float">
            <text:p>3141113</text:p>
          </table:table-cell>
          <table:table-cell office:value-type="float" office:value="11328878368.0279" calcext:value-type="float">
            <text:p>11328878368.0279</text:p>
          </table:table-cell>
          <table:table-cell table:formula="of:=VLOOKUP([.A442];[$r_coefficients.$M$1:.$N$820];2;1)" office:value-type="float" office:value="0.182" calcext:value-type="float">
            <text:p>0.182</text:p>
          </table:table-cell>
          <table:table-cell table:number-columns-repeated="1021"/>
        </table:table-row>
        <table:table-row table:style-name="ro1">
          <table:table-cell office:value-type="float" office:value="3141201" calcext:value-type="float">
            <text:p>3141201</text:p>
          </table:table-cell>
          <table:table-cell office:value-type="float" office:value="45020571819.5788" calcext:value-type="float">
            <text:p>45020571819.5788</text:p>
          </table:table-cell>
          <table:table-cell table:formula="of:=VLOOKUP([.A443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1202" calcext:value-type="float">
            <text:p>3141202</text:p>
          </table:table-cell>
          <table:table-cell office:value-type="float" office:value="8165863325.86183" calcext:value-type="float">
            <text:p>8165863325.86183</text:p>
          </table:table-cell>
          <table:table-cell table:formula="of:=VLOOKUP([.A444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1203" calcext:value-type="float">
            <text:p>3141203</text:p>
          </table:table-cell>
          <table:table-cell office:value-type="float" office:value="9760034787.24831" calcext:value-type="float">
            <text:p>9760034787.24831</text:p>
          </table:table-cell>
          <table:table-cell table:formula="of:=VLOOKUP([.A445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1211" calcext:value-type="float">
            <text:p>3141211</text:p>
          </table:table-cell>
          <table:table-cell office:value-type="float" office:value="13342852439.7534" calcext:value-type="float">
            <text:p>13342852439.7534</text:p>
          </table:table-cell>
          <table:table-cell table:formula="of:=VLOOKUP([.A446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1212" calcext:value-type="float">
            <text:p>3141212</text:p>
          </table:table-cell>
          <table:table-cell office:value-type="float" office:value="2595336965.29426" calcext:value-type="float">
            <text:p>2595336965.29426</text:p>
          </table:table-cell>
          <table:table-cell table:formula="of:=VLOOKUP([.A447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1213" calcext:value-type="float">
            <text:p>3141213</text:p>
          </table:table-cell>
          <table:table-cell office:value-type="float" office:value="6613852785.30531" calcext:value-type="float">
            <text:p>6613852785.30531</text:p>
          </table:table-cell>
          <table:table-cell table:formula="of:=VLOOKUP([.A448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2101" calcext:value-type="float">
            <text:p>3142101</text:p>
          </table:table-cell>
          <table:table-cell office:value-type="float" office:value="9297885655.75144" calcext:value-type="float">
            <text:p>9297885655.75144</text:p>
          </table:table-cell>
          <table:table-cell table:formula="of:=VLOOKUP([.A449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102" calcext:value-type="float">
            <text:p>3142102</text:p>
          </table:table-cell>
          <table:table-cell office:value-type="float" office:value="6769916552.72599" calcext:value-type="float">
            <text:p>6769916552.72599</text:p>
          </table:table-cell>
          <table:table-cell table:formula="of:=VLOOKUP([.A450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103" calcext:value-type="float">
            <text:p>3142103</text:p>
          </table:table-cell>
          <table:table-cell office:value-type="float" office:value="24557268446.0331" calcext:value-type="float">
            <text:p>24557268446.0331</text:p>
          </table:table-cell>
          <table:table-cell table:formula="of:=VLOOKUP([.A451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111" calcext:value-type="float">
            <text:p>3142111</text:p>
          </table:table-cell>
          <table:table-cell office:value-type="float" office:value="6354792235.49318" calcext:value-type="float">
            <text:p>6354792235.49318</text:p>
          </table:table-cell>
          <table:table-cell table:formula="of:=VLOOKUP([.A452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112" calcext:value-type="float">
            <text:p>3142112</text:p>
          </table:table-cell>
          <table:table-cell office:value-type="float" office:value="4577491602.33069" calcext:value-type="float">
            <text:p>4577491602.33069</text:p>
          </table:table-cell>
          <table:table-cell table:formula="of:=VLOOKUP([.A453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113" calcext:value-type="float">
            <text:p>3142113</text:p>
          </table:table-cell>
          <table:table-cell office:value-type="float" office:value="18938259983.3448" calcext:value-type="float">
            <text:p>18938259983.3448</text:p>
          </table:table-cell>
          <table:table-cell table:formula="of:=VLOOKUP([.A454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01" calcext:value-type="float">
            <text:p>3142201</text:p>
          </table:table-cell>
          <table:table-cell office:value-type="float" office:value="5705942186.10901" calcext:value-type="float">
            <text:p>5705942186.10901</text:p>
          </table:table-cell>
          <table:table-cell table:formula="of:=VLOOKUP([.A455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02" calcext:value-type="float">
            <text:p>3142202</text:p>
          </table:table-cell>
          <table:table-cell office:value-type="float" office:value="4243594300.52395" calcext:value-type="float">
            <text:p>4243594300.52395</text:p>
          </table:table-cell>
          <table:table-cell table:formula="of:=VLOOKUP([.A456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03" calcext:value-type="float">
            <text:p>3142203</text:p>
          </table:table-cell>
          <table:table-cell office:value-type="float" office:value="9548994389.17163" calcext:value-type="float">
            <text:p>9548994389.17163</text:p>
          </table:table-cell>
          <table:table-cell table:formula="of:=VLOOKUP([.A457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11" calcext:value-type="float">
            <text:p>3142211</text:p>
          </table:table-cell>
          <table:table-cell office:value-type="float" office:value="3764119597.12231" calcext:value-type="float">
            <text:p>3764119597.12231</text:p>
          </table:table-cell>
          <table:table-cell table:formula="of:=VLOOKUP([.A458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12" calcext:value-type="float">
            <text:p>3142212</text:p>
          </table:table-cell>
          <table:table-cell office:value-type="float" office:value="2985030103.483" calcext:value-type="float">
            <text:p>2985030103.483</text:p>
          </table:table-cell>
          <table:table-cell table:formula="of:=VLOOKUP([.A459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2213" calcext:value-type="float">
            <text:p>3142213</text:p>
          </table:table-cell>
          <table:table-cell office:value-type="float" office:value="14595014978.0459" calcext:value-type="float">
            <text:p>14595014978.0459</text:p>
          </table:table-cell>
          <table:table-cell table:formula="of:=VLOOKUP([.A460];[$r_coefficients.$M$1:.$N$820];2;1)" office:value-type="float" office:value="0.172" calcext:value-type="float">
            <text:p>0.172</text:p>
          </table:table-cell>
          <table:table-cell table:number-columns-repeated="1021"/>
        </table:table-row>
        <table:table-row table:style-name="ro1">
          <table:table-cell office:value-type="float" office:value="3143101" calcext:value-type="float">
            <text:p>3143101</text:p>
          </table:table-cell>
          <table:table-cell office:value-type="float" office:value="9260699912.33869" calcext:value-type="float">
            <text:p>9260699912.33869</text:p>
          </table:table-cell>
          <table:table-cell table:formula="of:=VLOOKUP([.A461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102" calcext:value-type="float">
            <text:p>3143102</text:p>
          </table:table-cell>
          <table:table-cell office:value-type="float" office:value="7110016036.45084" calcext:value-type="float">
            <text:p>7110016036.45084</text:p>
          </table:table-cell>
          <table:table-cell table:formula="of:=VLOOKUP([.A462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103" calcext:value-type="float">
            <text:p>3143103</text:p>
          </table:table-cell>
          <table:table-cell office:value-type="float" office:value="37469146685.7204" calcext:value-type="float">
            <text:p>37469146685.7204</text:p>
          </table:table-cell>
          <table:table-cell table:formula="of:=VLOOKUP([.A463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111" calcext:value-type="float">
            <text:p>3143111</text:p>
          </table:table-cell>
          <table:table-cell office:value-type="float" office:value="518134506.785024" calcext:value-type="float">
            <text:p>518134506.785024</text:p>
          </table:table-cell>
          <table:table-cell table:formula="of:=VLOOKUP([.A464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112" calcext:value-type="float">
            <text:p>3143112</text:p>
          </table:table-cell>
          <table:table-cell office:value-type="float" office:value="340154086.160269" calcext:value-type="float">
            <text:p>340154086.160269</text:p>
          </table:table-cell>
          <table:table-cell table:formula="of:=VLOOKUP([.A465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113" calcext:value-type="float">
            <text:p>3143113</text:p>
          </table:table-cell>
          <table:table-cell office:value-type="float" office:value="1714966383.19127" calcext:value-type="float">
            <text:p>1714966383.19127</text:p>
          </table:table-cell>
          <table:table-cell table:formula="of:=VLOOKUP([.A466];[$r_coefficients.$M$1:.$N$820];2;1)" office:value-type="float" office:value="0.359" calcext:value-type="float">
            <text:p>0.359</text:p>
          </table:table-cell>
          <table:table-cell table:number-columns-repeated="1021"/>
        </table:table-row>
        <table:table-row table:style-name="ro1">
          <table:table-cell office:value-type="float" office:value="3143201" calcext:value-type="float">
            <text:p>3143201</text:p>
          </table:table-cell>
          <table:table-cell office:value-type="float" office:value="6647216610.71571" calcext:value-type="float">
            <text:p>6647216610.71571</text:p>
          </table:table-cell>
          <table:table-cell table:formula="of:=VLOOKUP([.A467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3202" calcext:value-type="float">
            <text:p>3143202</text:p>
          </table:table-cell>
          <table:table-cell office:value-type="float" office:value="5697053420.60948" calcext:value-type="float">
            <text:p>5697053420.60948</text:p>
          </table:table-cell>
          <table:table-cell table:formula="of:=VLOOKUP([.A468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3203" calcext:value-type="float">
            <text:p>3143203</text:p>
          </table:table-cell>
          <table:table-cell office:value-type="float" office:value="7372870676.13887" calcext:value-type="float">
            <text:p>7372870676.13887</text:p>
          </table:table-cell>
          <table:table-cell table:formula="of:=VLOOKUP([.A469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3211" calcext:value-type="float">
            <text:p>3143211</text:p>
          </table:table-cell>
          <table:table-cell office:value-type="float" office:value="615569523.16981" calcext:value-type="float">
            <text:p>615569523.16981</text:p>
          </table:table-cell>
          <table:table-cell table:formula="of:=VLOOKUP([.A470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3212" calcext:value-type="float">
            <text:p>3143212</text:p>
          </table:table-cell>
          <table:table-cell office:value-type="float" office:value="554780282.756541" calcext:value-type="float">
            <text:p>554780282.756541</text:p>
          </table:table-cell>
          <table:table-cell table:formula="of:=VLOOKUP([.A471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43213" calcext:value-type="float">
            <text:p>3143213</text:p>
          </table:table-cell>
          <table:table-cell office:value-type="float" office:value="2662229678.48273" calcext:value-type="float">
            <text:p>2662229678.48273</text:p>
          </table:table-cell>
          <table:table-cell table:formula="of:=VLOOKUP([.A472];[$r_coefficients.$M$1:.$N$820];2;1)" office:value-type="float" office:value="0.206" calcext:value-type="float">
            <text:p>0.206</text:p>
          </table:table-cell>
          <table:table-cell table:number-columns-repeated="1021"/>
        </table:table-row>
        <table:table-row table:style-name="ro1">
          <table:table-cell office:value-type="float" office:value="3151101" calcext:value-type="float">
            <text:p>3151101</text:p>
          </table:table-cell>
          <table:table-cell office:value-type="float" office:value="22070057708.1934" calcext:value-type="float">
            <text:p>22070057708.1934</text:p>
          </table:table-cell>
          <table:table-cell table:formula="of:=VLOOKUP([.A473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1102" calcext:value-type="float">
            <text:p>3151102</text:p>
          </table:table-cell>
          <table:table-cell office:value-type="float" office:value="4896732873.69195" calcext:value-type="float">
            <text:p>4896732873.69195</text:p>
          </table:table-cell>
          <table:table-cell table:formula="of:=VLOOKUP([.A474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1103" calcext:value-type="float">
            <text:p>3151103</text:p>
          </table:table-cell>
          <table:table-cell office:value-type="float" office:value="8015727417.50839" calcext:value-type="float">
            <text:p>8015727417.50839</text:p>
          </table:table-cell>
          <table:table-cell table:formula="of:=VLOOKUP([.A475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1201" calcext:value-type="float">
            <text:p>3151201</text:p>
          </table:table-cell>
          <table:table-cell office:value-type="float" office:value="818510982.860851" calcext:value-type="float">
            <text:p>818510982.860851</text:p>
          </table:table-cell>
          <table:table-cell table:formula="of:=VLOOKUP([.A476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1202" calcext:value-type="float">
            <text:p>3151202</text:p>
          </table:table-cell>
          <table:table-cell office:value-type="float" office:value="677181796.146519" calcext:value-type="float">
            <text:p>677181796.146519</text:p>
          </table:table-cell>
          <table:table-cell table:formula="of:=VLOOKUP([.A477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1203" calcext:value-type="float">
            <text:p>3151203</text:p>
          </table:table-cell>
          <table:table-cell office:value-type="float" office:value="2121059011.75355" calcext:value-type="float">
            <text:p>2121059011.75355</text:p>
          </table:table-cell>
          <table:table-cell table:formula="of:=VLOOKUP([.A478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2101" calcext:value-type="float">
            <text:p>3152101</text:p>
          </table:table-cell>
          <table:table-cell office:value-type="float" office:value="4629991370.41271" calcext:value-type="float">
            <text:p>4629991370.41271</text:p>
          </table:table-cell>
          <table:table-cell table:formula="of:=VLOOKUP([.A479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2102" calcext:value-type="float">
            <text:p>3152102</text:p>
          </table:table-cell>
          <table:table-cell office:value-type="float" office:value="4887009742.93308" calcext:value-type="float">
            <text:p>4887009742.93308</text:p>
          </table:table-cell>
          <table:table-cell table:formula="of:=VLOOKUP([.A480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2103" calcext:value-type="float">
            <text:p>3152103</text:p>
          </table:table-cell>
          <table:table-cell office:value-type="float" office:value="57369879224.29" calcext:value-type="float">
            <text:p>57369879224.29</text:p>
          </table:table-cell>
          <table:table-cell table:formula="of:=VLOOKUP([.A481];[$r_coefficients.$M$1:.$N$820];2;1)" office:value-type="float" office:value="0.313" calcext:value-type="float">
            <text:p>0.313</text:p>
          </table:table-cell>
          <table:table-cell table:number-columns-repeated="1021"/>
        </table:table-row>
        <table:table-row table:style-name="ro1">
          <table:table-cell office:value-type="float" office:value="3152201" calcext:value-type="float">
            <text:p>3152201</text:p>
          </table:table-cell>
          <table:table-cell office:value-type="float" office:value="422405520.174687" calcext:value-type="float">
            <text:p>422405520.174687</text:p>
          </table:table-cell>
          <table:table-cell table:formula="of:=VLOOKUP([.A482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2202" calcext:value-type="float">
            <text:p>3152202</text:p>
          </table:table-cell>
          <table:table-cell office:value-type="float" office:value="579587445.337698" calcext:value-type="float">
            <text:p>579587445.337698</text:p>
          </table:table-cell>
          <table:table-cell table:formula="of:=VLOOKUP([.A483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2203" calcext:value-type="float">
            <text:p>3152203</text:p>
          </table:table-cell>
          <table:table-cell office:value-type="float" office:value="3691113952.56768" calcext:value-type="float">
            <text:p>3691113952.56768</text:p>
          </table:table-cell>
          <table:table-cell table:formula="of:=VLOOKUP([.A484];[$r_coefficients.$M$1:.$N$820];2;1)" office:value-type="float" office:value="0.188" calcext:value-type="float">
            <text:p>0.188</text:p>
          </table:table-cell>
          <table:table-cell table:number-columns-repeated="1021"/>
        </table:table-row>
        <table:table-row table:style-name="ro1">
          <table:table-cell office:value-type="float" office:value="3153101" calcext:value-type="float">
            <text:p>3153101</text:p>
          </table:table-cell>
          <table:table-cell office:value-type="float" office:value="92039347.506755" calcext:value-type="float">
            <text:p>92039347.506755</text:p>
          </table:table-cell>
          <table:table-cell table:formula="of:=VLOOKUP([.A485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153102" calcext:value-type="float">
            <text:p>3153102</text:p>
          </table:table-cell>
          <table:table-cell office:value-type="float" office:value="45179802.694717" calcext:value-type="float">
            <text:p>45179802.694717</text:p>
          </table:table-cell>
          <table:table-cell table:formula="of:=VLOOKUP([.A486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153103" calcext:value-type="float">
            <text:p>3153103</text:p>
          </table:table-cell>
          <table:table-cell office:value-type="float" office:value="298286941.695096" calcext:value-type="float">
            <text:p>298286941.695096</text:p>
          </table:table-cell>
          <table:table-cell table:formula="of:=VLOOKUP([.A487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153201" calcext:value-type="float">
            <text:p>3153201</text:p>
          </table:table-cell>
          <table:table-cell office:value-type="float" office:value="66235999.993131" calcext:value-type="float">
            <text:p>66235999.993131</text:p>
          </table:table-cell>
          <table:table-cell table:formula="of:=VLOOKUP([.A488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153202" calcext:value-type="float">
            <text:p>3153202</text:p>
          </table:table-cell>
          <table:table-cell office:value-type="float" office:value="146136231.359358" calcext:value-type="float">
            <text:p>146136231.359358</text:p>
          </table:table-cell>
          <table:table-cell table:formula="of:=VLOOKUP([.A489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153203" calcext:value-type="float">
            <text:p>3153203</text:p>
          </table:table-cell>
          <table:table-cell office:value-type="float" office:value="1031419639.56539" calcext:value-type="float">
            <text:p>1031419639.56539</text:p>
          </table:table-cell>
          <table:table-cell table:formula="of:=VLOOKUP([.A490];[$r_coefficients.$M$1:.$N$820];2;1)" office:value-type="float" office:value="0.294" calcext:value-type="float">
            <text:p>0.294</text:p>
          </table:table-cell>
          <table:table-cell table:number-columns-repeated="1021"/>
        </table:table-row>
        <table:table-row table:style-name="ro1">
          <table:table-cell office:value-type="float" office:value="3221101" calcext:value-type="float">
            <text:p>3221101</text:p>
          </table:table-cell>
          <table:table-cell office:value-type="float" office:value="477917218449.023" calcext:value-type="float">
            <text:p>477917218449.023</text:p>
          </table:table-cell>
          <table:table-cell table:formula="of:=VLOOKUP([.A491];[$r_coefficients.$M$1:.$N$820];2;1)" office:value-type="float" office:value="0.2695" calcext:value-type="float">
            <text:p>0.2695</text:p>
          </table:table-cell>
          <table:table-cell table:number-columns-repeated="1021"/>
        </table:table-row>
        <table:table-row table:style-name="ro1">
          <table:table-cell office:value-type="float" office:value="3221102" calcext:value-type="float">
            <text:p>3221102</text:p>
          </table:table-cell>
          <table:table-cell office:value-type="float" office:value="189648578852.831" calcext:value-type="float">
            <text:p>189648578852.831</text:p>
          </table:table-cell>
          <table:table-cell table:formula="of:=VLOOKUP([.A492];[$r_coefficients.$M$1:.$N$820];2;1)" office:value-type="float" office:value="0.2695" calcext:value-type="float">
            <text:p>0.2695</text:p>
          </table:table-cell>
          <table:table-cell table:number-columns-repeated="1021"/>
        </table:table-row>
        <table:table-row table:style-name="ro1">
          <table:table-cell office:value-type="float" office:value="3221103" calcext:value-type="float">
            <text:p>3221103</text:p>
          </table:table-cell>
          <table:table-cell office:value-type="float" office:value="229446500500.755" calcext:value-type="float">
            <text:p>229446500500.755</text:p>
          </table:table-cell>
          <table:table-cell table:formula="of:=VLOOKUP([.A493];[$r_coefficients.$M$1:.$N$820];2;1)" office:value-type="float" office:value="0.2695" calcext:value-type="float">
            <text:p>0.2695</text:p>
          </table:table-cell>
          <table:table-cell table:number-columns-repeated="1021"/>
        </table:table-row>
        <table:table-row table:style-name="ro1">
          <table:table-cell office:value-type="float" office:value="3221201" calcext:value-type="float">
            <text:p>3221201</text:p>
          </table:table-cell>
          <table:table-cell office:value-type="float" office:value="1065149352.32216" calcext:value-type="float">
            <text:p>1065149352.32216</text:p>
          </table:table-cell>
          <table:table-cell table:formula="of:=VLOOKUP([.A494];[$r_coefficients.$M$1:.$N$820];2;1)"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3221202" calcext:value-type="float">
            <text:p>3221202</text:p>
          </table:table-cell>
          <table:table-cell office:value-type="float" office:value="119058956.497952" calcext:value-type="float">
            <text:p>119058956.497952</text:p>
          </table:table-cell>
          <table:table-cell table:formula="of:=VLOOKUP([.A495];[$r_coefficients.$M$1:.$N$820];2;1)"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3221203" calcext:value-type="float">
            <text:p>3221203</text:p>
          </table:table-cell>
          <table:table-cell office:value-type="float" office:value="133949112.327661" calcext:value-type="float">
            <text:p>133949112.327661</text:p>
          </table:table-cell>
          <table:table-cell table:formula="of:=VLOOKUP([.A496];[$r_coefficients.$M$1:.$N$820];2;1)"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3222101" calcext:value-type="float">
            <text:p>3222101</text:p>
          </table:table-cell>
          <table:table-cell office:value-type="float" office:value="112387318251.611" calcext:value-type="float">
            <text:p>112387318251.611</text:p>
          </table:table-cell>
          <table:table-cell table:formula="of:=VLOOKUP([.A497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222102" calcext:value-type="float">
            <text:p>3222102</text:p>
          </table:table-cell>
          <table:table-cell office:value-type="float" office:value="153553996270.82" calcext:value-type="float">
            <text:p>153553996270.82</text:p>
          </table:table-cell>
          <table:table-cell table:formula="of:=VLOOKUP([.A498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222103" calcext:value-type="float">
            <text:p>3222103</text:p>
          </table:table-cell>
          <table:table-cell office:value-type="float" office:value="246328724593.081" calcext:value-type="float">
            <text:p>246328724593.081</text:p>
          </table:table-cell>
          <table:table-cell table:formula="of:=VLOOKUP([.A499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222201" calcext:value-type="float">
            <text:p>3222201</text:p>
          </table:table-cell>
          <table:table-cell office:value-type="float" office:value="143075644.789693" calcext:value-type="float">
            <text:p>143075644.789693</text:p>
          </table:table-cell>
          <table:table-cell table:formula="of:=VLOOKUP([.A500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222202" calcext:value-type="float">
            <text:p>3222202</text:p>
          </table:table-cell>
          <table:table-cell office:value-type="float" office:value="117663475.787709" calcext:value-type="float">
            <text:p>117663475.787709</text:p>
          </table:table-cell>
          <table:table-cell table:formula="of:=VLOOKUP([.A501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222203" calcext:value-type="float">
            <text:p>3222203</text:p>
          </table:table-cell>
          <table:table-cell office:value-type="float" office:value="218655915.296025" calcext:value-type="float">
            <text:p>218655915.296025</text:p>
          </table:table-cell>
          <table:table-cell table:formula="of:=VLOOKUP([.A502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223101" calcext:value-type="float">
            <text:p>3223101</text:p>
          </table:table-cell>
          <table:table-cell office:value-type="float" office:value="119777554272.427" calcext:value-type="float">
            <text:p>119777554272.427</text:p>
          </table:table-cell>
          <table:table-cell table:formula="of:=VLOOKUP([.A503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23102" calcext:value-type="float">
            <text:p>3223102</text:p>
          </table:table-cell>
          <table:table-cell office:value-type="float" office:value="77247226349.3642" calcext:value-type="float">
            <text:p>77247226349.3642</text:p>
          </table:table-cell>
          <table:table-cell table:formula="of:=VLOOKUP([.A504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23103" calcext:value-type="float">
            <text:p>3223103</text:p>
          </table:table-cell>
          <table:table-cell office:value-type="float" office:value="73342089857.0124" calcext:value-type="float">
            <text:p>73342089857.0124</text:p>
          </table:table-cell>
          <table:table-cell table:formula="of:=VLOOKUP([.A505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23201" calcext:value-type="float">
            <text:p>3223201</text:p>
          </table:table-cell>
          <table:table-cell office:value-type="float" office:value="90141626.680995" calcext:value-type="float">
            <text:p>90141626.680995</text:p>
          </table:table-cell>
          <table:table-cell table:formula="of:=VLOOKUP([.A506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23202" calcext:value-type="float">
            <text:p>3223202</text:p>
          </table:table-cell>
          <table:table-cell office:value-type="float" office:value="29605028.047387" calcext:value-type="float">
            <text:p>29605028.047387</text:p>
          </table:table-cell>
          <table:table-cell table:formula="of:=VLOOKUP([.A50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23203" calcext:value-type="float">
            <text:p>3223203</text:p>
          </table:table-cell>
          <table:table-cell office:value-type="float" office:value="30230129.020459" calcext:value-type="float">
            <text:p>30230129.020459</text:p>
          </table:table-cell>
          <table:table-cell table:formula="of:=VLOOKUP([.A50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1101" calcext:value-type="float">
            <text:p>3231101</text:p>
          </table:table-cell>
          <table:table-cell office:value-type="float" office:value="322432351820.602" calcext:value-type="float">
            <text:p>322432351820.602</text:p>
          </table:table-cell>
          <table:table-cell table:formula="of:=VLOOKUP([.A509];[$r_coefficients.$M$1:.$N$820];2;1)" office:value-type="float" office:value="0.2835" calcext:value-type="float">
            <text:p>0.2835</text:p>
          </table:table-cell>
          <table:table-cell table:number-columns-repeated="1021"/>
        </table:table-row>
        <table:table-row table:style-name="ro1">
          <table:table-cell office:value-type="float" office:value="3231102" calcext:value-type="float">
            <text:p>3231102</text:p>
          </table:table-cell>
          <table:table-cell office:value-type="float" office:value="62780628028.8703" calcext:value-type="float">
            <text:p>62780628028.8703</text:p>
          </table:table-cell>
          <table:table-cell table:formula="of:=VLOOKUP([.A510];[$r_coefficients.$M$1:.$N$820];2;1)" office:value-type="float" office:value="0.2835" calcext:value-type="float">
            <text:p>0.2835</text:p>
          </table:table-cell>
          <table:table-cell table:number-columns-repeated="1021"/>
        </table:table-row>
        <table:table-row table:style-name="ro1">
          <table:table-cell office:value-type="float" office:value="3231103" calcext:value-type="float">
            <text:p>3231103</text:p>
          </table:table-cell>
          <table:table-cell office:value-type="float" office:value="39519075420.2074" calcext:value-type="float">
            <text:p>39519075420.2074</text:p>
          </table:table-cell>
          <table:table-cell table:formula="of:=VLOOKUP([.A511];[$r_coefficients.$M$1:.$N$820];2;1)" office:value-type="float" office:value="0.2835" calcext:value-type="float">
            <text:p>0.2835</text:p>
          </table:table-cell>
          <table:table-cell table:number-columns-repeated="1021"/>
        </table:table-row>
        <table:table-row table:style-name="ro1">
          <table:table-cell office:value-type="float" office:value="3231111" calcext:value-type="float">
            <text:p>3231111</text:p>
          </table:table-cell>
          <table:table-cell office:value-type="float" office:value="76353645.620844" calcext:value-type="float">
            <text:p>76353645.620844</text:p>
          </table:table-cell>
          <table:table-cell table:formula="of:=VLOOKUP([.A512];[$r_coefficients.$M$1:.$N$820];2;1)" office:value-type="float" office:value="0.2685" calcext:value-type="float">
            <text:p>0.2685</text:p>
          </table:table-cell>
          <table:table-cell table:number-columns-repeated="1021"/>
        </table:table-row>
        <table:table-row table:style-name="ro1">
          <table:table-cell office:value-type="float" office:value="3231112" calcext:value-type="float">
            <text:p>3231112</text:p>
          </table:table-cell>
          <table:table-cell office:value-type="float" office:value="9162095.414557" calcext:value-type="float">
            <text:p>9162095.414557</text:p>
          </table:table-cell>
          <table:table-cell table:formula="of:=VLOOKUP([.A513];[$r_coefficients.$M$1:.$N$820];2;1)" office:value-type="float" office:value="0.2685" calcext:value-type="float">
            <text:p>0.2685</text:p>
          </table:table-cell>
          <table:table-cell table:number-columns-repeated="1021"/>
        </table:table-row>
        <table:table-row table:style-name="ro1">
          <table:table-cell office:value-type="float" office:value="3231113" calcext:value-type="float">
            <text:p>3231113</text:p>
          </table:table-cell>
          <table:table-cell office:value-type="float" office:value="2588557.908898" calcext:value-type="float">
            <text:p>2588557.908898</text:p>
          </table:table-cell>
          <table:table-cell table:formula="of:=VLOOKUP([.A514];[$r_coefficients.$M$1:.$N$820];2;1)" office:value-type="float" office:value="0.2685" calcext:value-type="float">
            <text:p>0.2685</text:p>
          </table:table-cell>
          <table:table-cell table:number-columns-repeated="1021"/>
        </table:table-row>
        <table:table-row table:style-name="ro1">
          <table:table-cell office:value-type="float" office:value="3231201" calcext:value-type="float">
            <text:p>3231201</text:p>
          </table:table-cell>
          <table:table-cell office:value-type="float" office:value="2077804253.10848" calcext:value-type="float">
            <text:p>2077804253.10848</text:p>
          </table:table-cell>
          <table:table-cell table:formula="of:=VLOOKUP([.A515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1202" calcext:value-type="float">
            <text:p>3231202</text:p>
          </table:table-cell>
          <table:table-cell office:value-type="float" office:value="1357416858.97423" calcext:value-type="float">
            <text:p>1357416858.97423</text:p>
          </table:table-cell>
          <table:table-cell table:formula="of:=VLOOKUP([.A516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1203" calcext:value-type="float">
            <text:p>3231203</text:p>
          </table:table-cell>
          <table:table-cell office:value-type="float" office:value="160952442.91633" calcext:value-type="float">
            <text:p>160952442.91633</text:p>
          </table:table-cell>
          <table:table-cell table:formula="of:=VLOOKUP([.A517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1211" calcext:value-type="float">
            <text:p>3231211</text:p>
          </table:table-cell>
          <table:table-cell office:value-type="float" office:value="500992.367751" calcext:value-type="float">
            <text:p>500992.367751</text:p>
          </table:table-cell>
          <table:table-cell table:formula="of:=VLOOKUP([.A518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1212" calcext:value-type="float">
            <text:p>3231212</text:p>
          </table:table-cell>
          <table:table-cell office:value-type="float" office:value="907786.660536" calcext:value-type="float">
            <text:p>907786.660536</text:p>
          </table:table-cell>
          <table:table-cell table:formula="of:=VLOOKUP([.A519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1213" calcext:value-type="float">
            <text:p>3231213</text:p>
          </table:table-cell>
          <table:table-cell office:value-type="float" office:value="384789.948948" calcext:value-type="float">
            <text:p>384789.948948</text:p>
          </table:table-cell>
          <table:table-cell table:formula="of:=VLOOKUP([.A520];[$r_coefficients.$M$1:.$N$820];2;1)" office:value-type="float" office:value="0.31475" calcext:value-type="float">
            <text:p>0.31475</text:p>
          </table:table-cell>
          <table:table-cell table:number-columns-repeated="1021"/>
        </table:table-row>
        <table:table-row table:style-name="ro1">
          <table:table-cell office:value-type="float" office:value="3232101" calcext:value-type="float">
            <text:p>3232101</text:p>
          </table:table-cell>
          <table:table-cell office:value-type="float" office:value="225473982744.116" calcext:value-type="float">
            <text:p>225473982744.116</text:p>
          </table:table-cell>
          <table:table-cell table:formula="of:=VLOOKUP([.A521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102" calcext:value-type="float">
            <text:p>3232102</text:p>
          </table:table-cell>
          <table:table-cell office:value-type="float" office:value="231262632905.906" calcext:value-type="float">
            <text:p>231262632905.906</text:p>
          </table:table-cell>
          <table:table-cell table:formula="of:=VLOOKUP([.A522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103" calcext:value-type="float">
            <text:p>3232103</text:p>
          </table:table-cell>
          <table:table-cell office:value-type="float" office:value="97364992269.1283" calcext:value-type="float">
            <text:p>97364992269.1283</text:p>
          </table:table-cell>
          <table:table-cell table:formula="of:=VLOOKUP([.A523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111" calcext:value-type="float">
            <text:p>3232111</text:p>
          </table:table-cell>
          <table:table-cell office:value-type="float" office:value="27463426.636486" calcext:value-type="float">
            <text:p>27463426.636486</text:p>
          </table:table-cell>
          <table:table-cell table:formula="of:=VLOOKUP([.A524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112" calcext:value-type="float">
            <text:p>3232112</text:p>
          </table:table-cell>
          <table:table-cell office:value-type="float" office:value="32973630.693618" calcext:value-type="float">
            <text:p>32973630.693618</text:p>
          </table:table-cell>
          <table:table-cell table:formula="of:=VLOOKUP([.A525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113" calcext:value-type="float">
            <text:p>3232113</text:p>
          </table:table-cell>
          <table:table-cell office:value-type="float" office:value="21272342.762539" calcext:value-type="float">
            <text:p>21272342.762539</text:p>
          </table:table-cell>
          <table:table-cell table:formula="of:=VLOOKUP([.A526];[$r_coefficients.$M$1:.$N$820];2;1)" office:value-type="float" office:value="0.305" calcext:value-type="float">
            <text:p>0.305</text:p>
          </table:table-cell>
          <table:table-cell table:number-columns-repeated="1021"/>
        </table:table-row>
        <table:table-row table:style-name="ro1">
          <table:table-cell office:value-type="float" office:value="3232201" calcext:value-type="float">
            <text:p>3232201</text:p>
          </table:table-cell>
          <table:table-cell office:value-type="float" office:value="1692423341.93978" calcext:value-type="float">
            <text:p>1692423341.93978</text:p>
          </table:table-cell>
          <table:table-cell table:formula="of:=VLOOKUP([.A527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2202" calcext:value-type="float">
            <text:p>3232202</text:p>
          </table:table-cell>
          <table:table-cell office:value-type="float" office:value="3096465081.55687" calcext:value-type="float">
            <text:p>3096465081.55687</text:p>
          </table:table-cell>
          <table:table-cell table:formula="of:=VLOOKUP([.A528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2203" calcext:value-type="float">
            <text:p>3232203</text:p>
          </table:table-cell>
          <table:table-cell office:value-type="float" office:value="1583621835.89609" calcext:value-type="float">
            <text:p>1583621835.89609</text:p>
          </table:table-cell>
          <table:table-cell table:formula="of:=VLOOKUP([.A529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2211" calcext:value-type="float">
            <text:p>3232211</text:p>
          </table:table-cell>
          <table:table-cell office:value-type="float" office:value="2232288.8074" calcext:value-type="float">
            <text:p>2232288.8074</text:p>
          </table:table-cell>
          <table:table-cell table:formula="of:=VLOOKUP([.A530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2212" calcext:value-type="float">
            <text:p>3232212</text:p>
          </table:table-cell>
          <table:table-cell office:value-type="float" office:value="4223249.386527" calcext:value-type="float">
            <text:p>4223249.386527</text:p>
          </table:table-cell>
          <table:table-cell table:formula="of:=VLOOKUP([.A531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2213" calcext:value-type="float">
            <text:p>3232213</text:p>
          </table:table-cell>
          <table:table-cell office:value-type="float" office:value="7073393.195962" calcext:value-type="float">
            <text:p>7073393.195962</text:p>
          </table:table-cell>
          <table:table-cell table:formula="of:=VLOOKUP([.A532];[$r_coefficients.$M$1:.$N$820];2;1)" office:value-type="float" office:value="0.221" calcext:value-type="float">
            <text:p>0.221</text:p>
          </table:table-cell>
          <table:table-cell table:number-columns-repeated="1021"/>
        </table:table-row>
        <table:table-row table:style-name="ro1">
          <table:table-cell office:value-type="float" office:value="3233101" calcext:value-type="float">
            <text:p>3233101</text:p>
          </table:table-cell>
          <table:table-cell office:value-type="float" office:value="39519725774.8608" calcext:value-type="float">
            <text:p>39519725774.8608</text:p>
          </table:table-cell>
          <table:table-cell table:formula="of:=VLOOKUP([.A533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33102" calcext:value-type="float">
            <text:p>3233102</text:p>
          </table:table-cell>
          <table:table-cell office:value-type="float" office:value="48210633734.0065" calcext:value-type="float">
            <text:p>48210633734.0065</text:p>
          </table:table-cell>
          <table:table-cell table:formula="of:=VLOOKUP([.A534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33103" calcext:value-type="float">
            <text:p>3233103</text:p>
          </table:table-cell>
          <table:table-cell office:value-type="float" office:value="39000066614.7796" calcext:value-type="float">
            <text:p>39000066614.7796</text:p>
          </table:table-cell>
          <table:table-cell table:formula="of:=VLOOKUP([.A535];[$r_coefficients.$M$1:.$N$820];2;1)" office:value-type="float" office:value="0.262" calcext:value-type="float">
            <text:p>0.262</text:p>
          </table:table-cell>
          <table:table-cell table:number-columns-repeated="1021"/>
        </table:table-row>
        <table:table-row table:style-name="ro1">
          <table:table-cell office:value-type="float" office:value="3233201" calcext:value-type="float">
            <text:p>3233201</text:p>
          </table:table-cell>
          <table:table-cell office:value-type="float" office:value="1160637805.13038" calcext:value-type="float">
            <text:p>1160637805.13038</text:p>
          </table:table-cell>
          <table:table-cell table:formula="of:=VLOOKUP([.A536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3202" calcext:value-type="float">
            <text:p>3233202</text:p>
          </table:table-cell>
          <table:table-cell office:value-type="float" office:value="1565835995.32571" calcext:value-type="float">
            <text:p>1565835995.32571</text:p>
          </table:table-cell>
          <table:table-cell table:formula="of:=VLOOKUP([.A537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3203" calcext:value-type="float">
            <text:p>3233203</text:p>
          </table:table-cell>
          <table:table-cell office:value-type="float" office:value="262034345.369137" calcext:value-type="float">
            <text:p>262034345.369137</text:p>
          </table:table-cell>
          <table:table-cell table:formula="of:=VLOOKUP([.A538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3211" calcext:value-type="float">
            <text:p>3233211</text:p>
          </table:table-cell>
          <table:table-cell office:value-type="float" office:value="7260.248617" calcext:value-type="float">
            <text:p>7260.248617</text:p>
          </table:table-cell>
          <table:table-cell table:formula="of:=VLOOKUP([.A539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3212" calcext:value-type="float">
            <text:p>3233212</text:p>
          </table:table-cell>
          <table:table-cell office:value-type="float" office:value="682459.157335" calcext:value-type="float">
            <text:p>682459.157335</text:p>
          </table:table-cell>
          <table:table-cell table:formula="of:=VLOOKUP([.A540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33213" calcext:value-type="float">
            <text:p>3233213</text:p>
          </table:table-cell>
          <table:table-cell office:value-type="float" office:value="559062.201281" calcext:value-type="float">
            <text:p>559062.201281</text:p>
          </table:table-cell>
          <table:table-cell table:formula="of:=VLOOKUP([.A541];[$r_coefficients.$M$1:.$N$820];2;1)" office:value-type="float" office:value="0.232" calcext:value-type="float">
            <text:p>0.232</text:p>
          </table:table-cell>
          <table:table-cell table:number-columns-repeated="1021"/>
        </table:table-row>
        <table:table-row table:style-name="ro1">
          <table:table-cell office:value-type="float" office:value="3241101" calcext:value-type="float">
            <text:p>3241101</text:p>
          </table:table-cell>
          <table:table-cell office:value-type="float" office:value="418559777184.78" calcext:value-type="float">
            <text:p>418559777184.78</text:p>
          </table:table-cell>
          <table:table-cell table:formula="of:=VLOOKUP([.A542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102" calcext:value-type="float">
            <text:p>3241102</text:p>
          </table:table-cell>
          <table:table-cell office:value-type="float" office:value="85313292321.0328" calcext:value-type="float">
            <text:p>85313292321.0328</text:p>
          </table:table-cell>
          <table:table-cell table:formula="of:=VLOOKUP([.A543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103" calcext:value-type="float">
            <text:p>3241103</text:p>
          </table:table-cell>
          <table:table-cell office:value-type="float" office:value="203465340271.414" calcext:value-type="float">
            <text:p>203465340271.414</text:p>
          </table:table-cell>
          <table:table-cell table:formula="of:=VLOOKUP([.A544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111" calcext:value-type="float">
            <text:p>3241111</text:p>
          </table:table-cell>
          <table:table-cell office:value-type="float" office:value="63798586912.3262" calcext:value-type="float">
            <text:p>63798586912.3262</text:p>
          </table:table-cell>
          <table:table-cell table:formula="of:=VLOOKUP([.A545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112" calcext:value-type="float">
            <text:p>3241112</text:p>
          </table:table-cell>
          <table:table-cell office:value-type="float" office:value="10072029221.7821" calcext:value-type="float">
            <text:p>10072029221.7821</text:p>
          </table:table-cell>
          <table:table-cell table:formula="of:=VLOOKUP([.A546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113" calcext:value-type="float">
            <text:p>3241113</text:p>
          </table:table-cell>
          <table:table-cell office:value-type="float" office:value="15493127980.5671" calcext:value-type="float">
            <text:p>15493127980.5671</text:p>
          </table:table-cell>
          <table:table-cell table:formula="of:=VLOOKUP([.A547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01" calcext:value-type="float">
            <text:p>3241201</text:p>
          </table:table-cell>
          <table:table-cell office:value-type="float" office:value="8240306845.51241" calcext:value-type="float">
            <text:p>8240306845.51241</text:p>
          </table:table-cell>
          <table:table-cell table:formula="of:=VLOOKUP([.A548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02" calcext:value-type="float">
            <text:p>3241202</text:p>
          </table:table-cell>
          <table:table-cell office:value-type="float" office:value="1551929158.14414" calcext:value-type="float">
            <text:p>1551929158.14414</text:p>
          </table:table-cell>
          <table:table-cell table:formula="of:=VLOOKUP([.A549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03" calcext:value-type="float">
            <text:p>3241203</text:p>
          </table:table-cell>
          <table:table-cell office:value-type="float" office:value="3087641111.67318" calcext:value-type="float">
            <text:p>3087641111.67318</text:p>
          </table:table-cell>
          <table:table-cell table:formula="of:=VLOOKUP([.A550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11" calcext:value-type="float">
            <text:p>3241211</text:p>
          </table:table-cell>
          <table:table-cell office:value-type="float" office:value="924225651.321239" calcext:value-type="float">
            <text:p>924225651.321239</text:p>
          </table:table-cell>
          <table:table-cell table:formula="of:=VLOOKUP([.A551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12" calcext:value-type="float">
            <text:p>3241212</text:p>
          </table:table-cell>
          <table:table-cell office:value-type="float" office:value="170626411.606727" calcext:value-type="float">
            <text:p>170626411.606727</text:p>
          </table:table-cell>
          <table:table-cell table:formula="of:=VLOOKUP([.A552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1213" calcext:value-type="float">
            <text:p>3241213</text:p>
          </table:table-cell>
          <table:table-cell office:value-type="float" office:value="197927382.36661" calcext:value-type="float">
            <text:p>197927382.36661</text:p>
          </table:table-cell>
          <table:table-cell table:formula="of:=VLOOKUP([.A553];[$r_coefficients.$M$1:.$N$820];2;1)" office:value-type="float" office:value="0.4085" calcext:value-type="float">
            <text:p>0.4085</text:p>
          </table:table-cell>
          <table:table-cell table:number-columns-repeated="1021"/>
        </table:table-row>
        <table:table-row table:style-name="ro1">
          <table:table-cell office:value-type="float" office:value="3242101" calcext:value-type="float">
            <text:p>3242101</text:p>
          </table:table-cell>
          <table:table-cell office:value-type="float" office:value="74455216448.8057" calcext:value-type="float">
            <text:p>74455216448.8057</text:p>
          </table:table-cell>
          <table:table-cell table:formula="of:=VLOOKUP([.A554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102" calcext:value-type="float">
            <text:p>3242102</text:p>
          </table:table-cell>
          <table:table-cell office:value-type="float" office:value="75180747733.3482" calcext:value-type="float">
            <text:p>75180747733.3482</text:p>
          </table:table-cell>
          <table:table-cell table:formula="of:=VLOOKUP([.A555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103" calcext:value-type="float">
            <text:p>3242103</text:p>
          </table:table-cell>
          <table:table-cell office:value-type="float" office:value="268109334794.435" calcext:value-type="float">
            <text:p>268109334794.435</text:p>
          </table:table-cell>
          <table:table-cell table:formula="of:=VLOOKUP([.A556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111" calcext:value-type="float">
            <text:p>3242111</text:p>
          </table:table-cell>
          <table:table-cell office:value-type="float" office:value="16626738694.683" calcext:value-type="float">
            <text:p>16626738694.683</text:p>
          </table:table-cell>
          <table:table-cell table:formula="of:=VLOOKUP([.A557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112" calcext:value-type="float">
            <text:p>3242112</text:p>
          </table:table-cell>
          <table:table-cell office:value-type="float" office:value="11966097041.8907" calcext:value-type="float">
            <text:p>11966097041.8907</text:p>
          </table:table-cell>
          <table:table-cell table:formula="of:=VLOOKUP([.A558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113" calcext:value-type="float">
            <text:p>3242113</text:p>
          </table:table-cell>
          <table:table-cell office:value-type="float" office:value="25196555837.462" calcext:value-type="float">
            <text:p>25196555837.462</text:p>
          </table:table-cell>
          <table:table-cell table:formula="of:=VLOOKUP([.A559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01" calcext:value-type="float">
            <text:p>3242201</text:p>
          </table:table-cell>
          <table:table-cell office:value-type="float" office:value="4685428275.55791" calcext:value-type="float">
            <text:p>4685428275.55791</text:p>
          </table:table-cell>
          <table:table-cell table:formula="of:=VLOOKUP([.A560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02" calcext:value-type="float">
            <text:p>3242202</text:p>
          </table:table-cell>
          <table:table-cell office:value-type="float" office:value="4518817302.15705" calcext:value-type="float">
            <text:p>4518817302.15705</text:p>
          </table:table-cell>
          <table:table-cell table:formula="of:=VLOOKUP([.A561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03" calcext:value-type="float">
            <text:p>3242203</text:p>
          </table:table-cell>
          <table:table-cell office:value-type="float" office:value="9688462590.44223" calcext:value-type="float">
            <text:p>9688462590.44223</text:p>
          </table:table-cell>
          <table:table-cell table:formula="of:=VLOOKUP([.A562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11" calcext:value-type="float">
            <text:p>3242211</text:p>
          </table:table-cell>
          <table:table-cell office:value-type="float" office:value="940068623.494394" calcext:value-type="float">
            <text:p>940068623.494394</text:p>
          </table:table-cell>
          <table:table-cell table:formula="of:=VLOOKUP([.A563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12" calcext:value-type="float">
            <text:p>3242212</text:p>
          </table:table-cell>
          <table:table-cell office:value-type="float" office:value="1250811425.93868" calcext:value-type="float">
            <text:p>1250811425.93868</text:p>
          </table:table-cell>
          <table:table-cell table:formula="of:=VLOOKUP([.A564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2213" calcext:value-type="float">
            <text:p>3242213</text:p>
          </table:table-cell>
          <table:table-cell office:value-type="float" office:value="2500499332.06721" calcext:value-type="float">
            <text:p>2500499332.06721</text:p>
          </table:table-cell>
          <table:table-cell table:formula="of:=VLOOKUP([.A565];[$r_coefficients.$M$1:.$N$820];2;1)" office:value-type="float" office:value="0.477" calcext:value-type="float">
            <text:p>0.477</text:p>
          </table:table-cell>
          <table:table-cell table:number-columns-repeated="1021"/>
        </table:table-row>
        <table:table-row table:style-name="ro1">
          <table:table-cell office:value-type="float" office:value="3243101" calcext:value-type="float">
            <text:p>3243101</text:p>
          </table:table-cell>
          <table:table-cell office:value-type="float" office:value="43396556542.1966" calcext:value-type="float">
            <text:p>43396556542.1966</text:p>
          </table:table-cell>
          <table:table-cell table:formula="of:=VLOOKUP([.A566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102" calcext:value-type="float">
            <text:p>3243102</text:p>
          </table:table-cell>
          <table:table-cell office:value-type="float" office:value="44309294456.8263" calcext:value-type="float">
            <text:p>44309294456.8263</text:p>
          </table:table-cell>
          <table:table-cell table:formula="of:=VLOOKUP([.A567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103" calcext:value-type="float">
            <text:p>3243103</text:p>
          </table:table-cell>
          <table:table-cell office:value-type="float" office:value="190120146587.339" calcext:value-type="float">
            <text:p>190120146587.339</text:p>
          </table:table-cell>
          <table:table-cell table:formula="of:=VLOOKUP([.A568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111" calcext:value-type="float">
            <text:p>3243111</text:p>
          </table:table-cell>
          <table:table-cell office:value-type="float" office:value="1718368139.92705" calcext:value-type="float">
            <text:p>1718368139.92705</text:p>
          </table:table-cell>
          <table:table-cell table:formula="of:=VLOOKUP([.A569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112" calcext:value-type="float">
            <text:p>3243112</text:p>
          </table:table-cell>
          <table:table-cell office:value-type="float" office:value="1621209473.93971" calcext:value-type="float">
            <text:p>1621209473.93971</text:p>
          </table:table-cell>
          <table:table-cell table:formula="of:=VLOOKUP([.A570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113" calcext:value-type="float">
            <text:p>3243113</text:p>
          </table:table-cell>
          <table:table-cell office:value-type="float" office:value="7030143744.6549" calcext:value-type="float">
            <text:p>7030143744.6549</text:p>
          </table:table-cell>
          <table:table-cell table:formula="of:=VLOOKUP([.A571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01" calcext:value-type="float">
            <text:p>3243201</text:p>
          </table:table-cell>
          <table:table-cell office:value-type="float" office:value="328134912.310413" calcext:value-type="float">
            <text:p>328134912.310413</text:p>
          </table:table-cell>
          <table:table-cell table:formula="of:=VLOOKUP([.A572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02" calcext:value-type="float">
            <text:p>3243202</text:p>
          </table:table-cell>
          <table:table-cell office:value-type="float" office:value="254150807.683286" calcext:value-type="float">
            <text:p>254150807.683286</text:p>
          </table:table-cell>
          <table:table-cell table:formula="of:=VLOOKUP([.A573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03" calcext:value-type="float">
            <text:p>3243203</text:p>
          </table:table-cell>
          <table:table-cell office:value-type="float" office:value="1156538030.61294" calcext:value-type="float">
            <text:p>1156538030.61294</text:p>
          </table:table-cell>
          <table:table-cell table:formula="of:=VLOOKUP([.A574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11" calcext:value-type="float">
            <text:p>3243211</text:p>
          </table:table-cell>
          <table:table-cell office:value-type="float" office:value="6874118.512715" calcext:value-type="float">
            <text:p>6874118.512715</text:p>
          </table:table-cell>
          <table:table-cell table:formula="of:=VLOOKUP([.A575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12" calcext:value-type="float">
            <text:p>3243212</text:p>
          </table:table-cell>
          <table:table-cell office:value-type="float" office:value="12128774.447682" calcext:value-type="float">
            <text:p>12128774.447682</text:p>
          </table:table-cell>
          <table:table-cell table:formula="of:=VLOOKUP([.A576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243213" calcext:value-type="float">
            <text:p>3243213</text:p>
          </table:table-cell>
          <table:table-cell office:value-type="float" office:value="32656695.487338" calcext:value-type="float">
            <text:p>32656695.487338</text:p>
          </table:table-cell>
          <table:table-cell table:formula="of:=VLOOKUP([.A577];[$r_coefficients.$M$1:.$N$820];2;1)" office:value-type="float" office:value="0.34" calcext:value-type="float">
            <text:p>0.34</text:p>
          </table:table-cell>
          <table:table-cell table:number-columns-repeated="1021"/>
        </table:table-row>
        <table:table-row table:style-name="ro1">
          <table:table-cell office:value-type="float" office:value="3521101" calcext:value-type="float">
            <text:p>3521101</text:p>
          </table:table-cell>
          <table:table-cell office:value-type="float" office:value="179811463463.453" calcext:value-type="float">
            <text:p>179811463463.453</text:p>
          </table:table-cell>
          <table:table-cell table:formula="of:=VLOOKUP([.A578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21102" calcext:value-type="float">
            <text:p>3521102</text:p>
          </table:table-cell>
          <table:table-cell office:value-type="float" office:value="80652054361.8995" calcext:value-type="float">
            <text:p>80652054361.8995</text:p>
          </table:table-cell>
          <table:table-cell table:formula="of:=VLOOKUP([.A579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21103" calcext:value-type="float">
            <text:p>3521103</text:p>
          </table:table-cell>
          <table:table-cell office:value-type="float" office:value="171728095926.956" calcext:value-type="float">
            <text:p>171728095926.956</text:p>
          </table:table-cell>
          <table:table-cell table:formula="of:=VLOOKUP([.A580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21201" calcext:value-type="float">
            <text:p>3521201</text:p>
          </table:table-cell>
          <table:table-cell office:value-type="float" office:value="3052000363.64964" calcext:value-type="float">
            <text:p>3052000363.64964</text:p>
          </table:table-cell>
          <table:table-cell table:formula="of:=VLOOKUP([.A581];[$r_coefficients.$M$1:.$N$820];2;1)" office:value-type="float" office:value="0.2735" calcext:value-type="float">
            <text:p>0.2735</text:p>
          </table:table-cell>
          <table:table-cell table:number-columns-repeated="1021"/>
        </table:table-row>
        <table:table-row table:style-name="ro1">
          <table:table-cell office:value-type="float" office:value="3521202" calcext:value-type="float">
            <text:p>3521202</text:p>
          </table:table-cell>
          <table:table-cell office:value-type="float" office:value="1627162219.19858" calcext:value-type="float">
            <text:p>1627162219.19858</text:p>
          </table:table-cell>
          <table:table-cell table:formula="of:=VLOOKUP([.A582];[$r_coefficients.$M$1:.$N$820];2;1)" office:value-type="float" office:value="0.2735" calcext:value-type="float">
            <text:p>0.2735</text:p>
          </table:table-cell>
          <table:table-cell table:number-columns-repeated="1021"/>
        </table:table-row>
        <table:table-row table:style-name="ro1">
          <table:table-cell office:value-type="float" office:value="3521203" calcext:value-type="float">
            <text:p>3521203</text:p>
          </table:table-cell>
          <table:table-cell office:value-type="float" office:value="4470220594.11052" calcext:value-type="float">
            <text:p>4470220594.11052</text:p>
          </table:table-cell>
          <table:table-cell table:formula="of:=VLOOKUP([.A583];[$r_coefficients.$M$1:.$N$820];2;1)" office:value-type="float" office:value="0.2735" calcext:value-type="float">
            <text:p>0.2735</text:p>
          </table:table-cell>
          <table:table-cell table:number-columns-repeated="1021"/>
        </table:table-row>
        <table:table-row table:style-name="ro1">
          <table:table-cell office:value-type="float" office:value="3522101" calcext:value-type="float">
            <text:p>3522101</text:p>
          </table:table-cell>
          <table:table-cell office:value-type="float" office:value="44232301584.4465" calcext:value-type="float">
            <text:p>44232301584.4465</text:p>
          </table:table-cell>
          <table:table-cell table:formula="of:=VLOOKUP([.A584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2102" calcext:value-type="float">
            <text:p>3522102</text:p>
          </table:table-cell>
          <table:table-cell office:value-type="float" office:value="47302270214.2269" calcext:value-type="float">
            <text:p>47302270214.2269</text:p>
          </table:table-cell>
          <table:table-cell table:formula="of:=VLOOKUP([.A585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2103" calcext:value-type="float">
            <text:p>3522103</text:p>
          </table:table-cell>
          <table:table-cell office:value-type="float" office:value="168850216931.95" calcext:value-type="float">
            <text:p>168850216931.95</text:p>
          </table:table-cell>
          <table:table-cell table:formula="of:=VLOOKUP([.A586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2201" calcext:value-type="float">
            <text:p>3522201</text:p>
          </table:table-cell>
          <table:table-cell office:value-type="float" office:value="280871754.49445" calcext:value-type="float">
            <text:p>280871754.49445</text:p>
          </table:table-cell>
          <table:table-cell table:formula="of:=VLOOKUP([.A587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2202" calcext:value-type="float">
            <text:p>3522202</text:p>
          </table:table-cell>
          <table:table-cell office:value-type="float" office:value="438655945.710594" calcext:value-type="float">
            <text:p>438655945.710594</text:p>
          </table:table-cell>
          <table:table-cell table:formula="of:=VLOOKUP([.A588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2203" calcext:value-type="float">
            <text:p>3522203</text:p>
          </table:table-cell>
          <table:table-cell office:value-type="float" office:value="829338539.609225" calcext:value-type="float">
            <text:p>829338539.609225</text:p>
          </table:table-cell>
          <table:table-cell table:formula="of:=VLOOKUP([.A589];[$r_coefficients.$M$1:.$N$820];2;1)" office:value-type="float" office:value="0.245" calcext:value-type="float">
            <text:p>0.245</text:p>
          </table:table-cell>
          <table:table-cell table:number-columns-repeated="1021"/>
        </table:table-row>
        <table:table-row table:style-name="ro1">
          <table:table-cell office:value-type="float" office:value="3523101" calcext:value-type="float">
            <text:p>3523101</text:p>
          </table:table-cell>
          <table:table-cell office:value-type="float" office:value="234766552804.239" calcext:value-type="float">
            <text:p>234766552804.239</text:p>
          </table:table-cell>
          <table:table-cell table:formula="of:=VLOOKUP([.A590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23102" calcext:value-type="float">
            <text:p>3523102</text:p>
          </table:table-cell>
          <table:table-cell office:value-type="float" office:value="156526121677.619" calcext:value-type="float">
            <text:p>156526121677.619</text:p>
          </table:table-cell>
          <table:table-cell table:formula="of:=VLOOKUP([.A591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23103" calcext:value-type="float">
            <text:p>3523103</text:p>
          </table:table-cell>
          <table:table-cell office:value-type="float" office:value="551050425374.312" calcext:value-type="float">
            <text:p>551050425374.312</text:p>
          </table:table-cell>
          <table:table-cell table:formula="of:=VLOOKUP([.A592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23201" calcext:value-type="float">
            <text:p>3523201</text:p>
          </table:table-cell>
          <table:table-cell office:value-type="float" office:value="4565504471.80662" calcext:value-type="float">
            <text:p>4565504471.80662</text:p>
          </table:table-cell>
          <table:table-cell table:formula="of:=VLOOKUP([.A593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23202" calcext:value-type="float">
            <text:p>3523202</text:p>
          </table:table-cell>
          <table:table-cell office:value-type="float" office:value="2997063443.1333" calcext:value-type="float">
            <text:p>2997063443.1333</text:p>
          </table:table-cell>
          <table:table-cell table:formula="of:=VLOOKUP([.A594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23203" calcext:value-type="float">
            <text:p>3523203</text:p>
          </table:table-cell>
          <table:table-cell office:value-type="float" office:value="10516035743.9164" calcext:value-type="float">
            <text:p>10516035743.9164</text:p>
          </table:table-cell>
          <table:table-cell table:formula="of:=VLOOKUP([.A595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31101" calcext:value-type="float">
            <text:p>3531101</text:p>
          </table:table-cell>
          <table:table-cell office:value-type="float" office:value="304440557586.347" calcext:value-type="float">
            <text:p>304440557586.347</text:p>
          </table:table-cell>
          <table:table-cell table:formula="of:=VLOOKUP([.A596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102" calcext:value-type="float">
            <text:p>3531102</text:p>
          </table:table-cell>
          <table:table-cell office:value-type="float" office:value="37351110499.9208" calcext:value-type="float">
            <text:p>37351110499.9208</text:p>
          </table:table-cell>
          <table:table-cell table:formula="of:=VLOOKUP([.A597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103" calcext:value-type="float">
            <text:p>3531103</text:p>
          </table:table-cell>
          <table:table-cell office:value-type="float" office:value="62154051757.8423" calcext:value-type="float">
            <text:p>62154051757.8423</text:p>
          </table:table-cell>
          <table:table-cell table:formula="of:=VLOOKUP([.A598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111" calcext:value-type="float">
            <text:p>3531111</text:p>
          </table:table-cell>
          <table:table-cell office:value-type="float" office:value="4860886.986156" calcext:value-type="float">
            <text:p>4860886.986156</text:p>
          </table:table-cell>
          <table:table-cell table:formula="of:=VLOOKUP([.A599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112" calcext:value-type="float">
            <text:p>3531112</text:p>
          </table:table-cell>
          <table:table-cell office:value-type="float" office:value="966332.841893" calcext:value-type="float">
            <text:p>966332.841893</text:p>
          </table:table-cell>
          <table:table-cell table:formula="of:=VLOOKUP([.A600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113" calcext:value-type="float">
            <text:p>3531113</text:p>
          </table:table-cell>
          <table:table-cell office:value-type="float" office:value="2318047.518981" calcext:value-type="float">
            <text:p>2318047.518981</text:p>
          </table:table-cell>
          <table:table-cell table:formula="of:=VLOOKUP([.A601];[$r_coefficients.$M$1:.$N$820];2;1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office:value-type="float" office:value="3531201" calcext:value-type="float">
            <text:p>3531201</text:p>
          </table:table-cell>
          <table:table-cell office:value-type="float" office:value="1568141505.81559" calcext:value-type="float">
            <text:p>1568141505.81559</text:p>
          </table:table-cell>
          <table:table-cell table:formula="of:=VLOOKUP([.A602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1202" calcext:value-type="float">
            <text:p>3531202</text:p>
          </table:table-cell>
          <table:table-cell office:value-type="float" office:value="1025179102.89499" calcext:value-type="float">
            <text:p>1025179102.89499</text:p>
          </table:table-cell>
          <table:table-cell table:formula="of:=VLOOKUP([.A603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1203" calcext:value-type="float">
            <text:p>3531203</text:p>
          </table:table-cell>
          <table:table-cell office:value-type="float" office:value="668564111.784658" calcext:value-type="float">
            <text:p>668564111.784658</text:p>
          </table:table-cell>
          <table:table-cell table:formula="of:=VLOOKUP([.A604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1211" calcext:value-type="float">
            <text:p>3531211</text:p>
          </table:table-cell>
          <table:table-cell office:value-type="float" office:value="188777.591717" calcext:value-type="float">
            <text:p>188777.591717</text:p>
          </table:table-cell>
          <table:table-cell table:formula="of:=VLOOKUP([.A605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1212" calcext:value-type="float">
            <text:p>3531212</text:p>
          </table:table-cell>
          <table:table-cell office:value-type="float" office:value="58089.307064" calcext:value-type="float">
            <text:p>58089.307064</text:p>
          </table:table-cell>
          <table:table-cell table:formula="of:=VLOOKUP([.A606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1213" calcext:value-type="float">
            <text:p>3531213</text:p>
          </table:table-cell>
          <table:table-cell office:value-type="float" office:value="65344.24235" calcext:value-type="float">
            <text:p>65344.24235</text:p>
          </table:table-cell>
          <table:table-cell table:formula="of:=VLOOKUP([.A607];[$r_coefficients.$M$1:.$N$820];2;1)" office:value-type="float" office:value="0.234" calcext:value-type="float">
            <text:p>0.234</text:p>
          </table:table-cell>
          <table:table-cell table:number-columns-repeated="1021"/>
        </table:table-row>
        <table:table-row table:style-name="ro1">
          <table:table-cell office:value-type="float" office:value="3532101" calcext:value-type="float">
            <text:p>3532101</text:p>
          </table:table-cell>
          <table:table-cell office:value-type="float" office:value="131548608943.596" calcext:value-type="float">
            <text:p>131548608943.596</text:p>
          </table:table-cell>
          <table:table-cell table:formula="of:=VLOOKUP([.A608];[$r_coefficients.$M$1:.$N$820];2;1)" office:value-type="float" office:value="0.303" calcext:value-type="float">
            <text:p>0.303</text:p>
          </table:table-cell>
          <table:table-cell table:number-columns-repeated="1021"/>
        </table:table-row>
        <table:table-row table:style-name="ro1">
          <table:table-cell office:value-type="float" office:value="3532102" calcext:value-type="float">
            <text:p>3532102</text:p>
          </table:table-cell>
          <table:table-cell office:value-type="float" office:value="55054527964.7896" calcext:value-type="float">
            <text:p>55054527964.7896</text:p>
          </table:table-cell>
          <table:table-cell table:formula="of:=VLOOKUP([.A609];[$r_coefficients.$M$1:.$N$820];2;1)" office:value-type="float" office:value="0.303" calcext:value-type="float">
            <text:p>0.303</text:p>
          </table:table-cell>
          <table:table-cell table:number-columns-repeated="1021"/>
        </table:table-row>
        <table:table-row table:style-name="ro1">
          <table:table-cell office:value-type="float" office:value="3532103" calcext:value-type="float">
            <text:p>3532103</text:p>
          </table:table-cell>
          <table:table-cell office:value-type="float" office:value="125900806717.901" calcext:value-type="float">
            <text:p>125900806717.901</text:p>
          </table:table-cell>
          <table:table-cell table:formula="of:=VLOOKUP([.A610];[$r_coefficients.$M$1:.$N$820];2;1)" office:value-type="float" office:value="0.303" calcext:value-type="float">
            <text:p>0.303</text:p>
          </table:table-cell>
          <table:table-cell table:number-columns-repeated="1021"/>
        </table:table-row>
        <table:table-row table:style-name="ro1">
          <table:table-cell office:value-type="float" office:value="3532111" calcext:value-type="float">
            <text:p>3532111</text:p>
          </table:table-cell>
          <table:table-cell office:value-type="float" office:value="2528161.266949" calcext:value-type="float">
            <text:p>2528161.266949</text:p>
          </table:table-cell>
          <table:table-cell table:formula="of:=VLOOKUP([.A611];[$r_coefficients.$M$1:.$N$820];2;1)" office:value-type="float" office:value="0.265" calcext:value-type="float">
            <text:p>0.265</text:p>
          </table:table-cell>
          <table:table-cell table:number-columns-repeated="1021"/>
        </table:table-row>
        <table:table-row table:style-name="ro1">
          <table:table-cell office:value-type="float" office:value="3532112" calcext:value-type="float">
            <text:p>3532112</text:p>
          </table:table-cell>
          <table:table-cell office:value-type="float" office:value="2382618.879853" calcext:value-type="float">
            <text:p>2382618.879853</text:p>
          </table:table-cell>
          <table:table-cell table:formula="of:=VLOOKUP([.A612];[$r_coefficients.$M$1:.$N$820];2;1)" office:value-type="float" office:value="0.265" calcext:value-type="float">
            <text:p>0.265</text:p>
          </table:table-cell>
          <table:table-cell table:number-columns-repeated="1021"/>
        </table:table-row>
        <table:table-row table:style-name="ro1">
          <table:table-cell office:value-type="float" office:value="3532113" calcext:value-type="float">
            <text:p>3532113</text:p>
          </table:table-cell>
          <table:table-cell office:value-type="float" office:value="15973392.113558" calcext:value-type="float">
            <text:p>15973392.113558</text:p>
          </table:table-cell>
          <table:table-cell table:formula="of:=VLOOKUP([.A613];[$r_coefficients.$M$1:.$N$820];2;1)" office:value-type="float" office:value="0.265" calcext:value-type="float">
            <text:p>0.265</text:p>
          </table:table-cell>
          <table:table-cell table:number-columns-repeated="1021"/>
        </table:table-row>
        <table:table-row table:style-name="ro1">
          <table:table-cell office:value-type="float" office:value="3532201" calcext:value-type="float">
            <text:p>3532201</text:p>
          </table:table-cell>
          <table:table-cell office:value-type="float" office:value="1697246595.93921" calcext:value-type="float">
            <text:p>1697246595.93921</text:p>
          </table:table-cell>
          <table:table-cell table:formula="of:=VLOOKUP([.A614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2202" calcext:value-type="float">
            <text:p>3532202</text:p>
          </table:table-cell>
          <table:table-cell office:value-type="float" office:value="6053537830.75267" calcext:value-type="float">
            <text:p>6053537830.75267</text:p>
          </table:table-cell>
          <table:table-cell table:formula="of:=VLOOKUP([.A615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2203" calcext:value-type="float">
            <text:p>3532203</text:p>
          </table:table-cell>
          <table:table-cell office:value-type="float" office:value="8574972439.43233" calcext:value-type="float">
            <text:p>8574972439.43233</text:p>
          </table:table-cell>
          <table:table-cell table:formula="of:=VLOOKUP([.A616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2211" calcext:value-type="float">
            <text:p>3532211</text:p>
          </table:table-cell>
          <table:table-cell office:value-type="float" office:value="856793.745347" calcext:value-type="float">
            <text:p>856793.745347</text:p>
          </table:table-cell>
          <table:table-cell table:formula="of:=VLOOKUP([.A617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2212" calcext:value-type="float">
            <text:p>3532212</text:p>
          </table:table-cell>
          <table:table-cell office:value-type="float" office:value="784224.538054" calcext:value-type="float">
            <text:p>784224.538054</text:p>
          </table:table-cell>
          <table:table-cell table:formula="of:=VLOOKUP([.A618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2213" calcext:value-type="float">
            <text:p>3532213</text:p>
          </table:table-cell>
          <table:table-cell office:value-type="float" office:value="2962738.774871" calcext:value-type="float">
            <text:p>2962738.774871</text:p>
          </table:table-cell>
          <table:table-cell table:formula="of:=VLOOKUP([.A619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33101" calcext:value-type="float">
            <text:p>3533101</text:p>
          </table:table-cell>
          <table:table-cell office:value-type="float" office:value="77076641398.9956" calcext:value-type="float">
            <text:p>77076641398.9956</text:p>
          </table:table-cell>
          <table:table-cell table:formula="of:=VLOOKUP([.A620];[$r_coefficients.$M$1:.$N$820];2;1)" office:value-type="float" office:value="0.251" calcext:value-type="float">
            <text:p>0.251</text:p>
          </table:table-cell>
          <table:table-cell table:number-columns-repeated="1021"/>
        </table:table-row>
        <table:table-row table:style-name="ro1">
          <table:table-cell office:value-type="float" office:value="3533102" calcext:value-type="float">
            <text:p>3533102</text:p>
          </table:table-cell>
          <table:table-cell office:value-type="float" office:value="31132544042.7647" calcext:value-type="float">
            <text:p>31132544042.7647</text:p>
          </table:table-cell>
          <table:table-cell table:formula="of:=VLOOKUP([.A621];[$r_coefficients.$M$1:.$N$820];2;1)" office:value-type="float" office:value="0.251" calcext:value-type="float">
            <text:p>0.251</text:p>
          </table:table-cell>
          <table:table-cell table:number-columns-repeated="1021"/>
        </table:table-row>
        <table:table-row table:style-name="ro1">
          <table:table-cell office:value-type="float" office:value="3533103" calcext:value-type="float">
            <text:p>3533103</text:p>
          </table:table-cell>
          <table:table-cell office:value-type="float" office:value="46093012941.6008" calcext:value-type="float">
            <text:p>46093012941.6008</text:p>
          </table:table-cell>
          <table:table-cell table:formula="of:=VLOOKUP([.A622];[$r_coefficients.$M$1:.$N$820];2;1)" office:value-type="float" office:value="0.251" calcext:value-type="float">
            <text:p>0.251</text:p>
          </table:table-cell>
          <table:table-cell table:number-columns-repeated="1021"/>
        </table:table-row>
        <table:table-row table:style-name="ro1">
          <table:table-cell office:value-type="float" office:value="3533201" calcext:value-type="float">
            <text:p>3533201</text:p>
          </table:table-cell>
          <table:table-cell office:value-type="float" office:value="1404312281.09839" calcext:value-type="float">
            <text:p>1404312281.09839</text:p>
          </table:table-cell>
          <table:table-cell table:formula="of:=VLOOKUP([.A623];[$r_coefficients.$M$1:.$N$820];2;1)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533202" calcext:value-type="float">
            <text:p>3533202</text:p>
          </table:table-cell>
          <table:table-cell office:value-type="float" office:value="4670079575.66236" calcext:value-type="float">
            <text:p>4670079575.66236</text:p>
          </table:table-cell>
          <table:table-cell table:formula="of:=VLOOKUP([.A624];[$r_coefficients.$M$1:.$N$820];2;1)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533203" calcext:value-type="float">
            <text:p>3533203</text:p>
          </table:table-cell>
          <table:table-cell office:value-type="float" office:value="4244921380.49508" calcext:value-type="float">
            <text:p>4244921380.49508</text:p>
          </table:table-cell>
          <table:table-cell table:formula="of:=VLOOKUP([.A625];[$r_coefficients.$M$1:.$N$820];2;1)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533212" calcext:value-type="float">
            <text:p>3533212</text:p>
          </table:table-cell>
          <table:table-cell office:value-type="float" office:value="130701.918256" calcext:value-type="float">
            <text:p>130701.918256</text:p>
          </table:table-cell>
          <table:table-cell table:formula="of:=VLOOKUP([.A626];[$r_coefficients.$M$1:.$N$820];2;1)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533213" calcext:value-type="float">
            <text:p>3533213</text:p>
          </table:table-cell>
          <table:table-cell office:value-type="float" office:value="29045.40533" calcext:value-type="float">
            <text:p>29045.40533</text:p>
          </table:table-cell>
          <table:table-cell table:formula="of:=VLOOKUP([.A627];[$r_coefficients.$M$1:.$N$820];2;1)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541101" calcext:value-type="float">
            <text:p>3541101</text:p>
          </table:table-cell>
          <table:table-cell office:value-type="float" office:value="74300062129.6824" calcext:value-type="float">
            <text:p>74300062129.6824</text:p>
          </table:table-cell>
          <table:table-cell table:formula="of:=VLOOKUP([.A628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102" calcext:value-type="float">
            <text:p>3541102</text:p>
          </table:table-cell>
          <table:table-cell office:value-type="float" office:value="15372545569.7169" calcext:value-type="float">
            <text:p>15372545569.7169</text:p>
          </table:table-cell>
          <table:table-cell table:formula="of:=VLOOKUP([.A629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103" calcext:value-type="float">
            <text:p>3541103</text:p>
          </table:table-cell>
          <table:table-cell office:value-type="float" office:value="66736741755.417" calcext:value-type="float">
            <text:p>66736741755.417</text:p>
          </table:table-cell>
          <table:table-cell table:formula="of:=VLOOKUP([.A630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111" calcext:value-type="float">
            <text:p>3541111</text:p>
          </table:table-cell>
          <table:table-cell office:value-type="float" office:value="5944881670.70256" calcext:value-type="float">
            <text:p>5944881670.70256</text:p>
          </table:table-cell>
          <table:table-cell table:formula="of:=VLOOKUP([.A631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112" calcext:value-type="float">
            <text:p>3541112</text:p>
          </table:table-cell>
          <table:table-cell office:value-type="float" office:value="1003350291.16562" calcext:value-type="float">
            <text:p>1003350291.16562</text:p>
          </table:table-cell>
          <table:table-cell table:formula="of:=VLOOKUP([.A632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113" calcext:value-type="float">
            <text:p>3541113</text:p>
          </table:table-cell>
          <table:table-cell office:value-type="float" office:value="2778337728.5493" calcext:value-type="float">
            <text:p>2778337728.5493</text:p>
          </table:table-cell>
          <table:table-cell table:formula="of:=VLOOKUP([.A633];[$r_coefficients.$M$1:.$N$820];2;1)" office:value-type="float" office:value="0.3055" calcext:value-type="float">
            <text:p>0.3055</text:p>
          </table:table-cell>
          <table:table-cell table:number-columns-repeated="1021"/>
        </table:table-row>
        <table:table-row table:style-name="ro1">
          <table:table-cell office:value-type="float" office:value="3541201" calcext:value-type="float">
            <text:p>3541201</text:p>
          </table:table-cell>
          <table:table-cell office:value-type="float" office:value="15872669934.4266" calcext:value-type="float">
            <text:p>15872669934.4266</text:p>
          </table:table-cell>
          <table:table-cell table:formula="of:=VLOOKUP([.A634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1202" calcext:value-type="float">
            <text:p>3541202</text:p>
          </table:table-cell>
          <table:table-cell office:value-type="float" office:value="4316374540.96677" calcext:value-type="float">
            <text:p>4316374540.96677</text:p>
          </table:table-cell>
          <table:table-cell table:formula="of:=VLOOKUP([.A635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1203" calcext:value-type="float">
            <text:p>3541203</text:p>
          </table:table-cell>
          <table:table-cell office:value-type="float" office:value="14965716581.0719" calcext:value-type="float">
            <text:p>14965716581.0719</text:p>
          </table:table-cell>
          <table:table-cell table:formula="of:=VLOOKUP([.A636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1211" calcext:value-type="float">
            <text:p>3541211</text:p>
          </table:table-cell>
          <table:table-cell office:value-type="float" office:value="1996674838.72153" calcext:value-type="float">
            <text:p>1996674838.72153</text:p>
          </table:table-cell>
          <table:table-cell table:formula="of:=VLOOKUP([.A637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1212" calcext:value-type="float">
            <text:p>3541212</text:p>
          </table:table-cell>
          <table:table-cell office:value-type="float" office:value="482930142.125861" calcext:value-type="float">
            <text:p>482930142.125861</text:p>
          </table:table-cell>
          <table:table-cell table:formula="of:=VLOOKUP([.A638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1213" calcext:value-type="float">
            <text:p>3541213</text:p>
          </table:table-cell>
          <table:table-cell office:value-type="float" office:value="1420753867.75717" calcext:value-type="float">
            <text:p>1420753867.75717</text:p>
          </table:table-cell>
          <table:table-cell table:formula="of:=VLOOKUP([.A639];[$r_coefficients.$M$1:.$N$820];2;1)" office:value-type="float" office:value="0.3125" calcext:value-type="float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3542101" calcext:value-type="float">
            <text:p>3542101</text:p>
          </table:table-cell>
          <table:table-cell office:value-type="float" office:value="16867308985.6836" calcext:value-type="float">
            <text:p>16867308985.6836</text:p>
          </table:table-cell>
          <table:table-cell table:formula="of:=VLOOKUP([.A640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102" calcext:value-type="float">
            <text:p>3542102</text:p>
          </table:table-cell>
          <table:table-cell office:value-type="float" office:value="14125334133.3347" calcext:value-type="float">
            <text:p>14125334133.3347</text:p>
          </table:table-cell>
          <table:table-cell table:formula="of:=VLOOKUP([.A641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103" calcext:value-type="float">
            <text:p>3542103</text:p>
          </table:table-cell>
          <table:table-cell office:value-type="float" office:value="72978650975.1703" calcext:value-type="float">
            <text:p>72978650975.1703</text:p>
          </table:table-cell>
          <table:table-cell table:formula="of:=VLOOKUP([.A642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111" calcext:value-type="float">
            <text:p>3542111</text:p>
          </table:table-cell>
          <table:table-cell office:value-type="float" office:value="3387515130.66505" calcext:value-type="float">
            <text:p>3387515130.66505</text:p>
          </table:table-cell>
          <table:table-cell table:formula="of:=VLOOKUP([.A643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112" calcext:value-type="float">
            <text:p>3542112</text:p>
          </table:table-cell>
          <table:table-cell office:value-type="float" office:value="2147070703.33565" calcext:value-type="float">
            <text:p>2147070703.33565</text:p>
          </table:table-cell>
          <table:table-cell table:formula="of:=VLOOKUP([.A644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113" calcext:value-type="float">
            <text:p>3542113</text:p>
          </table:table-cell>
          <table:table-cell office:value-type="float" office:value="5917152555.57233" calcext:value-type="float">
            <text:p>5917152555.57233</text:p>
          </table:table-cell>
          <table:table-cell table:formula="of:=VLOOKUP([.A645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01" calcext:value-type="float">
            <text:p>3542201</text:p>
          </table:table-cell>
          <table:table-cell office:value-type="float" office:value="2645126678.02559" calcext:value-type="float">
            <text:p>2645126678.02559</text:p>
          </table:table-cell>
          <table:table-cell table:formula="of:=VLOOKUP([.A646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02" calcext:value-type="float">
            <text:p>3542202</text:p>
          </table:table-cell>
          <table:table-cell office:value-type="float" office:value="1972633940.0476" calcext:value-type="float">
            <text:p>1972633940.0476</text:p>
          </table:table-cell>
          <table:table-cell table:formula="of:=VLOOKUP([.A647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03" calcext:value-type="float">
            <text:p>3542203</text:p>
          </table:table-cell>
          <table:table-cell office:value-type="float" office:value="6788594404.78074" calcext:value-type="float">
            <text:p>6788594404.78074</text:p>
          </table:table-cell>
          <table:table-cell table:formula="of:=VLOOKUP([.A648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11" calcext:value-type="float">
            <text:p>3542211</text:p>
          </table:table-cell>
          <table:table-cell office:value-type="float" office:value="678100030.321522" calcext:value-type="float">
            <text:p>678100030.321522</text:p>
          </table:table-cell>
          <table:table-cell table:formula="of:=VLOOKUP([.A649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12" calcext:value-type="float">
            <text:p>3542212</text:p>
          </table:table-cell>
          <table:table-cell office:value-type="float" office:value="486190222.904806" calcext:value-type="float">
            <text:p>486190222.904806</text:p>
          </table:table-cell>
          <table:table-cell table:formula="of:=VLOOKUP([.A650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2213" calcext:value-type="float">
            <text:p>3542213</text:p>
          </table:table-cell>
          <table:table-cell office:value-type="float" office:value="1295782568.59243" calcext:value-type="float">
            <text:p>1295782568.59243</text:p>
          </table:table-cell>
          <table:table-cell table:formula="of:=VLOOKUP([.A651];[$r_coefficients.$M$1:.$N$820];2;1)" office:value-type="float" office:value="0.394" calcext:value-type="float">
            <text:p>0.394</text:p>
          </table:table-cell>
          <table:table-cell table:number-columns-repeated="1021"/>
        </table:table-row>
        <table:table-row table:style-name="ro1">
          <table:table-cell office:value-type="float" office:value="3543101" calcext:value-type="float">
            <text:p>3543101</text:p>
          </table:table-cell>
          <table:table-cell office:value-type="float" office:value="10974782325.0609" calcext:value-type="float">
            <text:p>10974782325.0609</text:p>
          </table:table-cell>
          <table:table-cell table:formula="of:=VLOOKUP([.A652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102" calcext:value-type="float">
            <text:p>3543102</text:p>
          </table:table-cell>
          <table:table-cell office:value-type="float" office:value="6456953571.18998" calcext:value-type="float">
            <text:p>6456953571.18998</text:p>
          </table:table-cell>
          <table:table-cell table:formula="of:=VLOOKUP([.A653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103" calcext:value-type="float">
            <text:p>3543103</text:p>
          </table:table-cell>
          <table:table-cell office:value-type="float" office:value="63248482494.9054" calcext:value-type="float">
            <text:p>63248482494.9054</text:p>
          </table:table-cell>
          <table:table-cell table:formula="of:=VLOOKUP([.A654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111" calcext:value-type="float">
            <text:p>3543111</text:p>
          </table:table-cell>
          <table:table-cell office:value-type="float" office:value="324872386.052657" calcext:value-type="float">
            <text:p>324872386.052657</text:p>
          </table:table-cell>
          <table:table-cell table:formula="of:=VLOOKUP([.A655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112" calcext:value-type="float">
            <text:p>3543112</text:p>
          </table:table-cell>
          <table:table-cell office:value-type="float" office:value="178637359.189074" calcext:value-type="float">
            <text:p>178637359.189074</text:p>
          </table:table-cell>
          <table:table-cell table:formula="of:=VLOOKUP([.A656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113" calcext:value-type="float">
            <text:p>3543113</text:p>
          </table:table-cell>
          <table:table-cell office:value-type="float" office:value="1892655236.49634" calcext:value-type="float">
            <text:p>1892655236.49634</text:p>
          </table:table-cell>
          <table:table-cell table:formula="of:=VLOOKUP([.A657];[$r_coefficients.$M$1:.$N$820];2;1)" office:value-type="float" office:value="0.217" calcext:value-type="float">
            <text:p>0.217</text:p>
          </table:table-cell>
          <table:table-cell table:number-columns-repeated="1021"/>
        </table:table-row>
        <table:table-row table:style-name="ro1">
          <table:table-cell office:value-type="float" office:value="3543201" calcext:value-type="float">
            <text:p>3543201</text:p>
          </table:table-cell>
          <table:table-cell office:value-type="float" office:value="4528367162.09296" calcext:value-type="float">
            <text:p>4528367162.09296</text:p>
          </table:table-cell>
          <table:table-cell table:formula="of:=VLOOKUP([.A658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43202" calcext:value-type="float">
            <text:p>3543202</text:p>
          </table:table-cell>
          <table:table-cell office:value-type="float" office:value="3546703462.16922" calcext:value-type="float">
            <text:p>3546703462.16922</text:p>
          </table:table-cell>
          <table:table-cell table:formula="of:=VLOOKUP([.A659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43203" calcext:value-type="float">
            <text:p>3543203</text:p>
          </table:table-cell>
          <table:table-cell office:value-type="float" office:value="29734845814.7852" calcext:value-type="float">
            <text:p>29734845814.7852</text:p>
          </table:table-cell>
          <table:table-cell table:formula="of:=VLOOKUP([.A660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43211" calcext:value-type="float">
            <text:p>3543211</text:p>
          </table:table-cell>
          <table:table-cell office:value-type="float" office:value="247854550.61078" calcext:value-type="float">
            <text:p>247854550.61078</text:p>
          </table:table-cell>
          <table:table-cell table:formula="of:=VLOOKUP([.A661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43212" calcext:value-type="float">
            <text:p>3543212</text:p>
          </table:table-cell>
          <table:table-cell office:value-type="float" office:value="182666707.998116" calcext:value-type="float">
            <text:p>182666707.998116</text:p>
          </table:table-cell>
          <table:table-cell table:formula="of:=VLOOKUP([.A662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43213" calcext:value-type="float">
            <text:p>3543213</text:p>
          </table:table-cell>
          <table:table-cell office:value-type="float" office:value="1183694075.26459" calcext:value-type="float">
            <text:p>1183694075.26459</text:p>
          </table:table-cell>
          <table:table-cell table:formula="of:=VLOOKUP([.A663];[$r_coefficients.$M$1:.$N$820];2;1)" office:value-type="float" office:value="0.231" calcext:value-type="float">
            <text:p>0.231</text:p>
          </table:table-cell>
          <table:table-cell table:number-columns-repeated="1021"/>
        </table:table-row>
        <table:table-row table:style-name="ro1">
          <table:table-cell office:value-type="float" office:value="3551101" calcext:value-type="float">
            <text:p>3551101</text:p>
          </table:table-cell>
          <table:table-cell office:value-type="float" office:value="20168386011.3514" calcext:value-type="float">
            <text:p>20168386011.3514</text:p>
          </table:table-cell>
          <table:table-cell table:formula="of:=VLOOKUP([.A664];[$r_coefficients.$M$1:.$N$820];2;1)" office:value-type="float" office:value="0.213" calcext:value-type="float">
            <text:p>0.213</text:p>
          </table:table-cell>
          <table:table-cell table:number-columns-repeated="1021"/>
        </table:table-row>
        <table:table-row table:style-name="ro1">
          <table:table-cell office:value-type="float" office:value="3551102" calcext:value-type="float">
            <text:p>3551102</text:p>
          </table:table-cell>
          <table:table-cell office:value-type="float" office:value="4534639418.81022" calcext:value-type="float">
            <text:p>4534639418.81022</text:p>
          </table:table-cell>
          <table:table-cell table:formula="of:=VLOOKUP([.A665];[$r_coefficients.$M$1:.$N$820];2;1)" office:value-type="float" office:value="0.213" calcext:value-type="float">
            <text:p>0.213</text:p>
          </table:table-cell>
          <table:table-cell table:number-columns-repeated="1021"/>
        </table:table-row>
        <table:table-row table:style-name="ro1">
          <table:table-cell office:value-type="float" office:value="3551103" calcext:value-type="float">
            <text:p>3551103</text:p>
          </table:table-cell>
          <table:table-cell office:value-type="float" office:value="8457554216.83395" calcext:value-type="float">
            <text:p>8457554216.83395</text:p>
          </table:table-cell>
          <table:table-cell table:formula="of:=VLOOKUP([.A666];[$r_coefficients.$M$1:.$N$820];2;1)" office:value-type="float" office:value="0.213" calcext:value-type="float">
            <text:p>0.213</text:p>
          </table:table-cell>
          <table:table-cell table:number-columns-repeated="1021"/>
        </table:table-row>
        <table:table-row table:style-name="ro1">
          <table:table-cell office:value-type="float" office:value="3551201" calcext:value-type="float">
            <text:p>3551201</text:p>
          </table:table-cell>
          <table:table-cell office:value-type="float" office:value="309968942.817649" calcext:value-type="float">
            <text:p>309968942.817649</text:p>
          </table:table-cell>
          <table:table-cell table:formula="of:=VLOOKUP([.A667];[$r_coefficients.$M$1:.$N$820];2;1)" office:value-type="float" office:value="0.2245" calcext:value-type="float">
            <text:p>0.2245</text:p>
          </table:table-cell>
          <table:table-cell table:number-columns-repeated="1021"/>
        </table:table-row>
        <table:table-row table:style-name="ro1">
          <table:table-cell office:value-type="float" office:value="3551202" calcext:value-type="float">
            <text:p>3551202</text:p>
          </table:table-cell>
          <table:table-cell office:value-type="float" office:value="259827232.636605" calcext:value-type="float">
            <text:p>259827232.636605</text:p>
          </table:table-cell>
          <table:table-cell table:formula="of:=VLOOKUP([.A668];[$r_coefficients.$M$1:.$N$820];2;1)" office:value-type="float" office:value="0.2245" calcext:value-type="float">
            <text:p>0.2245</text:p>
          </table:table-cell>
          <table:table-cell table:number-columns-repeated="1021"/>
        </table:table-row>
        <table:table-row table:style-name="ro1">
          <table:table-cell office:value-type="float" office:value="3551203" calcext:value-type="float">
            <text:p>3551203</text:p>
          </table:table-cell>
          <table:table-cell office:value-type="float" office:value="427818447.493688" calcext:value-type="float">
            <text:p>427818447.493688</text:p>
          </table:table-cell>
          <table:table-cell table:formula="of:=VLOOKUP([.A669];[$r_coefficients.$M$1:.$N$820];2;1)" office:value-type="float" office:value="0.2245" calcext:value-type="float">
            <text:p>0.2245</text:p>
          </table:table-cell>
          <table:table-cell table:number-columns-repeated="1021"/>
        </table:table-row>
        <table:table-row table:style-name="ro1">
          <table:table-cell office:value-type="float" office:value="3552101" calcext:value-type="float">
            <text:p>3552101</text:p>
          </table:table-cell>
          <table:table-cell office:value-type="float" office:value="12633165317.0249" calcext:value-type="float">
            <text:p>12633165317.0249</text:p>
          </table:table-cell>
          <table:table-cell table:formula="of:=VLOOKUP([.A670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52102" calcext:value-type="float">
            <text:p>3552102</text:p>
          </table:table-cell>
          <table:table-cell office:value-type="float" office:value="12206644459.0484" calcext:value-type="float">
            <text:p>12206644459.0484</text:p>
          </table:table-cell>
          <table:table-cell table:formula="of:=VLOOKUP([.A671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52103" calcext:value-type="float">
            <text:p>3552103</text:p>
          </table:table-cell>
          <table:table-cell office:value-type="float" office:value="87055192092.6553" calcext:value-type="float">
            <text:p>87055192092.6553</text:p>
          </table:table-cell>
          <table:table-cell table:formula="of:=VLOOKUP([.A672];[$r_coefficients.$M$1:.$N$820];2;1)" office:value-type="float" office:value="0.302" calcext:value-type="float">
            <text:p>0.302</text:p>
          </table:table-cell>
          <table:table-cell table:number-columns-repeated="1021"/>
        </table:table-row>
        <table:table-row table:style-name="ro1">
          <table:table-cell office:value-type="float" office:value="3552201" calcext:value-type="float">
            <text:p>3552201</text:p>
          </table:table-cell>
          <table:table-cell office:value-type="float" office:value="448304797.511308" calcext:value-type="float">
            <text:p>448304797.511308</text:p>
          </table:table-cell>
          <table:table-cell table:formula="of:=VLOOKUP([.A673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52202" calcext:value-type="float">
            <text:p>3552202</text:p>
          </table:table-cell>
          <table:table-cell office:value-type="float" office:value="628006272.495548" calcext:value-type="float">
            <text:p>628006272.495548</text:p>
          </table:table-cell>
          <table:table-cell table:formula="of:=VLOOKUP([.A674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52203" calcext:value-type="float">
            <text:p>3552203</text:p>
          </table:table-cell>
          <table:table-cell office:value-type="float" office:value="2259466438.4268" calcext:value-type="float">
            <text:p>2259466438.4268</text:p>
          </table:table-cell>
          <table:table-cell table:formula="of:=VLOOKUP([.A675];[$r_coefficients.$M$1:.$N$820];2;1)" office:value-type="float" office:value="0.248" calcext:value-type="float">
            <text:p>0.248</text:p>
          </table:table-cell>
          <table:table-cell table:number-columns-repeated="1021"/>
        </table:table-row>
        <table:table-row table:style-name="ro1">
          <table:table-cell office:value-type="float" office:value="3553101" calcext:value-type="float">
            <text:p>3553101</text:p>
          </table:table-cell>
          <table:table-cell office:value-type="float" office:value="86024895.342343" calcext:value-type="float">
            <text:p>86024895.342343</text:p>
          </table:table-cell>
          <table:table-cell table:formula="of:=VLOOKUP([.A676];[$r_coefficients.$M$1:.$N$820];2;1)"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1">
          <table:table-cell office:value-type="float" office:value="3553102" calcext:value-type="float">
            <text:p>3553102</text:p>
          </table:table-cell>
          <table:table-cell office:value-type="float" office:value="37365472.898225" calcext:value-type="float">
            <text:p>37365472.898225</text:p>
          </table:table-cell>
          <table:table-cell table:formula="of:=VLOOKUP([.A677];[$r_coefficients.$M$1:.$N$820];2;1)"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1">
          <table:table-cell office:value-type="float" office:value="3553103" calcext:value-type="float">
            <text:p>3553103</text:p>
          </table:table-cell>
          <table:table-cell office:value-type="float" office:value="144024324.226862" calcext:value-type="float">
            <text:p>144024324.226862</text:p>
          </table:table-cell>
          <table:table-cell table:formula="of:=VLOOKUP([.A678];[$r_coefficients.$M$1:.$N$820];2;1)"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1">
          <table:table-cell office:value-type="float" office:value="3553201" calcext:value-type="float">
            <text:p>3553201</text:p>
          </table:table-cell>
          <table:table-cell office:value-type="float" office:value="706222.523226" calcext:value-type="float">
            <text:p>706222.523226</text:p>
          </table:table-cell>
          <table:table-cell table:formula="of:=VLOOKUP([.A679];[$r_coefficients.$M$1:.$N$820];2;1)" office:value-type="float" office:value="0.201" calcext:value-type="float">
            <text:p>0.201</text:p>
          </table:table-cell>
          <table:table-cell table:number-columns-repeated="1021"/>
        </table:table-row>
        <table:table-row table:style-name="ro1">
          <table:table-cell office:value-type="float" office:value="3553202" calcext:value-type="float">
            <text:p>3553202</text:p>
          </table:table-cell>
          <table:table-cell office:value-type="float" office:value="1298342.52148" calcext:value-type="float">
            <text:p>1298342.52148</text:p>
          </table:table-cell>
          <table:table-cell table:formula="of:=VLOOKUP([.A680];[$r_coefficients.$M$1:.$N$820];2;1)" office:value-type="float" office:value="0.201" calcext:value-type="float">
            <text:p>0.201</text:p>
          </table:table-cell>
          <table:table-cell table:number-columns-repeated="1021"/>
        </table:table-row>
        <table:table-row table:style-name="ro1">
          <table:table-cell office:value-type="float" office:value="3553203" calcext:value-type="float">
            <text:p>3553203</text:p>
          </table:table-cell>
          <table:table-cell office:value-type="float" office:value="35166831.971488" calcext:value-type="float">
            <text:p>35166831.971488</text:p>
          </table:table-cell>
          <table:table-cell table:formula="of:=VLOOKUP([.A681];[$r_coefficients.$M$1:.$N$820];2;1)" office:value-type="float" office:value="0.201" calcext:value-type="float">
            <text:p>0.201</text:p>
          </table:table-cell>
          <table:table-cell table:number-columns-repeated="1021"/>
        </table:table-row>
        <table:table-row table:style-name="ro1">
          <table:table-cell office:value-type="float" office:value="4021101" calcext:value-type="float">
            <text:p>4021101</text:p>
          </table:table-cell>
          <table:table-cell office:value-type="float" office:value="2730645337171.05" calcext:value-type="float">
            <text:p>2730645337171.05</text:p>
          </table:table-cell>
          <table:table-cell table:formula="of:=VLOOKUP([.A682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1102" calcext:value-type="float">
            <text:p>4021102</text:p>
          </table:table-cell>
          <table:table-cell office:value-type="float" office:value="298808333195.584" calcext:value-type="float">
            <text:p>298808333195.584</text:p>
          </table:table-cell>
          <table:table-cell table:formula="of:=VLOOKUP([.A683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1103" calcext:value-type="float">
            <text:p>4021103</text:p>
          </table:table-cell>
          <table:table-cell office:value-type="float" office:value="136419770373.076" calcext:value-type="float">
            <text:p>136419770373.076</text:p>
          </table:table-cell>
          <table:table-cell table:formula="of:=VLOOKUP([.A684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2101" calcext:value-type="float">
            <text:p>4022101</text:p>
          </table:table-cell>
          <table:table-cell office:value-type="float" office:value="38975151398.0147" calcext:value-type="float">
            <text:p>38975151398.0147</text:p>
          </table:table-cell>
          <table:table-cell table:formula="of:=VLOOKUP([.A685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2102" calcext:value-type="float">
            <text:p>4022102</text:p>
          </table:table-cell>
          <table:table-cell office:value-type="float" office:value="45157029902.0047" calcext:value-type="float">
            <text:p>45157029902.0047</text:p>
          </table:table-cell>
          <table:table-cell table:formula="of:=VLOOKUP([.A686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2103" calcext:value-type="float">
            <text:p>4022103</text:p>
          </table:table-cell>
          <table:table-cell office:value-type="float" office:value="67848334375.0084" calcext:value-type="float">
            <text:p>67848334375.0084</text:p>
          </table:table-cell>
          <table:table-cell table:formula="of:=VLOOKUP([.A687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3101" calcext:value-type="float">
            <text:p>4023101</text:p>
          </table:table-cell>
          <table:table-cell office:value-type="float" office:value="1837884155601.11" calcext:value-type="float">
            <text:p>1837884155601.11</text:p>
          </table:table-cell>
          <table:table-cell table:formula="of:=VLOOKUP([.A688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3102" calcext:value-type="float">
            <text:p>4023102</text:p>
          </table:table-cell>
          <table:table-cell office:value-type="float" office:value="674412176403.273" calcext:value-type="float">
            <text:p>674412176403.273</text:p>
          </table:table-cell>
          <table:table-cell table:formula="of:=VLOOKUP([.A689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23103" calcext:value-type="float">
            <text:p>4023103</text:p>
          </table:table-cell>
          <table:table-cell office:value-type="float" office:value="274206715362.694" calcext:value-type="float">
            <text:p>274206715362.694</text:p>
          </table:table-cell>
          <table:table-cell table:formula="of:=VLOOKUP([.A690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1101" calcext:value-type="float">
            <text:p>4031101</text:p>
          </table:table-cell>
          <table:table-cell office:value-type="float" office:value="1711689612586.99" calcext:value-type="float">
            <text:p>1711689612586.99</text:p>
          </table:table-cell>
          <table:table-cell table:formula="of:=VLOOKUP([.A691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1102" calcext:value-type="float">
            <text:p>4031102</text:p>
          </table:table-cell>
          <table:table-cell office:value-type="float" office:value="332085094582.451" calcext:value-type="float">
            <text:p>332085094582.451</text:p>
          </table:table-cell>
          <table:table-cell table:formula="of:=VLOOKUP([.A692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1103" calcext:value-type="float">
            <text:p>4031103</text:p>
          </table:table-cell>
          <table:table-cell office:value-type="float" office:value="373832951098.182" calcext:value-type="float">
            <text:p>373832951098.182</text:p>
          </table:table-cell>
          <table:table-cell table:formula="of:=VLOOKUP([.A693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2101" calcext:value-type="float">
            <text:p>4032101</text:p>
          </table:table-cell>
          <table:table-cell office:value-type="float" office:value="201081608990.456" calcext:value-type="float">
            <text:p>201081608990.456</text:p>
          </table:table-cell>
          <table:table-cell table:formula="of:=VLOOKUP([.A694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2102" calcext:value-type="float">
            <text:p>4032102</text:p>
          </table:table-cell>
          <table:table-cell office:value-type="float" office:value="158302366839.051" calcext:value-type="float">
            <text:p>158302366839.051</text:p>
          </table:table-cell>
          <table:table-cell table:formula="of:=VLOOKUP([.A695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2103" calcext:value-type="float">
            <text:p>4032103</text:p>
          </table:table-cell>
          <table:table-cell office:value-type="float" office:value="212277815815.98" calcext:value-type="float">
            <text:p>212277815815.98</text:p>
          </table:table-cell>
          <table:table-cell table:formula="of:=VLOOKUP([.A696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3101" calcext:value-type="float">
            <text:p>4033101</text:p>
          </table:table-cell>
          <table:table-cell office:value-type="float" office:value="3327327120425.19" calcext:value-type="float">
            <text:p>3327327120425.19</text:p>
          </table:table-cell>
          <table:table-cell table:formula="of:=VLOOKUP([.A697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3102" calcext:value-type="float">
            <text:p>4033102</text:p>
          </table:table-cell>
          <table:table-cell office:value-type="float" office:value="1278977907551.59" calcext:value-type="float">
            <text:p>1278977907551.59</text:p>
          </table:table-cell>
          <table:table-cell table:formula="of:=VLOOKUP([.A698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3103" calcext:value-type="float">
            <text:p>4033103</text:p>
          </table:table-cell>
          <table:table-cell office:value-type="float" office:value="1132673823698.23" calcext:value-type="float">
            <text:p>1132673823698.23</text:p>
          </table:table-cell>
          <table:table-cell table:formula="of:=VLOOKUP([.A699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01" calcext:value-type="float">
            <text:p>4041101</text:p>
          </table:table-cell>
          <table:table-cell office:value-type="float" office:value="525068378991.738" calcext:value-type="float">
            <text:p>525068378991.738</text:p>
          </table:table-cell>
          <table:table-cell table:formula="of:=VLOOKUP([.A700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02" calcext:value-type="float">
            <text:p>4041102</text:p>
          </table:table-cell>
          <table:table-cell office:value-type="float" office:value="175680290363.509" calcext:value-type="float">
            <text:p>175680290363.509</text:p>
          </table:table-cell>
          <table:table-cell table:formula="of:=VLOOKUP([.A701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03" calcext:value-type="float">
            <text:p>4041103</text:p>
          </table:table-cell>
          <table:table-cell office:value-type="float" office:value="290998606989.859" calcext:value-type="float">
            <text:p>290998606989.859</text:p>
          </table:table-cell>
          <table:table-cell table:formula="of:=VLOOKUP([.A702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11" calcext:value-type="float">
            <text:p>4041111</text:p>
          </table:table-cell>
          <table:table-cell office:value-type="float" office:value="65919466.75563" calcext:value-type="float">
            <text:p>65919466.75563</text:p>
          </table:table-cell>
          <table:table-cell table:formula="of:=VLOOKUP([.A703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12" calcext:value-type="float">
            <text:p>4041112</text:p>
          </table:table-cell>
          <table:table-cell office:value-type="float" office:value="326889.323004" calcext:value-type="float">
            <text:p>326889.323004</text:p>
          </table:table-cell>
          <table:table-cell table:formula="of:=VLOOKUP([.A704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113" calcext:value-type="float">
            <text:p>4041113</text:p>
          </table:table-cell>
          <table:table-cell office:value-type="float" office:value="619560.900146" calcext:value-type="float">
            <text:p>619560.900146</text:p>
          </table:table-cell>
          <table:table-cell table:formula="of:=VLOOKUP([.A705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01" calcext:value-type="float">
            <text:p>4041201</text:p>
          </table:table-cell>
          <table:table-cell office:value-type="float" office:value="7002448306.32122" calcext:value-type="float">
            <text:p>7002448306.32122</text:p>
          </table:table-cell>
          <table:table-cell table:formula="of:=VLOOKUP([.A706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02" calcext:value-type="float">
            <text:p>4041202</text:p>
          </table:table-cell>
          <table:table-cell office:value-type="float" office:value="318055052.588919" calcext:value-type="float">
            <text:p>318055052.588919</text:p>
          </table:table-cell>
          <table:table-cell table:formula="of:=VLOOKUP([.A707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03" calcext:value-type="float">
            <text:p>4041203</text:p>
          </table:table-cell>
          <table:table-cell office:value-type="float" office:value="246022132.814956" calcext:value-type="float">
            <text:p>246022132.814956</text:p>
          </table:table-cell>
          <table:table-cell table:formula="of:=VLOOKUP([.A708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11" calcext:value-type="float">
            <text:p>4041211</text:p>
          </table:table-cell>
          <table:table-cell office:value-type="float" office:value="18843670.0014" calcext:value-type="float">
            <text:p>18843670.0014</text:p>
          </table:table-cell>
          <table:table-cell table:formula="of:=VLOOKUP([.A709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12" calcext:value-type="float">
            <text:p>4041212</text:p>
          </table:table-cell>
          <table:table-cell office:value-type="float" office:value="1888133.875434" calcext:value-type="float">
            <text:p>1888133.875434</text:p>
          </table:table-cell>
          <table:table-cell table:formula="of:=VLOOKUP([.A710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213" calcext:value-type="float">
            <text:p>4041213</text:p>
          </table:table-cell>
          <table:table-cell office:value-type="float" office:value="2499571.958637" calcext:value-type="float">
            <text:p>2499571.958637</text:p>
          </table:table-cell>
          <table:table-cell table:formula="of:=VLOOKUP([.A711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101" calcext:value-type="float">
            <text:p>4042101</text:p>
          </table:table-cell>
          <table:table-cell office:value-type="float" office:value="58687872153.0923" calcext:value-type="float">
            <text:p>58687872153.0923</text:p>
          </table:table-cell>
          <table:table-cell table:formula="of:=VLOOKUP([.A712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102" calcext:value-type="float">
            <text:p>4042102</text:p>
          </table:table-cell>
          <table:table-cell office:value-type="float" office:value="58287918423.8225" calcext:value-type="float">
            <text:p>58287918423.8225</text:p>
          </table:table-cell>
          <table:table-cell table:formula="of:=VLOOKUP([.A713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103" calcext:value-type="float">
            <text:p>4042103</text:p>
          </table:table-cell>
          <table:table-cell office:value-type="float" office:value="218512416666.775" calcext:value-type="float">
            <text:p>218512416666.775</text:p>
          </table:table-cell>
          <table:table-cell table:formula="of:=VLOOKUP([.A714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112" calcext:value-type="float">
            <text:p>4042112</text:p>
          </table:table-cell>
          <table:table-cell office:value-type="float" office:value="15886.042103" calcext:value-type="float">
            <text:p>15886.042103</text:p>
          </table:table-cell>
          <table:table-cell table:formula="of:=VLOOKUP([.A715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201" calcext:value-type="float">
            <text:p>4042201</text:p>
          </table:table-cell>
          <table:table-cell office:value-type="float" office:value="16445331.506236" calcext:value-type="float">
            <text:p>16445331.506236</text:p>
          </table:table-cell>
          <table:table-cell table:formula="of:=VLOOKUP([.A716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202" calcext:value-type="float">
            <text:p>4042202</text:p>
          </table:table-cell>
          <table:table-cell office:value-type="float" office:value="8000924.136208" calcext:value-type="float">
            <text:p>8000924.136208</text:p>
          </table:table-cell>
          <table:table-cell table:formula="of:=VLOOKUP([.A717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2203" calcext:value-type="float">
            <text:p>4042203</text:p>
          </table:table-cell>
          <table:table-cell office:value-type="float" office:value="6053648.47576" calcext:value-type="float">
            <text:p>6053648.47576</text:p>
          </table:table-cell>
          <table:table-cell table:formula="of:=VLOOKUP([.A718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01" calcext:value-type="float">
            <text:p>4043101</text:p>
          </table:table-cell>
          <table:table-cell office:value-type="float" office:value="251752411603.696" calcext:value-type="float">
            <text:p>251752411603.696</text:p>
          </table:table-cell>
          <table:table-cell table:formula="of:=VLOOKUP([.A719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02" calcext:value-type="float">
            <text:p>4043102</text:p>
          </table:table-cell>
          <table:table-cell office:value-type="float" office:value="468190095540.583" calcext:value-type="float">
            <text:p>468190095540.583</text:p>
          </table:table-cell>
          <table:table-cell table:formula="of:=VLOOKUP([.A720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03" calcext:value-type="float">
            <text:p>4043103</text:p>
          </table:table-cell>
          <table:table-cell office:value-type="float" office:value="306454009780.266" calcext:value-type="float">
            <text:p>306454009780.266</text:p>
          </table:table-cell>
          <table:table-cell table:formula="of:=VLOOKUP([.A721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11" calcext:value-type="float">
            <text:p>4043111</text:p>
          </table:table-cell>
          <table:table-cell office:value-type="float" office:value="411210.914057" calcext:value-type="float">
            <text:p>411210.914057</text:p>
          </table:table-cell>
          <table:table-cell table:formula="of:=VLOOKUP([.A722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12" calcext:value-type="float">
            <text:p>4043112</text:p>
          </table:table-cell>
          <table:table-cell office:value-type="float" office:value="164335.471757" calcext:value-type="float">
            <text:p>164335.471757</text:p>
          </table:table-cell>
          <table:table-cell table:formula="of:=VLOOKUP([.A723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113" calcext:value-type="float">
            <text:p>4043113</text:p>
          </table:table-cell>
          <table:table-cell office:value-type="float" office:value="42809.966109" calcext:value-type="float">
            <text:p>42809.966109</text:p>
          </table:table-cell>
          <table:table-cell table:formula="of:=VLOOKUP([.A724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01" calcext:value-type="float">
            <text:p>4043201</text:p>
          </table:table-cell>
          <table:table-cell office:value-type="float" office:value="630848339.840987" calcext:value-type="float">
            <text:p>630848339.840987</text:p>
          </table:table-cell>
          <table:table-cell table:formula="of:=VLOOKUP([.A725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02" calcext:value-type="float">
            <text:p>4043202</text:p>
          </table:table-cell>
          <table:table-cell office:value-type="float" office:value="475367141.400387" calcext:value-type="float">
            <text:p>475367141.400387</text:p>
          </table:table-cell>
          <table:table-cell table:formula="of:=VLOOKUP([.A726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03" calcext:value-type="float">
            <text:p>4043203</text:p>
          </table:table-cell>
          <table:table-cell office:value-type="float" office:value="857491492.960735" calcext:value-type="float">
            <text:p>857491492.960735</text:p>
          </table:table-cell>
          <table:table-cell table:formula="of:=VLOOKUP([.A727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11" calcext:value-type="float">
            <text:p>4043211</text:p>
          </table:table-cell>
          <table:table-cell office:value-type="float" office:value="5894294.539253" calcext:value-type="float">
            <text:p>5894294.539253</text:p>
          </table:table-cell>
          <table:table-cell table:formula="of:=VLOOKUP([.A728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12" calcext:value-type="float">
            <text:p>4043212</text:p>
          </table:table-cell>
          <table:table-cell office:value-type="float" office:value="4216047.56783" calcext:value-type="float">
            <text:p>4216047.56783</text:p>
          </table:table-cell>
          <table:table-cell table:formula="of:=VLOOKUP([.A729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3213" calcext:value-type="float">
            <text:p>4043213</text:p>
          </table:table-cell>
          <table:table-cell office:value-type="float" office:value="9590505.83624" calcext:value-type="float">
            <text:p>9590505.83624</text:p>
          </table:table-cell>
          <table:table-cell table:formula="of:=VLOOKUP([.A730];[$r_coefficients.$M$1:.$N$820];2;1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78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_coefficients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4" table:default-cell-style-name="Default"/>
        <table:table-column table:style-name="co17" table:default-cell-style-name="Default"/>
        <table:table-column table:style-name="co4" table:number-columns-repeated="1009" table:default-cell-style-name="Default"/>
        <table:table-row table:style-name="ro1">
          <table:table-cell table:style-name="ce2" office:value-type="string" calcext:value-type="string">
            <text:p>gez</text:p>
          </table:table-cell>
          <table:table-cell table:style-name="ce2" office:value-type="string" calcext:value-type="string">
            <text:p>gez_val</text:p>
          </table:table-cell>
          <table:table-cell table:style-name="ce2" office:value-type="string" calcext:value-type="string">
            <text:p>continent</text:p>
          </table:table-cell>
          <table:table-cell table:style-name="ce2" office:value-type="string" calcext:value-type="string">
            <text:p>continent_val</text:p>
          </table:table-cell>
          <table:table-cell table:style-name="ce2" office:value-type="string" calcext:value-type="string">
            <text:p>esa_lc</text:p>
          </table:table-cell>
          <table:table-cell table:style-name="ce2" office:value-type="string" calcext:value-type="string">
            <text:p>esa_lc_val</text:p>
          </table:table-cell>
          <table:table-cell table:style-name="ce2" office:value-type="string" calcext:value-type="string">
            <text:p>plantation</text:p>
          </table:table-cell>
          <table:table-cell table:style-name="ce2" office:value-type="string" calcext:value-type="string">
            <text:p>plantation_val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us_val</text:p>
          </table:table-cell>
          <table:table-cell table:style-name="ce2" office:value-type="string" calcext:value-type="string">
            <text:p>agb</text:p>
          </table:table-cell>
          <table:table-cell table:style-name="ce2" office:value-type="string" calcext:value-type="string">
            <text:p>agb_val</text:p>
          </table:table-cell>
          <table:table-cell table:style-name="ce3" office:value-type="string" calcext:value-type="string">
            <text:p>FINAL_VAL</text:p>
          </table:table-cell>
          <table:table-cell table:style-name="ce2" office:value-type="string" calcext:value-type="string">
            <text:p>rcoeff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];[$'reclass tables'.K$2:.L$4];2;0)" office:value-type="float" office:value="1" calcext:value-type="float">
            <text:p>1</text:p>
          </table:table-cell>
          <table:table-cell table:style-name="ce4" table:formula="of:=[.B2]+[.D2]+[.F2]+[.H2]+[.J2]+[.L2]" office:value-type="float" office:value="1111101" calcext:value-type="float">
            <text:p>1111101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];[$'reclass tables'.K$2:.L$4];2;0)" office:value-type="float" office:value="2" calcext:value-type="float">
            <text:p>2</text:p>
          </table:table-cell>
          <table:table-cell table:style-name="ce4" table:formula="of:=[.B3]+[.D3]+[.F3]+[.H3]+[.J3]+[.L3]" office:value-type="float" office:value="1111102" calcext:value-type="float">
            <text:p>1111102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];[$'reclass tables'.K$2:.L$4];2;0)" office:value-type="float" office:value="3" calcext:value-type="float">
            <text:p>3</text:p>
          </table:table-cell>
          <table:table-cell table:style-name="ce4" table:formula="of:=[.B4]+[.D4]+[.F4]+[.H4]+[.J4]+[.L4]" office:value-type="float" office:value="1111103" calcext:value-type="float">
            <text:p>1111103</text:p>
          </table:table-cell>
          <table:table-cell office:value-type="float" office:value="0.532" calcext:value-type="float">
            <text:p>0.5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];[$'reclass tables'.K$2:.L$4];2;0)" office:value-type="float" office:value="1" calcext:value-type="float">
            <text:p>1</text:p>
          </table:table-cell>
          <table:table-cell table:style-name="ce4" table:formula="of:=[.B5]+[.D5]+[.F5]+[.H5]+[.J5]+[.L5]" office:value-type="float" office:value="1111201" calcext:value-type="float">
            <text:p>1111201</text:p>
          </table:table-cell>
          <table:table-cell table:style-name="ce6" office:value-type="float" office:value="0.825" calcext:value-type="float">
            <text:p>0.825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];[$'reclass tables'.K$2:.L$4];2;0)" office:value-type="float" office:value="2" calcext:value-type="float">
            <text:p>2</text:p>
          </table:table-cell>
          <table:table-cell table:style-name="ce4" table:formula="of:=[.B6]+[.D6]+[.F6]+[.H6]+[.J6]+[.L6]" office:value-type="float" office:value="1111202" calcext:value-type="float">
            <text:p>1111202</text:p>
          </table:table-cell>
          <table:table-cell table:style-name="ce6" office:value-type="float" office:value="0.825" calcext:value-type="float">
            <text:p>0.825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];[$'reclass tables'.K$2:.L$4];2;0)" office:value-type="float" office:value="3" calcext:value-type="float">
            <text:p>3</text:p>
          </table:table-cell>
          <table:table-cell table:style-name="ce4" table:formula="of:=[.B7]+[.D7]+[.F7]+[.H7]+[.J7]+[.L7]" office:value-type="float" office:value="1111203" calcext:value-type="float">
            <text:p>1111203</text:p>
          </table:table-cell>
          <table:table-cell table:style-name="ce6" office:value-type="float" office:value="0.532" calcext:value-type="float">
            <text:p>0.5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];[$'reclass tables'.K$2:.L$4];2;0)" office:value-type="float" office:value="1" calcext:value-type="float">
            <text:p>1</text:p>
          </table:table-cell>
          <table:table-cell table:style-name="ce4" table:formula="of:=[.B8]+[.D8]+[.F8]+[.H8]+[.J8]+[.L8]" office:value-type="float" office:value="1112101" calcext:value-type="float">
            <text:p>1112101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9];[$'reclass tables'.K$2:.L$4];2;0)" office:value-type="float" office:value="2" calcext:value-type="float">
            <text:p>2</text:p>
          </table:table-cell>
          <table:table-cell table:style-name="ce4" table:formula="of:=[.B9]+[.D9]+[.F9]+[.H9]+[.J9]+[.L9]" office:value-type="float" office:value="1112102" calcext:value-type="float">
            <text:p>1112102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0];[$'reclass tables'.K$2:.L$4];2;0)" office:value-type="float" office:value="3" calcext:value-type="float">
            <text:p>3</text:p>
          </table:table-cell>
          <table:table-cell table:style-name="ce4" table:formula="of:=[.B10]+[.D10]+[.F10]+[.H10]+[.J10]+[.L10]" office:value-type="float" office:value="1112103" calcext:value-type="float">
            <text:p>1112103</text:p>
          </table:table-cell>
          <table:table-cell office:value-type="float" office:value="0.532" calcext:value-type="float">
            <text:p>0.5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1];[$'reclass tables'.K$2:.L$4];2;0)" office:value-type="float" office:value="1" calcext:value-type="float">
            <text:p>1</text:p>
          </table:table-cell>
          <table:table-cell table:style-name="ce4" table:formula="of:=[.B11]+[.D11]+[.F11]+[.H11]+[.J11]+[.L11]" office:value-type="float" office:value="1112201" calcext:value-type="float">
            <text:p>1112201</text:p>
          </table:table-cell>
          <table:table-cell table:style-name="ce6" office:value-type="float" office:value="0.825" calcext:value-type="float">
            <text:p>0.825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2];[$'reclass tables'.K$2:.L$4];2;0)" office:value-type="float" office:value="2" calcext:value-type="float">
            <text:p>2</text:p>
          </table:table-cell>
          <table:table-cell table:style-name="ce4" table:formula="of:=[.B12]+[.D12]+[.F12]+[.H12]+[.J12]+[.L12]" office:value-type="float" office:value="1112202" calcext:value-type="float">
            <text:p>1112202</text:p>
          </table:table-cell>
          <table:table-cell table:style-name="ce6" office:value-type="float" office:value="0.825" calcext:value-type="float">
            <text:p>0.825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3];[$'reclass tables'.K$2:.L$4];2;0)" office:value-type="float" office:value="3" calcext:value-type="float">
            <text:p>3</text:p>
          </table:table-cell>
          <table:table-cell table:style-name="ce4" table:formula="of:=[.B13]+[.D13]+[.F13]+[.H13]+[.J13]+[.L13]" office:value-type="float" office:value="1112203" calcext:value-type="float">
            <text:p>1112203</text:p>
          </table:table-cell>
          <table:table-cell table:style-name="ce6" office:value-type="float" office:value="0.532" calcext:value-type="float">
            <text:p>0.5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4];[$'reclass tables'.K$2:.L$4];2;0)" office:value-type="float" office:value="1" calcext:value-type="float">
            <text:p>1</text:p>
          </table:table-cell>
          <table:table-cell table:style-name="ce4" table:formula="of:=[.B14]+[.D14]+[.F14]+[.H14]+[.J14]+[.L14]" office:value-type="float" office:value="1113101" calcext:value-type="float">
            <text:p>1113101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5];[$'reclass tables'.K$2:.L$4];2;0)" office:value-type="float" office:value="2" calcext:value-type="float">
            <text:p>2</text:p>
          </table:table-cell>
          <table:table-cell table:style-name="ce4" table:formula="of:=[.B15]+[.D15]+[.F15]+[.H15]+[.J15]+[.L15]" office:value-type="float" office:value="1113102" calcext:value-type="float">
            <text:p>1113102</text:p>
          </table:table-cell>
          <table:table-cell office:value-type="float" office:value="0.825" calcext:value-type="float">
            <text:p>0.8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frica</text:p>
          </table:table-cell>
          <table:table-cell table:formula="of:=VLOOKUP([.C1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6];[$'reclass tables'.K$2:.L$4];2;0)" office:value-type="float" office:value="3" calcext:value-type="float">
            <text:p>3</text:p>
          </table:table-cell>
          <table:table-cell table:style-name="ce4" table:formula="of:=[.B16]+[.D16]+[.F16]+[.H16]+[.J16]+[.L16]" office:value-type="float" office:value="1113103" calcext:value-type="float">
            <text:p>1113103</text:p>
          </table:table-cell>
          <table:table-cell office:value-type="float" office:value="0.532" calcext:value-type="float">
            <text:p>0.5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1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7];[$'reclass tables'.K$2:.L$4];2;0)" office:value-type="float" office:value="1" calcext:value-type="float">
            <text:p>1</text:p>
          </table:table-cell>
          <table:table-cell table:style-name="ce4" table:formula="of:=[.B17]+[.D17]+[.F17]+[.H17]+[.J17]+[.L17]" office:value-type="float" office:value="1121101" calcext:value-type="float">
            <text:p>1121101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1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8];[$'reclass tables'.K$2:.L$4];2;0)" office:value-type="float" office:value="2" calcext:value-type="float">
            <text:p>2</text:p>
          </table:table-cell>
          <table:table-cell table:style-name="ce4" table:formula="of:=[.B18]+[.D18]+[.F18]+[.H18]+[.J18]+[.L18]" office:value-type="float" office:value="1121102" calcext:value-type="float">
            <text:p>1121102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1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1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9];[$'reclass tables'.K$2:.L$4];2;0)" office:value-type="float" office:value="3" calcext:value-type="float">
            <text:p>3</text:p>
          </table:table-cell>
          <table:table-cell table:style-name="ce4" table:formula="of:=[.B19]+[.D19]+[.F19]+[.H19]+[.J19]+[.L19]" office:value-type="float" office:value="1121103" calcext:value-type="float">
            <text:p>1121103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0];[$'reclass tables'.K$2:.L$4];2;0)" office:value-type="float" office:value="1" calcext:value-type="float">
            <text:p>1</text:p>
          </table:table-cell>
          <table:table-cell table:style-name="ce4" table:formula="of:=[.B20]+[.D20]+[.F20]+[.H20]+[.J20]+[.L20]" office:value-type="float" office:value="1121201" calcext:value-type="float">
            <text:p>1121201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1];[$'reclass tables'.K$2:.L$4];2;0)" office:value-type="float" office:value="2" calcext:value-type="float">
            <text:p>2</text:p>
          </table:table-cell>
          <table:table-cell table:style-name="ce4" table:formula="of:=[.B21]+[.D21]+[.F21]+[.H21]+[.J21]+[.L21]" office:value-type="float" office:value="1121202" calcext:value-type="float">
            <text:p>1121202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2];[$'reclass tables'.K$2:.L$4];2;0)" office:value-type="float" office:value="3" calcext:value-type="float">
            <text:p>3</text:p>
          </table:table-cell>
          <table:table-cell table:style-name="ce4" table:formula="of:=[.B22]+[.D22]+[.F22]+[.H22]+[.J22]+[.L22]" office:value-type="float" office:value="1121203" calcext:value-type="float">
            <text:p>1121203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3];[$'reclass tables'.K$2:.L$4];2;0)" office:value-type="float" office:value="1" calcext:value-type="float">
            <text:p>1</text:p>
          </table:table-cell>
          <table:table-cell table:style-name="ce4" table:formula="of:=[.B23]+[.D23]+[.F23]+[.H23]+[.J23]+[.L23]" office:value-type="float" office:value="1122101" calcext:value-type="float">
            <text:p>1122101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4];[$'reclass tables'.K$2:.L$4];2;0)" office:value-type="float" office:value="2" calcext:value-type="float">
            <text:p>2</text:p>
          </table:table-cell>
          <table:table-cell table:style-name="ce4" table:formula="of:=[.B24]+[.D24]+[.F24]+[.H24]+[.J24]+[.L24]" office:value-type="float" office:value="1122102" calcext:value-type="float">
            <text:p>1122102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5];[$'reclass tables'.K$2:.L$4];2;0)" office:value-type="float" office:value="3" calcext:value-type="float">
            <text:p>3</text:p>
          </table:table-cell>
          <table:table-cell table:style-name="ce4" table:formula="of:=[.B25]+[.D25]+[.F25]+[.H25]+[.J25]+[.L25]" office:value-type="float" office:value="1122103" calcext:value-type="float">
            <text:p>1122103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6];[$'reclass tables'.K$2:.L$4];2;0)" office:value-type="float" office:value="1" calcext:value-type="float">
            <text:p>1</text:p>
          </table:table-cell>
          <table:table-cell table:style-name="ce4" table:formula="of:=[.B26]+[.D26]+[.F26]+[.H26]+[.J26]+[.L26]" office:value-type="float" office:value="1122201" calcext:value-type="float">
            <text:p>1122201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7];[$'reclass tables'.K$2:.L$4];2;0)" office:value-type="float" office:value="2" calcext:value-type="float">
            <text:p>2</text:p>
          </table:table-cell>
          <table:table-cell table:style-name="ce4" table:formula="of:=[.B27]+[.D27]+[.F27]+[.H27]+[.J27]+[.L27]" office:value-type="float" office:value="1122202" calcext:value-type="float">
            <text:p>1122202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8];[$'reclass tables'.K$2:.L$4];2;0)" office:value-type="float" office:value="3" calcext:value-type="float">
            <text:p>3</text:p>
          </table:table-cell>
          <table:table-cell table:style-name="ce4" table:formula="of:=[.B28]+[.D28]+[.F28]+[.H28]+[.J28]+[.L28]" office:value-type="float" office:value="1122203" calcext:value-type="float">
            <text:p>1122203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2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2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9];[$'reclass tables'.K$2:.L$4];2;0)" office:value-type="float" office:value="1" calcext:value-type="float">
            <text:p>1</text:p>
          </table:table-cell>
          <table:table-cell table:style-name="ce4" table:formula="of:=[.B29]+[.D29]+[.F29]+[.H29]+[.J29]+[.L29]" office:value-type="float" office:value="1123101" calcext:value-type="float">
            <text:p>1123101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3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0];[$'reclass tables'.K$2:.L$4];2;0)" office:value-type="float" office:value="2" calcext:value-type="float">
            <text:p>2</text:p>
          </table:table-cell>
          <table:table-cell table:style-name="ce4" table:formula="of:=[.B30]+[.D30]+[.F30]+[.H30]+[.J30]+[.L30]" office:value-type="float" office:value="1123102" calcext:value-type="float">
            <text:p>1123102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3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1];[$'reclass tables'.K$2:.L$4];2;0)" office:value-type="float" office:value="3" calcext:value-type="float">
            <text:p>3</text:p>
          </table:table-cell>
          <table:table-cell table:style-name="ce4" table:formula="of:=[.B31]+[.D31]+[.F31]+[.H31]+[.J31]+[.L31]" office:value-type="float" office:value="1123103" calcext:value-type="float">
            <text:p>1123103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3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2];[$'reclass tables'.K$2:.L$4];2;0)" office:value-type="float" office:value="1" calcext:value-type="float">
            <text:p>1</text:p>
          </table:table-cell>
          <table:table-cell table:style-name="ce4" table:formula="of:=[.B32]+[.D32]+[.F32]+[.H32]+[.J32]+[.L32]" office:value-type="float" office:value="1123201" calcext:value-type="float">
            <text:p>1123201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3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3];[$'reclass tables'.K$2:.L$4];2;0)" office:value-type="float" office:value="2" calcext:value-type="float">
            <text:p>2</text:p>
          </table:table-cell>
          <table:table-cell table:style-name="ce4" table:formula="of:=[.B33]+[.D33]+[.F33]+[.H33]+[.J33]+[.L33]" office:value-type="float" office:value="1123202" calcext:value-type="float">
            <text:p>1123202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mericas</text:p>
          </table:table-cell>
          <table:table-cell table:formula="of:=VLOOKUP([.C3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4];[$'reclass tables'.K$2:.L$4];2;0)" office:value-type="float" office:value="3" calcext:value-type="float">
            <text:p>3</text:p>
          </table:table-cell>
          <table:table-cell table:style-name="ce4" table:formula="of:=[.B34]+[.D34]+[.F34]+[.H34]+[.J34]+[.L34]" office:value-type="float" office:value="1123203" calcext:value-type="float">
            <text:p>1123203</text:p>
          </table:table-cell>
          <table:table-cell office:value-type="float" office:value="0.17" calcext:value-type="float">
            <text:p>0.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3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5];[$'reclass tables'.K$2:.L$4];2;0)" office:value-type="float" office:value="1" calcext:value-type="float">
            <text:p>1</text:p>
          </table:table-cell>
          <table:table-cell table:style-name="ce4" table:formula="of:=[.B35]+[.D35]+[.F35]+[.H35]+[.J35]+[.L35]" office:value-type="float" office:value="1131101" calcext:value-type="float">
            <text:p>1131101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3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6];[$'reclass tables'.K$2:.L$4];2;0)" office:value-type="float" office:value="2" calcext:value-type="float">
            <text:p>2</text:p>
          </table:table-cell>
          <table:table-cell table:style-name="ce4" table:formula="of:=[.B36]+[.D36]+[.F36]+[.H36]+[.J36]+[.L36]" office:value-type="float" office:value="1131102" calcext:value-type="float">
            <text:p>1131102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3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7];[$'reclass tables'.K$2:.L$4];2;0)" office:value-type="float" office:value="3" calcext:value-type="float">
            <text:p>3</text:p>
          </table:table-cell>
          <table:table-cell table:style-name="ce4" table:formula="of:=[.B37]+[.D37]+[.F37]+[.H37]+[.J37]+[.L37]" office:value-type="float" office:value="1131103" calcext:value-type="float">
            <text:p>1131103</text:p>
          </table:table-cell>
          <table:table-cell office:value-type="float" office:value="0.212" calcext:value-type="float">
            <text:p>0.21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3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8];[$'reclass tables'.K$2:.L$4];2;0)" office:value-type="float" office:value="1" calcext:value-type="float">
            <text:p>1</text:p>
          </table:table-cell>
          <table:table-cell table:style-name="ce4" table:formula="of:=[.B38]+[.D38]+[.F38]+[.H38]+[.J38]+[.L38]" office:value-type="float" office:value="1131201" calcext:value-type="float">
            <text:p>1131201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3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3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9];[$'reclass tables'.K$2:.L$4];2;0)" office:value-type="float" office:value="2" calcext:value-type="float">
            <text:p>2</text:p>
          </table:table-cell>
          <table:table-cell table:style-name="ce4" table:formula="of:=[.B39]+[.D39]+[.F39]+[.H39]+[.J39]+[.L39]" office:value-type="float" office:value="1131202" calcext:value-type="float">
            <text:p>1131202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0];[$'reclass tables'.K$2:.L$4];2;0)" office:value-type="float" office:value="3" calcext:value-type="float">
            <text:p>3</text:p>
          </table:table-cell>
          <table:table-cell table:style-name="ce4" table:formula="of:=[.B40]+[.D40]+[.F40]+[.H40]+[.J40]+[.L40]" office:value-type="float" office:value="1131203" calcext:value-type="float">
            <text:p>1131203</text:p>
          </table:table-cell>
          <table:table-cell table:style-name="ce6" office:value-type="float" office:value="0.325" calcext:value-type="float">
            <text:p>0.325</text:p>
          </table:table-cell>
          <table:table-cell table:style-name="ce9" office:value-type="string" calcext:value-type="string">
            <text:p>Missing AGB class: if available, use the value for the other AGB clas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1];[$'reclass tables'.K$2:.L$4];2;0)" office:value-type="float" office:value="1" calcext:value-type="float">
            <text:p>1</text:p>
          </table:table-cell>
          <table:table-cell table:style-name="ce4" table:formula="of:=[.B41]+[.D41]+[.F41]+[.H41]+[.J41]+[.L41]" office:value-type="float" office:value="1132101" calcext:value-type="float">
            <text:p>1132101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2];[$'reclass tables'.K$2:.L$4];2;0)" office:value-type="float" office:value="2" calcext:value-type="float">
            <text:p>2</text:p>
          </table:table-cell>
          <table:table-cell table:style-name="ce4" table:formula="of:=[.B42]+[.D42]+[.F42]+[.H42]+[.J42]+[.L42]" office:value-type="float" office:value="1132102" calcext:value-type="float">
            <text:p>1132102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3];[$'reclass tables'.K$2:.L$4];2;0)" office:value-type="float" office:value="3" calcext:value-type="float">
            <text:p>3</text:p>
          </table:table-cell>
          <table:table-cell table:style-name="ce4" table:formula="of:=[.B43]+[.D43]+[.F43]+[.H43]+[.J43]+[.L43]" office:value-type="float" office:value="1132103" calcext:value-type="float">
            <text:p>1132103</text:p>
          </table:table-cell>
          <table:table-cell office:value-type="float" office:value="0.212" calcext:value-type="float">
            <text:p>0.21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4];[$'reclass tables'.K$2:.L$4];2;0)" office:value-type="float" office:value="1" calcext:value-type="float">
            <text:p>1</text:p>
          </table:table-cell>
          <table:table-cell table:style-name="ce4" table:formula="of:=[.B44]+[.D44]+[.F44]+[.H44]+[.J44]+[.L44]" office:value-type="float" office:value="1132201" calcext:value-type="float">
            <text:p>1132201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5];[$'reclass tables'.K$2:.L$4];2;0)" office:value-type="float" office:value="2" calcext:value-type="float">
            <text:p>2</text:p>
          </table:table-cell>
          <table:table-cell table:style-name="ce4" table:formula="of:=[.B45]+[.D45]+[.F45]+[.H45]+[.J45]+[.L45]" office:value-type="float" office:value="1132202" calcext:value-type="float">
            <text:p>1132202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6];[$'reclass tables'.K$2:.L$4];2;0)" office:value-type="float" office:value="3" calcext:value-type="float">
            <text:p>3</text:p>
          </table:table-cell>
          <table:table-cell table:style-name="ce4" table:formula="of:=[.B46]+[.D46]+[.F46]+[.H46]+[.J46]+[.L46]" office:value-type="float" office:value="1132203" calcext:value-type="float">
            <text:p>1132203</text:p>
          </table:table-cell>
          <table:table-cell table:style-name="ce6" office:value-type="float" office:value="0.325" calcext:value-type="float">
            <text:p>0.325</text:p>
          </table:table-cell>
          <table:table-cell table:style-name="ce9" office:value-type="string" calcext:value-type="string">
            <text:p>Missing AGB class: if available, use the value for the other AGB clas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7];[$'reclass tables'.K$2:.L$4];2;0)" office:value-type="float" office:value="1" calcext:value-type="float">
            <text:p>1</text:p>
          </table:table-cell>
          <table:table-cell table:style-name="ce4" table:formula="of:=[.B47]+[.D47]+[.F47]+[.H47]+[.J47]+[.L47]" office:value-type="float" office:value="1133101" calcext:value-type="float">
            <text:p>1133101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8];[$'reclass tables'.K$2:.L$4];2;0)" office:value-type="float" office:value="2" calcext:value-type="float">
            <text:p>2</text:p>
          </table:table-cell>
          <table:table-cell table:style-name="ce4" table:formula="of:=[.B48]+[.D48]+[.F48]+[.H48]+[.J48]+[.L48]" office:value-type="float" office:value="1133102" calcext:value-type="float">
            <text:p>1133102</text:p>
          </table:table-cell>
          <table:table-cell office:value-type="float" office:value="0.207" calcext:value-type="float">
            <text:p>0.2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4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4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9];[$'reclass tables'.K$2:.L$4];2;0)" office:value-type="float" office:value="3" calcext:value-type="float">
            <text:p>3</text:p>
          </table:table-cell>
          <table:table-cell table:style-name="ce4" table:formula="of:=[.B49]+[.D49]+[.F49]+[.H49]+[.J49]+[.L49]" office:value-type="float" office:value="1133103" calcext:value-type="float">
            <text:p>1133103</text:p>
          </table:table-cell>
          <table:table-cell office:value-type="float" office:value="0.212" calcext:value-type="float">
            <text:p>0.21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5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0];[$'reclass tables'.K$2:.L$4];2;0)" office:value-type="float" office:value="1" calcext:value-type="float">
            <text:p>1</text:p>
          </table:table-cell>
          <table:table-cell table:style-name="ce4" table:formula="of:=[.B50]+[.D50]+[.F50]+[.H50]+[.J50]+[.L50]" office:value-type="float" office:value="1133201" calcext:value-type="float">
            <text:p>1133201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5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1];[$'reclass tables'.K$2:.L$4];2;0)" office:value-type="float" office:value="2" calcext:value-type="float">
            <text:p>2</text:p>
          </table:table-cell>
          <table:table-cell table:style-name="ce4" table:formula="of:=[.B51]+[.D51]+[.F51]+[.H51]+[.J51]+[.L51]" office:value-type="float" office:value="1133202" calcext:value-type="float">
            <text:p>1133202</text:p>
          </table:table-cell>
          <table:table-cell office:value-type="float" office:value="0.325" calcext:value-type="float">
            <text:p>0.3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sia</text:p>
          </table:table-cell>
          <table:table-cell table:formula="of:=VLOOKUP([.C5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2];[$'reclass tables'.K$2:.L$4];2;0)" office:value-type="float" office:value="3" calcext:value-type="float">
            <text:p>3</text:p>
          </table:table-cell>
          <table:table-cell table:style-name="ce4" table:formula="of:=[.B52]+[.D52]+[.F52]+[.H52]+[.J52]+[.L52]" office:value-type="float" office:value="1133203" calcext:value-type="float">
            <text:p>1133203</text:p>
          </table:table-cell>
          <table:table-cell table:style-name="ce6" office:value-type="float" office:value="0.325" calcext:value-type="float">
            <text:p>0.325</text:p>
          </table:table-cell>
          <table:table-cell table:style-name="ce8" office:value-type="string" calcext:value-type="string">
            <text:p>Missing AGB class: if available, use the value for the other AGB clas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3];[$'reclass tables'.K$2:.L$4];2;0)" office:value-type="float" office:value="1" calcext:value-type="float">
            <text:p>1</text:p>
          </table:table-cell>
          <table:table-cell table:style-name="ce4" table:formula="of:=[.B53]+[.D53]+[.F53]+[.H53]+[.J53]+[.L53]" office:value-type="float" office:value="1151101" calcext:value-type="float">
            <text:p>1151101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4];[$'reclass tables'.K$2:.L$4];2;0)" office:value-type="float" office:value="2" calcext:value-type="float">
            <text:p>2</text:p>
          </table:table-cell>
          <table:table-cell table:style-name="ce4" table:formula="of:=[.B54]+[.D54]+[.F54]+[.H54]+[.J54]+[.L54]" office:value-type="float" office:value="1151102" calcext:value-type="float">
            <text:p>1151102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5];[$'reclass tables'.K$2:.L$4];2;0)" office:value-type="float" office:value="3" calcext:value-type="float">
            <text:p>3</text:p>
          </table:table-cell>
          <table:table-cell table:style-name="ce4" table:formula="of:=[.B55]+[.D55]+[.F55]+[.H55]+[.J55]+[.L55]" office:value-type="float" office:value="1151103" calcext:value-type="float">
            <text:p>1151103</text:p>
          </table:table-cell>
          <table:table-cell table:style-name="ce6" office:value-type="float" office:value="0.322" calcext:value-type="float">
            <text:p>0.322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6];[$'reclass tables'.K$2:.L$4];2;0)" office:value-type="float" office:value="1" calcext:value-type="float">
            <text:p>1</text:p>
          </table:table-cell>
          <table:table-cell table:style-name="ce4" table:formula="of:=[.B56]+[.D56]+[.F56]+[.H56]+[.J56]+[.L56]" office:value-type="float" office:value="1151201" calcext:value-type="float">
            <text:p>1151201</text:p>
          </table:table-cell>
          <table:table-cell table:style-name="ce6" office:value-type="float" office:value="0.247" calcext:value-type="float">
            <text:p>0.24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7];[$'reclass tables'.K$2:.L$4];2;0)" office:value-type="float" office:value="2" calcext:value-type="float">
            <text:p>2</text:p>
          </table:table-cell>
          <table:table-cell table:style-name="ce4" table:formula="of:=[.B57]+[.D57]+[.F57]+[.H57]+[.J57]+[.L57]" office:value-type="float" office:value="1151202" calcext:value-type="float">
            <text:p>1151202</text:p>
          </table:table-cell>
          <table:table-cell table:style-name="ce6" office:value-type="float" office:value="0.247" calcext:value-type="float">
            <text:p>0.24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5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8];[$'reclass tables'.K$2:.L$4];2;0)" office:value-type="float" office:value="3" calcext:value-type="float">
            <text:p>3</text:p>
          </table:table-cell>
          <table:table-cell table:style-name="ce4" table:formula="of:=[.B58]+[.D58]+[.F58]+[.H58]+[.J58]+[.L58]" office:value-type="float" office:value="1151203" calcext:value-type="float">
            <text:p>1151203</text:p>
          </table:table-cell>
          <table:table-cell table:style-name="ce6" office:value-type="float" office:value="0.17" calcext:value-type="float">
            <text:p>0.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5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5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5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9];[$'reclass tables'.K$2:.L$4];2;0)" office:value-type="float" office:value="1" calcext:value-type="float">
            <text:p>1</text:p>
          </table:table-cell>
          <table:table-cell table:style-name="ce4" table:formula="of:=[.B59]+[.D59]+[.F59]+[.H59]+[.J59]+[.L59]" office:value-type="float" office:value="1152101" calcext:value-type="float">
            <text:p>1152101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0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0];[$'reclass tables'.K$2:.L$4];2;0)" office:value-type="float" office:value="2" calcext:value-type="float">
            <text:p>2</text:p>
          </table:table-cell>
          <table:table-cell table:style-name="ce4" table:formula="of:=[.B60]+[.D60]+[.F60]+[.H60]+[.J60]+[.L60]" office:value-type="float" office:value="1152102" calcext:value-type="float">
            <text:p>1152102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1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1];[$'reclass tables'.K$2:.L$4];2;0)" office:value-type="float" office:value="3" calcext:value-type="float">
            <text:p>3</text:p>
          </table:table-cell>
          <table:table-cell table:style-name="ce4" table:formula="of:=[.B61]+[.D61]+[.F61]+[.H61]+[.J61]+[.L61]" office:value-type="float" office:value="1152103" calcext:value-type="float">
            <text:p>1152103</text:p>
          </table:table-cell>
          <table:table-cell table:style-name="ce6" office:value-type="float" office:value="0.322" calcext:value-type="float">
            <text:p>0.322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2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2];[$'reclass tables'.K$2:.L$4];2;0)" office:value-type="float" office:value="1" calcext:value-type="float">
            <text:p>1</text:p>
          </table:table-cell>
          <table:table-cell table:style-name="ce4" table:formula="of:=[.B62]+[.D62]+[.F62]+[.H62]+[.J62]+[.L62]" office:value-type="float" office:value="1152201" calcext:value-type="float">
            <text:p>1152201</text:p>
          </table:table-cell>
          <table:table-cell table:style-name="ce6" office:value-type="float" office:value="0.247" calcext:value-type="float">
            <text:p>0.24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3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3];[$'reclass tables'.K$2:.L$4];2;0)" office:value-type="float" office:value="2" calcext:value-type="float">
            <text:p>2</text:p>
          </table:table-cell>
          <table:table-cell table:style-name="ce4" table:formula="of:=[.B63]+[.D63]+[.F63]+[.H63]+[.J63]+[.L63]" office:value-type="float" office:value="1152202" calcext:value-type="float">
            <text:p>1152202</text:p>
          </table:table-cell>
          <table:table-cell table:style-name="ce6" office:value-type="float" office:value="0.247" calcext:value-type="float">
            <text:p>0.24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4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4];[$'reclass tables'.K$2:.L$4];2;0)" office:value-type="float" office:value="3" calcext:value-type="float">
            <text:p>3</text:p>
          </table:table-cell>
          <table:table-cell table:style-name="ce4" table:formula="of:=[.B64]+[.D64]+[.F64]+[.H64]+[.J64]+[.L64]" office:value-type="float" office:value="1152203" calcext:value-type="float">
            <text:p>1152203</text:p>
          </table:table-cell>
          <table:table-cell table:style-name="ce6" office:value-type="float" office:value="0.17" calcext:value-type="float">
            <text:p>0.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5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5];[$'reclass tables'.K$2:.L$4];2;0)" office:value-type="float" office:value="1" calcext:value-type="float">
            <text:p>1</text:p>
          </table:table-cell>
          <table:table-cell table:style-name="ce4" table:formula="of:=[.B65]+[.D65]+[.F65]+[.H65]+[.J65]+[.L65]" office:value-type="float" office:value="1153101" calcext:value-type="float">
            <text:p>1153101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6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6];[$'reclass tables'.K$2:.L$4];2;0)" office:value-type="float" office:value="2" calcext:value-type="float">
            <text:p>2</text:p>
          </table:table-cell>
          <table:table-cell table:style-name="ce4" table:formula="of:=[.B66]+[.D66]+[.F66]+[.H66]+[.J66]+[.L66]" office:value-type="float" office:value="1153102" calcext:value-type="float">
            <text:p>1153102</text:p>
          </table:table-cell>
          <table:table-cell table:style-name="ce6" office:value-type="float" office:value="0.417" calcext:value-type="float">
            <text:p>0.417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7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Oceania</text:p>
          </table:table-cell>
          <table:table-cell table:formula="of:=VLOOKUP([.C6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7];[$'reclass tables'.K$2:.L$4];2;0)" office:value-type="float" office:value="3" calcext:value-type="float">
            <text:p>3</text:p>
          </table:table-cell>
          <table:table-cell table:style-name="ce4" table:formula="of:=[.B67]+[.D67]+[.F67]+[.H67]+[.J67]+[.L67]" office:value-type="float" office:value="1153103" calcext:value-type="float">
            <text:p>1153103</text:p>
          </table:table-cell>
          <table:table-cell table:style-name="ce6" office:value-type="float" office:value="0.322" calcext:value-type="float">
            <text:p>0.322</text:p>
          </table:table-cell>
          <table:table-cell table:style-name="ce10" office:value-type="string" calcext:value-type="string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8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ntartica</text:p>
          </table:table-cell>
          <table:table-cell table:formula="of:=VLOOKUP([.C68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6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68];[$'reclass tables'.K$2:.L$4];2;0)" office:value-type="string" office:string-value="" calcext:value-type="error">
            <text:p>#N/A</text:p>
          </table:table-cell>
          <table:table-cell table:style-name="ce4" table:formula="of:=[.B68]+[.D68]+[.F68]+[.H68]+[.J68]+[.L68]" office:value-type="float" office:value="1161100" calcext:value-type="float">
            <text:p>1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Rainforest</text:p>
          </table:table-cell>
          <table:table-cell table:formula="of:=VLOOKUP([.A69];[$'reclass tables'.A$2:.B$13];2;0)" office:value-type="float" office:value="1100000" calcext:value-type="float">
            <text:p>1100000</text:p>
          </table:table-cell>
          <table:table-cell office:value-type="string" calcext:value-type="string">
            <text:p>Antartica</text:p>
          </table:table-cell>
          <table:table-cell table:formula="of:=VLOOKUP([.C69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6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9];[$'reclass tables'.K$2:.L$4];2;0)" office:value-type="float" office:value="1" calcext:value-type="float">
            <text:p>1</text:p>
          </table:table-cell>
          <table:table-cell table:style-name="ce4" table:formula="of:=[.B69]+[.D69]+[.F69]+[.H69]+[.J69]+[.L69]" office:value-type="float" office:value="1161100" calcext:value-type="float">
            <text:p>1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0];[$'reclass tables'.K$2:.L$4];2;0)" office:value-type="float" office:value="1" calcext:value-type="float">
            <text:p>1</text:p>
          </table:table-cell>
          <table:table-cell table:style-name="ce4" table:formula="of:=[.B70]+[.D70]+[.F70]+[.H70]+[.J70]+[.L70]" office:value-type="float" office:value="1211100" calcext:value-type="float">
            <text:p>12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1];[$'reclass tables'.K$2:.L$4];2;0)" office:value-type="float" office:value="2" calcext:value-type="float">
            <text:p>2</text:p>
          </table:table-cell>
          <table:table-cell table:style-name="ce4" table:formula="of:=[.B71]+[.D71]+[.F71]+[.H71]+[.J71]+[.L71]" office:value-type="float" office:value="1211100" calcext:value-type="float">
            <text:p>12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2];[$'reclass tables'.K$2:.L$4];2;0)" office:value-type="float" office:value="3" calcext:value-type="float">
            <text:p>3</text:p>
          </table:table-cell>
          <table:table-cell table:style-name="ce4" table:formula="of:=[.B72]+[.D72]+[.F72]+[.H72]+[.J72]+[.L72]" office:value-type="float" office:value="1211100" calcext:value-type="float">
            <text:p>12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3];[$'reclass tables'.K$2:.L$4];2;0)" office:value-type="float" office:value="1" calcext:value-type="float">
            <text:p>1</text:p>
          </table:table-cell>
          <table:table-cell table:style-name="ce4" table:formula="of:=[.B73]+[.D73]+[.F73]+[.H73]+[.J73]+[.L73]" office:value-type="float" office:value="1211200" calcext:value-type="float">
            <text:p>12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4];[$'reclass tables'.K$2:.L$4];2;0)" office:value-type="float" office:value="2" calcext:value-type="float">
            <text:p>2</text:p>
          </table:table-cell>
          <table:table-cell table:style-name="ce4" table:formula="of:=[.B74]+[.D74]+[.F74]+[.H74]+[.J74]+[.L74]" office:value-type="float" office:value="1211200" calcext:value-type="float">
            <text:p>12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5];[$'reclass tables'.K$2:.L$4];2;0)" office:value-type="float" office:value="3" calcext:value-type="float">
            <text:p>3</text:p>
          </table:table-cell>
          <table:table-cell table:style-name="ce4" table:formula="of:=[.B75]+[.D75]+[.F75]+[.H75]+[.J75]+[.L75]" office:value-type="float" office:value="1211200" calcext:value-type="float">
            <text:p>12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6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7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];[$'reclass tables'.K$2:.L$4];2;0)" office:value-type="float" office:value="1" calcext:value-type="float">
            <text:p>1</text:p>
          </table:table-cell>
          <table:table-cell table:style-name="ce4" table:formula="of:=[.B76]+[.D76]+[.F76]+[.H76]+[.J76]+[.L76]" office:value-type="float" office:value="1212100" calcext:value-type="float">
            <text:p>12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7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7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7];[$'reclass tables'.K$2:.L$4];2;0)" office:value-type="float" office:value="2" calcext:value-type="float">
            <text:p>2</text:p>
          </table:table-cell>
          <table:table-cell table:style-name="ce4" table:formula="of:=[.B77]+[.D77]+[.F77]+[.H77]+[.J77]+[.L77]" office:value-type="float" office:value="1212100" calcext:value-type="float">
            <text:p>12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8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7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8];[$'reclass tables'.K$2:.L$4];2;0)" office:value-type="float" office:value="3" calcext:value-type="float">
            <text:p>3</text:p>
          </table:table-cell>
          <table:table-cell table:style-name="ce4" table:formula="of:=[.B78]+[.D78]+[.F78]+[.H78]+[.J78]+[.L78]" office:value-type="float" office:value="1212100" calcext:value-type="float">
            <text:p>12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79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7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7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7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9];[$'reclass tables'.K$2:.L$4];2;0)" office:value-type="float" office:value="1" calcext:value-type="float">
            <text:p>1</text:p>
          </table:table-cell>
          <table:table-cell table:style-name="ce4" table:formula="of:=[.B79]+[.D79]+[.F79]+[.H79]+[.J79]+[.L79]" office:value-type="float" office:value="1212200" calcext:value-type="float">
            <text:p>12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8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8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0];[$'reclass tables'.K$2:.L$4];2;0)" office:value-type="float" office:value="2" calcext:value-type="float">
            <text:p>2</text:p>
          </table:table-cell>
          <table:table-cell table:style-name="ce4" table:formula="of:=[.B80]+[.D80]+[.F80]+[.H80]+[.J80]+[.L80]" office:value-type="float" office:value="1212200" calcext:value-type="float">
            <text:p>12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8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8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1];[$'reclass tables'.K$2:.L$4];2;0)" office:value-type="float" office:value="3" calcext:value-type="float">
            <text:p>3</text:p>
          </table:table-cell>
          <table:table-cell table:style-name="ce4" table:formula="of:=[.B81]+[.D81]+[.F81]+[.H81]+[.J81]+[.L81]" office:value-type="float" office:value="1212200" calcext:value-type="float">
            <text:p>12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8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8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2];[$'reclass tables'.K$2:.L$4];2;0)" office:value-type="float" office:value="1" calcext:value-type="float">
            <text:p>1</text:p>
          </table:table-cell>
          <table:table-cell table:style-name="ce4" table:formula="of:=[.B82]+[.D82]+[.F82]+[.H82]+[.J82]+[.L82]" office:value-type="float" office:value="1213100" calcext:value-type="float">
            <text:p>1213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frica</text:p>
          </table:table-cell>
          <table:table-cell table:formula="of:=VLOOKUP([.C8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8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3];[$'reclass tables'.K$2:.L$4];2;0)" office:value-type="float" office:value="2" calcext:value-type="float">
            <text:p>2</text:p>
          </table:table-cell>
          <table:table-cell table:style-name="ce4" table:formula="of:=[.B83]+[.D83]+[.F83]+[.H83]+[.J83]+[.L83]" office:value-type="float" office:value="1213100" calcext:value-type="float">
            <text:p>1213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8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4];[$'reclass tables'.K$2:.L$4];2;0)" office:value-type="float" office:value="1" calcext:value-type="float">
            <text:p>1</text:p>
          </table:table-cell>
          <table:table-cell table:style-name="ce4" table:formula="of:=[.B84]+[.D84]+[.F84]+[.H84]+[.J84]+[.L84]" office:value-type="float" office:value="1221100" calcext:value-type="float">
            <text:p>1221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5];[$'reclass tables'.K$2:.L$4];2;0)" office:value-type="float" office:value="2" calcext:value-type="float">
            <text:p>2</text:p>
          </table:table-cell>
          <table:table-cell table:style-name="ce4" table:formula="of:=[.B85]+[.D85]+[.F85]+[.H85]+[.J85]+[.L85]" office:value-type="float" office:value="1221100" calcext:value-type="float">
            <text:p>1221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6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8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6];[$'reclass tables'.K$2:.L$4];2;0)" office:value-type="float" office:value="3" calcext:value-type="float">
            <text:p>3</text:p>
          </table:table-cell>
          <table:table-cell table:style-name="ce4" table:formula="of:=[.B86]+[.D86]+[.F86]+[.H86]+[.J86]+[.L86]" office:value-type="float" office:value="1221100" calcext:value-type="float">
            <text:p>1221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7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8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7];[$'reclass tables'.K$2:.L$4];2;0)" office:value-type="float" office:value="1" calcext:value-type="float">
            <text:p>1</text:p>
          </table:table-cell>
          <table:table-cell table:style-name="ce4" table:formula="of:=[.B87]+[.D87]+[.F87]+[.H87]+[.J87]+[.L87]" office:value-type="float" office:value="1221200" calcext:value-type="float">
            <text:p>1221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8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8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8];[$'reclass tables'.K$2:.L$4];2;0)" office:value-type="float" office:value="2" calcext:value-type="float">
            <text:p>2</text:p>
          </table:table-cell>
          <table:table-cell table:style-name="ce4" table:formula="of:=[.B88]+[.D88]+[.F88]+[.H88]+[.J88]+[.L88]" office:value-type="float" office:value="1221200" calcext:value-type="float">
            <text:p>1221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89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8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8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8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9];[$'reclass tables'.K$2:.L$4];2;0)" office:value-type="float" office:value="3" calcext:value-type="float">
            <text:p>3</text:p>
          </table:table-cell>
          <table:table-cell table:style-name="ce4" table:formula="of:=[.B89]+[.D89]+[.F89]+[.H89]+[.J89]+[.L89]" office:value-type="float" office:value="1221200" calcext:value-type="float">
            <text:p>1221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90];[$'reclass tables'.K$2:.L$4];2;0)" office:value-type="float" office:value="1" calcext:value-type="float">
            <text:p>1</text:p>
          </table:table-cell>
          <table:table-cell table:style-name="ce4" table:formula="of:=[.B90]+[.D90]+[.F90]+[.H90]+[.J90]+[.L90]" office:value-type="float" office:value="1222100" calcext:value-type="float">
            <text:p>1222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91];[$'reclass tables'.K$2:.L$4];2;0)" office:value-type="float" office:value="2" calcext:value-type="float">
            <text:p>2</text:p>
          </table:table-cell>
          <table:table-cell table:style-name="ce4" table:formula="of:=[.B91]+[.D91]+[.F91]+[.H91]+[.J91]+[.L91]" office:value-type="float" office:value="1222100" calcext:value-type="float">
            <text:p>1222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9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92];[$'reclass tables'.K$2:.L$4];2;0)" office:value-type="float" office:value="3" calcext:value-type="float">
            <text:p>3</text:p>
          </table:table-cell>
          <table:table-cell table:style-name="ce4" table:formula="of:=[.B92]+[.D92]+[.F92]+[.H92]+[.J92]+[.L92]" office:value-type="float" office:value="1222100" calcext:value-type="float">
            <text:p>1222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9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9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93];[$'reclass tables'.K$2:.L$4];2;0)" office:value-type="float" office:value="1" calcext:value-type="float">
            <text:p>1</text:p>
          </table:table-cell>
          <table:table-cell table:style-name="ce4" table:formula="of:=[.B93]+[.D93]+[.F93]+[.H93]+[.J93]+[.L93]" office:value-type="float" office:value="1222200" calcext:value-type="float">
            <text:p>1222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9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9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94];[$'reclass tables'.K$2:.L$4];2;0)" office:value-type="float" office:value="2" calcext:value-type="float">
            <text:p>2</text:p>
          </table:table-cell>
          <table:table-cell table:style-name="ce4" table:formula="of:=[.B94]+[.D94]+[.F94]+[.H94]+[.J94]+[.L94]" office:value-type="float" office:value="1222200" calcext:value-type="float">
            <text:p>1222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9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9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9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95];[$'reclass tables'.K$2:.L$4];2;0)" office:value-type="float" office:value="3" calcext:value-type="float">
            <text:p>3</text:p>
          </table:table-cell>
          <table:table-cell table:style-name="ce4" table:formula="of:=[.B95]+[.D95]+[.F95]+[.H95]+[.J95]+[.L95]" office:value-type="float" office:value="1222200" calcext:value-type="float">
            <text:p>1222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6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9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9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96];[$'reclass tables'.K$2:.L$4];2;0)" office:value-type="float" office:value="1" calcext:value-type="float">
            <text:p>1</text:p>
          </table:table-cell>
          <table:table-cell table:style-name="ce4" table:formula="of:=[.B96]+[.D96]+[.F96]+[.H96]+[.J96]+[.L96]" office:value-type="float" office:value="1223100" calcext:value-type="float">
            <text:p>1223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7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9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9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97];[$'reclass tables'.K$2:.L$4];2;0)" office:value-type="float" office:value="2" calcext:value-type="float">
            <text:p>2</text:p>
          </table:table-cell>
          <table:table-cell table:style-name="ce4" table:formula="of:=[.B97]+[.D97]+[.F97]+[.H97]+[.J97]+[.L97]" office:value-type="float" office:value="1223100" calcext:value-type="float">
            <text:p>1223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8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9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9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9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98];[$'reclass tables'.K$2:.L$4];2;0)" office:value-type="float" office:value="3" calcext:value-type="float">
            <text:p>3</text:p>
          </table:table-cell>
          <table:table-cell table:style-name="ce4" table:formula="of:=[.B98]+[.D98]+[.F98]+[.H98]+[.J98]+[.L98]" office:value-type="float" office:value="1223100" calcext:value-type="float">
            <text:p>1223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99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9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9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9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9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99];[$'reclass tables'.K$2:.L$4];2;0)" office:value-type="float" office:value="1" calcext:value-type="float">
            <text:p>1</text:p>
          </table:table-cell>
          <table:table-cell table:style-name="ce4" table:formula="of:=[.B99]+[.D99]+[.F99]+[.H99]+[.J99]+[.L99]" office:value-type="float" office:value="1223200" calcext:value-type="float">
            <text:p>1223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10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0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0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0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00];[$'reclass tables'.K$2:.L$4];2;0)" office:value-type="float" office:value="2" calcext:value-type="float">
            <text:p>2</text:p>
          </table:table-cell>
          <table:table-cell table:style-name="ce4" table:formula="of:=[.B100]+[.D100]+[.F100]+[.H100]+[.J100]+[.L100]" office:value-type="float" office:value="1223200" calcext:value-type="float">
            <text:p>1223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mericas</text:p>
          </table:table-cell>
          <table:table-cell table:formula="of:=VLOOKUP([.C10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0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0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0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01];[$'reclass tables'.K$2:.L$4];2;0)" office:value-type="float" office:value="3" calcext:value-type="float">
            <text:p>3</text:p>
          </table:table-cell>
          <table:table-cell table:style-name="ce4" table:formula="of:=[.B101]+[.D101]+[.F101]+[.H101]+[.J101]+[.L101]" office:value-type="float" office:value="1223200" calcext:value-type="float">
            <text:p>1223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0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02];[$'reclass tables'.K$2:.L$4];2;0)" office:value-type="float" office:value="1" calcext:value-type="float">
            <text:p>1</text:p>
          </table:table-cell>
          <table:table-cell table:style-name="ce4" table:formula="of:=[.B102]+[.D102]+[.F102]+[.H102]+[.J102]+[.L102]" office:value-type="float" office:value="1231100" calcext:value-type="float">
            <text:p>1231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0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03];[$'reclass tables'.K$2:.L$4];2;0)" office:value-type="float" office:value="2" calcext:value-type="float">
            <text:p>2</text:p>
          </table:table-cell>
          <table:table-cell table:style-name="ce4" table:formula="of:=[.B103]+[.D103]+[.F103]+[.H103]+[.J103]+[.L103]" office:value-type="float" office:value="1231100" calcext:value-type="float">
            <text:p>1231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0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04];[$'reclass tables'.K$2:.L$4];2;0)" office:value-type="float" office:value="3" calcext:value-type="float">
            <text:p>3</text:p>
          </table:table-cell>
          <table:table-cell table:style-name="ce4" table:formula="of:=[.B104]+[.D104]+[.F104]+[.H104]+[.J104]+[.L104]" office:value-type="float" office:value="1231100" calcext:value-type="float">
            <text:p>1231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0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0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05];[$'reclass tables'.K$2:.L$4];2;0)" office:value-type="float" office:value="1" calcext:value-type="float">
            <text:p>1</text:p>
          </table:table-cell>
          <table:table-cell table:style-name="ce4" table:formula="of:=[.B105]+[.D105]+[.F105]+[.H105]+[.J105]+[.L105]" office:value-type="float" office:value="1231200" calcext:value-type="float">
            <text:p>1231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6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0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0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06];[$'reclass tables'.K$2:.L$4];2;0)" office:value-type="float" office:value="2" calcext:value-type="float">
            <text:p>2</text:p>
          </table:table-cell>
          <table:table-cell table:style-name="ce4" table:formula="of:=[.B106]+[.D106]+[.F106]+[.H106]+[.J106]+[.L106]" office:value-type="float" office:value="1231200" calcext:value-type="float">
            <text:p>1231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7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0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0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0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07];[$'reclass tables'.K$2:.L$4];2;0)" office:value-type="float" office:value="3" calcext:value-type="float">
            <text:p>3</text:p>
          </table:table-cell>
          <table:table-cell table:style-name="ce4" table:formula="of:=[.B107]+[.D107]+[.F107]+[.H107]+[.J107]+[.L107]" office:value-type="float" office:value="1231200" calcext:value-type="float">
            <text:p>1231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8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0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0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08];[$'reclass tables'.K$2:.L$4];2;0)" office:value-type="float" office:value="1" calcext:value-type="float">
            <text:p>1</text:p>
          </table:table-cell>
          <table:table-cell table:style-name="ce4" table:formula="of:=[.B108]+[.D108]+[.F108]+[.H108]+[.J108]+[.L108]" office:value-type="float" office:value="1232100" calcext:value-type="float">
            <text:p>1232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09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0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0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0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0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09];[$'reclass tables'.K$2:.L$4];2;0)" office:value-type="float" office:value="2" calcext:value-type="float">
            <text:p>2</text:p>
          </table:table-cell>
          <table:table-cell table:style-name="ce4" table:formula="of:=[.B109]+[.D109]+[.F109]+[.H109]+[.J109]+[.L109]" office:value-type="float" office:value="1232100" calcext:value-type="float">
            <text:p>1232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1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1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1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10];[$'reclass tables'.K$2:.L$4];2;0)" office:value-type="float" office:value="3" calcext:value-type="float">
            <text:p>3</text:p>
          </table:table-cell>
          <table:table-cell table:style-name="ce4" table:formula="of:=[.B110]+[.D110]+[.F110]+[.H110]+[.J110]+[.L110]" office:value-type="float" office:value="1232100" calcext:value-type="float">
            <text:p>1232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1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11];[$'reclass tables'.K$2:.L$4];2;0)" office:value-type="float" office:value="1" calcext:value-type="float">
            <text:p>1</text:p>
          </table:table-cell>
          <table:table-cell table:style-name="ce4" table:formula="of:=[.B111]+[.D111]+[.F111]+[.H111]+[.J111]+[.L111]" office:value-type="float" office:value="1232200" calcext:value-type="float">
            <text:p>1232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1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1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12];[$'reclass tables'.K$2:.L$4];2;0)" office:value-type="float" office:value="2" calcext:value-type="float">
            <text:p>2</text:p>
          </table:table-cell>
          <table:table-cell table:style-name="ce4" table:formula="of:=[.B112]+[.D112]+[.F112]+[.H112]+[.J112]+[.L112]" office:value-type="float" office:value="1232200" calcext:value-type="float">
            <text:p>1232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1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1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13];[$'reclass tables'.K$2:.L$4];2;0)" office:value-type="float" office:value="3" calcext:value-type="float">
            <text:p>3</text:p>
          </table:table-cell>
          <table:table-cell table:style-name="ce4" table:formula="of:=[.B113]+[.D113]+[.F113]+[.H113]+[.J113]+[.L113]" office:value-type="float" office:value="1232200" calcext:value-type="float">
            <text:p>1232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1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1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14];[$'reclass tables'.K$2:.L$4];2;0)" office:value-type="float" office:value="1" calcext:value-type="float">
            <text:p>1</text:p>
          </table:table-cell>
          <table:table-cell table:style-name="ce4" table:formula="of:=[.B114]+[.D114]+[.F114]+[.H114]+[.J114]+[.L114]" office:value-type="float" office:value="1233100" calcext:value-type="float">
            <text:p>1233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1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15];[$'reclass tables'.K$2:.L$4];2;0)" office:value-type="float" office:value="2" calcext:value-type="float">
            <text:p>2</text:p>
          </table:table-cell>
          <table:table-cell table:style-name="ce4" table:formula="of:=[.B115]+[.D115]+[.F115]+[.H115]+[.J115]+[.L115]" office:value-type="float" office:value="1233100" calcext:value-type="float">
            <text:p>1233100</text:p>
          </table:table-cell>
          <table:table-cell office:value-type="float" office:value="0.323" calcext:value-type="float">
            <text:p>0.3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6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1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1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16];[$'reclass tables'.K$2:.L$4];2;0)" office:value-type="float" office:value="3" calcext:value-type="float">
            <text:p>3</text:p>
          </table:table-cell>
          <table:table-cell table:style-name="ce4" table:formula="of:=[.B116]+[.D116]+[.F116]+[.H116]+[.J116]+[.L116]" office:value-type="float" office:value="1233100" calcext:value-type="float">
            <text:p>1233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7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1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17];[$'reclass tables'.K$2:.L$4];2;0)" office:value-type="float" office:value="1" calcext:value-type="float">
            <text:p>1</text:p>
          </table:table-cell>
          <table:table-cell table:style-name="ce4" table:formula="of:=[.B117]+[.D117]+[.F117]+[.H117]+[.J117]+[.L117]" office:value-type="float" office:value="1233200" calcext:value-type="float">
            <text:p>1233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8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18];[$'reclass tables'.K$2:.L$4];2;0)" office:value-type="float" office:value="2" calcext:value-type="float">
            <text:p>2</text:p>
          </table:table-cell>
          <table:table-cell table:style-name="ce4" table:formula="of:=[.B118]+[.D118]+[.F118]+[.H118]+[.J118]+[.L118]" office:value-type="float" office:value="1233200" calcext:value-type="float">
            <text:p>1233200</text:p>
          </table:table-cell>
          <table:table-cell table:style-name="ce6" office:value-type="float" office:value="0.323" calcext:value-type="float">
            <text:p>0.323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19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Asia</text:p>
          </table:table-cell>
          <table:table-cell table:formula="of:=VLOOKUP([.C11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1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1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1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19];[$'reclass tables'.K$2:.L$4];2;0)" office:value-type="float" office:value="3" calcext:value-type="float">
            <text:p>3</text:p>
          </table:table-cell>
          <table:table-cell table:style-name="ce4" table:formula="of:=[.B119]+[.D119]+[.F119]+[.H119]+[.J119]+[.L119]" office:value-type="float" office:value="1233200" calcext:value-type="float">
            <text:p>1233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8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0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2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20];[$'reclass tables'.K$2:.L$4];2;0)" office:value-type="float" office:value="1" calcext:value-type="float">
            <text:p>1</text:p>
          </table:table-cell>
          <table:table-cell table:style-name="ce4" table:formula="of:=[.B120]+[.D120]+[.F120]+[.H120]+[.J120]+[.L120]" office:value-type="float" office:value="1251100" calcext:value-type="float">
            <text:p>1251100</text:p>
          </table:table-cell>
          <table:table-cell table:style-name="ce6" office:value-type="float" office:value="0.28" calcext:value-type="float">
            <text:p>0.28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1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2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21];[$'reclass tables'.K$2:.L$4];2;0)" office:value-type="float" office:value="2" calcext:value-type="float">
            <text:p>2</text:p>
          </table:table-cell>
          <table:table-cell table:style-name="ce4" table:formula="of:=[.B121]+[.D121]+[.F121]+[.H121]+[.J121]+[.L121]" office:value-type="float" office:value="1251100" calcext:value-type="float">
            <text:p>1251100</text:p>
          </table:table-cell>
          <table:table-cell table:style-name="ce6" office:value-type="float" office:value="0.28" calcext:value-type="float">
            <text:p>0.28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2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2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22];[$'reclass tables'.K$2:.L$4];2;0)" office:value-type="float" office:value="3" calcext:value-type="float">
            <text:p>3</text:p>
          </table:table-cell>
          <table:table-cell table:style-name="ce4" table:formula="of:=[.B122]+[.D122]+[.F122]+[.H122]+[.J122]+[.L122]" office:value-type="float" office:value="1251100" calcext:value-type="float">
            <text:p>12511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3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2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23];[$'reclass tables'.K$2:.L$4];2;0)" office:value-type="float" office:value="1" calcext:value-type="float">
            <text:p>1</text:p>
          </table:table-cell>
          <table:table-cell table:style-name="ce4" table:formula="of:=[.B123]+[.D123]+[.F123]+[.H123]+[.J123]+[.L123]" office:value-type="float" office:value="1252100" calcext:value-type="float">
            <text:p>1252100</text:p>
          </table:table-cell>
          <table:table-cell table:style-name="ce6" office:value-type="float" office:value="0.28" calcext:value-type="float">
            <text:p>0.28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4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2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2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24];[$'reclass tables'.K$2:.L$4];2;0)" office:value-type="float" office:value="2" calcext:value-type="float">
            <text:p>2</text:p>
          </table:table-cell>
          <table:table-cell table:style-name="ce4" table:formula="of:=[.B124]+[.D124]+[.F124]+[.H124]+[.J124]+[.L124]" office:value-type="float" office:value="1252100" calcext:value-type="float">
            <text:p>1252100</text:p>
          </table:table-cell>
          <table:table-cell table:style-name="ce6" office:value-type="float" office:value="0.28" calcext:value-type="float">
            <text:p>0.28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Moist Decidious Forest</text:p>
          </table:table-cell>
          <table:table-cell table:formula="of:=VLOOKUP([.A125];[$'reclass tables'.A$2:.B$13];2;0)" office:value-type="float" office:value="1200000" calcext:value-type="float">
            <text:p>1200000</text:p>
          </table:table-cell>
          <table:table-cell office:value-type="string" calcext:value-type="string">
            <text:p>Oceania</text:p>
          </table:table-cell>
          <table:table-cell table:formula="of:=VLOOKUP([.C12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2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2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25];[$'reclass tables'.K$2:.L$4];2;0)" office:value-type="float" office:value="3" calcext:value-type="float">
            <text:p>3</text:p>
          </table:table-cell>
          <table:table-cell table:style-name="ce4" table:formula="of:=[.B125]+[.D125]+[.F125]+[.H125]+[.J125]+[.L125]" office:value-type="float" office:value="1252100" calcext:value-type="float">
            <text:p>12521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10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2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2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2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26];[$'reclass tables'.K$2:.L$4];2;0)" office:value-type="float" office:value="1" calcext:value-type="float">
            <text:p>1</text:p>
          </table:table-cell>
          <table:table-cell table:style-name="ce4" table:formula="of:=[.B126]+[.D126]+[.F126]+[.H126]+[.J126]+[.L126]" office:value-type="float" office:value="1311100" calcext:value-type="float">
            <text:p>1311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2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2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2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27];[$'reclass tables'.K$2:.L$4];2;0)" office:value-type="float" office:value="2" calcext:value-type="float">
            <text:p>2</text:p>
          </table:table-cell>
          <table:table-cell table:style-name="ce4" table:formula="of:=[.B127]+[.D127]+[.F127]+[.H127]+[.J127]+[.L127]" office:value-type="float" office:value="1311100" calcext:value-type="float">
            <text:p>1311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2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2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2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2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2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28];[$'reclass tables'.K$2:.L$4];2;0)" office:value-type="float" office:value="3" calcext:value-type="float">
            <text:p>3</text:p>
          </table:table-cell>
          <table:table-cell table:style-name="ce4" table:formula="of:=[.B128]+[.D128]+[.F128]+[.H128]+[.J128]+[.L128]" office:value-type="float" office:value="1311100" calcext:value-type="float">
            <text:p>1311100</text:p>
          </table:table-cell>
          <table:table-cell office:value-type="float" office:value="0.379" calcext:value-type="float">
            <text:p>0.37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2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2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2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2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2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29];[$'reclass tables'.K$2:.L$4];2;0)" office:value-type="float" office:value="1" calcext:value-type="float">
            <text:p>1</text:p>
          </table:table-cell>
          <table:table-cell table:style-name="ce4" table:formula="of:=[.B129]+[.D129]+[.F129]+[.H129]+[.J129]+[.L129]" office:value-type="float" office:value="1311200" calcext:value-type="float">
            <text:p>1311200</text:p>
          </table:table-cell>
          <table:table-cell table:style-name="ce6" office:value-type="float" office:value="0.332" calcext:value-type="float">
            <text:p>0.3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3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3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30];[$'reclass tables'.K$2:.L$4];2;0)" office:value-type="float" office:value="2" calcext:value-type="float">
            <text:p>2</text:p>
          </table:table-cell>
          <table:table-cell table:style-name="ce4" table:formula="of:=[.B130]+[.D130]+[.F130]+[.H130]+[.J130]+[.L130]" office:value-type="float" office:value="1311200" calcext:value-type="float">
            <text:p>1311200</text:p>
          </table:table-cell>
          <table:table-cell table:style-name="ce6" office:value-type="float" office:value="0.332" calcext:value-type="float">
            <text:p>0.3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3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3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31];[$'reclass tables'.K$2:.L$4];2;0)" office:value-type="float" office:value="3" calcext:value-type="float">
            <text:p>3</text:p>
          </table:table-cell>
          <table:table-cell table:style-name="ce4" table:formula="of:=[.B131]+[.D131]+[.F131]+[.H131]+[.J131]+[.L131]" office:value-type="float" office:value="1311200" calcext:value-type="float">
            <text:p>1311200</text:p>
          </table:table-cell>
          <table:table-cell table:style-name="ce6" office:value-type="float" office:value="0.379" calcext:value-type="float">
            <text:p>0.379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3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3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32];[$'reclass tables'.K$2:.L$4];2;0)" office:value-type="float" office:value="1" calcext:value-type="float">
            <text:p>1</text:p>
          </table:table-cell>
          <table:table-cell table:style-name="ce4" table:formula="of:=[.B132]+[.D132]+[.F132]+[.H132]+[.J132]+[.L132]" office:value-type="float" office:value="1312100" calcext:value-type="float">
            <text:p>1312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3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3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33];[$'reclass tables'.K$2:.L$4];2;0)" office:value-type="float" office:value="2" calcext:value-type="float">
            <text:p>2</text:p>
          </table:table-cell>
          <table:table-cell table:style-name="ce4" table:formula="of:=[.B133]+[.D133]+[.F133]+[.H133]+[.J133]+[.L133]" office:value-type="float" office:value="1312100" calcext:value-type="float">
            <text:p>1312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3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3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34];[$'reclass tables'.K$2:.L$4];2;0)" office:value-type="float" office:value="3" calcext:value-type="float">
            <text:p>3</text:p>
          </table:table-cell>
          <table:table-cell table:style-name="ce4" table:formula="of:=[.B134]+[.D134]+[.F134]+[.H134]+[.J134]+[.L134]" office:value-type="float" office:value="1312100" calcext:value-type="float">
            <text:p>1312100</text:p>
          </table:table-cell>
          <table:table-cell office:value-type="float" office:value="0.379" calcext:value-type="float">
            <text:p>0.37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3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35];[$'reclass tables'.K$2:.L$4];2;0)" office:value-type="float" office:value="1" calcext:value-type="float">
            <text:p>1</text:p>
          </table:table-cell>
          <table:table-cell table:style-name="ce4" table:formula="of:=[.B135]+[.D135]+[.F135]+[.H135]+[.J135]+[.L135]" office:value-type="float" office:value="1312200" calcext:value-type="float">
            <text:p>1312200</text:p>
          </table:table-cell>
          <table:table-cell table:style-name="ce6" office:value-type="float" office:value="0.332" calcext:value-type="float">
            <text:p>0.3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3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36];[$'reclass tables'.K$2:.L$4];2;0)" office:value-type="float" office:value="2" calcext:value-type="float">
            <text:p>2</text:p>
          </table:table-cell>
          <table:table-cell table:style-name="ce4" table:formula="of:=[.B136]+[.D136]+[.F136]+[.H136]+[.J136]+[.L136]" office:value-type="float" office:value="1312200" calcext:value-type="float">
            <text:p>1312200</text:p>
          </table:table-cell>
          <table:table-cell table:style-name="ce6" office:value-type="float" office:value="0.332" calcext:value-type="float">
            <text:p>0.3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3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3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3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37];[$'reclass tables'.K$2:.L$4];2;0)" office:value-type="float" office:value="3" calcext:value-type="float">
            <text:p>3</text:p>
          </table:table-cell>
          <table:table-cell table:style-name="ce4" table:formula="of:=[.B137]+[.D137]+[.F137]+[.H137]+[.J137]+[.L137]" office:value-type="float" office:value="1312200" calcext:value-type="float">
            <text:p>1312200</text:p>
          </table:table-cell>
          <table:table-cell table:style-name="ce6" office:value-type="float" office:value="0.379" calcext:value-type="float">
            <text:p>0.379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3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3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3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38];[$'reclass tables'.K$2:.L$4];2;0)" office:value-type="float" office:value="1" calcext:value-type="float">
            <text:p>1</text:p>
          </table:table-cell>
          <table:table-cell table:style-name="ce4" table:formula="of:=[.B138]+[.D138]+[.F138]+[.H138]+[.J138]+[.L138]" office:value-type="float" office:value="1313100" calcext:value-type="float">
            <text:p>1313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3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3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3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3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3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39];[$'reclass tables'.K$2:.L$4];2;0)" office:value-type="float" office:value="2" calcext:value-type="float">
            <text:p>2</text:p>
          </table:table-cell>
          <table:table-cell table:style-name="ce4" table:formula="of:=[.B139]+[.D139]+[.F139]+[.H139]+[.J139]+[.L139]" office:value-type="float" office:value="1313100" calcext:value-type="float">
            <text:p>1313100</text:p>
          </table:table-cell>
          <table:table-cell office:value-type="float" office:value="0.332" calcext:value-type="float">
            <text:p>0.3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frica</text:p>
          </table:table-cell>
          <table:table-cell table:formula="of:=VLOOKUP([.C14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14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4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40];[$'reclass tables'.K$2:.L$4];2;0)" office:value-type="float" office:value="3" calcext:value-type="float">
            <text:p>3</text:p>
          </table:table-cell>
          <table:table-cell table:style-name="ce4" table:formula="of:=[.B140]+[.D140]+[.F140]+[.H140]+[.J140]+[.L140]" office:value-type="float" office:value="1313100" calcext:value-type="float">
            <text:p>1313100</text:p>
          </table:table-cell>
          <table:table-cell office:value-type="float" office:value="0.379" calcext:value-type="float">
            <text:p>0.37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4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41];[$'reclass tables'.K$2:.L$4];2;0)" office:value-type="float" office:value="1" calcext:value-type="float">
            <text:p>1</text:p>
          </table:table-cell>
          <table:table-cell table:style-name="ce4" table:formula="of:=[.B141]+[.D141]+[.F141]+[.H141]+[.J141]+[.L141]" office:value-type="float" office:value="1321100" calcext:value-type="float">
            <text:p>1321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4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42];[$'reclass tables'.K$2:.L$4];2;0)" office:value-type="float" office:value="2" calcext:value-type="float">
            <text:p>2</text:p>
          </table:table-cell>
          <table:table-cell table:style-name="ce4" table:formula="of:=[.B142]+[.D142]+[.F142]+[.H142]+[.J142]+[.L142]" office:value-type="float" office:value="1321100" calcext:value-type="float">
            <text:p>1321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4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43];[$'reclass tables'.K$2:.L$4];2;0)" office:value-type="float" office:value="3" calcext:value-type="float">
            <text:p>3</text:p>
          </table:table-cell>
          <table:table-cell table:style-name="ce4" table:formula="of:=[.B143]+[.D143]+[.F143]+[.H143]+[.J143]+[.L143]" office:value-type="float" office:value="1321100" calcext:value-type="float">
            <text:p>1321100</text:p>
          </table:table-cell>
          <table:table-cell office:value-type="float" office:value="0.331" calcext:value-type="float">
            <text:p>0.3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4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4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44];[$'reclass tables'.K$2:.L$4];2;0)" office:value-type="float" office:value="1" calcext:value-type="float">
            <text:p>1</text:p>
          </table:table-cell>
          <table:table-cell table:style-name="ce4" table:formula="of:=[.B144]+[.D144]+[.F144]+[.H144]+[.J144]+[.L144]" office:value-type="float" office:value="1321200" calcext:value-type="float">
            <text:p>1321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4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4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45];[$'reclass tables'.K$2:.L$4];2;0)" office:value-type="float" office:value="2" calcext:value-type="float">
            <text:p>2</text:p>
          </table:table-cell>
          <table:table-cell table:style-name="ce4" table:formula="of:=[.B145]+[.D145]+[.F145]+[.H145]+[.J145]+[.L145]" office:value-type="float" office:value="1321200" calcext:value-type="float">
            <text:p>1321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14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4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4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46];[$'reclass tables'.K$2:.L$4];2;0)" office:value-type="float" office:value="3" calcext:value-type="float">
            <text:p>3</text:p>
          </table:table-cell>
          <table:table-cell table:style-name="ce4" table:formula="of:=[.B146]+[.D146]+[.F146]+[.H146]+[.J146]+[.L146]" office:value-type="float" office:value="1321200" calcext:value-type="float">
            <text:p>1321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4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47];[$'reclass tables'.K$2:.L$4];2;0)" office:value-type="float" office:value="1" calcext:value-type="float">
            <text:p>1</text:p>
          </table:table-cell>
          <table:table-cell table:style-name="ce4" table:formula="of:=[.B147]+[.D147]+[.F147]+[.H147]+[.J147]+[.L147]" office:value-type="float" office:value="1322100" calcext:value-type="float">
            <text:p>1322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4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4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48];[$'reclass tables'.K$2:.L$4];2;0)" office:value-type="float" office:value="2" calcext:value-type="float">
            <text:p>2</text:p>
          </table:table-cell>
          <table:table-cell table:style-name="ce4" table:formula="of:=[.B148]+[.D148]+[.F148]+[.H148]+[.J148]+[.L148]" office:value-type="float" office:value="1322100" calcext:value-type="float">
            <text:p>1322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4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4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4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4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4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49];[$'reclass tables'.K$2:.L$4];2;0)" office:value-type="float" office:value="3" calcext:value-type="float">
            <text:p>3</text:p>
          </table:table-cell>
          <table:table-cell table:style-name="ce4" table:formula="of:=[.B149]+[.D149]+[.F149]+[.H149]+[.J149]+[.L149]" office:value-type="float" office:value="1322100" calcext:value-type="float">
            <text:p>1322100</text:p>
          </table:table-cell>
          <table:table-cell office:value-type="float" office:value="0.331" calcext:value-type="float">
            <text:p>0.3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5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5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50];[$'reclass tables'.K$2:.L$4];2;0)" office:value-type="float" office:value="1" calcext:value-type="float">
            <text:p>1</text:p>
          </table:table-cell>
          <table:table-cell table:style-name="ce4" table:formula="of:=[.B150]+[.D150]+[.F150]+[.H150]+[.J150]+[.L150]" office:value-type="float" office:value="1322200" calcext:value-type="float">
            <text:p>1322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5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5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51];[$'reclass tables'.K$2:.L$4];2;0)" office:value-type="float" office:value="2" calcext:value-type="float">
            <text:p>2</text:p>
          </table:table-cell>
          <table:table-cell table:style-name="ce4" table:formula="of:=[.B151]+[.D151]+[.F151]+[.H151]+[.J151]+[.L151]" office:value-type="float" office:value="1322200" calcext:value-type="float">
            <text:p>1322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15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5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52];[$'reclass tables'.K$2:.L$4];2;0)" office:value-type="float" office:value="3" calcext:value-type="float">
            <text:p>3</text:p>
          </table:table-cell>
          <table:table-cell table:style-name="ce4" table:formula="of:=[.B152]+[.D152]+[.F152]+[.H152]+[.J152]+[.L152]" office:value-type="float" office:value="1322200" calcext:value-type="float">
            <text:p>1322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5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53];[$'reclass tables'.K$2:.L$4];2;0)" office:value-type="float" office:value="1" calcext:value-type="float">
            <text:p>1</text:p>
          </table:table-cell>
          <table:table-cell table:style-name="ce4" table:formula="of:=[.B153]+[.D153]+[.F153]+[.H153]+[.J153]+[.L153]" office:value-type="float" office:value="1323100" calcext:value-type="float">
            <text:p>1323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5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5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54];[$'reclass tables'.K$2:.L$4];2;0)" office:value-type="float" office:value="2" calcext:value-type="float">
            <text:p>2</text:p>
          </table:table-cell>
          <table:table-cell table:style-name="ce4" table:formula="of:=[.B154]+[.D154]+[.F154]+[.H154]+[.J154]+[.L154]" office:value-type="float" office:value="1323100" calcext:value-type="float">
            <text:p>1323100</text:p>
          </table:table-cell>
          <table:table-cell office:value-type="float" office:value="0.341" calcext:value-type="float">
            <text:p>0.34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5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5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55];[$'reclass tables'.K$2:.L$4];2;0)" office:value-type="float" office:value="3" calcext:value-type="float">
            <text:p>3</text:p>
          </table:table-cell>
          <table:table-cell table:style-name="ce4" table:formula="of:=[.B155]+[.D155]+[.F155]+[.H155]+[.J155]+[.L155]" office:value-type="float" office:value="1323100" calcext:value-type="float">
            <text:p>1323100</text:p>
          </table:table-cell>
          <table:table-cell office:value-type="float" office:value="0.331" calcext:value-type="float">
            <text:p>0.3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5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56];[$'reclass tables'.K$2:.L$4];2;0)" office:value-type="float" office:value="1" calcext:value-type="float">
            <text:p>1</text:p>
          </table:table-cell>
          <table:table-cell table:style-name="ce4" table:formula="of:=[.B156]+[.D156]+[.F156]+[.H156]+[.J156]+[.L156]" office:value-type="float" office:value="1323200" calcext:value-type="float">
            <text:p>1323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5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57];[$'reclass tables'.K$2:.L$4];2;0)" office:value-type="float" office:value="2" calcext:value-type="float">
            <text:p>2</text:p>
          </table:table-cell>
          <table:table-cell table:style-name="ce4" table:formula="of:=[.B157]+[.D157]+[.F157]+[.H157]+[.J157]+[.L157]" office:value-type="float" office:value="1323200" calcext:value-type="float">
            <text:p>1323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mericas</text:p>
          </table:table-cell>
          <table:table-cell table:formula="of:=VLOOKUP([.C15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15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5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5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58];[$'reclass tables'.K$2:.L$4];2;0)" office:value-type="float" office:value="3" calcext:value-type="float">
            <text:p>3</text:p>
          </table:table-cell>
          <table:table-cell table:style-name="ce4" table:formula="of:=[.B158]+[.D158]+[.F158]+[.H158]+[.J158]+[.L158]" office:value-type="float" office:value="1323200" calcext:value-type="float">
            <text:p>1323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5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5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5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5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5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59];[$'reclass tables'.K$2:.L$4];2;0)" office:value-type="float" office:value="1" calcext:value-type="float">
            <text:p>1</text:p>
          </table:table-cell>
          <table:table-cell table:style-name="ce4" table:formula="of:=[.B159]+[.D159]+[.F159]+[.H159]+[.J159]+[.L159]" office:value-type="float" office:value="1331100" calcext:value-type="float">
            <text:p>1331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6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6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60];[$'reclass tables'.K$2:.L$4];2;0)" office:value-type="float" office:value="2" calcext:value-type="float">
            <text:p>2</text:p>
          </table:table-cell>
          <table:table-cell table:style-name="ce4" table:formula="of:=[.B160]+[.D160]+[.F160]+[.H160]+[.J160]+[.L160]" office:value-type="float" office:value="1331100" calcext:value-type="float">
            <text:p>1331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6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6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61];[$'reclass tables'.K$2:.L$4];2;0)" office:value-type="float" office:value="3" calcext:value-type="float">
            <text:p>3</text:p>
          </table:table-cell>
          <table:table-cell table:style-name="ce4" table:formula="of:=[.B161]+[.D161]+[.F161]+[.H161]+[.J161]+[.L161]" office:value-type="float" office:value="1331100" calcext:value-type="float">
            <text:p>13311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6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6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6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62];[$'reclass tables'.K$2:.L$4];2;0)" office:value-type="float" office:value="1" calcext:value-type="float">
            <text:p>1</text:p>
          </table:table-cell>
          <table:table-cell table:style-name="ce4" table:formula="of:=[.B162]+[.D162]+[.F162]+[.H162]+[.J162]+[.L162]" office:value-type="float" office:value="1331200" calcext:value-type="float">
            <text:p>1331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6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6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6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63];[$'reclass tables'.K$2:.L$4];2;0)" office:value-type="float" office:value="2" calcext:value-type="float">
            <text:p>2</text:p>
          </table:table-cell>
          <table:table-cell table:style-name="ce4" table:formula="of:=[.B163]+[.D163]+[.F163]+[.H163]+[.J163]+[.L163]" office:value-type="float" office:value="1331200" calcext:value-type="float">
            <text:p>1331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16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6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6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64];[$'reclass tables'.K$2:.L$4];2;0)" office:value-type="float" office:value="3" calcext:value-type="float">
            <text:p>3</text:p>
          </table:table-cell>
          <table:table-cell table:style-name="ce4" table:formula="of:=[.B164]+[.D164]+[.F164]+[.H164]+[.J164]+[.L164]" office:value-type="float" office:value="1331200" calcext:value-type="float">
            <text:p>13312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6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65];[$'reclass tables'.K$2:.L$4];2;0)" office:value-type="float" office:value="1" calcext:value-type="float">
            <text:p>1</text:p>
          </table:table-cell>
          <table:table-cell table:style-name="ce4" table:formula="of:=[.B165]+[.D165]+[.F165]+[.H165]+[.J165]+[.L165]" office:value-type="float" office:value="1332100" calcext:value-type="float">
            <text:p>1332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6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66];[$'reclass tables'.K$2:.L$4];2;0)" office:value-type="float" office:value="2" calcext:value-type="float">
            <text:p>2</text:p>
          </table:table-cell>
          <table:table-cell table:style-name="ce4" table:formula="of:=[.B166]+[.D166]+[.F166]+[.H166]+[.J166]+[.L166]" office:value-type="float" office:value="1332100" calcext:value-type="float">
            <text:p>1332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6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6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6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67];[$'reclass tables'.K$2:.L$4];2;0)" office:value-type="float" office:value="3" calcext:value-type="float">
            <text:p>3</text:p>
          </table:table-cell>
          <table:table-cell table:style-name="ce4" table:formula="of:=[.B167]+[.D167]+[.F167]+[.H167]+[.J167]+[.L167]" office:value-type="float" office:value="1332100" calcext:value-type="float">
            <text:p>13321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6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6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6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68];[$'reclass tables'.K$2:.L$4];2;0)" office:value-type="float" office:value="1" calcext:value-type="float">
            <text:p>1</text:p>
          </table:table-cell>
          <table:table-cell table:style-name="ce4" table:formula="of:=[.B168]+[.D168]+[.F168]+[.H168]+[.J168]+[.L168]" office:value-type="float" office:value="1332200" calcext:value-type="float">
            <text:p>1332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6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6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6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6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6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69];[$'reclass tables'.K$2:.L$4];2;0)" office:value-type="float" office:value="2" calcext:value-type="float">
            <text:p>2</text:p>
          </table:table-cell>
          <table:table-cell table:style-name="ce4" table:formula="of:=[.B169]+[.D169]+[.F169]+[.H169]+[.J169]+[.L169]" office:value-type="float" office:value="1332200" calcext:value-type="float">
            <text:p>1332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17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7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7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70];[$'reclass tables'.K$2:.L$4];2;0)" office:value-type="float" office:value="3" calcext:value-type="float">
            <text:p>3</text:p>
          </table:table-cell>
          <table:table-cell table:style-name="ce4" table:formula="of:=[.B170]+[.D170]+[.F170]+[.H170]+[.J170]+[.L170]" office:value-type="float" office:value="1332200" calcext:value-type="float">
            <text:p>13322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71];[$'reclass tables'.K$2:.L$4];2;0)" office:value-type="float" office:value="1" calcext:value-type="float">
            <text:p>1</text:p>
          </table:table-cell>
          <table:table-cell table:style-name="ce4" table:formula="of:=[.B171]+[.D171]+[.F171]+[.H171]+[.J171]+[.L171]" office:value-type="float" office:value="1333100" calcext:value-type="float">
            <text:p>1333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72];[$'reclass tables'.K$2:.L$4];2;0)" office:value-type="float" office:value="2" calcext:value-type="float">
            <text:p>2</text:p>
          </table:table-cell>
          <table:table-cell table:style-name="ce4" table:formula="of:=[.B172]+[.D172]+[.F172]+[.H172]+[.J172]+[.L172]" office:value-type="float" office:value="1333100" calcext:value-type="float">
            <text:p>13331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7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73];[$'reclass tables'.K$2:.L$4];2;0)" office:value-type="float" office:value="3" calcext:value-type="float">
            <text:p>3</text:p>
          </table:table-cell>
          <table:table-cell table:style-name="ce4" table:formula="of:=[.B173]+[.D173]+[.F173]+[.H173]+[.J173]+[.L173]" office:value-type="float" office:value="1333100" calcext:value-type="float">
            <text:p>13331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7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7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74];[$'reclass tables'.K$2:.L$4];2;0)" office:value-type="float" office:value="1" calcext:value-type="float">
            <text:p>1</text:p>
          </table:table-cell>
          <table:table-cell table:style-name="ce4" table:formula="of:=[.B174]+[.D174]+[.F174]+[.H174]+[.J174]+[.L174]" office:value-type="float" office:value="1333200" calcext:value-type="float">
            <text:p>1333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7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7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75];[$'reclass tables'.K$2:.L$4];2;0)" office:value-type="float" office:value="2" calcext:value-type="float">
            <text:p>2</text:p>
          </table:table-cell>
          <table:table-cell table:style-name="ce4" table:formula="of:=[.B175]+[.D175]+[.F175]+[.H175]+[.J175]+[.L175]" office:value-type="float" office:value="1333200" calcext:value-type="float">
            <text:p>1333200</text:p>
          </table:table-cell>
          <table:table-cell office:value-type="float" office:value="0.386" calcext:value-type="float">
            <text:p>0.38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Asia</text:p>
          </table:table-cell>
          <table:table-cell table:formula="of:=VLOOKUP([.C17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17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17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7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76];[$'reclass tables'.K$2:.L$4];2;0)" office:value-type="float" office:value="3" calcext:value-type="float">
            <text:p>3</text:p>
          </table:table-cell>
          <table:table-cell table:style-name="ce4" table:formula="of:=[.B176]+[.D176]+[.F176]+[.H176]+[.J176]+[.L176]" office:value-type="float" office:value="1333200" calcext:value-type="float">
            <text:p>1333200</text:p>
          </table:table-cell>
          <table:table-cell office:value-type="float" office:value="0.362" calcext:value-type="float">
            <text:p>0.3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Europe</text:p>
          </table:table-cell>
          <table:table-cell table:formula="of:=VLOOKUP([.C17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17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77];[$'reclass tables'.K$2:.L$4];2;0)" office:value-type="float" office:value="1" calcext:value-type="float">
            <text:p>1</text:p>
          </table:table-cell>
          <table:table-cell table:style-name="ce4" table:formula="of:=[.B177]+[.D177]+[.F177]+[.H177]+[.J177]+[.L177]" office:value-type="float" office:value="1341100" calcext:value-type="float">
            <text:p>13411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7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7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78];[$'reclass tables'.K$2:.L$4];2;0)" office:value-type="float" office:value="1" calcext:value-type="float">
            <text:p>1</text:p>
          </table:table-cell>
          <table:table-cell table:style-name="ce4" table:formula="of:=[.B178]+[.D178]+[.F178]+[.H178]+[.J178]+[.L178]" office:value-type="float" office:value="1351100" calcext:value-type="float">
            <text:p>13511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7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7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7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7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7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79];[$'reclass tables'.K$2:.L$4];2;0)" office:value-type="float" office:value="2" calcext:value-type="float">
            <text:p>2</text:p>
          </table:table-cell>
          <table:table-cell table:style-name="ce4" table:formula="of:=[.B179]+[.D179]+[.F179]+[.H179]+[.J179]+[.L179]" office:value-type="float" office:value="1351100" calcext:value-type="float">
            <text:p>13511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8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8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8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80];[$'reclass tables'.K$2:.L$4];2;0)" office:value-type="float" office:value="3" calcext:value-type="float">
            <text:p>3</text:p>
          </table:table-cell>
          <table:table-cell table:style-name="ce4" table:formula="of:=[.B180]+[.D180]+[.F180]+[.H180]+[.J180]+[.L180]" office:value-type="float" office:value="1351100" calcext:value-type="float">
            <text:p>1351100</text:p>
          </table:table-cell>
          <table:table-cell table:style-name="ce6" office:value-type="float" office:value="0.353" calcext:value-type="float">
            <text:p>0.353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8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8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81];[$'reclass tables'.K$2:.L$4];2;0)" office:value-type="float" office:value="1" calcext:value-type="float">
            <text:p>1</text:p>
          </table:table-cell>
          <table:table-cell table:style-name="ce4" table:formula="of:=[.B181]+[.D181]+[.F181]+[.H181]+[.J181]+[.L181]" office:value-type="float" office:value="1351200" calcext:value-type="float">
            <text:p>13512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8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8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82];[$'reclass tables'.K$2:.L$4];2;0)" office:value-type="float" office:value="2" calcext:value-type="float">
            <text:p>2</text:p>
          </table:table-cell>
          <table:table-cell table:style-name="ce4" table:formula="of:=[.B182]+[.D182]+[.F182]+[.H182]+[.J182]+[.L182]" office:value-type="float" office:value="1351200" calcext:value-type="float">
            <text:p>13512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3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18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8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83];[$'reclass tables'.K$2:.L$4];2;0)" office:value-type="float" office:value="3" calcext:value-type="float">
            <text:p>3</text:p>
          </table:table-cell>
          <table:table-cell table:style-name="ce4" table:formula="of:=[.B183]+[.D183]+[.F183]+[.H183]+[.J183]+[.L183]" office:value-type="float" office:value="1351200" calcext:value-type="float">
            <text:p>1351200</text:p>
          </table:table-cell>
          <table:table-cell table:style-name="ce6" office:value-type="float" office:value="0.353" calcext:value-type="float">
            <text:p>0.353</text:p>
          </table:table-cell>
          <table:table-cell table:style-name="ce12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4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8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8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84];[$'reclass tables'.K$2:.L$4];2;0)" office:value-type="float" office:value="1" calcext:value-type="float">
            <text:p>1</text:p>
          </table:table-cell>
          <table:table-cell table:style-name="ce4" table:formula="of:=[.B184]+[.D184]+[.F184]+[.H184]+[.J184]+[.L184]" office:value-type="float" office:value="1352100" calcext:value-type="float">
            <text:p>1352100</text:p>
          </table:table-cell>
          <table:table-cell table:style-name="ce6" office:value-type="float" office:value="0.355" calcext:value-type="float">
            <text:p>0.355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5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8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85];[$'reclass tables'.K$2:.L$4];2;0)" office:value-type="float" office:value="2" calcext:value-type="float">
            <text:p>2</text:p>
          </table:table-cell>
          <table:table-cell table:style-name="ce4" table:formula="of:=[.B185]+[.D185]+[.F185]+[.H185]+[.J185]+[.L185]" office:value-type="float" office:value="1352100" calcext:value-type="float">
            <text:p>1352100</text:p>
          </table:table-cell>
          <table:table-cell table:style-name="ce6" office:value-type="float" office:value="0.355" calcext:value-type="float">
            <text:p>0.355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6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8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8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86];[$'reclass tables'.K$2:.L$4];2;0)" office:value-type="float" office:value="3" calcext:value-type="float">
            <text:p>3</text:p>
          </table:table-cell>
          <table:table-cell table:style-name="ce4" table:formula="of:=[.B186]+[.D186]+[.F186]+[.H186]+[.J186]+[.L186]" office:value-type="float" office:value="1352100" calcext:value-type="float">
            <text:p>1352100</text:p>
          </table:table-cell>
          <table:table-cell table:style-name="ce6" office:value-type="float" office:value="0.353" calcext:value-type="float">
            <text:p>0.353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7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8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87];[$'reclass tables'.K$2:.L$4];2;0)" office:value-type="float" office:value="1" calcext:value-type="float">
            <text:p>1</text:p>
          </table:table-cell>
          <table:table-cell table:style-name="ce4" table:formula="of:=[.B187]+[.D187]+[.F187]+[.H187]+[.J187]+[.L187]" office:value-type="float" office:value="1352200" calcext:value-type="float">
            <text:p>1352200</text:p>
          </table:table-cell>
          <table:table-cell table:style-name="ce6" office:value-type="float" office:value="0.355" calcext:value-type="float">
            <text:p>0.355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8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8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88];[$'reclass tables'.K$2:.L$4];2;0)" office:value-type="float" office:value="2" calcext:value-type="float">
            <text:p>2</text:p>
          </table:table-cell>
          <table:table-cell table:style-name="ce4" table:formula="of:=[.B188]+[.D188]+[.F188]+[.H188]+[.J188]+[.L188]" office:value-type="float" office:value="1352200" calcext:value-type="float">
            <text:p>1352200</text:p>
          </table:table-cell>
          <table:table-cell table:style-name="ce6" office:value-type="float" office:value="0.355" calcext:value-type="float">
            <text:p>0.355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89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8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18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18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8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89];[$'reclass tables'.K$2:.L$4];2;0)" office:value-type="float" office:value="3" calcext:value-type="float">
            <text:p>3</text:p>
          </table:table-cell>
          <table:table-cell table:style-name="ce4" table:formula="of:=[.B189]+[.D189]+[.F189]+[.H189]+[.J189]+[.L189]" office:value-type="float" office:value="1352200" calcext:value-type="float">
            <text:p>1352200</text:p>
          </table:table-cell>
          <table:table-cell table:style-name="ce6" office:value-type="float" office:value="0.353" calcext:value-type="float">
            <text:p>0.353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90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9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19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90];[$'reclass tables'.K$2:.L$4];2;0)" office:value-type="float" office:value="1" calcext:value-type="float">
            <text:p>1</text:p>
          </table:table-cell>
          <table:table-cell table:style-name="ce4" table:formula="of:=[.B190]+[.D190]+[.F190]+[.H190]+[.J190]+[.L190]" office:value-type="float" office:value="1353100" calcext:value-type="float">
            <text:p>13531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91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9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19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91];[$'reclass tables'.K$2:.L$4];2;0)" office:value-type="float" office:value="2" calcext:value-type="float">
            <text:p>2</text:p>
          </table:table-cell>
          <table:table-cell table:style-name="ce4" table:formula="of:=[.B191]+[.D191]+[.F191]+[.H191]+[.J191]+[.L191]" office:value-type="float" office:value="1353100" calcext:value-type="float">
            <text:p>1353100</text:p>
          </table:table-cell>
          <table:table-cell table:style-name="ce6" office:value-type="float" office:value="0.3552" calcext:value-type="float">
            <text:p>0.355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opical Dry Forest</text:p>
          </table:table-cell>
          <table:table-cell table:formula="of:=VLOOKUP([.A192];[$'reclass tables'.A$2:.B$13];2;0)" office:value-type="float" office:value="1300000" calcext:value-type="float">
            <text:p>1300000</text:p>
          </table:table-cell>
          <table:table-cell office:value-type="string" calcext:value-type="string">
            <text:p>Oceania</text:p>
          </table:table-cell>
          <table:table-cell table:formula="of:=VLOOKUP([.C19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19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19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92];[$'reclass tables'.K$2:.L$4];2;0)" office:value-type="float" office:value="3" calcext:value-type="float">
            <text:p>3</text:p>
          </table:table-cell>
          <table:table-cell table:style-name="ce4" table:formula="of:=[.B192]+[.D192]+[.F192]+[.H192]+[.J192]+[.L192]" office:value-type="float" office:value="1353100" calcext:value-type="float">
            <text:p>1353100</text:p>
          </table:table-cell>
          <table:table-cell table:style-name="ce6" office:value-type="float" office:value="0.353" calcext:value-type="float">
            <text:p>0.353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9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93];[$'reclass tables'.K$2:.L$4];2;0)" office:value-type="float" office:value="1" calcext:value-type="float">
            <text:p>1</text:p>
          </table:table-cell>
          <table:table-cell table:style-name="ce4" table:formula="of:=[.B193]+[.D193]+[.F193]+[.H193]+[.J193]+[.L193]" office:value-type="float" office:value="2111100" calcext:value-type="float">
            <text:p>21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9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94];[$'reclass tables'.K$2:.L$4];2;0)" office:value-type="float" office:value="2" calcext:value-type="float">
            <text:p>2</text:p>
          </table:table-cell>
          <table:table-cell table:style-name="ce4" table:formula="of:=[.B194]+[.D194]+[.F194]+[.H194]+[.J194]+[.L194]" office:value-type="float" office:value="2111100" calcext:value-type="float">
            <text:p>21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19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95];[$'reclass tables'.K$2:.L$4];2;0)" office:value-type="float" office:value="3" calcext:value-type="float">
            <text:p>3</text:p>
          </table:table-cell>
          <table:table-cell table:style-name="ce4" table:formula="of:=[.B195]+[.D195]+[.F195]+[.H195]+[.J195]+[.L195]" office:value-type="float" office:value="2111100" calcext:value-type="float">
            <text:p>2111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9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9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96];[$'reclass tables'.K$2:.L$4];2;0)" office:value-type="float" office:value="1" calcext:value-type="float">
            <text:p>1</text:p>
          </table:table-cell>
          <table:table-cell table:style-name="ce4" table:formula="of:=[.B196]+[.D196]+[.F196]+[.H196]+[.J196]+[.L196]" office:value-type="float" office:value="2111200" calcext:value-type="float">
            <text:p>21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9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9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197];[$'reclass tables'.K$2:.L$4];2;0)" office:value-type="float" office:value="2" calcext:value-type="float">
            <text:p>2</text:p>
          </table:table-cell>
          <table:table-cell table:style-name="ce4" table:formula="of:=[.B197]+[.D197]+[.F197]+[.H197]+[.J197]+[.L197]" office:value-type="float" office:value="2111200" calcext:value-type="float">
            <text:p>21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19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19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19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198];[$'reclass tables'.K$2:.L$4];2;0)" office:value-type="float" office:value="3" calcext:value-type="float">
            <text:p>3</text:p>
          </table:table-cell>
          <table:table-cell table:style-name="ce4" table:formula="of:=[.B198]+[.D198]+[.F198]+[.H198]+[.J198]+[.L198]" office:value-type="float" office:value="2111200" calcext:value-type="float">
            <text:p>2111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19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19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19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19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19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199];[$'reclass tables'.K$2:.L$4];2;0)" office:value-type="float" office:value="1" calcext:value-type="float">
            <text:p>1</text:p>
          </table:table-cell>
          <table:table-cell table:style-name="ce4" table:formula="of:=[.B199]+[.D199]+[.F199]+[.H199]+[.J199]+[.L199]" office:value-type="float" office:value="2112100" calcext:value-type="float">
            <text:p>21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0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0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00];[$'reclass tables'.K$2:.L$4];2;0)" office:value-type="float" office:value="2" calcext:value-type="float">
            <text:p>2</text:p>
          </table:table-cell>
          <table:table-cell table:style-name="ce4" table:formula="of:=[.B200]+[.D200]+[.F200]+[.H200]+[.J200]+[.L200]" office:value-type="float" office:value="2112100" calcext:value-type="float">
            <text:p>21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0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0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01];[$'reclass tables'.K$2:.L$4];2;0)" office:value-type="float" office:value="3" calcext:value-type="float">
            <text:p>3</text:p>
          </table:table-cell>
          <table:table-cell table:style-name="ce4" table:formula="of:=[.B201]+[.D201]+[.F201]+[.H201]+[.J201]+[.L201]" office:value-type="float" office:value="2112100" calcext:value-type="float">
            <text:p>211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0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0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0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02];[$'reclass tables'.K$2:.L$4];2;0)" office:value-type="float" office:value="1" calcext:value-type="float">
            <text:p>1</text:p>
          </table:table-cell>
          <table:table-cell table:style-name="ce4" table:formula="of:=[.B202]+[.D202]+[.F202]+[.H202]+[.J202]+[.L202]" office:value-type="float" office:value="2112200" calcext:value-type="float">
            <text:p>21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0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0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0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03];[$'reclass tables'.K$2:.L$4];2;0)" office:value-type="float" office:value="2" calcext:value-type="float">
            <text:p>2</text:p>
          </table:table-cell>
          <table:table-cell table:style-name="ce4" table:formula="of:=[.B203]+[.D203]+[.F203]+[.H203]+[.J203]+[.L203]" office:value-type="float" office:value="2112200" calcext:value-type="float">
            <text:p>21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0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0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0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04];[$'reclass tables'.K$2:.L$4];2;0)" office:value-type="float" office:value="3" calcext:value-type="float">
            <text:p>3</text:p>
          </table:table-cell>
          <table:table-cell table:style-name="ce4" table:formula="of:=[.B204]+[.D204]+[.F204]+[.H204]+[.J204]+[.L204]" office:value-type="float" office:value="2112200" calcext:value-type="float">
            <text:p>211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20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0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05];[$'reclass tables'.K$2:.L$4];2;0)" office:value-type="float" office:value="1" calcext:value-type="float">
            <text:p>1</text:p>
          </table:table-cell>
          <table:table-cell table:style-name="ce4" table:formula="of:=[.B205]+[.D205]+[.F205]+[.H205]+[.J205]+[.L205]" office:value-type="float" office:value="2113100" calcext:value-type="float">
            <text:p>2113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frica</text:p>
          </table:table-cell>
          <table:table-cell table:formula="of:=VLOOKUP([.C20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20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0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06];[$'reclass tables'.K$2:.L$4];2;0)" office:value-type="float" office:value="2" calcext:value-type="float">
            <text:p>2</text:p>
          </table:table-cell>
          <table:table-cell table:style-name="ce4" table:formula="of:=[.B206]+[.D206]+[.F206]+[.H206]+[.J206]+[.L206]" office:value-type="float" office:value="2113100" calcext:value-type="float">
            <text:p>2113100</text:p>
          </table:table-cell>
          <table:table-cell office:value-type="float" office:value="0.232" calcext:value-type="float">
            <text:p>0.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0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0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0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07];[$'reclass tables'.K$2:.L$4];2;0)" office:value-type="float" office:value="1" calcext:value-type="float">
            <text:p>1</text:p>
          </table:table-cell>
          <table:table-cell table:style-name="ce4" table:formula="of:=[.B207]+[.D207]+[.F207]+[.H207]+[.J207]+[.L207]" office:value-type="float" office:value="2121100" calcext:value-type="float">
            <text:p>2121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0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0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0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08];[$'reclass tables'.K$2:.L$4];2;0)" office:value-type="float" office:value="2" calcext:value-type="float">
            <text:p>2</text:p>
          </table:table-cell>
          <table:table-cell table:style-name="ce4" table:formula="of:=[.B208]+[.D208]+[.F208]+[.H208]+[.J208]+[.L208]" office:value-type="float" office:value="2121100" calcext:value-type="float">
            <text:p>2121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0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0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0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0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0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09];[$'reclass tables'.K$2:.L$4];2;0)" office:value-type="float" office:value="3" calcext:value-type="float">
            <text:p>3</text:p>
          </table:table-cell>
          <table:table-cell table:style-name="ce4" table:formula="of:=[.B209]+[.D209]+[.F209]+[.H209]+[.J209]+[.L209]" office:value-type="float" office:value="2121100" calcext:value-type="float">
            <text:p>2121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1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1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10];[$'reclass tables'.K$2:.L$4];2;0)" office:value-type="float" office:value="1" calcext:value-type="float">
            <text:p>1</text:p>
          </table:table-cell>
          <table:table-cell table:style-name="ce4" table:formula="of:=[.B210]+[.D210]+[.F210]+[.H210]+[.J210]+[.L210]" office:value-type="float" office:value="2121200" calcext:value-type="float">
            <text:p>2121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1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1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11];[$'reclass tables'.K$2:.L$4];2;0)" office:value-type="float" office:value="2" calcext:value-type="float">
            <text:p>2</text:p>
          </table:table-cell>
          <table:table-cell table:style-name="ce4" table:formula="of:=[.B211]+[.D211]+[.F211]+[.H211]+[.J211]+[.L211]" office:value-type="float" office:value="2121200" calcext:value-type="float">
            <text:p>2121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1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1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12];[$'reclass tables'.K$2:.L$4];2;0)" office:value-type="float" office:value="3" calcext:value-type="float">
            <text:p>3</text:p>
          </table:table-cell>
          <table:table-cell table:style-name="ce4" table:formula="of:=[.B212]+[.D212]+[.F212]+[.H212]+[.J212]+[.L212]" office:value-type="float" office:value="2121200" calcext:value-type="float">
            <text:p>2121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1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1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13];[$'reclass tables'.K$2:.L$4];2;0)" office:value-type="float" office:value="1" calcext:value-type="float">
            <text:p>1</text:p>
          </table:table-cell>
          <table:table-cell table:style-name="ce4" table:formula="of:=[.B213]+[.D213]+[.F213]+[.H213]+[.J213]+[.L213]" office:value-type="float" office:value="2122100" calcext:value-type="float">
            <text:p>2122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1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1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14];[$'reclass tables'.K$2:.L$4];2;0)" office:value-type="float" office:value="2" calcext:value-type="float">
            <text:p>2</text:p>
          </table:table-cell>
          <table:table-cell table:style-name="ce4" table:formula="of:=[.B214]+[.D214]+[.F214]+[.H214]+[.J214]+[.L214]" office:value-type="float" office:value="2122100" calcext:value-type="float">
            <text:p>2122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1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15];[$'reclass tables'.K$2:.L$4];2;0)" office:value-type="float" office:value="3" calcext:value-type="float">
            <text:p>3</text:p>
          </table:table-cell>
          <table:table-cell table:style-name="ce4" table:formula="of:=[.B215]+[.D215]+[.F215]+[.H215]+[.J215]+[.L215]" office:value-type="float" office:value="2122100" calcext:value-type="float">
            <text:p>2122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1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16];[$'reclass tables'.K$2:.L$4];2;0)" office:value-type="float" office:value="1" calcext:value-type="float">
            <text:p>1</text:p>
          </table:table-cell>
          <table:table-cell table:style-name="ce4" table:formula="of:=[.B216]+[.D216]+[.F216]+[.H216]+[.J216]+[.L216]" office:value-type="float" office:value="2122200" calcext:value-type="float">
            <text:p>2122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1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17];[$'reclass tables'.K$2:.L$4];2;0)" office:value-type="float" office:value="2" calcext:value-type="float">
            <text:p>2</text:p>
          </table:table-cell>
          <table:table-cell table:style-name="ce4" table:formula="of:=[.B217]+[.D217]+[.F217]+[.H217]+[.J217]+[.L217]" office:value-type="float" office:value="2122200" calcext:value-type="float">
            <text:p>2122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1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1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18];[$'reclass tables'.K$2:.L$4];2;0)" office:value-type="float" office:value="3" calcext:value-type="float">
            <text:p>3</text:p>
          </table:table-cell>
          <table:table-cell table:style-name="ce4" table:formula="of:=[.B218]+[.D218]+[.F218]+[.H218]+[.J218]+[.L218]" office:value-type="float" office:value="2122200" calcext:value-type="float">
            <text:p>2122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1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1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1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1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1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19];[$'reclass tables'.K$2:.L$4];2;0)" office:value-type="float" office:value="1" calcext:value-type="float">
            <text:p>1</text:p>
          </table:table-cell>
          <table:table-cell table:style-name="ce4" table:formula="of:=[.B219]+[.D219]+[.F219]+[.H219]+[.J219]+[.L219]" office:value-type="float" office:value="2123100" calcext:value-type="float">
            <text:p>2123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2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2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2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2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20];[$'reclass tables'.K$2:.L$4];2;0)" office:value-type="float" office:value="2" calcext:value-type="float">
            <text:p>2</text:p>
          </table:table-cell>
          <table:table-cell table:style-name="ce4" table:formula="of:=[.B220]+[.D220]+[.F220]+[.H220]+[.J220]+[.L220]" office:value-type="float" office:value="2123100" calcext:value-type="float">
            <text:p>2123100</text:p>
          </table:table-cell>
          <table:table-cell office:value-type="float" office:value="0.175" calcext:value-type="float">
            <text:p>0.17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2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2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2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2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21];[$'reclass tables'.K$2:.L$4];2;0)" office:value-type="float" office:value="3" calcext:value-type="float">
            <text:p>3</text:p>
          </table:table-cell>
          <table:table-cell table:style-name="ce4" table:formula="of:=[.B221]+[.D221]+[.F221]+[.H221]+[.J221]+[.L221]" office:value-type="float" office:value="2123100" calcext:value-type="float">
            <text:p>2123100</text:p>
          </table:table-cell>
          <table:table-cell office:value-type="float" office:value="0.284" calcext:value-type="float">
            <text:p>0.28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2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2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2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22];[$'reclass tables'.K$2:.L$4];2;0)" office:value-type="float" office:value="1" calcext:value-type="float">
            <text:p>1</text:p>
          </table:table-cell>
          <table:table-cell table:style-name="ce4" table:formula="of:=[.B222]+[.D222]+[.F222]+[.H222]+[.J222]+[.L222]" office:value-type="float" office:value="2123200" calcext:value-type="float">
            <text:p>2123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2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2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2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23];[$'reclass tables'.K$2:.L$4];2;0)" office:value-type="float" office:value="2" calcext:value-type="float">
            <text:p>2</text:p>
          </table:table-cell>
          <table:table-cell table:style-name="ce4" table:formula="of:=[.B223]+[.D223]+[.F223]+[.H223]+[.J223]+[.L223]" office:value-type="float" office:value="2123200" calcext:value-type="float">
            <text:p>2123200</text:p>
          </table:table-cell>
          <table:table-cell table:style-name="ce6" office:value-type="float" office:value="0.175" calcext:value-type="float">
            <text:p>0.17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mericas</text:p>
          </table:table-cell>
          <table:table-cell table:formula="of:=VLOOKUP([.C22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2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2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24];[$'reclass tables'.K$2:.L$4];2;0)" office:value-type="float" office:value="3" calcext:value-type="float">
            <text:p>3</text:p>
          </table:table-cell>
          <table:table-cell table:style-name="ce4" table:formula="of:=[.B224]+[.D224]+[.F224]+[.H224]+[.J224]+[.L224]" office:value-type="float" office:value="2123200" calcext:value-type="float">
            <text:p>2123200</text:p>
          </table:table-cell>
          <table:table-cell table:style-name="ce6" office:value-type="float" office:value="0.284" calcext:value-type="float">
            <text:p>0.28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2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2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2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2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25];[$'reclass tables'.K$2:.L$4];2;0)" office:value-type="float" office:value="1" calcext:value-type="float">
            <text:p>1</text:p>
          </table:table-cell>
          <table:table-cell table:style-name="ce4" table:formula="of:=[.B225]+[.D225]+[.F225]+[.H225]+[.J225]+[.L225]" office:value-type="float" office:value="2131100" calcext:value-type="float">
            <text:p>2131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2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2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2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2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26];[$'reclass tables'.K$2:.L$4];2;0)" office:value-type="float" office:value="2" calcext:value-type="float">
            <text:p>2</text:p>
          </table:table-cell>
          <table:table-cell table:style-name="ce4" table:formula="of:=[.B226]+[.D226]+[.F226]+[.H226]+[.J226]+[.L226]" office:value-type="float" office:value="2131100" calcext:value-type="float">
            <text:p>2131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2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2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2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2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27];[$'reclass tables'.K$2:.L$4];2;0)" office:value-type="float" office:value="3" calcext:value-type="float">
            <text:p>3</text:p>
          </table:table-cell>
          <table:table-cell table:style-name="ce4" table:formula="of:=[.B227]+[.D227]+[.F227]+[.H227]+[.J227]+[.L227]" office:value-type="float" office:value="2131100" calcext:value-type="float">
            <text:p>2131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2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2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2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28];[$'reclass tables'.K$2:.L$4];2;0)" office:value-type="float" office:value="1" calcext:value-type="float">
            <text:p>1</text:p>
          </table:table-cell>
          <table:table-cell table:style-name="ce4" table:formula="of:=[.B228]+[.D228]+[.F228]+[.H228]+[.J228]+[.L228]" office:value-type="float" office:value="2131200" calcext:value-type="float">
            <text:p>2131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2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2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2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2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2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29];[$'reclass tables'.K$2:.L$4];2;0)" office:value-type="float" office:value="2" calcext:value-type="float">
            <text:p>2</text:p>
          </table:table-cell>
          <table:table-cell table:style-name="ce4" table:formula="of:=[.B229]+[.D229]+[.F229]+[.H229]+[.J229]+[.L229]" office:value-type="float" office:value="2131200" calcext:value-type="float">
            <text:p>2131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3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3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3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30];[$'reclass tables'.K$2:.L$4];2;0)" office:value-type="float" office:value="3" calcext:value-type="float">
            <text:p>3</text:p>
          </table:table-cell>
          <table:table-cell table:style-name="ce4" table:formula="of:=[.B230]+[.D230]+[.F230]+[.H230]+[.J230]+[.L230]" office:value-type="float" office:value="2131200" calcext:value-type="float">
            <text:p>2131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3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31];[$'reclass tables'.K$2:.L$4];2;0)" office:value-type="float" office:value="1" calcext:value-type="float">
            <text:p>1</text:p>
          </table:table-cell>
          <table:table-cell table:style-name="ce4" table:formula="of:=[.B231]+[.D231]+[.F231]+[.H231]+[.J231]+[.L231]" office:value-type="float" office:value="2132100" calcext:value-type="float">
            <text:p>2132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3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32];[$'reclass tables'.K$2:.L$4];2;0)" office:value-type="float" office:value="2" calcext:value-type="float">
            <text:p>2</text:p>
          </table:table-cell>
          <table:table-cell table:style-name="ce4" table:formula="of:=[.B232]+[.D232]+[.F232]+[.H232]+[.J232]+[.L232]" office:value-type="float" office:value="2132100" calcext:value-type="float">
            <text:p>2132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3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33];[$'reclass tables'.K$2:.L$4];2;0)" office:value-type="float" office:value="3" calcext:value-type="float">
            <text:p>3</text:p>
          </table:table-cell>
          <table:table-cell table:style-name="ce4" table:formula="of:=[.B233]+[.D233]+[.F233]+[.H233]+[.J233]+[.L233]" office:value-type="float" office:value="2132100" calcext:value-type="float">
            <text:p>2132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3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3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34];[$'reclass tables'.K$2:.L$4];2;0)" office:value-type="float" office:value="1" calcext:value-type="float">
            <text:p>1</text:p>
          </table:table-cell>
          <table:table-cell table:style-name="ce4" table:formula="of:=[.B234]+[.D234]+[.F234]+[.H234]+[.J234]+[.L234]" office:value-type="float" office:value="2132200" calcext:value-type="float">
            <text:p>2132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3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3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35];[$'reclass tables'.K$2:.L$4];2;0)" office:value-type="float" office:value="2" calcext:value-type="float">
            <text:p>2</text:p>
          </table:table-cell>
          <table:table-cell table:style-name="ce4" table:formula="of:=[.B235]+[.D235]+[.F235]+[.H235]+[.J235]+[.L235]" office:value-type="float" office:value="2132200" calcext:value-type="float">
            <text:p>2132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23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3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3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36];[$'reclass tables'.K$2:.L$4];2;0)" office:value-type="float" office:value="3" calcext:value-type="float">
            <text:p>3</text:p>
          </table:table-cell>
          <table:table-cell table:style-name="ce4" table:formula="of:=[.B236]+[.D236]+[.F236]+[.H236]+[.J236]+[.L236]" office:value-type="float" office:value="2132200" calcext:value-type="float">
            <text:p>2132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3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3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37];[$'reclass tables'.K$2:.L$4];2;0)" office:value-type="float" office:value="1" calcext:value-type="float">
            <text:p>1</text:p>
          </table:table-cell>
          <table:table-cell table:style-name="ce4" table:formula="of:=[.B237]+[.D237]+[.F237]+[.H237]+[.J237]+[.L237]" office:value-type="float" office:value="2133100" calcext:value-type="float">
            <text:p>2133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3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3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38];[$'reclass tables'.K$2:.L$4];2;0)" office:value-type="float" office:value="2" calcext:value-type="float">
            <text:p>2</text:p>
          </table:table-cell>
          <table:table-cell table:style-name="ce4" table:formula="of:=[.B238]+[.D238]+[.F238]+[.H238]+[.J238]+[.L238]" office:value-type="float" office:value="2133100" calcext:value-type="float">
            <text:p>2133100</text:p>
          </table:table-cell>
          <table:table-cell office:value-type="float" office:value="0.23" calcext:value-type="float">
            <text:p>0.2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3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3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3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3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3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39];[$'reclass tables'.K$2:.L$4];2;0)" office:value-type="float" office:value="3" calcext:value-type="float">
            <text:p>3</text:p>
          </table:table-cell>
          <table:table-cell table:style-name="ce4" table:formula="of:=[.B239]+[.D239]+[.F239]+[.H239]+[.J239]+[.L239]" office:value-type="float" office:value="2133100" calcext:value-type="float">
            <text:p>2133100</text:p>
          </table:table-cell>
          <table:table-cell office:value-type="float" office:value="0.246" calcext:value-type="float">
            <text:p>0.24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4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4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4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40];[$'reclass tables'.K$2:.L$4];2;0)" office:value-type="float" office:value="1" calcext:value-type="float">
            <text:p>1</text:p>
          </table:table-cell>
          <table:table-cell table:style-name="ce4" table:formula="of:=[.B240]+[.D240]+[.F240]+[.H240]+[.J240]+[.L240]" office:value-type="float" office:value="2133200" calcext:value-type="float">
            <text:p>2133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4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4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4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41];[$'reclass tables'.K$2:.L$4];2;0)" office:value-type="float" office:value="2" calcext:value-type="float">
            <text:p>2</text:p>
          </table:table-cell>
          <table:table-cell table:style-name="ce4" table:formula="of:=[.B241]+[.D241]+[.F241]+[.H241]+[.J241]+[.L241]" office:value-type="float" office:value="2133200" calcext:value-type="float">
            <text:p>2133200</text:p>
          </table:table-cell>
          <table:table-cell table:style-name="ce6" office:value-type="float" office:value="0.23" calcext:value-type="float">
            <text:p>0.23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sia</text:p>
          </table:table-cell>
          <table:table-cell table:formula="of:=VLOOKUP([.C24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24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4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42];[$'reclass tables'.K$2:.L$4];2;0)" office:value-type="float" office:value="3" calcext:value-type="float">
            <text:p>3</text:p>
          </table:table-cell>
          <table:table-cell table:style-name="ce4" table:formula="of:=[.B242]+[.D242]+[.F242]+[.H242]+[.J242]+[.L242]" office:value-type="float" office:value="2133200" calcext:value-type="float">
            <text:p>2133200</text:p>
          </table:table-cell>
          <table:table-cell table:style-name="ce6" office:value-type="float" office:value="0.246" calcext:value-type="float">
            <text:p>0.246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Europe</text:p>
          </table:table-cell>
          <table:table-cell table:formula="of:=VLOOKUP([.C24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24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4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4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43];[$'reclass tables'.K$2:.L$4];2;0)" office:value-type="float" office:value="1" calcext:value-type="float">
            <text:p>1</text:p>
          </table:table-cell>
          <table:table-cell table:style-name="ce4" table:formula="of:=[.B243]+[.D243]+[.F243]+[.H243]+[.J243]+[.L243]" office:value-type="float" office:value="2141100" calcext:value-type="float">
            <text:p>2141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4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4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44];[$'reclass tables'.K$2:.L$4];2;0)" office:value-type="float" office:value="1" calcext:value-type="float">
            <text:p>1</text:p>
          </table:table-cell>
          <table:table-cell table:style-name="ce4" table:formula="of:=[.B244]+[.D244]+[.F244]+[.H244]+[.J244]+[.L244]" office:value-type="float" office:value="2151100" calcext:value-type="float">
            <text:p>2151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4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4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45];[$'reclass tables'.K$2:.L$4];2;0)" office:value-type="float" office:value="2" calcext:value-type="float">
            <text:p>2</text:p>
          </table:table-cell>
          <table:table-cell table:style-name="ce4" table:formula="of:=[.B245]+[.D245]+[.F245]+[.H245]+[.J245]+[.L245]" office:value-type="float" office:value="2151100" calcext:value-type="float">
            <text:p>2151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4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4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46];[$'reclass tables'.K$2:.L$4];2;0)" office:value-type="float" office:value="3" calcext:value-type="float">
            <text:p>3</text:p>
          </table:table-cell>
          <table:table-cell table:style-name="ce4" table:formula="of:=[.B246]+[.D246]+[.F246]+[.H246]+[.J246]+[.L246]" office:value-type="float" office:value="2151100" calcext:value-type="float">
            <text:p>21511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4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47];[$'reclass tables'.K$2:.L$4];2;0)" office:value-type="float" office:value="1" calcext:value-type="float">
            <text:p>1</text:p>
          </table:table-cell>
          <table:table-cell table:style-name="ce4" table:formula="of:=[.B247]+[.D247]+[.F247]+[.H247]+[.J247]+[.L247]" office:value-type="float" office:value="2151200" calcext:value-type="float">
            <text:p>2151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4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48];[$'reclass tables'.K$2:.L$4];2;0)" office:value-type="float" office:value="2" calcext:value-type="float">
            <text:p>2</text:p>
          </table:table-cell>
          <table:table-cell table:style-name="ce4" table:formula="of:=[.B248]+[.D248]+[.F248]+[.H248]+[.J248]+[.L248]" office:value-type="float" office:value="2151200" calcext:value-type="float">
            <text:p>2151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4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4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24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4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4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49];[$'reclass tables'.K$2:.L$4];2;0)" office:value-type="float" office:value="3" calcext:value-type="float">
            <text:p>3</text:p>
          </table:table-cell>
          <table:table-cell table:style-name="ce4" table:formula="of:=[.B249]+[.D249]+[.F249]+[.H249]+[.J249]+[.L249]" office:value-type="float" office:value="2151200" calcext:value-type="float">
            <text:p>21512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5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50];[$'reclass tables'.K$2:.L$4];2;0)" office:value-type="float" office:value="1" calcext:value-type="float">
            <text:p>1</text:p>
          </table:table-cell>
          <table:table-cell table:style-name="ce4" table:formula="of:=[.B250]+[.D250]+[.F250]+[.H250]+[.J250]+[.L250]" office:value-type="float" office:value="2152100" calcext:value-type="float">
            <text:p>2152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5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51];[$'reclass tables'.K$2:.L$4];2;0)" office:value-type="float" office:value="2" calcext:value-type="float">
            <text:p>2</text:p>
          </table:table-cell>
          <table:table-cell table:style-name="ce4" table:formula="of:=[.B251]+[.D251]+[.F251]+[.H251]+[.J251]+[.L251]" office:value-type="float" office:value="2152100" calcext:value-type="float">
            <text:p>2152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5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52];[$'reclass tables'.K$2:.L$4];2;0)" office:value-type="float" office:value="3" calcext:value-type="float">
            <text:p>3</text:p>
          </table:table-cell>
          <table:table-cell table:style-name="ce4" table:formula="of:=[.B252]+[.D252]+[.F252]+[.H252]+[.J252]+[.L252]" office:value-type="float" office:value="2152100" calcext:value-type="float">
            <text:p>21521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5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5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53];[$'reclass tables'.K$2:.L$4];2;0)" office:value-type="float" office:value="1" calcext:value-type="float">
            <text:p>1</text:p>
          </table:table-cell>
          <table:table-cell table:style-name="ce4" table:formula="of:=[.B253]+[.D253]+[.F253]+[.H253]+[.J253]+[.L253]" office:value-type="float" office:value="2152200" calcext:value-type="float">
            <text:p>2152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4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5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5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54];[$'reclass tables'.K$2:.L$4];2;0)" office:value-type="float" office:value="2" calcext:value-type="float">
            <text:p>2</text:p>
          </table:table-cell>
          <table:table-cell table:style-name="ce4" table:formula="of:=[.B254]+[.D254]+[.F254]+[.H254]+[.J254]+[.L254]" office:value-type="float" office:value="2152200" calcext:value-type="float">
            <text:p>2152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5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25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5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5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55];[$'reclass tables'.K$2:.L$4];2;0)" office:value-type="float" office:value="3" calcext:value-type="float">
            <text:p>3</text:p>
          </table:table-cell>
          <table:table-cell table:style-name="ce4" table:formula="of:=[.B255]+[.D255]+[.F255]+[.H255]+[.J255]+[.L255]" office:value-type="float" office:value="2152200" calcext:value-type="float">
            <text:p>21522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6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5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5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56];[$'reclass tables'.K$2:.L$4];2;0)" office:value-type="float" office:value="1" calcext:value-type="float">
            <text:p>1</text:p>
          </table:table-cell>
          <table:table-cell table:style-name="ce4" table:formula="of:=[.B256]+[.D256]+[.F256]+[.H256]+[.J256]+[.L256]" office:value-type="float" office:value="2153100" calcext:value-type="float">
            <text:p>2153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7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5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5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57];[$'reclass tables'.K$2:.L$4];2;0)" office:value-type="float" office:value="2" calcext:value-type="float">
            <text:p>2</text:p>
          </table:table-cell>
          <table:table-cell table:style-name="ce4" table:formula="of:=[.B257]+[.D257]+[.F257]+[.H257]+[.J257]+[.L257]" office:value-type="float" office:value="2153100" calcext:value-type="float">
            <text:p>21531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8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5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5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5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58];[$'reclass tables'.K$2:.L$4];2;0)" office:value-type="float" office:value="3" calcext:value-type="float">
            <text:p>3</text:p>
          </table:table-cell>
          <table:table-cell table:style-name="ce4" table:formula="of:=[.B258]+[.D258]+[.F258]+[.H258]+[.J258]+[.L258]" office:value-type="float" office:value="2153100" calcext:value-type="float">
            <text:p>21531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59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5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5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5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5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59];[$'reclass tables'.K$2:.L$4];2;0)" office:value-type="float" office:value="1" calcext:value-type="float">
            <text:p>1</text:p>
          </table:table-cell>
          <table:table-cell table:style-name="ce4" table:formula="of:=[.B259]+[.D259]+[.F259]+[.H259]+[.J259]+[.L259]" office:value-type="float" office:value="2153200" calcext:value-type="float">
            <text:p>2153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60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6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6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6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60];[$'reclass tables'.K$2:.L$4];2;0)" office:value-type="float" office:value="2" calcext:value-type="float">
            <text:p>2</text:p>
          </table:table-cell>
          <table:table-cell table:style-name="ce4" table:formula="of:=[.B260]+[.D260]+[.F260]+[.H260]+[.J260]+[.L260]" office:value-type="float" office:value="2153200" calcext:value-type="float">
            <text:p>2153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61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Oceania</text:p>
          </table:table-cell>
          <table:table-cell table:formula="of:=VLOOKUP([.C26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26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6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61];[$'reclass tables'.K$2:.L$4];2;0)" office:value-type="float" office:value="3" calcext:value-type="float">
            <text:p>3</text:p>
          </table:table-cell>
          <table:table-cell table:style-name="ce4" table:formula="of:=[.B261]+[.D261]+[.F261]+[.H261]+[.J261]+[.L261]" office:value-type="float" office:value="2153200" calcext:value-type="float">
            <text:p>21532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62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ntartica</text:p>
          </table:table-cell>
          <table:table-cell table:formula="of:=VLOOKUP([.C262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26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6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62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262];[$'reclass tables'.K$2:.L$4];2;0)" office:value-type="string" office:string-value="" calcext:value-type="error">
            <text:p>#N/A</text:p>
          </table:table-cell>
          <table:table-cell table:style-name="ce4" table:formula="of:=[.B262]+[.D262]+[.F262]+[.H262]+[.J262]+[.L262]" office:value-type="float" office:value="2161100" calcext:value-type="float">
            <text:p>2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Humid Forest</text:p>
          </table:table-cell>
          <table:table-cell table:formula="of:=VLOOKUP([.A263];[$'reclass tables'.A$2:.B$13];2;0)" office:value-type="float" office:value="2100000" calcext:value-type="float">
            <text:p>2100000</text:p>
          </table:table-cell>
          <table:table-cell office:value-type="string" calcext:value-type="string">
            <text:p>Antartica</text:p>
          </table:table-cell>
          <table:table-cell table:formula="of:=VLOOKUP([.C263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26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6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6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63];[$'reclass tables'.K$2:.L$4];2;0)" office:value-type="float" office:value="1" calcext:value-type="float">
            <text:p>1</text:p>
          </table:table-cell>
          <table:table-cell table:style-name="ce4" table:formula="of:=[.B263]+[.D263]+[.F263]+[.H263]+[.J263]+[.L263]" office:value-type="float" office:value="2161100" calcext:value-type="float">
            <text:p>2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6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6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64];[$'reclass tables'.K$2:.L$4];2;0)" office:value-type="float" office:value="1" calcext:value-type="float">
            <text:p>1</text:p>
          </table:table-cell>
          <table:table-cell table:style-name="ce4" table:formula="of:=[.B264]+[.D264]+[.F264]+[.H264]+[.J264]+[.L264]" office:value-type="float" office:value="2211100" calcext:value-type="float">
            <text:p>221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6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65];[$'reclass tables'.K$2:.L$4];2;0)" office:value-type="float" office:value="2" calcext:value-type="float">
            <text:p>2</text:p>
          </table:table-cell>
          <table:table-cell table:style-name="ce4" table:formula="of:=[.B265]+[.D265]+[.F265]+[.H265]+[.J265]+[.L265]" office:value-type="float" office:value="2211100" calcext:value-type="float">
            <text:p>221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6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66];[$'reclass tables'.K$2:.L$4];2;0)" office:value-type="float" office:value="3" calcext:value-type="float">
            <text:p>3</text:p>
          </table:table-cell>
          <table:table-cell table:style-name="ce4" table:formula="of:=[.B266]+[.D266]+[.F266]+[.H266]+[.J266]+[.L266]" office:value-type="float" office:value="2211100" calcext:value-type="float">
            <text:p>2211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6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67];[$'reclass tables'.K$2:.L$4];2;0)" office:value-type="float" office:value="1" calcext:value-type="float">
            <text:p>1</text:p>
          </table:table-cell>
          <table:table-cell table:style-name="ce4" table:formula="of:=[.B267]+[.D267]+[.F267]+[.H267]+[.J267]+[.L267]" office:value-type="float" office:value="2211200" calcext:value-type="float">
            <text:p>2211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6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68];[$'reclass tables'.K$2:.L$4];2;0)" office:value-type="float" office:value="2" calcext:value-type="float">
            <text:p>2</text:p>
          </table:table-cell>
          <table:table-cell table:style-name="ce4" table:formula="of:=[.B268]+[.D268]+[.F268]+[.H268]+[.J268]+[.L268]" office:value-type="float" office:value="2211200" calcext:value-type="float">
            <text:p>2211200</text:p>
          </table:table-cell>
          <table:table-cell table:style-name="ce6" office:value-type="float" office:value="0.212" calcext:value-type="float">
            <text:p>0.212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6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6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26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6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6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69];[$'reclass tables'.K$2:.L$4];2;0)" office:value-type="float" office:value="3" calcext:value-type="float">
            <text:p>3</text:p>
          </table:table-cell>
          <table:table-cell table:style-name="ce4" table:formula="of:=[.B269]+[.D269]+[.F269]+[.H269]+[.J269]+[.L269]" office:value-type="float" office:value="2211200" calcext:value-type="float">
            <text:p>2211200</text:p>
          </table:table-cell>
          <table:table-cell table:style-name="ce6" office:value-type="float" office:value="0.254" calcext:value-type="float">
            <text:p>0.254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7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70];[$'reclass tables'.K$2:.L$4];2;0)" office:value-type="float" office:value="1" calcext:value-type="float">
            <text:p>1</text:p>
          </table:table-cell>
          <table:table-cell table:style-name="ce4" table:formula="of:=[.B270]+[.D270]+[.F270]+[.H270]+[.J270]+[.L270]" office:value-type="float" office:value="2212100" calcext:value-type="float">
            <text:p>221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71];[$'reclass tables'.K$2:.L$4];2;0)" office:value-type="float" office:value="2" calcext:value-type="float">
            <text:p>2</text:p>
          </table:table-cell>
          <table:table-cell table:style-name="ce4" table:formula="of:=[.B271]+[.D271]+[.F271]+[.H271]+[.J271]+[.L271]" office:value-type="float" office:value="2212100" calcext:value-type="float">
            <text:p>221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72];[$'reclass tables'.K$2:.L$4];2;0)" office:value-type="float" office:value="3" calcext:value-type="float">
            <text:p>3</text:p>
          </table:table-cell>
          <table:table-cell table:style-name="ce4" table:formula="of:=[.B272]+[.D272]+[.F272]+[.H272]+[.J272]+[.L272]" office:value-type="float" office:value="2212100" calcext:value-type="float">
            <text:p>2212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3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7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7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73];[$'reclass tables'.K$2:.L$4];2;0)" office:value-type="float" office:value="1" calcext:value-type="float">
            <text:p>1</text:p>
          </table:table-cell>
          <table:table-cell table:style-name="ce4" table:formula="of:=[.B273]+[.D273]+[.F273]+[.H273]+[.J273]+[.L273]" office:value-type="float" office:value="2212200" calcext:value-type="float">
            <text:p>221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4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7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7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74];[$'reclass tables'.K$2:.L$4];2;0)" office:value-type="float" office:value="2" calcext:value-type="float">
            <text:p>2</text:p>
          </table:table-cell>
          <table:table-cell table:style-name="ce4" table:formula="of:=[.B274]+[.D274]+[.F274]+[.H274]+[.J274]+[.L274]" office:value-type="float" office:value="2212200" calcext:value-type="float">
            <text:p>221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27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7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7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75];[$'reclass tables'.K$2:.L$4];2;0)" office:value-type="float" office:value="3" calcext:value-type="float">
            <text:p>3</text:p>
          </table:table-cell>
          <table:table-cell table:style-name="ce4" table:formula="of:=[.B275]+[.D275]+[.F275]+[.H275]+[.J275]+[.L275]" office:value-type="float" office:value="2212200" calcext:value-type="float">
            <text:p>2212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27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76];[$'reclass tables'.K$2:.L$4];2;0)" office:value-type="float" office:value="1" calcext:value-type="float">
            <text:p>1</text:p>
          </table:table-cell>
          <table:table-cell table:style-name="ce4" table:formula="of:=[.B276]+[.D276]+[.F276]+[.H276]+[.J276]+[.L276]" office:value-type="float" office:value="2213100" calcext:value-type="float">
            <text:p>221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27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77];[$'reclass tables'.K$2:.L$4];2;0)" office:value-type="float" office:value="2" calcext:value-type="float">
            <text:p>2</text:p>
          </table:table-cell>
          <table:table-cell table:style-name="ce4" table:formula="of:=[.B277]+[.D277]+[.F277]+[.H277]+[.J277]+[.L277]" office:value-type="float" office:value="2213100" calcext:value-type="float">
            <text:p>221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frica</text:p>
          </table:table-cell>
          <table:table-cell table:formula="of:=VLOOKUP([.C27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27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78];[$'reclass tables'.K$2:.L$4];2;0)" office:value-type="float" office:value="3" calcext:value-type="float">
            <text:p>3</text:p>
          </table:table-cell>
          <table:table-cell table:style-name="ce4" table:formula="of:=[.B278]+[.D278]+[.F278]+[.H278]+[.J278]+[.L278]" office:value-type="float" office:value="2213100" calcext:value-type="float">
            <text:p>2213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7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7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7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7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7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79];[$'reclass tables'.K$2:.L$4];2;0)" office:value-type="float" office:value="1" calcext:value-type="float">
            <text:p>1</text:p>
          </table:table-cell>
          <table:table-cell table:style-name="ce4" table:formula="of:=[.B279]+[.D279]+[.F279]+[.H279]+[.J279]+[.L279]" office:value-type="float" office:value="2221100" calcext:value-type="float">
            <text:p>2221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8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8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8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80];[$'reclass tables'.K$2:.L$4];2;0)" office:value-type="float" office:value="2" calcext:value-type="float">
            <text:p>2</text:p>
          </table:table-cell>
          <table:table-cell table:style-name="ce4" table:formula="of:=[.B280]+[.D280]+[.F280]+[.H280]+[.J280]+[.L280]" office:value-type="float" office:value="2221100" calcext:value-type="float">
            <text:p>2221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8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8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8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81];[$'reclass tables'.K$2:.L$4];2;0)" office:value-type="float" office:value="3" calcext:value-type="float">
            <text:p>3</text:p>
          </table:table-cell>
          <table:table-cell table:style-name="ce4" table:formula="of:=[.B281]+[.D281]+[.F281]+[.H281]+[.J281]+[.L281]" office:value-type="float" office:value="2221100" calcext:value-type="float">
            <text:p>2221100</text:p>
          </table:table-cell>
          <table:table-cell office:value-type="float" office:value="0.352" calcext:value-type="float">
            <text:p>0.35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8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8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82];[$'reclass tables'.K$2:.L$4];2;0)" office:value-type="float" office:value="1" calcext:value-type="float">
            <text:p>1</text:p>
          </table:table-cell>
          <table:table-cell table:style-name="ce4" table:formula="of:=[.B282]+[.D282]+[.F282]+[.H282]+[.J282]+[.L282]" office:value-type="float" office:value="2221200" calcext:value-type="float">
            <text:p>2221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8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8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83];[$'reclass tables'.K$2:.L$4];2;0)" office:value-type="float" office:value="2" calcext:value-type="float">
            <text:p>2</text:p>
          </table:table-cell>
          <table:table-cell table:style-name="ce4" table:formula="of:=[.B283]+[.D283]+[.F283]+[.H283]+[.J283]+[.L283]" office:value-type="float" office:value="2221200" calcext:value-type="float">
            <text:p>2221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28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28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84];[$'reclass tables'.K$2:.L$4];2;0)" office:value-type="float" office:value="3" calcext:value-type="float">
            <text:p>3</text:p>
          </table:table-cell>
          <table:table-cell table:style-name="ce4" table:formula="of:=[.B284]+[.D284]+[.F284]+[.H284]+[.J284]+[.L284]" office:value-type="float" office:value="2221200" calcext:value-type="float">
            <text:p>2221200</text:p>
          </table:table-cell>
          <table:table-cell table:style-name="ce6" office:value-type="float" office:value="0.352" calcext:value-type="float">
            <text:p>0.352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8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85];[$'reclass tables'.K$2:.L$4];2;0)" office:value-type="float" office:value="1" calcext:value-type="float">
            <text:p>1</text:p>
          </table:table-cell>
          <table:table-cell table:style-name="ce4" table:formula="of:=[.B285]+[.D285]+[.F285]+[.H285]+[.J285]+[.L285]" office:value-type="float" office:value="2222100" calcext:value-type="float">
            <text:p>2222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8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8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86];[$'reclass tables'.K$2:.L$4];2;0)" office:value-type="float" office:value="2" calcext:value-type="float">
            <text:p>2</text:p>
          </table:table-cell>
          <table:table-cell table:style-name="ce4" table:formula="of:=[.B286]+[.D286]+[.F286]+[.H286]+[.J286]+[.L286]" office:value-type="float" office:value="2222100" calcext:value-type="float">
            <text:p>2222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28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8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87];[$'reclass tables'.K$2:.L$4];2;0)" office:value-type="float" office:value="3" calcext:value-type="float">
            <text:p>3</text:p>
          </table:table-cell>
          <table:table-cell table:style-name="ce4" table:formula="of:=[.B287]+[.D287]+[.F287]+[.H287]+[.J287]+[.L287]" office:value-type="float" office:value="2222100" calcext:value-type="float">
            <text:p>2222100</text:p>
          </table:table-cell>
          <table:table-cell office:value-type="float" office:value="0.352" calcext:value-type="float">
            <text:p>0.35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8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88];[$'reclass tables'.K$2:.L$4];2;0)" office:value-type="float" office:value="1" calcext:value-type="float">
            <text:p>1</text:p>
          </table:table-cell>
          <table:table-cell table:style-name="ce4" table:formula="of:=[.B288]+[.D288]+[.F288]+[.H288]+[.J288]+[.L288]" office:value-type="float" office:value="2222200" calcext:value-type="float">
            <text:p>2222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8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8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8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8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8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89];[$'reclass tables'.K$2:.L$4];2;0)" office:value-type="float" office:value="2" calcext:value-type="float">
            <text:p>2</text:p>
          </table:table-cell>
          <table:table-cell table:style-name="ce4" table:formula="of:=[.B289]+[.D289]+[.F289]+[.H289]+[.J289]+[.L289]" office:value-type="float" office:value="2222200" calcext:value-type="float">
            <text:p>2222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29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29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9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90];[$'reclass tables'.K$2:.L$4];2;0)" office:value-type="float" office:value="3" calcext:value-type="float">
            <text:p>3</text:p>
          </table:table-cell>
          <table:table-cell table:style-name="ce4" table:formula="of:=[.B290]+[.D290]+[.F290]+[.H290]+[.J290]+[.L290]" office:value-type="float" office:value="2222200" calcext:value-type="float">
            <text:p>2222200</text:p>
          </table:table-cell>
          <table:table-cell table:style-name="ce6" office:value-type="float" office:value="0.352" calcext:value-type="float">
            <text:p>0.352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91];[$'reclass tables'.K$2:.L$4];2;0)" office:value-type="float" office:value="1" calcext:value-type="float">
            <text:p>1</text:p>
          </table:table-cell>
          <table:table-cell table:style-name="ce4" table:formula="of:=[.B291]+[.D291]+[.F291]+[.H291]+[.J291]+[.L291]" office:value-type="float" office:value="2223100" calcext:value-type="float">
            <text:p>2223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9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92];[$'reclass tables'.K$2:.L$4];2;0)" office:value-type="float" office:value="2" calcext:value-type="float">
            <text:p>2</text:p>
          </table:table-cell>
          <table:table-cell table:style-name="ce4" table:formula="of:=[.B292]+[.D292]+[.F292]+[.H292]+[.J292]+[.L292]" office:value-type="float" office:value="2223100" calcext:value-type="float">
            <text:p>2223100</text:p>
          </table:table-cell>
          <table:table-cell office:value-type="float" office:value="0.336" calcext:value-type="float">
            <text:p>0.33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29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93];[$'reclass tables'.K$2:.L$4];2;0)" office:value-type="float" office:value="3" calcext:value-type="float">
            <text:p>3</text:p>
          </table:table-cell>
          <table:table-cell table:style-name="ce4" table:formula="of:=[.B293]+[.D293]+[.F293]+[.H293]+[.J293]+[.L293]" office:value-type="float" office:value="2223100" calcext:value-type="float">
            <text:p>2223100</text:p>
          </table:table-cell>
          <table:table-cell office:value-type="float" office:value="0.352" calcext:value-type="float">
            <text:p>0.35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9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9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94];[$'reclass tables'.K$2:.L$4];2;0)" office:value-type="float" office:value="1" calcext:value-type="float">
            <text:p>1</text:p>
          </table:table-cell>
          <table:table-cell table:style-name="ce4" table:formula="of:=[.B294]+[.D294]+[.F294]+[.H294]+[.J294]+[.L294]" office:value-type="float" office:value="2223200" calcext:value-type="float">
            <text:p>2223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9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9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95];[$'reclass tables'.K$2:.L$4];2;0)" office:value-type="float" office:value="2" calcext:value-type="float">
            <text:p>2</text:p>
          </table:table-cell>
          <table:table-cell table:style-name="ce4" table:formula="of:=[.B295]+[.D295]+[.F295]+[.H295]+[.J295]+[.L295]" office:value-type="float" office:value="2223200" calcext:value-type="float">
            <text:p>2223200</text:p>
          </table:table-cell>
          <table:table-cell table:style-name="ce6" office:value-type="float" office:value="0.336" calcext:value-type="float">
            <text:p>0.33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mericas</text:p>
          </table:table-cell>
          <table:table-cell table:formula="of:=VLOOKUP([.C29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29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29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29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96];[$'reclass tables'.K$2:.L$4];2;0)" office:value-type="float" office:value="3" calcext:value-type="float">
            <text:p>3</text:p>
          </table:table-cell>
          <table:table-cell table:style-name="ce4" table:formula="of:=[.B296]+[.D296]+[.F296]+[.H296]+[.J296]+[.L296]" office:value-type="float" office:value="2223200" calcext:value-type="float">
            <text:p>2223200</text:p>
          </table:table-cell>
          <table:table-cell table:style-name="ce6" office:value-type="float" office:value="0.352" calcext:value-type="float">
            <text:p>0.352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29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9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9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297];[$'reclass tables'.K$2:.L$4];2;0)" office:value-type="float" office:value="1" calcext:value-type="float">
            <text:p>1</text:p>
          </table:table-cell>
          <table:table-cell table:style-name="ce4" table:formula="of:=[.B297]+[.D297]+[.F297]+[.H297]+[.J297]+[.L297]" office:value-type="float" office:value="2231100" calcext:value-type="float">
            <text:p>2231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29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9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9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298];[$'reclass tables'.K$2:.L$4];2;0)" office:value-type="float" office:value="2" calcext:value-type="float">
            <text:p>2</text:p>
          </table:table-cell>
          <table:table-cell table:style-name="ce4" table:formula="of:=[.B298]+[.D298]+[.F298]+[.H298]+[.J298]+[.L298]" office:value-type="float" office:value="2231100" calcext:value-type="float">
            <text:p>2231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29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29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29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29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29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299];[$'reclass tables'.K$2:.L$4];2;0)" office:value-type="float" office:value="3" calcext:value-type="float">
            <text:p>3</text:p>
          </table:table-cell>
          <table:table-cell table:style-name="ce4" table:formula="of:=[.B299]+[.D299]+[.F299]+[.H299]+[.J299]+[.L299]" office:value-type="float" office:value="2231100" calcext:value-type="float">
            <text:p>2231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0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00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00];[$'reclass tables'.K$2:.L$4];2;0)" office:value-type="float" office:value="1" calcext:value-type="float">
            <text:p>1</text:p>
          </table:table-cell>
          <table:table-cell table:style-name="ce4" table:formula="of:=[.B300]+[.D300]+[.F300]+[.H300]+[.J300]+[.L300]" office:value-type="float" office:value="2231110" calcext:value-type="float">
            <text:p>2231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0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01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01];[$'reclass tables'.K$2:.L$4];2;0)" office:value-type="float" office:value="2" calcext:value-type="float">
            <text:p>2</text:p>
          </table:table-cell>
          <table:table-cell table:style-name="ce4" table:formula="of:=[.B301]+[.D301]+[.F301]+[.H301]+[.J301]+[.L301]" office:value-type="float" office:value="2231110" calcext:value-type="float">
            <text:p>2231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02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02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02];[$'reclass tables'.K$2:.L$4];2;0)" office:value-type="float" office:value="3" calcext:value-type="float">
            <text:p>3</text:p>
          </table:table-cell>
          <table:table-cell table:style-name="ce4" table:formula="of:=[.B302]+[.D302]+[.F302]+[.H302]+[.J302]+[.L302]" office:value-type="float" office:value="2231110" calcext:value-type="float">
            <text:p>2231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0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0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03];[$'reclass tables'.K$2:.L$4];2;0)" office:value-type="float" office:value="1" calcext:value-type="float">
            <text:p>1</text:p>
          </table:table-cell>
          <table:table-cell table:style-name="ce4" table:formula="of:=[.B303]+[.D303]+[.F303]+[.H303]+[.J303]+[.L303]" office:value-type="float" office:value="2231200" calcext:value-type="float">
            <text:p>2231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0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0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04];[$'reclass tables'.K$2:.L$4];2;0)" office:value-type="float" office:value="2" calcext:value-type="float">
            <text:p>2</text:p>
          </table:table-cell>
          <table:table-cell table:style-name="ce4" table:formula="of:=[.B304]+[.D304]+[.F304]+[.H304]+[.J304]+[.L304]" office:value-type="float" office:value="2231200" calcext:value-type="float">
            <text:p>2231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0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0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05];[$'reclass tables'.K$2:.L$4];2;0)" office:value-type="float" office:value="3" calcext:value-type="float">
            <text:p>3</text:p>
          </table:table-cell>
          <table:table-cell table:style-name="ce4" table:formula="of:=[.B305]+[.D305]+[.F305]+[.H305]+[.J305]+[.L305]" office:value-type="float" office:value="2231200" calcext:value-type="float">
            <text:p>2231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30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06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0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06];[$'reclass tables'.K$2:.L$4];2;0)" office:value-type="float" office:value="1" calcext:value-type="float">
            <text:p>1</text:p>
          </table:table-cell>
          <table:table-cell table:style-name="ce4" table:formula="of:=[.B306]+[.D306]+[.F306]+[.H306]+[.J306]+[.L306]" office:value-type="float" office:value="2231210" calcext:value-type="float">
            <text:p>223121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0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0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0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07];[$'reclass tables'.K$2:.L$4];2;0)" office:value-type="float" office:value="1" calcext:value-type="float">
            <text:p>1</text:p>
          </table:table-cell>
          <table:table-cell table:style-name="ce4" table:formula="of:=[.B307]+[.D307]+[.F307]+[.H307]+[.J307]+[.L307]" office:value-type="float" office:value="2232100" calcext:value-type="float">
            <text:p>2232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0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0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0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08];[$'reclass tables'.K$2:.L$4];2;0)" office:value-type="float" office:value="2" calcext:value-type="float">
            <text:p>2</text:p>
          </table:table-cell>
          <table:table-cell table:style-name="ce4" table:formula="of:=[.B308]+[.D308]+[.F308]+[.H308]+[.J308]+[.L308]" office:value-type="float" office:value="2232100" calcext:value-type="float">
            <text:p>2232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0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0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0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0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0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09];[$'reclass tables'.K$2:.L$4];2;0)" office:value-type="float" office:value="3" calcext:value-type="float">
            <text:p>3</text:p>
          </table:table-cell>
          <table:table-cell table:style-name="ce4" table:formula="of:=[.B309]+[.D309]+[.F309]+[.H309]+[.J309]+[.L309]" office:value-type="float" office:value="2232100" calcext:value-type="float">
            <text:p>2232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1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10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10];[$'reclass tables'.K$2:.L$4];2;0)" office:value-type="float" office:value="1" calcext:value-type="float">
            <text:p>1</text:p>
          </table:table-cell>
          <table:table-cell table:style-name="ce4" table:formula="of:=[.B310]+[.D310]+[.F310]+[.H310]+[.J310]+[.L310]" office:value-type="float" office:value="2232110" calcext:value-type="float">
            <text:p>2232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1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11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11];[$'reclass tables'.K$2:.L$4];2;0)" office:value-type="float" office:value="2" calcext:value-type="float">
            <text:p>2</text:p>
          </table:table-cell>
          <table:table-cell table:style-name="ce4" table:formula="of:=[.B311]+[.D311]+[.F311]+[.H311]+[.J311]+[.L311]" office:value-type="float" office:value="2232110" calcext:value-type="float">
            <text:p>2232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12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12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12];[$'reclass tables'.K$2:.L$4];2;0)" office:value-type="float" office:value="3" calcext:value-type="float">
            <text:p>3</text:p>
          </table:table-cell>
          <table:table-cell table:style-name="ce4" table:formula="of:=[.B312]+[.D312]+[.F312]+[.H312]+[.J312]+[.L312]" office:value-type="float" office:value="2232110" calcext:value-type="float">
            <text:p>223211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1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1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13];[$'reclass tables'.K$2:.L$4];2;0)" office:value-type="float" office:value="1" calcext:value-type="float">
            <text:p>1</text:p>
          </table:table-cell>
          <table:table-cell table:style-name="ce4" table:formula="of:=[.B313]+[.D313]+[.F313]+[.H313]+[.J313]+[.L313]" office:value-type="float" office:value="2232200" calcext:value-type="float">
            <text:p>2232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1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1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14];[$'reclass tables'.K$2:.L$4];2;0)" office:value-type="float" office:value="2" calcext:value-type="float">
            <text:p>2</text:p>
          </table:table-cell>
          <table:table-cell table:style-name="ce4" table:formula="of:=[.B314]+[.D314]+[.F314]+[.H314]+[.J314]+[.L314]" office:value-type="float" office:value="2232200" calcext:value-type="float">
            <text:p>2232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31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1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1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15];[$'reclass tables'.K$2:.L$4];2;0)" office:value-type="float" office:value="3" calcext:value-type="float">
            <text:p>3</text:p>
          </table:table-cell>
          <table:table-cell table:style-name="ce4" table:formula="of:=[.B315]+[.D315]+[.F315]+[.H315]+[.J315]+[.L315]" office:value-type="float" office:value="2232200" calcext:value-type="float">
            <text:p>2232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1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1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1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16];[$'reclass tables'.K$2:.L$4];2;0)" office:value-type="float" office:value="1" calcext:value-type="float">
            <text:p>1</text:p>
          </table:table-cell>
          <table:table-cell table:style-name="ce4" table:formula="of:=[.B316]+[.D316]+[.F316]+[.H316]+[.J316]+[.L316]" office:value-type="float" office:value="2233100" calcext:value-type="float">
            <text:p>2233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1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1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1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17];[$'reclass tables'.K$2:.L$4];2;0)" office:value-type="float" office:value="2" calcext:value-type="float">
            <text:p>2</text:p>
          </table:table-cell>
          <table:table-cell table:style-name="ce4" table:formula="of:=[.B317]+[.D317]+[.F317]+[.H317]+[.J317]+[.L317]" office:value-type="float" office:value="2233100" calcext:value-type="float">
            <text:p>2233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1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1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1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18];[$'reclass tables'.K$2:.L$4];2;0)" office:value-type="float" office:value="3" calcext:value-type="float">
            <text:p>3</text:p>
          </table:table-cell>
          <table:table-cell table:style-name="ce4" table:formula="of:=[.B318]+[.D318]+[.F318]+[.H318]+[.J318]+[.L318]" office:value-type="float" office:value="2233100" calcext:value-type="float">
            <text:p>2233100</text:p>
          </table:table-cell>
          <table:table-cell office:value-type="float" office:value="0.44" calcext:value-type="float">
            <text:p>0.4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1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1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1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1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1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19];[$'reclass tables'.K$2:.L$4];2;0)" office:value-type="float" office:value="1" calcext:value-type="float">
            <text:p>1</text:p>
          </table:table-cell>
          <table:table-cell table:style-name="ce4" table:formula="of:=[.B319]+[.D319]+[.F319]+[.H319]+[.J319]+[.L319]" office:value-type="float" office:value="2233200" calcext:value-type="float">
            <text:p>2233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2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2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2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2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20];[$'reclass tables'.K$2:.L$4];2;0)" office:value-type="float" office:value="2" calcext:value-type="float">
            <text:p>2</text:p>
          </table:table-cell>
          <table:table-cell table:style-name="ce4" table:formula="of:=[.B320]+[.D320]+[.F320]+[.H320]+[.J320]+[.L320]" office:value-type="float" office:value="2233200" calcext:value-type="float">
            <text:p>2233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sia</text:p>
          </table:table-cell>
          <table:table-cell table:formula="of:=VLOOKUP([.C32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32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2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2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21];[$'reclass tables'.K$2:.L$4];2;0)" office:value-type="float" office:value="3" calcext:value-type="float">
            <text:p>3</text:p>
          </table:table-cell>
          <table:table-cell table:style-name="ce4" table:formula="of:=[.B321]+[.D321]+[.F321]+[.H321]+[.J321]+[.L321]" office:value-type="float" office:value="2233200" calcext:value-type="float">
            <text:p>223320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2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22];[$'reclass tables'.K$2:.L$4];2;0)" office:value-type="float" office:value="1" calcext:value-type="float">
            <text:p>1</text:p>
          </table:table-cell>
          <table:table-cell table:style-name="ce4" table:formula="of:=[.B322]+[.D322]+[.F322]+[.H322]+[.J322]+[.L322]" office:value-type="float" office:value="2241100" calcext:value-type="float">
            <text:p>224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2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23];[$'reclass tables'.K$2:.L$4];2;0)" office:value-type="float" office:value="2" calcext:value-type="float">
            <text:p>2</text:p>
          </table:table-cell>
          <table:table-cell table:style-name="ce4" table:formula="of:=[.B323]+[.D323]+[.F323]+[.H323]+[.J323]+[.L323]" office:value-type="float" office:value="2241100" calcext:value-type="float">
            <text:p>224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2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24];[$'reclass tables'.K$2:.L$4];2;0)" office:value-type="float" office:value="3" calcext:value-type="float">
            <text:p>3</text:p>
          </table:table-cell>
          <table:table-cell table:style-name="ce4" table:formula="of:=[.B324]+[.D324]+[.F324]+[.H324]+[.J324]+[.L324]" office:value-type="float" office:value="2241100" calcext:value-type="float">
            <text:p>2241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2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25];[$'reclass tables'.K$2:.L$4];2;0)" office:value-type="float" office:value="1" calcext:value-type="float">
            <text:p>1</text:p>
          </table:table-cell>
          <table:table-cell table:style-name="ce4" table:formula="of:=[.B325]+[.D325]+[.F325]+[.H325]+[.J325]+[.L325]" office:value-type="float" office:value="2241110" calcext:value-type="float">
            <text:p>2241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2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26];[$'reclass tables'.K$2:.L$4];2;0)" office:value-type="float" office:value="2" calcext:value-type="float">
            <text:p>2</text:p>
          </table:table-cell>
          <table:table-cell table:style-name="ce4" table:formula="of:=[.B326]+[.D326]+[.F326]+[.H326]+[.J326]+[.L326]" office:value-type="float" office:value="2241110" calcext:value-type="float">
            <text:p>2241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2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2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27];[$'reclass tables'.K$2:.L$4];2;0)" office:value-type="float" office:value="3" calcext:value-type="float">
            <text:p>3</text:p>
          </table:table-cell>
          <table:table-cell table:style-name="ce4" table:formula="of:=[.B327]+[.D327]+[.F327]+[.H327]+[.J327]+[.L327]" office:value-type="float" office:value="2241110" calcext:value-type="float">
            <text:p>22411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2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2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28];[$'reclass tables'.K$2:.L$4];2;0)" office:value-type="float" office:value="1" calcext:value-type="float">
            <text:p>1</text:p>
          </table:table-cell>
          <table:table-cell table:style-name="ce4" table:formula="of:=[.B328]+[.D328]+[.F328]+[.H328]+[.J328]+[.L328]" office:value-type="float" office:value="2241200" calcext:value-type="float">
            <text:p>2241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2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2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2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2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2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29];[$'reclass tables'.K$2:.L$4];2;0)" office:value-type="float" office:value="2" calcext:value-type="float">
            <text:p>2</text:p>
          </table:table-cell>
          <table:table-cell table:style-name="ce4" table:formula="of:=[.B329]+[.D329]+[.F329]+[.H329]+[.J329]+[.L329]" office:value-type="float" office:value="2241200" calcext:value-type="float">
            <text:p>2241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3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3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3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30];[$'reclass tables'.K$2:.L$4];2;0)" office:value-type="float" office:value="3" calcext:value-type="float">
            <text:p>3</text:p>
          </table:table-cell>
          <table:table-cell table:style-name="ce4" table:formula="of:=[.B330]+[.D330]+[.F330]+[.H330]+[.J330]+[.L330]" office:value-type="float" office:value="2241200" calcext:value-type="float">
            <text:p>2241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3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3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31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31];[$'reclass tables'.K$2:.L$4];2;0)" office:value-type="float" office:value="1" calcext:value-type="float">
            <text:p>1</text:p>
          </table:table-cell>
          <table:table-cell table:style-name="ce4" table:formula="of:=[.B331]+[.D331]+[.F331]+[.H331]+[.J331]+[.L331]" office:value-type="float" office:value="2241210" calcext:value-type="float">
            <text:p>2241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3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3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32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32];[$'reclass tables'.K$2:.L$4];2;0)" office:value-type="float" office:value="2" calcext:value-type="float">
            <text:p>2</text:p>
          </table:table-cell>
          <table:table-cell table:style-name="ce4" table:formula="of:=[.B332]+[.D332]+[.F332]+[.H332]+[.J332]+[.L332]" office:value-type="float" office:value="2241210" calcext:value-type="float">
            <text:p>2241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33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3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33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33];[$'reclass tables'.K$2:.L$4];2;0)" office:value-type="float" office:value="3" calcext:value-type="float">
            <text:p>3</text:p>
          </table:table-cell>
          <table:table-cell table:style-name="ce4" table:formula="of:=[.B333]+[.D333]+[.F333]+[.H333]+[.J333]+[.L333]" office:value-type="float" office:value="2241210" calcext:value-type="float">
            <text:p>22412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3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34];[$'reclass tables'.K$2:.L$4];2;0)" office:value-type="float" office:value="1" calcext:value-type="float">
            <text:p>1</text:p>
          </table:table-cell>
          <table:table-cell table:style-name="ce4" table:formula="of:=[.B334]+[.D334]+[.F334]+[.H334]+[.J334]+[.L334]" office:value-type="float" office:value="2242100" calcext:value-type="float">
            <text:p>224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3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35];[$'reclass tables'.K$2:.L$4];2;0)" office:value-type="float" office:value="2" calcext:value-type="float">
            <text:p>2</text:p>
          </table:table-cell>
          <table:table-cell table:style-name="ce4" table:formula="of:=[.B335]+[.D335]+[.F335]+[.H335]+[.J335]+[.L335]" office:value-type="float" office:value="2242100" calcext:value-type="float">
            <text:p>224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3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36];[$'reclass tables'.K$2:.L$4];2;0)" office:value-type="float" office:value="3" calcext:value-type="float">
            <text:p>3</text:p>
          </table:table-cell>
          <table:table-cell table:style-name="ce4" table:formula="of:=[.B336]+[.D336]+[.F336]+[.H336]+[.J336]+[.L336]" office:value-type="float" office:value="2242100" calcext:value-type="float">
            <text:p>2242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37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37];[$'reclass tables'.K$2:.L$4];2;0)" office:value-type="float" office:value="1" calcext:value-type="float">
            <text:p>1</text:p>
          </table:table-cell>
          <table:table-cell table:style-name="ce4" table:formula="of:=[.B337]+[.D337]+[.F337]+[.H337]+[.J337]+[.L337]" office:value-type="float" office:value="2242110" calcext:value-type="float">
            <text:p>2242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38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38];[$'reclass tables'.K$2:.L$4];2;0)" office:value-type="float" office:value="2" calcext:value-type="float">
            <text:p>2</text:p>
          </table:table-cell>
          <table:table-cell table:style-name="ce4" table:formula="of:=[.B338]+[.D338]+[.F338]+[.H338]+[.J338]+[.L338]" office:value-type="float" office:value="2242110" calcext:value-type="float">
            <text:p>2242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3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3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3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3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39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39];[$'reclass tables'.K$2:.L$4];2;0)" office:value-type="float" office:value="3" calcext:value-type="float">
            <text:p>3</text:p>
          </table:table-cell>
          <table:table-cell table:style-name="ce4" table:formula="of:=[.B339]+[.D339]+[.F339]+[.H339]+[.J339]+[.L339]" office:value-type="float" office:value="2242110" calcext:value-type="float">
            <text:p>22421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4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40];[$'reclass tables'.K$2:.L$4];2;0)" office:value-type="float" office:value="1" calcext:value-type="float">
            <text:p>1</text:p>
          </table:table-cell>
          <table:table-cell table:style-name="ce4" table:formula="of:=[.B340]+[.D340]+[.F340]+[.H340]+[.J340]+[.L340]" office:value-type="float" office:value="2242200" calcext:value-type="float">
            <text:p>224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4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41];[$'reclass tables'.K$2:.L$4];2;0)" office:value-type="float" office:value="2" calcext:value-type="float">
            <text:p>2</text:p>
          </table:table-cell>
          <table:table-cell table:style-name="ce4" table:formula="of:=[.B341]+[.D341]+[.F341]+[.H341]+[.J341]+[.L341]" office:value-type="float" office:value="2242200" calcext:value-type="float">
            <text:p>224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4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42];[$'reclass tables'.K$2:.L$4];2;0)" office:value-type="float" office:value="3" calcext:value-type="float">
            <text:p>3</text:p>
          </table:table-cell>
          <table:table-cell table:style-name="ce4" table:formula="of:=[.B342]+[.D342]+[.F342]+[.H342]+[.J342]+[.L342]" office:value-type="float" office:value="2242200" calcext:value-type="float">
            <text:p>2242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43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43];[$'reclass tables'.K$2:.L$4];2;0)" office:value-type="float" office:value="1" calcext:value-type="float">
            <text:p>1</text:p>
          </table:table-cell>
          <table:table-cell table:style-name="ce4" table:formula="of:=[.B343]+[.D343]+[.F343]+[.H343]+[.J343]+[.L343]" office:value-type="float" office:value="2242210" calcext:value-type="float">
            <text:p>2242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44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44];[$'reclass tables'.K$2:.L$4];2;0)" office:value-type="float" office:value="2" calcext:value-type="float">
            <text:p>2</text:p>
          </table:table-cell>
          <table:table-cell table:style-name="ce4" table:formula="of:=[.B344]+[.D344]+[.F344]+[.H344]+[.J344]+[.L344]" office:value-type="float" office:value="2242210" calcext:value-type="float">
            <text:p>2242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34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45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45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45];[$'reclass tables'.K$2:.L$4];2;0)" office:value-type="float" office:value="3" calcext:value-type="float">
            <text:p>3</text:p>
          </table:table-cell>
          <table:table-cell table:style-name="ce4" table:formula="of:=[.B345]+[.D345]+[.F345]+[.H345]+[.J345]+[.L345]" office:value-type="float" office:value="2242210" calcext:value-type="float">
            <text:p>22422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4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4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4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46];[$'reclass tables'.K$2:.L$4];2;0)" office:value-type="float" office:value="1" calcext:value-type="float">
            <text:p>1</text:p>
          </table:table-cell>
          <table:table-cell table:style-name="ce4" table:formula="of:=[.B346]+[.D346]+[.F346]+[.H346]+[.J346]+[.L346]" office:value-type="float" office:value="2243100" calcext:value-type="float">
            <text:p>224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4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4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47];[$'reclass tables'.K$2:.L$4];2;0)" office:value-type="float" office:value="2" calcext:value-type="float">
            <text:p>2</text:p>
          </table:table-cell>
          <table:table-cell table:style-name="ce4" table:formula="of:=[.B347]+[.D347]+[.F347]+[.H347]+[.J347]+[.L347]" office:value-type="float" office:value="2243100" calcext:value-type="float">
            <text:p>224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4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4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4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48];[$'reclass tables'.K$2:.L$4];2;0)" office:value-type="float" office:value="3" calcext:value-type="float">
            <text:p>3</text:p>
          </table:table-cell>
          <table:table-cell table:style-name="ce4" table:formula="of:=[.B348]+[.D348]+[.F348]+[.H348]+[.J348]+[.L348]" office:value-type="float" office:value="2243100" calcext:value-type="float">
            <text:p>2243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4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4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4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4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49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49];[$'reclass tables'.K$2:.L$4];2;0)" office:value-type="float" office:value="1" calcext:value-type="float">
            <text:p>1</text:p>
          </table:table-cell>
          <table:table-cell table:style-name="ce4" table:formula="of:=[.B349]+[.D349]+[.F349]+[.H349]+[.J349]+[.L349]" office:value-type="float" office:value="2243110" calcext:value-type="float">
            <text:p>2243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5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50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50];[$'reclass tables'.K$2:.L$4];2;0)" office:value-type="float" office:value="2" calcext:value-type="float">
            <text:p>2</text:p>
          </table:table-cell>
          <table:table-cell table:style-name="ce4" table:formula="of:=[.B350]+[.D350]+[.F350]+[.H350]+[.J350]+[.L350]" office:value-type="float" office:value="2243110" calcext:value-type="float">
            <text:p>22431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5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351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51];[$'reclass tables'.K$2:.L$4];2;0)" office:value-type="float" office:value="3" calcext:value-type="float">
            <text:p>3</text:p>
          </table:table-cell>
          <table:table-cell table:style-name="ce4" table:formula="of:=[.B351]+[.D351]+[.F351]+[.H351]+[.J351]+[.L351]" office:value-type="float" office:value="2243110" calcext:value-type="float">
            <text:p>22431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5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52];[$'reclass tables'.K$2:.L$4];2;0)" office:value-type="float" office:value="1" calcext:value-type="float">
            <text:p>1</text:p>
          </table:table-cell>
          <table:table-cell table:style-name="ce4" table:formula="of:=[.B352]+[.D352]+[.F352]+[.H352]+[.J352]+[.L352]" office:value-type="float" office:value="2243200" calcext:value-type="float">
            <text:p>2243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5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53];[$'reclass tables'.K$2:.L$4];2;0)" office:value-type="float" office:value="2" calcext:value-type="float">
            <text:p>2</text:p>
          </table:table-cell>
          <table:table-cell table:style-name="ce4" table:formula="of:=[.B353]+[.D353]+[.F353]+[.H353]+[.J353]+[.L353]" office:value-type="float" office:value="2243200" calcext:value-type="float">
            <text:p>2243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5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54];[$'reclass tables'.K$2:.L$4];2;0)" office:value-type="float" office:value="3" calcext:value-type="float">
            <text:p>3</text:p>
          </table:table-cell>
          <table:table-cell table:style-name="ce4" table:formula="of:=[.B354]+[.D354]+[.F354]+[.H354]+[.J354]+[.L354]" office:value-type="float" office:value="2243200" calcext:value-type="float">
            <text:p>2243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5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5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355];[$'reclass tables'.K$2:.L$4];2;0)" office:value-type="float" office:value="1" calcext:value-type="float">
            <text:p>1</text:p>
          </table:table-cell>
          <table:table-cell table:style-name="ce4" table:formula="of:=[.B355]+[.D355]+[.F355]+[.H355]+[.J355]+[.L355]" office:value-type="float" office:value="2243210" calcext:value-type="float">
            <text:p>2243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6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5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356];[$'reclass tables'.K$2:.L$4];2;0)" office:value-type="float" office:value="2" calcext:value-type="float">
            <text:p>2</text:p>
          </table:table-cell>
          <table:table-cell table:style-name="ce4" table:formula="of:=[.B356]+[.D356]+[.F356]+[.H356]+[.J356]+[.L356]" office:value-type="float" office:value="2243210" calcext:value-type="float">
            <text:p>224321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Europe</text:p>
          </table:table-cell>
          <table:table-cell table:formula="of:=VLOOKUP([.C35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35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57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35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357];[$'reclass tables'.K$2:.L$4];2;0)" office:value-type="float" office:value="3" calcext:value-type="float">
            <text:p>3</text:p>
          </table:table-cell>
          <table:table-cell table:style-name="ce4" table:formula="of:=[.B357]+[.D357]+[.F357]+[.H357]+[.J357]+[.L357]" office:value-type="float" office:value="2243210" calcext:value-type="float">
            <text:p>224321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5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5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5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5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58];[$'reclass tables'.K$2:.L$4];2;0)" office:value-type="float" office:value="1" calcext:value-type="float">
            <text:p>1</text:p>
          </table:table-cell>
          <table:table-cell table:style-name="ce4" table:formula="of:=[.B358]+[.D358]+[.F358]+[.H358]+[.J358]+[.L358]" office:value-type="float" office:value="2251100" calcext:value-type="float">
            <text:p>225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5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5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5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5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5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59];[$'reclass tables'.K$2:.L$4];2;0)" office:value-type="float" office:value="2" calcext:value-type="float">
            <text:p>2</text:p>
          </table:table-cell>
          <table:table-cell table:style-name="ce4" table:formula="of:=[.B359]+[.D359]+[.F359]+[.H359]+[.J359]+[.L359]" office:value-type="float" office:value="2251100" calcext:value-type="float">
            <text:p>2251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6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6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6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60];[$'reclass tables'.K$2:.L$4];2;0)" office:value-type="float" office:value="3" calcext:value-type="float">
            <text:p>3</text:p>
          </table:table-cell>
          <table:table-cell table:style-name="ce4" table:formula="of:=[.B360]+[.D360]+[.F360]+[.H360]+[.J360]+[.L360]" office:value-type="float" office:value="2251100" calcext:value-type="float">
            <text:p>2251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6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6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61];[$'reclass tables'.K$2:.L$4];2;0)" office:value-type="float" office:value="1" calcext:value-type="float">
            <text:p>1</text:p>
          </table:table-cell>
          <table:table-cell table:style-name="ce4" table:formula="of:=[.B361]+[.D361]+[.F361]+[.H361]+[.J361]+[.L361]" office:value-type="float" office:value="2251200" calcext:value-type="float">
            <text:p>2251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6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6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62];[$'reclass tables'.K$2:.L$4];2;0)" office:value-type="float" office:value="2" calcext:value-type="float">
            <text:p>2</text:p>
          </table:table-cell>
          <table:table-cell table:style-name="ce4" table:formula="of:=[.B362]+[.D362]+[.F362]+[.H362]+[.J362]+[.L362]" office:value-type="float" office:value="2251200" calcext:value-type="float">
            <text:p>2251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36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6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63];[$'reclass tables'.K$2:.L$4];2;0)" office:value-type="float" office:value="3" calcext:value-type="float">
            <text:p>3</text:p>
          </table:table-cell>
          <table:table-cell table:style-name="ce4" table:formula="of:=[.B363]+[.D363]+[.F363]+[.H363]+[.J363]+[.L363]" office:value-type="float" office:value="2251200" calcext:value-type="float">
            <text:p>2251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6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6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64];[$'reclass tables'.K$2:.L$4];2;0)" office:value-type="float" office:value="1" calcext:value-type="float">
            <text:p>1</text:p>
          </table:table-cell>
          <table:table-cell table:style-name="ce4" table:formula="of:=[.B364]+[.D364]+[.F364]+[.H364]+[.J364]+[.L364]" office:value-type="float" office:value="2252100" calcext:value-type="float">
            <text:p>225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5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6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65];[$'reclass tables'.K$2:.L$4];2;0)" office:value-type="float" office:value="2" calcext:value-type="float">
            <text:p>2</text:p>
          </table:table-cell>
          <table:table-cell table:style-name="ce4" table:formula="of:=[.B365]+[.D365]+[.F365]+[.H365]+[.J365]+[.L365]" office:value-type="float" office:value="2252100" calcext:value-type="float">
            <text:p>2252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6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6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66];[$'reclass tables'.K$2:.L$4];2;0)" office:value-type="float" office:value="3" calcext:value-type="float">
            <text:p>3</text:p>
          </table:table-cell>
          <table:table-cell table:style-name="ce4" table:formula="of:=[.B366]+[.D366]+[.F366]+[.H366]+[.J366]+[.L366]" office:value-type="float" office:value="2252100" calcext:value-type="float">
            <text:p>2252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7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6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67];[$'reclass tables'.K$2:.L$4];2;0)" office:value-type="float" office:value="1" calcext:value-type="float">
            <text:p>1</text:p>
          </table:table-cell>
          <table:table-cell table:style-name="ce4" table:formula="of:=[.B367]+[.D367]+[.F367]+[.H367]+[.J367]+[.L367]" office:value-type="float" office:value="2252200" calcext:value-type="float">
            <text:p>225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8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6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68];[$'reclass tables'.K$2:.L$4];2;0)" office:value-type="float" office:value="2" calcext:value-type="float">
            <text:p>2</text:p>
          </table:table-cell>
          <table:table-cell table:style-name="ce4" table:formula="of:=[.B368]+[.D368]+[.F368]+[.H368]+[.J368]+[.L368]" office:value-type="float" office:value="2252200" calcext:value-type="float">
            <text:p>22522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69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6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36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6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6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69];[$'reclass tables'.K$2:.L$4];2;0)" office:value-type="float" office:value="3" calcext:value-type="float">
            <text:p>3</text:p>
          </table:table-cell>
          <table:table-cell table:style-name="ce4" table:formula="of:=[.B369]+[.D369]+[.F369]+[.H369]+[.J369]+[.L369]" office:value-type="float" office:value="2252200" calcext:value-type="float">
            <text:p>22522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70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7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37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7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70];[$'reclass tables'.K$2:.L$4];2;0)" office:value-type="float" office:value="1" calcext:value-type="float">
            <text:p>1</text:p>
          </table:table-cell>
          <table:table-cell table:style-name="ce4" table:formula="of:=[.B370]+[.D370]+[.F370]+[.H370]+[.J370]+[.L370]" office:value-type="float" office:value="2253100" calcext:value-type="float">
            <text:p>225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71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7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37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71];[$'reclass tables'.K$2:.L$4];2;0)" office:value-type="float" office:value="2" calcext:value-type="float">
            <text:p>2</text:p>
          </table:table-cell>
          <table:table-cell table:style-name="ce4" table:formula="of:=[.B371]+[.D371]+[.F371]+[.H371]+[.J371]+[.L371]" office:value-type="float" office:value="2253100" calcext:value-type="float">
            <text:p>2253100</text:p>
          </table:table-cell>
          <table:table-cell table:style-name="ce6" office:value-type="float" office:value="0.388" calcext:value-type="float">
            <text:p>0.38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72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Oceania</text:p>
          </table:table-cell>
          <table:table-cell table:formula="of:=VLOOKUP([.C37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37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72];[$'reclass tables'.K$2:.L$4];2;0)" office:value-type="float" office:value="3" calcext:value-type="float">
            <text:p>3</text:p>
          </table:table-cell>
          <table:table-cell table:style-name="ce4" table:formula="of:=[.B372]+[.D372]+[.F372]+[.H372]+[.J372]+[.L372]" office:value-type="float" office:value="2253100" calcext:value-type="float">
            <text:p>2253100</text:p>
          </table:table-cell>
          <table:table-cell table:style-name="ce6" office:value-type="float" office:value="0.396" calcext:value-type="float">
            <text:p>0.396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73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ntartica</text:p>
          </table:table-cell>
          <table:table-cell table:formula="of:=VLOOKUP([.C373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37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3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373];[$'reclass tables'.K$2:.L$4];2;0)" office:value-type="string" office:string-value="" calcext:value-type="error">
            <text:p>#N/A</text:p>
          </table:table-cell>
          <table:table-cell table:style-name="ce4" table:formula="of:=[.B373]+[.D373]+[.F373]+[.H373]+[.J373]+[.L373]" office:value-type="float" office:value="2261100" calcext:value-type="float">
            <text:p>22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Dry Forest</text:p>
          </table:table-cell>
          <table:table-cell table:formula="of:=VLOOKUP([.A374];[$'reclass tables'.A$2:.B$13];2;0)" office:value-type="float" office:value="2200000" calcext:value-type="float">
            <text:p>2200000</text:p>
          </table:table-cell>
          <table:table-cell office:value-type="string" calcext:value-type="string">
            <text:p>Antartica</text:p>
          </table:table-cell>
          <table:table-cell table:formula="of:=VLOOKUP([.C374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37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74];[$'reclass tables'.K$2:.L$4];2;0)" office:value-type="float" office:value="1" calcext:value-type="float">
            <text:p>1</text:p>
          </table:table-cell>
          <table:table-cell table:style-name="ce4" table:formula="of:=[.B374]+[.D374]+[.F374]+[.H374]+[.J374]+[.L374]" office:value-type="float" office:value="2261100" calcext:value-type="float">
            <text:p>22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7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7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37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75];[$'reclass tables'.K$2:.L$4];2;0)" office:value-type="float" office:value="1" calcext:value-type="float">
            <text:p>1</text:p>
          </table:table-cell>
          <table:table-cell table:style-name="ce4" table:formula="of:=[.B375]+[.D375]+[.F375]+[.H375]+[.J375]+[.L375]" office:value-type="float" office:value="2311100" calcext:value-type="float">
            <text:p>231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7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7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37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76];[$'reclass tables'.K$2:.L$4];2;0)" office:value-type="float" office:value="2" calcext:value-type="float">
            <text:p>2</text:p>
          </table:table-cell>
          <table:table-cell table:style-name="ce4" table:formula="of:=[.B376]+[.D376]+[.F376]+[.H376]+[.J376]+[.L376]" office:value-type="float" office:value="2311100" calcext:value-type="float">
            <text:p>231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7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77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37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77];[$'reclass tables'.K$2:.L$4];2;0)" office:value-type="float" office:value="3" calcext:value-type="float">
            <text:p>3</text:p>
          </table:table-cell>
          <table:table-cell table:style-name="ce4" table:formula="of:=[.B377]+[.D377]+[.F377]+[.H377]+[.J377]+[.L377]" office:value-type="float" office:value="2311100" calcext:value-type="float">
            <text:p>23111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7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78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37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78];[$'reclass tables'.K$2:.L$4];2;0)" office:value-type="float" office:value="1" calcext:value-type="float">
            <text:p>1</text:p>
          </table:table-cell>
          <table:table-cell table:style-name="ce4" table:formula="of:=[.B378]+[.D378]+[.F378]+[.H378]+[.J378]+[.L378]" office:value-type="float" office:value="2312100" calcext:value-type="float">
            <text:p>231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7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79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37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7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7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79];[$'reclass tables'.K$2:.L$4];2;0)" office:value-type="float" office:value="2" calcext:value-type="float">
            <text:p>2</text:p>
          </table:table-cell>
          <table:table-cell table:style-name="ce4" table:formula="of:=[.B379]+[.D379]+[.F379]+[.H379]+[.J379]+[.L379]" office:value-type="float" office:value="2312100" calcext:value-type="float">
            <text:p>231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80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38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8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80];[$'reclass tables'.K$2:.L$4];2;0)" office:value-type="float" office:value="3" calcext:value-type="float">
            <text:p>3</text:p>
          </table:table-cell>
          <table:table-cell table:style-name="ce4" table:formula="of:=[.B380]+[.D380]+[.F380]+[.H380]+[.J380]+[.L380]" office:value-type="float" office:value="2312100" calcext:value-type="float">
            <text:p>23121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81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38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8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81];[$'reclass tables'.K$2:.L$4];2;0)" office:value-type="float" office:value="1" calcext:value-type="float">
            <text:p>1</text:p>
          </table:table-cell>
          <table:table-cell table:style-name="ce4" table:formula="of:=[.B381]+[.D381]+[.F381]+[.H381]+[.J381]+[.L381]" office:value-type="float" office:value="2313100" calcext:value-type="float">
            <text:p>231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frica</text:p>
          </table:table-cell>
          <table:table-cell table:formula="of:=VLOOKUP([.C382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NeedleLeaf</text:p>
          </table:table-cell>
          <table:table-cell table:formula="of:=VLOOKUP([.E38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8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82];[$'reclass tables'.K$2:.L$4];2;0)" office:value-type="float" office:value="2" calcext:value-type="float">
            <text:p>2</text:p>
          </table:table-cell>
          <table:table-cell table:style-name="ce4" table:formula="of:=[.B382]+[.D382]+[.F382]+[.H382]+[.J382]+[.L382]" office:value-type="float" office:value="2313100" calcext:value-type="float">
            <text:p>231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8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83];[$'reclass tables'.K$2:.L$4];2;0)" office:value-type="float" office:value="1" calcext:value-type="float">
            <text:p>1</text:p>
          </table:table-cell>
          <table:table-cell table:style-name="ce4" table:formula="of:=[.B383]+[.D383]+[.F383]+[.H383]+[.J383]+[.L383]" office:value-type="float" office:value="2321100" calcext:value-type="float">
            <text:p>2321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8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84];[$'reclass tables'.K$2:.L$4];2;0)" office:value-type="float" office:value="2" calcext:value-type="float">
            <text:p>2</text:p>
          </table:table-cell>
          <table:table-cell table:style-name="ce4" table:formula="of:=[.B384]+[.D384]+[.F384]+[.H384]+[.J384]+[.L384]" office:value-type="float" office:value="2321100" calcext:value-type="float">
            <text:p>2321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3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85];[$'reclass tables'.K$2:.L$4];2;0)" office:value-type="float" office:value="3" calcext:value-type="float">
            <text:p>3</text:p>
          </table:table-cell>
          <table:table-cell table:style-name="ce4" table:formula="of:=[.B385]+[.D385]+[.F385]+[.H385]+[.J385]+[.L385]" office:value-type="float" office:value="2321100" calcext:value-type="float">
            <text:p>232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8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8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86];[$'reclass tables'.K$2:.L$4];2;0)" office:value-type="float" office:value="1" calcext:value-type="float">
            <text:p>1</text:p>
          </table:table-cell>
          <table:table-cell table:style-name="ce4" table:formula="of:=[.B386]+[.D386]+[.F386]+[.H386]+[.J386]+[.L386]" office:value-type="float" office:value="2321200" calcext:value-type="float">
            <text:p>232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8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8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87];[$'reclass tables'.K$2:.L$4];2;0)" office:value-type="float" office:value="2" calcext:value-type="float">
            <text:p>2</text:p>
          </table:table-cell>
          <table:table-cell table:style-name="ce4" table:formula="of:=[.B387]+[.D387]+[.F387]+[.H387]+[.J387]+[.L387]" office:value-type="float" office:value="2321200" calcext:value-type="float">
            <text:p>232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38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38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8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88];[$'reclass tables'.K$2:.L$4];2;0)" office:value-type="float" office:value="3" calcext:value-type="float">
            <text:p>3</text:p>
          </table:table-cell>
          <table:table-cell table:style-name="ce4" table:formula="of:=[.B388]+[.D388]+[.F388]+[.H388]+[.J388]+[.L388]" office:value-type="float" office:value="2321200" calcext:value-type="float">
            <text:p>232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8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8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8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8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8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89];[$'reclass tables'.K$2:.L$4];2;0)" office:value-type="float" office:value="1" calcext:value-type="float">
            <text:p>1</text:p>
          </table:table-cell>
          <table:table-cell table:style-name="ce4" table:formula="of:=[.B389]+[.D389]+[.F389]+[.H389]+[.J389]+[.L389]" office:value-type="float" office:value="2322100" calcext:value-type="float">
            <text:p>2322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9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9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90];[$'reclass tables'.K$2:.L$4];2;0)" office:value-type="float" office:value="2" calcext:value-type="float">
            <text:p>2</text:p>
          </table:table-cell>
          <table:table-cell table:style-name="ce4" table:formula="of:=[.B390]+[.D390]+[.F390]+[.H390]+[.J390]+[.L390]" office:value-type="float" office:value="2322100" calcext:value-type="float">
            <text:p>2322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9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3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9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91];[$'reclass tables'.K$2:.L$4];2;0)" office:value-type="float" office:value="3" calcext:value-type="float">
            <text:p>3</text:p>
          </table:table-cell>
          <table:table-cell table:style-name="ce4" table:formula="of:=[.B391]+[.D391]+[.F391]+[.H391]+[.J391]+[.L391]" office:value-type="float" office:value="2322100" calcext:value-type="float">
            <text:p>232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9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9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92];[$'reclass tables'.K$2:.L$4];2;0)" office:value-type="float" office:value="1" calcext:value-type="float">
            <text:p>1</text:p>
          </table:table-cell>
          <table:table-cell table:style-name="ce4" table:formula="of:=[.B392]+[.D392]+[.F392]+[.H392]+[.J392]+[.L392]" office:value-type="float" office:value="2322200" calcext:value-type="float">
            <text:p>232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9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9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93];[$'reclass tables'.K$2:.L$4];2;0)" office:value-type="float" office:value="2" calcext:value-type="float">
            <text:p>2</text:p>
          </table:table-cell>
          <table:table-cell table:style-name="ce4" table:formula="of:=[.B393]+[.D393]+[.F393]+[.H393]+[.J393]+[.L393]" office:value-type="float" office:value="2322200" calcext:value-type="float">
            <text:p>232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39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39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94];[$'reclass tables'.K$2:.L$4];2;0)" office:value-type="float" office:value="3" calcext:value-type="float">
            <text:p>3</text:p>
          </table:table-cell>
          <table:table-cell table:style-name="ce4" table:formula="of:=[.B394]+[.D394]+[.F394]+[.H394]+[.J394]+[.L394]" office:value-type="float" office:value="2322200" calcext:value-type="float">
            <text:p>232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9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9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9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95];[$'reclass tables'.K$2:.L$4];2;0)" office:value-type="float" office:value="1" calcext:value-type="float">
            <text:p>1</text:p>
          </table:table-cell>
          <table:table-cell table:style-name="ce4" table:formula="of:=[.B395]+[.D395]+[.F395]+[.H395]+[.J395]+[.L395]" office:value-type="float" office:value="2323100" calcext:value-type="float">
            <text:p>2323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9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9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9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96];[$'reclass tables'.K$2:.L$4];2;0)" office:value-type="float" office:value="2" calcext:value-type="float">
            <text:p>2</text:p>
          </table:table-cell>
          <table:table-cell table:style-name="ce4" table:formula="of:=[.B396]+[.D396]+[.F396]+[.H396]+[.J396]+[.L396]" office:value-type="float" office:value="2323100" calcext:value-type="float">
            <text:p>2323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9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39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39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397];[$'reclass tables'.K$2:.L$4];2;0)" office:value-type="float" office:value="3" calcext:value-type="float">
            <text:p>3</text:p>
          </table:table-cell>
          <table:table-cell table:style-name="ce4" table:formula="of:=[.B397]+[.D397]+[.F397]+[.H397]+[.J397]+[.L397]" office:value-type="float" office:value="2323100" calcext:value-type="float">
            <text:p>232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9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9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398];[$'reclass tables'.K$2:.L$4];2;0)" office:value-type="float" office:value="1" calcext:value-type="float">
            <text:p>1</text:p>
          </table:table-cell>
          <table:table-cell table:style-name="ce4" table:formula="of:=[.B398]+[.D398]+[.F398]+[.H398]+[.J398]+[.L398]" office:value-type="float" office:value="2323200" calcext:value-type="float">
            <text:p>2323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39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39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39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39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39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399];[$'reclass tables'.K$2:.L$4];2;0)" office:value-type="float" office:value="2" calcext:value-type="float">
            <text:p>2</text:p>
          </table:table-cell>
          <table:table-cell table:style-name="ce4" table:formula="of:=[.B399]+[.D399]+[.F399]+[.H399]+[.J399]+[.L399]" office:value-type="float" office:value="2323200" calcext:value-type="float">
            <text:p>2323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mericas</text:p>
          </table:table-cell>
          <table:table-cell table:formula="of:=VLOOKUP([.C40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0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0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0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00];[$'reclass tables'.K$2:.L$4];2;0)" office:value-type="float" office:value="3" calcext:value-type="float">
            <text:p>3</text:p>
          </table:table-cell>
          <table:table-cell table:style-name="ce4" table:formula="of:=[.B400]+[.D400]+[.F400]+[.H400]+[.J400]+[.L400]" office:value-type="float" office:value="2323200" calcext:value-type="float">
            <text:p>2323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0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01];[$'reclass tables'.K$2:.L$4];2;0)" office:value-type="float" office:value="1" calcext:value-type="float">
            <text:p>1</text:p>
          </table:table-cell>
          <table:table-cell table:style-name="ce4" table:formula="of:=[.B401]+[.D401]+[.F401]+[.H401]+[.J401]+[.L401]" office:value-type="float" office:value="2331100" calcext:value-type="float">
            <text:p>233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0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02];[$'reclass tables'.K$2:.L$4];2;0)" office:value-type="float" office:value="2" calcext:value-type="float">
            <text:p>2</text:p>
          </table:table-cell>
          <table:table-cell table:style-name="ce4" table:formula="of:=[.B402]+[.D402]+[.F402]+[.H402]+[.J402]+[.L402]" office:value-type="float" office:value="2331100" calcext:value-type="float">
            <text:p>233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0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03];[$'reclass tables'.K$2:.L$4];2;0)" office:value-type="float" office:value="3" calcext:value-type="float">
            <text:p>3</text:p>
          </table:table-cell>
          <table:table-cell table:style-name="ce4" table:formula="of:=[.B403]+[.D403]+[.F403]+[.H403]+[.J403]+[.L403]" office:value-type="float" office:value="2331100" calcext:value-type="float">
            <text:p>2331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0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0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04];[$'reclass tables'.K$2:.L$4];2;0)" office:value-type="float" office:value="1" calcext:value-type="float">
            <text:p>1</text:p>
          </table:table-cell>
          <table:table-cell table:style-name="ce4" table:formula="of:=[.B404]+[.D404]+[.F404]+[.H404]+[.J404]+[.L404]" office:value-type="float" office:value="2331200" calcext:value-type="float">
            <text:p>2331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0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0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05];[$'reclass tables'.K$2:.L$4];2;0)" office:value-type="float" office:value="2" calcext:value-type="float">
            <text:p>2</text:p>
          </table:table-cell>
          <table:table-cell table:style-name="ce4" table:formula="of:=[.B405]+[.D405]+[.F405]+[.H405]+[.J405]+[.L405]" office:value-type="float" office:value="2331200" calcext:value-type="float">
            <text:p>2331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40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0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0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06];[$'reclass tables'.K$2:.L$4];2;0)" office:value-type="float" office:value="3" calcext:value-type="float">
            <text:p>3</text:p>
          </table:table-cell>
          <table:table-cell table:style-name="ce4" table:formula="of:=[.B406]+[.D406]+[.F406]+[.H406]+[.J406]+[.L406]" office:value-type="float" office:value="2331200" calcext:value-type="float">
            <text:p>2331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0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0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07];[$'reclass tables'.K$2:.L$4];2;0)" office:value-type="float" office:value="1" calcext:value-type="float">
            <text:p>1</text:p>
          </table:table-cell>
          <table:table-cell table:style-name="ce4" table:formula="of:=[.B407]+[.D407]+[.F407]+[.H407]+[.J407]+[.L407]" office:value-type="float" office:value="2332100" calcext:value-type="float">
            <text:p>23321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0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0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08];[$'reclass tables'.K$2:.L$4];2;0)" office:value-type="float" office:value="2" calcext:value-type="float">
            <text:p>2</text:p>
          </table:table-cell>
          <table:table-cell table:style-name="ce4" table:formula="of:=[.B408]+[.D408]+[.F408]+[.H408]+[.J408]+[.L408]" office:value-type="float" office:value="2332100" calcext:value-type="float">
            <text:p>23321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0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0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0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0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0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09];[$'reclass tables'.K$2:.L$4];2;0)" office:value-type="float" office:value="3" calcext:value-type="float">
            <text:p>3</text:p>
          </table:table-cell>
          <table:table-cell table:style-name="ce4" table:formula="of:=[.B409]+[.D409]+[.F409]+[.H409]+[.J409]+[.L409]" office:value-type="float" office:value="2332100" calcext:value-type="float">
            <text:p>2332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1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1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10];[$'reclass tables'.K$2:.L$4];2;0)" office:value-type="float" office:value="1" calcext:value-type="float">
            <text:p>1</text:p>
          </table:table-cell>
          <table:table-cell table:style-name="ce4" table:formula="of:=[.B410]+[.D410]+[.F410]+[.H410]+[.J410]+[.L410]" office:value-type="float" office:value="2332200" calcext:value-type="float">
            <text:p>2332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1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11];[$'reclass tables'.K$2:.L$4];2;0)" office:value-type="float" office:value="2" calcext:value-type="float">
            <text:p>2</text:p>
          </table:table-cell>
          <table:table-cell table:style-name="ce4" table:formula="of:=[.B411]+[.D411]+[.F411]+[.H411]+[.J411]+[.L411]" office:value-type="float" office:value="2332200" calcext:value-type="float">
            <text:p>2332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41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1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12];[$'reclass tables'.K$2:.L$4];2;0)" office:value-type="float" office:value="3" calcext:value-type="float">
            <text:p>3</text:p>
          </table:table-cell>
          <table:table-cell table:style-name="ce4" table:formula="of:=[.B412]+[.D412]+[.F412]+[.H412]+[.J412]+[.L412]" office:value-type="float" office:value="2332200" calcext:value-type="float">
            <text:p>2332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1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1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13];[$'reclass tables'.K$2:.L$4];2;0)" office:value-type="float" office:value="1" calcext:value-type="float">
            <text:p>1</text:p>
          </table:table-cell>
          <table:table-cell table:style-name="ce4" table:formula="of:=[.B413]+[.D413]+[.F413]+[.H413]+[.J413]+[.L413]" office:value-type="float" office:value="2333100" calcext:value-type="float">
            <text:p>233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1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1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14];[$'reclass tables'.K$2:.L$4];2;0)" office:value-type="float" office:value="2" calcext:value-type="float">
            <text:p>2</text:p>
          </table:table-cell>
          <table:table-cell table:style-name="ce4" table:formula="of:=[.B414]+[.D414]+[.F414]+[.H414]+[.J414]+[.L414]" office:value-type="float" office:value="2333100" calcext:value-type="float">
            <text:p>233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1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15];[$'reclass tables'.K$2:.L$4];2;0)" office:value-type="float" office:value="3" calcext:value-type="float">
            <text:p>3</text:p>
          </table:table-cell>
          <table:table-cell table:style-name="ce4" table:formula="of:=[.B415]+[.D415]+[.F415]+[.H415]+[.J415]+[.L415]" office:value-type="float" office:value="2333100" calcext:value-type="float">
            <text:p>2333100</text:p>
          </table:table-cell>
          <table:table-cell office:value-type="float" office:value="1.338" calcext:value-type="float">
            <text:p>1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1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16];[$'reclass tables'.K$2:.L$4];2;0)" office:value-type="float" office:value="1" calcext:value-type="float">
            <text:p>1</text:p>
          </table:table-cell>
          <table:table-cell table:style-name="ce4" table:formula="of:=[.B416]+[.D416]+[.F416]+[.H416]+[.J416]+[.L416]" office:value-type="float" office:value="2333200" calcext:value-type="float">
            <text:p>2333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1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17];[$'reclass tables'.K$2:.L$4];2;0)" office:value-type="float" office:value="2" calcext:value-type="float">
            <text:p>2</text:p>
          </table:table-cell>
          <table:table-cell table:style-name="ce4" table:formula="of:=[.B417]+[.D417]+[.F417]+[.H417]+[.J417]+[.L417]" office:value-type="float" office:value="2333200" calcext:value-type="float">
            <text:p>2333200</text:p>
          </table:table-cell>
          <table:table-cell office:value-type="float" office:value="2.158" calcext:value-type="float">
            <text:p>2.15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Asia</text:p>
          </table:table-cell>
          <table:table-cell table:formula="of:=VLOOKUP([.C41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41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1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18];[$'reclass tables'.K$2:.L$4];2;0)" office:value-type="float" office:value="3" calcext:value-type="float">
            <text:p>3</text:p>
          </table:table-cell>
          <table:table-cell table:style-name="ce4" table:formula="of:=[.B418]+[.D418]+[.F418]+[.H418]+[.J418]+[.L418]" office:value-type="float" office:value="2333200" calcext:value-type="float">
            <text:p>2333200</text:p>
          </table:table-cell>
          <table:table-cell table:style-name="ce6" office:value-type="float" office:value="2.158" calcext:value-type="float">
            <text:p>2.158</text:p>
          </table:table-cell>
          <table:table-cell table:style-name="ce11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1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Europe</text:p>
          </table:table-cell>
          <table:table-cell table:formula="of:=VLOOKUP([.C41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1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1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1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19];[$'reclass tables'.K$2:.L$4];2;0)" office:value-type="float" office:value="1" calcext:value-type="float">
            <text:p>1</text:p>
          </table:table-cell>
          <table:table-cell table:style-name="ce4" table:formula="of:=[.B419]+[.D419]+[.F419]+[.H419]+[.J419]+[.L419]" office:value-type="float" office:value="2341100" calcext:value-type="float">
            <text:p>234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2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20];[$'reclass tables'.K$2:.L$4];2;0)" office:value-type="float" office:value="1" calcext:value-type="float">
            <text:p>1</text:p>
          </table:table-cell>
          <table:table-cell table:style-name="ce4" table:formula="of:=[.B420]+[.D420]+[.F420]+[.H420]+[.J420]+[.L420]" office:value-type="float" office:value="2351100" calcext:value-type="float">
            <text:p>235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2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21];[$'reclass tables'.K$2:.L$4];2;0)" office:value-type="float" office:value="2" calcext:value-type="float">
            <text:p>2</text:p>
          </table:table-cell>
          <table:table-cell table:style-name="ce4" table:formula="of:=[.B421]+[.D421]+[.F421]+[.H421]+[.J421]+[.L421]" office:value-type="float" office:value="2351100" calcext:value-type="float">
            <text:p>235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2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22];[$'reclass tables'.K$2:.L$4];2;0)" office:value-type="float" office:value="3" calcext:value-type="float">
            <text:p>3</text:p>
          </table:table-cell>
          <table:table-cell table:style-name="ce4" table:formula="of:=[.B422]+[.D422]+[.F422]+[.H422]+[.J422]+[.L422]" office:value-type="float" office:value="2351100" calcext:value-type="float">
            <text:p>2351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2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2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23];[$'reclass tables'.K$2:.L$4];2;0)" office:value-type="float" office:value="1" calcext:value-type="float">
            <text:p>1</text:p>
          </table:table-cell>
          <table:table-cell table:style-name="ce4" table:formula="of:=[.B423]+[.D423]+[.F423]+[.H423]+[.J423]+[.L423]" office:value-type="float" office:value="2351200" calcext:value-type="float">
            <text:p>235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2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2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24];[$'reclass tables'.K$2:.L$4];2;0)" office:value-type="float" office:value="2" calcext:value-type="float">
            <text:p>2</text:p>
          </table:table-cell>
          <table:table-cell table:style-name="ce4" table:formula="of:=[.B424]+[.D424]+[.F424]+[.H424]+[.J424]+[.L424]" office:value-type="float" office:value="2351200" calcext:value-type="float">
            <text:p>235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5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2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2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2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25];[$'reclass tables'.K$2:.L$4];2;0)" office:value-type="float" office:value="3" calcext:value-type="float">
            <text:p>3</text:p>
          </table:table-cell>
          <table:table-cell table:style-name="ce4" table:formula="of:=[.B425]+[.D425]+[.F425]+[.H425]+[.J425]+[.L425]" office:value-type="float" office:value="2351200" calcext:value-type="float">
            <text:p>2351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6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2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2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26];[$'reclass tables'.K$2:.L$4];2;0)" office:value-type="float" office:value="1" calcext:value-type="float">
            <text:p>1</text:p>
          </table:table-cell>
          <table:table-cell table:style-name="ce4" table:formula="of:=[.B426]+[.D426]+[.F426]+[.H426]+[.J426]+[.L426]" office:value-type="float" office:value="2352100" calcext:value-type="float">
            <text:p>235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7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2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2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27];[$'reclass tables'.K$2:.L$4];2;0)" office:value-type="float" office:value="2" calcext:value-type="float">
            <text:p>2</text:p>
          </table:table-cell>
          <table:table-cell table:style-name="ce4" table:formula="of:=[.B427]+[.D427]+[.F427]+[.H427]+[.J427]+[.L427]" office:value-type="float" office:value="2352100" calcext:value-type="float">
            <text:p>235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8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2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2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2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28];[$'reclass tables'.K$2:.L$4];2;0)" office:value-type="float" office:value="3" calcext:value-type="float">
            <text:p>3</text:p>
          </table:table-cell>
          <table:table-cell table:style-name="ce4" table:formula="of:=[.B428]+[.D428]+[.F428]+[.H428]+[.J428]+[.L428]" office:value-type="float" office:value="2352100" calcext:value-type="float">
            <text:p>2352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29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2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2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2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2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29];[$'reclass tables'.K$2:.L$4];2;0)" office:value-type="float" office:value="1" calcext:value-type="float">
            <text:p>1</text:p>
          </table:table-cell>
          <table:table-cell table:style-name="ce4" table:formula="of:=[.B429]+[.D429]+[.F429]+[.H429]+[.J429]+[.L429]" office:value-type="float" office:value="2352200" calcext:value-type="float">
            <text:p>235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30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3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3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3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3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30];[$'reclass tables'.K$2:.L$4];2;0)" office:value-type="float" office:value="2" calcext:value-type="float">
            <text:p>2</text:p>
          </table:table-cell>
          <table:table-cell table:style-name="ce4" table:formula="of:=[.B430]+[.D430]+[.F430]+[.H430]+[.J430]+[.L430]" office:value-type="float" office:value="2352200" calcext:value-type="float">
            <text:p>235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31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3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3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3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3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31];[$'reclass tables'.K$2:.L$4];2;0)" office:value-type="float" office:value="3" calcext:value-type="float">
            <text:p>3</text:p>
          </table:table-cell>
          <table:table-cell table:style-name="ce4" table:formula="of:=[.B431]+[.D431]+[.F431]+[.H431]+[.J431]+[.L431]" office:value-type="float" office:value="2352200" calcext:value-type="float">
            <text:p>23522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32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3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43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3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32];[$'reclass tables'.K$2:.L$4];2;0)" office:value-type="float" office:value="1" calcext:value-type="float">
            <text:p>1</text:p>
          </table:table-cell>
          <table:table-cell table:style-name="ce4" table:formula="of:=[.B432]+[.D432]+[.F432]+[.H432]+[.J432]+[.L432]" office:value-type="float" office:value="2353100" calcext:value-type="float">
            <text:p>235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33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3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43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3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33];[$'reclass tables'.K$2:.L$4];2;0)" office:value-type="float" office:value="2" calcext:value-type="float">
            <text:p>2</text:p>
          </table:table-cell>
          <table:table-cell table:style-name="ce4" table:formula="of:=[.B433]+[.D433]+[.F433]+[.H433]+[.J433]+[.L433]" office:value-type="float" office:value="2353100" calcext:value-type="float">
            <text:p>235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btropical Steppe</text:p>
          </table:table-cell>
          <table:table-cell table:formula="of:=VLOOKUP([.A434];[$'reclass tables'.A$2:.B$13];2;0)" office:value-type="float" office:value="2300000" calcext:value-type="float">
            <text:p>2300000</text:p>
          </table:table-cell>
          <table:table-cell office:value-type="string" calcext:value-type="string">
            <text:p>Oceania</text:p>
          </table:table-cell>
          <table:table-cell table:formula="of:=VLOOKUP([.C43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43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3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34];[$'reclass tables'.K$2:.L$4];2;0)" office:value-type="float" office:value="3" calcext:value-type="float">
            <text:p>3</text:p>
          </table:table-cell>
          <table:table-cell table:style-name="ce4" table:formula="of:=[.B434]+[.D434]+[.F434]+[.H434]+[.J434]+[.L434]" office:value-type="float" office:value="2353100" calcext:value-type="float">
            <text:p>2353100</text:p>
          </table:table-cell>
          <table:table-cell table:style-name="ce6" office:value-type="float" office:value="1.338" calcext:value-type="float">
            <text:p>1.338</text:p>
          </table:table-cell>
          <table:table-cell table:style-name="ce8" office:value-type="string" calcext:value-type="string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3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3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3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3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35];[$'reclass tables'.K$2:.L$4];2;0)" office:value-type="float" office:value="1" calcext:value-type="float">
            <text:p>1</text:p>
          </table:table-cell>
          <table:table-cell table:style-name="ce4" table:formula="of:=[.B435]+[.D435]+[.F435]+[.H435]+[.J435]+[.L435]" office:value-type="float" office:value="3121100" calcext:value-type="float">
            <text:p>3121100</text:p>
          </table:table-cell>
          <table:table-cell table:style-name="ce6" office:value-type="float" office:value="0.4015" calcext:value-type="float">
            <text:p>0.40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3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3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3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3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36];[$'reclass tables'.K$2:.L$4];2;0)" office:value-type="float" office:value="2" calcext:value-type="float">
            <text:p>2</text:p>
          </table:table-cell>
          <table:table-cell table:style-name="ce4" table:formula="of:=[.B436]+[.D436]+[.F436]+[.H436]+[.J436]+[.L436]" office:value-type="float" office:value="3121100" calcext:value-type="float">
            <text:p>3121100</text:p>
          </table:table-cell>
          <table:table-cell table:style-name="ce6" office:value-type="float" office:value="0.4015" calcext:value-type="float">
            <text:p>0.40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3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3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3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3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3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37];[$'reclass tables'.K$2:.L$4];2;0)" office:value-type="float" office:value="3" calcext:value-type="float">
            <text:p>3</text:p>
          </table:table-cell>
          <table:table-cell table:style-name="ce4" table:formula="of:=[.B437]+[.D437]+[.F437]+[.H437]+[.J437]+[.L437]" office:value-type="float" office:value="3121100" calcext:value-type="float">
            <text:p>3121100</text:p>
          </table:table-cell>
          <table:table-cell table:style-name="ce6" office:value-type="float" office:value="0.264" calcext:value-type="float">
            <text:p>0.264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3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3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3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3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3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38];[$'reclass tables'.K$2:.L$4];2;0)" office:value-type="float" office:value="1" calcext:value-type="float">
            <text:p>1</text:p>
          </table:table-cell>
          <table:table-cell table:style-name="ce4" table:formula="of:=[.B438]+[.D438]+[.F438]+[.H438]+[.J438]+[.L438]" office:value-type="float" office:value="3121200" calcext:value-type="float">
            <text:p>3121200</text:p>
          </table:table-cell>
          <table:table-cell table:style-name="ce6" office:value-type="float" office:value="0.4015" calcext:value-type="float">
            <text:p>0.40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3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3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3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3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3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39];[$'reclass tables'.K$2:.L$4];2;0)" office:value-type="float" office:value="2" calcext:value-type="float">
            <text:p>2</text:p>
          </table:table-cell>
          <table:table-cell table:style-name="ce4" table:formula="of:=[.B439]+[.D439]+[.F439]+[.H439]+[.J439]+[.L439]" office:value-type="float" office:value="3121200" calcext:value-type="float">
            <text:p>3121200</text:p>
          </table:table-cell>
          <table:table-cell table:style-name="ce6" office:value-type="float" office:value="0.4015" calcext:value-type="float">
            <text:p>0.40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44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4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4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40];[$'reclass tables'.K$2:.L$4];2;0)" office:value-type="float" office:value="3" calcext:value-type="float">
            <text:p>3</text:p>
          </table:table-cell>
          <table:table-cell table:style-name="ce4" table:formula="of:=[.B440]+[.D440]+[.F440]+[.H440]+[.J440]+[.L440]" office:value-type="float" office:value="3121200" calcext:value-type="float">
            <text:p>3121200</text:p>
          </table:table-cell>
          <table:table-cell table:style-name="ce6" office:value-type="float" office:value="0.203" calcext:value-type="float">
            <text:p>0.203</text:p>
          </table:table-cell>
          <table:table-cell table:style-name="ce8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4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41];[$'reclass tables'.K$2:.L$4];2;0)" office:value-type="float" office:value="1" calcext:value-type="float">
            <text:p>1</text:p>
          </table:table-cell>
          <table:table-cell table:style-name="ce4" table:formula="of:=[.B441]+[.D441]+[.F441]+[.H441]+[.J441]+[.L441]" office:value-type="float" office:value="3122100" calcext:value-type="float">
            <text:p>3122100</text:p>
          </table:table-cell>
          <table:table-cell office:value-type="float" office:value="0.466" calcext:value-type="float">
            <text:p>0.46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4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42];[$'reclass tables'.K$2:.L$4];2;0)" office:value-type="float" office:value="2" calcext:value-type="float">
            <text:p>2</text:p>
          </table:table-cell>
          <table:table-cell table:style-name="ce4" table:formula="of:=[.B442]+[.D442]+[.F442]+[.H442]+[.J442]+[.L442]" office:value-type="float" office:value="3122100" calcext:value-type="float">
            <text:p>3122100</text:p>
          </table:table-cell>
          <table:table-cell office:value-type="float" office:value="0.466" calcext:value-type="float">
            <text:p>0.46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4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43];[$'reclass tables'.K$2:.L$4];2;0)" office:value-type="float" office:value="3" calcext:value-type="float">
            <text:p>3</text:p>
          </table:table-cell>
          <table:table-cell table:style-name="ce4" table:formula="of:=[.B443]+[.D443]+[.F443]+[.H443]+[.J443]+[.L443]" office:value-type="float" office:value="3122100" calcext:value-type="float">
            <text:p>3122100</text:p>
          </table:table-cell>
          <table:table-cell office:value-type="float" office:value="0.19" calcext:value-type="float">
            <text:p>0.1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4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4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44];[$'reclass tables'.K$2:.L$4];2;0)" office:value-type="float" office:value="1" calcext:value-type="float">
            <text:p>1</text:p>
          </table:table-cell>
          <table:table-cell table:style-name="ce4" table:formula="of:=[.B444]+[.D444]+[.F444]+[.H444]+[.J444]+[.L444]" office:value-type="float" office:value="3122200" calcext:value-type="float">
            <text:p>3122200</text:p>
          </table:table-cell>
          <table:table-cell table:style-name="ce6" office:value-type="float" office:value="0.466" calcext:value-type="float">
            <text:p>0.46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4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4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45];[$'reclass tables'.K$2:.L$4];2;0)" office:value-type="float" office:value="2" calcext:value-type="float">
            <text:p>2</text:p>
          </table:table-cell>
          <table:table-cell table:style-name="ce4" table:formula="of:=[.B445]+[.D445]+[.F445]+[.H445]+[.J445]+[.L445]" office:value-type="float" office:value="3122200" calcext:value-type="float">
            <text:p>3122200</text:p>
          </table:table-cell>
          <table:table-cell table:style-name="ce6" office:value-type="float" office:value="0.466" calcext:value-type="float">
            <text:p>0.466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44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4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4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46];[$'reclass tables'.K$2:.L$4];2;0)" office:value-type="float" office:value="3" calcext:value-type="float">
            <text:p>3</text:p>
          </table:table-cell>
          <table:table-cell table:style-name="ce4" table:formula="of:=[.B446]+[.D446]+[.F446]+[.H446]+[.J446]+[.L446]" office:value-type="float" office:value="3122200" calcext:value-type="float">
            <text:p>3122200</text:p>
          </table:table-cell>
          <table:table-cell table:style-name="ce6" office:value-type="float" office:value="0.19" calcext:value-type="float">
            <text:p>0.19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4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47];[$'reclass tables'.K$2:.L$4];2;0)" office:value-type="float" office:value="1" calcext:value-type="float">
            <text:p>1</text:p>
          </table:table-cell>
          <table:table-cell table:style-name="ce4" table:formula="of:=[.B447]+[.D447]+[.F447]+[.H447]+[.J447]+[.L447]" office:value-type="float" office:value="3123100" calcext:value-type="float">
            <text:p>3123100</text:p>
          </table:table-cell>
          <table:table-cell office:value-type="float" office:value="0.337" calcext:value-type="float">
            <text:p>0.3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4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4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48];[$'reclass tables'.K$2:.L$4];2;0)" office:value-type="float" office:value="2" calcext:value-type="float">
            <text:p>2</text:p>
          </table:table-cell>
          <table:table-cell table:style-name="ce4" table:formula="of:=[.B448]+[.D448]+[.F448]+[.H448]+[.J448]+[.L448]" office:value-type="float" office:value="3123100" calcext:value-type="float">
            <text:p>3123100</text:p>
          </table:table-cell>
          <table:table-cell office:value-type="float" office:value="0.337" calcext:value-type="float">
            <text:p>0.3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4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4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4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4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4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49];[$'reclass tables'.K$2:.L$4];2;0)" office:value-type="float" office:value="3" calcext:value-type="float">
            <text:p>3</text:p>
          </table:table-cell>
          <table:table-cell table:style-name="ce4" table:formula="of:=[.B449]+[.D449]+[.F449]+[.H449]+[.J449]+[.L449]" office:value-type="float" office:value="3123100" calcext:value-type="float">
            <text:p>3123100</text:p>
          </table:table-cell>
          <table:table-cell office:value-type="float" office:value="0.338" calcext:value-type="float">
            <text:p>0.33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5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5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5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5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50];[$'reclass tables'.K$2:.L$4];2;0)" office:value-type="float" office:value="1" calcext:value-type="float">
            <text:p>1</text:p>
          </table:table-cell>
          <table:table-cell table:style-name="ce4" table:formula="of:=[.B450]+[.D450]+[.F450]+[.H450]+[.J450]+[.L450]" office:value-type="float" office:value="3123200" calcext:value-type="float">
            <text:p>3123200</text:p>
          </table:table-cell>
          <table:table-cell table:style-name="ce6" office:value-type="float" office:value="0.337" calcext:value-type="float">
            <text:p>0.337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5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5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5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5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51];[$'reclass tables'.K$2:.L$4];2;0)" office:value-type="float" office:value="2" calcext:value-type="float">
            <text:p>2</text:p>
          </table:table-cell>
          <table:table-cell table:style-name="ce4" table:formula="of:=[.B451]+[.D451]+[.F451]+[.H451]+[.J451]+[.L451]" office:value-type="float" office:value="3123200" calcext:value-type="float">
            <text:p>3123200</text:p>
          </table:table-cell>
          <table:table-cell table:style-name="ce6" office:value-type="float" office:value="0.337" calcext:value-type="float">
            <text:p>0.337</text:p>
          </table:table-cell>
          <table:table-cell table:style-name="ce8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mericas</text:p>
          </table:table-cell>
          <table:table-cell table:formula="of:=VLOOKUP([.C45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45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5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5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52];[$'reclass tables'.K$2:.L$4];2;0)" office:value-type="float" office:value="3" calcext:value-type="float">
            <text:p>3</text:p>
          </table:table-cell>
          <table:table-cell table:style-name="ce4" table:formula="of:=[.B452]+[.D452]+[.F452]+[.H452]+[.J452]+[.L452]" office:value-type="float" office:value="3123200" calcext:value-type="float">
            <text:p>3123200</text:p>
          </table:table-cell>
          <table:table-cell office:value-type="float" office:value="0.203" calcext:value-type="float">
            <text:p>0.20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5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53];[$'reclass tables'.K$2:.L$4];2;0)" office:value-type="float" office:value="1" calcext:value-type="float">
            <text:p>1</text:p>
          </table:table-cell>
          <table:table-cell table:style-name="ce4" table:formula="of:=[.B453]+[.D453]+[.F453]+[.H453]+[.J453]+[.L453]" office:value-type="float" office:value="3141100" calcext:value-type="float">
            <text:p>3141100</text:p>
          </table:table-cell>
          <table:table-cell table:style-name="ce6" office:value-type="float" office:value="0.2755" calcext:value-type="float">
            <text:p>0.27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5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54];[$'reclass tables'.K$2:.L$4];2;0)" office:value-type="float" office:value="2" calcext:value-type="float">
            <text:p>2</text:p>
          </table:table-cell>
          <table:table-cell table:style-name="ce4" table:formula="of:=[.B454]+[.D454]+[.F454]+[.H454]+[.J454]+[.L454]" office:value-type="float" office:value="3141100" calcext:value-type="float">
            <text:p>3141100</text:p>
          </table:table-cell>
          <table:table-cell table:style-name="ce6" office:value-type="float" office:value="0.2755" calcext:value-type="float">
            <text:p>0.27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5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55];[$'reclass tables'.K$2:.L$4];2;0)" office:value-type="float" office:value="3" calcext:value-type="float">
            <text:p>3</text:p>
          </table:table-cell>
          <table:table-cell table:style-name="ce4" table:formula="of:=[.B455]+[.D455]+[.F455]+[.H455]+[.J455]+[.L455]" office:value-type="float" office:value="3141100" calcext:value-type="float">
            <text:p>3141100</text:p>
          </table:table-cell>
          <table:table-cell table:style-name="ce6" office:value-type="float" office:value="0.182" calcext:value-type="float">
            <text:p>0.18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5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56];[$'reclass tables'.K$2:.L$4];2;0)" office:value-type="float" office:value="1" calcext:value-type="float">
            <text:p>1</text:p>
          </table:table-cell>
          <table:table-cell table:style-name="ce4" table:formula="of:=[.B456]+[.D456]+[.F456]+[.H456]+[.J456]+[.L456]" office:value-type="float" office:value="3141110" calcext:value-type="float">
            <text:p>3141110</text:p>
          </table:table-cell>
          <table:table-cell table:style-name="ce6" office:value-type="float" office:value="0.2755" calcext:value-type="float">
            <text:p>0.27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57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57];[$'reclass tables'.K$2:.L$4];2;0)" office:value-type="float" office:value="2" calcext:value-type="float">
            <text:p>2</text:p>
          </table:table-cell>
          <table:table-cell table:style-name="ce4" table:formula="of:=[.B457]+[.D457]+[.F457]+[.H457]+[.J457]+[.L457]" office:value-type="float" office:value="3141110" calcext:value-type="float">
            <text:p>3141110</text:p>
          </table:table-cell>
          <table:table-cell table:style-name="ce6" office:value-type="float" office:value="0.2755" calcext:value-type="float">
            <text:p>0.27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5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58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58];[$'reclass tables'.K$2:.L$4];2;0)" office:value-type="float" office:value="3" calcext:value-type="float">
            <text:p>3</text:p>
          </table:table-cell>
          <table:table-cell table:style-name="ce4" table:formula="of:=[.B458]+[.D458]+[.F458]+[.H458]+[.J458]+[.L458]" office:value-type="float" office:value="3141110" calcext:value-type="float">
            <text:p>3141110</text:p>
          </table:table-cell>
          <table:table-cell table:style-name="ce6" office:value-type="float" office:value="0.182" calcext:value-type="float">
            <text:p>0.18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5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5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5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5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5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59];[$'reclass tables'.K$2:.L$4];2;0)" office:value-type="float" office:value="1" calcext:value-type="float">
            <text:p>1</text:p>
          </table:table-cell>
          <table:table-cell table:style-name="ce4" table:formula="of:=[.B459]+[.D459]+[.F459]+[.H459]+[.J459]+[.L459]" office:value-type="float" office:value="3141200" calcext:value-type="float">
            <text:p>314120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6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6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6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60];[$'reclass tables'.K$2:.L$4];2;0)" office:value-type="float" office:value="2" calcext:value-type="float">
            <text:p>2</text:p>
          </table:table-cell>
          <table:table-cell table:style-name="ce4" table:formula="of:=[.B460]+[.D460]+[.F460]+[.H460]+[.J460]+[.L460]" office:value-type="float" office:value="3141200" calcext:value-type="float">
            <text:p>314120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6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6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6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61];[$'reclass tables'.K$2:.L$4];2;0)" office:value-type="float" office:value="3" calcext:value-type="float">
            <text:p>3</text:p>
          </table:table-cell>
          <table:table-cell table:style-name="ce4" table:formula="of:=[.B461]+[.D461]+[.F461]+[.H461]+[.J461]+[.L461]" office:value-type="float" office:value="3141200" calcext:value-type="float">
            <text:p>3141200</text:p>
          </table:table-cell>
          <table:table-cell table:style-name="ce6" office:value-type="float" office:value="0.206" calcext:value-type="float">
            <text:p>0.206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6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6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62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62];[$'reclass tables'.K$2:.L$4];2;0)" office:value-type="float" office:value="1" calcext:value-type="float">
            <text:p>1</text:p>
          </table:table-cell>
          <table:table-cell table:style-name="ce4" table:formula="of:=[.B462]+[.D462]+[.F462]+[.H462]+[.J462]+[.L462]" office:value-type="float" office:value="3141210" calcext:value-type="float">
            <text:p>314121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6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6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63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63];[$'reclass tables'.K$2:.L$4];2;0)" office:value-type="float" office:value="2" calcext:value-type="float">
            <text:p>2</text:p>
          </table:table-cell>
          <table:table-cell table:style-name="ce4" table:formula="of:=[.B463]+[.D463]+[.F463]+[.H463]+[.J463]+[.L463]" office:value-type="float" office:value="3141210" calcext:value-type="float">
            <text:p>314121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46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6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64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64];[$'reclass tables'.K$2:.L$4];2;0)" office:value-type="float" office:value="3" calcext:value-type="float">
            <text:p>3</text:p>
          </table:table-cell>
          <table:table-cell table:style-name="ce4" table:formula="of:=[.B464]+[.D464]+[.F464]+[.H464]+[.J464]+[.L464]" office:value-type="float" office:value="3141210" calcext:value-type="float">
            <text:p>3141210</text:p>
          </table:table-cell>
          <table:table-cell table:style-name="ce6" office:value-type="float" office:value="0.206" calcext:value-type="float">
            <text:p>0.206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6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6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65];[$'reclass tables'.K$2:.L$4];2;0)" office:value-type="float" office:value="1" calcext:value-type="float">
            <text:p>1</text:p>
          </table:table-cell>
          <table:table-cell table:style-name="ce4" table:formula="of:=[.B465]+[.D465]+[.F465]+[.H465]+[.J465]+[.L465]" office:value-type="float" office:value="3142100" calcext:value-type="float">
            <text:p>314210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6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6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66];[$'reclass tables'.K$2:.L$4];2;0)" office:value-type="float" office:value="2" calcext:value-type="float">
            <text:p>2</text:p>
          </table:table-cell>
          <table:table-cell table:style-name="ce4" table:formula="of:=[.B466]+[.D466]+[.F466]+[.H466]+[.J466]+[.L466]" office:value-type="float" office:value="3142100" calcext:value-type="float">
            <text:p>314210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6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6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6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67];[$'reclass tables'.K$2:.L$4];2;0)" office:value-type="float" office:value="3" calcext:value-type="float">
            <text:p>3</text:p>
          </table:table-cell>
          <table:table-cell table:style-name="ce4" table:formula="of:=[.B467]+[.D467]+[.F467]+[.H467]+[.J467]+[.L467]" office:value-type="float" office:value="3142100" calcext:value-type="float">
            <text:p>3142100</text:p>
          </table:table-cell>
          <table:table-cell office:value-type="float" office:value="0.172" calcext:value-type="float">
            <text:p>0.17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6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6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68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68];[$'reclass tables'.K$2:.L$4];2;0)" office:value-type="float" office:value="1" calcext:value-type="float">
            <text:p>1</text:p>
          </table:table-cell>
          <table:table-cell table:style-name="ce4" table:formula="of:=[.B468]+[.D468]+[.F468]+[.H468]+[.J468]+[.L468]" office:value-type="float" office:value="3142110" calcext:value-type="float">
            <text:p>314211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6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6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6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6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69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69];[$'reclass tables'.K$2:.L$4];2;0)" office:value-type="float" office:value="2" calcext:value-type="float">
            <text:p>2</text:p>
          </table:table-cell>
          <table:table-cell table:style-name="ce4" table:formula="of:=[.B469]+[.D469]+[.F469]+[.H469]+[.J469]+[.L469]" office:value-type="float" office:value="3142110" calcext:value-type="float">
            <text:p>314211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7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70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70];[$'reclass tables'.K$2:.L$4];2;0)" office:value-type="float" office:value="3" calcext:value-type="float">
            <text:p>3</text:p>
          </table:table-cell>
          <table:table-cell table:style-name="ce4" table:formula="of:=[.B470]+[.D470]+[.F470]+[.H470]+[.J470]+[.L470]" office:value-type="float" office:value="3142110" calcext:value-type="float">
            <text:p>3142110</text:p>
          </table:table-cell>
          <table:table-cell office:value-type="float" office:value="0.172" calcext:value-type="float">
            <text:p>0.17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7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71];[$'reclass tables'.K$2:.L$4];2;0)" office:value-type="float" office:value="1" calcext:value-type="float">
            <text:p>1</text:p>
          </table:table-cell>
          <table:table-cell table:style-name="ce4" table:formula="of:=[.B471]+[.D471]+[.F471]+[.H471]+[.J471]+[.L471]" office:value-type="float" office:value="3142200" calcext:value-type="float">
            <text:p>314220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7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72];[$'reclass tables'.K$2:.L$4];2;0)" office:value-type="float" office:value="2" calcext:value-type="float">
            <text:p>2</text:p>
          </table:table-cell>
          <table:table-cell table:style-name="ce4" table:formula="of:=[.B472]+[.D472]+[.F472]+[.H472]+[.J472]+[.L472]" office:value-type="float" office:value="3142200" calcext:value-type="float">
            <text:p>314220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7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73];[$'reclass tables'.K$2:.L$4];2;0)" office:value-type="float" office:value="3" calcext:value-type="float">
            <text:p>3</text:p>
          </table:table-cell>
          <table:table-cell table:style-name="ce4" table:formula="of:=[.B473]+[.D473]+[.F473]+[.H473]+[.J473]+[.L473]" office:value-type="float" office:value="3142200" calcext:value-type="float">
            <text:p>3142200</text:p>
          </table:table-cell>
          <table:table-cell table:style-name="ce6" office:value-type="float" office:value="0.172" calcext:value-type="float">
            <text:p>0.17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74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74];[$'reclass tables'.K$2:.L$4];2;0)" office:value-type="float" office:value="1" calcext:value-type="float">
            <text:p>1</text:p>
          </table:table-cell>
          <table:table-cell table:style-name="ce4" table:formula="of:=[.B474]+[.D474]+[.F474]+[.H474]+[.J474]+[.L474]" office:value-type="float" office:value="3142210" calcext:value-type="float">
            <text:p>314221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5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75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75];[$'reclass tables'.K$2:.L$4];2;0)" office:value-type="float" office:value="2" calcext:value-type="float">
            <text:p>2</text:p>
          </table:table-cell>
          <table:table-cell table:style-name="ce4" table:formula="of:=[.B475]+[.D475]+[.F475]+[.H475]+[.J475]+[.L475]" office:value-type="float" office:value="3142210" calcext:value-type="float">
            <text:p>3142210</text:p>
          </table:table-cell>
          <table:table-cell office:value-type="float" office:value="0.192" calcext:value-type="float">
            <text:p>0.19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47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76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76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76];[$'reclass tables'.K$2:.L$4];2;0)" office:value-type="float" office:value="3" calcext:value-type="float">
            <text:p>3</text:p>
          </table:table-cell>
          <table:table-cell table:style-name="ce4" table:formula="of:=[.B476]+[.D476]+[.F476]+[.H476]+[.J476]+[.L476]" office:value-type="float" office:value="3142210" calcext:value-type="float">
            <text:p>3142210</text:p>
          </table:table-cell>
          <table:table-cell table:style-name="ce6" office:value-type="float" office:value="0.172" calcext:value-type="float">
            <text:p>0.17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7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7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77];[$'reclass tables'.K$2:.L$4];2;0)" office:value-type="float" office:value="1" calcext:value-type="float">
            <text:p>1</text:p>
          </table:table-cell>
          <table:table-cell table:style-name="ce4" table:formula="of:=[.B477]+[.D477]+[.F477]+[.H477]+[.J477]+[.L477]" office:value-type="float" office:value="3143100" calcext:value-type="float">
            <text:p>314310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7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7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78];[$'reclass tables'.K$2:.L$4];2;0)" office:value-type="float" office:value="2" calcext:value-type="float">
            <text:p>2</text:p>
          </table:table-cell>
          <table:table-cell table:style-name="ce4" table:formula="of:=[.B478]+[.D478]+[.F478]+[.H478]+[.J478]+[.L478]" office:value-type="float" office:value="3143100" calcext:value-type="float">
            <text:p>314310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7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7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7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7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7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79];[$'reclass tables'.K$2:.L$4];2;0)" office:value-type="float" office:value="3" calcext:value-type="float">
            <text:p>3</text:p>
          </table:table-cell>
          <table:table-cell table:style-name="ce4" table:formula="of:=[.B479]+[.D479]+[.F479]+[.H479]+[.J479]+[.L479]" office:value-type="float" office:value="3143100" calcext:value-type="float">
            <text:p>314310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8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80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80];[$'reclass tables'.K$2:.L$4];2;0)" office:value-type="float" office:value="1" calcext:value-type="float">
            <text:p>1</text:p>
          </table:table-cell>
          <table:table-cell table:style-name="ce4" table:formula="of:=[.B480]+[.D480]+[.F480]+[.H480]+[.J480]+[.L480]" office:value-type="float" office:value="3143110" calcext:value-type="float">
            <text:p>314311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8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81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81];[$'reclass tables'.K$2:.L$4];2;0)" office:value-type="float" office:value="2" calcext:value-type="float">
            <text:p>2</text:p>
          </table:table-cell>
          <table:table-cell table:style-name="ce4" table:formula="of:=[.B481]+[.D481]+[.F481]+[.H481]+[.J481]+[.L481]" office:value-type="float" office:value="3143110" calcext:value-type="float">
            <text:p>314311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482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482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82];[$'reclass tables'.K$2:.L$4];2;0)" office:value-type="float" office:value="3" calcext:value-type="float">
            <text:p>3</text:p>
          </table:table-cell>
          <table:table-cell table:style-name="ce4" table:formula="of:=[.B482]+[.D482]+[.F482]+[.H482]+[.J482]+[.L482]" office:value-type="float" office:value="3143110" calcext:value-type="float">
            <text:p>3143110</text:p>
          </table:table-cell>
          <table:table-cell table:style-name="ce6" office:value-type="float" office:value="0.359" calcext:value-type="float">
            <text:p>0.359</text:p>
          </table:table-cell>
          <table:table-cell table:style-name="ce8" office:value-type="string" calcext:value-type="string">
            <text:p>Missing AGB class: if available, use the value for the other AGB cla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8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83];[$'reclass tables'.K$2:.L$4];2;0)" office:value-type="float" office:value="1" calcext:value-type="float">
            <text:p>1</text:p>
          </table:table-cell>
          <table:table-cell table:style-name="ce4" table:formula="of:=[.B483]+[.D483]+[.F483]+[.H483]+[.J483]+[.L483]" office:value-type="float" office:value="3143200" calcext:value-type="float">
            <text:p>314320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8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84];[$'reclass tables'.K$2:.L$4];2;0)" office:value-type="float" office:value="2" calcext:value-type="float">
            <text:p>2</text:p>
          </table:table-cell>
          <table:table-cell table:style-name="ce4" table:formula="of:=[.B484]+[.D484]+[.F484]+[.H484]+[.J484]+[.L484]" office:value-type="float" office:value="3143200" calcext:value-type="float">
            <text:p>314320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8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85];[$'reclass tables'.K$2:.L$4];2;0)" office:value-type="float" office:value="3" calcext:value-type="float">
            <text:p>3</text:p>
          </table:table-cell>
          <table:table-cell table:style-name="ce4" table:formula="of:=[.B485]+[.D485]+[.F485]+[.H485]+[.J485]+[.L485]" office:value-type="float" office:value="3143200" calcext:value-type="float">
            <text:p>3143200</text:p>
          </table:table-cell>
          <table:table-cell office:value-type="float" office:value="0.206" calcext:value-type="float">
            <text:p>0.20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6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8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486];[$'reclass tables'.K$2:.L$4];2;0)" office:value-type="float" office:value="1" calcext:value-type="float">
            <text:p>1</text:p>
          </table:table-cell>
          <table:table-cell table:style-name="ce4" table:formula="of:=[.B486]+[.D486]+[.F486]+[.H486]+[.J486]+[.L486]" office:value-type="float" office:value="3143210" calcext:value-type="float">
            <text:p>314321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7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87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487];[$'reclass tables'.K$2:.L$4];2;0)" office:value-type="float" office:value="2" calcext:value-type="float">
            <text:p>2</text:p>
          </table:table-cell>
          <table:table-cell table:style-name="ce4" table:formula="of:=[.B487]+[.D487]+[.F487]+[.H487]+[.J487]+[.L487]" office:value-type="float" office:value="3143210" calcext:value-type="float">
            <text:p>3143210</text:p>
          </table:table-cell>
          <table:table-cell office:value-type="float" office:value="0.359" calcext:value-type="float">
            <text:p>0.35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Europe</text:p>
          </table:table-cell>
          <table:table-cell table:formula="of:=VLOOKUP([.C48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48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488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488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488];[$'reclass tables'.K$2:.L$4];2;0)" office:value-type="float" office:value="3" calcext:value-type="float">
            <text:p>3</text:p>
          </table:table-cell>
          <table:table-cell table:style-name="ce4" table:formula="of:=[.B488]+[.D488]+[.F488]+[.H488]+[.J488]+[.L488]" office:value-type="float" office:value="3143210" calcext:value-type="float">
            <text:p>3143210</text:p>
          </table:table-cell>
          <table:table-cell office:value-type="float" office:value="0.206" calcext:value-type="float">
            <text:p>0.206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8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8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8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8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8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89];[$'reclass tables'.K$2:.L$4];2;0)" office:value-type="float" office:value="1" calcext:value-type="float">
            <text:p>1</text:p>
          </table:table-cell>
          <table:table-cell table:style-name="ce4" table:formula="of:=[.B489]+[.D489]+[.F489]+[.H489]+[.J489]+[.L489]" office:value-type="float" office:value="3151100" calcext:value-type="float">
            <text:p>315110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9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90];[$'reclass tables'.K$2:.L$4];2;0)" office:value-type="float" office:value="2" calcext:value-type="float">
            <text:p>2</text:p>
          </table:table-cell>
          <table:table-cell table:style-name="ce4" table:formula="of:=[.B490]+[.D490]+[.F490]+[.H490]+[.J490]+[.L490]" office:value-type="float" office:value="3151100" calcext:value-type="float">
            <text:p>315110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9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4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91];[$'reclass tables'.K$2:.L$4];2;0)" office:value-type="float" office:value="3" calcext:value-type="float">
            <text:p>3</text:p>
          </table:table-cell>
          <table:table-cell table:style-name="ce4" table:formula="of:=[.B491]+[.D491]+[.F491]+[.H491]+[.J491]+[.L491]" office:value-type="float" office:value="3151100" calcext:value-type="float">
            <text:p>3151100</text:p>
          </table:table-cell>
          <table:table-cell table:style-name="ce6" office:value-type="float" office:value="0.313" calcext:value-type="float">
            <text:p>0.313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9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9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9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92];[$'reclass tables'.K$2:.L$4];2;0)" office:value-type="float" office:value="1" calcext:value-type="float">
            <text:p>1</text:p>
          </table:table-cell>
          <table:table-cell table:style-name="ce4" table:formula="of:=[.B492]+[.D492]+[.F492]+[.H492]+[.J492]+[.L492]" office:value-type="float" office:value="3151200" calcext:value-type="float">
            <text:p>3151200</text:p>
          </table:table-cell>
          <table:table-cell table:style-name="ce6" office:value-type="float" office:value="0.391" calcext:value-type="float">
            <text:p>0.391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9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9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9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93];[$'reclass tables'.K$2:.L$4];2;0)" office:value-type="float" office:value="2" calcext:value-type="float">
            <text:p>2</text:p>
          </table:table-cell>
          <table:table-cell table:style-name="ce4" table:formula="of:=[.B493]+[.D493]+[.F493]+[.H493]+[.J493]+[.L493]" office:value-type="float" office:value="3151200" calcext:value-type="float">
            <text:p>3151200</text:p>
          </table:table-cell>
          <table:table-cell table:style-name="ce6" office:value-type="float" office:value="0.391" calcext:value-type="float">
            <text:p>0.391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49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49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9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94];[$'reclass tables'.K$2:.L$4];2;0)" office:value-type="float" office:value="3" calcext:value-type="float">
            <text:p>3</text:p>
          </table:table-cell>
          <table:table-cell table:style-name="ce4" table:formula="of:=[.B494]+[.D494]+[.F494]+[.H494]+[.J494]+[.L494]" office:value-type="float" office:value="3151200" calcext:value-type="float">
            <text:p>3151200</text:p>
          </table:table-cell>
          <table:table-cell table:style-name="ce6" office:value-type="float" office:value="0.188" calcext:value-type="float">
            <text:p>0.188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9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9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95];[$'reclass tables'.K$2:.L$4];2;0)" office:value-type="float" office:value="1" calcext:value-type="float">
            <text:p>1</text:p>
          </table:table-cell>
          <table:table-cell table:style-name="ce4" table:formula="of:=[.B495]+[.D495]+[.F495]+[.H495]+[.J495]+[.L495]" office:value-type="float" office:value="3152100" calcext:value-type="float">
            <text:p>3152100</text:p>
          </table:table-cell>
          <table:table-cell office:value-type="float" office:value="0.213" calcext:value-type="float">
            <text:p>0.21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9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9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96];[$'reclass tables'.K$2:.L$4];2;0)" office:value-type="float" office:value="2" calcext:value-type="float">
            <text:p>2</text:p>
          </table:table-cell>
          <table:table-cell table:style-name="ce4" table:formula="of:=[.B496]+[.D496]+[.F496]+[.H496]+[.J496]+[.L496]" office:value-type="float" office:value="3152100" calcext:value-type="float">
            <text:p>3152100</text:p>
          </table:table-cell>
          <table:table-cell office:value-type="float" office:value="0.213" calcext:value-type="float">
            <text:p>0.21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9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49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49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497];[$'reclass tables'.K$2:.L$4];2;0)" office:value-type="float" office:value="3" calcext:value-type="float">
            <text:p>3</text:p>
          </table:table-cell>
          <table:table-cell table:style-name="ce4" table:formula="of:=[.B497]+[.D497]+[.F497]+[.H497]+[.J497]+[.L497]" office:value-type="float" office:value="3152100" calcext:value-type="float">
            <text:p>3152100</text:p>
          </table:table-cell>
          <table:table-cell office:value-type="float" office:value="0.313" calcext:value-type="float">
            <text:p>0.31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9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9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9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498];[$'reclass tables'.K$2:.L$4];2;0)" office:value-type="float" office:value="1" calcext:value-type="float">
            <text:p>1</text:p>
          </table:table-cell>
          <table:table-cell table:style-name="ce4" table:formula="of:=[.B498]+[.D498]+[.F498]+[.H498]+[.J498]+[.L498]" office:value-type="float" office:value="3152200" calcext:value-type="float">
            <text:p>3152200</text:p>
          </table:table-cell>
          <table:table-cell office:value-type="float" office:value="0.391" calcext:value-type="float">
            <text:p>0.39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499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49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49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49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49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499];[$'reclass tables'.K$2:.L$4];2;0)" office:value-type="float" office:value="2" calcext:value-type="float">
            <text:p>2</text:p>
          </table:table-cell>
          <table:table-cell table:style-name="ce4" table:formula="of:=[.B499]+[.D499]+[.F499]+[.H499]+[.J499]+[.L499]" office:value-type="float" office:value="3152200" calcext:value-type="float">
            <text:p>3152200</text:p>
          </table:table-cell>
          <table:table-cell office:value-type="float" office:value="0.391" calcext:value-type="float">
            <text:p>0.39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0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50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0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0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00];[$'reclass tables'.K$2:.L$4];2;0)" office:value-type="float" office:value="3" calcext:value-type="float">
            <text:p>3</text:p>
          </table:table-cell>
          <table:table-cell table:style-name="ce4" table:formula="of:=[.B500]+[.D500]+[.F500]+[.H500]+[.J500]+[.L500]" office:value-type="float" office:value="3152200" calcext:value-type="float">
            <text:p>3152200</text:p>
          </table:table-cell>
          <table:table-cell office:value-type="float" office:value="0.188" calcext:value-type="float">
            <text:p>0.18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1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0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01];[$'reclass tables'.K$2:.L$4];2;0)" office:value-type="float" office:value="1" calcext:value-type="float">
            <text:p>1</text:p>
          </table:table-cell>
          <table:table-cell table:style-name="ce4" table:formula="of:=[.B501]+[.D501]+[.F501]+[.H501]+[.J501]+[.L501]" office:value-type="float" office:value="3153100" calcext:value-type="float">
            <text:p>3153100</text:p>
          </table:table-cell>
          <table:table-cell table:style-name="ce6" office:value-type="float" office:value="0.634" calcext:value-type="float">
            <text:p>0.6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2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0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02];[$'reclass tables'.K$2:.L$4];2;0)" office:value-type="float" office:value="2" calcext:value-type="float">
            <text:p>2</text:p>
          </table:table-cell>
          <table:table-cell table:style-name="ce4" table:formula="of:=[.B502]+[.D502]+[.F502]+[.H502]+[.J502]+[.L502]" office:value-type="float" office:value="3153100" calcext:value-type="float">
            <text:p>3153100</text:p>
          </table:table-cell>
          <table:table-cell table:style-name="ce6" office:value-type="float" office:value="0.634" calcext:value-type="float">
            <text:p>0.6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3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0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03];[$'reclass tables'.K$2:.L$4];2;0)" office:value-type="float" office:value="3" calcext:value-type="float">
            <text:p>3</text:p>
          </table:table-cell>
          <table:table-cell table:style-name="ce4" table:formula="of:=[.B503]+[.D503]+[.F503]+[.H503]+[.J503]+[.L503]" office:value-type="float" office:value="3153100" calcext:value-type="float">
            <text:p>3153100</text:p>
          </table:table-cell>
          <table:table-cell table:style-name="ce6" office:value-type="float" office:value="0.294" calcext:value-type="float">
            <text:p>0.29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4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0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0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04];[$'reclass tables'.K$2:.L$4];2;0)" office:value-type="float" office:value="1" calcext:value-type="float">
            <text:p>1</text:p>
          </table:table-cell>
          <table:table-cell table:style-name="ce4" table:formula="of:=[.B504]+[.D504]+[.F504]+[.H504]+[.J504]+[.L504]" office:value-type="float" office:value="3153200" calcext:value-type="float">
            <text:p>3153200</text:p>
          </table:table-cell>
          <table:table-cell office:value-type="float" office:value="0.634" calcext:value-type="float">
            <text:p>0.6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5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0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0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05];[$'reclass tables'.K$2:.L$4];2;0)" office:value-type="float" office:value="2" calcext:value-type="float">
            <text:p>2</text:p>
          </table:table-cell>
          <table:table-cell table:style-name="ce4" table:formula="of:=[.B505]+[.D505]+[.F505]+[.H505]+[.J505]+[.L505]" office:value-type="float" office:value="3153200" calcext:value-type="float">
            <text:p>3153200</text:p>
          </table:table-cell>
          <table:table-cell office:value-type="float" office:value="0.634" calcext:value-type="float">
            <text:p>0.6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6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Oceania</text:p>
          </table:table-cell>
          <table:table-cell table:formula="of:=VLOOKUP([.C50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50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0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0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06];[$'reclass tables'.K$2:.L$4];2;0)" office:value-type="float" office:value="3" calcext:value-type="float">
            <text:p>3</text:p>
          </table:table-cell>
          <table:table-cell table:style-name="ce4" table:formula="of:=[.B506]+[.D506]+[.F506]+[.H506]+[.J506]+[.L506]" office:value-type="float" office:value="3153200" calcext:value-type="float">
            <text:p>3153200</text:p>
          </table:table-cell>
          <table:table-cell office:value-type="float" office:value="0.294" calcext:value-type="float">
            <text:p>0.29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7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ntartica</text:p>
          </table:table-cell>
          <table:table-cell table:formula="of:=VLOOKUP([.C507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50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0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7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507];[$'reclass tables'.K$2:.L$4];2;0)" office:value-type="string" office:string-value="" calcext:value-type="error">
            <text:p>#N/A</text:p>
          </table:table-cell>
          <table:table-cell table:style-name="ce4" table:formula="of:=[.B507]+[.D507]+[.F507]+[.H507]+[.J507]+[.L507]" office:value-type="float" office:value="3161100" calcext:value-type="float">
            <text:p>3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Oceanic Forest</text:p>
          </table:table-cell>
          <table:table-cell table:formula="of:=VLOOKUP([.A508];[$'reclass tables'.A$2:.B$13];2;0)" office:value-type="float" office:value="3100000" calcext:value-type="float">
            <text:p>3100000</text:p>
          </table:table-cell>
          <table:table-cell office:value-type="string" calcext:value-type="string">
            <text:p>Antartica</text:p>
          </table:table-cell>
          <table:table-cell table:formula="of:=VLOOKUP([.C508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50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0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08];[$'reclass tables'.K$2:.L$4];2;0)" office:value-type="float" office:value="1" calcext:value-type="float">
            <text:p>1</text:p>
          </table:table-cell>
          <table:table-cell table:style-name="ce4" table:formula="of:=[.B508]+[.D508]+[.F508]+[.H508]+[.J508]+[.L508]" office:value-type="float" office:value="3161100" calcext:value-type="float">
            <text:p>3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0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0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0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0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0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09];[$'reclass tables'.K$2:.L$4];2;0)" office:value-type="float" office:value="1" calcext:value-type="float">
            <text:p>1</text:p>
          </table:table-cell>
          <table:table-cell table:style-name="ce4" table:formula="of:=[.B509]+[.D509]+[.F509]+[.H509]+[.J509]+[.L509]" office:value-type="float" office:value="3221100" calcext:value-type="float">
            <text:p>3221100</text:p>
          </table:table-cell>
          <table:table-cell table:style-name="ce6" table:formula="of:=AVERAGE([.N515];[.N521])" office:value-type="float" office:value="0.362" calcext:value-type="float">
            <text:p>0.36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1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1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1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10];[$'reclass tables'.K$2:.L$4];2;0)" office:value-type="float" office:value="2" calcext:value-type="float">
            <text:p>2</text:p>
          </table:table-cell>
          <table:table-cell table:style-name="ce4" table:formula="of:=[.B510]+[.D510]+[.F510]+[.H510]+[.J510]+[.L510]" office:value-type="float" office:value="3221100" calcext:value-type="float">
            <text:p>3221100</text:p>
          </table:table-cell>
          <table:table-cell table:style-name="ce6" table:formula="of:=AVERAGE([.N521];[.N516])" office:value-type="float" office:value="0.362" calcext:value-type="float">
            <text:p>0.36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1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1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1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11];[$'reclass tables'.K$2:.L$4];2;0)" office:value-type="float" office:value="3" calcext:value-type="float">
            <text:p>3</text:p>
          </table:table-cell>
          <table:table-cell table:style-name="ce4" table:formula="of:=[.B511]+[.D511]+[.F511]+[.H511]+[.J511]+[.L511]" office:value-type="float" office:value="3221100" calcext:value-type="float">
            <text:p>3221100</text:p>
          </table:table-cell>
          <table:table-cell table:style-name="ce6" table:formula="of:=AVERAGE([.N523];[.N517])" office:value-type="float" office:value="0.2695" calcext:value-type="float">
            <text:p>0.269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1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1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12];[$'reclass tables'.K$2:.L$4];2;0)" office:value-type="float" office:value="1" calcext:value-type="float">
            <text:p>1</text:p>
          </table:table-cell>
          <table:table-cell table:style-name="ce4" table:formula="of:=[.B512]+[.D512]+[.F512]+[.H512]+[.J512]+[.L512]" office:value-type="float" office:value="3221200" calcext:value-type="float">
            <text:p>3221200</text:p>
          </table:table-cell>
          <table:table-cell table:style-name="ce6" table:formula="of:=AVERAGE([.N524];[.N518])" office:value-type="float" office:value="0.272" calcext:value-type="float">
            <text:p>0.27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1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1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13];[$'reclass tables'.K$2:.L$4];2;0)" office:value-type="float" office:value="2" calcext:value-type="float">
            <text:p>2</text:p>
          </table:table-cell>
          <table:table-cell table:style-name="ce4" table:formula="of:=[.B513]+[.D513]+[.F513]+[.H513]+[.J513]+[.L513]" office:value-type="float" office:value="3221200" calcext:value-type="float">
            <text:p>3221200</text:p>
          </table:table-cell>
          <table:table-cell table:style-name="ce6" table:formula="of:=AVERAGE([.N525];[.N519])" office:value-type="float" office:value="0.272" calcext:value-type="float">
            <text:p>0.27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1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1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14];[$'reclass tables'.K$2:.L$4];2;0)" office:value-type="float" office:value="3" calcext:value-type="float">
            <text:p>3</text:p>
          </table:table-cell>
          <table:table-cell table:style-name="ce4" table:formula="of:=[.B514]+[.D514]+[.F514]+[.H514]+[.J514]+[.L514]" office:value-type="float" office:value="3221200" calcext:value-type="float">
            <text:p>3221200</text:p>
          </table:table-cell>
          <table:table-cell table:style-name="ce6" table:formula="of:=AVERAGE([.N526];[.N520])" office:value-type="float" office:value="0.24" calcext:value-type="float">
            <text:p>0.24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1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1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15];[$'reclass tables'.K$2:.L$4];2;0)" office:value-type="float" office:value="1" calcext:value-type="float">
            <text:p>1</text:p>
          </table:table-cell>
          <table:table-cell table:style-name="ce4" table:formula="of:=[.B515]+[.D515]+[.F515]+[.H515]+[.J515]+[.L515]" office:value-type="float" office:value="3222100" calcext:value-type="float">
            <text:p>3222100</text:p>
          </table:table-cell>
          <table:table-cell office:value-type="float" office:value="0.481" calcext:value-type="float">
            <text:p>0.48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1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1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1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16];[$'reclass tables'.K$2:.L$4];2;0)" office:value-type="float" office:value="2" calcext:value-type="float">
            <text:p>2</text:p>
          </table:table-cell>
          <table:table-cell table:style-name="ce4" table:formula="of:=[.B516]+[.D516]+[.F516]+[.H516]+[.J516]+[.L516]" office:value-type="float" office:value="3222100" calcext:value-type="float">
            <text:p>3222100</text:p>
          </table:table-cell>
          <table:table-cell office:value-type="float" office:value="0.481" calcext:value-type="float">
            <text:p>0.48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1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1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1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17];[$'reclass tables'.K$2:.L$4];2;0)" office:value-type="float" office:value="3" calcext:value-type="float">
            <text:p>3</text:p>
          </table:table-cell>
          <table:table-cell table:style-name="ce4" table:formula="of:=[.B517]+[.D517]+[.F517]+[.H517]+[.J517]+[.L517]" office:value-type="float" office:value="3222100" calcext:value-type="float">
            <text:p>3222100</text:p>
          </table:table-cell>
          <table:table-cell office:value-type="float" office:value="0.277" calcext:value-type="float">
            <text:p>0.27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1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18];[$'reclass tables'.K$2:.L$4];2;0)" office:value-type="float" office:value="1" calcext:value-type="float">
            <text:p>1</text:p>
          </table:table-cell>
          <table:table-cell table:style-name="ce4" table:formula="of:=[.B518]+[.D518]+[.F518]+[.H518]+[.J518]+[.L518]" office:value-type="float" office:value="3222200" calcext:value-type="float">
            <text:p>3222200</text:p>
          </table:table-cell>
          <table:table-cell table:style-name="ce7" office:value-type="float" office:value="0.307" calcext:value-type="float">
            <text:p>0.3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1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1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1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1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1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19];[$'reclass tables'.K$2:.L$4];2;0)" office:value-type="float" office:value="2" calcext:value-type="float">
            <text:p>2</text:p>
          </table:table-cell>
          <table:table-cell table:style-name="ce4" table:formula="of:=[.B519]+[.D519]+[.F519]+[.H519]+[.J519]+[.L519]" office:value-type="float" office:value="3222200" calcext:value-type="float">
            <text:p>3222200</text:p>
          </table:table-cell>
          <table:table-cell table:style-name="ce7" office:value-type="float" office:value="0.307" calcext:value-type="float">
            <text:p>0.30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2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2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2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20];[$'reclass tables'.K$2:.L$4];2;0)" office:value-type="float" office:value="3" calcext:value-type="float">
            <text:p>3</text:p>
          </table:table-cell>
          <table:table-cell table:style-name="ce4" table:formula="of:=[.B520]+[.D520]+[.F520]+[.H520]+[.J520]+[.L520]" office:value-type="float" office:value="3222200" calcext:value-type="float">
            <text:p>3222200</text:p>
          </table:table-cell>
          <table:table-cell table:style-name="ce7" office:value-type="float" office:value="0.248" calcext:value-type="float">
            <text:p>0.24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2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21];[$'reclass tables'.K$2:.L$4];2;0)" office:value-type="float" office:value="1" calcext:value-type="float">
            <text:p>1</text:p>
          </table:table-cell>
          <table:table-cell table:style-name="ce4" table:formula="of:=[.B521]+[.D521]+[.F521]+[.H521]+[.J521]+[.L521]" office:value-type="float" office:value="3223100" calcext:value-type="float">
            <text:p>3223100</text:p>
          </table:table-cell>
          <table:table-cell table:style-name="ce7" office:value-type="float" office:value="0.243" calcext:value-type="float">
            <text:p>0.243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2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22];[$'reclass tables'.K$2:.L$4];2;0)" office:value-type="float" office:value="2" calcext:value-type="float">
            <text:p>2</text:p>
          </table:table-cell>
          <table:table-cell table:style-name="ce4" table:formula="of:=[.B522]+[.D522]+[.F522]+[.H522]+[.J522]+[.L522]" office:value-type="float" office:value="3223100" calcext:value-type="float">
            <text:p>3223100</text:p>
          </table:table-cell>
          <table:table-cell table:style-name="ce7" office:value-type="float" office:value="0.243" calcext:value-type="float">
            <text:p>0.243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23];[$'reclass tables'.K$2:.L$4];2;0)" office:value-type="float" office:value="3" calcext:value-type="float">
            <text:p>3</text:p>
          </table:table-cell>
          <table:table-cell table:style-name="ce4" table:formula="of:=[.B523]+[.D523]+[.F523]+[.H523]+[.J523]+[.L523]" office:value-type="float" office:value="3223100" calcext:value-type="float">
            <text:p>3223100</text:p>
          </table:table-cell>
          <table:table-cell table:style-name="ce7" office:value-type="float" office:value="0.262" calcext:value-type="float">
            <text:p>0.262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2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2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24];[$'reclass tables'.K$2:.L$4];2;0)" office:value-type="float" office:value="1" calcext:value-type="float">
            <text:p>1</text:p>
          </table:table-cell>
          <table:table-cell table:style-name="ce4" table:formula="of:=[.B524]+[.D524]+[.F524]+[.H524]+[.J524]+[.L524]" office:value-type="float" office:value="3223200" calcext:value-type="float">
            <text:p>3223200</text:p>
          </table:table-cell>
          <table:table-cell office:value-type="float" office:value="0.237" calcext:value-type="float">
            <text:p>0.2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2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2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25];[$'reclass tables'.K$2:.L$4];2;0)" office:value-type="float" office:value="2" calcext:value-type="float">
            <text:p>2</text:p>
          </table:table-cell>
          <table:table-cell table:style-name="ce4" table:formula="of:=[.B525]+[.D525]+[.F525]+[.H525]+[.J525]+[.L525]" office:value-type="float" office:value="3223200" calcext:value-type="float">
            <text:p>3223200</text:p>
          </table:table-cell>
          <table:table-cell office:value-type="float" office:value="0.237" calcext:value-type="float">
            <text:p>0.2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mericas</text:p>
          </table:table-cell>
          <table:table-cell table:formula="of:=VLOOKUP([.C52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2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2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2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26];[$'reclass tables'.K$2:.L$4];2;0)" office:value-type="float" office:value="3" calcext:value-type="float">
            <text:p>3</text:p>
          </table:table-cell>
          <table:table-cell table:style-name="ce4" table:formula="of:=[.B526]+[.D526]+[.F526]+[.H526]+[.J526]+[.L526]" office:value-type="float" office:value="3223200" calcext:value-type="float">
            <text:p>3223200</text:p>
          </table:table-cell>
          <table:table-cell table:style-name="ce7" office:value-type="float" office:value="0.232" calcext:value-type="float">
            <text:p>0.232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2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2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2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27];[$'reclass tables'.K$2:.L$4];2;0)" office:value-type="float" office:value="1" calcext:value-type="float">
            <text:p>1</text:p>
          </table:table-cell>
          <table:table-cell table:style-name="ce4" table:formula="of:=[.B527]+[.D527]+[.F527]+[.H527]+[.J527]+[.L527]" office:value-type="float" office:value="3231100" calcext:value-type="float">
            <text:p>3231100</text:p>
          </table:table-cell>
          <table:table-cell table:style-name="ce6" table:formula="of:=AVERAGE([.N536];[.N545])" office:value-type="float" office:value="0.234" calcext:value-type="float">
            <text:p>0.234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2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2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2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28];[$'reclass tables'.K$2:.L$4];2;0)" office:value-type="float" office:value="2" calcext:value-type="float">
            <text:p>2</text:p>
          </table:table-cell>
          <table:table-cell table:style-name="ce4" table:formula="of:=[.B528]+[.D528]+[.F528]+[.H528]+[.J528]+[.L528]" office:value-type="float" office:value="3231100" calcext:value-type="float">
            <text:p>3231100</text:p>
          </table:table-cell>
          <table:table-cell table:style-name="ce6" table:formula="of:=AVERAGE([.N537];[.N546])" office:value-type="float" office:value="0.234" calcext:value-type="float">
            <text:p>0.234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2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2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2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2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2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29];[$'reclass tables'.K$2:.L$4];2;0)" office:value-type="float" office:value="3" calcext:value-type="float">
            <text:p>3</text:p>
          </table:table-cell>
          <table:table-cell table:style-name="ce4" table:formula="of:=[.B529]+[.D529]+[.F529]+[.H529]+[.J529]+[.L529]" office:value-type="float" office:value="3231100" calcext:value-type="float">
            <text:p>3231100</text:p>
          </table:table-cell>
          <table:table-cell table:style-name="ce6" table:formula="of:=AVERAGE([.N538];[.N547])" office:value-type="float" office:value="0.2835" calcext:value-type="float">
            <text:p>0.283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3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30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30];[$'reclass tables'.K$2:.L$4];2;0)" office:value-type="float" office:value="1" calcext:value-type="float">
            <text:p>1</text:p>
          </table:table-cell>
          <table:table-cell table:style-name="ce4" table:formula="of:=[.B530]+[.D530]+[.F530]+[.H530]+[.J530]+[.L530]" office:value-type="float" office:value="3231110" calcext:value-type="float">
            <text:p>3231110</text:p>
          </table:table-cell>
          <table:table-cell table:style-name="ce6" table:formula="of:=AVERAGE([.N539];[.N548])" office:value-type="float" office:value="0.2245" calcext:value-type="float">
            <text:p>0.224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3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31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31];[$'reclass tables'.K$2:.L$4];2;0)" office:value-type="float" office:value="2" calcext:value-type="float">
            <text:p>2</text:p>
          </table:table-cell>
          <table:table-cell table:style-name="ce4" table:formula="of:=[.B531]+[.D531]+[.F531]+[.H531]+[.J531]+[.L531]" office:value-type="float" office:value="3231110" calcext:value-type="float">
            <text:p>3231110</text:p>
          </table:table-cell>
          <table:table-cell table:style-name="ce6" table:formula="of:=AVERAGE([.N540];[.N549])" office:value-type="float" office:value="0.2245" calcext:value-type="float">
            <text:p>0.224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32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32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32];[$'reclass tables'.K$2:.L$4];2;0)" office:value-type="float" office:value="3" calcext:value-type="float">
            <text:p>3</text:p>
          </table:table-cell>
          <table:table-cell table:style-name="ce4" table:formula="of:=[.B532]+[.D532]+[.F532]+[.H532]+[.J532]+[.L532]" office:value-type="float" office:value="3231110" calcext:value-type="float">
            <text:p>3231110</text:p>
          </table:table-cell>
          <table:table-cell table:style-name="ce6" table:formula="of:=AVERAGE([.N541];[.N550])" office:value-type="float" office:value="0.2685" calcext:value-type="float">
            <text:p>0.26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3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3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33];[$'reclass tables'.K$2:.L$4];2;0)" office:value-type="float" office:value="1" calcext:value-type="float">
            <text:p>1</text:p>
          </table:table-cell>
          <table:table-cell table:style-name="ce4" table:formula="of:=[.B533]+[.D533]+[.F533]+[.H533]+[.J533]+[.L533]" office:value-type="float" office:value="3231200" calcext:value-type="float">
            <text:p>3231200</text:p>
          </table:table-cell>
          <table:table-cell table:style-name="ce6" table:formula="of:=AVERAGE([.N542];[.N551])" office:value-type="float" office:value="0.35575" calcext:value-type="float">
            <text:p>0.355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3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3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34];[$'reclass tables'.K$2:.L$4];2;0)" office:value-type="float" office:value="2" calcext:value-type="float">
            <text:p>2</text:p>
          </table:table-cell>
          <table:table-cell table:style-name="ce4" table:formula="of:=[.B534]+[.D534]+[.F534]+[.H534]+[.J534]+[.L534]" office:value-type="float" office:value="3231200" calcext:value-type="float">
            <text:p>3231200</text:p>
          </table:table-cell>
          <table:table-cell table:style-name="ce6" table:formula="of:=AVERAGE([.N543];[.N552])" office:value-type="float" office:value="0.35575" calcext:value-type="float">
            <text:p>0.355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53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3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3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35];[$'reclass tables'.K$2:.L$4];2;0)" office:value-type="float" office:value="3" calcext:value-type="float">
            <text:p>3</text:p>
          </table:table-cell>
          <table:table-cell table:style-name="ce4" table:formula="of:=[.B535]+[.D535]+[.F535]+[.H535]+[.J535]+[.L535]" office:value-type="float" office:value="3231200" calcext:value-type="float">
            <text:p>3231200</text:p>
          </table:table-cell>
          <table:table-cell table:style-name="ce6" table:formula="of:=AVERAGE([.N544];[.N553])" office:value-type="float" office:value="0.31475" calcext:value-type="float">
            <text:p>0.314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3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3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3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36];[$'reclass tables'.K$2:.L$4];2;0)" office:value-type="float" office:value="1" calcext:value-type="float">
            <text:p>1</text:p>
          </table:table-cell>
          <table:table-cell table:style-name="ce4" table:formula="of:=[.B536]+[.D536]+[.F536]+[.H536]+[.J536]+[.L536]" office:value-type="float" office:value="3232100" calcext:value-type="float">
            <text:p>3232100</text:p>
          </table:table-cell>
          <table:table-cell office:value-type="float" office:value="0.225" calcext:value-type="float">
            <text:p>0.2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3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3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3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37];[$'reclass tables'.K$2:.L$4];2;0)" office:value-type="float" office:value="2" calcext:value-type="float">
            <text:p>2</text:p>
          </table:table-cell>
          <table:table-cell table:style-name="ce4" table:formula="of:=[.B537]+[.D537]+[.F537]+[.H537]+[.J537]+[.L537]" office:value-type="float" office:value="3232100" calcext:value-type="float">
            <text:p>3232100</text:p>
          </table:table-cell>
          <table:table-cell office:value-type="float" office:value="0.225" calcext:value-type="float">
            <text:p>0.2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3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3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3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38];[$'reclass tables'.K$2:.L$4];2;0)" office:value-type="float" office:value="3" calcext:value-type="float">
            <text:p>3</text:p>
          </table:table-cell>
          <table:table-cell table:style-name="ce4" table:formula="of:=[.B538]+[.D538]+[.F538]+[.H538]+[.J538]+[.L538]" office:value-type="float" office:value="3232100" calcext:value-type="float">
            <text:p>3232100</text:p>
          </table:table-cell>
          <table:table-cell office:value-type="float" office:value="0.305" calcext:value-type="float">
            <text:p>0.30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3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3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3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3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39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39];[$'reclass tables'.K$2:.L$4];2;0)" office:value-type="float" office:value="1" calcext:value-type="float">
            <text:p>1</text:p>
          </table:table-cell>
          <table:table-cell table:style-name="ce4" table:formula="of:=[.B539]+[.D539]+[.F539]+[.H539]+[.J539]+[.L539]" office:value-type="float" office:value="3232110" calcext:value-type="float">
            <text:p>3232110</text:p>
          </table:table-cell>
          <table:table-cell office:value-type="float" office:value="0.225" calcext:value-type="float">
            <text:p>0.2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4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4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40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40];[$'reclass tables'.K$2:.L$4];2;0)" office:value-type="float" office:value="2" calcext:value-type="float">
            <text:p>2</text:p>
          </table:table-cell>
          <table:table-cell table:style-name="ce4" table:formula="of:=[.B540]+[.D540]+[.F540]+[.H540]+[.J540]+[.L540]" office:value-type="float" office:value="3232110" calcext:value-type="float">
            <text:p>3232110</text:p>
          </table:table-cell>
          <table:table-cell office:value-type="float" office:value="0.225" calcext:value-type="float">
            <text:p>0.22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4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41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41];[$'reclass tables'.K$2:.L$4];2;0)" office:value-type="float" office:value="3" calcext:value-type="float">
            <text:p>3</text:p>
          </table:table-cell>
          <table:table-cell table:style-name="ce4" table:formula="of:=[.B541]+[.D541]+[.F541]+[.H541]+[.J541]+[.L541]" office:value-type="float" office:value="3232110" calcext:value-type="float">
            <text:p>3232110</text:p>
          </table:table-cell>
          <table:table-cell office:value-type="float" office:value="0.305" calcext:value-type="float">
            <text:p>0.30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4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4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42];[$'reclass tables'.K$2:.L$4];2;0)" office:value-type="float" office:value="1" calcext:value-type="float">
            <text:p>1</text:p>
          </table:table-cell>
          <table:table-cell table:style-name="ce4" table:formula="of:=[.B542]+[.D542]+[.F542]+[.H542]+[.J542]+[.L542]" office:value-type="float" office:value="3232200" calcext:value-type="float">
            <text:p>3232200</text:p>
          </table:table-cell>
          <table:table-cell office:value-type="float" office:value="0.303" calcext:value-type="float">
            <text:p>0.30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4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4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43];[$'reclass tables'.K$2:.L$4];2;0)" office:value-type="float" office:value="2" calcext:value-type="float">
            <text:p>2</text:p>
          </table:table-cell>
          <table:table-cell table:style-name="ce4" table:formula="of:=[.B543]+[.D543]+[.F543]+[.H543]+[.J543]+[.L543]" office:value-type="float" office:value="3232200" calcext:value-type="float">
            <text:p>3232200</text:p>
          </table:table-cell>
          <table:table-cell office:value-type="float" office:value="0.303" calcext:value-type="float">
            <text:p>0.30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54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4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4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44];[$'reclass tables'.K$2:.L$4];2;0)" office:value-type="float" office:value="3" calcext:value-type="float">
            <text:p>3</text:p>
          </table:table-cell>
          <table:table-cell table:style-name="ce4" table:formula="of:=[.B544]+[.D544]+[.F544]+[.H544]+[.J544]+[.L544]" office:value-type="float" office:value="3232200" calcext:value-type="float">
            <text:p>3232200</text:p>
          </table:table-cell>
          <table:table-cell office:value-type="float" office:value="0.221" calcext:value-type="float">
            <text:p>0.22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4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4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4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45];[$'reclass tables'.K$2:.L$4];2;0)" office:value-type="float" office:value="1" calcext:value-type="float">
            <text:p>1</text:p>
          </table:table-cell>
          <table:table-cell table:style-name="ce4" table:formula="of:=[.B545]+[.D545]+[.F545]+[.H545]+[.J545]+[.L545]" office:value-type="float" office:value="3233100" calcext:value-type="float">
            <text:p>3233100</text:p>
          </table:table-cell>
          <table:table-cell office:value-type="float" office:value="0.243" calcext:value-type="float">
            <text:p>0.24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4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4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4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46];[$'reclass tables'.K$2:.L$4];2;0)" office:value-type="float" office:value="2" calcext:value-type="float">
            <text:p>2</text:p>
          </table:table-cell>
          <table:table-cell table:style-name="ce4" table:formula="of:=[.B546]+[.D546]+[.F546]+[.H546]+[.J546]+[.L546]" office:value-type="float" office:value="3233100" calcext:value-type="float">
            <text:p>3233100</text:p>
          </table:table-cell>
          <table:table-cell office:value-type="float" office:value="0.243" calcext:value-type="float">
            <text:p>0.24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4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4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47];[$'reclass tables'.K$2:.L$4];2;0)" office:value-type="float" office:value="3" calcext:value-type="float">
            <text:p>3</text:p>
          </table:table-cell>
          <table:table-cell table:style-name="ce4" table:formula="of:=[.B547]+[.D547]+[.F547]+[.H547]+[.J547]+[.L547]" office:value-type="float" office:value="3233100" calcext:value-type="float">
            <text:p>3233100</text:p>
          </table:table-cell>
          <table:table-cell office:value-type="float" office:value="0.262" calcext:value-type="float">
            <text:p>0.26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4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4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4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48];[$'reclass tables'.K$2:.L$4];2;0)" office:value-type="float" office:value="1" calcext:value-type="float">
            <text:p>1</text:p>
          </table:table-cell>
          <table:table-cell table:style-name="ce4" table:formula="of:=[.B548]+[.D548]+[.F548]+[.H548]+[.J548]+[.L548]" office:value-type="float" office:value="3233200" calcext:value-type="float">
            <text:p>3233200</text:p>
          </table:table-cell>
          <table:table-cell office:value-type="float" office:value="0.224" calcext:value-type="float">
            <text:p>0.2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4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4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4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4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4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49];[$'reclass tables'.K$2:.L$4];2;0)" office:value-type="float" office:value="2" calcext:value-type="float">
            <text:p>2</text:p>
          </table:table-cell>
          <table:table-cell table:style-name="ce4" table:formula="of:=[.B549]+[.D549]+[.F549]+[.H549]+[.J549]+[.L549]" office:value-type="float" office:value="3233200" calcext:value-type="float">
            <text:p>3233200</text:p>
          </table:table-cell>
          <table:table-cell office:value-type="float" office:value="0.224" calcext:value-type="float">
            <text:p>0.2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Asia</text:p>
          </table:table-cell>
          <table:table-cell table:formula="of:=VLOOKUP([.C55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55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5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5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50];[$'reclass tables'.K$2:.L$4];2;0)" office:value-type="float" office:value="3" calcext:value-type="float">
            <text:p>3</text:p>
          </table:table-cell>
          <table:table-cell table:style-name="ce4" table:formula="of:=[.B550]+[.D550]+[.F550]+[.H550]+[.J550]+[.L550]" office:value-type="float" office:value="3233200" calcext:value-type="float">
            <text:p>32332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5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51];[$'reclass tables'.K$2:.L$4];2;0)" office:value-type="float" office:value="1" calcext:value-type="float">
            <text:p>1</text:p>
          </table:table-cell>
          <table:table-cell table:style-name="ce4" table:formula="of:=[.B551]+[.D551]+[.F551]+[.H551]+[.J551]+[.L551]" office:value-type="float" office:value="3241100" calcext:value-type="float">
            <text:p>32411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5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52];[$'reclass tables'.K$2:.L$4];2;0)" office:value-type="float" office:value="2" calcext:value-type="float">
            <text:p>2</text:p>
          </table:table-cell>
          <table:table-cell table:style-name="ce4" table:formula="of:=[.B552]+[.D552]+[.F552]+[.H552]+[.J552]+[.L552]" office:value-type="float" office:value="3241100" calcext:value-type="float">
            <text:p>32411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5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53];[$'reclass tables'.K$2:.L$4];2;0)" office:value-type="float" office:value="3" calcext:value-type="float">
            <text:p>3</text:p>
          </table:table-cell>
          <table:table-cell table:style-name="ce4" table:formula="of:=[.B553]+[.D553]+[.F553]+[.H553]+[.J553]+[.L553]" office:value-type="float" office:value="3241100" calcext:value-type="float">
            <text:p>32411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4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54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54];[$'reclass tables'.K$2:.L$4];2;0)" office:value-type="float" office:value="1" calcext:value-type="float">
            <text:p>1</text:p>
          </table:table-cell>
          <table:table-cell table:style-name="ce4" table:formula="of:=[.B554]+[.D554]+[.F554]+[.H554]+[.J554]+[.L554]" office:value-type="float" office:value="3241110" calcext:value-type="float">
            <text:p>32411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55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55];[$'reclass tables'.K$2:.L$4];2;0)" office:value-type="float" office:value="2" calcext:value-type="float">
            <text:p>2</text:p>
          </table:table-cell>
          <table:table-cell table:style-name="ce4" table:formula="of:=[.B555]+[.D555]+[.F555]+[.H555]+[.J555]+[.L555]" office:value-type="float" office:value="3241110" calcext:value-type="float">
            <text:p>32411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5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56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56];[$'reclass tables'.K$2:.L$4];2;0)" office:value-type="float" office:value="3" calcext:value-type="float">
            <text:p>3</text:p>
          </table:table-cell>
          <table:table-cell table:style-name="ce4" table:formula="of:=[.B556]+[.D556]+[.F556]+[.H556]+[.J556]+[.L556]" office:value-type="float" office:value="3241110" calcext:value-type="float">
            <text:p>32411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5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5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57];[$'reclass tables'.K$2:.L$4];2;0)" office:value-type="float" office:value="1" calcext:value-type="float">
            <text:p>1</text:p>
          </table:table-cell>
          <table:table-cell table:style-name="ce4" table:formula="of:=[.B557]+[.D557]+[.F557]+[.H557]+[.J557]+[.L557]" office:value-type="float" office:value="3241200" calcext:value-type="float">
            <text:p>32412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5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5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58];[$'reclass tables'.K$2:.L$4];2;0)" office:value-type="float" office:value="2" calcext:value-type="float">
            <text:p>2</text:p>
          </table:table-cell>
          <table:table-cell table:style-name="ce4" table:formula="of:=[.B558]+[.D558]+[.F558]+[.H558]+[.J558]+[.L558]" office:value-type="float" office:value="3241200" calcext:value-type="float">
            <text:p>32412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5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5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5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5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5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59];[$'reclass tables'.K$2:.L$4];2;0)" office:value-type="float" office:value="3" calcext:value-type="float">
            <text:p>3</text:p>
          </table:table-cell>
          <table:table-cell table:style-name="ce4" table:formula="of:=[.B559]+[.D559]+[.F559]+[.H559]+[.J559]+[.L559]" office:value-type="float" office:value="3241200" calcext:value-type="float">
            <text:p>324120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6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60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60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60];[$'reclass tables'.K$2:.L$4];2;0)" office:value-type="float" office:value="1" calcext:value-type="float">
            <text:p>1</text:p>
          </table:table-cell>
          <table:table-cell table:style-name="ce4" table:formula="of:=[.B560]+[.D560]+[.F560]+[.H560]+[.J560]+[.L560]" office:value-type="float" office:value="3241210" calcext:value-type="float">
            <text:p>32412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6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6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61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61];[$'reclass tables'.K$2:.L$4];2;0)" office:value-type="float" office:value="2" calcext:value-type="float">
            <text:p>2</text:p>
          </table:table-cell>
          <table:table-cell table:style-name="ce4" table:formula="of:=[.B561]+[.D561]+[.F561]+[.H561]+[.J561]+[.L561]" office:value-type="float" office:value="3241210" calcext:value-type="float">
            <text:p>32412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56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6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62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62];[$'reclass tables'.K$2:.L$4];2;0)" office:value-type="float" office:value="3" calcext:value-type="float">
            <text:p>3</text:p>
          </table:table-cell>
          <table:table-cell table:style-name="ce4" table:formula="of:=[.B562]+[.D562]+[.F562]+[.H562]+[.J562]+[.L562]" office:value-type="float" office:value="3241210" calcext:value-type="float">
            <text:p>3241210</text:p>
          </table:table-cell>
          <table:table-cell table:style-name="ce6" office:value-type="float" office:value="0.4085" calcext:value-type="float">
            <text:p>0.408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6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63];[$'reclass tables'.K$2:.L$4];2;0)" office:value-type="float" office:value="1" calcext:value-type="float">
            <text:p>1</text:p>
          </table:table-cell>
          <table:table-cell table:style-name="ce4" table:formula="of:=[.B563]+[.D563]+[.F563]+[.H563]+[.J563]+[.L563]" office:value-type="float" office:value="3242100" calcext:value-type="float">
            <text:p>32421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6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64];[$'reclass tables'.K$2:.L$4];2;0)" office:value-type="float" office:value="2" calcext:value-type="float">
            <text:p>2</text:p>
          </table:table-cell>
          <table:table-cell table:style-name="ce4" table:formula="of:=[.B564]+[.D564]+[.F564]+[.H564]+[.J564]+[.L564]" office:value-type="float" office:value="3242100" calcext:value-type="float">
            <text:p>32421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6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65];[$'reclass tables'.K$2:.L$4];2;0)" office:value-type="float" office:value="3" calcext:value-type="float">
            <text:p>3</text:p>
          </table:table-cell>
          <table:table-cell table:style-name="ce4" table:formula="of:=[.B565]+[.D565]+[.F565]+[.H565]+[.J565]+[.L565]" office:value-type="float" office:value="3242100" calcext:value-type="float">
            <text:p>32421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6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66];[$'reclass tables'.K$2:.L$4];2;0)" office:value-type="float" office:value="1" calcext:value-type="float">
            <text:p>1</text:p>
          </table:table-cell>
          <table:table-cell table:style-name="ce4" table:formula="of:=[.B566]+[.D566]+[.F566]+[.H566]+[.J566]+[.L566]" office:value-type="float" office:value="3242110" calcext:value-type="float">
            <text:p>324211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67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67];[$'reclass tables'.K$2:.L$4];2;0)" office:value-type="float" office:value="2" calcext:value-type="float">
            <text:p>2</text:p>
          </table:table-cell>
          <table:table-cell table:style-name="ce4" table:formula="of:=[.B567]+[.D567]+[.F567]+[.H567]+[.J567]+[.L567]" office:value-type="float" office:value="3242110" calcext:value-type="float">
            <text:p>324211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6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68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68];[$'reclass tables'.K$2:.L$4];2;0)" office:value-type="float" office:value="3" calcext:value-type="float">
            <text:p>3</text:p>
          </table:table-cell>
          <table:table-cell table:style-name="ce4" table:formula="of:=[.B568]+[.D568]+[.F568]+[.H568]+[.J568]+[.L568]" office:value-type="float" office:value="3242110" calcext:value-type="float">
            <text:p>3242110</text:p>
          </table:table-cell>
          <table:table-cell office:value-type="float" office:value="0.477" calcext:value-type="float">
            <text:p>0.47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6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6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6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6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6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69];[$'reclass tables'.K$2:.L$4];2;0)" office:value-type="float" office:value="1" calcext:value-type="float">
            <text:p>1</text:p>
          </table:table-cell>
          <table:table-cell table:style-name="ce4" table:formula="of:=[.B569]+[.D569]+[.F569]+[.H569]+[.J569]+[.L569]" office:value-type="float" office:value="3242200" calcext:value-type="float">
            <text:p>32422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7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7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7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70];[$'reclass tables'.K$2:.L$4];2;0)" office:value-type="float" office:value="2" calcext:value-type="float">
            <text:p>2</text:p>
          </table:table-cell>
          <table:table-cell table:style-name="ce4" table:formula="of:=[.B570]+[.D570]+[.F570]+[.H570]+[.J570]+[.L570]" office:value-type="float" office:value="3242200" calcext:value-type="float">
            <text:p>32422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7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7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7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71];[$'reclass tables'.K$2:.L$4];2;0)" office:value-type="float" office:value="3" calcext:value-type="float">
            <text:p>3</text:p>
          </table:table-cell>
          <table:table-cell table:style-name="ce4" table:formula="of:=[.B571]+[.D571]+[.F571]+[.H571]+[.J571]+[.L571]" office:value-type="float" office:value="3242200" calcext:value-type="float">
            <text:p>324220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7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7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72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72];[$'reclass tables'.K$2:.L$4];2;0)" office:value-type="float" office:value="1" calcext:value-type="float">
            <text:p>1</text:p>
          </table:table-cell>
          <table:table-cell table:style-name="ce4" table:formula="of:=[.B572]+[.D572]+[.F572]+[.H572]+[.J572]+[.L572]" office:value-type="float" office:value="3242210" calcext:value-type="float">
            <text:p>324221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7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7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73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73];[$'reclass tables'.K$2:.L$4];2;0)" office:value-type="float" office:value="2" calcext:value-type="float">
            <text:p>2</text:p>
          </table:table-cell>
          <table:table-cell table:style-name="ce4" table:formula="of:=[.B573]+[.D573]+[.F573]+[.H573]+[.J573]+[.L573]" office:value-type="float" office:value="3242210" calcext:value-type="float">
            <text:p>324221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57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7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74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74];[$'reclass tables'.K$2:.L$4];2;0)" office:value-type="float" office:value="3" calcext:value-type="float">
            <text:p>3</text:p>
          </table:table-cell>
          <table:table-cell table:style-name="ce4" table:formula="of:=[.B574]+[.D574]+[.F574]+[.H574]+[.J574]+[.L574]" office:value-type="float" office:value="3242210" calcext:value-type="float">
            <text:p>3242210</text:p>
          </table:table-cell>
          <table:table-cell table:style-name="ce6" office:value-type="float" office:value="0.477" calcext:value-type="float">
            <text:p>0.477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7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7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7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75];[$'reclass tables'.K$2:.L$4];2;0)" office:value-type="float" office:value="1" calcext:value-type="float">
            <text:p>1</text:p>
          </table:table-cell>
          <table:table-cell table:style-name="ce4" table:formula="of:=[.B575]+[.D575]+[.F575]+[.H575]+[.J575]+[.L575]" office:value-type="float" office:value="3243100" calcext:value-type="float">
            <text:p>324310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7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7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76];[$'reclass tables'.K$2:.L$4];2;0)" office:value-type="float" office:value="2" calcext:value-type="float">
            <text:p>2</text:p>
          </table:table-cell>
          <table:table-cell table:style-name="ce4" table:formula="of:=[.B576]+[.D576]+[.F576]+[.H576]+[.J576]+[.L576]" office:value-type="float" office:value="3243100" calcext:value-type="float">
            <text:p>324310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7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7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7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77];[$'reclass tables'.K$2:.L$4];2;0)" office:value-type="float" office:value="3" calcext:value-type="float">
            <text:p>3</text:p>
          </table:table-cell>
          <table:table-cell table:style-name="ce4" table:formula="of:=[.B577]+[.D577]+[.F577]+[.H577]+[.J577]+[.L577]" office:value-type="float" office:value="3243100" calcext:value-type="float">
            <text:p>324310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8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7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7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78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78];[$'reclass tables'.K$2:.L$4];2;0)" office:value-type="float" office:value="1" calcext:value-type="float">
            <text:p>1</text:p>
          </table:table-cell>
          <table:table-cell table:style-name="ce4" table:formula="of:=[.B578]+[.D578]+[.F578]+[.H578]+[.J578]+[.L578]" office:value-type="float" office:value="3243110" calcext:value-type="float">
            <text:p>324311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79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7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7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7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79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79];[$'reclass tables'.K$2:.L$4];2;0)" office:value-type="float" office:value="2" calcext:value-type="float">
            <text:p>2</text:p>
          </table:table-cell>
          <table:table-cell table:style-name="ce4" table:formula="of:=[.B579]+[.D579]+[.F579]+[.H579]+[.J579]+[.L579]" office:value-type="float" office:value="3243110" calcext:value-type="float">
            <text:p>324311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0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80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580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80];[$'reclass tables'.K$2:.L$4];2;0)" office:value-type="float" office:value="3" calcext:value-type="float">
            <text:p>3</text:p>
          </table:table-cell>
          <table:table-cell table:style-name="ce4" table:formula="of:=[.B580]+[.D580]+[.F580]+[.H580]+[.J580]+[.L580]" office:value-type="float" office:value="3243110" calcext:value-type="float">
            <text:p>324311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1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8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81];[$'reclass tables'.K$2:.L$4];2;0)" office:value-type="float" office:value="1" calcext:value-type="float">
            <text:p>1</text:p>
          </table:table-cell>
          <table:table-cell table:style-name="ce4" table:formula="of:=[.B581]+[.D581]+[.F581]+[.H581]+[.J581]+[.L581]" office:value-type="float" office:value="3243200" calcext:value-type="float">
            <text:p>3243200</text:p>
          </table:table-cell>
          <table:table-cell office:value-type="float" office:value="0.34" calcext:value-type="float">
            <text:p>0.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2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8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82];[$'reclass tables'.K$2:.L$4];2;0)" office:value-type="float" office:value="2" calcext:value-type="float">
            <text:p>2</text:p>
          </table:table-cell>
          <table:table-cell table:style-name="ce4" table:formula="of:=[.B582]+[.D582]+[.F582]+[.H582]+[.J582]+[.L582]" office:value-type="float" office:value="3243200" calcext:value-type="float">
            <text:p>3243200</text:p>
          </table:table-cell>
          <table:table-cell office:value-type="float" office:value="0.34" calcext:value-type="float">
            <text:p>0.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3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8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83];[$'reclass tables'.K$2:.L$4];2;0)" office:value-type="float" office:value="3" calcext:value-type="float">
            <text:p>3</text:p>
          </table:table-cell>
          <table:table-cell table:style-name="ce4" table:formula="of:=[.B583]+[.D583]+[.F583]+[.H583]+[.J583]+[.L583]" office:value-type="float" office:value="3243200" calcext:value-type="float">
            <text:p>324320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4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84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584];[$'reclass tables'.K$2:.L$4];2;0)" office:value-type="float" office:value="1" calcext:value-type="float">
            <text:p>1</text:p>
          </table:table-cell>
          <table:table-cell table:style-name="ce4" table:formula="of:=[.B584]+[.D584]+[.F584]+[.H584]+[.J584]+[.L584]" office:value-type="float" office:value="3243210" calcext:value-type="float">
            <text:p>3243210</text:p>
          </table:table-cell>
          <table:table-cell office:value-type="float" office:value="0.34" calcext:value-type="float">
            <text:p>0.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5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5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85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585];[$'reclass tables'.K$2:.L$4];2;0)" office:value-type="float" office:value="2" calcext:value-type="float">
            <text:p>2</text:p>
          </table:table-cell>
          <table:table-cell table:style-name="ce4" table:formula="of:=[.B585]+[.D585]+[.F585]+[.H585]+[.J585]+[.L585]" office:value-type="float" office:value="3243210" calcext:value-type="float">
            <text:p>3243210</text:p>
          </table:table-cell>
          <table:table-cell office:value-type="float" office:value="0.34" calcext:value-type="float">
            <text:p>0.3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Continental Forest</text:p>
          </table:table-cell>
          <table:table-cell table:formula="of:=VLOOKUP([.A586];[$'reclass tables'.A$2:.B$13];2;0)" office:value-type="float" office:value="3200000" calcext:value-type="float">
            <text:p>3200000</text:p>
          </table:table-cell>
          <table:table-cell office:value-type="string" calcext:value-type="string">
            <text:p>Europe</text:p>
          </table:table-cell>
          <table:table-cell table:formula="of:=VLOOKUP([.C58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58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586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586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586];[$'reclass tables'.K$2:.L$4];2;0)" office:value-type="float" office:value="3" calcext:value-type="float">
            <text:p>3</text:p>
          </table:table-cell>
          <table:table-cell table:style-name="ce4" table:formula="of:=[.B586]+[.D586]+[.F586]+[.H586]+[.J586]+[.L586]" office:value-type="float" office:value="3243210" calcext:value-type="float">
            <text:p>3243210</text:p>
          </table:table-cell>
          <table:table-cell table:style-name="ce6" office:value-type="float" office:value="0.34" calcext:value-type="float">
            <text:p>0.34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8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8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8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8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8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87];[$'reclass tables'.K$2:.L$4];2;0)" office:value-type="float" office:value="1" calcext:value-type="float">
            <text:p>1</text:p>
          </table:table-cell>
          <table:table-cell table:style-name="ce4" table:formula="of:=[.B587]+[.D587]+[.F587]+[.H587]+[.J587]+[.L587]" office:value-type="float" office:value="3521100" calcext:value-type="float">
            <text:p>3521100</text:p>
          </table:table-cell>
          <table:table-cell table:style-name="ce6" table:formula="of:=AVERAGE([.N593];[.N599])" office:value-type="float" office:value="0.301" calcext:value-type="float">
            <text:p>0.301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8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8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8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8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8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88];[$'reclass tables'.K$2:.L$4];2;0)" office:value-type="float" office:value="2" calcext:value-type="float">
            <text:p>2</text:p>
          </table:table-cell>
          <table:table-cell table:style-name="ce4" table:formula="of:=[.B588]+[.D588]+[.F588]+[.H588]+[.J588]+[.L588]" office:value-type="float" office:value="3521100" calcext:value-type="float">
            <text:p>3521100</text:p>
          </table:table-cell>
          <table:table-cell table:style-name="ce6" table:formula="of:=AVERAGE([.N594];[.N600])" office:value-type="float" office:value="0.301" calcext:value-type="float">
            <text:p>0.301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8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8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8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58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8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89];[$'reclass tables'.K$2:.L$4];2;0)" office:value-type="float" office:value="3" calcext:value-type="float">
            <text:p>3</text:p>
          </table:table-cell>
          <table:table-cell table:style-name="ce4" table:formula="of:=[.B589]+[.D589]+[.F589]+[.H589]+[.J589]+[.L589]" office:value-type="float" office:value="3521100" calcext:value-type="float">
            <text:p>3521100</text:p>
          </table:table-cell>
          <table:table-cell table:style-name="ce6" table:formula="of:=AVERAGE([.N595];[.N601])" office:value-type="float" office:value="0.231" calcext:value-type="float">
            <text:p>0.231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9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9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90];[$'reclass tables'.K$2:.L$4];2;0)" office:value-type="float" office:value="1" calcext:value-type="float">
            <text:p>1</text:p>
          </table:table-cell>
          <table:table-cell table:style-name="ce4" table:formula="of:=[.B590]+[.D590]+[.F590]+[.H590]+[.J590]+[.L590]" office:value-type="float" office:value="3521200" calcext:value-type="float">
            <text:p>3521200</text:p>
          </table:table-cell>
          <table:table-cell table:style-name="ce6" table:formula="of:=AVERAGE([.N596];[.N602])" office:value-type="float" office:value="0.267" calcext:value-type="float">
            <text:p>0.267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9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9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91];[$'reclass tables'.K$2:.L$4];2;0)" office:value-type="float" office:value="2" calcext:value-type="float">
            <text:p>2</text:p>
          </table:table-cell>
          <table:table-cell table:style-name="ce4" table:formula="of:=[.B591]+[.D591]+[.F591]+[.H591]+[.J591]+[.L591]" office:value-type="float" office:value="3521200" calcext:value-type="float">
            <text:p>3521200</text:p>
          </table:table-cell>
          <table:table-cell table:style-name="ce6" table:formula="of:=AVERAGE([.N597];[.N603])" office:value-type="float" office:value="0.267" calcext:value-type="float">
            <text:p>0.267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59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59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92];[$'reclass tables'.K$2:.L$4];2;0)" office:value-type="float" office:value="3" calcext:value-type="float">
            <text:p>3</text:p>
          </table:table-cell>
          <table:table-cell table:style-name="ce4" table:formula="of:=[.B592]+[.D592]+[.F592]+[.H592]+[.J592]+[.L592]" office:value-type="float" office:value="3521200" calcext:value-type="float">
            <text:p>3521200</text:p>
          </table:table-cell>
          <table:table-cell table:style-name="ce6" table:formula="of:=AVERAGE([.N598];[.N604])" office:value-type="float" office:value="0.2735" calcext:value-type="float">
            <text:p>0.273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9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9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93];[$'reclass tables'.K$2:.L$4];2;0)" office:value-type="float" office:value="1" calcext:value-type="float">
            <text:p>1</text:p>
          </table:table-cell>
          <table:table-cell table:style-name="ce4" table:formula="of:=[.B593]+[.D593]+[.F593]+[.H593]+[.J593]+[.L593]" office:value-type="float" office:value="3522100" calcext:value-type="float">
            <text:p>352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9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9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94];[$'reclass tables'.K$2:.L$4];2;0)" office:value-type="float" office:value="2" calcext:value-type="float">
            <text:p>2</text:p>
          </table:table-cell>
          <table:table-cell table:style-name="ce4" table:formula="of:=[.B594]+[.D594]+[.F594]+[.H594]+[.J594]+[.L594]" office:value-type="float" office:value="3522100" calcext:value-type="float">
            <text:p>3522100</text:p>
          </table:table-cell>
          <table:table-cell office:value-type="float" office:value="0.232" calcext:value-type="float">
            <text:p>0.23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59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9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95];[$'reclass tables'.K$2:.L$4];2;0)" office:value-type="float" office:value="3" calcext:value-type="float">
            <text:p>3</text:p>
          </table:table-cell>
          <table:table-cell table:style-name="ce4" table:formula="of:=[.B595]+[.D595]+[.F595]+[.H595]+[.J595]+[.L595]" office:value-type="float" office:value="3522100" calcext:value-type="float">
            <text:p>3522100</text:p>
          </table:table-cell>
          <table:table-cell office:value-type="float" office:value="0.245" calcext:value-type="float">
            <text:p>0.24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9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96];[$'reclass tables'.K$2:.L$4];2;0)" office:value-type="float" office:value="1" calcext:value-type="float">
            <text:p>1</text:p>
          </table:table-cell>
          <table:table-cell table:style-name="ce4" table:formula="of:=[.B596]+[.D596]+[.F596]+[.H596]+[.J596]+[.L596]" office:value-type="float" office:value="3522200" calcext:value-type="float">
            <text:p>352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9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597];[$'reclass tables'.K$2:.L$4];2;0)" office:value-type="float" office:value="2" calcext:value-type="float">
            <text:p>2</text:p>
          </table:table-cell>
          <table:table-cell table:style-name="ce4" table:formula="of:=[.B597]+[.D597]+[.F597]+[.H597]+[.J597]+[.L597]" office:value-type="float" office:value="3522200" calcext:value-type="float">
            <text:p>3522200</text:p>
          </table:table-cell>
          <table:table-cell table:style-name="ce6" office:value-type="float" office:value="0.232" calcext:value-type="float">
            <text:p>0.232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59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59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59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598];[$'reclass tables'.K$2:.L$4];2;0)" office:value-type="float" office:value="3" calcext:value-type="float">
            <text:p>3</text:p>
          </table:table-cell>
          <table:table-cell table:style-name="ce4" table:formula="of:=[.B598]+[.D598]+[.F598]+[.H598]+[.J598]+[.L598]" office:value-type="float" office:value="3522200" calcext:value-type="float">
            <text:p>3522200</text:p>
          </table:table-cell>
          <table:table-cell table:style-name="ce6" office:value-type="float" office:value="0.245" calcext:value-type="float">
            <text:p>0.245</text:p>
          </table:table-cell>
          <table:table-cell table:style-name="ce11" office:value-type="string" calcext:value-type="string">
            <text:p>Missing Origin in the IPCC table: if available, use the value for the same Fores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59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59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59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59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59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599];[$'reclass tables'.K$2:.L$4];2;0)" office:value-type="float" office:value="1" calcext:value-type="float">
            <text:p>1</text:p>
          </table:table-cell>
          <table:table-cell table:style-name="ce4" table:formula="of:=[.B599]+[.D599]+[.F599]+[.H599]+[.J599]+[.L599]" office:value-type="float" office:value="3523100" calcext:value-type="float">
            <text:p>3523100</text:p>
          </table:table-cell>
          <table:table-cell office:value-type="float" office:value="0.37" calcext:value-type="float">
            <text:p>0.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60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0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0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00];[$'reclass tables'.K$2:.L$4];2;0)" office:value-type="float" office:value="2" calcext:value-type="float">
            <text:p>2</text:p>
          </table:table-cell>
          <table:table-cell table:style-name="ce4" table:formula="of:=[.B600]+[.D600]+[.F600]+[.H600]+[.J600]+[.L600]" office:value-type="float" office:value="3523100" calcext:value-type="float">
            <text:p>3523100</text:p>
          </table:table-cell>
          <table:table-cell office:value-type="float" office:value="0.37" calcext:value-type="float">
            <text:p>0.3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60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0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0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01];[$'reclass tables'.K$2:.L$4];2;0)" office:value-type="float" office:value="3" calcext:value-type="float">
            <text:p>3</text:p>
          </table:table-cell>
          <table:table-cell table:style-name="ce4" table:formula="of:=[.B601]+[.D601]+[.F601]+[.H601]+[.J601]+[.L601]" office:value-type="float" office:value="3523100" calcext:value-type="float">
            <text:p>3523100</text:p>
          </table:table-cell>
          <table:table-cell office:value-type="float" office:value="0.217" calcext:value-type="float">
            <text:p>0.217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60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0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0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0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02];[$'reclass tables'.K$2:.L$4];2;0)" office:value-type="float" office:value="1" calcext:value-type="float">
            <text:p>1</text:p>
          </table:table-cell>
          <table:table-cell table:style-name="ce4" table:formula="of:=[.B602]+[.D602]+[.F602]+[.H602]+[.J602]+[.L602]" office:value-type="float" office:value="3523200" calcext:value-type="float">
            <text:p>3523200</text:p>
          </table:table-cell>
          <table:table-cell office:value-type="float" office:value="0.302" calcext:value-type="float">
            <text:p>0.30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60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0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0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0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03];[$'reclass tables'.K$2:.L$4];2;0)" office:value-type="float" office:value="2" calcext:value-type="float">
            <text:p>2</text:p>
          </table:table-cell>
          <table:table-cell table:style-name="ce4" table:formula="of:=[.B603]+[.D603]+[.F603]+[.H603]+[.J603]+[.L603]" office:value-type="float" office:value="3523200" calcext:value-type="float">
            <text:p>3523200</text:p>
          </table:table-cell>
          <table:table-cell office:value-type="float" office:value="0.302" calcext:value-type="float">
            <text:p>0.30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mericas</text:p>
          </table:table-cell>
          <table:table-cell table:formula="of:=VLOOKUP([.C60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0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0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0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04];[$'reclass tables'.K$2:.L$4];2;0)" office:value-type="float" office:value="3" calcext:value-type="float">
            <text:p>3</text:p>
          </table:table-cell>
          <table:table-cell table:style-name="ce4" table:formula="of:=[.B604]+[.D604]+[.F604]+[.H604]+[.J604]+[.L604]" office:value-type="float" office:value="3523200" calcext:value-type="float">
            <text:p>3523200</text:p>
          </table:table-cell>
          <table:table-cell table:style-name="ce6" office:value-type="float" office:value="0.302" calcext:value-type="float">
            <text:p>0.302</text:p>
          </table:table-cell>
          <table:table-cell table:style-name="ce11" office:value-type="string" calcext:value-type="string">
            <text:p>Missing AGB class: if available, use the value for the other AGB clas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0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0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0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05];[$'reclass tables'.K$2:.L$4];2;0)" office:value-type="float" office:value="1" calcext:value-type="float">
            <text:p>1</text:p>
          </table:table-cell>
          <table:table-cell table:style-name="ce4" table:formula="of:=[.B605]+[.D605]+[.F605]+[.H605]+[.J605]+[.L605]" office:value-type="float" office:value="3531100" calcext:value-type="float">
            <text:p>3531100</text:p>
          </table:table-cell>
          <table:table-cell table:style-name="ce6" table:formula="of:=AVERAGE([.N611];[.N622])" office:value-type="float" office:value="0.3715" calcext:value-type="float">
            <text:p>0.37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0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0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0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06];[$'reclass tables'.K$2:.L$4];2;0)" office:value-type="float" office:value="2" calcext:value-type="float">
            <text:p>2</text:p>
          </table:table-cell>
          <table:table-cell table:style-name="ce4" table:formula="of:=[.B606]+[.D606]+[.F606]+[.H606]+[.J606]+[.L606]" office:value-type="float" office:value="3531100" calcext:value-type="float">
            <text:p>3531100</text:p>
          </table:table-cell>
          <table:table-cell table:style-name="ce6" table:formula="of:=AVERAGE([.N612];[.N623])" office:value-type="float" office:value="0.3715" calcext:value-type="float">
            <text:p>0.371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0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0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0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0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07];[$'reclass tables'.K$2:.L$4];2;0)" office:value-type="float" office:value="3" calcext:value-type="float">
            <text:p>3</text:p>
          </table:table-cell>
          <table:table-cell table:style-name="ce4" table:formula="of:=[.B607]+[.D607]+[.F607]+[.H607]+[.J607]+[.L607]" office:value-type="float" office:value="3531100" calcext:value-type="float">
            <text:p>3531100</text:p>
          </table:table-cell>
          <table:table-cell table:style-name="ce6" table:formula="of:=AVERAGE([.N613];[.N624])" office:value-type="float" office:value="0.277" calcext:value-type="float">
            <text:p>0.277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0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0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0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0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08];[$'reclass tables'.K$2:.L$4];2;0)" office:value-type="float" office:value="1" calcext:value-type="float">
            <text:p>1</text:p>
          </table:table-cell>
          <table:table-cell table:style-name="ce4" table:formula="of:=[.B608]+[.D608]+[.F608]+[.H608]+[.J608]+[.L608]" office:value-type="float" office:value="3531200" calcext:value-type="float">
            <text:p>3531200</text:p>
          </table:table-cell>
          <table:table-cell table:style-name="ce6" table:formula="of:=AVERAGE([.N617];[.N625])" office:value-type="float" office:value="0.2275" calcext:value-type="float">
            <text:p>0.22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0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0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0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0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0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09];[$'reclass tables'.K$2:.L$4];2;0)" office:value-type="float" office:value="2" calcext:value-type="float">
            <text:p>2</text:p>
          </table:table-cell>
          <table:table-cell table:style-name="ce4" table:formula="of:=[.B609]+[.D609]+[.F609]+[.H609]+[.J609]+[.L609]" office:value-type="float" office:value="3531200" calcext:value-type="float">
            <text:p>3531200</text:p>
          </table:table-cell>
          <table:table-cell table:style-name="ce6" table:formula="of:=AVERAGE([.N618];[.N626])" office:value-type="float" office:value="0.2275" calcext:value-type="float">
            <text:p>0.22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1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1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1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10];[$'reclass tables'.K$2:.L$4];2;0)" office:value-type="float" office:value="3" calcext:value-type="float">
            <text:p>3</text:p>
          </table:table-cell>
          <table:table-cell table:style-name="ce4" table:formula="of:=[.B610]+[.D610]+[.F610]+[.H610]+[.J610]+[.L610]" office:value-type="float" office:value="3531200" calcext:value-type="float">
            <text:p>3531200</text:p>
          </table:table-cell>
          <table:table-cell table:style-name="ce6" table:formula="of:=AVERAGE([.N619];[.N627])" office:value-type="float" office:value="0.234" calcext:value-type="float">
            <text:p>0.234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1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11];[$'reclass tables'.K$2:.L$4];2;0)" office:value-type="float" office:value="1" calcext:value-type="float">
            <text:p>1</text:p>
          </table:table-cell>
          <table:table-cell table:style-name="ce4" table:formula="of:=[.B611]+[.D611]+[.F611]+[.H611]+[.J611]+[.L611]" office:value-type="float" office:value="3532100" calcext:value-type="float">
            <text:p>3532100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1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12];[$'reclass tables'.K$2:.L$4];2;0)" office:value-type="float" office:value="2" calcext:value-type="float">
            <text:p>2</text:p>
          </table:table-cell>
          <table:table-cell table:style-name="ce4" table:formula="of:=[.B612]+[.D612]+[.F612]+[.H612]+[.J612]+[.L612]" office:value-type="float" office:value="3532100" calcext:value-type="float">
            <text:p>3532100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1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13];[$'reclass tables'.K$2:.L$4];2;0)" office:value-type="float" office:value="3" calcext:value-type="float">
            <text:p>3</text:p>
          </table:table-cell>
          <table:table-cell table:style-name="ce4" table:formula="of:=[.B613]+[.D613]+[.F613]+[.H613]+[.J613]+[.L613]" office:value-type="float" office:value="3532100" calcext:value-type="float">
            <text:p>3532100</text:p>
          </table:table-cell>
          <table:table-cell office:value-type="float" office:value="0.303" calcext:value-type="float">
            <text:p>0.30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4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14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14];[$'reclass tables'.K$2:.L$4];2;0)" office:value-type="float" office:value="1" calcext:value-type="float">
            <text:p>1</text:p>
          </table:table-cell>
          <table:table-cell table:style-name="ce4" table:formula="of:=[.B614]+[.D614]+[.F614]+[.H614]+[.J614]+[.L614]" office:value-type="float" office:value="3532110" calcext:value-type="float">
            <text:p>3532110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15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15];[$'reclass tables'.K$2:.L$4];2;0)" office:value-type="float" office:value="2" calcext:value-type="float">
            <text:p>2</text:p>
          </table:table-cell>
          <table:table-cell table:style-name="ce4" table:formula="of:=[.B615]+[.D615]+[.F615]+[.H615]+[.J615]+[.L615]" office:value-type="float" office:value="3532110" calcext:value-type="float">
            <text:p>3532110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1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16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16];[$'reclass tables'.K$2:.L$4];2;0)" office:value-type="float" office:value="3" calcext:value-type="float">
            <text:p>3</text:p>
          </table:table-cell>
          <table:table-cell table:style-name="ce4" table:formula="of:=[.B616]+[.D616]+[.F616]+[.H616]+[.J616]+[.L616]" office:value-type="float" office:value="3532110" calcext:value-type="float">
            <text:p>3532110</text:p>
          </table:table-cell>
          <table:table-cell office:value-type="float" office:value="0.265" calcext:value-type="float">
            <text:p>0.26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1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1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17];[$'reclass tables'.K$2:.L$4];2;0)" office:value-type="float" office:value="1" calcext:value-type="float">
            <text:p>1</text:p>
          </table:table-cell>
          <table:table-cell table:style-name="ce4" table:formula="of:=[.B617]+[.D617]+[.F617]+[.H617]+[.J617]+[.L617]" office:value-type="float" office:value="3532200" calcext:value-type="float">
            <text:p>3532200</text:p>
          </table:table-cell>
          <table:table-cell office:value-type="float" office:value="0.231" calcext:value-type="float">
            <text:p>0.2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1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18];[$'reclass tables'.K$2:.L$4];2;0)" office:value-type="float" office:value="2" calcext:value-type="float">
            <text:p>2</text:p>
          </table:table-cell>
          <table:table-cell table:style-name="ce4" table:formula="of:=[.B618]+[.D618]+[.F618]+[.H618]+[.J618]+[.L618]" office:value-type="float" office:value="3532200" calcext:value-type="float">
            <text:p>3532200</text:p>
          </table:table-cell>
          <table:table-cell office:value-type="float" office:value="0.231" calcext:value-type="float">
            <text:p>0.2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1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1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1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1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1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19];[$'reclass tables'.K$2:.L$4];2;0)" office:value-type="float" office:value="3" calcext:value-type="float">
            <text:p>3</text:p>
          </table:table-cell>
          <table:table-cell table:style-name="ce4" table:formula="of:=[.B619]+[.D619]+[.F619]+[.H619]+[.J619]+[.L619]" office:value-type="float" office:value="3532200" calcext:value-type="float">
            <text:p>3532200</text:p>
          </table:table-cell>
          <table:table-cell office:value-type="float" office:value="0.248" calcext:value-type="float">
            <text:p>0.24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2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20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20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20];[$'reclass tables'.K$2:.L$4];2;0)" office:value-type="float" office:value="2" calcext:value-type="float">
            <text:p>2</text:p>
          </table:table-cell>
          <table:table-cell table:style-name="ce4" table:formula="of:=[.B620]+[.D620]+[.F620]+[.H620]+[.J620]+[.L620]" office:value-type="float" office:value="3532210" calcext:value-type="float">
            <text:p>3532210</text:p>
          </table:table-cell>
          <table:table-cell office:value-type="float" office:value="0.231" calcext:value-type="float">
            <text:p>0.23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2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2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21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21];[$'reclass tables'.K$2:.L$4];2;0)" office:value-type="float" office:value="3" calcext:value-type="float">
            <text:p>3</text:p>
          </table:table-cell>
          <table:table-cell table:style-name="ce4" table:formula="of:=[.B621]+[.D621]+[.F621]+[.H621]+[.J621]+[.L621]" office:value-type="float" office:value="3532210" calcext:value-type="float">
            <text:p>3532210</text:p>
          </table:table-cell>
          <table:table-cell office:value-type="float" office:value="0.248" calcext:value-type="float">
            <text:p>0.248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2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2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22];[$'reclass tables'.K$2:.L$4];2;0)" office:value-type="float" office:value="1" calcext:value-type="float">
            <text:p>1</text:p>
          </table:table-cell>
          <table:table-cell table:style-name="ce4" table:formula="of:=[.B622]+[.D622]+[.F622]+[.H622]+[.J622]+[.L622]" office:value-type="float" office:value="3533100" calcext:value-type="float">
            <text:p>3533100</text:p>
          </table:table-cell>
          <table:table-cell office:value-type="float" office:value="0.243" calcext:value-type="float">
            <text:p>0.24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2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23];[$'reclass tables'.K$2:.L$4];2;0)" office:value-type="float" office:value="2" calcext:value-type="float">
            <text:p>2</text:p>
          </table:table-cell>
          <table:table-cell table:style-name="ce4" table:formula="of:=[.B623]+[.D623]+[.F623]+[.H623]+[.J623]+[.L623]" office:value-type="float" office:value="3533100" calcext:value-type="float">
            <text:p>3533100</text:p>
          </table:table-cell>
          <table:table-cell office:value-type="float" office:value="0.243" calcext:value-type="float">
            <text:p>0.24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2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2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24];[$'reclass tables'.K$2:.L$4];2;0)" office:value-type="float" office:value="3" calcext:value-type="float">
            <text:p>3</text:p>
          </table:table-cell>
          <table:table-cell table:style-name="ce4" table:formula="of:=[.B624]+[.D624]+[.F624]+[.H624]+[.J624]+[.L624]" office:value-type="float" office:value="3533100" calcext:value-type="float">
            <text:p>3533100</text:p>
          </table:table-cell>
          <table:table-cell office:value-type="float" office:value="0.251" calcext:value-type="float">
            <text:p>0.25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2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2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25];[$'reclass tables'.K$2:.L$4];2;0)" office:value-type="float" office:value="1" calcext:value-type="float">
            <text:p>1</text:p>
          </table:table-cell>
          <table:table-cell table:style-name="ce4" table:formula="of:=[.B625]+[.D625]+[.F625]+[.H625]+[.J625]+[.L625]" office:value-type="float" office:value="3533200" calcext:value-type="float">
            <text:p>3533200</text:p>
          </table:table-cell>
          <table:table-cell office:value-type="float" office:value="0.224" calcext:value-type="float">
            <text:p>0.2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2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2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26];[$'reclass tables'.K$2:.L$4];2;0)" office:value-type="float" office:value="2" calcext:value-type="float">
            <text:p>2</text:p>
          </table:table-cell>
          <table:table-cell table:style-name="ce4" table:formula="of:=[.B626]+[.D626]+[.F626]+[.H626]+[.J626]+[.L626]" office:value-type="float" office:value="3533200" calcext:value-type="float">
            <text:p>3533200</text:p>
          </table:table-cell>
          <table:table-cell office:value-type="float" office:value="0.224" calcext:value-type="float">
            <text:p>0.2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sia</text:p>
          </table:table-cell>
          <table:table-cell table:formula="of:=VLOOKUP([.C62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62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2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2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27];[$'reclass tables'.K$2:.L$4];2;0)" office:value-type="float" office:value="3" calcext:value-type="float">
            <text:p>3</text:p>
          </table:table-cell>
          <table:table-cell table:style-name="ce4" table:formula="of:=[.B627]+[.D627]+[.F627]+[.H627]+[.J627]+[.L627]" office:value-type="float" office:value="3533200" calcext:value-type="float">
            <text:p>3533200</text:p>
          </table:table-cell>
          <table:table-cell office:value-type="float" office:value="0.22" calcext:value-type="float">
            <text:p>0.2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2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2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2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2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28];[$'reclass tables'.K$2:.L$4];2;0)" office:value-type="float" office:value="1" calcext:value-type="float">
            <text:p>1</text:p>
          </table:table-cell>
          <table:table-cell table:style-name="ce4" table:formula="of:=[.B628]+[.D628]+[.F628]+[.H628]+[.J628]+[.L628]" office:value-type="float" office:value="3541100" calcext:value-type="float">
            <text:p>3541100</text:p>
          </table:table-cell>
          <table:table-cell table:style-name="ce6" table:formula="of:=AVERAGE([.N640];[.N652])" office:value-type="float" office:value="0.7625" calcext:value-type="float">
            <text:p>0.76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2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2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2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2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2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29];[$'reclass tables'.K$2:.L$4];2;0)" office:value-type="float" office:value="2" calcext:value-type="float">
            <text:p>2</text:p>
          </table:table-cell>
          <table:table-cell table:style-name="ce4" table:formula="of:=[.B629]+[.D629]+[.F629]+[.H629]+[.J629]+[.L629]" office:value-type="float" office:value="3541100" calcext:value-type="float">
            <text:p>3541100</text:p>
          </table:table-cell>
          <table:table-cell table:style-name="ce6" table:formula="of:=AVERAGE([.N641];[.N653])" office:value-type="float" office:value="0.7625" calcext:value-type="float">
            <text:p>0.76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3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3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30];[$'reclass tables'.K$2:.L$4];2;0)" office:value-type="float" office:value="3" calcext:value-type="float">
            <text:p>3</text:p>
          </table:table-cell>
          <table:table-cell table:style-name="ce4" table:formula="of:=[.B630]+[.D630]+[.F630]+[.H630]+[.J630]+[.L630]" office:value-type="float" office:value="3541100" calcext:value-type="float">
            <text:p>3541100</text:p>
          </table:table-cell>
          <table:table-cell table:style-name="ce6" table:formula="of:=AVERAGE([.N642];[.N654])" office:value-type="float" office:value="0.3055" calcext:value-type="float">
            <text:p>0.30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31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31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31];[$'reclass tables'.K$2:.L$4];2;0)" office:value-type="float" office:value="1" calcext:value-type="float">
            <text:p>1</text:p>
          </table:table-cell>
          <table:table-cell table:style-name="ce4" table:formula="of:=[.B631]+[.D631]+[.F631]+[.H631]+[.J631]+[.L631]" office:value-type="float" office:value="3541110" calcext:value-type="float">
            <text:p>3541110</text:p>
          </table:table-cell>
          <table:table-cell table:style-name="ce6" table:formula="of:=AVERAGE([.N643];[.N655])" office:value-type="float" office:value="0.7625" calcext:value-type="float">
            <text:p>0.76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32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32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32];[$'reclass tables'.K$2:.L$4];2;0)" office:value-type="float" office:value="2" calcext:value-type="float">
            <text:p>2</text:p>
          </table:table-cell>
          <table:table-cell table:style-name="ce4" table:formula="of:=[.B632]+[.D632]+[.F632]+[.H632]+[.J632]+[.L632]" office:value-type="float" office:value="3541110" calcext:value-type="float">
            <text:p>3541110</text:p>
          </table:table-cell>
          <table:table-cell table:style-name="ce6" table:formula="of:=AVERAGE([.N644];[.N656])" office:value-type="float" office:value="0.7625" calcext:value-type="float">
            <text:p>0.76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33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33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33];[$'reclass tables'.K$2:.L$4];2;0)" office:value-type="float" office:value="3" calcext:value-type="float">
            <text:p>3</text:p>
          </table:table-cell>
          <table:table-cell table:style-name="ce4" table:formula="of:=[.B633]+[.D633]+[.F633]+[.H633]+[.J633]+[.L633]" office:value-type="float" office:value="3541110" calcext:value-type="float">
            <text:p>3541110</text:p>
          </table:table-cell>
          <table:table-cell table:style-name="ce6" table:formula="of:=AVERAGE([.N645];[.N657])" office:value-type="float" office:value="0.3055" calcext:value-type="float">
            <text:p>0.305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3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34];[$'reclass tables'.K$2:.L$4];2;0)" office:value-type="float" office:value="1" calcext:value-type="float">
            <text:p>1</text:p>
          </table:table-cell>
          <table:table-cell table:style-name="ce4" table:formula="of:=[.B634]+[.D634]+[.F634]+[.H634]+[.J634]+[.L634]" office:value-type="float" office:value="3541200" calcext:value-type="float">
            <text:p>3541200</text:p>
          </table:table-cell>
          <table:table-cell table:style-name="ce6" table:formula="of:=AVERAGE([.N646];[.N658])" office:value-type="float" office:value="0.6875" calcext:value-type="float">
            <text:p>0.68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3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35];[$'reclass tables'.K$2:.L$4];2;0)" office:value-type="float" office:value="2" calcext:value-type="float">
            <text:p>2</text:p>
          </table:table-cell>
          <table:table-cell table:style-name="ce4" table:formula="of:=[.B635]+[.D635]+[.F635]+[.H635]+[.J635]+[.L635]" office:value-type="float" office:value="3541200" calcext:value-type="float">
            <text:p>3541200</text:p>
          </table:table-cell>
          <table:table-cell table:style-name="ce6" table:formula="of:=AVERAGE([.N647];[.N659])" office:value-type="float" office:value="0.6875" calcext:value-type="float">
            <text:p>0.68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3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36];[$'reclass tables'.K$2:.L$4];2;0)" office:value-type="float" office:value="3" calcext:value-type="float">
            <text:p>3</text:p>
          </table:table-cell>
          <table:table-cell table:style-name="ce4" table:formula="of:=[.B636]+[.D636]+[.F636]+[.H636]+[.J636]+[.L636]" office:value-type="float" office:value="3541200" calcext:value-type="float">
            <text:p>3541200</text:p>
          </table:table-cell>
          <table:table-cell table:style-name="ce6" table:formula="of:=AVERAGE([.N648];[.N660])" office:value-type="float" office:value="0.3125" calcext:value-type="float">
            <text:p>0.31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7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37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37];[$'reclass tables'.K$2:.L$4];2;0)" office:value-type="float" office:value="1" calcext:value-type="float">
            <text:p>1</text:p>
          </table:table-cell>
          <table:table-cell table:style-name="ce4" table:formula="of:=[.B637]+[.D637]+[.F637]+[.H637]+[.J637]+[.L637]" office:value-type="float" office:value="3541210" calcext:value-type="float">
            <text:p>3541210</text:p>
          </table:table-cell>
          <table:table-cell table:style-name="ce6" table:formula="of:=AVERAGE([.N649];[.N661])" office:value-type="float" office:value="0.6875" calcext:value-type="float">
            <text:p>0.68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8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38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38];[$'reclass tables'.K$2:.L$4];2;0)" office:value-type="float" office:value="2" calcext:value-type="float">
            <text:p>2</text:p>
          </table:table-cell>
          <table:table-cell table:style-name="ce4" table:formula="of:=[.B638]+[.D638]+[.F638]+[.H638]+[.J638]+[.L638]" office:value-type="float" office:value="3541210" calcext:value-type="float">
            <text:p>3541210</text:p>
          </table:table-cell>
          <table:table-cell table:style-name="ce6" table:formula="of:=AVERAGE([.N650];[.N662])" office:value-type="float" office:value="0.6875" calcext:value-type="float">
            <text:p>0.687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3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3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63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39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39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39];[$'reclass tables'.K$2:.L$4];2;0)" office:value-type="float" office:value="3" calcext:value-type="float">
            <text:p>3</text:p>
          </table:table-cell>
          <table:table-cell table:style-name="ce4" table:formula="of:=[.B639]+[.D639]+[.F639]+[.H639]+[.J639]+[.L639]" office:value-type="float" office:value="3541210" calcext:value-type="float">
            <text:p>3541210</text:p>
          </table:table-cell>
          <table:table-cell table:style-name="ce6" table:formula="of:=AVERAGE([.N651];[.N663])" office:value-type="float" office:value="0.3125" calcext:value-type="float">
            <text:p>0.312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4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40];[$'reclass tables'.K$2:.L$4];2;0)" office:value-type="float" office:value="1" calcext:value-type="float">
            <text:p>1</text:p>
          </table:table-cell>
          <table:table-cell table:style-name="ce4" table:formula="of:=[.B640]+[.D640]+[.F640]+[.H640]+[.J640]+[.L640]" office:value-type="float" office:value="3542100" calcext:value-type="float">
            <text:p>354210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4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41];[$'reclass tables'.K$2:.L$4];2;0)" office:value-type="float" office:value="2" calcext:value-type="float">
            <text:p>2</text:p>
          </table:table-cell>
          <table:table-cell table:style-name="ce4" table:formula="of:=[.B641]+[.D641]+[.F641]+[.H641]+[.J641]+[.L641]" office:value-type="float" office:value="3542100" calcext:value-type="float">
            <text:p>354210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4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42];[$'reclass tables'.K$2:.L$4];2;0)" office:value-type="float" office:value="3" calcext:value-type="float">
            <text:p>3</text:p>
          </table:table-cell>
          <table:table-cell table:style-name="ce4" table:formula="of:=[.B642]+[.D642]+[.F642]+[.H642]+[.J642]+[.L642]" office:value-type="float" office:value="3542100" calcext:value-type="float">
            <text:p>3542100</text:p>
          </table:table-cell>
          <table:table-cell table:style-name="ce6" office:value-type="float" office:value="0.394" calcext:value-type="float">
            <text:p>0.394</text:p>
          </table:table-cell>
          <table:table-cell table:style-name="ce11" office:value-type="string" calcext:value-type="string">
            <text:p>Missing Forest type: if available, use the value for the same (or most similar) Forest type but different Origin (such as Quercus for Broadleaf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3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43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43];[$'reclass tables'.K$2:.L$4];2;0)" office:value-type="float" office:value="1" calcext:value-type="float">
            <text:p>1</text:p>
          </table:table-cell>
          <table:table-cell table:style-name="ce4" table:formula="of:=[.B643]+[.D643]+[.F643]+[.H643]+[.J643]+[.L643]" office:value-type="float" office:value="3542110" calcext:value-type="float">
            <text:p>3542110</text:p>
          </table:table-cell>
          <table:table-cell office:value-type="float" office:value="1.155" calcext:value-type="float">
            <text:p>1.15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4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44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44];[$'reclass tables'.K$2:.L$4];2;0)" office:value-type="float" office:value="2" calcext:value-type="float">
            <text:p>2</text:p>
          </table:table-cell>
          <table:table-cell table:style-name="ce4" table:formula="of:=[.B644]+[.D644]+[.F644]+[.H644]+[.J644]+[.L644]" office:value-type="float" office:value="3542110" calcext:value-type="float">
            <text:p>3542110</text:p>
          </table:table-cell>
          <table:table-cell office:value-type="float" office:value="1.155" calcext:value-type="float">
            <text:p>1.15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4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45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45];[$'reclass tables'.K$2:.L$4];2;0)" office:value-type="float" office:value="3" calcext:value-type="float">
            <text:p>3</text:p>
          </table:table-cell>
          <table:table-cell table:style-name="ce4" table:formula="of:=[.B645]+[.D645]+[.F645]+[.H645]+[.J645]+[.L645]" office:value-type="float" office:value="3542110" calcext:value-type="float">
            <text:p>3542110</text:p>
          </table:table-cell>
          <table:table-cell office:value-type="float" office:value="0.394" calcext:value-type="float">
            <text:p>0.39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46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4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46];[$'reclass tables'.K$2:.L$4];2;0)" office:value-type="float" office:value="1" calcext:value-type="float">
            <text:p>1</text:p>
          </table:table-cell>
          <table:table-cell table:style-name="ce4" table:formula="of:=[.B646]+[.D646]+[.F646]+[.H646]+[.J646]+[.L646]" office:value-type="float" office:value="3542200" calcext:value-type="float">
            <text:p>354220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4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4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47];[$'reclass tables'.K$2:.L$4];2;0)" office:value-type="float" office:value="2" calcext:value-type="float">
            <text:p>2</text:p>
          </table:table-cell>
          <table:table-cell table:style-name="ce4" table:formula="of:=[.B647]+[.D647]+[.F647]+[.H647]+[.J647]+[.L647]" office:value-type="float" office:value="3542200" calcext:value-type="float">
            <text:p>354220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4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4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48];[$'reclass tables'.K$2:.L$4];2;0)" office:value-type="float" office:value="3" calcext:value-type="float">
            <text:p>3</text:p>
          </table:table-cell>
          <table:table-cell table:style-name="ce4" table:formula="of:=[.B648]+[.D648]+[.F648]+[.H648]+[.J648]+[.L648]" office:value-type="float" office:value="3542200" calcext:value-type="float">
            <text:p>3542200</text:p>
          </table:table-cell>
          <table:table-cell table:style-name="ce6" office:value-type="float" office:value="0.394" calcext:value-type="float">
            <text:p>0.394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4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4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4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49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49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49];[$'reclass tables'.K$2:.L$4];2;0)" office:value-type="float" office:value="1" calcext:value-type="float">
            <text:p>1</text:p>
          </table:table-cell>
          <table:table-cell table:style-name="ce4" table:formula="of:=[.B649]+[.D649]+[.F649]+[.H649]+[.J649]+[.L649]" office:value-type="float" office:value="3542210" calcext:value-type="float">
            <text:p>354221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5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50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50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50];[$'reclass tables'.K$2:.L$4];2;0)" office:value-type="float" office:value="2" calcext:value-type="float">
            <text:p>2</text:p>
          </table:table-cell>
          <table:table-cell table:style-name="ce4" table:formula="of:=[.B650]+[.D650]+[.F650]+[.H650]+[.J650]+[.L650]" office:value-type="float" office:value="3542210" calcext:value-type="float">
            <text:p>3542210</text:p>
          </table:table-cell>
          <table:table-cell table:style-name="ce6" office:value-type="float" office:value="1.155" calcext:value-type="float">
            <text:p>1.155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65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5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51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51];[$'reclass tables'.K$2:.L$4];2;0)" office:value-type="float" office:value="3" calcext:value-type="float">
            <text:p>3</text:p>
          </table:table-cell>
          <table:table-cell table:style-name="ce4" table:formula="of:=[.B651]+[.D651]+[.F651]+[.H651]+[.J651]+[.L651]" office:value-type="float" office:value="3542210" calcext:value-type="float">
            <text:p>3542210</text:p>
          </table:table-cell>
          <table:table-cell table:style-name="ce6" office:value-type="float" office:value="0.394" calcext:value-type="float">
            <text:p>0.394</text:p>
          </table:table-cell>
          <table:table-cell table:style-name="ce11" office:value-type="string" calcext:value-type="string">
            <text:p>Missing Origin in the IPCC table: if available, use the value for the same Forest typ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5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52];[$'reclass tables'.K$2:.L$4];2;0)" office:value-type="float" office:value="1" calcext:value-type="float">
            <text:p>1</text:p>
          </table:table-cell>
          <table:table-cell table:style-name="ce4" table:formula="of:=[.B652]+[.D652]+[.F652]+[.H652]+[.J652]+[.L652]" office:value-type="float" office:value="3543100" calcext:value-type="float">
            <text:p>3543100</text:p>
          </table:table-cell>
          <table:table-cell table:style-name="ce6" office:value-type="float" office:value="0.37" calcext:value-type="float">
            <text:p>0.3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5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53];[$'reclass tables'.K$2:.L$4];2;0)" office:value-type="float" office:value="2" calcext:value-type="float">
            <text:p>2</text:p>
          </table:table-cell>
          <table:table-cell table:style-name="ce4" table:formula="of:=[.B653]+[.D653]+[.F653]+[.H653]+[.J653]+[.L653]" office:value-type="float" office:value="3543100" calcext:value-type="float">
            <text:p>3543100</text:p>
          </table:table-cell>
          <table:table-cell table:style-name="ce6" office:value-type="float" office:value="0.37" calcext:value-type="float">
            <text:p>0.3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5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54];[$'reclass tables'.K$2:.L$4];2;0)" office:value-type="float" office:value="3" calcext:value-type="float">
            <text:p>3</text:p>
          </table:table-cell>
          <table:table-cell table:style-name="ce4" table:formula="of:=[.B654]+[.D654]+[.F654]+[.H654]+[.J654]+[.L654]" office:value-type="float" office:value="3543100" calcext:value-type="float">
            <text:p>3543100</text:p>
          </table:table-cell>
          <table:table-cell table:style-name="ce6" office:value-type="float" office:value="0.217" calcext:value-type="float">
            <text:p>0.21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5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55];[$'reclass tables'.K$2:.L$4];2;0)" office:value-type="float" office:value="1" calcext:value-type="float">
            <text:p>1</text:p>
          </table:table-cell>
          <table:table-cell table:style-name="ce4" table:formula="of:=[.B655]+[.D655]+[.F655]+[.H655]+[.J655]+[.L655]" office:value-type="float" office:value="3543110" calcext:value-type="float">
            <text:p>3543110</text:p>
          </table:table-cell>
          <table:table-cell table:style-name="ce6" office:value-type="float" office:value="0.37" calcext:value-type="float">
            <text:p>0.3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5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56];[$'reclass tables'.K$2:.L$4];2;0)" office:value-type="float" office:value="2" calcext:value-type="float">
            <text:p>2</text:p>
          </table:table-cell>
          <table:table-cell table:style-name="ce4" table:formula="of:=[.B656]+[.D656]+[.F656]+[.H656]+[.J656]+[.L656]" office:value-type="float" office:value="3543110" calcext:value-type="float">
            <text:p>3543110</text:p>
          </table:table-cell>
          <table:table-cell table:style-name="ce6" office:value-type="float" office:value="0.37" calcext:value-type="float">
            <text:p>0.3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5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65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57];[$'reclass tables'.K$2:.L$4];2;0)" office:value-type="float" office:value="3" calcext:value-type="float">
            <text:p>3</text:p>
          </table:table-cell>
          <table:table-cell table:style-name="ce4" table:formula="of:=[.B657]+[.D657]+[.F657]+[.H657]+[.J657]+[.L657]" office:value-type="float" office:value="3543110" calcext:value-type="float">
            <text:p>3543110</text:p>
          </table:table-cell>
          <table:table-cell table:style-name="ce6" office:value-type="float" office:value="0.217" calcext:value-type="float">
            <text:p>0.217</text:p>
          </table:table-cell>
          <table:table-cell table:style-name="ce11" office:value-type="string" calcext:value-type="string">
            <text:p>Taken from Americas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5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5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58];[$'reclass tables'.K$2:.L$4];2;0)" office:value-type="float" office:value="1" calcext:value-type="float">
            <text:p>1</text:p>
          </table:table-cell>
          <table:table-cell table:style-name="ce4" table:formula="of:=[.B658]+[.D658]+[.F658]+[.H658]+[.J658]+[.L658]" office:value-type="float" office:value="3543200" calcext:value-type="float">
            <text:p>3543200</text:p>
          </table:table-cell>
          <table:table-cell table:style-name="ce6" office:value-type="float" office:value="0.22" calcext:value-type="float">
            <text:p>0.22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5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5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5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5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5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59];[$'reclass tables'.K$2:.L$4];2;0)" office:value-type="float" office:value="2" calcext:value-type="float">
            <text:p>2</text:p>
          </table:table-cell>
          <table:table-cell table:style-name="ce4" table:formula="of:=[.B659]+[.D659]+[.F659]+[.H659]+[.J659]+[.L659]" office:value-type="float" office:value="3543200" calcext:value-type="float">
            <text:p>3543200</text:p>
          </table:table-cell>
          <table:table-cell table:style-name="ce6" office:value-type="float" office:value="0.22" calcext:value-type="float">
            <text:p>0.22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6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6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6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6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60];[$'reclass tables'.K$2:.L$4];2;0)" office:value-type="float" office:value="3" calcext:value-type="float">
            <text:p>3</text:p>
          </table:table-cell>
          <table:table-cell table:style-name="ce4" table:formula="of:=[.B660]+[.D660]+[.F660]+[.H660]+[.J660]+[.L660]" office:value-type="float" office:value="3543200" calcext:value-type="float">
            <text:p>354320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6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6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6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61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661];[$'reclass tables'.K$2:.L$4];2;0)" office:value-type="float" office:value="1" calcext:value-type="float">
            <text:p>1</text:p>
          </table:table-cell>
          <table:table-cell table:style-name="ce4" table:formula="of:=[.B661]+[.D661]+[.F661]+[.H661]+[.J661]+[.L661]" office:value-type="float" office:value="3543210" calcext:value-type="float">
            <text:p>3543210</text:p>
          </table:table-cell>
          <table:table-cell table:style-name="ce6" office:value-type="float" office:value="0.22" calcext:value-type="float">
            <text:p>0.22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6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6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6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62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662];[$'reclass tables'.K$2:.L$4];2;0)" office:value-type="float" office:value="2" calcext:value-type="float">
            <text:p>2</text:p>
          </table:table-cell>
          <table:table-cell table:style-name="ce4" table:formula="of:=[.B662]+[.D662]+[.F662]+[.H662]+[.J662]+[.L662]" office:value-type="float" office:value="3543210" calcext:value-type="float">
            <text:p>3543210</text:p>
          </table:table-cell>
          <table:table-cell table:style-name="ce6" office:value-type="float" office:value="0.22" calcext:value-type="float">
            <text:p>0.22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Europe</text:p>
          </table:table-cell>
          <table:table-cell table:formula="of:=VLOOKUP([.C66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66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6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663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663];[$'reclass tables'.K$2:.L$4];2;0)" office:value-type="float" office:value="3" calcext:value-type="float">
            <text:p>3</text:p>
          </table:table-cell>
          <table:table-cell table:style-name="ce4" table:formula="of:=[.B663]+[.D663]+[.F663]+[.H663]+[.J663]+[.L663]" office:value-type="float" office:value="3543210" calcext:value-type="float">
            <text:p>354321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6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6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64];[$'reclass tables'.K$2:.L$4];2;0)" office:value-type="float" office:value="1" calcext:value-type="float">
            <text:p>1</text:p>
          </table:table-cell>
          <table:table-cell table:style-name="ce4" table:formula="of:=[.B664]+[.D664]+[.F664]+[.H664]+[.J664]+[.L664]" office:value-type="float" office:value="3551100" calcext:value-type="float">
            <text:p>3551100</text:p>
          </table:table-cell>
          <table:table-cell table:style-name="ce6" table:formula="of:=AVERAGE([.N670];[.N676])" office:value-type="float" office:value="0.188" calcext:value-type="float">
            <text:p>0.188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6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65];[$'reclass tables'.K$2:.L$4];2;0)" office:value-type="float" office:value="2" calcext:value-type="float">
            <text:p>2</text:p>
          </table:table-cell>
          <table:table-cell table:style-name="ce4" table:formula="of:=[.B665]+[.D665]+[.F665]+[.H665]+[.J665]+[.L665]" office:value-type="float" office:value="3551100" calcext:value-type="float">
            <text:p>3551100</text:p>
          </table:table-cell>
          <table:table-cell table:style-name="ce6" table:formula="of:=AVERAGE([.N671];[.N677])" office:value-type="float" office:value="0.188" calcext:value-type="float">
            <text:p>0.188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6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66];[$'reclass tables'.K$2:.L$4];2;0)" office:value-type="float" office:value="3" calcext:value-type="float">
            <text:p>3</text:p>
          </table:table-cell>
          <table:table-cell table:style-name="ce4" table:formula="of:=[.B666]+[.D666]+[.F666]+[.H666]+[.J666]+[.L666]" office:value-type="float" office:value="3551100" calcext:value-type="float">
            <text:p>3551100</text:p>
          </table:table-cell>
          <table:table-cell table:style-name="ce6" table:formula="of:=AVERAGE([.N672];[.N678])" office:value-type="float" office:value="0.213" calcext:value-type="float">
            <text:p>0.213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67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6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67];[$'reclass tables'.K$2:.L$4];2;0)" office:value-type="float" office:value="1" calcext:value-type="float">
            <text:p>1</text:p>
          </table:table-cell>
          <table:table-cell table:style-name="ce4" table:formula="of:=[.B667]+[.D667]+[.F667]+[.H667]+[.J667]+[.L667]" office:value-type="float" office:value="3551200" calcext:value-type="float">
            <text:p>3551200</text:p>
          </table:table-cell>
          <table:table-cell table:style-name="ce6" table:formula="of:=AVERAGE([.N673];[.N679])" office:value-type="float" office:value="0.262" calcext:value-type="float">
            <text:p>0.26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6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6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68];[$'reclass tables'.K$2:.L$4];2;0)" office:value-type="float" office:value="2" calcext:value-type="float">
            <text:p>2</text:p>
          </table:table-cell>
          <table:table-cell table:style-name="ce4" table:formula="of:=[.B668]+[.D668]+[.F668]+[.H668]+[.J668]+[.L668]" office:value-type="float" office:value="3551200" calcext:value-type="float">
            <text:p>3551200</text:p>
          </table:table-cell>
          <table:table-cell table:style-name="ce6" table:formula="of:=AVERAGE([.N674];[.N680])" office:value-type="float" office:value="0.262" calcext:value-type="float">
            <text:p>0.262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6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6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66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66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6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69];[$'reclass tables'.K$2:.L$4];2;0)" office:value-type="float" office:value="3" calcext:value-type="float">
            <text:p>3</text:p>
          </table:table-cell>
          <table:table-cell table:style-name="ce4" table:formula="of:=[.B669]+[.D669]+[.F669]+[.H669]+[.J669]+[.L669]" office:value-type="float" office:value="3551200" calcext:value-type="float">
            <text:p>3551200</text:p>
          </table:table-cell>
          <table:table-cell table:style-name="ce6" table:formula="of:=AVERAGE([.N675];[.N681])" office:value-type="float" office:value="0.2245" calcext:value-type="float">
            <text:p>0.2245</text:p>
          </table:table-cell>
          <table:table-cell table:style-name="ce8" office:value-type="string" calcext:value-type="string">
            <text:p>Assign to the Mosaic class the average R value of the Broadleaf and Conifers instead of the R value for Other Broadlea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7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70];[$'reclass tables'.K$2:.L$4];2;0)" office:value-type="float" office:value="1" calcext:value-type="float">
            <text:p>1</text:p>
          </table:table-cell>
          <table:table-cell table:style-name="ce4" table:formula="of:=[.B670]+[.D670]+[.F670]+[.H670]+[.J670]+[.L670]" office:value-type="float" office:value="3552100" calcext:value-type="float">
            <text:p>3552100</text:p>
          </table:table-cell>
          <table:table-cell office:value-type="float" office:value="0.145" calcext:value-type="float">
            <text:p>0.14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71];[$'reclass tables'.K$2:.L$4];2;0)" office:value-type="float" office:value="2" calcext:value-type="float">
            <text:p>2</text:p>
          </table:table-cell>
          <table:table-cell table:style-name="ce4" table:formula="of:=[.B671]+[.D671]+[.F671]+[.H671]+[.J671]+[.L671]" office:value-type="float" office:value="3552100" calcext:value-type="float">
            <text:p>3552100</text:p>
          </table:table-cell>
          <table:table-cell office:value-type="float" office:value="0.145" calcext:value-type="float">
            <text:p>0.145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2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72];[$'reclass tables'.K$2:.L$4];2;0)" office:value-type="float" office:value="3" calcext:value-type="float">
            <text:p>3</text:p>
          </table:table-cell>
          <table:table-cell table:style-name="ce4" table:formula="of:=[.B672]+[.D672]+[.F672]+[.H672]+[.J672]+[.L672]" office:value-type="float" office:value="3552100" calcext:value-type="float">
            <text:p>3552100</text:p>
          </table:table-cell>
          <table:table-cell office:value-type="float" office:value="0.302" calcext:value-type="float">
            <text:p>0.302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3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73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7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73];[$'reclass tables'.K$2:.L$4];2;0)" office:value-type="float" office:value="1" calcext:value-type="float">
            <text:p>1</text:p>
          </table:table-cell>
          <table:table-cell table:style-name="ce4" table:formula="of:=[.B673]+[.D673]+[.F673]+[.H673]+[.J673]+[.L673]" office:value-type="float" office:value="3552200" calcext:value-type="float">
            <text:p>355220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4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4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74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7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74];[$'reclass tables'.K$2:.L$4];2;0)" office:value-type="float" office:value="2" calcext:value-type="float">
            <text:p>2</text:p>
          </table:table-cell>
          <table:table-cell table:style-name="ce4" table:formula="of:=[.B674]+[.D674]+[.F674]+[.H674]+[.J674]+[.L674]" office:value-type="float" office:value="3552200" calcext:value-type="float">
            <text:p>355220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5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5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67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675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7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75];[$'reclass tables'.K$2:.L$4];2;0)" office:value-type="float" office:value="3" calcext:value-type="float">
            <text:p>3</text:p>
          </table:table-cell>
          <table:table-cell table:style-name="ce4" table:formula="of:=[.B675]+[.D675]+[.F675]+[.H675]+[.J675]+[.L675]" office:value-type="float" office:value="3552200" calcext:value-type="float">
            <text:p>3552200</text:p>
          </table:table-cell>
          <table:table-cell table:style-name="ce6" office:value-type="float" office:value="0.248" calcext:value-type="float">
            <text:p>0.248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6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6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7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76];[$'reclass tables'.K$2:.L$4];2;0)" office:value-type="float" office:value="1" calcext:value-type="float">
            <text:p>1</text:p>
          </table:table-cell>
          <table:table-cell table:style-name="ce4" table:formula="of:=[.B676]+[.D676]+[.F676]+[.H676]+[.J676]+[.L676]" office:value-type="float" office:value="3553100" calcext:value-type="float">
            <text:p>355310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7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7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77];[$'reclass tables'.K$2:.L$4];2;0)" office:value-type="float" office:value="2" calcext:value-type="float">
            <text:p>2</text:p>
          </table:table-cell>
          <table:table-cell table:style-name="ce4" table:formula="of:=[.B677]+[.D677]+[.F677]+[.H677]+[.J677]+[.L677]" office:value-type="float" office:value="3553100" calcext:value-type="float">
            <text:p>3553100</text:p>
          </table:table-cell>
          <table:table-cell table:style-name="ce6" office:value-type="float" office:value="0.231" calcext:value-type="float">
            <text:p>0.231</text:p>
          </table:table-cell>
          <table:table-cell table:style-name="ce8" office:value-type="string" calcext:value-type="string">
            <text:p>Taken from Asia's R coefficient for the same combin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8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7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7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78];[$'reclass tables'.K$2:.L$4];2;0)" office:value-type="float" office:value="3" calcext:value-type="float">
            <text:p>3</text:p>
          </table:table-cell>
          <table:table-cell table:style-name="ce4" table:formula="of:=[.B678]+[.D678]+[.F678]+[.H678]+[.J678]+[.L678]" office:value-type="float" office:value="3553100" calcext:value-type="float">
            <text:p>3553100</text:p>
          </table:table-cell>
          <table:table-cell office:value-type="float" office:value="0.124" calcext:value-type="float">
            <text:p>0.1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79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7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7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7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7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79];[$'reclass tables'.K$2:.L$4];2;0)" office:value-type="float" office:value="1" calcext:value-type="float">
            <text:p>1</text:p>
          </table:table-cell>
          <table:table-cell table:style-name="ce4" table:formula="of:=[.B679]+[.D679]+[.F679]+[.H679]+[.J679]+[.L679]" office:value-type="float" office:value="3553200" calcext:value-type="float">
            <text:p>3553200</text:p>
          </table:table-cell>
          <table:table-cell office:value-type="float" office:value="0.293" calcext:value-type="float">
            <text:p>0.29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80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80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8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8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8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80];[$'reclass tables'.K$2:.L$4];2;0)" office:value-type="float" office:value="2" calcext:value-type="float">
            <text:p>2</text:p>
          </table:table-cell>
          <table:table-cell table:style-name="ce4" table:formula="of:=[.B680]+[.D680]+[.F680]+[.H680]+[.J680]+[.L680]" office:value-type="float" office:value="3553200" calcext:value-type="float">
            <text:p>3553200</text:p>
          </table:table-cell>
          <table:table-cell office:value-type="float" office:value="0.293" calcext:value-type="float">
            <text:p>0.293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81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Oceania</text:p>
          </table:table-cell>
          <table:table-cell table:formula="of:=VLOOKUP([.C681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68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68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68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81];[$'reclass tables'.K$2:.L$4];2;0)" office:value-type="float" office:value="3" calcext:value-type="float">
            <text:p>3</text:p>
          </table:table-cell>
          <table:table-cell table:style-name="ce4" table:formula="of:=[.B681]+[.D681]+[.F681]+[.H681]+[.J681]+[.L681]" office:value-type="float" office:value="3553200" calcext:value-type="float">
            <text:p>3553200</text:p>
          </table:table-cell>
          <table:table-cell office:value-type="float" office:value="0.201" calcext:value-type="float">
            <text:p>0.201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82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ntartica</text:p>
          </table:table-cell>
          <table:table-cell table:formula="of:=VLOOKUP([.C682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68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2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682];[$'reclass tables'.K$2:.L$4];2;0)" office:value-type="string" office:string-value="" calcext:value-type="error">
            <text:p>#N/A</text:p>
          </table:table-cell>
          <table:table-cell table:style-name="ce4" table:formula="of:=[.B682]+[.D682]+[.F682]+[.H682]+[.J682]+[.L682]" office:value-type="float" office:value="3561100" calcext:value-type="float">
            <text:p>35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erate Mountain System</text:p>
          </table:table-cell>
          <table:table-cell table:formula="of:=VLOOKUP([.A683];[$'reclass tables'.A$2:.B$13];2;0)" office:value-type="float" office:value="3500000" calcext:value-type="float">
            <text:p>3500000</text:p>
          </table:table-cell>
          <table:table-cell office:value-type="string" calcext:value-type="string">
            <text:p>Antartica</text:p>
          </table:table-cell>
          <table:table-cell table:formula="of:=VLOOKUP([.C683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68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83];[$'reclass tables'.K$2:.L$4];2;0)" office:value-type="float" office:value="1" calcext:value-type="float">
            <text:p>1</text:p>
          </table:table-cell>
          <table:table-cell table:style-name="ce4" table:formula="of:=[.B683]+[.D683]+[.F683]+[.H683]+[.J683]+[.L683]" office:value-type="float" office:value="3561100" calcext:value-type="float">
            <text:p>35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68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4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684];[$'reclass tables'.K$2:.L$4];2;0)" office:value-type="string" office:string-value="" calcext:value-type="error">
            <text:p>#N/A</text:p>
          </table:table-cell>
          <table:table-cell table:style-name="ce4" table:formula="of:=[.B684]+[.D684]+[.F684]+[.H684]+[.J684]+[.L684]" office:value-type="float" office:value="4121100" calcext:value-type="float">
            <text:p>412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68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85];[$'reclass tables'.K$2:.L$4];2;0)" office:value-type="float" office:value="1" calcext:value-type="float">
            <text:p>1</text:p>
          </table:table-cell>
          <table:table-cell table:style-name="ce4" table:formula="of:=[.B685]+[.D685]+[.F685]+[.H685]+[.J685]+[.L685]" office:value-type="float" office:value="4121100" calcext:value-type="float">
            <text:p>412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68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86];[$'reclass tables'.K$2:.L$4];2;0)" office:value-type="float" office:value="2" calcext:value-type="float">
            <text:p>2</text:p>
          </table:table-cell>
          <table:table-cell table:style-name="ce4" table:formula="of:=[.B686]+[.D686]+[.F686]+[.H686]+[.J686]+[.L686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68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8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87];[$'reclass tables'.K$2:.L$4];2;0)" office:value-type="float" office:value="3" calcext:value-type="float">
            <text:p>3</text:p>
          </table:table-cell>
          <table:table-cell table:style-name="ce4" table:formula="of:=[.B687]+[.D687]+[.F687]+[.H687]+[.J687]+[.L687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68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8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88];[$'reclass tables'.K$2:.L$4];2;0)" office:value-type="float" office:value="1" calcext:value-type="float">
            <text:p>1</text:p>
          </table:table-cell>
          <table:table-cell table:style-name="ce4" table:formula="of:=[.B688]+[.D688]+[.F688]+[.H688]+[.J688]+[.L688]" office:value-type="float" office:value="4122100" calcext:value-type="float">
            <text:p>412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8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8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68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8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8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89];[$'reclass tables'.K$2:.L$4];2;0)" office:value-type="float" office:value="2" calcext:value-type="float">
            <text:p>2</text:p>
          </table:table-cell>
          <table:table-cell table:style-name="ce4" table:formula="of:=[.B689]+[.D689]+[.F689]+[.H689]+[.J689]+[.L689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9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69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90];[$'reclass tables'.K$2:.L$4];2;0)" office:value-type="float" office:value="3" calcext:value-type="float">
            <text:p>3</text:p>
          </table:table-cell>
          <table:table-cell table:style-name="ce4" table:formula="of:=[.B690]+[.D690]+[.F690]+[.H690]+[.J690]+[.L690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9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9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91];[$'reclass tables'.K$2:.L$4];2;0)" office:value-type="float" office:value="1" calcext:value-type="float">
            <text:p>1</text:p>
          </table:table-cell>
          <table:table-cell table:style-name="ce4" table:formula="of:=[.B691]+[.D691]+[.F691]+[.H691]+[.J691]+[.L691]" office:value-type="float" office:value="4123100" calcext:value-type="float">
            <text:p>412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9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9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9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92];[$'reclass tables'.K$2:.L$4];2;0)" office:value-type="float" office:value="2" calcext:value-type="float">
            <text:p>2</text:p>
          </table:table-cell>
          <table:table-cell table:style-name="ce4" table:formula="of:=[.B692]+[.D692]+[.F692]+[.H692]+[.J692]+[.L692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69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69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69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93];[$'reclass tables'.K$2:.L$4];2;0)" office:value-type="float" office:value="3" calcext:value-type="float">
            <text:p>3</text:p>
          </table:table-cell>
          <table:table-cell table:style-name="ce4" table:formula="of:=[.B693]+[.D693]+[.F693]+[.H693]+[.J693]+[.L693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9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9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94];[$'reclass tables'.K$2:.L$4];2;0)" office:value-type="float" office:value="1" calcext:value-type="float">
            <text:p>1</text:p>
          </table:table-cell>
          <table:table-cell table:style-name="ce4" table:formula="of:=[.B694]+[.D694]+[.F694]+[.H694]+[.J694]+[.L694]" office:value-type="float" office:value="4131100" calcext:value-type="float">
            <text:p>413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9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9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95];[$'reclass tables'.K$2:.L$4];2;0)" office:value-type="float" office:value="2" calcext:value-type="float">
            <text:p>2</text:p>
          </table:table-cell>
          <table:table-cell table:style-name="ce4" table:formula="of:=[.B695]+[.D695]+[.F695]+[.H695]+[.J695]+[.L695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69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69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96];[$'reclass tables'.K$2:.L$4];2;0)" office:value-type="float" office:value="3" calcext:value-type="float">
            <text:p>3</text:p>
          </table:table-cell>
          <table:table-cell table:style-name="ce4" table:formula="of:=[.B696]+[.D696]+[.F696]+[.H696]+[.J696]+[.L696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9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9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697];[$'reclass tables'.K$2:.L$4];2;0)" office:value-type="float" office:value="1" calcext:value-type="float">
            <text:p>1</text:p>
          </table:table-cell>
          <table:table-cell table:style-name="ce4" table:formula="of:=[.B697]+[.D697]+[.F697]+[.H697]+[.J697]+[.L697]" office:value-type="float" office:value="4132100" calcext:value-type="float">
            <text:p>413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9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9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8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698];[$'reclass tables'.K$2:.L$4];2;0)" office:value-type="float" office:value="2" calcext:value-type="float">
            <text:p>2</text:p>
          </table:table-cell>
          <table:table-cell table:style-name="ce4" table:formula="of:=[.B698]+[.D698]+[.F698]+[.H698]+[.J698]+[.L698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69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69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69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69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699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699];[$'reclass tables'.K$2:.L$4];2;0)" office:value-type="float" office:value="3" calcext:value-type="float">
            <text:p>3</text:p>
          </table:table-cell>
          <table:table-cell table:style-name="ce4" table:formula="of:=[.B699]+[.D699]+[.F699]+[.H699]+[.J699]+[.L699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0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0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0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00];[$'reclass tables'.K$2:.L$4];2;0)" office:value-type="float" office:value="1" calcext:value-type="float">
            <text:p>1</text:p>
          </table:table-cell>
          <table:table-cell table:style-name="ce4" table:formula="of:=[.B700]+[.D700]+[.F700]+[.H700]+[.J700]+[.L700]" office:value-type="float" office:value="4133100" calcext:value-type="float">
            <text:p>413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0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0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0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01];[$'reclass tables'.K$2:.L$4];2;0)" office:value-type="float" office:value="2" calcext:value-type="float">
            <text:p>2</text:p>
          </table:table-cell>
          <table:table-cell table:style-name="ce4" table:formula="of:=[.B701]+[.D701]+[.F701]+[.H701]+[.J701]+[.L701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0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0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0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02];[$'reclass tables'.K$2:.L$4];2;0)" office:value-type="float" office:value="3" calcext:value-type="float">
            <text:p>3</text:p>
          </table:table-cell>
          <table:table-cell table:style-name="ce4" table:formula="of:=[.B702]+[.D702]+[.F702]+[.H702]+[.J702]+[.L702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03];[$'reclass tables'.K$2:.L$4];2;0)" office:value-type="float" office:value="1" calcext:value-type="float">
            <text:p>1</text:p>
          </table:table-cell>
          <table:table-cell table:style-name="ce4" table:formula="of:=[.B703]+[.D703]+[.F703]+[.H703]+[.J703]+[.L703]" office:value-type="float" office:value="4141100" calcext:value-type="float">
            <text:p>414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04];[$'reclass tables'.K$2:.L$4];2;0)" office:value-type="float" office:value="2" calcext:value-type="float">
            <text:p>2</text:p>
          </table:table-cell>
          <table:table-cell table:style-name="ce4" table:formula="of:=[.B704]+[.D704]+[.F704]+[.H704]+[.J704]+[.L704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0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05];[$'reclass tables'.K$2:.L$4];2;0)" office:value-type="float" office:value="3" calcext:value-type="float">
            <text:p>3</text:p>
          </table:table-cell>
          <table:table-cell table:style-name="ce4" table:formula="of:=[.B705]+[.D705]+[.F705]+[.H705]+[.J705]+[.L705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0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06];[$'reclass tables'.K$2:.L$4];2;0)" office:value-type="float" office:value="1" calcext:value-type="float">
            <text:p>1</text:p>
          </table:table-cell>
          <table:table-cell table:style-name="ce4" table:formula="of:=[.B706]+[.D706]+[.F706]+[.H706]+[.J706]+[.L706]" office:value-type="float" office:value="4141110" calcext:value-type="float">
            <text:p>4141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07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07];[$'reclass tables'.K$2:.L$4];2;0)" office:value-type="float" office:value="2" calcext:value-type="float">
            <text:p>2</text:p>
          </table:table-cell>
          <table:table-cell table:style-name="ce4" table:formula="of:=[.B707]+[.D707]+[.F707]+[.H707]+[.J707]+[.L707]" office:value-type="float" office:value="4141110" calcext:value-type="float">
            <text:p>4141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0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08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708];[$'reclass tables'.K$2:.L$4];2;0)" office:value-type="float" office:value="3" calcext:value-type="float">
            <text:p>3</text:p>
          </table:table-cell>
          <table:table-cell table:style-name="ce4" table:formula="of:=[.B708]+[.D708]+[.F708]+[.H708]+[.J708]+[.L708]" office:value-type="float" office:value="4141110" calcext:value-type="float">
            <text:p>4141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0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0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0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0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0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09];[$'reclass tables'.K$2:.L$4];2;0)" office:value-type="float" office:value="1" calcext:value-type="float">
            <text:p>1</text:p>
          </table:table-cell>
          <table:table-cell table:style-name="ce4" table:formula="of:=[.B709]+[.D709]+[.F709]+[.H709]+[.J709]+[.L709]" office:value-type="float" office:value="4141200" calcext:value-type="float">
            <text:p>4141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1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1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1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10];[$'reclass tables'.K$2:.L$4];2;0)" office:value-type="float" office:value="2" calcext:value-type="float">
            <text:p>2</text:p>
          </table:table-cell>
          <table:table-cell table:style-name="ce4" table:formula="of:=[.B710]+[.D710]+[.F710]+[.H710]+[.J710]+[.L710]" office:value-type="float" office:value="4141200" calcext:value-type="float">
            <text:p>4141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1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1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1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11];[$'reclass tables'.K$2:.L$4];2;0)" office:value-type="float" office:value="3" calcext:value-type="float">
            <text:p>3</text:p>
          </table:table-cell>
          <table:table-cell table:style-name="ce4" table:formula="of:=[.B711]+[.D711]+[.F711]+[.H711]+[.J711]+[.L711]" office:value-type="float" office:value="4141200" calcext:value-type="float">
            <text:p>4141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1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1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12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12];[$'reclass tables'.K$2:.L$4];2;0)" office:value-type="float" office:value="1" calcext:value-type="float">
            <text:p>1</text:p>
          </table:table-cell>
          <table:table-cell table:style-name="ce4" table:formula="of:=[.B712]+[.D712]+[.F712]+[.H712]+[.J712]+[.L712]" office:value-type="float" office:value="4141210" calcext:value-type="float">
            <text:p>41412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1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1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13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13];[$'reclass tables'.K$2:.L$4];2;0)" office:value-type="float" office:value="2" calcext:value-type="float">
            <text:p>2</text:p>
          </table:table-cell>
          <table:table-cell table:style-name="ce4" table:formula="of:=[.B713]+[.D713]+[.F713]+[.H713]+[.J713]+[.L713]" office:value-type="float" office:value="4141210" calcext:value-type="float">
            <text:p>41412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1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1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14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714];[$'reclass tables'.K$2:.L$4];2;0)" office:value-type="float" office:value="3" calcext:value-type="float">
            <text:p>3</text:p>
          </table:table-cell>
          <table:table-cell table:style-name="ce4" table:formula="of:=[.B714]+[.D714]+[.F714]+[.H714]+[.J714]+[.L714]" office:value-type="float" office:value="4141210" calcext:value-type="float">
            <text:p>41412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1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1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1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15];[$'reclass tables'.K$2:.L$4];2;0)" office:value-type="float" office:value="1" calcext:value-type="float">
            <text:p>1</text:p>
          </table:table-cell>
          <table:table-cell table:style-name="ce4" table:formula="of:=[.B715]+[.D715]+[.F715]+[.H715]+[.J715]+[.L715]" office:value-type="float" office:value="4142100" calcext:value-type="float">
            <text:p>414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1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1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1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16];[$'reclass tables'.K$2:.L$4];2;0)" office:value-type="float" office:value="2" calcext:value-type="float">
            <text:p>2</text:p>
          </table:table-cell>
          <table:table-cell table:style-name="ce4" table:formula="of:=[.B716]+[.D716]+[.F716]+[.H716]+[.J716]+[.L716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1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1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1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17];[$'reclass tables'.K$2:.L$4];2;0)" office:value-type="float" office:value="3" calcext:value-type="float">
            <text:p>3</text:p>
          </table:table-cell>
          <table:table-cell table:style-name="ce4" table:formula="of:=[.B717]+[.D717]+[.F717]+[.H717]+[.J717]+[.L717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1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1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18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18];[$'reclass tables'.K$2:.L$4];2;0)" office:value-type="float" office:value="1" calcext:value-type="float">
            <text:p>1</text:p>
          </table:table-cell>
          <table:table-cell table:style-name="ce4" table:formula="of:=[.B718]+[.D718]+[.F718]+[.H718]+[.J718]+[.L718]" office:value-type="float" office:value="4142110" calcext:value-type="float">
            <text:p>4142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1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1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1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19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19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19];[$'reclass tables'.K$2:.L$4];2;0)" office:value-type="float" office:value="2" calcext:value-type="float">
            <text:p>2</text:p>
          </table:table-cell>
          <table:table-cell table:style-name="ce4" table:formula="of:=[.B719]+[.D719]+[.F719]+[.H719]+[.J719]+[.L719]" office:value-type="float" office:value="4142110" calcext:value-type="float">
            <text:p>4142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2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72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20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20];[$'reclass tables'.K$2:.L$4];2;0)" office:value-type="float" office:value="1" calcext:value-type="float">
            <text:p>1</text:p>
          </table:table-cell>
          <table:table-cell table:style-name="ce4" table:formula="of:=[.B720]+[.D720]+[.F720]+[.H720]+[.J720]+[.L720]" office:value-type="float" office:value="4142200" calcext:value-type="float">
            <text:p>4142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2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72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21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21];[$'reclass tables'.K$2:.L$4];2;0)" office:value-type="float" office:value="2" calcext:value-type="float">
            <text:p>2</text:p>
          </table:table-cell>
          <table:table-cell table:style-name="ce4" table:formula="of:=[.B721]+[.D721]+[.F721]+[.H721]+[.J721]+[.L721]" office:value-type="float" office:value="4142200" calcext:value-type="float">
            <text:p>4142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2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722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22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22];[$'reclass tables'.K$2:.L$4];2;0)" office:value-type="float" office:value="3" calcext:value-type="float">
            <text:p>3</text:p>
          </table:table-cell>
          <table:table-cell table:style-name="ce4" table:formula="of:=[.B722]+[.D722]+[.F722]+[.H722]+[.J722]+[.L722]" office:value-type="float" office:value="4142200" calcext:value-type="float">
            <text:p>4142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2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23];[$'reclass tables'.K$2:.L$4];2;0)" office:value-type="float" office:value="1" calcext:value-type="float">
            <text:p>1</text:p>
          </table:table-cell>
          <table:table-cell table:style-name="ce4" table:formula="of:=[.B723]+[.D723]+[.F723]+[.H723]+[.J723]+[.L723]" office:value-type="float" office:value="4143100" calcext:value-type="float">
            <text:p>414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2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24];[$'reclass tables'.K$2:.L$4];2;0)" office:value-type="float" office:value="2" calcext:value-type="float">
            <text:p>2</text:p>
          </table:table-cell>
          <table:table-cell table:style-name="ce4" table:formula="of:=[.B724]+[.D724]+[.F724]+[.H724]+[.J724]+[.L724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2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25];[$'reclass tables'.K$2:.L$4];2;0)" office:value-type="float" office:value="3" calcext:value-type="float">
            <text:p>3</text:p>
          </table:table-cell>
          <table:table-cell table:style-name="ce4" table:formula="of:=[.B725]+[.D725]+[.F725]+[.H725]+[.J725]+[.L725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26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26];[$'reclass tables'.K$2:.L$4];2;0)" office:value-type="float" office:value="1" calcext:value-type="float">
            <text:p>1</text:p>
          </table:table-cell>
          <table:table-cell table:style-name="ce4" table:formula="of:=[.B726]+[.D726]+[.F726]+[.H726]+[.J726]+[.L726]" office:value-type="float" office:value="4143110" calcext:value-type="float">
            <text:p>4143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27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27];[$'reclass tables'.K$2:.L$4];2;0)" office:value-type="float" office:value="2" calcext:value-type="float">
            <text:p>2</text:p>
          </table:table-cell>
          <table:table-cell table:style-name="ce4" table:formula="of:=[.B727]+[.D727]+[.F727]+[.H727]+[.J727]+[.L727]" office:value-type="float" office:value="4143110" calcext:value-type="float">
            <text:p>4143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28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28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728];[$'reclass tables'.K$2:.L$4];2;0)" office:value-type="float" office:value="3" calcext:value-type="float">
            <text:p>3</text:p>
          </table:table-cell>
          <table:table-cell table:style-name="ce4" table:formula="of:=[.B728]+[.D728]+[.F728]+[.H728]+[.J728]+[.L728]" office:value-type="float" office:value="4143110" calcext:value-type="float">
            <text:p>4143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2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2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2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2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2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29];[$'reclass tables'.K$2:.L$4];2;0)" office:value-type="float" office:value="1" calcext:value-type="float">
            <text:p>1</text:p>
          </table:table-cell>
          <table:table-cell table:style-name="ce4" table:formula="of:=[.B729]+[.D729]+[.F729]+[.H729]+[.J729]+[.L729]" office:value-type="float" office:value="4143200" calcext:value-type="float">
            <text:p>4143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3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3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3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3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30];[$'reclass tables'.K$2:.L$4];2;0)" office:value-type="float" office:value="2" calcext:value-type="float">
            <text:p>2</text:p>
          </table:table-cell>
          <table:table-cell table:style-name="ce4" table:formula="of:=[.B730]+[.D730]+[.F730]+[.H730]+[.J730]+[.L730]" office:value-type="float" office:value="4143200" calcext:value-type="float">
            <text:p>4143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3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3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31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3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31];[$'reclass tables'.K$2:.L$4];2;0)" office:value-type="float" office:value="3" calcext:value-type="float">
            <text:p>3</text:p>
          </table:table-cell>
          <table:table-cell table:style-name="ce4" table:formula="of:=[.B731]+[.D731]+[.F731]+[.H731]+[.J731]+[.L731]" office:value-type="float" office:value="4143200" calcext:value-type="float">
            <text:p>4143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3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3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32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32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32];[$'reclass tables'.K$2:.L$4];2;0)" office:value-type="float" office:value="1" calcext:value-type="float">
            <text:p>1</text:p>
          </table:table-cell>
          <table:table-cell table:style-name="ce4" table:formula="of:=[.B732]+[.D732]+[.F732]+[.H732]+[.J732]+[.L732]" office:value-type="float" office:value="4143210" calcext:value-type="float">
            <text:p>41432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3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3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33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33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33];[$'reclass tables'.K$2:.L$4];2;0)" office:value-type="float" office:value="2" calcext:value-type="float">
            <text:p>2</text:p>
          </table:table-cell>
          <table:table-cell table:style-name="ce4" table:formula="of:=[.B733]+[.D733]+[.F733]+[.H733]+[.J733]+[.L733]" office:value-type="float" office:value="4143210" calcext:value-type="float">
            <text:p>41432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3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3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734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734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734];[$'reclass tables'.K$2:.L$4];2;0)" office:value-type="float" office:value="3" calcext:value-type="float">
            <text:p>3</text:p>
          </table:table-cell>
          <table:table-cell table:style-name="ce4" table:formula="of:=[.B734]+[.D734]+[.F734]+[.H734]+[.J734]+[.L734]" office:value-type="float" office:value="4143210" calcext:value-type="float">
            <text:p>41432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frica</text:p>
          </table:table-cell>
          <table:table-cell table:formula="of:=VLOOKUP([.C735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Mosaic</text:p>
          </table:table-cell>
          <table:table-cell table:formula="of:=VLOOKUP([.E73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3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3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35];[$'reclass tables'.K$2:.L$4];2;0)" office:value-type="float" office:value="1" calcext:value-type="float">
            <text:p>1</text:p>
          </table:table-cell>
          <table:table-cell table:style-name="ce4" table:formula="of:=[.B735]+[.D735]+[.F735]+[.H735]+[.J735]+[.L735]" office:value-type="float" office:value="4111100" calcext:value-type="float">
            <text:p>411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frica</text:p>
          </table:table-cell>
          <table:table-cell table:formula="of:=VLOOKUP([.C736];[$'reclass tables'.C$2:.D$7];2;0)" office:value-type="float" office:value="10000" calcext:value-type="float">
            <text:p>10000</text:p>
          </table:table-cell>
          <table:table-cell office:value-type="string" calcext:value-type="string">
            <text:p>BroadLeaf</text:p>
          </table:table-cell>
          <table:table-cell table:formula="of:=VLOOKUP([.E73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3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3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36];[$'reclass tables'.K$2:.L$4];2;0)" office:value-type="float" office:value="1" calcext:value-type="float">
            <text:p>1</text:p>
          </table:table-cell>
          <table:table-cell table:style-name="ce4" table:formula="of:=[.B736]+[.D736]+[.F736]+[.H736]+[.J736]+[.L736]" office:value-type="float" office:value="4112100" calcext:value-type="float">
            <text:p>411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3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3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3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37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37];[$'reclass tables'.K$2:.L$4];2;0)" office:value-type="string" office:string-value="" calcext:value-type="error">
            <text:p>#N/A</text:p>
          </table:table-cell>
          <table:table-cell table:style-name="ce4" table:formula="of:=[.B737]+[.D737]+[.F737]+[.H737]+[.J737]+[.L737]" office:value-type="float" office:value="4121100" calcext:value-type="float">
            <text:p>412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3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3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3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3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38];[$'reclass tables'.K$2:.L$4];2;0)" office:value-type="float" office:value="1" calcext:value-type="float">
            <text:p>1</text:p>
          </table:table-cell>
          <table:table-cell table:style-name="ce4" table:formula="of:=[.B738]+[.D738]+[.F738]+[.H738]+[.J738]+[.L738]" office:value-type="float" office:value="4121100" calcext:value-type="float">
            <text:p>412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3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3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3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3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3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39];[$'reclass tables'.K$2:.L$4];2;0)" office:value-type="float" office:value="2" calcext:value-type="float">
            <text:p>2</text:p>
          </table:table-cell>
          <table:table-cell table:style-name="ce4" table:formula="of:=[.B739]+[.D739]+[.F739]+[.H739]+[.J739]+[.L739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4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4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40];[$'reclass tables'.K$2:.L$4];2;0)" office:value-type="float" office:value="3" calcext:value-type="float">
            <text:p>3</text:p>
          </table:table-cell>
          <table:table-cell table:style-name="ce4" table:formula="of:=[.B740]+[.D740]+[.F740]+[.H740]+[.J740]+[.L740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4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4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41];[$'reclass tables'.K$2:.L$4];2;0)" office:value-type="float" office:value="1" calcext:value-type="float">
            <text:p>1</text:p>
          </table:table-cell>
          <table:table-cell table:style-name="ce4" table:formula="of:=[.B741]+[.D741]+[.F741]+[.H741]+[.J741]+[.L741]" office:value-type="float" office:value="4122100" calcext:value-type="float">
            <text:p>412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4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4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42];[$'reclass tables'.K$2:.L$4];2;0)" office:value-type="float" office:value="2" calcext:value-type="float">
            <text:p>2</text:p>
          </table:table-cell>
          <table:table-cell table:style-name="ce4" table:formula="of:=[.B742]+[.D742]+[.F742]+[.H742]+[.J742]+[.L742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4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4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43];[$'reclass tables'.K$2:.L$4];2;0)" office:value-type="float" office:value="3" calcext:value-type="float">
            <text:p>3</text:p>
          </table:table-cell>
          <table:table-cell table:style-name="ce4" table:formula="of:=[.B743]+[.D743]+[.F743]+[.H743]+[.J743]+[.L743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4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4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44];[$'reclass tables'.K$2:.L$4];2;0)" office:value-type="float" office:value="1" calcext:value-type="float">
            <text:p>1</text:p>
          </table:table-cell>
          <table:table-cell table:style-name="ce4" table:formula="of:=[.B744]+[.D744]+[.F744]+[.H744]+[.J744]+[.L744]" office:value-type="float" office:value="4123100" calcext:value-type="float">
            <text:p>412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4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4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45];[$'reclass tables'.K$2:.L$4];2;0)" office:value-type="float" office:value="2" calcext:value-type="float">
            <text:p>2</text:p>
          </table:table-cell>
          <table:table-cell table:style-name="ce4" table:formula="of:=[.B745]+[.D745]+[.F745]+[.H745]+[.J745]+[.L745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4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4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4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46];[$'reclass tables'.K$2:.L$4];2;0)" office:value-type="float" office:value="3" calcext:value-type="float">
            <text:p>3</text:p>
          </table:table-cell>
          <table:table-cell table:style-name="ce4" table:formula="of:=[.B746]+[.D746]+[.F746]+[.H746]+[.J746]+[.L746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4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4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4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7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47];[$'reclass tables'.K$2:.L$4];2;0)" office:value-type="string" office:string-value="" calcext:value-type="error">
            <text:p>#N/A</text:p>
          </table:table-cell>
          <table:table-cell table:style-name="ce4" table:formula="of:=[.B747]+[.D747]+[.F747]+[.H747]+[.J747]+[.L747]" office:value-type="float" office:value="4131100" calcext:value-type="float">
            <text:p>413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4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4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4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48];[$'reclass tables'.K$2:.L$4];2;0)" office:value-type="float" office:value="1" calcext:value-type="float">
            <text:p>1</text:p>
          </table:table-cell>
          <table:table-cell table:style-name="ce4" table:formula="of:=[.B748]+[.D748]+[.F748]+[.H748]+[.J748]+[.L748]" office:value-type="float" office:value="4131100" calcext:value-type="float">
            <text:p>413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4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4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4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4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4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49];[$'reclass tables'.K$2:.L$4];2;0)" office:value-type="float" office:value="2" calcext:value-type="float">
            <text:p>2</text:p>
          </table:table-cell>
          <table:table-cell table:style-name="ce4" table:formula="of:=[.B749]+[.D749]+[.F749]+[.H749]+[.J749]+[.L749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5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5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50];[$'reclass tables'.K$2:.L$4];2;0)" office:value-type="float" office:value="3" calcext:value-type="float">
            <text:p>3</text:p>
          </table:table-cell>
          <table:table-cell table:style-name="ce4" table:formula="of:=[.B750]+[.D750]+[.F750]+[.H750]+[.J750]+[.L750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1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5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5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51];[$'reclass tables'.K$2:.L$4];2;0)" office:value-type="float" office:value="1" calcext:value-type="float">
            <text:p>1</text:p>
          </table:table-cell>
          <table:table-cell table:style-name="ce4" table:formula="of:=[.B751]+[.D751]+[.F751]+[.H751]+[.J751]+[.L751]" office:value-type="float" office:value="4132100" calcext:value-type="float">
            <text:p>413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5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5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52];[$'reclass tables'.K$2:.L$4];2;0)" office:value-type="float" office:value="2" calcext:value-type="float">
            <text:p>2</text:p>
          </table:table-cell>
          <table:table-cell table:style-name="ce4" table:formula="of:=[.B752]+[.D752]+[.F752]+[.H752]+[.J752]+[.L752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5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5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53];[$'reclass tables'.K$2:.L$4];2;0)" office:value-type="float" office:value="3" calcext:value-type="float">
            <text:p>3</text:p>
          </table:table-cell>
          <table:table-cell table:style-name="ce4" table:formula="of:=[.B753]+[.D753]+[.F753]+[.H753]+[.J753]+[.L753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5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5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54];[$'reclass tables'.K$2:.L$4];2;0)" office:value-type="float" office:value="1" calcext:value-type="float">
            <text:p>1</text:p>
          </table:table-cell>
          <table:table-cell table:style-name="ce4" table:formula="of:=[.B754]+[.D754]+[.F754]+[.H754]+[.J754]+[.L754]" office:value-type="float" office:value="4133100" calcext:value-type="float">
            <text:p>413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5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5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55];[$'reclass tables'.K$2:.L$4];2;0)" office:value-type="float" office:value="2" calcext:value-type="float">
            <text:p>2</text:p>
          </table:table-cell>
          <table:table-cell table:style-name="ce4" table:formula="of:=[.B755]+[.D755]+[.F755]+[.H755]+[.J755]+[.L755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5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5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5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56];[$'reclass tables'.K$2:.L$4];2;0)" office:value-type="float" office:value="3" calcext:value-type="float">
            <text:p>3</text:p>
          </table:table-cell>
          <table:table-cell table:style-name="ce4" table:formula="of:=[.B756]+[.D756]+[.F756]+[.H756]+[.J756]+[.L756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5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5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5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7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57];[$'reclass tables'.K$2:.L$4];2;0)" office:value-type="string" office:string-value="" calcext:value-type="error">
            <text:p>#N/A</text:p>
          </table:table-cell>
          <table:table-cell table:style-name="ce4" table:formula="of:=[.B757]+[.D757]+[.F757]+[.H757]+[.J757]+[.L757]" office:value-type="float" office:value="4141100" calcext:value-type="float">
            <text:p>414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5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5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5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58];[$'reclass tables'.K$2:.L$4];2;0)" office:value-type="float" office:value="1" calcext:value-type="float">
            <text:p>1</text:p>
          </table:table-cell>
          <table:table-cell table:style-name="ce4" table:formula="of:=[.B758]+[.D758]+[.F758]+[.H758]+[.J758]+[.L758]" office:value-type="float" office:value="4141100" calcext:value-type="float">
            <text:p>414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5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5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5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5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5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59];[$'reclass tables'.K$2:.L$4];2;0)" office:value-type="float" office:value="2" calcext:value-type="float">
            <text:p>2</text:p>
          </table:table-cell>
          <table:table-cell table:style-name="ce4" table:formula="of:=[.B759]+[.D759]+[.F759]+[.H759]+[.J759]+[.L759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6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6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60];[$'reclass tables'.K$2:.L$4];2;0)" office:value-type="float" office:value="3" calcext:value-type="float">
            <text:p>3</text:p>
          </table:table-cell>
          <table:table-cell table:style-name="ce4" table:formula="of:=[.B760]+[.D760]+[.F760]+[.H760]+[.J760]+[.L760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6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6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1];[$'reclass tables'.K$2:.L$4];2;0)" office:value-type="float" office:value="1" calcext:value-type="float">
            <text:p>1</text:p>
          </table:table-cell>
          <table:table-cell table:style-name="ce4" table:formula="of:=[.B761]+[.D761]+[.F761]+[.H761]+[.J761]+[.L761]" office:value-type="float" office:value="4142100" calcext:value-type="float">
            <text:p>414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6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6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2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62];[$'reclass tables'.K$2:.L$4];2;0)" office:value-type="float" office:value="2" calcext:value-type="float">
            <text:p>2</text:p>
          </table:table-cell>
          <table:table-cell table:style-name="ce4" table:formula="of:=[.B762]+[.D762]+[.F762]+[.H762]+[.J762]+[.L762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76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6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3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63];[$'reclass tables'.K$2:.L$4];2;0)" office:value-type="float" office:value="3" calcext:value-type="float">
            <text:p>3</text:p>
          </table:table-cell>
          <table:table-cell table:style-name="ce4" table:formula="of:=[.B763]+[.D763]+[.F763]+[.H763]+[.J763]+[.L763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6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6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4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4];[$'reclass tables'.K$2:.L$4];2;0)" office:value-type="float" office:value="1" calcext:value-type="float">
            <text:p>1</text:p>
          </table:table-cell>
          <table:table-cell table:style-name="ce4" table:formula="of:=[.B764]+[.D764]+[.F764]+[.H764]+[.J764]+[.L764]" office:value-type="float" office:value="4143100" calcext:value-type="float">
            <text:p>414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6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6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5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65];[$'reclass tables'.K$2:.L$4];2;0)" office:value-type="float" office:value="2" calcext:value-type="float">
            <text:p>2</text:p>
          </table:table-cell>
          <table:table-cell table:style-name="ce4" table:formula="of:=[.B765]+[.D765]+[.F765]+[.H765]+[.J765]+[.L765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6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76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6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6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66];[$'reclass tables'.K$2:.L$4];2;0)" office:value-type="float" office:value="3" calcext:value-type="float">
            <text:p>3</text:p>
          </table:table-cell>
          <table:table-cell table:style-name="ce4" table:formula="of:=[.B766]+[.D766]+[.F766]+[.H766]+[.J766]+[.L766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Oceania</text:p>
          </table:table-cell>
          <table:table-cell table:formula="of:=VLOOKUP([.C767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Mosaic</text:p>
          </table:table-cell>
          <table:table-cell table:formula="of:=VLOOKUP([.E76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6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7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7];[$'reclass tables'.K$2:.L$4];2;0)" office:value-type="float" office:value="1" calcext:value-type="float">
            <text:p>1</text:p>
          </table:table-cell>
          <table:table-cell table:style-name="ce4" table:formula="of:=[.B767]+[.D767]+[.F767]+[.H767]+[.J767]+[.L767]" office:value-type="float" office:value="4151100" calcext:value-type="float">
            <text:p>415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Oceania</text:p>
          </table:table-cell>
          <table:table-cell table:formula="of:=VLOOKUP([.C768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BroadLeaf</text:p>
          </table:table-cell>
          <table:table-cell table:formula="of:=VLOOKUP([.E76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6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8];[$'reclass tables'.K$2:.L$4];2;0)" office:value-type="float" office:value="1" calcext:value-type="float">
            <text:p>1</text:p>
          </table:table-cell>
          <table:table-cell table:style-name="ce4" table:formula="of:=[.B768]+[.D768]+[.F768]+[.H768]+[.J768]+[.L768]" office:value-type="float" office:value="4152100" calcext:value-type="float">
            <text:p>415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6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Oceania</text:p>
          </table:table-cell>
          <table:table-cell table:formula="of:=VLOOKUP([.C769];[$'reclass tables'.C$2:.D$7];2;0)" office:value-type="float" office:value="50000" calcext:value-type="float">
            <text:p>50000</text:p>
          </table:table-cell>
          <table:table-cell office:value-type="string" calcext:value-type="string">
            <text:p>NeedleLeaf</text:p>
          </table:table-cell>
          <table:table-cell table:formula="of:=VLOOKUP([.E76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6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6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69];[$'reclass tables'.K$2:.L$4];2;0)" office:value-type="float" office:value="1" calcext:value-type="float">
            <text:p>1</text:p>
          </table:table-cell>
          <table:table-cell table:style-name="ce4" table:formula="of:=[.B769]+[.D769]+[.F769]+[.H769]+[.J769]+[.L769]" office:value-type="float" office:value="4153100" calcext:value-type="float">
            <text:p>415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ntartica</text:p>
          </table:table-cell>
          <table:table-cell table:formula="of:=VLOOKUP([.C770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77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0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70];[$'reclass tables'.K$2:.L$4];2;0)" office:value-type="string" office:string-value="" calcext:value-type="error">
            <text:p>#N/A</text:p>
          </table:table-cell>
          <table:table-cell table:style-name="ce4" table:formula="of:=[.B770]+[.D770]+[.F770]+[.H770]+[.J770]+[.L770]" office:value-type="float" office:value="4161100" calcext:value-type="float">
            <text:p>416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ntartica</text:p>
          </table:table-cell>
          <table:table-cell table:formula="of:=VLOOKUP([.C771];[$'reclass tables'.C$2:.D$7];2;0)" office:value-type="float" office:value="60000" calcext:value-type="float">
            <text:p>60000</text:p>
          </table:table-cell>
          <table:table-cell office:value-type="string" calcext:value-type="string">
            <text:p>Mosaic</text:p>
          </table:table-cell>
          <table:table-cell table:formula="of:=VLOOKUP([.E77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1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71];[$'reclass tables'.K$2:.L$4];2;0)" office:value-type="float" office:value="1" calcext:value-type="float">
            <text:p>1</text:p>
          </table:table-cell>
          <table:table-cell table:style-name="ce4" table:formula="of:=[.B771]+[.D771]+[.F771]+[.H771]+[.J771]+[.L771]" office:value-type="float" office:value="4161100" calcext:value-type="float">
            <text:p>416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2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7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2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72];[$'reclass tables'.K$2:.L$4];2;0)" office:value-type="string" office:string-value="" calcext:value-type="error">
            <text:p>#N/A</text:p>
          </table:table-cell>
          <table:table-cell table:style-name="ce4" table:formula="of:=[.B772]+[.D772]+[.F772]+[.H772]+[.J772]+[.L772]" office:value-type="float" office:value="4121100" calcext:value-type="float">
            <text:p>412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3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7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3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73];[$'reclass tables'.K$2:.L$4];2;0)" office:value-type="float" office:value="1" calcext:value-type="float">
            <text:p>1</text:p>
          </table:table-cell>
          <table:table-cell table:style-name="ce4" table:formula="of:=[.B773]+[.D773]+[.F773]+[.H773]+[.J773]+[.L773]" office:value-type="float" office:value="4121100" calcext:value-type="float">
            <text:p>412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4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7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4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74];[$'reclass tables'.K$2:.L$4];2;0)" office:value-type="float" office:value="2" calcext:value-type="float">
            <text:p>2</text:p>
          </table:table-cell>
          <table:table-cell table:style-name="ce4" table:formula="of:=[.B774]+[.D774]+[.F774]+[.H774]+[.J774]+[.L774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5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Mosaic</text:p>
          </table:table-cell>
          <table:table-cell table:formula="of:=VLOOKUP([.E77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7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5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75];[$'reclass tables'.K$2:.L$4];2;0)" office:value-type="float" office:value="3" calcext:value-type="float">
            <text:p>3</text:p>
          </table:table-cell>
          <table:table-cell table:style-name="ce4" table:formula="of:=[.B775]+[.D775]+[.F775]+[.H775]+[.J775]+[.L775]" office:value-type="float" office:value="4121100" calcext:value-type="float">
            <text:p>412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6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7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7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6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76];[$'reclass tables'.K$2:.L$4];2;0)" office:value-type="float" office:value="1" calcext:value-type="float">
            <text:p>1</text:p>
          </table:table-cell>
          <table:table-cell table:style-name="ce4" table:formula="of:=[.B776]+[.D776]+[.F776]+[.H776]+[.J776]+[.L776]" office:value-type="float" office:value="4122100" calcext:value-type="float">
            <text:p>412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7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7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7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7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77];[$'reclass tables'.K$2:.L$4];2;0)" office:value-type="float" office:value="2" calcext:value-type="float">
            <text:p>2</text:p>
          </table:table-cell>
          <table:table-cell table:style-name="ce4" table:formula="of:=[.B777]+[.D777]+[.F777]+[.H777]+[.J777]+[.L777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8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BroadLeaf</text:p>
          </table:table-cell>
          <table:table-cell table:formula="of:=VLOOKUP([.E77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7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8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78];[$'reclass tables'.K$2:.L$4];2;0)" office:value-type="float" office:value="3" calcext:value-type="float">
            <text:p>3</text:p>
          </table:table-cell>
          <table:table-cell table:style-name="ce4" table:formula="of:=[.B778]+[.D778]+[.F778]+[.H778]+[.J778]+[.L778]" office:value-type="float" office:value="4122100" calcext:value-type="float">
            <text:p>412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7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79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7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7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79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79];[$'reclass tables'.K$2:.L$4];2;0)" office:value-type="float" office:value="1" calcext:value-type="float">
            <text:p>1</text:p>
          </table:table-cell>
          <table:table-cell table:style-name="ce4" table:formula="of:=[.B779]+[.D779]+[.F779]+[.H779]+[.J779]+[.L779]" office:value-type="float" office:value="4123100" calcext:value-type="float">
            <text:p>412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80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8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8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0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80];[$'reclass tables'.K$2:.L$4];2;0)" office:value-type="float" office:value="2" calcext:value-type="float">
            <text:p>2</text:p>
          </table:table-cell>
          <table:table-cell table:style-name="ce4" table:formula="of:=[.B780]+[.D780]+[.F780]+[.H780]+[.J780]+[.L780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mericas</text:p>
          </table:table-cell>
          <table:table-cell table:formula="of:=VLOOKUP([.C781];[$'reclass tables'.C$2:.D$7];2;0)" office:value-type="float" office:value="20000" calcext:value-type="float">
            <text:p>20000</text:p>
          </table:table-cell>
          <table:table-cell office:value-type="string" calcext:value-type="string">
            <text:p>NeedleLeaf</text:p>
          </table:table-cell>
          <table:table-cell table:formula="of:=VLOOKUP([.E781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8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1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81];[$'reclass tables'.K$2:.L$4];2;0)" office:value-type="float" office:value="3" calcext:value-type="float">
            <text:p>3</text:p>
          </table:table-cell>
          <table:table-cell table:style-name="ce4" table:formula="of:=[.B781]+[.D781]+[.F781]+[.H781]+[.J781]+[.L781]" office:value-type="float" office:value="4123100" calcext:value-type="float">
            <text:p>412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2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8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8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82];[$'reclass tables'.K$2:.L$4];2;0)" office:value-type="float" office:value="1" calcext:value-type="float">
            <text:p>1</text:p>
          </table:table-cell>
          <table:table-cell table:style-name="ce4" table:formula="of:=[.B782]+[.D782]+[.F782]+[.H782]+[.J782]+[.L782]" office:value-type="float" office:value="4131100" calcext:value-type="float">
            <text:p>413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3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8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8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83];[$'reclass tables'.K$2:.L$4];2;0)" office:value-type="float" office:value="2" calcext:value-type="float">
            <text:p>2</text:p>
          </table:table-cell>
          <table:table-cell table:style-name="ce4" table:formula="of:=[.B783]+[.D783]+[.F783]+[.H783]+[.J783]+[.L783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4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Mosaic</text:p>
          </table:table-cell>
          <table:table-cell table:formula="of:=VLOOKUP([.E78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8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84];[$'reclass tables'.K$2:.L$4];2;0)" office:value-type="float" office:value="3" calcext:value-type="float">
            <text:p>3</text:p>
          </table:table-cell>
          <table:table-cell table:style-name="ce4" table:formula="of:=[.B784]+[.D784]+[.F784]+[.H784]+[.J784]+[.L784]" office:value-type="float" office:value="4131100" calcext:value-type="float">
            <text:p>413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5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8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85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5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85];[$'reclass tables'.K$2:.L$4];2;0)" office:value-type="float" office:value="1" calcext:value-type="float">
            <text:p>1</text:p>
          </table:table-cell>
          <table:table-cell table:style-name="ce4" table:formula="of:=[.B785]+[.D785]+[.F785]+[.H785]+[.J785]+[.L785]" office:value-type="float" office:value="4132100" calcext:value-type="float">
            <text:p>413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6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8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86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6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86];[$'reclass tables'.K$2:.L$4];2;0)" office:value-type="float" office:value="2" calcext:value-type="float">
            <text:p>2</text:p>
          </table:table-cell>
          <table:table-cell table:style-name="ce4" table:formula="of:=[.B786]+[.D786]+[.F786]+[.H786]+[.J786]+[.L786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7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BroadLeaf</text:p>
          </table:table-cell>
          <table:table-cell table:formula="of:=VLOOKUP([.E78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787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7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87];[$'reclass tables'.K$2:.L$4];2;0)" office:value-type="float" office:value="3" calcext:value-type="float">
            <text:p>3</text:p>
          </table:table-cell>
          <table:table-cell table:style-name="ce4" table:formula="of:=[.B787]+[.D787]+[.F787]+[.H787]+[.J787]+[.L787]" office:value-type="float" office:value="4132100" calcext:value-type="float">
            <text:p>413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8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8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88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88];[$'reclass tables'.K$2:.L$4];2;0)" office:value-type="float" office:value="1" calcext:value-type="float">
            <text:p>1</text:p>
          </table:table-cell>
          <table:table-cell table:style-name="ce4" table:formula="of:=[.B788]+[.D788]+[.F788]+[.H788]+[.J788]+[.L788]" office:value-type="float" office:value="4133100" calcext:value-type="float">
            <text:p>413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8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89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8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89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8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89];[$'reclass tables'.K$2:.L$4];2;0)" office:value-type="float" office:value="2" calcext:value-type="float">
            <text:p>2</text:p>
          </table:table-cell>
          <table:table-cell table:style-name="ce4" table:formula="of:=[.B789]+[.D789]+[.F789]+[.H789]+[.J789]+[.L789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Asia</text:p>
          </table:table-cell>
          <table:table-cell table:formula="of:=VLOOKUP([.C790];[$'reclass tables'.C$2:.D$7];2;0)" office:value-type="float" office:value="30000" calcext:value-type="float">
            <text:p>30000</text:p>
          </table:table-cell>
          <table:table-cell office:value-type="string" calcext:value-type="string">
            <text:p>NeedleLeaf</text:p>
          </table:table-cell>
          <table:table-cell table:formula="of:=VLOOKUP([.E79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790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9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90];[$'reclass tables'.K$2:.L$4];2;0)" office:value-type="float" office:value="3" calcext:value-type="float">
            <text:p>3</text:p>
          </table:table-cell>
          <table:table-cell table:style-name="ce4" table:formula="of:=[.B790]+[.D790]+[.F790]+[.H790]+[.J790]+[.L790]" office:value-type="float" office:value="4133100" calcext:value-type="float">
            <text:p>413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1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91];[$'reclass tables'.I$2:.J$3];2;0)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formula="of:=VLOOKUP([.K791];[$'reclass tables'.K$2:.L$4];2;0)" office:value-type="string" office:string-value="" calcext:value-type="error">
            <text:p>#N/A</text:p>
          </table:table-cell>
          <table:table-cell table:style-name="ce4" table:formula="of:=[.B791]+[.D791]+[.F791]+[.H791]+[.J791]+[.L791]" office:value-type="float" office:value="4141100" calcext:value-type="float">
            <text:p>41411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Should be No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2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9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92];[$'reclass tables'.K$2:.L$4];2;0)" office:value-type="float" office:value="1" calcext:value-type="float">
            <text:p>1</text:p>
          </table:table-cell>
          <table:table-cell table:style-name="ce4" table:formula="of:=[.B792]+[.D792]+[.F792]+[.H792]+[.J792]+[.L792]" office:value-type="float" office:value="4141100" calcext:value-type="float">
            <text:p>4141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3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9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93];[$'reclass tables'.K$2:.L$4];2;0)" office:value-type="float" office:value="2" calcext:value-type="float">
            <text:p>2</text:p>
          </table:table-cell>
          <table:table-cell table:style-name="ce4" table:formula="of:=[.B793]+[.D793]+[.F793]+[.H793]+[.J793]+[.L793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4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79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794];[$'reclass tables'.K$2:.L$4];2;0)" office:value-type="float" office:value="3" calcext:value-type="float">
            <text:p>3</text:p>
          </table:table-cell>
          <table:table-cell table:style-name="ce4" table:formula="of:=[.B794]+[.D794]+[.F794]+[.H794]+[.J794]+[.L794]" office:value-type="float" office:value="4141100" calcext:value-type="float">
            <text:p>4141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5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9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795];[$'reclass tables'.K$2:.L$4];2;0)" office:value-type="float" office:value="1" calcext:value-type="float">
            <text:p>1</text:p>
          </table:table-cell>
          <table:table-cell table:style-name="ce4" table:formula="of:=[.B795]+[.D795]+[.F795]+[.H795]+[.J795]+[.L795]" office:value-type="float" office:value="4141110" calcext:value-type="float">
            <text:p>4141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6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9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796];[$'reclass tables'.K$2:.L$4];2;0)" office:value-type="float" office:value="2" calcext:value-type="float">
            <text:p>2</text:p>
          </table:table-cell>
          <table:table-cell table:style-name="ce4" table:formula="of:=[.B796]+[.D796]+[.F796]+[.H796]+[.J796]+[.L796]" office:value-type="float" office:value="4141110" calcext:value-type="float">
            <text:p>4141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7];[$'reclass tables'.E$2:.F$4];2;0)" office:value-type="float" office:value="1000" calcext:value-type="float">
            <text:p>1000</text:p>
          </table:table-cell>
          <table:table-cell office:value-type="string" calcext:value-type="string">
            <text:p>Natural</text:p>
          </table:table-cell>
          <table:table-cell table:formula="of:=VLOOKUP([.G79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79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797];[$'reclass tables'.K$2:.L$4];2;0)" office:value-type="float" office:value="3" calcext:value-type="float">
            <text:p>3</text:p>
          </table:table-cell>
          <table:table-cell table:style-name="ce4" table:formula="of:=[.B797]+[.D797]+[.F797]+[.H797]+[.J797]+[.L797]" office:value-type="float" office:value="4141110" calcext:value-type="float">
            <text:p>4141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8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9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9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798];[$'reclass tables'.K$2:.L$4];2;0)" office:value-type="float" office:value="1" calcext:value-type="float">
            <text:p>1</text:p>
          </table:table-cell>
          <table:table-cell table:style-name="ce4" table:formula="of:=[.B798]+[.D798]+[.F798]+[.H798]+[.J798]+[.L798]" office:value-type="float" office:value="4141200" calcext:value-type="float">
            <text:p>4141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79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79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799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79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79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799];[$'reclass tables'.K$2:.L$4];2;0)" office:value-type="float" office:value="2" calcext:value-type="float">
            <text:p>2</text:p>
          </table:table-cell>
          <table:table-cell table:style-name="ce4" table:formula="of:=[.B799]+[.D799]+[.F799]+[.H799]+[.J799]+[.L799]" office:value-type="float" office:value="4141200" calcext:value-type="float">
            <text:p>4141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800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80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0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00];[$'reclass tables'.K$2:.L$4];2;0)" office:value-type="float" office:value="3" calcext:value-type="float">
            <text:p>3</text:p>
          </table:table-cell>
          <table:table-cell table:style-name="ce4" table:formula="of:=[.B800]+[.D800]+[.F800]+[.H800]+[.J800]+[.L800]" office:value-type="float" office:value="4141200" calcext:value-type="float">
            <text:p>4141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Mosaic</text:p>
          </table:table-cell>
          <table:table-cell table:formula="of:=VLOOKUP([.E801];[$'reclass tables'.E$2:.F$4];2;0)" office:value-type="float" office:value="1000" calcext:value-type="float">
            <text:p>1000</text:p>
          </table:table-cell>
          <table:table-cell office:value-type="string" calcext:value-type="string">
            <text:p>Planted</text:p>
          </table:table-cell>
          <table:table-cell table:formula="of:=VLOOKUP([.G80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801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801];[$'reclass tables'.K$2:.L$4];2;0)" office:value-type="float" office:value="1" calcext:value-type="float">
            <text:p>1</text:p>
          </table:table-cell>
          <table:table-cell table:style-name="ce4" table:formula="of:=[.B801]+[.D801]+[.F801]+[.H801]+[.J801]+[.L801]" office:value-type="float" office:value="4141210" calcext:value-type="float">
            <text:p>41412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2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0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02];[$'reclass tables'.K$2:.L$4];2;0)" office:value-type="float" office:value="1" calcext:value-type="float">
            <text:p>1</text:p>
          </table:table-cell>
          <table:table-cell table:style-name="ce4" table:formula="of:=[.B802]+[.D802]+[.F802]+[.H802]+[.J802]+[.L802]" office:value-type="float" office:value="4142100" calcext:value-type="float">
            <text:p>4142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3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0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03];[$'reclass tables'.K$2:.L$4];2;0)" office:value-type="float" office:value="2" calcext:value-type="float">
            <text:p>2</text:p>
          </table:table-cell>
          <table:table-cell table:style-name="ce4" table:formula="of:=[.B803]+[.D803]+[.F803]+[.H803]+[.J803]+[.L803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4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0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04];[$'reclass tables'.K$2:.L$4];2;0)" office:value-type="float" office:value="3" calcext:value-type="float">
            <text:p>3</text:p>
          </table:table-cell>
          <table:table-cell table:style-name="ce4" table:formula="of:=[.B804]+[.D804]+[.F804]+[.H804]+[.J804]+[.L804]" office:value-type="float" office:value="4142100" calcext:value-type="float">
            <text:p>4142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5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0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805];[$'reclass tables'.K$2:.L$4];2;0)" office:value-type="float" office:value="1" calcext:value-type="float">
            <text:p>1</text:p>
          </table:table-cell>
          <table:table-cell table:style-name="ce4" table:formula="of:=[.B805]+[.D805]+[.F805]+[.H805]+[.J805]+[.L805]" office:value-type="float" office:value="4142110" calcext:value-type="float">
            <text:p>4142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6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0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806];[$'reclass tables'.K$2:.L$4];2;0)" office:value-type="float" office:value="2" calcext:value-type="float">
            <text:p>2</text:p>
          </table:table-cell>
          <table:table-cell table:style-name="ce4" table:formula="of:=[.B806]+[.D806]+[.F806]+[.H806]+[.J806]+[.L806]" office:value-type="float" office:value="4142110" calcext:value-type="float">
            <text:p>4142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7];[$'reclass tables'.E$2:.F$4];2;0)" office:value-type="float" office:value="2000" calcext:value-type="float">
            <text:p>2000</text:p>
          </table:table-cell>
          <table:table-cell office:value-type="string" calcext:value-type="string">
            <text:p>Natural</text:p>
          </table:table-cell>
          <table:table-cell table:formula="of:=VLOOKUP([.G80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0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807];[$'reclass tables'.K$2:.L$4];2;0)" office:value-type="float" office:value="3" calcext:value-type="float">
            <text:p>3</text:p>
          </table:table-cell>
          <table:table-cell table:style-name="ce4" table:formula="of:=[.B807]+[.D807]+[.F807]+[.H807]+[.J807]+[.L807]" office:value-type="float" office:value="4142110" calcext:value-type="float">
            <text:p>4142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8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0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0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08];[$'reclass tables'.K$2:.L$4];2;0)" office:value-type="float" office:value="1" calcext:value-type="float">
            <text:p>1</text:p>
          </table:table-cell>
          <table:table-cell table:style-name="ce4" table:formula="of:=[.B808]+[.D808]+[.F808]+[.H808]+[.J808]+[.L808]" office:value-type="float" office:value="4142200" calcext:value-type="float">
            <text:p>4142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0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0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09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0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0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09];[$'reclass tables'.K$2:.L$4];2;0)" office:value-type="float" office:value="2" calcext:value-type="float">
            <text:p>2</text:p>
          </table:table-cell>
          <table:table-cell table:style-name="ce4" table:formula="of:=[.B809]+[.D809]+[.F809]+[.H809]+[.J809]+[.L809]" office:value-type="float" office:value="4142200" calcext:value-type="float">
            <text:p>4142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10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1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1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10];[$'reclass tables'.K$2:.L$4];2;0)" office:value-type="float" office:value="3" calcext:value-type="float">
            <text:p>3</text:p>
          </table:table-cell>
          <table:table-cell table:style-name="ce4" table:formula="of:=[.B810]+[.D810]+[.F810]+[.H810]+[.J810]+[.L810]" office:value-type="float" office:value="4142200" calcext:value-type="float">
            <text:p>4142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1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1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BroadLeaf</text:p>
          </table:table-cell>
          <table:table-cell table:formula="of:=VLOOKUP([.E811];[$'reclass tables'.E$2:.F$4];2;0)" office:value-type="float" office:value="2000" calcext:value-type="float">
            <text:p>2000</text:p>
          </table:table-cell>
          <table:table-cell office:value-type="string" calcext:value-type="string">
            <text:p>Planted</text:p>
          </table:table-cell>
          <table:table-cell table:formula="of:=VLOOKUP([.G811];[$'reclass tables'.G$2:.H$3];2;0)"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formula="of:=VLOOKUP([.I811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811];[$'reclass tables'.K$2:.L$4];2;0)" office:value-type="float" office:value="1" calcext:value-type="float">
            <text:p>1</text:p>
          </table:table-cell>
          <table:table-cell table:style-name="ce4" table:formula="of:=[.B811]+[.D811]+[.F811]+[.H811]+[.J811]+[.L811]" office:value-type="float" office:value="4142210" calcext:value-type="float">
            <text:p>41422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2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2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2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2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12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12];[$'reclass tables'.K$2:.L$4];2;0)" office:value-type="float" office:value="1" calcext:value-type="float">
            <text:p>1</text:p>
          </table:table-cell>
          <table:table-cell table:style-name="ce4" table:formula="of:=[.B812]+[.D812]+[.F812]+[.H812]+[.J812]+[.L812]" office:value-type="float" office:value="4143100" calcext:value-type="float">
            <text:p>41431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3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3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3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3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13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13];[$'reclass tables'.K$2:.L$4];2;0)" office:value-type="float" office:value="2" calcext:value-type="float">
            <text:p>2</text:p>
          </table:table-cell>
          <table:table-cell table:style-name="ce4" table:formula="of:=[.B813]+[.D813]+[.F813]+[.H813]+[.J813]+[.L813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4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4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4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4];[$'reclass tables'.G$2:.H$3];2;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formula="of:=VLOOKUP([.I814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14];[$'reclass tables'.K$2:.L$4];2;0)" office:value-type="float" office:value="3" calcext:value-type="float">
            <text:p>3</text:p>
          </table:table-cell>
          <table:table-cell table:style-name="ce4" table:formula="of:=[.B814]+[.D814]+[.F814]+[.H814]+[.J814]+[.L814]" office:value-type="float" office:value="4143100" calcext:value-type="float">
            <text:p>41431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5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5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5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5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15];[$'reclass tables'.I$2:.J$3];2;0)" office:value-type="float" office:value="10" calcext:value-type="float">
            <text:p>10</text:p>
          </table:table-cell>
          <table:table-cell office:value-type="string" calcext:value-type="string">
            <text:p>&lt;75</text:p>
          </table:table-cell>
          <table:table-cell table:formula="of:=VLOOKUP([.K815];[$'reclass tables'.K$2:.L$4];2;0)" office:value-type="float" office:value="1" calcext:value-type="float">
            <text:p>1</text:p>
          </table:table-cell>
          <table:table-cell table:style-name="ce4" table:formula="of:=[.B815]+[.D815]+[.F815]+[.H815]+[.J815]+[.L815]" office:value-type="float" office:value="4143110" calcext:value-type="float">
            <text:p>414311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6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6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6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6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16];[$'reclass tables'.I$2:.J$3];2;0)" office:value-type="float" office:value="10" calcext:value-type="float">
            <text:p>10</text:p>
          </table:table-cell>
          <table:table-cell office:value-type="string" calcext:value-type="string">
            <text:p>75-125</text:p>
          </table:table-cell>
          <table:table-cell table:formula="of:=VLOOKUP([.K816];[$'reclass tables'.K$2:.L$4];2;0)" office:value-type="float" office:value="2" calcext:value-type="float">
            <text:p>2</text:p>
          </table:table-cell>
          <table:table-cell table:style-name="ce4" table:formula="of:=[.B816]+[.D816]+[.F816]+[.H816]+[.J816]+[.L816]" office:value-type="float" office:value="4143110" calcext:value-type="float">
            <text:p>4143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7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7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7];[$'reclass tables'.E$2:.F$4];2;0)" office:value-type="float" office:value="3000" calcext:value-type="float">
            <text:p>3000</text:p>
          </table:table-cell>
          <table:table-cell office:value-type="string" calcext:value-type="string">
            <text:p>Natural</text:p>
          </table:table-cell>
          <table:table-cell table:formula="of:=VLOOKUP([.G817];[$'reclass tables'.G$2:.H$3];2;0)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formula="of:=VLOOKUP([.I817];[$'reclass tables'.I$2:.J$3];2;0)" office:value-type="float" office:value="10" calcext:value-type="float">
            <text:p>10</text:p>
          </table:table-cell>
          <table:table-cell office:value-type="string" calcext:value-type="string">
            <text:p>&gt;125</text:p>
          </table:table-cell>
          <table:table-cell table:formula="of:=VLOOKUP([.K817];[$'reclass tables'.K$2:.L$4];2;0)" office:value-type="float" office:value="3" calcext:value-type="float">
            <text:p>3</text:p>
          </table:table-cell>
          <table:table-cell table:style-name="ce4" table:formula="of:=[.B817]+[.D817]+[.F817]+[.H817]+[.J817]+[.L817]" office:value-type="float" office:value="4143110" calcext:value-type="float">
            <text:p>414311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8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8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8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818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18];[$'reclass tables'.I$2:.J$3];2;0)" office:value-type="float" office:value="0" calcext:value-type="float">
            <text:p>0</text:p>
          </table:table-cell>
          <table:table-cell office:value-type="string" calcext:value-type="string">
            <text:p>&lt;75</text:p>
          </table:table-cell>
          <table:table-cell table:formula="of:=VLOOKUP([.K818];[$'reclass tables'.K$2:.L$4];2;0)" office:value-type="float" office:value="1" calcext:value-type="float">
            <text:p>1</text:p>
          </table:table-cell>
          <table:table-cell table:style-name="ce4" table:formula="of:=[.B818]+[.D818]+[.F818]+[.H818]+[.J818]+[.L818]" office:value-type="float" office:value="4143200" calcext:value-type="float">
            <text:p>4143200</text:p>
          </table:table-cell>
          <table:table-cell office:value-type="float" office:value="0.39" calcext:value-type="float">
            <text:p>0.39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19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19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19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819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19];[$'reclass tables'.I$2:.J$3];2;0)" office:value-type="float" office:value="0" calcext:value-type="float">
            <text:p>0</text:p>
          </table:table-cell>
          <table:table-cell office:value-type="string" calcext:value-type="string">
            <text:p>75-125</text:p>
          </table:table-cell>
          <table:table-cell table:formula="of:=VLOOKUP([.K819];[$'reclass tables'.K$2:.L$4];2;0)" office:value-type="float" office:value="2" calcext:value-type="float">
            <text:p>2</text:p>
          </table:table-cell>
          <table:table-cell table:style-name="ce4" table:formula="of:=[.B819]+[.D819]+[.F819]+[.H819]+[.J819]+[.L819]" office:value-type="float" office:value="4143200" calcext:value-type="float">
            <text:p>4143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Boreal</text:p>
          </table:table-cell>
          <table:table-cell table:formula="of:=VLOOKUP([.A820];[$'reclass tables'.A$2:.B$13];2;0)" office:value-type="float" office:value="4100000" calcext:value-type="float">
            <text:p>4100000</text:p>
          </table:table-cell>
          <table:table-cell office:value-type="string" calcext:value-type="string">
            <text:p>Europe</text:p>
          </table:table-cell>
          <table:table-cell table:formula="of:=VLOOKUP([.C820];[$'reclass tables'.C$2:.D$7];2;0)" office:value-type="float" office:value="40000" calcext:value-type="float">
            <text:p>40000</text:p>
          </table:table-cell>
          <table:table-cell office:value-type="string" calcext:value-type="string">
            <text:p>NeedleLeaf</text:p>
          </table:table-cell>
          <table:table-cell table:formula="of:=VLOOKUP([.E820];[$'reclass tables'.E$2:.F$4];2;0)" office:value-type="float" office:value="3000" calcext:value-type="float">
            <text:p>3000</text:p>
          </table:table-cell>
          <table:table-cell office:value-type="string" calcext:value-type="string">
            <text:p>Planted</text:p>
          </table:table-cell>
          <table:table-cell table:formula="of:=VLOOKUP([.G820];[$'reclass tables'.G$2:.H$3];2;0)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formula="of:=VLOOKUP([.I820];[$'reclass tables'.I$2:.J$3];2;0)" office:value-type="float" office:value="0" calcext:value-type="float">
            <text:p>0</text:p>
          </table:table-cell>
          <table:table-cell office:value-type="string" calcext:value-type="string">
            <text:p>&gt;125</text:p>
          </table:table-cell>
          <table:table-cell table:formula="of:=VLOOKUP([.K820];[$'reclass tables'.K$2:.L$4];2;0)" office:value-type="float" office:value="3" calcext:value-type="float">
            <text:p>3</text:p>
          </table:table-cell>
          <table:table-cell table:style-name="ce4" table:formula="of:=[.B820]+[.D820]+[.F820]+[.H820]+[.J820]+[.L820]" office:value-type="float" office:value="4143200" calcext:value-type="float">
            <text:p>4143200</text:p>
          </table:table-cell>
          <table:table-cell office:value-type="float" office:value="0.24" calcext:value-type="float">
            <text:p>0.24</text:p>
          </table:table-cell>
          <table:table-cell table:style-name="ce8"/>
          <table:table-cell table:number-columns-repeated="1009"/>
        </table:table-row>
        <table:table-row table:style-name="ro1" table:number-rows-repeated="10477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cross_areas_20190806" table:base-cell-address="$rcl_cross_stats.$A$1" table:cell-range-address="$r_coefficients.$A$2:.$L$820"/>
        </table:named-expressions>
      </table:table>
      <table:table table:name="reclass tables" table:style-name="ta3">
        <office:forms form:automatic-focus="false" form:apply-design-mode="false"/>
        <table:table-column table:style-name="co18" table:default-cell-style-name="Default"/>
        <table:table-column table:style-name="co4" table:number-columns-repeated="3" table:default-cell-style-name="Default"/>
        <table:table-column table:style-name="co19" table:default-cell-style-name="Default"/>
        <table:table-column table:style-name="co4" table:number-columns-repeated="7" table:default-cell-style-name="Default"/>
        <table:table-column table:style-name="co20" table:default-cell-style-name="Default"/>
        <table:table-column table:style-name="co4" table:number-columns-repeated="1011" table:default-cell-style-name="Default"/>
        <table:table-row table:style-name="ro1">
          <table:table-cell table:style-name="ce13" office:value-type="string" calcext:value-type="string">
            <text:p>gez_class</text:p>
          </table:table-cell>
          <table:table-cell table:style-name="ce16" office:value-type="string" calcext:value-type="string">
            <text:p>class</text:p>
          </table:table-cell>
          <table:table-cell table:style-name="ce13" office:value-type="string" calcext:value-type="string">
            <text:p>continent</text:p>
          </table:table-cell>
          <table:table-cell table:style-name="ce16" office:value-type="string" calcext:value-type="string">
            <text:p>class</text:p>
          </table:table-cell>
          <table:table-cell table:style-name="ce13" office:value-type="string" calcext:value-type="string">
            <text:p>esa_lc</text:p>
          </table:table-cell>
          <table:table-cell table:style-name="ce16" office:value-type="string" calcext:value-type="string">
            <text:p>class</text:p>
          </table:table-cell>
          <table:table-cell table:style-name="ce13" office:value-type="string" calcext:value-type="string">
            <text:p>origin</text:p>
          </table:table-cell>
          <table:table-cell table:style-name="ce16" office:value-type="string" calcext:value-type="string">
            <text:p>class</text:p>
          </table:table-cell>
          <table:table-cell table:style-name="ce13" office:value-type="string" calcext:value-type="string">
            <text:p>quercus</text:p>
          </table:table-cell>
          <table:table-cell table:style-name="ce19" office:value-type="string" calcext:value-type="string">
            <text:p>class</text:p>
          </table:table-cell>
          <table:table-cell table:style-name="ce13" office:value-type="string" calcext:value-type="string">
            <text:p>agb_val</text:p>
          </table:table-cell>
          <table:table-cell table:style-name="ce16" office:value-type="string" calcext:value-type="string">
            <text:p>class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Tropical Rainforest</text:p>
          </table:table-cell>
          <table:table-cell table:style-name="ce17" office:value-type="float" office:value="1100000" calcext:value-type="float">
            <text:p>1100000</text:p>
          </table:table-cell>
          <table:table-cell table:style-name="ce14" office:value-type="string" calcext:value-type="string">
            <text:p>Africa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4" office:value-type="string" calcext:value-type="string">
            <text:p>Mosaic</text:p>
          </table:table-cell>
          <table:table-cell table:style-name="ce17" office:value-type="float" office:value="1000" calcext:value-type="float">
            <text:p>1000</text:p>
          </table:table-cell>
          <table:table-cell table:style-name="ce14" office:value-type="string" calcext:value-type="string">
            <text:p>Natural</text:p>
          </table:table-cell>
          <table:table-cell table:style-name="ce17" office:value-type="float" office:value="100" calcext:value-type="float">
            <text:p>100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float" office:value="10" calcext:value-type="float">
            <text:p>10</text:p>
          </table:table-cell>
          <table:table-cell table:style-name="ce14" office:value-type="string" calcext:value-type="string">
            <text:p>&lt;7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Tropical Moist Decidious Forest</text:p>
          </table:table-cell>
          <table:table-cell table:style-name="ce17" office:value-type="float" office:value="1200000" calcext:value-type="float">
            <text:p>1200000</text:p>
          </table:table-cell>
          <table:table-cell table:style-name="ce14" office:value-type="string" calcext:value-type="string">
            <text:p>Americas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4" office:value-type="string" calcext:value-type="string">
            <text:p>BroadLeaf</text:p>
          </table:table-cell>
          <table:table-cell table:style-name="ce17" office:value-type="float" office:value="2000" calcext:value-type="float">
            <text:p>2000</text:p>
          </table:table-cell>
          <table:table-cell table:style-name="ce15" office:value-type="string" calcext:value-type="string">
            <text:p>Planted</text:p>
          </table:table-cell>
          <table:table-cell table:style-name="ce18" office:value-type="float" office:value="200" calcext:value-type="float">
            <text:p>200</text:p>
          </table:table-cell>
          <table:table-cell table:style-name="ce15" office:value-type="string" calcext:value-type="string">
            <text:p>No</text:p>
          </table:table-cell>
          <table:table-cell table:style-name="ce21" office:value-type="float" office:value="0" calcext:value-type="float">
            <text:p>0</text:p>
          </table:table-cell>
          <table:table-cell table:style-name="ce14" office:value-type="string" calcext:value-type="string">
            <text:p>75-12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Tropical Dry Forest</text:p>
          </table:table-cell>
          <table:table-cell table:style-name="ce17" office:value-type="float" office:value="1300000" calcext:value-type="float">
            <text:p>1300000</text:p>
          </table:table-cell>
          <table:table-cell table:style-name="ce14" office:value-type="string" calcext:value-type="string">
            <text:p>Asia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5" office:value-type="string" calcext:value-type="string">
            <text:p>NeedleLeaf</text:p>
          </table:table-cell>
          <table:table-cell table:style-name="ce18" office:value-type="float" office:value="3000" calcext:value-type="float">
            <text:p>3000</text:p>
          </table:table-cell>
          <table:table-cell table:number-columns-repeated="4"/>
          <table:table-cell table:style-name="ce14" office:value-type="string" calcext:value-type="string">
            <text:p>&gt;12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ubtropical Humid Forest</text:p>
          </table:table-cell>
          <table:table-cell table:style-name="ce17" office:value-type="float" office:value="2100000" calcext:value-type="float">
            <text:p>2100000</text:p>
          </table:table-cell>
          <table:table-cell table:style-name="ce14" office:value-type="string" calcext:value-type="string">
            <text:p>Europe</text:p>
          </table:table-cell>
          <table:table-cell table:style-name="ce17" office:value-type="float" office:value="40000" calcext:value-type="float">
            <text:p>40000</text:p>
          </table:table-cell>
          <table:table-cell table:number-columns-repeated="6"/>
          <table:table-cell table:style-name="ce22"/>
          <table:table-cell table:style-name="ce23"/>
          <table:table-cell table:number-columns-repeated="1012"/>
        </table:table-row>
        <table:table-row table:style-name="ro1">
          <table:table-cell table:style-name="ce14" office:value-type="string" calcext:value-type="string">
            <text:p>Subtropical Dry Forest</text:p>
          </table:table-cell>
          <table:table-cell table:style-name="ce17" office:value-type="float" office:value="2200000" calcext:value-type="float">
            <text:p>2200000</text:p>
          </table:table-cell>
          <table:table-cell table:style-name="ce14" office:value-type="string" calcext:value-type="string">
            <text:p>Oceania</text:p>
          </table:table-cell>
          <table:table-cell table:style-name="ce17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ubtropical Steppe</text:p>
          </table:table-cell>
          <table:table-cell table:style-name="ce17" office:value-type="float" office:value="2300000" calcext:value-type="float">
            <text:p>2300000</text:p>
          </table:table-cell>
          <table:table-cell table:style-name="ce15" office:value-type="string" calcext:value-type="string">
            <text:p>Antartica</text:p>
          </table:table-cell>
          <table:table-cell table:style-name="ce18" office:value-type="float" office:value="60000" calcext:value-type="float">
            <text:p>6000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emperate Oceanic Forest</text:p>
          </table:table-cell>
          <table:table-cell table:style-name="ce17" office:value-type="float" office:value="3100000" calcext:value-type="float">
            <text:p>31000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emperate Continental Forest</text:p>
          </table:table-cell>
          <table:table-cell table:style-name="ce17" office:value-type="float" office:value="3200000" calcext:value-type="float">
            <text:p>32000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emperate Mountain System</text:p>
          </table:table-cell>
          <table:table-cell table:style-name="ce17" office:value-type="float" office:value="3500000" calcext:value-type="float">
            <text:p>35000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oreal</text:p>
          </table:table-cell>
          <table:table-cell table:style-name="ce17" office:value-type="float" office:value="4100000" calcext:value-type="float">
            <text:p>41000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oreal</text:p>
          </table:table-cell>
          <table:table-cell table:style-name="ce17" office:value-type="float" office:value="4200000" calcext:value-type="float">
            <text:p>42000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oreal</text:p>
          </table:table-cell>
          <table:table-cell table:style-name="ce18" office:value-type="float" office:value="4300000" calcext:value-type="float">
            <text:p>4300000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de_file" table:style-name="ta4">
        <office:forms form:automatic-focus="false" form:apply-design-mode="false"/>
        <table:table-column table:style-name="co21" table:default-cell-style-name="Default"/>
        <table:table-column table:style-name="co4" table:number-columns-repeated="1023" table:default-cell-style-name="Default"/>
        <table:table-row table:style-name="ro1">
          <table:table-cell table:formula="of:=CONCATENATE([$rcl_cross_stats.A1];&quot;:&quot;;[$rcl_cross_stats.A1];&quot;:&quot;;[$rcl_cross_stats.C1];&quot;:&quot;;[$rcl_cross_stats.C1])" office:value-type="string" office:string-value="1111101:1111101:0.825:0.825" calcext:value-type="string">
            <text:p>1111101:1111101:0.825:0.825</text:p>
          </table:table-cell>
          <table:table-cell table:number-columns-repeated="1023"/>
        </table:table-row>
        <table:table-row table:style-name="ro1">
          <table:table-cell table:formula="of:=CONCATENATE([$rcl_cross_stats.A2];&quot;:&quot;;[$rcl_cross_stats.A2];&quot;:&quot;;[$rcl_cross_stats.C2];&quot;:&quot;;[$rcl_cross_stats.C2])" office:value-type="string" office:string-value="1111102:1111102:0.825:0.825" calcext:value-type="string">
            <text:p>1111102:1111102:0.825:0.825</text:p>
          </table:table-cell>
          <table:table-cell table:number-columns-repeated="1023"/>
        </table:table-row>
        <table:table-row table:style-name="ro1">
          <table:table-cell table:formula="of:=CONCATENATE([$rcl_cross_stats.A3];&quot;:&quot;;[$rcl_cross_stats.A3];&quot;:&quot;;[$rcl_cross_stats.C3];&quot;:&quot;;[$rcl_cross_stats.C3])" office:value-type="string" office:string-value="1111103:1111103:0.532:0.532" calcext:value-type="string">
            <text:p>1111103:1111103:0.532:0.532</text:p>
          </table:table-cell>
          <table:table-cell table:number-columns-repeated="1023"/>
        </table:table-row>
        <table:table-row table:style-name="ro1">
          <table:table-cell table:formula="of:=CONCATENATE([$rcl_cross_stats.A4];&quot;:&quot;;[$rcl_cross_stats.A4];&quot;:&quot;;[$rcl_cross_stats.C4];&quot;:&quot;;[$rcl_cross_stats.C4])" office:value-type="string" office:string-value="1111201:1111201:0.825:0.825" calcext:value-type="string">
            <text:p>1111201:1111201:0.825:0.825</text:p>
          </table:table-cell>
          <table:table-cell table:number-columns-repeated="1023"/>
        </table:table-row>
        <table:table-row table:style-name="ro1">
          <table:table-cell table:formula="of:=CONCATENATE([$rcl_cross_stats.A5];&quot;:&quot;;[$rcl_cross_stats.A5];&quot;:&quot;;[$rcl_cross_stats.C5];&quot;:&quot;;[$rcl_cross_stats.C5])" office:value-type="string" office:string-value="1111202:1111202:0.825:0.825" calcext:value-type="string">
            <text:p>1111202:1111202:0.825:0.825</text:p>
          </table:table-cell>
          <table:table-cell table:number-columns-repeated="1023"/>
        </table:table-row>
        <table:table-row table:style-name="ro1">
          <table:table-cell table:formula="of:=CONCATENATE([$rcl_cross_stats.A6];&quot;:&quot;;[$rcl_cross_stats.A6];&quot;:&quot;;[$rcl_cross_stats.C6];&quot;:&quot;;[$rcl_cross_stats.C6])" office:value-type="string" office:string-value="1111203:1111203:0.532:0.532" calcext:value-type="string">
            <text:p>1111203:1111203:0.532:0.532</text:p>
          </table:table-cell>
          <table:table-cell table:number-columns-repeated="1023"/>
        </table:table-row>
        <table:table-row table:style-name="ro1">
          <table:table-cell table:formula="of:=CONCATENATE([$rcl_cross_stats.A7];&quot;:&quot;;[$rcl_cross_stats.A7];&quot;:&quot;;[$rcl_cross_stats.C7];&quot;:&quot;;[$rcl_cross_stats.C7])" office:value-type="string" office:string-value="1112101:1112101:0.825:0.825" calcext:value-type="string">
            <text:p>1112101:1112101:0.825:0.825</text:p>
          </table:table-cell>
          <table:table-cell table:number-columns-repeated="1023"/>
        </table:table-row>
        <table:table-row table:style-name="ro1">
          <table:table-cell table:formula="of:=CONCATENATE([$rcl_cross_stats.A8];&quot;:&quot;;[$rcl_cross_stats.A8];&quot;:&quot;;[$rcl_cross_stats.C8];&quot;:&quot;;[$rcl_cross_stats.C8])" office:value-type="string" office:string-value="1112102:1112102:0.825:0.825" calcext:value-type="string">
            <text:p>1112102:1112102:0.825:0.825</text:p>
          </table:table-cell>
          <table:table-cell table:number-columns-repeated="1023"/>
        </table:table-row>
        <table:table-row table:style-name="ro1">
          <table:table-cell table:formula="of:=CONCATENATE([$rcl_cross_stats.A9];&quot;:&quot;;[$rcl_cross_stats.A9];&quot;:&quot;;[$rcl_cross_stats.C9];&quot;:&quot;;[$rcl_cross_stats.C9])" office:value-type="string" office:string-value="1112103:1112103:0.532:0.532" calcext:value-type="string">
            <text:p>1112103:1112103:0.532:0.532</text:p>
          </table:table-cell>
          <table:table-cell table:number-columns-repeated="1023"/>
        </table:table-row>
        <table:table-row table:style-name="ro1">
          <table:table-cell table:formula="of:=CONCATENATE([$rcl_cross_stats.A10];&quot;:&quot;;[$rcl_cross_stats.A10];&quot;:&quot;;[$rcl_cross_stats.C10];&quot;:&quot;;[$rcl_cross_stats.C10])" office:value-type="string" office:string-value="1112201:1112201:0.825:0.825" calcext:value-type="string">
            <text:p>1112201:1112201:0.825:0.825</text:p>
          </table:table-cell>
          <table:table-cell table:number-columns-repeated="1023"/>
        </table:table-row>
        <table:table-row table:style-name="ro1">
          <table:table-cell table:formula="of:=CONCATENATE([$rcl_cross_stats.A11];&quot;:&quot;;[$rcl_cross_stats.A11];&quot;:&quot;;[$rcl_cross_stats.C11];&quot;:&quot;;[$rcl_cross_stats.C11])" office:value-type="string" office:string-value="1112202:1112202:0.825:0.825" calcext:value-type="string">
            <text:p>1112202:1112202:0.825:0.825</text:p>
          </table:table-cell>
          <table:table-cell table:number-columns-repeated="1023"/>
        </table:table-row>
        <table:table-row table:style-name="ro1">
          <table:table-cell table:formula="of:=CONCATENATE([$rcl_cross_stats.A12];&quot;:&quot;;[$rcl_cross_stats.A12];&quot;:&quot;;[$rcl_cross_stats.C12];&quot;:&quot;;[$rcl_cross_stats.C12])" office:value-type="string" office:string-value="1112203:1112203:0.532:0.532" calcext:value-type="string">
            <text:p>1112203:1112203:0.532:0.532</text:p>
          </table:table-cell>
          <table:table-cell table:number-columns-repeated="1023"/>
        </table:table-row>
        <table:table-row table:style-name="ro1">
          <table:table-cell table:formula="of:=CONCATENATE([$rcl_cross_stats.A13];&quot;:&quot;;[$rcl_cross_stats.A13];&quot;:&quot;;[$rcl_cross_stats.C13];&quot;:&quot;;[$rcl_cross_stats.C13])" office:value-type="string" office:string-value="1113101:1113101:0.825:0.825" calcext:value-type="string">
            <text:p>1113101:1113101:0.825:0.825</text:p>
          </table:table-cell>
          <table:table-cell table:number-columns-repeated="1023"/>
        </table:table-row>
        <table:table-row table:style-name="ro1">
          <table:table-cell table:formula="of:=CONCATENATE([$rcl_cross_stats.A14];&quot;:&quot;;[$rcl_cross_stats.A14];&quot;:&quot;;[$rcl_cross_stats.C14];&quot;:&quot;;[$rcl_cross_stats.C14])" office:value-type="string" office:string-value="1113102:1113102:0.825:0.825" calcext:value-type="string">
            <text:p>1113102:1113102:0.825:0.825</text:p>
          </table:table-cell>
          <table:table-cell table:number-columns-repeated="1023"/>
        </table:table-row>
        <table:table-row table:style-name="ro1">
          <table:table-cell table:formula="of:=CONCATENATE([$rcl_cross_stats.A15];&quot;:&quot;;[$rcl_cross_stats.A15];&quot;:&quot;;[$rcl_cross_stats.C15];&quot;:&quot;;[$rcl_cross_stats.C15])" office:value-type="string" office:string-value="1121101:1121101:0.221:0.221" calcext:value-type="string">
            <text:p>1121101:1121101:0.221:0.221</text:p>
          </table:table-cell>
          <table:table-cell table:number-columns-repeated="1023"/>
        </table:table-row>
        <table:table-row table:style-name="ro1">
          <table:table-cell table:formula="of:=CONCATENATE([$rcl_cross_stats.A16];&quot;:&quot;;[$rcl_cross_stats.A16];&quot;:&quot;;[$rcl_cross_stats.C16];&quot;:&quot;;[$rcl_cross_stats.C16])" office:value-type="string" office:string-value="1121102:1121102:0.221:0.221" calcext:value-type="string">
            <text:p>1121102:1121102:0.221:0.221</text:p>
          </table:table-cell>
          <table:table-cell table:number-columns-repeated="1023"/>
        </table:table-row>
        <table:table-row table:style-name="ro1">
          <table:table-cell table:formula="of:=CONCATENATE([$rcl_cross_stats.A17];&quot;:&quot;;[$rcl_cross_stats.A17];&quot;:&quot;;[$rcl_cross_stats.C17];&quot;:&quot;;[$rcl_cross_stats.C17])" office:value-type="string" office:string-value="1121103:1121103:0.221:0.221" calcext:value-type="string">
            <text:p>1121103:1121103:0.221:0.221</text:p>
          </table:table-cell>
          <table:table-cell table:number-columns-repeated="1023"/>
        </table:table-row>
        <table:table-row table:style-name="ro1">
          <table:table-cell table:formula="of:=CONCATENATE([$rcl_cross_stats.A18];&quot;:&quot;;[$rcl_cross_stats.A18];&quot;:&quot;;[$rcl_cross_stats.C18];&quot;:&quot;;[$rcl_cross_stats.C18])" office:value-type="string" office:string-value="1121201:1121201:0.17:0.17" calcext:value-type="string">
            <text:p>1121201:1121201:0.17:0.17</text:p>
          </table:table-cell>
          <table:table-cell table:number-columns-repeated="1023"/>
        </table:table-row>
        <table:table-row table:style-name="ro1">
          <table:table-cell table:formula="of:=CONCATENATE([$rcl_cross_stats.A19];&quot;:&quot;;[$rcl_cross_stats.A19];&quot;:&quot;;[$rcl_cross_stats.C19];&quot;:&quot;;[$rcl_cross_stats.C19])" office:value-type="string" office:string-value="1121202:1121202:0.17:0.17" calcext:value-type="string">
            <text:p>1121202:1121202:0.17:0.17</text:p>
          </table:table-cell>
          <table:table-cell table:number-columns-repeated="1023"/>
        </table:table-row>
        <table:table-row table:style-name="ro1">
          <table:table-cell table:formula="of:=CONCATENATE([$rcl_cross_stats.A20];&quot;:&quot;;[$rcl_cross_stats.A20];&quot;:&quot;;[$rcl_cross_stats.C20];&quot;:&quot;;[$rcl_cross_stats.C20])" office:value-type="string" office:string-value="1121203:1121203:0.17:0.17" calcext:value-type="string">
            <text:p>1121203:1121203:0.17:0.17</text:p>
          </table:table-cell>
          <table:table-cell table:number-columns-repeated="1023"/>
        </table:table-row>
        <table:table-row table:style-name="ro1">
          <table:table-cell table:formula="of:=CONCATENATE([$rcl_cross_stats.A21];&quot;:&quot;;[$rcl_cross_stats.A21];&quot;:&quot;;[$rcl_cross_stats.C21];&quot;:&quot;;[$rcl_cross_stats.C21])" office:value-type="string" office:string-value="1122101:1122101:0.221:0.221" calcext:value-type="string">
            <text:p>1122101:1122101:0.221:0.221</text:p>
          </table:table-cell>
          <table:table-cell table:number-columns-repeated="1023"/>
        </table:table-row>
        <table:table-row table:style-name="ro1">
          <table:table-cell table:formula="of:=CONCATENATE([$rcl_cross_stats.A22];&quot;:&quot;;[$rcl_cross_stats.A22];&quot;:&quot;;[$rcl_cross_stats.C22];&quot;:&quot;;[$rcl_cross_stats.C22])" office:value-type="string" office:string-value="1122102:1122102:0.221:0.221" calcext:value-type="string">
            <text:p>1122102:1122102:0.221:0.221</text:p>
          </table:table-cell>
          <table:table-cell table:number-columns-repeated="1023"/>
        </table:table-row>
        <table:table-row table:style-name="ro1">
          <table:table-cell table:formula="of:=CONCATENATE([$rcl_cross_stats.A23];&quot;:&quot;;[$rcl_cross_stats.A23];&quot;:&quot;;[$rcl_cross_stats.C23];&quot;:&quot;;[$rcl_cross_stats.C23])" office:value-type="string" office:string-value="1122103:1122103:0.221:0.221" calcext:value-type="string">
            <text:p>1122103:1122103:0.221:0.221</text:p>
          </table:table-cell>
          <table:table-cell table:number-columns-repeated="1023"/>
        </table:table-row>
        <table:table-row table:style-name="ro1">
          <table:table-cell table:formula="of:=CONCATENATE([$rcl_cross_stats.A24];&quot;:&quot;;[$rcl_cross_stats.A24];&quot;:&quot;;[$rcl_cross_stats.C24];&quot;:&quot;;[$rcl_cross_stats.C24])" office:value-type="string" office:string-value="1122201:1122201:0.17:0.17" calcext:value-type="string">
            <text:p>1122201:1122201:0.17:0.17</text:p>
          </table:table-cell>
          <table:table-cell table:number-columns-repeated="1023"/>
        </table:table-row>
        <table:table-row table:style-name="ro1">
          <table:table-cell table:formula="of:=CONCATENATE([$rcl_cross_stats.A25];&quot;:&quot;;[$rcl_cross_stats.A25];&quot;:&quot;;[$rcl_cross_stats.C25];&quot;:&quot;;[$rcl_cross_stats.C25])" office:value-type="string" office:string-value="1122202:1122202:0.17:0.17" calcext:value-type="string">
            <text:p>1122202:1122202:0.17:0.17</text:p>
          </table:table-cell>
          <table:table-cell table:number-columns-repeated="1023"/>
        </table:table-row>
        <table:table-row table:style-name="ro1">
          <table:table-cell table:formula="of:=CONCATENATE([$rcl_cross_stats.A26];&quot;:&quot;;[$rcl_cross_stats.A26];&quot;:&quot;;[$rcl_cross_stats.C26];&quot;:&quot;;[$rcl_cross_stats.C26])" office:value-type="string" office:string-value="1122203:1122203:0.17:0.17" calcext:value-type="string">
            <text:p>1122203:1122203:0.17:0.17</text:p>
          </table:table-cell>
          <table:table-cell table:number-columns-repeated="1023"/>
        </table:table-row>
        <table:table-row table:style-name="ro1">
          <table:table-cell table:formula="of:=CONCATENATE([$rcl_cross_stats.A27];&quot;:&quot;;[$rcl_cross_stats.A27];&quot;:&quot;;[$rcl_cross_stats.C27];&quot;:&quot;;[$rcl_cross_stats.C27])" office:value-type="string" office:string-value="1123101:1123101:0.221:0.221" calcext:value-type="string">
            <text:p>1123101:1123101:0.221:0.221</text:p>
          </table:table-cell>
          <table:table-cell table:number-columns-repeated="1023"/>
        </table:table-row>
        <table:table-row table:style-name="ro1">
          <table:table-cell table:formula="of:=CONCATENATE([$rcl_cross_stats.A28];&quot;:&quot;;[$rcl_cross_stats.A28];&quot;:&quot;;[$rcl_cross_stats.C28];&quot;:&quot;;[$rcl_cross_stats.C28])" office:value-type="string" office:string-value="1123102:1123102:0.221:0.221" calcext:value-type="string">
            <text:p>1123102:1123102:0.221:0.221</text:p>
          </table:table-cell>
          <table:table-cell table:number-columns-repeated="1023"/>
        </table:table-row>
        <table:table-row table:style-name="ro1">
          <table:table-cell table:formula="of:=CONCATENATE([$rcl_cross_stats.A29];&quot;:&quot;;[$rcl_cross_stats.A29];&quot;:&quot;;[$rcl_cross_stats.C29];&quot;:&quot;;[$rcl_cross_stats.C29])" office:value-type="string" office:string-value="1123103:1123103:0.221:0.221" calcext:value-type="string">
            <text:p>1123103:1123103:0.221:0.221</text:p>
          </table:table-cell>
          <table:table-cell table:number-columns-repeated="1023"/>
        </table:table-row>
        <table:table-row table:style-name="ro1">
          <table:table-cell table:formula="of:=CONCATENATE([$rcl_cross_stats.A30];&quot;:&quot;;[$rcl_cross_stats.A30];&quot;:&quot;;[$rcl_cross_stats.C30];&quot;:&quot;;[$rcl_cross_stats.C30])" office:value-type="string" office:string-value="1123201:1123201:0.17:0.17" calcext:value-type="string">
            <text:p>1123201:1123201:0.17:0.17</text:p>
          </table:table-cell>
          <table:table-cell table:number-columns-repeated="1023"/>
        </table:table-row>
        <table:table-row table:style-name="ro1">
          <table:table-cell table:formula="of:=CONCATENATE([$rcl_cross_stats.A31];&quot;:&quot;;[$rcl_cross_stats.A31];&quot;:&quot;;[$rcl_cross_stats.C31];&quot;:&quot;;[$rcl_cross_stats.C31])" office:value-type="string" office:string-value="1123202:1123202:0.17:0.17" calcext:value-type="string">
            <text:p>1123202:1123202:0.17:0.17</text:p>
          </table:table-cell>
          <table:table-cell table:number-columns-repeated="1023"/>
        </table:table-row>
        <table:table-row table:style-name="ro1">
          <table:table-cell table:formula="of:=CONCATENATE([$rcl_cross_stats.A32];&quot;:&quot;;[$rcl_cross_stats.A32];&quot;:&quot;;[$rcl_cross_stats.C32];&quot;:&quot;;[$rcl_cross_stats.C32])" office:value-type="string" office:string-value="1123203:1123203:0.17:0.17" calcext:value-type="string">
            <text:p>1123203:1123203:0.17:0.17</text:p>
          </table:table-cell>
          <table:table-cell table:number-columns-repeated="1023"/>
        </table:table-row>
        <table:table-row table:style-name="ro1">
          <table:table-cell table:formula="of:=CONCATENATE([$rcl_cross_stats.A33];&quot;:&quot;;[$rcl_cross_stats.A33];&quot;:&quot;;[$rcl_cross_stats.C33];&quot;:&quot;;[$rcl_cross_stats.C33])" office:value-type="string" office:string-value="1131101:1131101:0.207:0.207" calcext:value-type="string">
            <text:p>1131101:1131101:0.207:0.207</text:p>
          </table:table-cell>
          <table:table-cell table:number-columns-repeated="1023"/>
        </table:table-row>
        <table:table-row table:style-name="ro1">
          <table:table-cell table:formula="of:=CONCATENATE([$rcl_cross_stats.A34];&quot;:&quot;;[$rcl_cross_stats.A34];&quot;:&quot;;[$rcl_cross_stats.C34];&quot;:&quot;;[$rcl_cross_stats.C34])" office:value-type="string" office:string-value="1131102:1131102:0.207:0.207" calcext:value-type="string">
            <text:p>1131102:1131102:0.207:0.207</text:p>
          </table:table-cell>
          <table:table-cell table:number-columns-repeated="1023"/>
        </table:table-row>
        <table:table-row table:style-name="ro1">
          <table:table-cell table:formula="of:=CONCATENATE([$rcl_cross_stats.A35];&quot;:&quot;;[$rcl_cross_stats.A35];&quot;:&quot;;[$rcl_cross_stats.C35];&quot;:&quot;;[$rcl_cross_stats.C35])" office:value-type="string" office:string-value="1131103:1131103:0.212:0.212" calcext:value-type="string">
            <text:p>1131103:1131103:0.212:0.212</text:p>
          </table:table-cell>
          <table:table-cell table:number-columns-repeated="1023"/>
        </table:table-row>
        <table:table-row table:style-name="ro1">
          <table:table-cell table:formula="of:=CONCATENATE([$rcl_cross_stats.A36];&quot;:&quot;;[$rcl_cross_stats.A36];&quot;:&quot;;[$rcl_cross_stats.C36];&quot;:&quot;;[$rcl_cross_stats.C36])" office:value-type="string" office:string-value="1131201:1131201:0.325:0.325" calcext:value-type="string">
            <text:p>1131201:1131201:0.325:0.325</text:p>
          </table:table-cell>
          <table:table-cell table:number-columns-repeated="1023"/>
        </table:table-row>
        <table:table-row table:style-name="ro1">
          <table:table-cell table:formula="of:=CONCATENATE([$rcl_cross_stats.A37];&quot;:&quot;;[$rcl_cross_stats.A37];&quot;:&quot;;[$rcl_cross_stats.C37];&quot;:&quot;;[$rcl_cross_stats.C37])" office:value-type="string" office:string-value="1131202:1131202:0.325:0.325" calcext:value-type="string">
            <text:p>1131202:1131202:0.325:0.325</text:p>
          </table:table-cell>
          <table:table-cell table:number-columns-repeated="1023"/>
        </table:table-row>
        <table:table-row table:style-name="ro1">
          <table:table-cell table:formula="of:=CONCATENATE([$rcl_cross_stats.A38];&quot;:&quot;;[$rcl_cross_stats.A38];&quot;:&quot;;[$rcl_cross_stats.C38];&quot;:&quot;;[$rcl_cross_stats.C38])" office:value-type="string" office:string-value="1131203:1131203:0.325:0.325" calcext:value-type="string">
            <text:p>1131203:1131203:0.325:0.325</text:p>
          </table:table-cell>
          <table:table-cell table:number-columns-repeated="1023"/>
        </table:table-row>
        <table:table-row table:style-name="ro1">
          <table:table-cell table:formula="of:=CONCATENATE([$rcl_cross_stats.A39];&quot;:&quot;;[$rcl_cross_stats.A39];&quot;:&quot;;[$rcl_cross_stats.C39];&quot;:&quot;;[$rcl_cross_stats.C39])" office:value-type="string" office:string-value="1132101:1132101:0.207:0.207" calcext:value-type="string">
            <text:p>1132101:1132101:0.207:0.207</text:p>
          </table:table-cell>
          <table:table-cell table:number-columns-repeated="1023"/>
        </table:table-row>
        <table:table-row table:style-name="ro1">
          <table:table-cell table:formula="of:=CONCATENATE([$rcl_cross_stats.A40];&quot;:&quot;;[$rcl_cross_stats.A40];&quot;:&quot;;[$rcl_cross_stats.C40];&quot;:&quot;;[$rcl_cross_stats.C40])" office:value-type="string" office:string-value="1132102:1132102:0.207:0.207" calcext:value-type="string">
            <text:p>1132102:1132102:0.207:0.207</text:p>
          </table:table-cell>
          <table:table-cell table:number-columns-repeated="1023"/>
        </table:table-row>
        <table:table-row table:style-name="ro1">
          <table:table-cell table:formula="of:=CONCATENATE([$rcl_cross_stats.A41];&quot;:&quot;;[$rcl_cross_stats.A41];&quot;:&quot;;[$rcl_cross_stats.C41];&quot;:&quot;;[$rcl_cross_stats.C41])" office:value-type="string" office:string-value="1132103:1132103:0.212:0.212" calcext:value-type="string">
            <text:p>1132103:1132103:0.212:0.212</text:p>
          </table:table-cell>
          <table:table-cell table:number-columns-repeated="1023"/>
        </table:table-row>
        <table:table-row table:style-name="ro1">
          <table:table-cell table:formula="of:=CONCATENATE([$rcl_cross_stats.A42];&quot;:&quot;;[$rcl_cross_stats.A42];&quot;:&quot;;[$rcl_cross_stats.C42];&quot;:&quot;;[$rcl_cross_stats.C42])" office:value-type="string" office:string-value="1132201:1132201:0.325:0.325" calcext:value-type="string">
            <text:p>1132201:1132201:0.325:0.325</text:p>
          </table:table-cell>
          <table:table-cell table:number-columns-repeated="1023"/>
        </table:table-row>
        <table:table-row table:style-name="ro1">
          <table:table-cell table:formula="of:=CONCATENATE([$rcl_cross_stats.A43];&quot;:&quot;;[$rcl_cross_stats.A43];&quot;:&quot;;[$rcl_cross_stats.C43];&quot;:&quot;;[$rcl_cross_stats.C43])" office:value-type="string" office:string-value="1132202:1132202:0.325:0.325" calcext:value-type="string">
            <text:p>1132202:1132202:0.325:0.325</text:p>
          </table:table-cell>
          <table:table-cell table:number-columns-repeated="1023"/>
        </table:table-row>
        <table:table-row table:style-name="ro1">
          <table:table-cell table:formula="of:=CONCATENATE([$rcl_cross_stats.A44];&quot;:&quot;;[$rcl_cross_stats.A44];&quot;:&quot;;[$rcl_cross_stats.C44];&quot;:&quot;;[$rcl_cross_stats.C44])" office:value-type="string" office:string-value="1132203:1132203:0.325:0.325" calcext:value-type="string">
            <text:p>1132203:1132203:0.325:0.325</text:p>
          </table:table-cell>
          <table:table-cell table:number-columns-repeated="1023"/>
        </table:table-row>
        <table:table-row table:style-name="ro1">
          <table:table-cell table:formula="of:=CONCATENATE([$rcl_cross_stats.A45];&quot;:&quot;;[$rcl_cross_stats.A45];&quot;:&quot;;[$rcl_cross_stats.C45];&quot;:&quot;;[$rcl_cross_stats.C45])" office:value-type="string" office:string-value="1133101:1133101:0.207:0.207" calcext:value-type="string">
            <text:p>1133101:1133101:0.207:0.207</text:p>
          </table:table-cell>
          <table:table-cell table:number-columns-repeated="1023"/>
        </table:table-row>
        <table:table-row table:style-name="ro1">
          <table:table-cell table:formula="of:=CONCATENATE([$rcl_cross_stats.A46];&quot;:&quot;;[$rcl_cross_stats.A46];&quot;:&quot;;[$rcl_cross_stats.C46];&quot;:&quot;;[$rcl_cross_stats.C46])" office:value-type="string" office:string-value="1133102:1133102:0.207:0.207" calcext:value-type="string">
            <text:p>1133102:1133102:0.207:0.207</text:p>
          </table:table-cell>
          <table:table-cell table:number-columns-repeated="1023"/>
        </table:table-row>
        <table:table-row table:style-name="ro1">
          <table:table-cell table:formula="of:=CONCATENATE([$rcl_cross_stats.A47];&quot;:&quot;;[$rcl_cross_stats.A47];&quot;:&quot;;[$rcl_cross_stats.C47];&quot;:&quot;;[$rcl_cross_stats.C47])" office:value-type="string" office:string-value="1133103:1133103:0.212:0.212" calcext:value-type="string">
            <text:p>1133103:1133103:0.212:0.212</text:p>
          </table:table-cell>
          <table:table-cell table:number-columns-repeated="1023"/>
        </table:table-row>
        <table:table-row table:style-name="ro1">
          <table:table-cell table:formula="of:=CONCATENATE([$rcl_cross_stats.A48];&quot;:&quot;;[$rcl_cross_stats.A48];&quot;:&quot;;[$rcl_cross_stats.C48];&quot;:&quot;;[$rcl_cross_stats.C48])" office:value-type="string" office:string-value="1133201:1133201:0.325:0.325" calcext:value-type="string">
            <text:p>1133201:1133201:0.325:0.325</text:p>
          </table:table-cell>
          <table:table-cell table:number-columns-repeated="1023"/>
        </table:table-row>
        <table:table-row table:style-name="ro1">
          <table:table-cell table:formula="of:=CONCATENATE([$rcl_cross_stats.A49];&quot;:&quot;;[$rcl_cross_stats.A49];&quot;:&quot;;[$rcl_cross_stats.C49];&quot;:&quot;;[$rcl_cross_stats.C49])" office:value-type="string" office:string-value="1133202:1133202:0.325:0.325" calcext:value-type="string">
            <text:p>1133202:1133202:0.325:0.325</text:p>
          </table:table-cell>
          <table:table-cell table:number-columns-repeated="1023"/>
        </table:table-row>
        <table:table-row table:style-name="ro1">
          <table:table-cell table:formula="of:=CONCATENATE([$rcl_cross_stats.A50];&quot;:&quot;;[$rcl_cross_stats.A50];&quot;:&quot;;[$rcl_cross_stats.C50];&quot;:&quot;;[$rcl_cross_stats.C50])" office:value-type="string" office:string-value="1133203:1133203:0.325:0.325" calcext:value-type="string">
            <text:p>1133203:1133203:0.325:0.325</text:p>
          </table:table-cell>
          <table:table-cell table:number-columns-repeated="1023"/>
        </table:table-row>
        <table:table-row table:style-name="ro1">
          <table:table-cell table:formula="of:=CONCATENATE([$rcl_cross_stats.A51];&quot;:&quot;;[$rcl_cross_stats.A51];&quot;:&quot;;[$rcl_cross_stats.C51];&quot;:&quot;;[$rcl_cross_stats.C51])" office:value-type="string" office:string-value="1151101:1151101:0.417:0.417" calcext:value-type="string">
            <text:p>1151101:1151101:0.417:0.417</text:p>
          </table:table-cell>
          <table:table-cell table:number-columns-repeated="1023"/>
        </table:table-row>
        <table:table-row table:style-name="ro1">
          <table:table-cell table:formula="of:=CONCATENATE([$rcl_cross_stats.A52];&quot;:&quot;;[$rcl_cross_stats.A52];&quot;:&quot;;[$rcl_cross_stats.C52];&quot;:&quot;;[$rcl_cross_stats.C52])" office:value-type="string" office:string-value="1151102:1151102:0.417:0.417" calcext:value-type="string">
            <text:p>1151102:1151102:0.417:0.417</text:p>
          </table:table-cell>
          <table:table-cell table:number-columns-repeated="1023"/>
        </table:table-row>
        <table:table-row table:style-name="ro1">
          <table:table-cell table:formula="of:=CONCATENATE([$rcl_cross_stats.A53];&quot;:&quot;;[$rcl_cross_stats.A53];&quot;:&quot;;[$rcl_cross_stats.C53];&quot;:&quot;;[$rcl_cross_stats.C53])" office:value-type="string" office:string-value="1151103:1151103:0.322:0.322" calcext:value-type="string">
            <text:p>1151103:1151103:0.322:0.322</text:p>
          </table:table-cell>
          <table:table-cell table:number-columns-repeated="1023"/>
        </table:table-row>
        <table:table-row table:style-name="ro1">
          <table:table-cell table:formula="of:=CONCATENATE([$rcl_cross_stats.A54];&quot;:&quot;;[$rcl_cross_stats.A54];&quot;:&quot;;[$rcl_cross_stats.C54];&quot;:&quot;;[$rcl_cross_stats.C54])" office:value-type="string" office:string-value="1151201:1151201:0.247:0.247" calcext:value-type="string">
            <text:p>1151201:1151201:0.247:0.247</text:p>
          </table:table-cell>
          <table:table-cell table:number-columns-repeated="1023"/>
        </table:table-row>
        <table:table-row table:style-name="ro1">
          <table:table-cell table:formula="of:=CONCATENATE([$rcl_cross_stats.A55];&quot;:&quot;;[$rcl_cross_stats.A55];&quot;:&quot;;[$rcl_cross_stats.C55];&quot;:&quot;;[$rcl_cross_stats.C55])" office:value-type="string" office:string-value="1151202:1151202:0.247:0.247" calcext:value-type="string">
            <text:p>1151202:1151202:0.247:0.247</text:p>
          </table:table-cell>
          <table:table-cell table:number-columns-repeated="1023"/>
        </table:table-row>
        <table:table-row table:style-name="ro1">
          <table:table-cell table:formula="of:=CONCATENATE([$rcl_cross_stats.A56];&quot;:&quot;;[$rcl_cross_stats.A56];&quot;:&quot;;[$rcl_cross_stats.C56];&quot;:&quot;;[$rcl_cross_stats.C56])" office:value-type="string" office:string-value="1151203:1151203:0.17:0.17" calcext:value-type="string">
            <text:p>1151203:1151203:0.17:0.17</text:p>
          </table:table-cell>
          <table:table-cell table:number-columns-repeated="1023"/>
        </table:table-row>
        <table:table-row table:style-name="ro1">
          <table:table-cell table:formula="of:=CONCATENATE([$rcl_cross_stats.A57];&quot;:&quot;;[$rcl_cross_stats.A57];&quot;:&quot;;[$rcl_cross_stats.C57];&quot;:&quot;;[$rcl_cross_stats.C57])" office:value-type="string" office:string-value="1152101:1152101:0.417:0.417" calcext:value-type="string">
            <text:p>1152101:1152101:0.417:0.417</text:p>
          </table:table-cell>
          <table:table-cell table:number-columns-repeated="1023"/>
        </table:table-row>
        <table:table-row table:style-name="ro1">
          <table:table-cell table:formula="of:=CONCATENATE([$rcl_cross_stats.A58];&quot;:&quot;;[$rcl_cross_stats.A58];&quot;:&quot;;[$rcl_cross_stats.C58];&quot;:&quot;;[$rcl_cross_stats.C58])" office:value-type="string" office:string-value="1152102:1152102:0.417:0.417" calcext:value-type="string">
            <text:p>1152102:1152102:0.417:0.417</text:p>
          </table:table-cell>
          <table:table-cell table:number-columns-repeated="1023"/>
        </table:table-row>
        <table:table-row table:style-name="ro1">
          <table:table-cell table:formula="of:=CONCATENATE([$rcl_cross_stats.A59];&quot;:&quot;;[$rcl_cross_stats.A59];&quot;:&quot;;[$rcl_cross_stats.C59];&quot;:&quot;;[$rcl_cross_stats.C59])" office:value-type="string" office:string-value="1152103:1152103:0.322:0.322" calcext:value-type="string">
            <text:p>1152103:1152103:0.322:0.322</text:p>
          </table:table-cell>
          <table:table-cell table:number-columns-repeated="1023"/>
        </table:table-row>
        <table:table-row table:style-name="ro1">
          <table:table-cell table:formula="of:=CONCATENATE([$rcl_cross_stats.A60];&quot;:&quot;;[$rcl_cross_stats.A60];&quot;:&quot;;[$rcl_cross_stats.C60];&quot;:&quot;;[$rcl_cross_stats.C60])" office:value-type="string" office:string-value="1152201:1152201:0.247:0.247" calcext:value-type="string">
            <text:p>1152201:1152201:0.247:0.247</text:p>
          </table:table-cell>
          <table:table-cell table:number-columns-repeated="1023"/>
        </table:table-row>
        <table:table-row table:style-name="ro1">
          <table:table-cell table:formula="of:=CONCATENATE([$rcl_cross_stats.A61];&quot;:&quot;;[$rcl_cross_stats.A61];&quot;:&quot;;[$rcl_cross_stats.C61];&quot;:&quot;;[$rcl_cross_stats.C61])" office:value-type="string" office:string-value="1152202:1152202:0.247:0.247" calcext:value-type="string">
            <text:p>1152202:1152202:0.247:0.247</text:p>
          </table:table-cell>
          <table:table-cell table:number-columns-repeated="1023"/>
        </table:table-row>
        <table:table-row table:style-name="ro1">
          <table:table-cell table:formula="of:=CONCATENATE([$rcl_cross_stats.A62];&quot;:&quot;;[$rcl_cross_stats.A62];&quot;:&quot;;[$rcl_cross_stats.C62];&quot;:&quot;;[$rcl_cross_stats.C62])" office:value-type="string" office:string-value="1152203:1152203:0.17:0.17" calcext:value-type="string">
            <text:p>1152203:1152203:0.17:0.17</text:p>
          </table:table-cell>
          <table:table-cell table:number-columns-repeated="1023"/>
        </table:table-row>
        <table:table-row table:style-name="ro1">
          <table:table-cell table:formula="of:=CONCATENATE([$rcl_cross_stats.A63];&quot;:&quot;;[$rcl_cross_stats.A63];&quot;:&quot;;[$rcl_cross_stats.C63];&quot;:&quot;;[$rcl_cross_stats.C63])" office:value-type="string" office:string-value="1153101:1153101:0.417:0.417" calcext:value-type="string">
            <text:p>1153101:1153101:0.417:0.417</text:p>
          </table:table-cell>
          <table:table-cell table:number-columns-repeated="1023"/>
        </table:table-row>
        <table:table-row table:style-name="ro1">
          <table:table-cell table:formula="of:=CONCATENATE([$rcl_cross_stats.A64];&quot;:&quot;;[$rcl_cross_stats.A64];&quot;:&quot;;[$rcl_cross_stats.C64];&quot;:&quot;;[$rcl_cross_stats.C64])" office:value-type="string" office:string-value="1153102:1153102:0.417:0.417" calcext:value-type="string">
            <text:p>1153102:1153102:0.417:0.417</text:p>
          </table:table-cell>
          <table:table-cell table:number-columns-repeated="1023"/>
        </table:table-row>
        <table:table-row table:style-name="ro1">
          <table:table-cell table:formula="of:=CONCATENATE([$rcl_cross_stats.A65];&quot;:&quot;;[$rcl_cross_stats.A65];&quot;:&quot;;[$rcl_cross_stats.C65];&quot;:&quot;;[$rcl_cross_stats.C65])" office:value-type="string" office:string-value="1153103:1153103:0.322:0.322" calcext:value-type="string">
            <text:p>1153103:1153103:0.322:0.322</text:p>
          </table:table-cell>
          <table:table-cell table:number-columns-repeated="1023"/>
        </table:table-row>
        <table:table-row table:style-name="ro1">
          <table:table-cell table:formula="of:=CONCATENATE([$rcl_cross_stats.A66];&quot;:&quot;;[$rcl_cross_stats.A66];&quot;:&quot;;[$rcl_cross_stats.C66];&quot;:&quot;;[$rcl_cross_stats.C66])" office:value-type="string" office:string-value="1211101:1211101:0.232:0.232" calcext:value-type="string">
            <text:p>1211101:1211101:0.232:0.232</text:p>
          </table:table-cell>
          <table:table-cell table:number-columns-repeated="1023"/>
        </table:table-row>
        <table:table-row table:style-name="ro1">
          <table:table-cell table:formula="of:=CONCATENATE([$rcl_cross_stats.A67];&quot;:&quot;;[$rcl_cross_stats.A67];&quot;:&quot;;[$rcl_cross_stats.C67];&quot;:&quot;;[$rcl_cross_stats.C67])" office:value-type="string" office:string-value="1211102:1211102:0.232:0.232" calcext:value-type="string">
            <text:p>1211102:1211102:0.232:0.232</text:p>
          </table:table-cell>
          <table:table-cell table:number-columns-repeated="1023"/>
        </table:table-row>
        <table:table-row table:style-name="ro1">
          <table:table-cell table:formula="of:=CONCATENATE([$rcl_cross_stats.A68];&quot;:&quot;;[$rcl_cross_stats.A68];&quot;:&quot;;[$rcl_cross_stats.C68];&quot;:&quot;;[$rcl_cross_stats.C68])" office:value-type="string" office:string-value="1211103:1211103:0.232:0.232" calcext:value-type="string">
            <text:p>1211103:1211103:0.232:0.232</text:p>
          </table:table-cell>
          <table:table-cell table:number-columns-repeated="1023"/>
        </table:table-row>
        <table:table-row table:style-name="ro1">
          <table:table-cell table:formula="of:=CONCATENATE([$rcl_cross_stats.A69];&quot;:&quot;;[$rcl_cross_stats.A69];&quot;:&quot;;[$rcl_cross_stats.C69];&quot;:&quot;;[$rcl_cross_stats.C69])" office:value-type="string" office:string-value="1211201:1211201:0.232:0.232" calcext:value-type="string">
            <text:p>1211201:1211201:0.232:0.232</text:p>
          </table:table-cell>
          <table:table-cell table:number-columns-repeated="1023"/>
        </table:table-row>
        <table:table-row table:style-name="ro1">
          <table:table-cell table:formula="of:=CONCATENATE([$rcl_cross_stats.A70];&quot;:&quot;;[$rcl_cross_stats.A70];&quot;:&quot;;[$rcl_cross_stats.C70];&quot;:&quot;;[$rcl_cross_stats.C70])" office:value-type="string" office:string-value="1211202:1211202:0.232:0.232" calcext:value-type="string">
            <text:p>1211202:1211202:0.232:0.232</text:p>
          </table:table-cell>
          <table:table-cell table:number-columns-repeated="1023"/>
        </table:table-row>
        <table:table-row table:style-name="ro1">
          <table:table-cell table:formula="of:=CONCATENATE([$rcl_cross_stats.A71];&quot;:&quot;;[$rcl_cross_stats.A71];&quot;:&quot;;[$rcl_cross_stats.C71];&quot;:&quot;;[$rcl_cross_stats.C71])" office:value-type="string" office:string-value="1211203:1211203:0.232:0.232" calcext:value-type="string">
            <text:p>1211203:1211203:0.232:0.232</text:p>
          </table:table-cell>
          <table:table-cell table:number-columns-repeated="1023"/>
        </table:table-row>
        <table:table-row table:style-name="ro1">
          <table:table-cell table:formula="of:=CONCATENATE([$rcl_cross_stats.A72];&quot;:&quot;;[$rcl_cross_stats.A72];&quot;:&quot;;[$rcl_cross_stats.C72];&quot;:&quot;;[$rcl_cross_stats.C72])" office:value-type="string" office:string-value="1212101:1212101:0.232:0.232" calcext:value-type="string">
            <text:p>1212101:1212101:0.232:0.232</text:p>
          </table:table-cell>
          <table:table-cell table:number-columns-repeated="1023"/>
        </table:table-row>
        <table:table-row table:style-name="ro1">
          <table:table-cell table:formula="of:=CONCATENATE([$rcl_cross_stats.A73];&quot;:&quot;;[$rcl_cross_stats.A73];&quot;:&quot;;[$rcl_cross_stats.C73];&quot;:&quot;;[$rcl_cross_stats.C73])" office:value-type="string" office:string-value="1212102:1212102:0.232:0.232" calcext:value-type="string">
            <text:p>1212102:1212102:0.232:0.232</text:p>
          </table:table-cell>
          <table:table-cell table:number-columns-repeated="1023"/>
        </table:table-row>
        <table:table-row table:style-name="ro1">
          <table:table-cell table:formula="of:=CONCATENATE([$rcl_cross_stats.A74];&quot;:&quot;;[$rcl_cross_stats.A74];&quot;:&quot;;[$rcl_cross_stats.C74];&quot;:&quot;;[$rcl_cross_stats.C74])" office:value-type="string" office:string-value="1212103:1212103:0.232:0.232" calcext:value-type="string">
            <text:p>1212103:1212103:0.232:0.232</text:p>
          </table:table-cell>
          <table:table-cell table:number-columns-repeated="1023"/>
        </table:table-row>
        <table:table-row table:style-name="ro1">
          <table:table-cell table:formula="of:=CONCATENATE([$rcl_cross_stats.A75];&quot;:&quot;;[$rcl_cross_stats.A75];&quot;:&quot;;[$rcl_cross_stats.C75];&quot;:&quot;;[$rcl_cross_stats.C75])" office:value-type="string" office:string-value="1212201:1212201:0.232:0.232" calcext:value-type="string">
            <text:p>1212201:1212201:0.232:0.232</text:p>
          </table:table-cell>
          <table:table-cell table:number-columns-repeated="1023"/>
        </table:table-row>
        <table:table-row table:style-name="ro1">
          <table:table-cell table:formula="of:=CONCATENATE([$rcl_cross_stats.A76];&quot;:&quot;;[$rcl_cross_stats.A76];&quot;:&quot;;[$rcl_cross_stats.C76];&quot;:&quot;;[$rcl_cross_stats.C76])" office:value-type="string" office:string-value="1212202:1212202:0.232:0.232" calcext:value-type="string">
            <text:p>1212202:1212202:0.232:0.232</text:p>
          </table:table-cell>
          <table:table-cell table:number-columns-repeated="1023"/>
        </table:table-row>
        <table:table-row table:style-name="ro1">
          <table:table-cell table:formula="of:=CONCATENATE([$rcl_cross_stats.A77];&quot;:&quot;;[$rcl_cross_stats.A77];&quot;:&quot;;[$rcl_cross_stats.C77];&quot;:&quot;;[$rcl_cross_stats.C77])" office:value-type="string" office:string-value="1212203:1212203:0.232:0.232" calcext:value-type="string">
            <text:p>1212203:1212203:0.232:0.232</text:p>
          </table:table-cell>
          <table:table-cell table:number-columns-repeated="1023"/>
        </table:table-row>
        <table:table-row table:style-name="ro1">
          <table:table-cell table:formula="of:=CONCATENATE([$rcl_cross_stats.A78];&quot;:&quot;;[$rcl_cross_stats.A78];&quot;:&quot;;[$rcl_cross_stats.C78];&quot;:&quot;;[$rcl_cross_stats.C78])" office:value-type="string" office:string-value="1213101:1213101:0.232:0.232" calcext:value-type="string">
            <text:p>1213101:1213101:0.232:0.232</text:p>
          </table:table-cell>
          <table:table-cell table:number-columns-repeated="1023"/>
        </table:table-row>
        <table:table-row table:style-name="ro1">
          <table:table-cell table:formula="of:=CONCATENATE([$rcl_cross_stats.A79];&quot;:&quot;;[$rcl_cross_stats.A79];&quot;:&quot;;[$rcl_cross_stats.C79];&quot;:&quot;;[$rcl_cross_stats.C79])" office:value-type="string" office:string-value="1213102:1213102:0.232:0.232" calcext:value-type="string">
            <text:p>1213102:1213102:0.232:0.232</text:p>
          </table:table-cell>
          <table:table-cell table:number-columns-repeated="1023"/>
        </table:table-row>
        <table:table-row table:style-name="ro1">
          <table:table-cell table:formula="of:=CONCATENATE([$rcl_cross_stats.A80];&quot;:&quot;;[$rcl_cross_stats.A80];&quot;:&quot;;[$rcl_cross_stats.C80];&quot;:&quot;;[$rcl_cross_stats.C80])" office:value-type="string" office:string-value="1213103:1213103:0.232:0.232" calcext:value-type="string">
            <text:p>1213103:1213103:0.232:0.232</text:p>
          </table:table-cell>
          <table:table-cell table:number-columns-repeated="1023"/>
        </table:table-row>
        <table:table-row table:style-name="ro1">
          <table:table-cell table:formula="of:=CONCATENATE([$rcl_cross_stats.A81];&quot;:&quot;;[$rcl_cross_stats.A81];&quot;:&quot;;[$rcl_cross_stats.C81];&quot;:&quot;;[$rcl_cross_stats.C81])" office:value-type="string" office:string-value="1221101:1221101:0.284:0.284" calcext:value-type="string">
            <text:p>1221101:1221101:0.284:0.284</text:p>
          </table:table-cell>
          <table:table-cell table:number-columns-repeated="1023"/>
        </table:table-row>
        <table:table-row table:style-name="ro1">
          <table:table-cell table:formula="of:=CONCATENATE([$rcl_cross_stats.A82];&quot;:&quot;;[$rcl_cross_stats.A82];&quot;:&quot;;[$rcl_cross_stats.C82];&quot;:&quot;;[$rcl_cross_stats.C82])" office:value-type="string" office:string-value="1221102:1221102:0.284:0.284" calcext:value-type="string">
            <text:p>1221102:1221102:0.284:0.284</text:p>
          </table:table-cell>
          <table:table-cell table:number-columns-repeated="1023"/>
        </table:table-row>
        <table:table-row table:style-name="ro1">
          <table:table-cell table:formula="of:=CONCATENATE([$rcl_cross_stats.A83];&quot;:&quot;;[$rcl_cross_stats.A83];&quot;:&quot;;[$rcl_cross_stats.C83];&quot;:&quot;;[$rcl_cross_stats.C83])" office:value-type="string" office:string-value="1221103:1221103:0.284:0.284" calcext:value-type="string">
            <text:p>1221103:1221103:0.284:0.284</text:p>
          </table:table-cell>
          <table:table-cell table:number-columns-repeated="1023"/>
        </table:table-row>
        <table:table-row table:style-name="ro1">
          <table:table-cell table:formula="of:=CONCATENATE([$rcl_cross_stats.A84];&quot;:&quot;;[$rcl_cross_stats.A84];&quot;:&quot;;[$rcl_cross_stats.C84];&quot;:&quot;;[$rcl_cross_stats.C84])" office:value-type="string" office:string-value="1221201:1221201:0.284:0.284" calcext:value-type="string">
            <text:p>1221201:1221201:0.284:0.284</text:p>
          </table:table-cell>
          <table:table-cell table:number-columns-repeated="1023"/>
        </table:table-row>
        <table:table-row table:style-name="ro1">
          <table:table-cell table:formula="of:=CONCATENATE([$rcl_cross_stats.A85];&quot;:&quot;;[$rcl_cross_stats.A85];&quot;:&quot;;[$rcl_cross_stats.C85];&quot;:&quot;;[$rcl_cross_stats.C85])" office:value-type="string" office:string-value="1221202:1221202:0.284:0.284" calcext:value-type="string">
            <text:p>1221202:1221202:0.284:0.284</text:p>
          </table:table-cell>
          <table:table-cell table:number-columns-repeated="1023"/>
        </table:table-row>
        <table:table-row table:style-name="ro1">
          <table:table-cell table:formula="of:=CONCATENATE([$rcl_cross_stats.A86];&quot;:&quot;;[$rcl_cross_stats.A86];&quot;:&quot;;[$rcl_cross_stats.C86];&quot;:&quot;;[$rcl_cross_stats.C86])" office:value-type="string" office:string-value="1221203:1221203:0.284:0.284" calcext:value-type="string">
            <text:p>1221203:1221203:0.284:0.284</text:p>
          </table:table-cell>
          <table:table-cell table:number-columns-repeated="1023"/>
        </table:table-row>
        <table:table-row table:style-name="ro1">
          <table:table-cell table:formula="of:=CONCATENATE([$rcl_cross_stats.A87];&quot;:&quot;;[$rcl_cross_stats.A87];&quot;:&quot;;[$rcl_cross_stats.C87];&quot;:&quot;;[$rcl_cross_stats.C87])" office:value-type="string" office:string-value="1222101:1222101:0.284:0.284" calcext:value-type="string">
            <text:p>1222101:1222101:0.284:0.284</text:p>
          </table:table-cell>
          <table:table-cell table:number-columns-repeated="1023"/>
        </table:table-row>
        <table:table-row table:style-name="ro1">
          <table:table-cell table:formula="of:=CONCATENATE([$rcl_cross_stats.A88];&quot;:&quot;;[$rcl_cross_stats.A88];&quot;:&quot;;[$rcl_cross_stats.C88];&quot;:&quot;;[$rcl_cross_stats.C88])" office:value-type="string" office:string-value="1222102:1222102:0.284:0.284" calcext:value-type="string">
            <text:p>1222102:1222102:0.284:0.284</text:p>
          </table:table-cell>
          <table:table-cell table:number-columns-repeated="1023"/>
        </table:table-row>
        <table:table-row table:style-name="ro1">
          <table:table-cell table:formula="of:=CONCATENATE([$rcl_cross_stats.A89];&quot;:&quot;;[$rcl_cross_stats.A89];&quot;:&quot;;[$rcl_cross_stats.C89];&quot;:&quot;;[$rcl_cross_stats.C89])" office:value-type="string" office:string-value="1222103:1222103:0.284:0.284" calcext:value-type="string">
            <text:p>1222103:1222103:0.284:0.284</text:p>
          </table:table-cell>
          <table:table-cell table:number-columns-repeated="1023"/>
        </table:table-row>
        <table:table-row table:style-name="ro1">
          <table:table-cell table:formula="of:=CONCATENATE([$rcl_cross_stats.A90];&quot;:&quot;;[$rcl_cross_stats.A90];&quot;:&quot;;[$rcl_cross_stats.C90];&quot;:&quot;;[$rcl_cross_stats.C90])" office:value-type="string" office:string-value="1222201:1222201:0.284:0.284" calcext:value-type="string">
            <text:p>1222201:1222201:0.284:0.284</text:p>
          </table:table-cell>
          <table:table-cell table:number-columns-repeated="1023"/>
        </table:table-row>
        <table:table-row table:style-name="ro1">
          <table:table-cell table:formula="of:=CONCATENATE([$rcl_cross_stats.A91];&quot;:&quot;;[$rcl_cross_stats.A91];&quot;:&quot;;[$rcl_cross_stats.C91];&quot;:&quot;;[$rcl_cross_stats.C91])" office:value-type="string" office:string-value="1222202:1222202:0.284:0.284" calcext:value-type="string">
            <text:p>1222202:1222202:0.284:0.284</text:p>
          </table:table-cell>
          <table:table-cell table:number-columns-repeated="1023"/>
        </table:table-row>
        <table:table-row table:style-name="ro1">
          <table:table-cell table:formula="of:=CONCATENATE([$rcl_cross_stats.A92];&quot;:&quot;;[$rcl_cross_stats.A92];&quot;:&quot;;[$rcl_cross_stats.C92];&quot;:&quot;;[$rcl_cross_stats.C92])" office:value-type="string" office:string-value="1222203:1222203:0.284:0.284" calcext:value-type="string">
            <text:p>1222203:1222203:0.284:0.284</text:p>
          </table:table-cell>
          <table:table-cell table:number-columns-repeated="1023"/>
        </table:table-row>
        <table:table-row table:style-name="ro1">
          <table:table-cell table:formula="of:=CONCATENATE([$rcl_cross_stats.A93];&quot;:&quot;;[$rcl_cross_stats.A93];&quot;:&quot;;[$rcl_cross_stats.C93];&quot;:&quot;;[$rcl_cross_stats.C93])" office:value-type="string" office:string-value="1223101:1223101:0.284:0.284" calcext:value-type="string">
            <text:p>1223101:1223101:0.284:0.284</text:p>
          </table:table-cell>
          <table:table-cell table:number-columns-repeated="1023"/>
        </table:table-row>
        <table:table-row table:style-name="ro1">
          <table:table-cell table:formula="of:=CONCATENATE([$rcl_cross_stats.A94];&quot;:&quot;;[$rcl_cross_stats.A94];&quot;:&quot;;[$rcl_cross_stats.C94];&quot;:&quot;;[$rcl_cross_stats.C94])" office:value-type="string" office:string-value="1223102:1223102:0.284:0.284" calcext:value-type="string">
            <text:p>1223102:1223102:0.284:0.284</text:p>
          </table:table-cell>
          <table:table-cell table:number-columns-repeated="1023"/>
        </table:table-row>
        <table:table-row table:style-name="ro1">
          <table:table-cell table:formula="of:=CONCATENATE([$rcl_cross_stats.A95];&quot;:&quot;;[$rcl_cross_stats.A95];&quot;:&quot;;[$rcl_cross_stats.C95];&quot;:&quot;;[$rcl_cross_stats.C95])" office:value-type="string" office:string-value="1223103:1223103:0.284:0.284" calcext:value-type="string">
            <text:p>1223103:1223103:0.284:0.284</text:p>
          </table:table-cell>
          <table:table-cell table:number-columns-repeated="1023"/>
        </table:table-row>
        <table:table-row table:style-name="ro1">
          <table:table-cell table:formula="of:=CONCATENATE([$rcl_cross_stats.A96];&quot;:&quot;;[$rcl_cross_stats.A96];&quot;:&quot;;[$rcl_cross_stats.C96];&quot;:&quot;;[$rcl_cross_stats.C96])" office:value-type="string" office:string-value="1223201:1223201:0.284:0.284" calcext:value-type="string">
            <text:p>1223201:1223201:0.284:0.284</text:p>
          </table:table-cell>
          <table:table-cell table:number-columns-repeated="1023"/>
        </table:table-row>
        <table:table-row table:style-name="ro1">
          <table:table-cell table:formula="of:=CONCATENATE([$rcl_cross_stats.A97];&quot;:&quot;;[$rcl_cross_stats.A97];&quot;:&quot;;[$rcl_cross_stats.C97];&quot;:&quot;;[$rcl_cross_stats.C97])" office:value-type="string" office:string-value="1223202:1223202:0.284:0.284" calcext:value-type="string">
            <text:p>1223202:1223202:0.284:0.284</text:p>
          </table:table-cell>
          <table:table-cell table:number-columns-repeated="1023"/>
        </table:table-row>
        <table:table-row table:style-name="ro1">
          <table:table-cell table:formula="of:=CONCATENATE([$rcl_cross_stats.A98];&quot;:&quot;;[$rcl_cross_stats.A98];&quot;:&quot;;[$rcl_cross_stats.C98];&quot;:&quot;;[$rcl_cross_stats.C98])" office:value-type="string" office:string-value="1231101:1231101:0.246:0.246" calcext:value-type="string">
            <text:p>1231101:1231101:0.246:0.246</text:p>
          </table:table-cell>
          <table:table-cell table:number-columns-repeated="1023"/>
        </table:table-row>
        <table:table-row table:style-name="ro1">
          <table:table-cell table:formula="of:=CONCATENATE([$rcl_cross_stats.A99];&quot;:&quot;;[$rcl_cross_stats.A99];&quot;:&quot;;[$rcl_cross_stats.C99];&quot;:&quot;;[$rcl_cross_stats.C99])" office:value-type="string" office:string-value="1231102:1231102:0.246:0.246" calcext:value-type="string">
            <text:p>1231102:1231102:0.246:0.246</text:p>
          </table:table-cell>
          <table:table-cell table:number-columns-repeated="1023"/>
        </table:table-row>
        <table:table-row table:style-name="ro1">
          <table:table-cell table:formula="of:=CONCATENATE([$rcl_cross_stats.A100];&quot;:&quot;;[$rcl_cross_stats.A100];&quot;:&quot;;[$rcl_cross_stats.C100];&quot;:&quot;;[$rcl_cross_stats.C100])" office:value-type="string" office:string-value="1231103:1231103:0.246:0.246" calcext:value-type="string">
            <text:p>1231103:1231103:0.246:0.246</text:p>
          </table:table-cell>
          <table:table-cell table:number-columns-repeated="1023"/>
        </table:table-row>
        <table:table-row table:style-name="ro1">
          <table:table-cell table:formula="of:=CONCATENATE([$rcl_cross_stats.A101];&quot;:&quot;;[$rcl_cross_stats.A101];&quot;:&quot;;[$rcl_cross_stats.C101];&quot;:&quot;;[$rcl_cross_stats.C101])" office:value-type="string" office:string-value="1231201:1231201:0.246:0.246" calcext:value-type="string">
            <text:p>1231201:1231201:0.246:0.246</text:p>
          </table:table-cell>
          <table:table-cell table:number-columns-repeated="1023"/>
        </table:table-row>
        <table:table-row table:style-name="ro1">
          <table:table-cell table:formula="of:=CONCATENATE([$rcl_cross_stats.A102];&quot;:&quot;;[$rcl_cross_stats.A102];&quot;:&quot;;[$rcl_cross_stats.C102];&quot;:&quot;;[$rcl_cross_stats.C102])" office:value-type="string" office:string-value="1231202:1231202:0.246:0.246" calcext:value-type="string">
            <text:p>1231202:1231202:0.246:0.246</text:p>
          </table:table-cell>
          <table:table-cell table:number-columns-repeated="1023"/>
        </table:table-row>
        <table:table-row table:style-name="ro1">
          <table:table-cell table:formula="of:=CONCATENATE([$rcl_cross_stats.A103];&quot;:&quot;;[$rcl_cross_stats.A103];&quot;:&quot;;[$rcl_cross_stats.C103];&quot;:&quot;;[$rcl_cross_stats.C103])" office:value-type="string" office:string-value="1231203:1231203:0.246:0.246" calcext:value-type="string">
            <text:p>1231203:1231203:0.246:0.246</text:p>
          </table:table-cell>
          <table:table-cell table:number-columns-repeated="1023"/>
        </table:table-row>
        <table:table-row table:style-name="ro1">
          <table:table-cell table:formula="of:=CONCATENATE([$rcl_cross_stats.A104];&quot;:&quot;;[$rcl_cross_stats.A104];&quot;:&quot;;[$rcl_cross_stats.C104];&quot;:&quot;;[$rcl_cross_stats.C104])" office:value-type="string" office:string-value="1232101:1232101:0.246:0.246" calcext:value-type="string">
            <text:p>1232101:1232101:0.246:0.246</text:p>
          </table:table-cell>
          <table:table-cell table:number-columns-repeated="1023"/>
        </table:table-row>
        <table:table-row table:style-name="ro1">
          <table:table-cell table:formula="of:=CONCATENATE([$rcl_cross_stats.A105];&quot;:&quot;;[$rcl_cross_stats.A105];&quot;:&quot;;[$rcl_cross_stats.C105];&quot;:&quot;;[$rcl_cross_stats.C105])" office:value-type="string" office:string-value="1232102:1232102:0.246:0.246" calcext:value-type="string">
            <text:p>1232102:1232102:0.246:0.246</text:p>
          </table:table-cell>
          <table:table-cell table:number-columns-repeated="1023"/>
        </table:table-row>
        <table:table-row table:style-name="ro1">
          <table:table-cell table:formula="of:=CONCATENATE([$rcl_cross_stats.A106];&quot;:&quot;;[$rcl_cross_stats.A106];&quot;:&quot;;[$rcl_cross_stats.C106];&quot;:&quot;;[$rcl_cross_stats.C106])" office:value-type="string" office:string-value="1232103:1232103:0.246:0.246" calcext:value-type="string">
            <text:p>1232103:1232103:0.246:0.246</text:p>
          </table:table-cell>
          <table:table-cell table:number-columns-repeated="1023"/>
        </table:table-row>
        <table:table-row table:style-name="ro1">
          <table:table-cell table:formula="of:=CONCATENATE([$rcl_cross_stats.A107];&quot;:&quot;;[$rcl_cross_stats.A107];&quot;:&quot;;[$rcl_cross_stats.C107];&quot;:&quot;;[$rcl_cross_stats.C107])" office:value-type="string" office:string-value="1232201:1232201:0.246:0.246" calcext:value-type="string">
            <text:p>1232201:1232201:0.246:0.246</text:p>
          </table:table-cell>
          <table:table-cell table:number-columns-repeated="1023"/>
        </table:table-row>
        <table:table-row table:style-name="ro1">
          <table:table-cell table:formula="of:=CONCATENATE([$rcl_cross_stats.A108];&quot;:&quot;;[$rcl_cross_stats.A108];&quot;:&quot;;[$rcl_cross_stats.C108];&quot;:&quot;;[$rcl_cross_stats.C108])" office:value-type="string" office:string-value="1232202:1232202:0.246:0.246" calcext:value-type="string">
            <text:p>1232202:1232202:0.246:0.246</text:p>
          </table:table-cell>
          <table:table-cell table:number-columns-repeated="1023"/>
        </table:table-row>
        <table:table-row table:style-name="ro1">
          <table:table-cell table:formula="of:=CONCATENATE([$rcl_cross_stats.A109];&quot;:&quot;;[$rcl_cross_stats.A109];&quot;:&quot;;[$rcl_cross_stats.C109];&quot;:&quot;;[$rcl_cross_stats.C109])" office:value-type="string" office:string-value="1232203:1232203:0.246:0.246" calcext:value-type="string">
            <text:p>1232203:1232203:0.246:0.246</text:p>
          </table:table-cell>
          <table:table-cell table:number-columns-repeated="1023"/>
        </table:table-row>
        <table:table-row table:style-name="ro1">
          <table:table-cell table:formula="of:=CONCATENATE([$rcl_cross_stats.A110];&quot;:&quot;;[$rcl_cross_stats.A110];&quot;:&quot;;[$rcl_cross_stats.C110];&quot;:&quot;;[$rcl_cross_stats.C110])" office:value-type="string" office:string-value="1233101:1233101:0.246:0.246" calcext:value-type="string">
            <text:p>1233101:1233101:0.246:0.246</text:p>
          </table:table-cell>
          <table:table-cell table:number-columns-repeated="1023"/>
        </table:table-row>
        <table:table-row table:style-name="ro1">
          <table:table-cell table:formula="of:=CONCATENATE([$rcl_cross_stats.A111];&quot;:&quot;;[$rcl_cross_stats.A111];&quot;:&quot;;[$rcl_cross_stats.C111];&quot;:&quot;;[$rcl_cross_stats.C111])" office:value-type="string" office:string-value="1233102:1233102:0.246:0.246" calcext:value-type="string">
            <text:p>1233102:1233102:0.246:0.246</text:p>
          </table:table-cell>
          <table:table-cell table:number-columns-repeated="1023"/>
        </table:table-row>
        <table:table-row table:style-name="ro1">
          <table:table-cell table:formula="of:=CONCATENATE([$rcl_cross_stats.A112];&quot;:&quot;;[$rcl_cross_stats.A112];&quot;:&quot;;[$rcl_cross_stats.C112];&quot;:&quot;;[$rcl_cross_stats.C112])" office:value-type="string" office:string-value="1233103:1233103:0.246:0.246" calcext:value-type="string">
            <text:p>1233103:1233103:0.246:0.246</text:p>
          </table:table-cell>
          <table:table-cell table:number-columns-repeated="1023"/>
        </table:table-row>
        <table:table-row table:style-name="ro1">
          <table:table-cell table:formula="of:=CONCATENATE([$rcl_cross_stats.A113];&quot;:&quot;;[$rcl_cross_stats.A113];&quot;:&quot;;[$rcl_cross_stats.C113];&quot;:&quot;;[$rcl_cross_stats.C113])" office:value-type="string" office:string-value="1233201:1233201:0.246:0.246" calcext:value-type="string">
            <text:p>1233201:1233201:0.246:0.246</text:p>
          </table:table-cell>
          <table:table-cell table:number-columns-repeated="1023"/>
        </table:table-row>
        <table:table-row table:style-name="ro1">
          <table:table-cell table:formula="of:=CONCATENATE([$rcl_cross_stats.A114];&quot;:&quot;;[$rcl_cross_stats.A114];&quot;:&quot;;[$rcl_cross_stats.C114];&quot;:&quot;;[$rcl_cross_stats.C114])" office:value-type="string" office:string-value="1233202:1233202:0.246:0.246" calcext:value-type="string">
            <text:p>1233202:1233202:0.246:0.246</text:p>
          </table:table-cell>
          <table:table-cell table:number-columns-repeated="1023"/>
        </table:table-row>
        <table:table-row table:style-name="ro1">
          <table:table-cell table:formula="of:=CONCATENATE([$rcl_cross_stats.A115];&quot;:&quot;;[$rcl_cross_stats.A115];&quot;:&quot;;[$rcl_cross_stats.C115];&quot;:&quot;;[$rcl_cross_stats.C115])" office:value-type="string" office:string-value="1233203:1233203:0.246:0.246" calcext:value-type="string">
            <text:p>1233203:1233203:0.246:0.246</text:p>
          </table:table-cell>
          <table:table-cell table:number-columns-repeated="1023"/>
        </table:table-row>
        <table:table-row table:style-name="ro1">
          <table:table-cell table:formula="of:=CONCATENATE([$rcl_cross_stats.A116];&quot;:&quot;;[$rcl_cross_stats.A116];&quot;:&quot;;[$rcl_cross_stats.C116];&quot;:&quot;;[$rcl_cross_stats.C116])" office:value-type="string" office:string-value="1251101:1251101:0.254:0.254" calcext:value-type="string">
            <text:p>1251101:1251101:0.254:0.254</text:p>
          </table:table-cell>
          <table:table-cell table:number-columns-repeated="1023"/>
        </table:table-row>
        <table:table-row table:style-name="ro1">
          <table:table-cell table:formula="of:=CONCATENATE([$rcl_cross_stats.A117];&quot;:&quot;;[$rcl_cross_stats.A117];&quot;:&quot;;[$rcl_cross_stats.C117];&quot;:&quot;;[$rcl_cross_stats.C117])" office:value-type="string" office:string-value="1251102:1251102:0.254:0.254" calcext:value-type="string">
            <text:p>1251102:1251102:0.254:0.254</text:p>
          </table:table-cell>
          <table:table-cell table:number-columns-repeated="1023"/>
        </table:table-row>
        <table:table-row table:style-name="ro1">
          <table:table-cell table:formula="of:=CONCATENATE([$rcl_cross_stats.A118];&quot;:&quot;;[$rcl_cross_stats.A118];&quot;:&quot;;[$rcl_cross_stats.C118];&quot;:&quot;;[$rcl_cross_stats.C118])" office:value-type="string" office:string-value="1251103:1251103:0.254:0.254" calcext:value-type="string">
            <text:p>1251103:1251103:0.254:0.254</text:p>
          </table:table-cell>
          <table:table-cell table:number-columns-repeated="1023"/>
        </table:table-row>
        <table:table-row table:style-name="ro1">
          <table:table-cell table:formula="of:=CONCATENATE([$rcl_cross_stats.A119];&quot;:&quot;;[$rcl_cross_stats.A119];&quot;:&quot;;[$rcl_cross_stats.C119];&quot;:&quot;;[$rcl_cross_stats.C119])" office:value-type="string" office:string-value="1252101:1252101:0.254:0.254" calcext:value-type="string">
            <text:p>1252101:1252101:0.254:0.254</text:p>
          </table:table-cell>
          <table:table-cell table:number-columns-repeated="1023"/>
        </table:table-row>
        <table:table-row table:style-name="ro1">
          <table:table-cell table:formula="of:=CONCATENATE([$rcl_cross_stats.A120];&quot;:&quot;;[$rcl_cross_stats.A120];&quot;:&quot;;[$rcl_cross_stats.C120];&quot;:&quot;;[$rcl_cross_stats.C120])" office:value-type="string" office:string-value="1252102:1252102:0.254:0.254" calcext:value-type="string">
            <text:p>1252102:1252102:0.254:0.254</text:p>
          </table:table-cell>
          <table:table-cell table:number-columns-repeated="1023"/>
        </table:table-row>
        <table:table-row table:style-name="ro1">
          <table:table-cell table:formula="of:=CONCATENATE([$rcl_cross_stats.A121];&quot;:&quot;;[$rcl_cross_stats.A121];&quot;:&quot;;[$rcl_cross_stats.C121];&quot;:&quot;;[$rcl_cross_stats.C121])" office:value-type="string" office:string-value="1252103:1252103:0.254:0.254" calcext:value-type="string">
            <text:p>1252103:1252103:0.254:0.254</text:p>
          </table:table-cell>
          <table:table-cell table:number-columns-repeated="1023"/>
        </table:table-row>
        <table:table-row table:style-name="ro1">
          <table:table-cell table:formula="of:=CONCATENATE([$rcl_cross_stats.A122];&quot;:&quot;;[$rcl_cross_stats.A122];&quot;:&quot;;[$rcl_cross_stats.C122];&quot;:&quot;;[$rcl_cross_stats.C122])" office:value-type="string" office:string-value="1311101:1311101:0.379:0.379" calcext:value-type="string">
            <text:p>1311101:1311101:0.379:0.379</text:p>
          </table:table-cell>
          <table:table-cell table:number-columns-repeated="1023"/>
        </table:table-row>
        <table:table-row table:style-name="ro1">
          <table:table-cell table:formula="of:=CONCATENATE([$rcl_cross_stats.A123];&quot;:&quot;;[$rcl_cross_stats.A123];&quot;:&quot;;[$rcl_cross_stats.C123];&quot;:&quot;;[$rcl_cross_stats.C123])" office:value-type="string" office:string-value="1311102:1311102:0.379:0.379" calcext:value-type="string">
            <text:p>1311102:1311102:0.379:0.379</text:p>
          </table:table-cell>
          <table:table-cell table:number-columns-repeated="1023"/>
        </table:table-row>
        <table:table-row table:style-name="ro1">
          <table:table-cell table:formula="of:=CONCATENATE([$rcl_cross_stats.A124];&quot;:&quot;;[$rcl_cross_stats.A124];&quot;:&quot;;[$rcl_cross_stats.C124];&quot;:&quot;;[$rcl_cross_stats.C124])" office:value-type="string" office:string-value="1311103:1311103:0.379:0.379" calcext:value-type="string">
            <text:p>1311103:1311103:0.379:0.379</text:p>
          </table:table-cell>
          <table:table-cell table:number-columns-repeated="1023"/>
        </table:table-row>
        <table:table-row table:style-name="ro1">
          <table:table-cell table:formula="of:=CONCATENATE([$rcl_cross_stats.A125];&quot;:&quot;;[$rcl_cross_stats.A125];&quot;:&quot;;[$rcl_cross_stats.C125];&quot;:&quot;;[$rcl_cross_stats.C125])" office:value-type="string" office:string-value="1311201:1311201:0.379:0.379" calcext:value-type="string">
            <text:p>1311201:1311201:0.379:0.379</text:p>
          </table:table-cell>
          <table:table-cell table:number-columns-repeated="1023"/>
        </table:table-row>
        <table:table-row table:style-name="ro1">
          <table:table-cell table:formula="of:=CONCATENATE([$rcl_cross_stats.A126];&quot;:&quot;;[$rcl_cross_stats.A126];&quot;:&quot;;[$rcl_cross_stats.C126];&quot;:&quot;;[$rcl_cross_stats.C126])" office:value-type="string" office:string-value="1311202:1311202:0.379:0.379" calcext:value-type="string">
            <text:p>1311202:1311202:0.379:0.379</text:p>
          </table:table-cell>
          <table:table-cell table:number-columns-repeated="1023"/>
        </table:table-row>
        <table:table-row table:style-name="ro1">
          <table:table-cell table:formula="of:=CONCATENATE([$rcl_cross_stats.A127];&quot;:&quot;;[$rcl_cross_stats.A127];&quot;:&quot;;[$rcl_cross_stats.C127];&quot;:&quot;;[$rcl_cross_stats.C127])" office:value-type="string" office:string-value="1311203:1311203:0.379:0.379" calcext:value-type="string">
            <text:p>1311203:1311203:0.379:0.379</text:p>
          </table:table-cell>
          <table:table-cell table:number-columns-repeated="1023"/>
        </table:table-row>
        <table:table-row table:style-name="ro1">
          <table:table-cell table:formula="of:=CONCATENATE([$rcl_cross_stats.A128];&quot;:&quot;;[$rcl_cross_stats.A128];&quot;:&quot;;[$rcl_cross_stats.C128];&quot;:&quot;;[$rcl_cross_stats.C128])" office:value-type="string" office:string-value="1312101:1312101:0.379:0.379" calcext:value-type="string">
            <text:p>1312101:1312101:0.379:0.379</text:p>
          </table:table-cell>
          <table:table-cell table:number-columns-repeated="1023"/>
        </table:table-row>
        <table:table-row table:style-name="ro1">
          <table:table-cell table:formula="of:=CONCATENATE([$rcl_cross_stats.A129];&quot;:&quot;;[$rcl_cross_stats.A129];&quot;:&quot;;[$rcl_cross_stats.C129];&quot;:&quot;;[$rcl_cross_stats.C129])" office:value-type="string" office:string-value="1312102:1312102:0.379:0.379" calcext:value-type="string">
            <text:p>1312102:1312102:0.379:0.379</text:p>
          </table:table-cell>
          <table:table-cell table:number-columns-repeated="1023"/>
        </table:table-row>
        <table:table-row table:style-name="ro1">
          <table:table-cell table:formula="of:=CONCATENATE([$rcl_cross_stats.A130];&quot;:&quot;;[$rcl_cross_stats.A130];&quot;:&quot;;[$rcl_cross_stats.C130];&quot;:&quot;;[$rcl_cross_stats.C130])" office:value-type="string" office:string-value="1312103:1312103:0.379:0.379" calcext:value-type="string">
            <text:p>1312103:1312103:0.379:0.379</text:p>
          </table:table-cell>
          <table:table-cell table:number-columns-repeated="1023"/>
        </table:table-row>
        <table:table-row table:style-name="ro1">
          <table:table-cell table:formula="of:=CONCATENATE([$rcl_cross_stats.A131];&quot;:&quot;;[$rcl_cross_stats.A131];&quot;:&quot;;[$rcl_cross_stats.C131];&quot;:&quot;;[$rcl_cross_stats.C131])" office:value-type="string" office:string-value="1312201:1312201:0.379:0.379" calcext:value-type="string">
            <text:p>1312201:1312201:0.379:0.379</text:p>
          </table:table-cell>
          <table:table-cell table:number-columns-repeated="1023"/>
        </table:table-row>
        <table:table-row table:style-name="ro1">
          <table:table-cell table:formula="of:=CONCATENATE([$rcl_cross_stats.A132];&quot;:&quot;;[$rcl_cross_stats.A132];&quot;:&quot;;[$rcl_cross_stats.C132];&quot;:&quot;;[$rcl_cross_stats.C132])" office:value-type="string" office:string-value="1312202:1312202:0.379:0.379" calcext:value-type="string">
            <text:p>1312202:1312202:0.379:0.379</text:p>
          </table:table-cell>
          <table:table-cell table:number-columns-repeated="1023"/>
        </table:table-row>
        <table:table-row table:style-name="ro1">
          <table:table-cell table:formula="of:=CONCATENATE([$rcl_cross_stats.A133];&quot;:&quot;;[$rcl_cross_stats.A133];&quot;:&quot;;[$rcl_cross_stats.C133];&quot;:&quot;;[$rcl_cross_stats.C133])" office:value-type="string" office:string-value="1312203:1312203:0.379:0.379" calcext:value-type="string">
            <text:p>1312203:1312203:0.379:0.379</text:p>
          </table:table-cell>
          <table:table-cell table:number-columns-repeated="1023"/>
        </table:table-row>
        <table:table-row table:style-name="ro1">
          <table:table-cell table:formula="of:=CONCATENATE([$rcl_cross_stats.A134];&quot;:&quot;;[$rcl_cross_stats.A134];&quot;:&quot;;[$rcl_cross_stats.C134];&quot;:&quot;;[$rcl_cross_stats.C134])" office:value-type="string" office:string-value="1313101:1313101:0.379:0.379" calcext:value-type="string">
            <text:p>1313101:1313101:0.379:0.379</text:p>
          </table:table-cell>
          <table:table-cell table:number-columns-repeated="1023"/>
        </table:table-row>
        <table:table-row table:style-name="ro1">
          <table:table-cell table:formula="of:=CONCATENATE([$rcl_cross_stats.A135];&quot;:&quot;;[$rcl_cross_stats.A135];&quot;:&quot;;[$rcl_cross_stats.C135];&quot;:&quot;;[$rcl_cross_stats.C135])" office:value-type="string" office:string-value="1313102:1313102:0.379:0.379" calcext:value-type="string">
            <text:p>1313102:1313102:0.379:0.379</text:p>
          </table:table-cell>
          <table:table-cell table:number-columns-repeated="1023"/>
        </table:table-row>
        <table:table-row table:style-name="ro1">
          <table:table-cell table:formula="of:=CONCATENATE([$rcl_cross_stats.A136];&quot;:&quot;;[$rcl_cross_stats.A136];&quot;:&quot;;[$rcl_cross_stats.C136];&quot;:&quot;;[$rcl_cross_stats.C136])" office:value-type="string" office:string-value="1313103:1313103:0.379:0.379" calcext:value-type="string">
            <text:p>1313103:1313103:0.379:0.379</text:p>
          </table:table-cell>
          <table:table-cell table:number-columns-repeated="1023"/>
        </table:table-row>
        <table:table-row table:style-name="ro1">
          <table:table-cell table:formula="of:=CONCATENATE([$rcl_cross_stats.A137];&quot;:&quot;;[$rcl_cross_stats.A137];&quot;:&quot;;[$rcl_cross_stats.C137];&quot;:&quot;;[$rcl_cross_stats.C137])" office:value-type="string" office:string-value="1321101:1321101:0.331:0.331" calcext:value-type="string">
            <text:p>1321101:1321101:0.331:0.331</text:p>
          </table:table-cell>
          <table:table-cell table:number-columns-repeated="1023"/>
        </table:table-row>
        <table:table-row table:style-name="ro1">
          <table:table-cell table:formula="of:=CONCATENATE([$rcl_cross_stats.A138];&quot;:&quot;;[$rcl_cross_stats.A138];&quot;:&quot;;[$rcl_cross_stats.C138];&quot;:&quot;;[$rcl_cross_stats.C138])" office:value-type="string" office:string-value="1321102:1321102:0.331:0.331" calcext:value-type="string">
            <text:p>1321102:1321102:0.331:0.331</text:p>
          </table:table-cell>
          <table:table-cell table:number-columns-repeated="1023"/>
        </table:table-row>
        <table:table-row table:style-name="ro1">
          <table:table-cell table:formula="of:=CONCATENATE([$rcl_cross_stats.A139];&quot;:&quot;;[$rcl_cross_stats.A139];&quot;:&quot;;[$rcl_cross_stats.C139];&quot;:&quot;;[$rcl_cross_stats.C139])" office:value-type="string" office:string-value="1321103:1321103:0.331:0.331" calcext:value-type="string">
            <text:p>1321103:1321103:0.331:0.331</text:p>
          </table:table-cell>
          <table:table-cell table:number-columns-repeated="1023"/>
        </table:table-row>
        <table:table-row table:style-name="ro1">
          <table:table-cell table:formula="of:=CONCATENATE([$rcl_cross_stats.A140];&quot;:&quot;;[$rcl_cross_stats.A140];&quot;:&quot;;[$rcl_cross_stats.C140];&quot;:&quot;;[$rcl_cross_stats.C140])" office:value-type="string" office:string-value="1321201:1321201:2.158:2.158" calcext:value-type="string">
            <text:p>1321201:1321201:2.158:2.158</text:p>
          </table:table-cell>
          <table:table-cell table:number-columns-repeated="1023"/>
        </table:table-row>
        <table:table-row table:style-name="ro1">
          <table:table-cell table:formula="of:=CONCATENATE([$rcl_cross_stats.A141];&quot;:&quot;;[$rcl_cross_stats.A141];&quot;:&quot;;[$rcl_cross_stats.C141];&quot;:&quot;;[$rcl_cross_stats.C141])" office:value-type="string" office:string-value="1321202:1321202:2.158:2.158" calcext:value-type="string">
            <text:p>1321202:1321202:2.158:2.158</text:p>
          </table:table-cell>
          <table:table-cell table:number-columns-repeated="1023"/>
        </table:table-row>
        <table:table-row table:style-name="ro1">
          <table:table-cell table:formula="of:=CONCATENATE([$rcl_cross_stats.A142];&quot;:&quot;;[$rcl_cross_stats.A142];&quot;:&quot;;[$rcl_cross_stats.C142];&quot;:&quot;;[$rcl_cross_stats.C142])" office:value-type="string" office:string-value="1321203:1321203:2.158:2.158" calcext:value-type="string">
            <text:p>1321203:1321203:2.158:2.158</text:p>
          </table:table-cell>
          <table:table-cell table:number-columns-repeated="1023"/>
        </table:table-row>
        <table:table-row table:style-name="ro1">
          <table:table-cell table:formula="of:=CONCATENATE([$rcl_cross_stats.A143];&quot;:&quot;;[$rcl_cross_stats.A143];&quot;:&quot;;[$rcl_cross_stats.C143];&quot;:&quot;;[$rcl_cross_stats.C143])" office:value-type="string" office:string-value="1322101:1322101:0.331:0.331" calcext:value-type="string">
            <text:p>1322101:1322101:0.331:0.331</text:p>
          </table:table-cell>
          <table:table-cell table:number-columns-repeated="1023"/>
        </table:table-row>
        <table:table-row table:style-name="ro1">
          <table:table-cell table:formula="of:=CONCATENATE([$rcl_cross_stats.A144];&quot;:&quot;;[$rcl_cross_stats.A144];&quot;:&quot;;[$rcl_cross_stats.C144];&quot;:&quot;;[$rcl_cross_stats.C144])" office:value-type="string" office:string-value="1322102:1322102:0.331:0.331" calcext:value-type="string">
            <text:p>1322102:1322102:0.331:0.331</text:p>
          </table:table-cell>
          <table:table-cell table:number-columns-repeated="1023"/>
        </table:table-row>
        <table:table-row table:style-name="ro1">
          <table:table-cell table:formula="of:=CONCATENATE([$rcl_cross_stats.A145];&quot;:&quot;;[$rcl_cross_stats.A145];&quot;:&quot;;[$rcl_cross_stats.C145];&quot;:&quot;;[$rcl_cross_stats.C145])" office:value-type="string" office:string-value="1322103:1322103:0.331:0.331" calcext:value-type="string">
            <text:p>1322103:1322103:0.331:0.331</text:p>
          </table:table-cell>
          <table:table-cell table:number-columns-repeated="1023"/>
        </table:table-row>
        <table:table-row table:style-name="ro1">
          <table:table-cell table:formula="of:=CONCATENATE([$rcl_cross_stats.A146];&quot;:&quot;;[$rcl_cross_stats.A146];&quot;:&quot;;[$rcl_cross_stats.C146];&quot;:&quot;;[$rcl_cross_stats.C146])" office:value-type="string" office:string-value="1322201:1322201:2.158:2.158" calcext:value-type="string">
            <text:p>1322201:1322201:2.158:2.158</text:p>
          </table:table-cell>
          <table:table-cell table:number-columns-repeated="1023"/>
        </table:table-row>
        <table:table-row table:style-name="ro1">
          <table:table-cell table:formula="of:=CONCATENATE([$rcl_cross_stats.A147];&quot;:&quot;;[$rcl_cross_stats.A147];&quot;:&quot;;[$rcl_cross_stats.C147];&quot;:&quot;;[$rcl_cross_stats.C147])" office:value-type="string" office:string-value="1322202:1322202:2.158:2.158" calcext:value-type="string">
            <text:p>1322202:1322202:2.158:2.158</text:p>
          </table:table-cell>
          <table:table-cell table:number-columns-repeated="1023"/>
        </table:table-row>
        <table:table-row table:style-name="ro1">
          <table:table-cell table:formula="of:=CONCATENATE([$rcl_cross_stats.A148];&quot;:&quot;;[$rcl_cross_stats.A148];&quot;:&quot;;[$rcl_cross_stats.C148];&quot;:&quot;;[$rcl_cross_stats.C148])" office:value-type="string" office:string-value="1322203:1322203:2.158:2.158" calcext:value-type="string">
            <text:p>1322203:1322203:2.158:2.158</text:p>
          </table:table-cell>
          <table:table-cell table:number-columns-repeated="1023"/>
        </table:table-row>
        <table:table-row table:style-name="ro1">
          <table:table-cell table:formula="of:=CONCATENATE([$rcl_cross_stats.A149];&quot;:&quot;;[$rcl_cross_stats.A149];&quot;:&quot;;[$rcl_cross_stats.C149];&quot;:&quot;;[$rcl_cross_stats.C149])" office:value-type="string" office:string-value="1323101:1323101:0.331:0.331" calcext:value-type="string">
            <text:p>1323101:1323101:0.331:0.331</text:p>
          </table:table-cell>
          <table:table-cell table:number-columns-repeated="1023"/>
        </table:table-row>
        <table:table-row table:style-name="ro1">
          <table:table-cell table:formula="of:=CONCATENATE([$rcl_cross_stats.A150];&quot;:&quot;;[$rcl_cross_stats.A150];&quot;:&quot;;[$rcl_cross_stats.C150];&quot;:&quot;;[$rcl_cross_stats.C150])" office:value-type="string" office:string-value="1323102:1323102:0.331:0.331" calcext:value-type="string">
            <text:p>1323102:1323102:0.331:0.331</text:p>
          </table:table-cell>
          <table:table-cell table:number-columns-repeated="1023"/>
        </table:table-row>
        <table:table-row table:style-name="ro1">
          <table:table-cell table:formula="of:=CONCATENATE([$rcl_cross_stats.A151];&quot;:&quot;;[$rcl_cross_stats.A151];&quot;:&quot;;[$rcl_cross_stats.C151];&quot;:&quot;;[$rcl_cross_stats.C151])" office:value-type="string" office:string-value="1323103:1323103:0.331:0.331" calcext:value-type="string">
            <text:p>1323103:1323103:0.331:0.331</text:p>
          </table:table-cell>
          <table:table-cell table:number-columns-repeated="1023"/>
        </table:table-row>
        <table:table-row table:style-name="ro1">
          <table:table-cell table:formula="of:=CONCATENATE([$rcl_cross_stats.A152];&quot;:&quot;;[$rcl_cross_stats.A152];&quot;:&quot;;[$rcl_cross_stats.C152];&quot;:&quot;;[$rcl_cross_stats.C152])" office:value-type="string" office:string-value="1323201:1323201:2.158:2.158" calcext:value-type="string">
            <text:p>1323201:1323201:2.158:2.158</text:p>
          </table:table-cell>
          <table:table-cell table:number-columns-repeated="1023"/>
        </table:table-row>
        <table:table-row table:style-name="ro1">
          <table:table-cell table:formula="of:=CONCATENATE([$rcl_cross_stats.A153];&quot;:&quot;;[$rcl_cross_stats.A153];&quot;:&quot;;[$rcl_cross_stats.C153];&quot;:&quot;;[$rcl_cross_stats.C153])" office:value-type="string" office:string-value="1323202:1323202:2.158:2.158" calcext:value-type="string">
            <text:p>1323202:1323202:2.158:2.158</text:p>
          </table:table-cell>
          <table:table-cell table:number-columns-repeated="1023"/>
        </table:table-row>
        <table:table-row table:style-name="ro1">
          <table:table-cell table:formula="of:=CONCATENATE([$rcl_cross_stats.A154];&quot;:&quot;;[$rcl_cross_stats.A154];&quot;:&quot;;[$rcl_cross_stats.C154];&quot;:&quot;;[$rcl_cross_stats.C154])" office:value-type="string" office:string-value="1331101:1331101:0.362:0.362" calcext:value-type="string">
            <text:p>1331101:1331101:0.362:0.362</text:p>
          </table:table-cell>
          <table:table-cell table:number-columns-repeated="1023"/>
        </table:table-row>
        <table:table-row table:style-name="ro1">
          <table:table-cell table:formula="of:=CONCATENATE([$rcl_cross_stats.A155];&quot;:&quot;;[$rcl_cross_stats.A155];&quot;:&quot;;[$rcl_cross_stats.C155];&quot;:&quot;;[$rcl_cross_stats.C155])" office:value-type="string" office:string-value="1331102:1331102:0.362:0.362" calcext:value-type="string">
            <text:p>1331102:1331102:0.362:0.362</text:p>
          </table:table-cell>
          <table:table-cell table:number-columns-repeated="1023"/>
        </table:table-row>
        <table:table-row table:style-name="ro1">
          <table:table-cell table:formula="of:=CONCATENATE([$rcl_cross_stats.A156];&quot;:&quot;;[$rcl_cross_stats.A156];&quot;:&quot;;[$rcl_cross_stats.C156];&quot;:&quot;;[$rcl_cross_stats.C156])" office:value-type="string" office:string-value="1331103:1331103:0.362:0.362" calcext:value-type="string">
            <text:p>1331103:1331103:0.362:0.362</text:p>
          </table:table-cell>
          <table:table-cell table:number-columns-repeated="1023"/>
        </table:table-row>
        <table:table-row table:style-name="ro1">
          <table:table-cell table:formula="of:=CONCATENATE([$rcl_cross_stats.A157];&quot;:&quot;;[$rcl_cross_stats.A157];&quot;:&quot;;[$rcl_cross_stats.C157];&quot;:&quot;;[$rcl_cross_stats.C157])" office:value-type="string" office:string-value="1331201:1331201:0.362:0.362" calcext:value-type="string">
            <text:p>1331201:1331201:0.362:0.362</text:p>
          </table:table-cell>
          <table:table-cell table:number-columns-repeated="1023"/>
        </table:table-row>
        <table:table-row table:style-name="ro1">
          <table:table-cell table:formula="of:=CONCATENATE([$rcl_cross_stats.A158];&quot;:&quot;;[$rcl_cross_stats.A158];&quot;:&quot;;[$rcl_cross_stats.C158];&quot;:&quot;;[$rcl_cross_stats.C158])" office:value-type="string" office:string-value="1331202:1331202:0.362:0.362" calcext:value-type="string">
            <text:p>1331202:1331202:0.362:0.362</text:p>
          </table:table-cell>
          <table:table-cell table:number-columns-repeated="1023"/>
        </table:table-row>
        <table:table-row table:style-name="ro1">
          <table:table-cell table:formula="of:=CONCATENATE([$rcl_cross_stats.A159];&quot;:&quot;;[$rcl_cross_stats.A159];&quot;:&quot;;[$rcl_cross_stats.C159];&quot;:&quot;;[$rcl_cross_stats.C159])" office:value-type="string" office:string-value="1331203:1331203:0.362:0.362" calcext:value-type="string">
            <text:p>1331203:1331203:0.362:0.362</text:p>
          </table:table-cell>
          <table:table-cell table:number-columns-repeated="1023"/>
        </table:table-row>
        <table:table-row table:style-name="ro1">
          <table:table-cell table:formula="of:=CONCATENATE([$rcl_cross_stats.A160];&quot;:&quot;;[$rcl_cross_stats.A160];&quot;:&quot;;[$rcl_cross_stats.C160];&quot;:&quot;;[$rcl_cross_stats.C160])" office:value-type="string" office:string-value="1332101:1332101:0.362:0.362" calcext:value-type="string">
            <text:p>1332101:1332101:0.362:0.362</text:p>
          </table:table-cell>
          <table:table-cell table:number-columns-repeated="1023"/>
        </table:table-row>
        <table:table-row table:style-name="ro1">
          <table:table-cell table:formula="of:=CONCATENATE([$rcl_cross_stats.A161];&quot;:&quot;;[$rcl_cross_stats.A161];&quot;:&quot;;[$rcl_cross_stats.C161];&quot;:&quot;;[$rcl_cross_stats.C161])" office:value-type="string" office:string-value="1332102:1332102:0.362:0.362" calcext:value-type="string">
            <text:p>1332102:1332102:0.362:0.362</text:p>
          </table:table-cell>
          <table:table-cell table:number-columns-repeated="1023"/>
        </table:table-row>
        <table:table-row table:style-name="ro1">
          <table:table-cell table:formula="of:=CONCATENATE([$rcl_cross_stats.A162];&quot;:&quot;;[$rcl_cross_stats.A162];&quot;:&quot;;[$rcl_cross_stats.C162];&quot;:&quot;;[$rcl_cross_stats.C162])" office:value-type="string" office:string-value="1332103:1332103:0.362:0.362" calcext:value-type="string">
            <text:p>1332103:1332103:0.362:0.362</text:p>
          </table:table-cell>
          <table:table-cell table:number-columns-repeated="1023"/>
        </table:table-row>
        <table:table-row table:style-name="ro1">
          <table:table-cell table:formula="of:=CONCATENATE([$rcl_cross_stats.A163];&quot;:&quot;;[$rcl_cross_stats.A163];&quot;:&quot;;[$rcl_cross_stats.C163];&quot;:&quot;;[$rcl_cross_stats.C163])" office:value-type="string" office:string-value="1332201:1332201:0.362:0.362" calcext:value-type="string">
            <text:p>1332201:1332201:0.362:0.362</text:p>
          </table:table-cell>
          <table:table-cell table:number-columns-repeated="1023"/>
        </table:table-row>
        <table:table-row table:style-name="ro1">
          <table:table-cell table:formula="of:=CONCATENATE([$rcl_cross_stats.A164];&quot;:&quot;;[$rcl_cross_stats.A164];&quot;:&quot;;[$rcl_cross_stats.C164];&quot;:&quot;;[$rcl_cross_stats.C164])" office:value-type="string" office:string-value="1332202:1332202:0.362:0.362" calcext:value-type="string">
            <text:p>1332202:1332202:0.362:0.362</text:p>
          </table:table-cell>
          <table:table-cell table:number-columns-repeated="1023"/>
        </table:table-row>
        <table:table-row table:style-name="ro1">
          <table:table-cell table:formula="of:=CONCATENATE([$rcl_cross_stats.A165];&quot;:&quot;;[$rcl_cross_stats.A165];&quot;:&quot;;[$rcl_cross_stats.C165];&quot;:&quot;;[$rcl_cross_stats.C165])" office:value-type="string" office:string-value="1332203:1332203:0.362:0.362" calcext:value-type="string">
            <text:p>1332203:1332203:0.362:0.362</text:p>
          </table:table-cell>
          <table:table-cell table:number-columns-repeated="1023"/>
        </table:table-row>
        <table:table-row table:style-name="ro1">
          <table:table-cell table:formula="of:=CONCATENATE([$rcl_cross_stats.A166];&quot;:&quot;;[$rcl_cross_stats.A166];&quot;:&quot;;[$rcl_cross_stats.C166];&quot;:&quot;;[$rcl_cross_stats.C166])" office:value-type="string" office:string-value="1333101:1333101:0.362:0.362" calcext:value-type="string">
            <text:p>1333101:1333101:0.362:0.362</text:p>
          </table:table-cell>
          <table:table-cell table:number-columns-repeated="1023"/>
        </table:table-row>
        <table:table-row table:style-name="ro1">
          <table:table-cell table:formula="of:=CONCATENATE([$rcl_cross_stats.A167];&quot;:&quot;;[$rcl_cross_stats.A167];&quot;:&quot;;[$rcl_cross_stats.C167];&quot;:&quot;;[$rcl_cross_stats.C167])" office:value-type="string" office:string-value="1333102:1333102:0.362:0.362" calcext:value-type="string">
            <text:p>1333102:1333102:0.362:0.362</text:p>
          </table:table-cell>
          <table:table-cell table:number-columns-repeated="1023"/>
        </table:table-row>
        <table:table-row table:style-name="ro1">
          <table:table-cell table:formula="of:=CONCATENATE([$rcl_cross_stats.A168];&quot;:&quot;;[$rcl_cross_stats.A168];&quot;:&quot;;[$rcl_cross_stats.C168];&quot;:&quot;;[$rcl_cross_stats.C168])" office:value-type="string" office:string-value="1333103:1333103:0.362:0.362" calcext:value-type="string">
            <text:p>1333103:1333103:0.362:0.362</text:p>
          </table:table-cell>
          <table:table-cell table:number-columns-repeated="1023"/>
        </table:table-row>
        <table:table-row table:style-name="ro1">
          <table:table-cell table:formula="of:=CONCATENATE([$rcl_cross_stats.A169];&quot;:&quot;;[$rcl_cross_stats.A169];&quot;:&quot;;[$rcl_cross_stats.C169];&quot;:&quot;;[$rcl_cross_stats.C169])" office:value-type="string" office:string-value="1333201:1333201:0.362:0.362" calcext:value-type="string">
            <text:p>1333201:1333201:0.362:0.362</text:p>
          </table:table-cell>
          <table:table-cell table:number-columns-repeated="1023"/>
        </table:table-row>
        <table:table-row table:style-name="ro1">
          <table:table-cell table:formula="of:=CONCATENATE([$rcl_cross_stats.A170];&quot;:&quot;;[$rcl_cross_stats.A170];&quot;:&quot;;[$rcl_cross_stats.C170];&quot;:&quot;;[$rcl_cross_stats.C170])" office:value-type="string" office:string-value="1333202:1333202:0.362:0.362" calcext:value-type="string">
            <text:p>1333202:1333202:0.362:0.362</text:p>
          </table:table-cell>
          <table:table-cell table:number-columns-repeated="1023"/>
        </table:table-row>
        <table:table-row table:style-name="ro1">
          <table:table-cell table:formula="of:=CONCATENATE([$rcl_cross_stats.A171];&quot;:&quot;;[$rcl_cross_stats.A171];&quot;:&quot;;[$rcl_cross_stats.C171];&quot;:&quot;;[$rcl_cross_stats.C171])" office:value-type="string" office:string-value="1333203:1333203:0.362:0.362" calcext:value-type="string">
            <text:p>1333203:1333203:0.362:0.362</text:p>
          </table:table-cell>
          <table:table-cell table:number-columns-repeated="1023"/>
        </table:table-row>
        <table:table-row table:style-name="ro1">
          <table:table-cell table:formula="of:=CONCATENATE([$rcl_cross_stats.A172];&quot;:&quot;;[$rcl_cross_stats.A172];&quot;:&quot;;[$rcl_cross_stats.C172];&quot;:&quot;;[$rcl_cross_stats.C172])" office:value-type="string" office:string-value="1351101:1351101:0.353:0.353" calcext:value-type="string">
            <text:p>1351101:1351101:0.353:0.353</text:p>
          </table:table-cell>
          <table:table-cell table:number-columns-repeated="1023"/>
        </table:table-row>
        <table:table-row table:style-name="ro1">
          <table:table-cell table:formula="of:=CONCATENATE([$rcl_cross_stats.A173];&quot;:&quot;;[$rcl_cross_stats.A173];&quot;:&quot;;[$rcl_cross_stats.C173];&quot;:&quot;;[$rcl_cross_stats.C173])" office:value-type="string" office:string-value="1351102:1351102:0.353:0.353" calcext:value-type="string">
            <text:p>1351102:1351102:0.353:0.353</text:p>
          </table:table-cell>
          <table:table-cell table:number-columns-repeated="1023"/>
        </table:table-row>
        <table:table-row table:style-name="ro1">
          <table:table-cell table:formula="of:=CONCATENATE([$rcl_cross_stats.A174];&quot;:&quot;;[$rcl_cross_stats.A174];&quot;:&quot;;[$rcl_cross_stats.C174];&quot;:&quot;;[$rcl_cross_stats.C174])" office:value-type="string" office:string-value="1351103:1351103:0.353:0.353" calcext:value-type="string">
            <text:p>1351103:1351103:0.353:0.353</text:p>
          </table:table-cell>
          <table:table-cell table:number-columns-repeated="1023"/>
        </table:table-row>
        <table:table-row table:style-name="ro1">
          <table:table-cell table:formula="of:=CONCATENATE([$rcl_cross_stats.A175];&quot;:&quot;;[$rcl_cross_stats.A175];&quot;:&quot;;[$rcl_cross_stats.C175];&quot;:&quot;;[$rcl_cross_stats.C175])" office:value-type="string" office:string-value="1351201:1351201:0.353:0.353" calcext:value-type="string">
            <text:p>1351201:1351201:0.353:0.353</text:p>
          </table:table-cell>
          <table:table-cell table:number-columns-repeated="1023"/>
        </table:table-row>
        <table:table-row table:style-name="ro1">
          <table:table-cell table:formula="of:=CONCATENATE([$rcl_cross_stats.A176];&quot;:&quot;;[$rcl_cross_stats.A176];&quot;:&quot;;[$rcl_cross_stats.C176];&quot;:&quot;;[$rcl_cross_stats.C176])" office:value-type="string" office:string-value="1351202:1351202:0.353:0.353" calcext:value-type="string">
            <text:p>1351202:1351202:0.353:0.353</text:p>
          </table:table-cell>
          <table:table-cell table:number-columns-repeated="1023"/>
        </table:table-row>
        <table:table-row table:style-name="ro1">
          <table:table-cell table:formula="of:=CONCATENATE([$rcl_cross_stats.A177];&quot;:&quot;;[$rcl_cross_stats.A177];&quot;:&quot;;[$rcl_cross_stats.C177];&quot;:&quot;;[$rcl_cross_stats.C177])" office:value-type="string" office:string-value="1351203:1351203:0.353:0.353" calcext:value-type="string">
            <text:p>1351203:1351203:0.353:0.353</text:p>
          </table:table-cell>
          <table:table-cell table:number-columns-repeated="1023"/>
        </table:table-row>
        <table:table-row table:style-name="ro1">
          <table:table-cell table:formula="of:=CONCATENATE([$rcl_cross_stats.A178];&quot;:&quot;;[$rcl_cross_stats.A178];&quot;:&quot;;[$rcl_cross_stats.C178];&quot;:&quot;;[$rcl_cross_stats.C178])" office:value-type="string" office:string-value="1352101:1352101:0.353:0.353" calcext:value-type="string">
            <text:p>1352101:1352101:0.353:0.353</text:p>
          </table:table-cell>
          <table:table-cell table:number-columns-repeated="1023"/>
        </table:table-row>
        <table:table-row table:style-name="ro1">
          <table:table-cell table:formula="of:=CONCATENATE([$rcl_cross_stats.A179];&quot;:&quot;;[$rcl_cross_stats.A179];&quot;:&quot;;[$rcl_cross_stats.C179];&quot;:&quot;;[$rcl_cross_stats.C179])" office:value-type="string" office:string-value="1352102:1352102:0.353:0.353" calcext:value-type="string">
            <text:p>1352102:1352102:0.353:0.353</text:p>
          </table:table-cell>
          <table:table-cell table:number-columns-repeated="1023"/>
        </table:table-row>
        <table:table-row table:style-name="ro1">
          <table:table-cell table:formula="of:=CONCATENATE([$rcl_cross_stats.A180];&quot;:&quot;;[$rcl_cross_stats.A180];&quot;:&quot;;[$rcl_cross_stats.C180];&quot;:&quot;;[$rcl_cross_stats.C180])" office:value-type="string" office:string-value="1352103:1352103:0.353:0.353" calcext:value-type="string">
            <text:p>1352103:1352103:0.353:0.353</text:p>
          </table:table-cell>
          <table:table-cell table:number-columns-repeated="1023"/>
        </table:table-row>
        <table:table-row table:style-name="ro1">
          <table:table-cell table:formula="of:=CONCATENATE([$rcl_cross_stats.A181];&quot;:&quot;;[$rcl_cross_stats.A181];&quot;:&quot;;[$rcl_cross_stats.C181];&quot;:&quot;;[$rcl_cross_stats.C181])" office:value-type="string" office:string-value="1352201:1352201:0.353:0.353" calcext:value-type="string">
            <text:p>1352201:1352201:0.353:0.353</text:p>
          </table:table-cell>
          <table:table-cell table:number-columns-repeated="1023"/>
        </table:table-row>
        <table:table-row table:style-name="ro1">
          <table:table-cell table:formula="of:=CONCATENATE([$rcl_cross_stats.A182];&quot;:&quot;;[$rcl_cross_stats.A182];&quot;:&quot;;[$rcl_cross_stats.C182];&quot;:&quot;;[$rcl_cross_stats.C182])" office:value-type="string" office:string-value="1352202:1352202:0.353:0.353" calcext:value-type="string">
            <text:p>1352202:1352202:0.353:0.353</text:p>
          </table:table-cell>
          <table:table-cell table:number-columns-repeated="1023"/>
        </table:table-row>
        <table:table-row table:style-name="ro1">
          <table:table-cell table:formula="of:=CONCATENATE([$rcl_cross_stats.A183];&quot;:&quot;;[$rcl_cross_stats.A183];&quot;:&quot;;[$rcl_cross_stats.C183];&quot;:&quot;;[$rcl_cross_stats.C183])" office:value-type="string" office:string-value="1352203:1352203:0.353:0.353" calcext:value-type="string">
            <text:p>1352203:1352203:0.353:0.353</text:p>
          </table:table-cell>
          <table:table-cell table:number-columns-repeated="1023"/>
        </table:table-row>
        <table:table-row table:style-name="ro1">
          <table:table-cell table:formula="of:=CONCATENATE([$rcl_cross_stats.A184];&quot;:&quot;;[$rcl_cross_stats.A184];&quot;:&quot;;[$rcl_cross_stats.C184];&quot;:&quot;;[$rcl_cross_stats.C184])" office:value-type="string" office:string-value="1353101:1353101:0.353:0.353" calcext:value-type="string">
            <text:p>1353101:1353101:0.353:0.353</text:p>
          </table:table-cell>
          <table:table-cell table:number-columns-repeated="1023"/>
        </table:table-row>
        <table:table-row table:style-name="ro1">
          <table:table-cell table:formula="of:=CONCATENATE([$rcl_cross_stats.A185];&quot;:&quot;;[$rcl_cross_stats.A185];&quot;:&quot;;[$rcl_cross_stats.C185];&quot;:&quot;;[$rcl_cross_stats.C185])" office:value-type="string" office:string-value="1353102:1353102:0.353:0.353" calcext:value-type="string">
            <text:p>1353102:1353102:0.353:0.353</text:p>
          </table:table-cell>
          <table:table-cell table:number-columns-repeated="1023"/>
        </table:table-row>
        <table:table-row table:style-name="ro1">
          <table:table-cell table:formula="of:=CONCATENATE([$rcl_cross_stats.A186];&quot;:&quot;;[$rcl_cross_stats.A186];&quot;:&quot;;[$rcl_cross_stats.C186];&quot;:&quot;;[$rcl_cross_stats.C186])" office:value-type="string" office:string-value="1353103:1353103:0.353:0.353" calcext:value-type="string">
            <text:p>1353103:1353103:0.353:0.353</text:p>
          </table:table-cell>
          <table:table-cell table:number-columns-repeated="1023"/>
        </table:table-row>
        <table:table-row table:style-name="ro1">
          <table:table-cell table:formula="of:=CONCATENATE([$rcl_cross_stats.A187];&quot;:&quot;;[$rcl_cross_stats.A187];&quot;:&quot;;[$rcl_cross_stats.C187];&quot;:&quot;;[$rcl_cross_stats.C187])" office:value-type="string" office:string-value="2111101:2111101:0.232:0.232" calcext:value-type="string">
            <text:p>2111101:2111101:0.232:0.232</text:p>
          </table:table-cell>
          <table:table-cell table:number-columns-repeated="1023"/>
        </table:table-row>
        <table:table-row table:style-name="ro1">
          <table:table-cell table:formula="of:=CONCATENATE([$rcl_cross_stats.A188];&quot;:&quot;;[$rcl_cross_stats.A188];&quot;:&quot;;[$rcl_cross_stats.C188];&quot;:&quot;;[$rcl_cross_stats.C188])" office:value-type="string" office:string-value="2111102:2111102:0.232:0.232" calcext:value-type="string">
            <text:p>2111102:2111102:0.232:0.232</text:p>
          </table:table-cell>
          <table:table-cell table:number-columns-repeated="1023"/>
        </table:table-row>
        <table:table-row table:style-name="ro1">
          <table:table-cell table:formula="of:=CONCATENATE([$rcl_cross_stats.A189];&quot;:&quot;;[$rcl_cross_stats.A189];&quot;:&quot;;[$rcl_cross_stats.C189];&quot;:&quot;;[$rcl_cross_stats.C189])" office:value-type="string" office:string-value="2111103:2111103:0.232:0.232" calcext:value-type="string">
            <text:p>2111103:2111103:0.232:0.232</text:p>
          </table:table-cell>
          <table:table-cell table:number-columns-repeated="1023"/>
        </table:table-row>
        <table:table-row table:style-name="ro1">
          <table:table-cell table:formula="of:=CONCATENATE([$rcl_cross_stats.A190];&quot;:&quot;;[$rcl_cross_stats.A190];&quot;:&quot;;[$rcl_cross_stats.C190];&quot;:&quot;;[$rcl_cross_stats.C190])" office:value-type="string" office:string-value="2111201:2111201:0.232:0.232" calcext:value-type="string">
            <text:p>2111201:2111201:0.232:0.232</text:p>
          </table:table-cell>
          <table:table-cell table:number-columns-repeated="1023"/>
        </table:table-row>
        <table:table-row table:style-name="ro1">
          <table:table-cell table:formula="of:=CONCATENATE([$rcl_cross_stats.A191];&quot;:&quot;;[$rcl_cross_stats.A191];&quot;:&quot;;[$rcl_cross_stats.C191];&quot;:&quot;;[$rcl_cross_stats.C191])" office:value-type="string" office:string-value="2111202:2111202:0.232:0.232" calcext:value-type="string">
            <text:p>2111202:2111202:0.232:0.232</text:p>
          </table:table-cell>
          <table:table-cell table:number-columns-repeated="1023"/>
        </table:table-row>
        <table:table-row table:style-name="ro1">
          <table:table-cell table:formula="of:=CONCATENATE([$rcl_cross_stats.A192];&quot;:&quot;;[$rcl_cross_stats.A192];&quot;:&quot;;[$rcl_cross_stats.C192];&quot;:&quot;;[$rcl_cross_stats.C192])" office:value-type="string" office:string-value="2111203:2111203:0.232:0.232" calcext:value-type="string">
            <text:p>2111203:2111203:0.232:0.232</text:p>
          </table:table-cell>
          <table:table-cell table:number-columns-repeated="1023"/>
        </table:table-row>
        <table:table-row table:style-name="ro1">
          <table:table-cell table:formula="of:=CONCATENATE([$rcl_cross_stats.A193];&quot;:&quot;;[$rcl_cross_stats.A193];&quot;:&quot;;[$rcl_cross_stats.C193];&quot;:&quot;;[$rcl_cross_stats.C193])" office:value-type="string" office:string-value="2112101:2112101:0.232:0.232" calcext:value-type="string">
            <text:p>2112101:2112101:0.232:0.232</text:p>
          </table:table-cell>
          <table:table-cell table:number-columns-repeated="1023"/>
        </table:table-row>
        <table:table-row table:style-name="ro1">
          <table:table-cell table:formula="of:=CONCATENATE([$rcl_cross_stats.A194];&quot;:&quot;;[$rcl_cross_stats.A194];&quot;:&quot;;[$rcl_cross_stats.C194];&quot;:&quot;;[$rcl_cross_stats.C194])" office:value-type="string" office:string-value="2112102:2112102:0.232:0.232" calcext:value-type="string">
            <text:p>2112102:2112102:0.232:0.232</text:p>
          </table:table-cell>
          <table:table-cell table:number-columns-repeated="1023"/>
        </table:table-row>
        <table:table-row table:style-name="ro1">
          <table:table-cell table:formula="of:=CONCATENATE([$rcl_cross_stats.A195];&quot;:&quot;;[$rcl_cross_stats.A195];&quot;:&quot;;[$rcl_cross_stats.C195];&quot;:&quot;;[$rcl_cross_stats.C195])" office:value-type="string" office:string-value="2112103:2112103:0.232:0.232" calcext:value-type="string">
            <text:p>2112103:2112103:0.232:0.232</text:p>
          </table:table-cell>
          <table:table-cell table:number-columns-repeated="1023"/>
        </table:table-row>
        <table:table-row table:style-name="ro1">
          <table:table-cell table:formula="of:=CONCATENATE([$rcl_cross_stats.A196];&quot;:&quot;;[$rcl_cross_stats.A196];&quot;:&quot;;[$rcl_cross_stats.C196];&quot;:&quot;;[$rcl_cross_stats.C196])" office:value-type="string" office:string-value="2112201:2112201:0.232:0.232" calcext:value-type="string">
            <text:p>2112201:2112201:0.232:0.232</text:p>
          </table:table-cell>
          <table:table-cell table:number-columns-repeated="1023"/>
        </table:table-row>
        <table:table-row table:style-name="ro1">
          <table:table-cell table:formula="of:=CONCATENATE([$rcl_cross_stats.A197];&quot;:&quot;;[$rcl_cross_stats.A197];&quot;:&quot;;[$rcl_cross_stats.C197];&quot;:&quot;;[$rcl_cross_stats.C197])" office:value-type="string" office:string-value="2112202:2112202:0.232:0.232" calcext:value-type="string">
            <text:p>2112202:2112202:0.232:0.232</text:p>
          </table:table-cell>
          <table:table-cell table:number-columns-repeated="1023"/>
        </table:table-row>
        <table:table-row table:style-name="ro1">
          <table:table-cell table:formula="of:=CONCATENATE([$rcl_cross_stats.A198];&quot;:&quot;;[$rcl_cross_stats.A198];&quot;:&quot;;[$rcl_cross_stats.C198];&quot;:&quot;;[$rcl_cross_stats.C198])" office:value-type="string" office:string-value="2112203:2112203:0.232:0.232" calcext:value-type="string">
            <text:p>2112203:2112203:0.232:0.232</text:p>
          </table:table-cell>
          <table:table-cell table:number-columns-repeated="1023"/>
        </table:table-row>
        <table:table-row table:style-name="ro1">
          <table:table-cell table:formula="of:=CONCATENATE([$rcl_cross_stats.A199];&quot;:&quot;;[$rcl_cross_stats.A199];&quot;:&quot;;[$rcl_cross_stats.C199];&quot;:&quot;;[$rcl_cross_stats.C199])" office:value-type="string" office:string-value="2113101:2113101:0.232:0.232" calcext:value-type="string">
            <text:p>2113101:2113101:0.232:0.232</text:p>
          </table:table-cell>
          <table:table-cell table:number-columns-repeated="1023"/>
        </table:table-row>
        <table:table-row table:style-name="ro1">
          <table:table-cell table:formula="of:=CONCATENATE([$rcl_cross_stats.A200];&quot;:&quot;;[$rcl_cross_stats.A200];&quot;:&quot;;[$rcl_cross_stats.C200];&quot;:&quot;;[$rcl_cross_stats.C200])" office:value-type="string" office:string-value="2121101:2121101:0.284:0.284" calcext:value-type="string">
            <text:p>2121101:2121101:0.284:0.284</text:p>
          </table:table-cell>
          <table:table-cell table:number-columns-repeated="1023"/>
        </table:table-row>
        <table:table-row table:style-name="ro1">
          <table:table-cell table:formula="of:=CONCATENATE([$rcl_cross_stats.A201];&quot;:&quot;;[$rcl_cross_stats.A201];&quot;:&quot;;[$rcl_cross_stats.C201];&quot;:&quot;;[$rcl_cross_stats.C201])" office:value-type="string" office:string-value="2121102:2121102:0.284:0.284" calcext:value-type="string">
            <text:p>2121102:2121102:0.284:0.284</text:p>
          </table:table-cell>
          <table:table-cell table:number-columns-repeated="1023"/>
        </table:table-row>
        <table:table-row table:style-name="ro1">
          <table:table-cell table:formula="of:=CONCATENATE([$rcl_cross_stats.A202];&quot;:&quot;;[$rcl_cross_stats.A202];&quot;:&quot;;[$rcl_cross_stats.C202];&quot;:&quot;;[$rcl_cross_stats.C202])" office:value-type="string" office:string-value="2121103:2121103:0.284:0.284" calcext:value-type="string">
            <text:p>2121103:2121103:0.284:0.284</text:p>
          </table:table-cell>
          <table:table-cell table:number-columns-repeated="1023"/>
        </table:table-row>
        <table:table-row table:style-name="ro1">
          <table:table-cell table:formula="of:=CONCATENATE([$rcl_cross_stats.A203];&quot;:&quot;;[$rcl_cross_stats.A203];&quot;:&quot;;[$rcl_cross_stats.C203];&quot;:&quot;;[$rcl_cross_stats.C203])" office:value-type="string" office:string-value="2121201:2121201:0.284:0.284" calcext:value-type="string">
            <text:p>2121201:2121201:0.284:0.284</text:p>
          </table:table-cell>
          <table:table-cell table:number-columns-repeated="1023"/>
        </table:table-row>
        <table:table-row table:style-name="ro1">
          <table:table-cell table:formula="of:=CONCATENATE([$rcl_cross_stats.A204];&quot;:&quot;;[$rcl_cross_stats.A204];&quot;:&quot;;[$rcl_cross_stats.C204];&quot;:&quot;;[$rcl_cross_stats.C204])" office:value-type="string" office:string-value="2121202:2121202:0.284:0.284" calcext:value-type="string">
            <text:p>2121202:2121202:0.284:0.284</text:p>
          </table:table-cell>
          <table:table-cell table:number-columns-repeated="1023"/>
        </table:table-row>
        <table:table-row table:style-name="ro1">
          <table:table-cell table:formula="of:=CONCATENATE([$rcl_cross_stats.A205];&quot;:&quot;;[$rcl_cross_stats.A205];&quot;:&quot;;[$rcl_cross_stats.C205];&quot;:&quot;;[$rcl_cross_stats.C205])" office:value-type="string" office:string-value="2121203:2121203:0.284:0.284" calcext:value-type="string">
            <text:p>2121203:2121203:0.284:0.284</text:p>
          </table:table-cell>
          <table:table-cell table:number-columns-repeated="1023"/>
        </table:table-row>
        <table:table-row table:style-name="ro1">
          <table:table-cell table:formula="of:=CONCATENATE([$rcl_cross_stats.A206];&quot;:&quot;;[$rcl_cross_stats.A206];&quot;:&quot;;[$rcl_cross_stats.C206];&quot;:&quot;;[$rcl_cross_stats.C206])" office:value-type="string" office:string-value="2122101:2122101:0.284:0.284" calcext:value-type="string">
            <text:p>2122101:2122101:0.284:0.284</text:p>
          </table:table-cell>
          <table:table-cell table:number-columns-repeated="1023"/>
        </table:table-row>
        <table:table-row table:style-name="ro1">
          <table:table-cell table:formula="of:=CONCATENATE([$rcl_cross_stats.A207];&quot;:&quot;;[$rcl_cross_stats.A207];&quot;:&quot;;[$rcl_cross_stats.C207];&quot;:&quot;;[$rcl_cross_stats.C207])" office:value-type="string" office:string-value="2122102:2122102:0.284:0.284" calcext:value-type="string">
            <text:p>2122102:2122102:0.284:0.284</text:p>
          </table:table-cell>
          <table:table-cell table:number-columns-repeated="1023"/>
        </table:table-row>
        <table:table-row table:style-name="ro1">
          <table:table-cell table:formula="of:=CONCATENATE([$rcl_cross_stats.A208];&quot;:&quot;;[$rcl_cross_stats.A208];&quot;:&quot;;[$rcl_cross_stats.C208];&quot;:&quot;;[$rcl_cross_stats.C208])" office:value-type="string" office:string-value="2122103:2122103:0.284:0.284" calcext:value-type="string">
            <text:p>2122103:2122103:0.284:0.284</text:p>
          </table:table-cell>
          <table:table-cell table:number-columns-repeated="1023"/>
        </table:table-row>
        <table:table-row table:style-name="ro1">
          <table:table-cell table:formula="of:=CONCATENATE([$rcl_cross_stats.A209];&quot;:&quot;;[$rcl_cross_stats.A209];&quot;:&quot;;[$rcl_cross_stats.C209];&quot;:&quot;;[$rcl_cross_stats.C209])" office:value-type="string" office:string-value="2122201:2122201:0.284:0.284" calcext:value-type="string">
            <text:p>2122201:2122201:0.284:0.284</text:p>
          </table:table-cell>
          <table:table-cell table:number-columns-repeated="1023"/>
        </table:table-row>
        <table:table-row table:style-name="ro1">
          <table:table-cell table:formula="of:=CONCATENATE([$rcl_cross_stats.A210];&quot;:&quot;;[$rcl_cross_stats.A210];&quot;:&quot;;[$rcl_cross_stats.C210];&quot;:&quot;;[$rcl_cross_stats.C210])" office:value-type="string" office:string-value="2122202:2122202:0.284:0.284" calcext:value-type="string">
            <text:p>2122202:2122202:0.284:0.284</text:p>
          </table:table-cell>
          <table:table-cell table:number-columns-repeated="1023"/>
        </table:table-row>
        <table:table-row table:style-name="ro1">
          <table:table-cell table:formula="of:=CONCATENATE([$rcl_cross_stats.A211];&quot;:&quot;;[$rcl_cross_stats.A211];&quot;:&quot;;[$rcl_cross_stats.C211];&quot;:&quot;;[$rcl_cross_stats.C211])" office:value-type="string" office:string-value="2122203:2122203:0.284:0.284" calcext:value-type="string">
            <text:p>2122203:2122203:0.284:0.284</text:p>
          </table:table-cell>
          <table:table-cell table:number-columns-repeated="1023"/>
        </table:table-row>
        <table:table-row table:style-name="ro1">
          <table:table-cell table:formula="of:=CONCATENATE([$rcl_cross_stats.A212];&quot;:&quot;;[$rcl_cross_stats.A212];&quot;:&quot;;[$rcl_cross_stats.C212];&quot;:&quot;;[$rcl_cross_stats.C212])" office:value-type="string" office:string-value="2123101:2123101:0.284:0.284" calcext:value-type="string">
            <text:p>2123101:2123101:0.284:0.284</text:p>
          </table:table-cell>
          <table:table-cell table:number-columns-repeated="1023"/>
        </table:table-row>
        <table:table-row table:style-name="ro1">
          <table:table-cell table:formula="of:=CONCATENATE([$rcl_cross_stats.A213];&quot;:&quot;;[$rcl_cross_stats.A213];&quot;:&quot;;[$rcl_cross_stats.C213];&quot;:&quot;;[$rcl_cross_stats.C213])" office:value-type="string" office:string-value="2123102:2123102:0.284:0.284" calcext:value-type="string">
            <text:p>2123102:2123102:0.284:0.284</text:p>
          </table:table-cell>
          <table:table-cell table:number-columns-repeated="1023"/>
        </table:table-row>
        <table:table-row table:style-name="ro1">
          <table:table-cell table:formula="of:=CONCATENATE([$rcl_cross_stats.A214];&quot;:&quot;;[$rcl_cross_stats.A214];&quot;:&quot;;[$rcl_cross_stats.C214];&quot;:&quot;;[$rcl_cross_stats.C214])" office:value-type="string" office:string-value="2123103:2123103:0.284:0.284" calcext:value-type="string">
            <text:p>2123103:2123103:0.284:0.284</text:p>
          </table:table-cell>
          <table:table-cell table:number-columns-repeated="1023"/>
        </table:table-row>
        <table:table-row table:style-name="ro1">
          <table:table-cell table:formula="of:=CONCATENATE([$rcl_cross_stats.A215];&quot;:&quot;;[$rcl_cross_stats.A215];&quot;:&quot;;[$rcl_cross_stats.C215];&quot;:&quot;;[$rcl_cross_stats.C215])" office:value-type="string" office:string-value="2123201:2123201:0.284:0.284" calcext:value-type="string">
            <text:p>2123201:2123201:0.284:0.284</text:p>
          </table:table-cell>
          <table:table-cell table:number-columns-repeated="1023"/>
        </table:table-row>
        <table:table-row table:style-name="ro1">
          <table:table-cell table:formula="of:=CONCATENATE([$rcl_cross_stats.A216];&quot;:&quot;;[$rcl_cross_stats.A216];&quot;:&quot;;[$rcl_cross_stats.C216];&quot;:&quot;;[$rcl_cross_stats.C216])" office:value-type="string" office:string-value="2123202:2123202:0.284:0.284" calcext:value-type="string">
            <text:p>2123202:2123202:0.284:0.284</text:p>
          </table:table-cell>
          <table:table-cell table:number-columns-repeated="1023"/>
        </table:table-row>
        <table:table-row table:style-name="ro1">
          <table:table-cell table:formula="of:=CONCATENATE([$rcl_cross_stats.A217];&quot;:&quot;;[$rcl_cross_stats.A217];&quot;:&quot;;[$rcl_cross_stats.C217];&quot;:&quot;;[$rcl_cross_stats.C217])" office:value-type="string" office:string-value="2123203:2123203:0.284:0.284" calcext:value-type="string">
            <text:p>2123203:2123203:0.284:0.284</text:p>
          </table:table-cell>
          <table:table-cell table:number-columns-repeated="1023"/>
        </table:table-row>
        <table:table-row table:style-name="ro1">
          <table:table-cell table:formula="of:=CONCATENATE([$rcl_cross_stats.A218];&quot;:&quot;;[$rcl_cross_stats.A218];&quot;:&quot;;[$rcl_cross_stats.C218];&quot;:&quot;;[$rcl_cross_stats.C218])" office:value-type="string" office:string-value="2131101:2131101:0.246:0.246" calcext:value-type="string">
            <text:p>2131101:2131101:0.246:0.246</text:p>
          </table:table-cell>
          <table:table-cell table:number-columns-repeated="1023"/>
        </table:table-row>
        <table:table-row table:style-name="ro1">
          <table:table-cell table:formula="of:=CONCATENATE([$rcl_cross_stats.A219];&quot;:&quot;;[$rcl_cross_stats.A219];&quot;:&quot;;[$rcl_cross_stats.C219];&quot;:&quot;;[$rcl_cross_stats.C219])" office:value-type="string" office:string-value="2131102:2131102:0.246:0.246" calcext:value-type="string">
            <text:p>2131102:2131102:0.246:0.246</text:p>
          </table:table-cell>
          <table:table-cell table:number-columns-repeated="1023"/>
        </table:table-row>
        <table:table-row table:style-name="ro1">
          <table:table-cell table:formula="of:=CONCATENATE([$rcl_cross_stats.A220];&quot;:&quot;;[$rcl_cross_stats.A220];&quot;:&quot;;[$rcl_cross_stats.C220];&quot;:&quot;;[$rcl_cross_stats.C220])" office:value-type="string" office:string-value="2131103:2131103:0.246:0.246" calcext:value-type="string">
            <text:p>2131103:2131103:0.246:0.246</text:p>
          </table:table-cell>
          <table:table-cell table:number-columns-repeated="1023"/>
        </table:table-row>
        <table:table-row table:style-name="ro1">
          <table:table-cell table:formula="of:=CONCATENATE([$rcl_cross_stats.A221];&quot;:&quot;;[$rcl_cross_stats.A221];&quot;:&quot;;[$rcl_cross_stats.C221];&quot;:&quot;;[$rcl_cross_stats.C221])" office:value-type="string" office:string-value="2131201:2131201:0.246:0.246" calcext:value-type="string">
            <text:p>2131201:2131201:0.246:0.246</text:p>
          </table:table-cell>
          <table:table-cell table:number-columns-repeated="1023"/>
        </table:table-row>
        <table:table-row table:style-name="ro1">
          <table:table-cell table:formula="of:=CONCATENATE([$rcl_cross_stats.A222];&quot;:&quot;;[$rcl_cross_stats.A222];&quot;:&quot;;[$rcl_cross_stats.C222];&quot;:&quot;;[$rcl_cross_stats.C222])" office:value-type="string" office:string-value="2131202:2131202:0.246:0.246" calcext:value-type="string">
            <text:p>2131202:2131202:0.246:0.246</text:p>
          </table:table-cell>
          <table:table-cell table:number-columns-repeated="1023"/>
        </table:table-row>
        <table:table-row table:style-name="ro1">
          <table:table-cell table:formula="of:=CONCATENATE([$rcl_cross_stats.A223];&quot;:&quot;;[$rcl_cross_stats.A223];&quot;:&quot;;[$rcl_cross_stats.C223];&quot;:&quot;;[$rcl_cross_stats.C223])" office:value-type="string" office:string-value="2131203:2131203:0.246:0.246" calcext:value-type="string">
            <text:p>2131203:2131203:0.246:0.246</text:p>
          </table:table-cell>
          <table:table-cell table:number-columns-repeated="1023"/>
        </table:table-row>
        <table:table-row table:style-name="ro1">
          <table:table-cell table:formula="of:=CONCATENATE([$rcl_cross_stats.A224];&quot;:&quot;;[$rcl_cross_stats.A224];&quot;:&quot;;[$rcl_cross_stats.C224];&quot;:&quot;;[$rcl_cross_stats.C224])" office:value-type="string" office:string-value="2132101:2132101:0.246:0.246" calcext:value-type="string">
            <text:p>2132101:2132101:0.246:0.246</text:p>
          </table:table-cell>
          <table:table-cell table:number-columns-repeated="1023"/>
        </table:table-row>
        <table:table-row table:style-name="ro1">
          <table:table-cell table:formula="of:=CONCATENATE([$rcl_cross_stats.A225];&quot;:&quot;;[$rcl_cross_stats.A225];&quot;:&quot;;[$rcl_cross_stats.C225];&quot;:&quot;;[$rcl_cross_stats.C225])" office:value-type="string" office:string-value="2132102:2132102:0.246:0.246" calcext:value-type="string">
            <text:p>2132102:2132102:0.246:0.246</text:p>
          </table:table-cell>
          <table:table-cell table:number-columns-repeated="1023"/>
        </table:table-row>
        <table:table-row table:style-name="ro1">
          <table:table-cell table:formula="of:=CONCATENATE([$rcl_cross_stats.A226];&quot;:&quot;;[$rcl_cross_stats.A226];&quot;:&quot;;[$rcl_cross_stats.C226];&quot;:&quot;;[$rcl_cross_stats.C226])" office:value-type="string" office:string-value="2132103:2132103:0.246:0.246" calcext:value-type="string">
            <text:p>2132103:2132103:0.246:0.246</text:p>
          </table:table-cell>
          <table:table-cell table:number-columns-repeated="1023"/>
        </table:table-row>
        <table:table-row table:style-name="ro1">
          <table:table-cell table:formula="of:=CONCATENATE([$rcl_cross_stats.A227];&quot;:&quot;;[$rcl_cross_stats.A227];&quot;:&quot;;[$rcl_cross_stats.C227];&quot;:&quot;;[$rcl_cross_stats.C227])" office:value-type="string" office:string-value="2132201:2132201:0.246:0.246" calcext:value-type="string">
            <text:p>2132201:2132201:0.246:0.246</text:p>
          </table:table-cell>
          <table:table-cell table:number-columns-repeated="1023"/>
        </table:table-row>
        <table:table-row table:style-name="ro1">
          <table:table-cell table:formula="of:=CONCATENATE([$rcl_cross_stats.A228];&quot;:&quot;;[$rcl_cross_stats.A228];&quot;:&quot;;[$rcl_cross_stats.C228];&quot;:&quot;;[$rcl_cross_stats.C228])" office:value-type="string" office:string-value="2132202:2132202:0.246:0.246" calcext:value-type="string">
            <text:p>2132202:2132202:0.246:0.246</text:p>
          </table:table-cell>
          <table:table-cell table:number-columns-repeated="1023"/>
        </table:table-row>
        <table:table-row table:style-name="ro1">
          <table:table-cell table:formula="of:=CONCATENATE([$rcl_cross_stats.A229];&quot;:&quot;;[$rcl_cross_stats.A229];&quot;:&quot;;[$rcl_cross_stats.C229];&quot;:&quot;;[$rcl_cross_stats.C229])" office:value-type="string" office:string-value="2132203:2132203:0.246:0.246" calcext:value-type="string">
            <text:p>2132203:2132203:0.246:0.246</text:p>
          </table:table-cell>
          <table:table-cell table:number-columns-repeated="1023"/>
        </table:table-row>
        <table:table-row table:style-name="ro1">
          <table:table-cell table:formula="of:=CONCATENATE([$rcl_cross_stats.A230];&quot;:&quot;;[$rcl_cross_stats.A230];&quot;:&quot;;[$rcl_cross_stats.C230];&quot;:&quot;;[$rcl_cross_stats.C230])" office:value-type="string" office:string-value="2133101:2133101:0.246:0.246" calcext:value-type="string">
            <text:p>2133101:2133101:0.246:0.246</text:p>
          </table:table-cell>
          <table:table-cell table:number-columns-repeated="1023"/>
        </table:table-row>
        <table:table-row table:style-name="ro1">
          <table:table-cell table:formula="of:=CONCATENATE([$rcl_cross_stats.A231];&quot;:&quot;;[$rcl_cross_stats.A231];&quot;:&quot;;[$rcl_cross_stats.C231];&quot;:&quot;;[$rcl_cross_stats.C231])" office:value-type="string" office:string-value="2133102:2133102:0.246:0.246" calcext:value-type="string">
            <text:p>2133102:2133102:0.246:0.246</text:p>
          </table:table-cell>
          <table:table-cell table:number-columns-repeated="1023"/>
        </table:table-row>
        <table:table-row table:style-name="ro1">
          <table:table-cell table:formula="of:=CONCATENATE([$rcl_cross_stats.A232];&quot;:&quot;;[$rcl_cross_stats.A232];&quot;:&quot;;[$rcl_cross_stats.C232];&quot;:&quot;;[$rcl_cross_stats.C232])" office:value-type="string" office:string-value="2133103:2133103:0.246:0.246" calcext:value-type="string">
            <text:p>2133103:2133103:0.246:0.246</text:p>
          </table:table-cell>
          <table:table-cell table:number-columns-repeated="1023"/>
        </table:table-row>
        <table:table-row table:style-name="ro1">
          <table:table-cell table:formula="of:=CONCATENATE([$rcl_cross_stats.A233];&quot;:&quot;;[$rcl_cross_stats.A233];&quot;:&quot;;[$rcl_cross_stats.C233];&quot;:&quot;;[$rcl_cross_stats.C233])" office:value-type="string" office:string-value="2133201:2133201:0.246:0.246" calcext:value-type="string">
            <text:p>2133201:2133201:0.246:0.246</text:p>
          </table:table-cell>
          <table:table-cell table:number-columns-repeated="1023"/>
        </table:table-row>
        <table:table-row table:style-name="ro1">
          <table:table-cell table:formula="of:=CONCATENATE([$rcl_cross_stats.A234];&quot;:&quot;;[$rcl_cross_stats.A234];&quot;:&quot;;[$rcl_cross_stats.C234];&quot;:&quot;;[$rcl_cross_stats.C234])" office:value-type="string" office:string-value="2133202:2133202:0.246:0.246" calcext:value-type="string">
            <text:p>2133202:2133202:0.246:0.246</text:p>
          </table:table-cell>
          <table:table-cell table:number-columns-repeated="1023"/>
        </table:table-row>
        <table:table-row table:style-name="ro1">
          <table:table-cell table:formula="of:=CONCATENATE([$rcl_cross_stats.A235];&quot;:&quot;;[$rcl_cross_stats.A235];&quot;:&quot;;[$rcl_cross_stats.C235];&quot;:&quot;;[$rcl_cross_stats.C235])" office:value-type="string" office:string-value="2133203:2133203:0.246:0.246" calcext:value-type="string">
            <text:p>2133203:2133203:0.246:0.246</text:p>
          </table:table-cell>
          <table:table-cell table:number-columns-repeated="1023"/>
        </table:table-row>
        <table:table-row table:style-name="ro1">
          <table:table-cell table:formula="of:=CONCATENATE([$rcl_cross_stats.A236];&quot;:&quot;;[$rcl_cross_stats.A236];&quot;:&quot;;[$rcl_cross_stats.C236];&quot;:&quot;;[$rcl_cross_stats.C236])" office:value-type="string" office:string-value="2151101:2151101:0.254:0.254" calcext:value-type="string">
            <text:p>2151101:2151101:0.254:0.254</text:p>
          </table:table-cell>
          <table:table-cell table:number-columns-repeated="1023"/>
        </table:table-row>
        <table:table-row table:style-name="ro1">
          <table:table-cell table:formula="of:=CONCATENATE([$rcl_cross_stats.A237];&quot;:&quot;;[$rcl_cross_stats.A237];&quot;:&quot;;[$rcl_cross_stats.C237];&quot;:&quot;;[$rcl_cross_stats.C237])" office:value-type="string" office:string-value="2151102:2151102:0.254:0.254" calcext:value-type="string">
            <text:p>2151102:2151102:0.254:0.254</text:p>
          </table:table-cell>
          <table:table-cell table:number-columns-repeated="1023"/>
        </table:table-row>
        <table:table-row table:style-name="ro1">
          <table:table-cell table:formula="of:=CONCATENATE([$rcl_cross_stats.A238];&quot;:&quot;;[$rcl_cross_stats.A238];&quot;:&quot;;[$rcl_cross_stats.C238];&quot;:&quot;;[$rcl_cross_stats.C238])" office:value-type="string" office:string-value="2151103:2151103:0.254:0.254" calcext:value-type="string">
            <text:p>2151103:2151103:0.254:0.254</text:p>
          </table:table-cell>
          <table:table-cell table:number-columns-repeated="1023"/>
        </table:table-row>
        <table:table-row table:style-name="ro1">
          <table:table-cell table:formula="of:=CONCATENATE([$rcl_cross_stats.A239];&quot;:&quot;;[$rcl_cross_stats.A239];&quot;:&quot;;[$rcl_cross_stats.C239];&quot;:&quot;;[$rcl_cross_stats.C239])" office:value-type="string" office:string-value="2151201:2151201:0.254:0.254" calcext:value-type="string">
            <text:p>2151201:2151201:0.254:0.254</text:p>
          </table:table-cell>
          <table:table-cell table:number-columns-repeated="1023"/>
        </table:table-row>
        <table:table-row table:style-name="ro1">
          <table:table-cell table:formula="of:=CONCATENATE([$rcl_cross_stats.A240];&quot;:&quot;;[$rcl_cross_stats.A240];&quot;:&quot;;[$rcl_cross_stats.C240];&quot;:&quot;;[$rcl_cross_stats.C240])" office:value-type="string" office:string-value="2151202:2151202:0.254:0.254" calcext:value-type="string">
            <text:p>2151202:2151202:0.254:0.254</text:p>
          </table:table-cell>
          <table:table-cell table:number-columns-repeated="1023"/>
        </table:table-row>
        <table:table-row table:style-name="ro1">
          <table:table-cell table:formula="of:=CONCATENATE([$rcl_cross_stats.A241];&quot;:&quot;;[$rcl_cross_stats.A241];&quot;:&quot;;[$rcl_cross_stats.C241];&quot;:&quot;;[$rcl_cross_stats.C241])" office:value-type="string" office:string-value="2151203:2151203:0.254:0.254" calcext:value-type="string">
            <text:p>2151203:2151203:0.254:0.254</text:p>
          </table:table-cell>
          <table:table-cell table:number-columns-repeated="1023"/>
        </table:table-row>
        <table:table-row table:style-name="ro1">
          <table:table-cell table:formula="of:=CONCATENATE([$rcl_cross_stats.A242];&quot;:&quot;;[$rcl_cross_stats.A242];&quot;:&quot;;[$rcl_cross_stats.C242];&quot;:&quot;;[$rcl_cross_stats.C242])" office:value-type="string" office:string-value="2152101:2152101:0.254:0.254" calcext:value-type="string">
            <text:p>2152101:2152101:0.254:0.254</text:p>
          </table:table-cell>
          <table:table-cell table:number-columns-repeated="1023"/>
        </table:table-row>
        <table:table-row table:style-name="ro1">
          <table:table-cell table:formula="of:=CONCATENATE([$rcl_cross_stats.A243];&quot;:&quot;;[$rcl_cross_stats.A243];&quot;:&quot;;[$rcl_cross_stats.C243];&quot;:&quot;;[$rcl_cross_stats.C243])" office:value-type="string" office:string-value="2152102:2152102:0.254:0.254" calcext:value-type="string">
            <text:p>2152102:2152102:0.254:0.254</text:p>
          </table:table-cell>
          <table:table-cell table:number-columns-repeated="1023"/>
        </table:table-row>
        <table:table-row table:style-name="ro1">
          <table:table-cell table:formula="of:=CONCATENATE([$rcl_cross_stats.A244];&quot;:&quot;;[$rcl_cross_stats.A244];&quot;:&quot;;[$rcl_cross_stats.C244];&quot;:&quot;;[$rcl_cross_stats.C244])" office:value-type="string" office:string-value="2152103:2152103:0.254:0.254" calcext:value-type="string">
            <text:p>2152103:2152103:0.254:0.254</text:p>
          </table:table-cell>
          <table:table-cell table:number-columns-repeated="1023"/>
        </table:table-row>
        <table:table-row table:style-name="ro1">
          <table:table-cell table:formula="of:=CONCATENATE([$rcl_cross_stats.A245];&quot;:&quot;;[$rcl_cross_stats.A245];&quot;:&quot;;[$rcl_cross_stats.C245];&quot;:&quot;;[$rcl_cross_stats.C245])" office:value-type="string" office:string-value="2152201:2152201:0.254:0.254" calcext:value-type="string">
            <text:p>2152201:2152201:0.254:0.254</text:p>
          </table:table-cell>
          <table:table-cell table:number-columns-repeated="1023"/>
        </table:table-row>
        <table:table-row table:style-name="ro1">
          <table:table-cell table:formula="of:=CONCATENATE([$rcl_cross_stats.A246];&quot;:&quot;;[$rcl_cross_stats.A246];&quot;:&quot;;[$rcl_cross_stats.C246];&quot;:&quot;;[$rcl_cross_stats.C246])" office:value-type="string" office:string-value="2152202:2152202:0.254:0.254" calcext:value-type="string">
            <text:p>2152202:2152202:0.254:0.254</text:p>
          </table:table-cell>
          <table:table-cell table:number-columns-repeated="1023"/>
        </table:table-row>
        <table:table-row table:style-name="ro1">
          <table:table-cell table:formula="of:=CONCATENATE([$rcl_cross_stats.A247];&quot;:&quot;;[$rcl_cross_stats.A247];&quot;:&quot;;[$rcl_cross_stats.C247];&quot;:&quot;;[$rcl_cross_stats.C247])" office:value-type="string" office:string-value="2152203:2152203:0.254:0.254" calcext:value-type="string">
            <text:p>2152203:2152203:0.254:0.254</text:p>
          </table:table-cell>
          <table:table-cell table:number-columns-repeated="1023"/>
        </table:table-row>
        <table:table-row table:style-name="ro1">
          <table:table-cell table:formula="of:=CONCATENATE([$rcl_cross_stats.A248];&quot;:&quot;;[$rcl_cross_stats.A248];&quot;:&quot;;[$rcl_cross_stats.C248];&quot;:&quot;;[$rcl_cross_stats.C248])" office:value-type="string" office:string-value="2153101:2153101:0.254:0.254" calcext:value-type="string">
            <text:p>2153101:2153101:0.254:0.254</text:p>
          </table:table-cell>
          <table:table-cell table:number-columns-repeated="1023"/>
        </table:table-row>
        <table:table-row table:style-name="ro1">
          <table:table-cell table:formula="of:=CONCATENATE([$rcl_cross_stats.A249];&quot;:&quot;;[$rcl_cross_stats.A249];&quot;:&quot;;[$rcl_cross_stats.C249];&quot;:&quot;;[$rcl_cross_stats.C249])" office:value-type="string" office:string-value="2153102:2153102:0.254:0.254" calcext:value-type="string">
            <text:p>2153102:2153102:0.254:0.254</text:p>
          </table:table-cell>
          <table:table-cell table:number-columns-repeated="1023"/>
        </table:table-row>
        <table:table-row table:style-name="ro1">
          <table:table-cell table:formula="of:=CONCATENATE([$rcl_cross_stats.A250];&quot;:&quot;;[$rcl_cross_stats.A250];&quot;:&quot;;[$rcl_cross_stats.C250];&quot;:&quot;;[$rcl_cross_stats.C250])" office:value-type="string" office:string-value="2153103:2153103:0.254:0.254" calcext:value-type="string">
            <text:p>2153103:2153103:0.254:0.254</text:p>
          </table:table-cell>
          <table:table-cell table:number-columns-repeated="1023"/>
        </table:table-row>
        <table:table-row table:style-name="ro1">
          <table:table-cell table:formula="of:=CONCATENATE([$rcl_cross_stats.A251];&quot;:&quot;;[$rcl_cross_stats.A251];&quot;:&quot;;[$rcl_cross_stats.C251];&quot;:&quot;;[$rcl_cross_stats.C251])" office:value-type="string" office:string-value="2153201:2153201:0.254:0.254" calcext:value-type="string">
            <text:p>2153201:2153201:0.254:0.254</text:p>
          </table:table-cell>
          <table:table-cell table:number-columns-repeated="1023"/>
        </table:table-row>
        <table:table-row table:style-name="ro1">
          <table:table-cell table:formula="of:=CONCATENATE([$rcl_cross_stats.A252];&quot;:&quot;;[$rcl_cross_stats.A252];&quot;:&quot;;[$rcl_cross_stats.C252];&quot;:&quot;;[$rcl_cross_stats.C252])" office:value-type="string" office:string-value="2153202:2153202:0.254:0.254" calcext:value-type="string">
            <text:p>2153202:2153202:0.254:0.254</text:p>
          </table:table-cell>
          <table:table-cell table:number-columns-repeated="1023"/>
        </table:table-row>
        <table:table-row table:style-name="ro1">
          <table:table-cell table:formula="of:=CONCATENATE([$rcl_cross_stats.A253];&quot;:&quot;;[$rcl_cross_stats.A253];&quot;:&quot;;[$rcl_cross_stats.C253];&quot;:&quot;;[$rcl_cross_stats.C253])" office:value-type="string" office:string-value="2153203:2153203:0.254:0.254" calcext:value-type="string">
            <text:p>2153203:2153203:0.254:0.254</text:p>
          </table:table-cell>
          <table:table-cell table:number-columns-repeated="1023"/>
        </table:table-row>
        <table:table-row table:style-name="ro1">
          <table:table-cell table:formula="of:=CONCATENATE([$rcl_cross_stats.A254];&quot;:&quot;;[$rcl_cross_stats.A254];&quot;:&quot;;[$rcl_cross_stats.C254];&quot;:&quot;;[$rcl_cross_stats.C254])" office:value-type="string" office:string-value="2211101:2211101:0.396:0.396" calcext:value-type="string">
            <text:p>2211101:2211101:0.396:0.396</text:p>
          </table:table-cell>
          <table:table-cell table:number-columns-repeated="1023"/>
        </table:table-row>
        <table:table-row table:style-name="ro1">
          <table:table-cell table:formula="of:=CONCATENATE([$rcl_cross_stats.A255];&quot;:&quot;;[$rcl_cross_stats.A255];&quot;:&quot;;[$rcl_cross_stats.C255];&quot;:&quot;;[$rcl_cross_stats.C255])" office:value-type="string" office:string-value="2211102:2211102:0.396:0.396" calcext:value-type="string">
            <text:p>2211102:2211102:0.396:0.396</text:p>
          </table:table-cell>
          <table:table-cell table:number-columns-repeated="1023"/>
        </table:table-row>
        <table:table-row table:style-name="ro1">
          <table:table-cell table:formula="of:=CONCATENATE([$rcl_cross_stats.A256];&quot;:&quot;;[$rcl_cross_stats.A256];&quot;:&quot;;[$rcl_cross_stats.C256];&quot;:&quot;;[$rcl_cross_stats.C256])" office:value-type="string" office:string-value="2211103:2211103:0.396:0.396" calcext:value-type="string">
            <text:p>2211103:2211103:0.396:0.396</text:p>
          </table:table-cell>
          <table:table-cell table:number-columns-repeated="1023"/>
        </table:table-row>
        <table:table-row table:style-name="ro1">
          <table:table-cell table:formula="of:=CONCATENATE([$rcl_cross_stats.A257];&quot;:&quot;;[$rcl_cross_stats.A257];&quot;:&quot;;[$rcl_cross_stats.C257];&quot;:&quot;;[$rcl_cross_stats.C257])" office:value-type="string" office:string-value="2211201:2211201:0.254:0.254" calcext:value-type="string">
            <text:p>2211201:2211201:0.254:0.254</text:p>
          </table:table-cell>
          <table:table-cell table:number-columns-repeated="1023"/>
        </table:table-row>
        <table:table-row table:style-name="ro1">
          <table:table-cell table:formula="of:=CONCATENATE([$rcl_cross_stats.A258];&quot;:&quot;;[$rcl_cross_stats.A258];&quot;:&quot;;[$rcl_cross_stats.C258];&quot;:&quot;;[$rcl_cross_stats.C258])" office:value-type="string" office:string-value="2211202:2211202:0.254:0.254" calcext:value-type="string">
            <text:p>2211202:2211202:0.254:0.254</text:p>
          </table:table-cell>
          <table:table-cell table:number-columns-repeated="1023"/>
        </table:table-row>
        <table:table-row table:style-name="ro1">
          <table:table-cell table:formula="of:=CONCATENATE([$rcl_cross_stats.A259];&quot;:&quot;;[$rcl_cross_stats.A259];&quot;:&quot;;[$rcl_cross_stats.C259];&quot;:&quot;;[$rcl_cross_stats.C259])" office:value-type="string" office:string-value="2211203:2211203:0.254:0.254" calcext:value-type="string">
            <text:p>2211203:2211203:0.254:0.254</text:p>
          </table:table-cell>
          <table:table-cell table:number-columns-repeated="1023"/>
        </table:table-row>
        <table:table-row table:style-name="ro1">
          <table:table-cell table:formula="of:=CONCATENATE([$rcl_cross_stats.A260];&quot;:&quot;;[$rcl_cross_stats.A260];&quot;:&quot;;[$rcl_cross_stats.C260];&quot;:&quot;;[$rcl_cross_stats.C260])" office:value-type="string" office:string-value="2212101:2212101:0.396:0.396" calcext:value-type="string">
            <text:p>2212101:2212101:0.396:0.396</text:p>
          </table:table-cell>
          <table:table-cell table:number-columns-repeated="1023"/>
        </table:table-row>
        <table:table-row table:style-name="ro1">
          <table:table-cell table:formula="of:=CONCATENATE([$rcl_cross_stats.A261];&quot;:&quot;;[$rcl_cross_stats.A261];&quot;:&quot;;[$rcl_cross_stats.C261];&quot;:&quot;;[$rcl_cross_stats.C261])" office:value-type="string" office:string-value="2212102:2212102:0.396:0.396" calcext:value-type="string">
            <text:p>2212102:2212102:0.396:0.396</text:p>
          </table:table-cell>
          <table:table-cell table:number-columns-repeated="1023"/>
        </table:table-row>
        <table:table-row table:style-name="ro1">
          <table:table-cell table:formula="of:=CONCATENATE([$rcl_cross_stats.A262];&quot;:&quot;;[$rcl_cross_stats.A262];&quot;:&quot;;[$rcl_cross_stats.C262];&quot;:&quot;;[$rcl_cross_stats.C262])" office:value-type="string" office:string-value="2212103:2212103:0.396:0.396" calcext:value-type="string">
            <text:p>2212103:2212103:0.396:0.396</text:p>
          </table:table-cell>
          <table:table-cell table:number-columns-repeated="1023"/>
        </table:table-row>
        <table:table-row table:style-name="ro1">
          <table:table-cell table:formula="of:=CONCATENATE([$rcl_cross_stats.A263];&quot;:&quot;;[$rcl_cross_stats.A263];&quot;:&quot;;[$rcl_cross_stats.C263];&quot;:&quot;;[$rcl_cross_stats.C263])" office:value-type="string" office:string-value="2212201:2212201:0.396:0.396" calcext:value-type="string">
            <text:p>2212201:2212201:0.396:0.396</text:p>
          </table:table-cell>
          <table:table-cell table:number-columns-repeated="1023"/>
        </table:table-row>
        <table:table-row table:style-name="ro1">
          <table:table-cell table:formula="of:=CONCATENATE([$rcl_cross_stats.A264];&quot;:&quot;;[$rcl_cross_stats.A264];&quot;:&quot;;[$rcl_cross_stats.C264];&quot;:&quot;;[$rcl_cross_stats.C264])" office:value-type="string" office:string-value="2212202:2212202:0.396:0.396" calcext:value-type="string">
            <text:p>2212202:2212202:0.396:0.396</text:p>
          </table:table-cell>
          <table:table-cell table:number-columns-repeated="1023"/>
        </table:table-row>
        <table:table-row table:style-name="ro1">
          <table:table-cell table:formula="of:=CONCATENATE([$rcl_cross_stats.A265];&quot;:&quot;;[$rcl_cross_stats.A265];&quot;:&quot;;[$rcl_cross_stats.C265];&quot;:&quot;;[$rcl_cross_stats.C265])" office:value-type="string" office:string-value="2212203:2212203:0.396:0.396" calcext:value-type="string">
            <text:p>2212203:2212203:0.396:0.396</text:p>
          </table:table-cell>
          <table:table-cell table:number-columns-repeated="1023"/>
        </table:table-row>
        <table:table-row table:style-name="ro1">
          <table:table-cell table:formula="of:=CONCATENATE([$rcl_cross_stats.A266];&quot;:&quot;;[$rcl_cross_stats.A266];&quot;:&quot;;[$rcl_cross_stats.C266];&quot;:&quot;;[$rcl_cross_stats.C266])" office:value-type="string" office:string-value="2213101:2213101:0.396:0.396" calcext:value-type="string">
            <text:p>2213101:2213101:0.396:0.396</text:p>
          </table:table-cell>
          <table:table-cell table:number-columns-repeated="1023"/>
        </table:table-row>
        <table:table-row table:style-name="ro1">
          <table:table-cell table:formula="of:=CONCATENATE([$rcl_cross_stats.A267];&quot;:&quot;;[$rcl_cross_stats.A267];&quot;:&quot;;[$rcl_cross_stats.C267];&quot;:&quot;;[$rcl_cross_stats.C267])" office:value-type="string" office:string-value="2213102:2213102:0.396:0.396" calcext:value-type="string">
            <text:p>2213102:2213102:0.396:0.396</text:p>
          </table:table-cell>
          <table:table-cell table:number-columns-repeated="1023"/>
        </table:table-row>
        <table:table-row table:style-name="ro1">
          <table:table-cell table:formula="of:=CONCATENATE([$rcl_cross_stats.A268];&quot;:&quot;;[$rcl_cross_stats.A268];&quot;:&quot;;[$rcl_cross_stats.C268];&quot;:&quot;;[$rcl_cross_stats.C268])" office:value-type="string" office:string-value="2213103:2213103:0.396:0.396" calcext:value-type="string">
            <text:p>2213103:2213103:0.396:0.396</text:p>
          </table:table-cell>
          <table:table-cell table:number-columns-repeated="1023"/>
        </table:table-row>
        <table:table-row table:style-name="ro1">
          <table:table-cell table:formula="of:=CONCATENATE([$rcl_cross_stats.A269];&quot;:&quot;;[$rcl_cross_stats.A269];&quot;:&quot;;[$rcl_cross_stats.C269];&quot;:&quot;;[$rcl_cross_stats.C269])" office:value-type="string" office:string-value="2221101:2221101:0.352:0.352" calcext:value-type="string">
            <text:p>2221101:2221101:0.352:0.352</text:p>
          </table:table-cell>
          <table:table-cell table:number-columns-repeated="1023"/>
        </table:table-row>
        <table:table-row table:style-name="ro1">
          <table:table-cell table:formula="of:=CONCATENATE([$rcl_cross_stats.A270];&quot;:&quot;;[$rcl_cross_stats.A270];&quot;:&quot;;[$rcl_cross_stats.C270];&quot;:&quot;;[$rcl_cross_stats.C270])" office:value-type="string" office:string-value="2221102:2221102:0.352:0.352" calcext:value-type="string">
            <text:p>2221102:2221102:0.352:0.352</text:p>
          </table:table-cell>
          <table:table-cell table:number-columns-repeated="1023"/>
        </table:table-row>
        <table:table-row table:style-name="ro1">
          <table:table-cell table:formula="of:=CONCATENATE([$rcl_cross_stats.A271];&quot;:&quot;;[$rcl_cross_stats.A271];&quot;:&quot;;[$rcl_cross_stats.C271];&quot;:&quot;;[$rcl_cross_stats.C271])" office:value-type="string" office:string-value="2221103:2221103:0.352:0.352" calcext:value-type="string">
            <text:p>2221103:2221103:0.352:0.352</text:p>
          </table:table-cell>
          <table:table-cell table:number-columns-repeated="1023"/>
        </table:table-row>
        <table:table-row table:style-name="ro1">
          <table:table-cell table:formula="of:=CONCATENATE([$rcl_cross_stats.A272];&quot;:&quot;;[$rcl_cross_stats.A272];&quot;:&quot;;[$rcl_cross_stats.C272];&quot;:&quot;;[$rcl_cross_stats.C272])" office:value-type="string" office:string-value="2221201:2221201:0.352:0.352" calcext:value-type="string">
            <text:p>2221201:2221201:0.352:0.352</text:p>
          </table:table-cell>
          <table:table-cell table:number-columns-repeated="1023"/>
        </table:table-row>
        <table:table-row table:style-name="ro1">
          <table:table-cell table:formula="of:=CONCATENATE([$rcl_cross_stats.A273];&quot;:&quot;;[$rcl_cross_stats.A273];&quot;:&quot;;[$rcl_cross_stats.C273];&quot;:&quot;;[$rcl_cross_stats.C273])" office:value-type="string" office:string-value="2221202:2221202:0.352:0.352" calcext:value-type="string">
            <text:p>2221202:2221202:0.352:0.352</text:p>
          </table:table-cell>
          <table:table-cell table:number-columns-repeated="1023"/>
        </table:table-row>
        <table:table-row table:style-name="ro1">
          <table:table-cell table:formula="of:=CONCATENATE([$rcl_cross_stats.A274];&quot;:&quot;;[$rcl_cross_stats.A274];&quot;:&quot;;[$rcl_cross_stats.C274];&quot;:&quot;;[$rcl_cross_stats.C274])" office:value-type="string" office:string-value="2221203:2221203:0.352:0.352" calcext:value-type="string">
            <text:p>2221203:2221203:0.352:0.352</text:p>
          </table:table-cell>
          <table:table-cell table:number-columns-repeated="1023"/>
        </table:table-row>
        <table:table-row table:style-name="ro1">
          <table:table-cell table:formula="of:=CONCATENATE([$rcl_cross_stats.A275];&quot;:&quot;;[$rcl_cross_stats.A275];&quot;:&quot;;[$rcl_cross_stats.C275];&quot;:&quot;;[$rcl_cross_stats.C275])" office:value-type="string" office:string-value="2222101:2222101:0.352:0.352" calcext:value-type="string">
            <text:p>2222101:2222101:0.352:0.352</text:p>
          </table:table-cell>
          <table:table-cell table:number-columns-repeated="1023"/>
        </table:table-row>
        <table:table-row table:style-name="ro1">
          <table:table-cell table:formula="of:=CONCATENATE([$rcl_cross_stats.A276];&quot;:&quot;;[$rcl_cross_stats.A276];&quot;:&quot;;[$rcl_cross_stats.C276];&quot;:&quot;;[$rcl_cross_stats.C276])" office:value-type="string" office:string-value="2222102:2222102:0.352:0.352" calcext:value-type="string">
            <text:p>2222102:2222102:0.352:0.352</text:p>
          </table:table-cell>
          <table:table-cell table:number-columns-repeated="1023"/>
        </table:table-row>
        <table:table-row table:style-name="ro1">
          <table:table-cell table:formula="of:=CONCATENATE([$rcl_cross_stats.A277];&quot;:&quot;;[$rcl_cross_stats.A277];&quot;:&quot;;[$rcl_cross_stats.C277];&quot;:&quot;;[$rcl_cross_stats.C277])" office:value-type="string" office:string-value="2222103:2222103:0.352:0.352" calcext:value-type="string">
            <text:p>2222103:2222103:0.352:0.352</text:p>
          </table:table-cell>
          <table:table-cell table:number-columns-repeated="1023"/>
        </table:table-row>
        <table:table-row table:style-name="ro1">
          <table:table-cell table:formula="of:=CONCATENATE([$rcl_cross_stats.A278];&quot;:&quot;;[$rcl_cross_stats.A278];&quot;:&quot;;[$rcl_cross_stats.C278];&quot;:&quot;;[$rcl_cross_stats.C278])" office:value-type="string" office:string-value="2222201:2222201:0.352:0.352" calcext:value-type="string">
            <text:p>2222201:2222201:0.352:0.352</text:p>
          </table:table-cell>
          <table:table-cell table:number-columns-repeated="1023"/>
        </table:table-row>
        <table:table-row table:style-name="ro1">
          <table:table-cell table:formula="of:=CONCATENATE([$rcl_cross_stats.A279];&quot;:&quot;;[$rcl_cross_stats.A279];&quot;:&quot;;[$rcl_cross_stats.C279];&quot;:&quot;;[$rcl_cross_stats.C279])" office:value-type="string" office:string-value="2222202:2222202:0.352:0.352" calcext:value-type="string">
            <text:p>2222202:2222202:0.352:0.352</text:p>
          </table:table-cell>
          <table:table-cell table:number-columns-repeated="1023"/>
        </table:table-row>
        <table:table-row table:style-name="ro1">
          <table:table-cell table:formula="of:=CONCATENATE([$rcl_cross_stats.A280];&quot;:&quot;;[$rcl_cross_stats.A280];&quot;:&quot;;[$rcl_cross_stats.C280];&quot;:&quot;;[$rcl_cross_stats.C280])" office:value-type="string" office:string-value="2222203:2222203:0.352:0.352" calcext:value-type="string">
            <text:p>2222203:2222203:0.352:0.352</text:p>
          </table:table-cell>
          <table:table-cell table:number-columns-repeated="1023"/>
        </table:table-row>
        <table:table-row table:style-name="ro1">
          <table:table-cell table:formula="of:=CONCATENATE([$rcl_cross_stats.A281];&quot;:&quot;;[$rcl_cross_stats.A281];&quot;:&quot;;[$rcl_cross_stats.C281];&quot;:&quot;;[$rcl_cross_stats.C281])" office:value-type="string" office:string-value="2223101:2223101:0.352:0.352" calcext:value-type="string">
            <text:p>2223101:2223101:0.352:0.352</text:p>
          </table:table-cell>
          <table:table-cell table:number-columns-repeated="1023"/>
        </table:table-row>
        <table:table-row table:style-name="ro1">
          <table:table-cell table:formula="of:=CONCATENATE([$rcl_cross_stats.A282];&quot;:&quot;;[$rcl_cross_stats.A282];&quot;:&quot;;[$rcl_cross_stats.C282];&quot;:&quot;;[$rcl_cross_stats.C282])" office:value-type="string" office:string-value="2223102:2223102:0.352:0.352" calcext:value-type="string">
            <text:p>2223102:2223102:0.352:0.352</text:p>
          </table:table-cell>
          <table:table-cell table:number-columns-repeated="1023"/>
        </table:table-row>
        <table:table-row table:style-name="ro1">
          <table:table-cell table:formula="of:=CONCATENATE([$rcl_cross_stats.A283];&quot;:&quot;;[$rcl_cross_stats.A283];&quot;:&quot;;[$rcl_cross_stats.C283];&quot;:&quot;;[$rcl_cross_stats.C283])" office:value-type="string" office:string-value="2223103:2223103:0.352:0.352" calcext:value-type="string">
            <text:p>2223103:2223103:0.352:0.352</text:p>
          </table:table-cell>
          <table:table-cell table:number-columns-repeated="1023"/>
        </table:table-row>
        <table:table-row table:style-name="ro1">
          <table:table-cell table:formula="of:=CONCATENATE([$rcl_cross_stats.A284];&quot;:&quot;;[$rcl_cross_stats.A284];&quot;:&quot;;[$rcl_cross_stats.C284];&quot;:&quot;;[$rcl_cross_stats.C284])" office:value-type="string" office:string-value="2223201:2223201:0.352:0.352" calcext:value-type="string">
            <text:p>2223201:2223201:0.352:0.352</text:p>
          </table:table-cell>
          <table:table-cell table:number-columns-repeated="1023"/>
        </table:table-row>
        <table:table-row table:style-name="ro1">
          <table:table-cell table:formula="of:=CONCATENATE([$rcl_cross_stats.A285];&quot;:&quot;;[$rcl_cross_stats.A285];&quot;:&quot;;[$rcl_cross_stats.C285];&quot;:&quot;;[$rcl_cross_stats.C285])" office:value-type="string" office:string-value="2223202:2223202:0.352:0.352" calcext:value-type="string">
            <text:p>2223202:2223202:0.352:0.352</text:p>
          </table:table-cell>
          <table:table-cell table:number-columns-repeated="1023"/>
        </table:table-row>
        <table:table-row table:style-name="ro1">
          <table:table-cell table:formula="of:=CONCATENATE([$rcl_cross_stats.A286];&quot;:&quot;;[$rcl_cross_stats.A286];&quot;:&quot;;[$rcl_cross_stats.C286];&quot;:&quot;;[$rcl_cross_stats.C286])" office:value-type="string" office:string-value="2223203:2223203:0.352:0.352" calcext:value-type="string">
            <text:p>2223203:2223203:0.352:0.352</text:p>
          </table:table-cell>
          <table:table-cell table:number-columns-repeated="1023"/>
        </table:table-row>
        <table:table-row table:style-name="ro1">
          <table:table-cell table:formula="of:=CONCATENATE([$rcl_cross_stats.A287];&quot;:&quot;;[$rcl_cross_stats.A287];&quot;:&quot;;[$rcl_cross_stats.C287];&quot;:&quot;;[$rcl_cross_stats.C287])" office:value-type="string" office:string-value="2231101:2231101:0.44:0.44" calcext:value-type="string">
            <text:p>2231101:2231101:0.44:0.44</text:p>
          </table:table-cell>
          <table:table-cell table:number-columns-repeated="1023"/>
        </table:table-row>
        <table:table-row table:style-name="ro1">
          <table:table-cell table:formula="of:=CONCATENATE([$rcl_cross_stats.A288];&quot;:&quot;;[$rcl_cross_stats.A288];&quot;:&quot;;[$rcl_cross_stats.C288];&quot;:&quot;;[$rcl_cross_stats.C288])" office:value-type="string" office:string-value="2231102:2231102:0.44:0.44" calcext:value-type="string">
            <text:p>2231102:2231102:0.44:0.44</text:p>
          </table:table-cell>
          <table:table-cell table:number-columns-repeated="1023"/>
        </table:table-row>
        <table:table-row table:style-name="ro1">
          <table:table-cell table:formula="of:=CONCATENATE([$rcl_cross_stats.A289];&quot;:&quot;;[$rcl_cross_stats.A289];&quot;:&quot;;[$rcl_cross_stats.C289];&quot;:&quot;;[$rcl_cross_stats.C289])" office:value-type="string" office:string-value="2231103:2231103:0.44:0.44" calcext:value-type="string">
            <text:p>2231103:2231103:0.44:0.44</text:p>
          </table:table-cell>
          <table:table-cell table:number-columns-repeated="1023"/>
        </table:table-row>
        <table:table-row table:style-name="ro1">
          <table:table-cell table:formula="of:=CONCATENATE([$rcl_cross_stats.A290];&quot;:&quot;;[$rcl_cross_stats.A290];&quot;:&quot;;[$rcl_cross_stats.C290];&quot;:&quot;;[$rcl_cross_stats.C290])" office:value-type="string" office:string-value="2231111:2231111:0.44:0.44" calcext:value-type="string">
            <text:p>2231111:2231111:0.44:0.44</text:p>
          </table:table-cell>
          <table:table-cell table:number-columns-repeated="1023"/>
        </table:table-row>
        <table:table-row table:style-name="ro1">
          <table:table-cell table:formula="of:=CONCATENATE([$rcl_cross_stats.A291];&quot;:&quot;;[$rcl_cross_stats.A291];&quot;:&quot;;[$rcl_cross_stats.C291];&quot;:&quot;;[$rcl_cross_stats.C291])" office:value-type="string" office:string-value="2231112:2231112:0.44:0.44" calcext:value-type="string">
            <text:p>2231112:2231112:0.44:0.44</text:p>
          </table:table-cell>
          <table:table-cell table:number-columns-repeated="1023"/>
        </table:table-row>
        <table:table-row table:style-name="ro1">
          <table:table-cell table:formula="of:=CONCATENATE([$rcl_cross_stats.A292];&quot;:&quot;;[$rcl_cross_stats.A292];&quot;:&quot;;[$rcl_cross_stats.C292];&quot;:&quot;;[$rcl_cross_stats.C292])" office:value-type="string" office:string-value="2231113:2231113:0.44:0.44" calcext:value-type="string">
            <text:p>2231113:2231113:0.44:0.44</text:p>
          </table:table-cell>
          <table:table-cell table:number-columns-repeated="1023"/>
        </table:table-row>
        <table:table-row table:style-name="ro1">
          <table:table-cell table:formula="of:=CONCATENATE([$rcl_cross_stats.A293];&quot;:&quot;;[$rcl_cross_stats.A293];&quot;:&quot;;[$rcl_cross_stats.C293];&quot;:&quot;;[$rcl_cross_stats.C293])" office:value-type="string" office:string-value="2231201:2231201:0.44:0.44" calcext:value-type="string">
            <text:p>2231201:2231201:0.44:0.44</text:p>
          </table:table-cell>
          <table:table-cell table:number-columns-repeated="1023"/>
        </table:table-row>
        <table:table-row table:style-name="ro1">
          <table:table-cell table:formula="of:=CONCATENATE([$rcl_cross_stats.A294];&quot;:&quot;;[$rcl_cross_stats.A294];&quot;:&quot;;[$rcl_cross_stats.C294];&quot;:&quot;;[$rcl_cross_stats.C294])" office:value-type="string" office:string-value="2231202:2231202:0.44:0.44" calcext:value-type="string">
            <text:p>2231202:2231202:0.44:0.44</text:p>
          </table:table-cell>
          <table:table-cell table:number-columns-repeated="1023"/>
        </table:table-row>
        <table:table-row table:style-name="ro1">
          <table:table-cell table:formula="of:=CONCATENATE([$rcl_cross_stats.A295];&quot;:&quot;;[$rcl_cross_stats.A295];&quot;:&quot;;[$rcl_cross_stats.C295];&quot;:&quot;;[$rcl_cross_stats.C295])" office:value-type="string" office:string-value="2231203:2231203:0.44:0.44" calcext:value-type="string">
            <text:p>2231203:2231203:0.44:0.44</text:p>
          </table:table-cell>
          <table:table-cell table:number-columns-repeated="1023"/>
        </table:table-row>
        <table:table-row table:style-name="ro1">
          <table:table-cell table:formula="of:=CONCATENATE([$rcl_cross_stats.A296];&quot;:&quot;;[$rcl_cross_stats.A296];&quot;:&quot;;[$rcl_cross_stats.C296];&quot;:&quot;;[$rcl_cross_stats.C296])" office:value-type="string" office:string-value="2232101:2232101:0.44:0.44" calcext:value-type="string">
            <text:p>2232101:2232101:0.44:0.44</text:p>
          </table:table-cell>
          <table:table-cell table:number-columns-repeated="1023"/>
        </table:table-row>
        <table:table-row table:style-name="ro1">
          <table:table-cell table:formula="of:=CONCATENATE([$rcl_cross_stats.A297];&quot;:&quot;;[$rcl_cross_stats.A297];&quot;:&quot;;[$rcl_cross_stats.C297];&quot;:&quot;;[$rcl_cross_stats.C297])" office:value-type="string" office:string-value="2232102:2232102:0.44:0.44" calcext:value-type="string">
            <text:p>2232102:2232102:0.44:0.44</text:p>
          </table:table-cell>
          <table:table-cell table:number-columns-repeated="1023"/>
        </table:table-row>
        <table:table-row table:style-name="ro1">
          <table:table-cell table:formula="of:=CONCATENATE([$rcl_cross_stats.A298];&quot;:&quot;;[$rcl_cross_stats.A298];&quot;:&quot;;[$rcl_cross_stats.C298];&quot;:&quot;;[$rcl_cross_stats.C298])" office:value-type="string" office:string-value="2232103:2232103:0.44:0.44" calcext:value-type="string">
            <text:p>2232103:2232103:0.44:0.44</text:p>
          </table:table-cell>
          <table:table-cell table:number-columns-repeated="1023"/>
        </table:table-row>
        <table:table-row table:style-name="ro1">
          <table:table-cell table:formula="of:=CONCATENATE([$rcl_cross_stats.A299];&quot;:&quot;;[$rcl_cross_stats.A299];&quot;:&quot;;[$rcl_cross_stats.C299];&quot;:&quot;;[$rcl_cross_stats.C299])" office:value-type="string" office:string-value="2232111:2232111:0.44:0.44" calcext:value-type="string">
            <text:p>2232111:2232111:0.44:0.44</text:p>
          </table:table-cell>
          <table:table-cell table:number-columns-repeated="1023"/>
        </table:table-row>
        <table:table-row table:style-name="ro1">
          <table:table-cell table:formula="of:=CONCATENATE([$rcl_cross_stats.A300];&quot;:&quot;;[$rcl_cross_stats.A300];&quot;:&quot;;[$rcl_cross_stats.C300];&quot;:&quot;;[$rcl_cross_stats.C300])" office:value-type="string" office:string-value="2232112:2232112:0.44:0.44" calcext:value-type="string">
            <text:p>2232112:2232112:0.44:0.44</text:p>
          </table:table-cell>
          <table:table-cell table:number-columns-repeated="1023"/>
        </table:table-row>
        <table:table-row table:style-name="ro1">
          <table:table-cell table:formula="of:=CONCATENATE([$rcl_cross_stats.A301];&quot;:&quot;;[$rcl_cross_stats.A301];&quot;:&quot;;[$rcl_cross_stats.C301];&quot;:&quot;;[$rcl_cross_stats.C301])" office:value-type="string" office:string-value="2232201:2232201:0.44:0.44" calcext:value-type="string">
            <text:p>2232201:2232201:0.44:0.44</text:p>
          </table:table-cell>
          <table:table-cell table:number-columns-repeated="1023"/>
        </table:table-row>
        <table:table-row table:style-name="ro1">
          <table:table-cell table:formula="of:=CONCATENATE([$rcl_cross_stats.A302];&quot;:&quot;;[$rcl_cross_stats.A302];&quot;:&quot;;[$rcl_cross_stats.C302];&quot;:&quot;;[$rcl_cross_stats.C302])" office:value-type="string" office:string-value="2232202:2232202:0.44:0.44" calcext:value-type="string">
            <text:p>2232202:2232202:0.44:0.44</text:p>
          </table:table-cell>
          <table:table-cell table:number-columns-repeated="1023"/>
        </table:table-row>
        <table:table-row table:style-name="ro1">
          <table:table-cell table:formula="of:=CONCATENATE([$rcl_cross_stats.A303];&quot;:&quot;;[$rcl_cross_stats.A303];&quot;:&quot;;[$rcl_cross_stats.C303];&quot;:&quot;;[$rcl_cross_stats.C303])" office:value-type="string" office:string-value="2232203:2232203:0.44:0.44" calcext:value-type="string">
            <text:p>2232203:2232203:0.44:0.44</text:p>
          </table:table-cell>
          <table:table-cell table:number-columns-repeated="1023"/>
        </table:table-row>
        <table:table-row table:style-name="ro1">
          <table:table-cell table:formula="of:=CONCATENATE([$rcl_cross_stats.A304];&quot;:&quot;;[$rcl_cross_stats.A304];&quot;:&quot;;[$rcl_cross_stats.C304];&quot;:&quot;;[$rcl_cross_stats.C304])" office:value-type="string" office:string-value="2233101:2233101:0.44:0.44" calcext:value-type="string">
            <text:p>2233101:2233101:0.44:0.44</text:p>
          </table:table-cell>
          <table:table-cell table:number-columns-repeated="1023"/>
        </table:table-row>
        <table:table-row table:style-name="ro1">
          <table:table-cell table:formula="of:=CONCATENATE([$rcl_cross_stats.A305];&quot;:&quot;;[$rcl_cross_stats.A305];&quot;:&quot;;[$rcl_cross_stats.C305];&quot;:&quot;;[$rcl_cross_stats.C305])" office:value-type="string" office:string-value="2233102:2233102:0.44:0.44" calcext:value-type="string">
            <text:p>2233102:2233102:0.44:0.44</text:p>
          </table:table-cell>
          <table:table-cell table:number-columns-repeated="1023"/>
        </table:table-row>
        <table:table-row table:style-name="ro1">
          <table:table-cell table:formula="of:=CONCATENATE([$rcl_cross_stats.A306];&quot;:&quot;;[$rcl_cross_stats.A306];&quot;:&quot;;[$rcl_cross_stats.C306];&quot;:&quot;;[$rcl_cross_stats.C306])" office:value-type="string" office:string-value="2233103:2233103:0.44:0.44" calcext:value-type="string">
            <text:p>2233103:2233103:0.44:0.44</text:p>
          </table:table-cell>
          <table:table-cell table:number-columns-repeated="1023"/>
        </table:table-row>
        <table:table-row table:style-name="ro1">
          <table:table-cell table:formula="of:=CONCATENATE([$rcl_cross_stats.A307];&quot;:&quot;;[$rcl_cross_stats.A307];&quot;:&quot;;[$rcl_cross_stats.C307];&quot;:&quot;;[$rcl_cross_stats.C307])" office:value-type="string" office:string-value="2233201:2233201:0.44:0.44" calcext:value-type="string">
            <text:p>2233201:2233201:0.44:0.44</text:p>
          </table:table-cell>
          <table:table-cell table:number-columns-repeated="1023"/>
        </table:table-row>
        <table:table-row table:style-name="ro1">
          <table:table-cell table:formula="of:=CONCATENATE([$rcl_cross_stats.A308];&quot;:&quot;;[$rcl_cross_stats.A308];&quot;:&quot;;[$rcl_cross_stats.C308];&quot;:&quot;;[$rcl_cross_stats.C308])" office:value-type="string" office:string-value="2233202:2233202:0.44:0.44" calcext:value-type="string">
            <text:p>2233202:2233202:0.44:0.44</text:p>
          </table:table-cell>
          <table:table-cell table:number-columns-repeated="1023"/>
        </table:table-row>
        <table:table-row table:style-name="ro1">
          <table:table-cell table:formula="of:=CONCATENATE([$rcl_cross_stats.A309];&quot;:&quot;;[$rcl_cross_stats.A309];&quot;:&quot;;[$rcl_cross_stats.C309];&quot;:&quot;;[$rcl_cross_stats.C309])" office:value-type="string" office:string-value="2233203:2233203:0.44:0.44" calcext:value-type="string">
            <text:p>2233203:2233203:0.44:0.44</text:p>
          </table:table-cell>
          <table:table-cell table:number-columns-repeated="1023"/>
        </table:table-row>
        <table:table-row table:style-name="ro1">
          <table:table-cell table:formula="of:=CONCATENATE([$rcl_cross_stats.A310];&quot;:&quot;;[$rcl_cross_stats.A310];&quot;:&quot;;[$rcl_cross_stats.C310];&quot;:&quot;;[$rcl_cross_stats.C310])" office:value-type="string" office:string-value="2241101:2241101:0.396:0.396" calcext:value-type="string">
            <text:p>2241101:2241101:0.396:0.396</text:p>
          </table:table-cell>
          <table:table-cell table:number-columns-repeated="1023"/>
        </table:table-row>
        <table:table-row table:style-name="ro1">
          <table:table-cell table:formula="of:=CONCATENATE([$rcl_cross_stats.A311];&quot;:&quot;;[$rcl_cross_stats.A311];&quot;:&quot;;[$rcl_cross_stats.C311];&quot;:&quot;;[$rcl_cross_stats.C311])" office:value-type="string" office:string-value="2241102:2241102:0.396:0.396" calcext:value-type="string">
            <text:p>2241102:2241102:0.396:0.396</text:p>
          </table:table-cell>
          <table:table-cell table:number-columns-repeated="1023"/>
        </table:table-row>
        <table:table-row table:style-name="ro1">
          <table:table-cell table:formula="of:=CONCATENATE([$rcl_cross_stats.A312];&quot;:&quot;;[$rcl_cross_stats.A312];&quot;:&quot;;[$rcl_cross_stats.C312];&quot;:&quot;;[$rcl_cross_stats.C312])" office:value-type="string" office:string-value="2241103:2241103:0.396:0.396" calcext:value-type="string">
            <text:p>2241103:2241103:0.396:0.396</text:p>
          </table:table-cell>
          <table:table-cell table:number-columns-repeated="1023"/>
        </table:table-row>
        <table:table-row table:style-name="ro1">
          <table:table-cell table:formula="of:=CONCATENATE([$rcl_cross_stats.A313];&quot;:&quot;;[$rcl_cross_stats.A313];&quot;:&quot;;[$rcl_cross_stats.C313];&quot;:&quot;;[$rcl_cross_stats.C313])" office:value-type="string" office:string-value="2241111:2241111:0.396:0.396" calcext:value-type="string">
            <text:p>2241111:2241111:0.396:0.396</text:p>
          </table:table-cell>
          <table:table-cell table:number-columns-repeated="1023"/>
        </table:table-row>
        <table:table-row table:style-name="ro1">
          <table:table-cell table:formula="of:=CONCATENATE([$rcl_cross_stats.A314];&quot;:&quot;;[$rcl_cross_stats.A314];&quot;:&quot;;[$rcl_cross_stats.C314];&quot;:&quot;;[$rcl_cross_stats.C314])" office:value-type="string" office:string-value="2241112:2241112:0.396:0.396" calcext:value-type="string">
            <text:p>2241112:2241112:0.396:0.396</text:p>
          </table:table-cell>
          <table:table-cell table:number-columns-repeated="1023"/>
        </table:table-row>
        <table:table-row table:style-name="ro1">
          <table:table-cell table:formula="of:=CONCATENATE([$rcl_cross_stats.A315];&quot;:&quot;;[$rcl_cross_stats.A315];&quot;:&quot;;[$rcl_cross_stats.C315];&quot;:&quot;;[$rcl_cross_stats.C315])" office:value-type="string" office:string-value="2241113:2241113:0.396:0.396" calcext:value-type="string">
            <text:p>2241113:2241113:0.396:0.396</text:p>
          </table:table-cell>
          <table:table-cell table:number-columns-repeated="1023"/>
        </table:table-row>
        <table:table-row table:style-name="ro1">
          <table:table-cell table:formula="of:=CONCATENATE([$rcl_cross_stats.A316];&quot;:&quot;;[$rcl_cross_stats.A316];&quot;:&quot;;[$rcl_cross_stats.C316];&quot;:&quot;;[$rcl_cross_stats.C316])" office:value-type="string" office:string-value="2241201:2241201:0.396:0.396" calcext:value-type="string">
            <text:p>2241201:2241201:0.396:0.396</text:p>
          </table:table-cell>
          <table:table-cell table:number-columns-repeated="1023"/>
        </table:table-row>
        <table:table-row table:style-name="ro1">
          <table:table-cell table:formula="of:=CONCATENATE([$rcl_cross_stats.A317];&quot;:&quot;;[$rcl_cross_stats.A317];&quot;:&quot;;[$rcl_cross_stats.C317];&quot;:&quot;;[$rcl_cross_stats.C317])" office:value-type="string" office:string-value="2241202:2241202:0.396:0.396" calcext:value-type="string">
            <text:p>2241202:2241202:0.396:0.396</text:p>
          </table:table-cell>
          <table:table-cell table:number-columns-repeated="1023"/>
        </table:table-row>
        <table:table-row table:style-name="ro1">
          <table:table-cell table:formula="of:=CONCATENATE([$rcl_cross_stats.A318];&quot;:&quot;;[$rcl_cross_stats.A318];&quot;:&quot;;[$rcl_cross_stats.C318];&quot;:&quot;;[$rcl_cross_stats.C318])" office:value-type="string" office:string-value="2241203:2241203:0.396:0.396" calcext:value-type="string">
            <text:p>2241203:2241203:0.396:0.396</text:p>
          </table:table-cell>
          <table:table-cell table:number-columns-repeated="1023"/>
        </table:table-row>
        <table:table-row table:style-name="ro1">
          <table:table-cell table:formula="of:=CONCATENATE([$rcl_cross_stats.A319];&quot;:&quot;;[$rcl_cross_stats.A319];&quot;:&quot;;[$rcl_cross_stats.C319];&quot;:&quot;;[$rcl_cross_stats.C319])" office:value-type="string" office:string-value="2241211:2241211:0.396:0.396" calcext:value-type="string">
            <text:p>2241211:2241211:0.396:0.396</text:p>
          </table:table-cell>
          <table:table-cell table:number-columns-repeated="1023"/>
        </table:table-row>
        <table:table-row table:style-name="ro1">
          <table:table-cell table:formula="of:=CONCATENATE([$rcl_cross_stats.A320];&quot;:&quot;;[$rcl_cross_stats.A320];&quot;:&quot;;[$rcl_cross_stats.C320];&quot;:&quot;;[$rcl_cross_stats.C320])" office:value-type="string" office:string-value="2241212:2241212:0.396:0.396" calcext:value-type="string">
            <text:p>2241212:2241212:0.396:0.396</text:p>
          </table:table-cell>
          <table:table-cell table:number-columns-repeated="1023"/>
        </table:table-row>
        <table:table-row table:style-name="ro1">
          <table:table-cell table:formula="of:=CONCATENATE([$rcl_cross_stats.A321];&quot;:&quot;;[$rcl_cross_stats.A321];&quot;:&quot;;[$rcl_cross_stats.C321];&quot;:&quot;;[$rcl_cross_stats.C321])" office:value-type="string" office:string-value="2241213:2241213:0.396:0.396" calcext:value-type="string">
            <text:p>2241213:2241213:0.396:0.396</text:p>
          </table:table-cell>
          <table:table-cell table:number-columns-repeated="1023"/>
        </table:table-row>
        <table:table-row table:style-name="ro1">
          <table:table-cell table:formula="of:=CONCATENATE([$rcl_cross_stats.A322];&quot;:&quot;;[$rcl_cross_stats.A322];&quot;:&quot;;[$rcl_cross_stats.C322];&quot;:&quot;;[$rcl_cross_stats.C322])" office:value-type="string" office:string-value="2242101:2242101:0.396:0.396" calcext:value-type="string">
            <text:p>2242101:2242101:0.396:0.396</text:p>
          </table:table-cell>
          <table:table-cell table:number-columns-repeated="1023"/>
        </table:table-row>
        <table:table-row table:style-name="ro1">
          <table:table-cell table:formula="of:=CONCATENATE([$rcl_cross_stats.A323];&quot;:&quot;;[$rcl_cross_stats.A323];&quot;:&quot;;[$rcl_cross_stats.C323];&quot;:&quot;;[$rcl_cross_stats.C323])" office:value-type="string" office:string-value="2242102:2242102:0.396:0.396" calcext:value-type="string">
            <text:p>2242102:2242102:0.396:0.396</text:p>
          </table:table-cell>
          <table:table-cell table:number-columns-repeated="1023"/>
        </table:table-row>
        <table:table-row table:style-name="ro1">
          <table:table-cell table:formula="of:=CONCATENATE([$rcl_cross_stats.A324];&quot;:&quot;;[$rcl_cross_stats.A324];&quot;:&quot;;[$rcl_cross_stats.C324];&quot;:&quot;;[$rcl_cross_stats.C324])" office:value-type="string" office:string-value="2242103:2242103:0.396:0.396" calcext:value-type="string">
            <text:p>2242103:2242103:0.396:0.396</text:p>
          </table:table-cell>
          <table:table-cell table:number-columns-repeated="1023"/>
        </table:table-row>
        <table:table-row table:style-name="ro1">
          <table:table-cell table:formula="of:=CONCATENATE([$rcl_cross_stats.A325];&quot;:&quot;;[$rcl_cross_stats.A325];&quot;:&quot;;[$rcl_cross_stats.C325];&quot;:&quot;;[$rcl_cross_stats.C325])" office:value-type="string" office:string-value="2242111:2242111:0.396:0.396" calcext:value-type="string">
            <text:p>2242111:2242111:0.396:0.396</text:p>
          </table:table-cell>
          <table:table-cell table:number-columns-repeated="1023"/>
        </table:table-row>
        <table:table-row table:style-name="ro1">
          <table:table-cell table:formula="of:=CONCATENATE([$rcl_cross_stats.A326];&quot;:&quot;;[$rcl_cross_stats.A326];&quot;:&quot;;[$rcl_cross_stats.C326];&quot;:&quot;;[$rcl_cross_stats.C326])" office:value-type="string" office:string-value="2242112:2242112:0.396:0.396" calcext:value-type="string">
            <text:p>2242112:2242112:0.396:0.396</text:p>
          </table:table-cell>
          <table:table-cell table:number-columns-repeated="1023"/>
        </table:table-row>
        <table:table-row table:style-name="ro1">
          <table:table-cell table:formula="of:=CONCATENATE([$rcl_cross_stats.A327];&quot;:&quot;;[$rcl_cross_stats.A327];&quot;:&quot;;[$rcl_cross_stats.C327];&quot;:&quot;;[$rcl_cross_stats.C327])" office:value-type="string" office:string-value="2242113:2242113:0.396:0.396" calcext:value-type="string">
            <text:p>2242113:2242113:0.396:0.396</text:p>
          </table:table-cell>
          <table:table-cell table:number-columns-repeated="1023"/>
        </table:table-row>
        <table:table-row table:style-name="ro1">
          <table:table-cell table:formula="of:=CONCATENATE([$rcl_cross_stats.A328];&quot;:&quot;;[$rcl_cross_stats.A328];&quot;:&quot;;[$rcl_cross_stats.C328];&quot;:&quot;;[$rcl_cross_stats.C328])" office:value-type="string" office:string-value="2242201:2242201:0.396:0.396" calcext:value-type="string">
            <text:p>2242201:2242201:0.396:0.396</text:p>
          </table:table-cell>
          <table:table-cell table:number-columns-repeated="1023"/>
        </table:table-row>
        <table:table-row table:style-name="ro1">
          <table:table-cell table:formula="of:=CONCATENATE([$rcl_cross_stats.A329];&quot;:&quot;;[$rcl_cross_stats.A329];&quot;:&quot;;[$rcl_cross_stats.C329];&quot;:&quot;;[$rcl_cross_stats.C329])" office:value-type="string" office:string-value="2242202:2242202:0.396:0.396" calcext:value-type="string">
            <text:p>2242202:2242202:0.396:0.396</text:p>
          </table:table-cell>
          <table:table-cell table:number-columns-repeated="1023"/>
        </table:table-row>
        <table:table-row table:style-name="ro1">
          <table:table-cell table:formula="of:=CONCATENATE([$rcl_cross_stats.A330];&quot;:&quot;;[$rcl_cross_stats.A330];&quot;:&quot;;[$rcl_cross_stats.C330];&quot;:&quot;;[$rcl_cross_stats.C330])" office:value-type="string" office:string-value="2242203:2242203:0.396:0.396" calcext:value-type="string">
            <text:p>2242203:2242203:0.396:0.396</text:p>
          </table:table-cell>
          <table:table-cell table:number-columns-repeated="1023"/>
        </table:table-row>
        <table:table-row table:style-name="ro1">
          <table:table-cell table:formula="of:=CONCATENATE([$rcl_cross_stats.A331];&quot;:&quot;;[$rcl_cross_stats.A331];&quot;:&quot;;[$rcl_cross_stats.C331];&quot;:&quot;;[$rcl_cross_stats.C331])" office:value-type="string" office:string-value="2242211:2242211:0.396:0.396" calcext:value-type="string">
            <text:p>2242211:2242211:0.396:0.396</text:p>
          </table:table-cell>
          <table:table-cell table:number-columns-repeated="1023"/>
        </table:table-row>
        <table:table-row table:style-name="ro1">
          <table:table-cell table:formula="of:=CONCATENATE([$rcl_cross_stats.A332];&quot;:&quot;;[$rcl_cross_stats.A332];&quot;:&quot;;[$rcl_cross_stats.C332];&quot;:&quot;;[$rcl_cross_stats.C332])" office:value-type="string" office:string-value="2242212:2242212:0.396:0.396" calcext:value-type="string">
            <text:p>2242212:2242212:0.396:0.396</text:p>
          </table:table-cell>
          <table:table-cell table:number-columns-repeated="1023"/>
        </table:table-row>
        <table:table-row table:style-name="ro1">
          <table:table-cell table:formula="of:=CONCATENATE([$rcl_cross_stats.A333];&quot;:&quot;;[$rcl_cross_stats.A333];&quot;:&quot;;[$rcl_cross_stats.C333];&quot;:&quot;;[$rcl_cross_stats.C333])" office:value-type="string" office:string-value="2242213:2242213:0.396:0.396" calcext:value-type="string">
            <text:p>2242213:2242213:0.396:0.396</text:p>
          </table:table-cell>
          <table:table-cell table:number-columns-repeated="1023"/>
        </table:table-row>
        <table:table-row table:style-name="ro1">
          <table:table-cell table:formula="of:=CONCATENATE([$rcl_cross_stats.A334];&quot;:&quot;;[$rcl_cross_stats.A334];&quot;:&quot;;[$rcl_cross_stats.C334];&quot;:&quot;;[$rcl_cross_stats.C334])" office:value-type="string" office:string-value="2243101:2243101:0.396:0.396" calcext:value-type="string">
            <text:p>2243101:2243101:0.396:0.396</text:p>
          </table:table-cell>
          <table:table-cell table:number-columns-repeated="1023"/>
        </table:table-row>
        <table:table-row table:style-name="ro1">
          <table:table-cell table:formula="of:=CONCATENATE([$rcl_cross_stats.A335];&quot;:&quot;;[$rcl_cross_stats.A335];&quot;:&quot;;[$rcl_cross_stats.C335];&quot;:&quot;;[$rcl_cross_stats.C335])" office:value-type="string" office:string-value="2243102:2243102:0.396:0.396" calcext:value-type="string">
            <text:p>2243102:2243102:0.396:0.396</text:p>
          </table:table-cell>
          <table:table-cell table:number-columns-repeated="1023"/>
        </table:table-row>
        <table:table-row table:style-name="ro1">
          <table:table-cell table:formula="of:=CONCATENATE([$rcl_cross_stats.A336];&quot;:&quot;;[$rcl_cross_stats.A336];&quot;:&quot;;[$rcl_cross_stats.C336];&quot;:&quot;;[$rcl_cross_stats.C336])" office:value-type="string" office:string-value="2243103:2243103:0.396:0.396" calcext:value-type="string">
            <text:p>2243103:2243103:0.396:0.396</text:p>
          </table:table-cell>
          <table:table-cell table:number-columns-repeated="1023"/>
        </table:table-row>
        <table:table-row table:style-name="ro1">
          <table:table-cell table:formula="of:=CONCATENATE([$rcl_cross_stats.A337];&quot;:&quot;;[$rcl_cross_stats.A337];&quot;:&quot;;[$rcl_cross_stats.C337];&quot;:&quot;;[$rcl_cross_stats.C337])" office:value-type="string" office:string-value="2243111:2243111:0.396:0.396" calcext:value-type="string">
            <text:p>2243111:2243111:0.396:0.396</text:p>
          </table:table-cell>
          <table:table-cell table:number-columns-repeated="1023"/>
        </table:table-row>
        <table:table-row table:style-name="ro1">
          <table:table-cell table:formula="of:=CONCATENATE([$rcl_cross_stats.A338];&quot;:&quot;;[$rcl_cross_stats.A338];&quot;:&quot;;[$rcl_cross_stats.C338];&quot;:&quot;;[$rcl_cross_stats.C338])" office:value-type="string" office:string-value="2243112:2243112:0.396:0.396" calcext:value-type="string">
            <text:p>2243112:2243112:0.396:0.396</text:p>
          </table:table-cell>
          <table:table-cell table:number-columns-repeated="1023"/>
        </table:table-row>
        <table:table-row table:style-name="ro1">
          <table:table-cell table:formula="of:=CONCATENATE([$rcl_cross_stats.A339];&quot;:&quot;;[$rcl_cross_stats.A339];&quot;:&quot;;[$rcl_cross_stats.C339];&quot;:&quot;;[$rcl_cross_stats.C339])" office:value-type="string" office:string-value="2243113:2243113:0.396:0.396" calcext:value-type="string">
            <text:p>2243113:2243113:0.396:0.396</text:p>
          </table:table-cell>
          <table:table-cell table:number-columns-repeated="1023"/>
        </table:table-row>
        <table:table-row table:style-name="ro1">
          <table:table-cell table:formula="of:=CONCATENATE([$rcl_cross_stats.A340];&quot;:&quot;;[$rcl_cross_stats.A340];&quot;:&quot;;[$rcl_cross_stats.C340];&quot;:&quot;;[$rcl_cross_stats.C340])" office:value-type="string" office:string-value="2243201:2243201:0.396:0.396" calcext:value-type="string">
            <text:p>2243201:2243201:0.396:0.396</text:p>
          </table:table-cell>
          <table:table-cell table:number-columns-repeated="1023"/>
        </table:table-row>
        <table:table-row table:style-name="ro1">
          <table:table-cell table:formula="of:=CONCATENATE([$rcl_cross_stats.A341];&quot;:&quot;;[$rcl_cross_stats.A341];&quot;:&quot;;[$rcl_cross_stats.C341];&quot;:&quot;;[$rcl_cross_stats.C341])" office:value-type="string" office:string-value="2243202:2243202:0.396:0.396" calcext:value-type="string">
            <text:p>2243202:2243202:0.396:0.396</text:p>
          </table:table-cell>
          <table:table-cell table:number-columns-repeated="1023"/>
        </table:table-row>
        <table:table-row table:style-name="ro1">
          <table:table-cell table:formula="of:=CONCATENATE([$rcl_cross_stats.A342];&quot;:&quot;;[$rcl_cross_stats.A342];&quot;:&quot;;[$rcl_cross_stats.C342];&quot;:&quot;;[$rcl_cross_stats.C342])" office:value-type="string" office:string-value="2243203:2243203:0.396:0.396" calcext:value-type="string">
            <text:p>2243203:2243203:0.396:0.396</text:p>
          </table:table-cell>
          <table:table-cell table:number-columns-repeated="1023"/>
        </table:table-row>
        <table:table-row table:style-name="ro1">
          <table:table-cell table:formula="of:=CONCATENATE([$rcl_cross_stats.A343];&quot;:&quot;;[$rcl_cross_stats.A343];&quot;:&quot;;[$rcl_cross_stats.C343];&quot;:&quot;;[$rcl_cross_stats.C343])" office:value-type="string" office:string-value="2243211:2243211:0.396:0.396" calcext:value-type="string">
            <text:p>2243211:2243211:0.396:0.396</text:p>
          </table:table-cell>
          <table:table-cell table:number-columns-repeated="1023"/>
        </table:table-row>
        <table:table-row table:style-name="ro1">
          <table:table-cell table:formula="of:=CONCATENATE([$rcl_cross_stats.A344];&quot;:&quot;;[$rcl_cross_stats.A344];&quot;:&quot;;[$rcl_cross_stats.C344];&quot;:&quot;;[$rcl_cross_stats.C344])" office:value-type="string" office:string-value="2243212:2243212:0.396:0.396" calcext:value-type="string">
            <text:p>2243212:2243212:0.396:0.396</text:p>
          </table:table-cell>
          <table:table-cell table:number-columns-repeated="1023"/>
        </table:table-row>
        <table:table-row table:style-name="ro1">
          <table:table-cell table:formula="of:=CONCATENATE([$rcl_cross_stats.A345];&quot;:&quot;;[$rcl_cross_stats.A345];&quot;:&quot;;[$rcl_cross_stats.C345];&quot;:&quot;;[$rcl_cross_stats.C345])" office:value-type="string" office:string-value="2243213:2243213:0.396:0.396" calcext:value-type="string">
            <text:p>2243213:2243213:0.396:0.396</text:p>
          </table:table-cell>
          <table:table-cell table:number-columns-repeated="1023"/>
        </table:table-row>
        <table:table-row table:style-name="ro1">
          <table:table-cell table:formula="of:=CONCATENATE([$rcl_cross_stats.A346];&quot;:&quot;;[$rcl_cross_stats.A346];&quot;:&quot;;[$rcl_cross_stats.C346];&quot;:&quot;;[$rcl_cross_stats.C346])" office:value-type="string" office:string-value="2251101:2251101:0.396:0.396" calcext:value-type="string">
            <text:p>2251101:2251101:0.396:0.396</text:p>
          </table:table-cell>
          <table:table-cell table:number-columns-repeated="1023"/>
        </table:table-row>
        <table:table-row table:style-name="ro1">
          <table:table-cell table:formula="of:=CONCATENATE([$rcl_cross_stats.A347];&quot;:&quot;;[$rcl_cross_stats.A347];&quot;:&quot;;[$rcl_cross_stats.C347];&quot;:&quot;;[$rcl_cross_stats.C347])" office:value-type="string" office:string-value="2251102:2251102:0.396:0.396" calcext:value-type="string">
            <text:p>2251102:2251102:0.396:0.396</text:p>
          </table:table-cell>
          <table:table-cell table:number-columns-repeated="1023"/>
        </table:table-row>
        <table:table-row table:style-name="ro1">
          <table:table-cell table:formula="of:=CONCATENATE([$rcl_cross_stats.A348];&quot;:&quot;;[$rcl_cross_stats.A348];&quot;:&quot;;[$rcl_cross_stats.C348];&quot;:&quot;;[$rcl_cross_stats.C348])" office:value-type="string" office:string-value="2251103:2251103:0.396:0.396" calcext:value-type="string">
            <text:p>2251103:2251103:0.396:0.396</text:p>
          </table:table-cell>
          <table:table-cell table:number-columns-repeated="1023"/>
        </table:table-row>
        <table:table-row table:style-name="ro1">
          <table:table-cell table:formula="of:=CONCATENATE([$rcl_cross_stats.A349];&quot;:&quot;;[$rcl_cross_stats.A349];&quot;:&quot;;[$rcl_cross_stats.C349];&quot;:&quot;;[$rcl_cross_stats.C349])" office:value-type="string" office:string-value="2251201:2251201:0.396:0.396" calcext:value-type="string">
            <text:p>2251201:2251201:0.396:0.396</text:p>
          </table:table-cell>
          <table:table-cell table:number-columns-repeated="1023"/>
        </table:table-row>
        <table:table-row table:style-name="ro1">
          <table:table-cell table:formula="of:=CONCATENATE([$rcl_cross_stats.A350];&quot;:&quot;;[$rcl_cross_stats.A350];&quot;:&quot;;[$rcl_cross_stats.C350];&quot;:&quot;;[$rcl_cross_stats.C350])" office:value-type="string" office:string-value="2251202:2251202:0.396:0.396" calcext:value-type="string">
            <text:p>2251202:2251202:0.396:0.396</text:p>
          </table:table-cell>
          <table:table-cell table:number-columns-repeated="1023"/>
        </table:table-row>
        <table:table-row table:style-name="ro1">
          <table:table-cell table:formula="of:=CONCATENATE([$rcl_cross_stats.A351];&quot;:&quot;;[$rcl_cross_stats.A351];&quot;:&quot;;[$rcl_cross_stats.C351];&quot;:&quot;;[$rcl_cross_stats.C351])" office:value-type="string" office:string-value="2251203:2251203:0.396:0.396" calcext:value-type="string">
            <text:p>2251203:2251203:0.396:0.396</text:p>
          </table:table-cell>
          <table:table-cell table:number-columns-repeated="1023"/>
        </table:table-row>
        <table:table-row table:style-name="ro1">
          <table:table-cell table:formula="of:=CONCATENATE([$rcl_cross_stats.A352];&quot;:&quot;;[$rcl_cross_stats.A352];&quot;:&quot;;[$rcl_cross_stats.C352];&quot;:&quot;;[$rcl_cross_stats.C352])" office:value-type="string" office:string-value="2252101:2252101:0.396:0.396" calcext:value-type="string">
            <text:p>2252101:2252101:0.396:0.396</text:p>
          </table:table-cell>
          <table:table-cell table:number-columns-repeated="1023"/>
        </table:table-row>
        <table:table-row table:style-name="ro1">
          <table:table-cell table:formula="of:=CONCATENATE([$rcl_cross_stats.A353];&quot;:&quot;;[$rcl_cross_stats.A353];&quot;:&quot;;[$rcl_cross_stats.C353];&quot;:&quot;;[$rcl_cross_stats.C353])" office:value-type="string" office:string-value="2252102:2252102:0.396:0.396" calcext:value-type="string">
            <text:p>2252102:2252102:0.396:0.396</text:p>
          </table:table-cell>
          <table:table-cell table:number-columns-repeated="1023"/>
        </table:table-row>
        <table:table-row table:style-name="ro1">
          <table:table-cell table:formula="of:=CONCATENATE([$rcl_cross_stats.A354];&quot;:&quot;;[$rcl_cross_stats.A354];&quot;:&quot;;[$rcl_cross_stats.C354];&quot;:&quot;;[$rcl_cross_stats.C354])" office:value-type="string" office:string-value="2252103:2252103:0.396:0.396" calcext:value-type="string">
            <text:p>2252103:2252103:0.396:0.396</text:p>
          </table:table-cell>
          <table:table-cell table:number-columns-repeated="1023"/>
        </table:table-row>
        <table:table-row table:style-name="ro1">
          <table:table-cell table:formula="of:=CONCATENATE([$rcl_cross_stats.A355];&quot;:&quot;;[$rcl_cross_stats.A355];&quot;:&quot;;[$rcl_cross_stats.C355];&quot;:&quot;;[$rcl_cross_stats.C355])" office:value-type="string" office:string-value="2252201:2252201:0.396:0.396" calcext:value-type="string">
            <text:p>2252201:2252201:0.396:0.396</text:p>
          </table:table-cell>
          <table:table-cell table:number-columns-repeated="1023"/>
        </table:table-row>
        <table:table-row table:style-name="ro1">
          <table:table-cell table:formula="of:=CONCATENATE([$rcl_cross_stats.A356];&quot;:&quot;;[$rcl_cross_stats.A356];&quot;:&quot;;[$rcl_cross_stats.C356];&quot;:&quot;;[$rcl_cross_stats.C356])" office:value-type="string" office:string-value="2252202:2252202:0.396:0.396" calcext:value-type="string">
            <text:p>2252202:2252202:0.396:0.396</text:p>
          </table:table-cell>
          <table:table-cell table:number-columns-repeated="1023"/>
        </table:table-row>
        <table:table-row table:style-name="ro1">
          <table:table-cell table:formula="of:=CONCATENATE([$rcl_cross_stats.A357];&quot;:&quot;;[$rcl_cross_stats.A357];&quot;:&quot;;[$rcl_cross_stats.C357];&quot;:&quot;;[$rcl_cross_stats.C357])" office:value-type="string" office:string-value="2252203:2252203:0.396:0.396" calcext:value-type="string">
            <text:p>2252203:2252203:0.396:0.396</text:p>
          </table:table-cell>
          <table:table-cell table:number-columns-repeated="1023"/>
        </table:table-row>
        <table:table-row table:style-name="ro1">
          <table:table-cell table:formula="of:=CONCATENATE([$rcl_cross_stats.A358];&quot;:&quot;;[$rcl_cross_stats.A358];&quot;:&quot;;[$rcl_cross_stats.C358];&quot;:&quot;;[$rcl_cross_stats.C358])" office:value-type="string" office:string-value="2253101:2253101:0.396:0.396" calcext:value-type="string">
            <text:p>2253101:2253101:0.396:0.396</text:p>
          </table:table-cell>
          <table:table-cell table:number-columns-repeated="1023"/>
        </table:table-row>
        <table:table-row table:style-name="ro1">
          <table:table-cell table:formula="of:=CONCATENATE([$rcl_cross_stats.A359];&quot;:&quot;;[$rcl_cross_stats.A359];&quot;:&quot;;[$rcl_cross_stats.C359];&quot;:&quot;;[$rcl_cross_stats.C359])" office:value-type="string" office:string-value="2253102:2253102:0.396:0.396" calcext:value-type="string">
            <text:p>2253102:2253102:0.396:0.396</text:p>
          </table:table-cell>
          <table:table-cell table:number-columns-repeated="1023"/>
        </table:table-row>
        <table:table-row table:style-name="ro1">
          <table:table-cell table:formula="of:=CONCATENATE([$rcl_cross_stats.A360];&quot;:&quot;;[$rcl_cross_stats.A360];&quot;:&quot;;[$rcl_cross_stats.C360];&quot;:&quot;;[$rcl_cross_stats.C360])" office:value-type="string" office:string-value="2311101:2311101:2.158:2.158" calcext:value-type="string">
            <text:p>2311101:2311101:2.158:2.158</text:p>
          </table:table-cell>
          <table:table-cell table:number-columns-repeated="1023"/>
        </table:table-row>
        <table:table-row table:style-name="ro1">
          <table:table-cell table:formula="of:=CONCATENATE([$rcl_cross_stats.A361];&quot;:&quot;;[$rcl_cross_stats.A361];&quot;:&quot;;[$rcl_cross_stats.C361];&quot;:&quot;;[$rcl_cross_stats.C361])" office:value-type="string" office:string-value="2311102:2311102:2.158:2.158" calcext:value-type="string">
            <text:p>2311102:2311102:2.158:2.158</text:p>
          </table:table-cell>
          <table:table-cell table:number-columns-repeated="1023"/>
        </table:table-row>
        <table:table-row table:style-name="ro1">
          <table:table-cell table:formula="of:=CONCATENATE([$rcl_cross_stats.A362];&quot;:&quot;;[$rcl_cross_stats.A362];&quot;:&quot;;[$rcl_cross_stats.C362];&quot;:&quot;;[$rcl_cross_stats.C362])" office:value-type="string" office:string-value="2311103:2311103:2.158:2.158" calcext:value-type="string">
            <text:p>2311103:2311103:2.158:2.158</text:p>
          </table:table-cell>
          <table:table-cell table:number-columns-repeated="1023"/>
        </table:table-row>
        <table:table-row table:style-name="ro1">
          <table:table-cell table:formula="of:=CONCATENATE([$rcl_cross_stats.A363];&quot;:&quot;;[$rcl_cross_stats.A363];&quot;:&quot;;[$rcl_cross_stats.C363];&quot;:&quot;;[$rcl_cross_stats.C363])" office:value-type="string" office:string-value="2312101:2312101:2.158:2.158" calcext:value-type="string">
            <text:p>2312101:2312101:2.158:2.158</text:p>
          </table:table-cell>
          <table:table-cell table:number-columns-repeated="1023"/>
        </table:table-row>
        <table:table-row table:style-name="ro1">
          <table:table-cell table:formula="of:=CONCATENATE([$rcl_cross_stats.A364];&quot;:&quot;;[$rcl_cross_stats.A364];&quot;:&quot;;[$rcl_cross_stats.C364];&quot;:&quot;;[$rcl_cross_stats.C364])" office:value-type="string" office:string-value="2312102:2312102:2.158:2.158" calcext:value-type="string">
            <text:p>2312102:2312102:2.158:2.158</text:p>
          </table:table-cell>
          <table:table-cell table:number-columns-repeated="1023"/>
        </table:table-row>
        <table:table-row table:style-name="ro1">
          <table:table-cell table:formula="of:=CONCATENATE([$rcl_cross_stats.A365];&quot;:&quot;;[$rcl_cross_stats.A365];&quot;:&quot;;[$rcl_cross_stats.C365];&quot;:&quot;;[$rcl_cross_stats.C365])" office:value-type="string" office:string-value="2312103:2312103:2.158:2.158" calcext:value-type="string">
            <text:p>2312103:2312103:2.158:2.158</text:p>
          </table:table-cell>
          <table:table-cell table:number-columns-repeated="1023"/>
        </table:table-row>
        <table:table-row table:style-name="ro1">
          <table:table-cell table:formula="of:=CONCATENATE([$rcl_cross_stats.A366];&quot;:&quot;;[$rcl_cross_stats.A366];&quot;:&quot;;[$rcl_cross_stats.C366];&quot;:&quot;;[$rcl_cross_stats.C366])" office:value-type="string" office:string-value="2313101:2313101:1.338:1.338" calcext:value-type="string">
            <text:p>2313101:2313101:1.338:1.338</text:p>
          </table:table-cell>
          <table:table-cell table:number-columns-repeated="1023"/>
        </table:table-row>
        <table:table-row table:style-name="ro1">
          <table:table-cell table:formula="of:=CONCATENATE([$rcl_cross_stats.A367];&quot;:&quot;;[$rcl_cross_stats.A367];&quot;:&quot;;[$rcl_cross_stats.C367];&quot;:&quot;;[$rcl_cross_stats.C367])" office:value-type="string" office:string-value="2313102:2313102:1.338:1.338" calcext:value-type="string">
            <text:p>2313102:2313102:1.338:1.338</text:p>
          </table:table-cell>
          <table:table-cell table:number-columns-repeated="1023"/>
        </table:table-row>
        <table:table-row table:style-name="ro1">
          <table:table-cell table:formula="of:=CONCATENATE([$rcl_cross_stats.A368];&quot;:&quot;;[$rcl_cross_stats.A368];&quot;:&quot;;[$rcl_cross_stats.C368];&quot;:&quot;;[$rcl_cross_stats.C368])" office:value-type="string" office:string-value="2313103:2313103:1.338:1.338" calcext:value-type="string">
            <text:p>2313103:2313103:1.338:1.338</text:p>
          </table:table-cell>
          <table:table-cell table:number-columns-repeated="1023"/>
        </table:table-row>
        <table:table-row table:style-name="ro1">
          <table:table-cell table:formula="of:=CONCATENATE([$rcl_cross_stats.A369];&quot;:&quot;;[$rcl_cross_stats.A369];&quot;:&quot;;[$rcl_cross_stats.C369];&quot;:&quot;;[$rcl_cross_stats.C369])" office:value-type="string" office:string-value="2321101:2321101:1.338:1.338" calcext:value-type="string">
            <text:p>2321101:2321101:1.338:1.338</text:p>
          </table:table-cell>
          <table:table-cell table:number-columns-repeated="1023"/>
        </table:table-row>
        <table:table-row table:style-name="ro1">
          <table:table-cell table:formula="of:=CONCATENATE([$rcl_cross_stats.A370];&quot;:&quot;;[$rcl_cross_stats.A370];&quot;:&quot;;[$rcl_cross_stats.C370];&quot;:&quot;;[$rcl_cross_stats.C370])" office:value-type="string" office:string-value="2321102:2321102:1.338:1.338" calcext:value-type="string">
            <text:p>2321102:2321102:1.338:1.338</text:p>
          </table:table-cell>
          <table:table-cell table:number-columns-repeated="1023"/>
        </table:table-row>
        <table:table-row table:style-name="ro1">
          <table:table-cell table:formula="of:=CONCATENATE([$rcl_cross_stats.A371];&quot;:&quot;;[$rcl_cross_stats.A371];&quot;:&quot;;[$rcl_cross_stats.C371];&quot;:&quot;;[$rcl_cross_stats.C371])" office:value-type="string" office:string-value="2321103:2321103:1.338:1.338" calcext:value-type="string">
            <text:p>2321103:2321103:1.338:1.338</text:p>
          </table:table-cell>
          <table:table-cell table:number-columns-repeated="1023"/>
        </table:table-row>
        <table:table-row table:style-name="ro1">
          <table:table-cell table:formula="of:=CONCATENATE([$rcl_cross_stats.A372];&quot;:&quot;;[$rcl_cross_stats.A372];&quot;:&quot;;[$rcl_cross_stats.C372];&quot;:&quot;;[$rcl_cross_stats.C372])" office:value-type="string" office:string-value="2321201:2321201:1.338:1.338" calcext:value-type="string">
            <text:p>2321201:2321201:1.338:1.338</text:p>
          </table:table-cell>
          <table:table-cell table:number-columns-repeated="1023"/>
        </table:table-row>
        <table:table-row table:style-name="ro1">
          <table:table-cell table:formula="of:=CONCATENATE([$rcl_cross_stats.A373];&quot;:&quot;;[$rcl_cross_stats.A373];&quot;:&quot;;[$rcl_cross_stats.C373];&quot;:&quot;;[$rcl_cross_stats.C373])" office:value-type="string" office:string-value="2321202:2321202:1.338:1.338" calcext:value-type="string">
            <text:p>2321202:2321202:1.338:1.338</text:p>
          </table:table-cell>
          <table:table-cell table:number-columns-repeated="1023"/>
        </table:table-row>
        <table:table-row table:style-name="ro1">
          <table:table-cell table:formula="of:=CONCATENATE([$rcl_cross_stats.A374];&quot;:&quot;;[$rcl_cross_stats.A374];&quot;:&quot;;[$rcl_cross_stats.C374];&quot;:&quot;;[$rcl_cross_stats.C374])" office:value-type="string" office:string-value="2321203:2321203:1.338:1.338" calcext:value-type="string">
            <text:p>2321203:2321203:1.338:1.338</text:p>
          </table:table-cell>
          <table:table-cell table:number-columns-repeated="1023"/>
        </table:table-row>
        <table:table-row table:style-name="ro1">
          <table:table-cell table:formula="of:=CONCATENATE([$rcl_cross_stats.A375];&quot;:&quot;;[$rcl_cross_stats.A375];&quot;:&quot;;[$rcl_cross_stats.C375];&quot;:&quot;;[$rcl_cross_stats.C375])" office:value-type="string" office:string-value="2322101:2322101:1.338:1.338" calcext:value-type="string">
            <text:p>2322101:2322101:1.338:1.338</text:p>
          </table:table-cell>
          <table:table-cell table:number-columns-repeated="1023"/>
        </table:table-row>
        <table:table-row table:style-name="ro1">
          <table:table-cell table:formula="of:=CONCATENATE([$rcl_cross_stats.A376];&quot;:&quot;;[$rcl_cross_stats.A376];&quot;:&quot;;[$rcl_cross_stats.C376];&quot;:&quot;;[$rcl_cross_stats.C376])" office:value-type="string" office:string-value="2322102:2322102:1.338:1.338" calcext:value-type="string">
            <text:p>2322102:2322102:1.338:1.338</text:p>
          </table:table-cell>
          <table:table-cell table:number-columns-repeated="1023"/>
        </table:table-row>
        <table:table-row table:style-name="ro1">
          <table:table-cell table:formula="of:=CONCATENATE([$rcl_cross_stats.A377];&quot;:&quot;;[$rcl_cross_stats.A377];&quot;:&quot;;[$rcl_cross_stats.C377];&quot;:&quot;;[$rcl_cross_stats.C377])" office:value-type="string" office:string-value="2322103:2322103:1.338:1.338" calcext:value-type="string">
            <text:p>2322103:2322103:1.338:1.338</text:p>
          </table:table-cell>
          <table:table-cell table:number-columns-repeated="1023"/>
        </table:table-row>
        <table:table-row table:style-name="ro1">
          <table:table-cell table:formula="of:=CONCATENATE([$rcl_cross_stats.A378];&quot;:&quot;;[$rcl_cross_stats.A378];&quot;:&quot;;[$rcl_cross_stats.C378];&quot;:&quot;;[$rcl_cross_stats.C378])" office:value-type="string" office:string-value="2322201:2322201:1.338:1.338" calcext:value-type="string">
            <text:p>2322201:2322201:1.338:1.338</text:p>
          </table:table-cell>
          <table:table-cell table:number-columns-repeated="1023"/>
        </table:table-row>
        <table:table-row table:style-name="ro1">
          <table:table-cell table:formula="of:=CONCATENATE([$rcl_cross_stats.A379];&quot;:&quot;;[$rcl_cross_stats.A379];&quot;:&quot;;[$rcl_cross_stats.C379];&quot;:&quot;;[$rcl_cross_stats.C379])" office:value-type="string" office:string-value="2322202:2322202:1.338:1.338" calcext:value-type="string">
            <text:p>2322202:2322202:1.338:1.338</text:p>
          </table:table-cell>
          <table:table-cell table:number-columns-repeated="1023"/>
        </table:table-row>
        <table:table-row table:style-name="ro1">
          <table:table-cell table:formula="of:=CONCATENATE([$rcl_cross_stats.A380];&quot;:&quot;;[$rcl_cross_stats.A380];&quot;:&quot;;[$rcl_cross_stats.C380];&quot;:&quot;;[$rcl_cross_stats.C380])" office:value-type="string" office:string-value="2322203:2322203:1.338:1.338" calcext:value-type="string">
            <text:p>2322203:2322203:1.338:1.338</text:p>
          </table:table-cell>
          <table:table-cell table:number-columns-repeated="1023"/>
        </table:table-row>
        <table:table-row table:style-name="ro1">
          <table:table-cell table:formula="of:=CONCATENATE([$rcl_cross_stats.A381];&quot;:&quot;;[$rcl_cross_stats.A381];&quot;:&quot;;[$rcl_cross_stats.C381];&quot;:&quot;;[$rcl_cross_stats.C381])" office:value-type="string" office:string-value="2323101:2323101:1.338:1.338" calcext:value-type="string">
            <text:p>2323101:2323101:1.338:1.338</text:p>
          </table:table-cell>
          <table:table-cell table:number-columns-repeated="1023"/>
        </table:table-row>
        <table:table-row table:style-name="ro1">
          <table:table-cell table:formula="of:=CONCATENATE([$rcl_cross_stats.A382];&quot;:&quot;;[$rcl_cross_stats.A382];&quot;:&quot;;[$rcl_cross_stats.C382];&quot;:&quot;;[$rcl_cross_stats.C382])" office:value-type="string" office:string-value="2323102:2323102:1.338:1.338" calcext:value-type="string">
            <text:p>2323102:2323102:1.338:1.338</text:p>
          </table:table-cell>
          <table:table-cell table:number-columns-repeated="1023"/>
        </table:table-row>
        <table:table-row table:style-name="ro1">
          <table:table-cell table:formula="of:=CONCATENATE([$rcl_cross_stats.A383];&quot;:&quot;;[$rcl_cross_stats.A383];&quot;:&quot;;[$rcl_cross_stats.C383];&quot;:&quot;;[$rcl_cross_stats.C383])" office:value-type="string" office:string-value="2323103:2323103:1.338:1.338" calcext:value-type="string">
            <text:p>2323103:2323103:1.338:1.338</text:p>
          </table:table-cell>
          <table:table-cell table:number-columns-repeated="1023"/>
        </table:table-row>
        <table:table-row table:style-name="ro1">
          <table:table-cell table:formula="of:=CONCATENATE([$rcl_cross_stats.A384];&quot;:&quot;;[$rcl_cross_stats.A384];&quot;:&quot;;[$rcl_cross_stats.C384];&quot;:&quot;;[$rcl_cross_stats.C384])" office:value-type="string" office:string-value="2323201:2323201:1.338:1.338" calcext:value-type="string">
            <text:p>2323201:2323201:1.338:1.338</text:p>
          </table:table-cell>
          <table:table-cell table:number-columns-repeated="1023"/>
        </table:table-row>
        <table:table-row table:style-name="ro1">
          <table:table-cell table:formula="of:=CONCATENATE([$rcl_cross_stats.A385];&quot;:&quot;;[$rcl_cross_stats.A385];&quot;:&quot;;[$rcl_cross_stats.C385];&quot;:&quot;;[$rcl_cross_stats.C385])" office:value-type="string" office:string-value="2323202:2323202:1.338:1.338" calcext:value-type="string">
            <text:p>2323202:2323202:1.338:1.338</text:p>
          </table:table-cell>
          <table:table-cell table:number-columns-repeated="1023"/>
        </table:table-row>
        <table:table-row table:style-name="ro1">
          <table:table-cell table:formula="of:=CONCATENATE([$rcl_cross_stats.A386];&quot;:&quot;;[$rcl_cross_stats.A386];&quot;:&quot;;[$rcl_cross_stats.C386];&quot;:&quot;;[$rcl_cross_stats.C386])" office:value-type="string" office:string-value="2323203:2323203:1.338:1.338" calcext:value-type="string">
            <text:p>2323203:2323203:1.338:1.338</text:p>
          </table:table-cell>
          <table:table-cell table:number-columns-repeated="1023"/>
        </table:table-row>
        <table:table-row table:style-name="ro1">
          <table:table-cell table:formula="of:=CONCATENATE([$rcl_cross_stats.A387];&quot;:&quot;;[$rcl_cross_stats.A387];&quot;:&quot;;[$rcl_cross_stats.C387];&quot;:&quot;;[$rcl_cross_stats.C387])" office:value-type="string" office:string-value="2331101:2331101:1.338:1.338" calcext:value-type="string">
            <text:p>2331101:2331101:1.338:1.338</text:p>
          </table:table-cell>
          <table:table-cell table:number-columns-repeated="1023"/>
        </table:table-row>
        <table:table-row table:style-name="ro1">
          <table:table-cell table:formula="of:=CONCATENATE([$rcl_cross_stats.A388];&quot;:&quot;;[$rcl_cross_stats.A388];&quot;:&quot;;[$rcl_cross_stats.C388];&quot;:&quot;;[$rcl_cross_stats.C388])" office:value-type="string" office:string-value="2331102:2331102:1.338:1.338" calcext:value-type="string">
            <text:p>2331102:2331102:1.338:1.338</text:p>
          </table:table-cell>
          <table:table-cell table:number-columns-repeated="1023"/>
        </table:table-row>
        <table:table-row table:style-name="ro1">
          <table:table-cell table:formula="of:=CONCATENATE([$rcl_cross_stats.A389];&quot;:&quot;;[$rcl_cross_stats.A389];&quot;:&quot;;[$rcl_cross_stats.C389];&quot;:&quot;;[$rcl_cross_stats.C389])" office:value-type="string" office:string-value="2331103:2331103:1.338:1.338" calcext:value-type="string">
            <text:p>2331103:2331103:1.338:1.338</text:p>
          </table:table-cell>
          <table:table-cell table:number-columns-repeated="1023"/>
        </table:table-row>
        <table:table-row table:style-name="ro1">
          <table:table-cell table:formula="of:=CONCATENATE([$rcl_cross_stats.A390];&quot;:&quot;;[$rcl_cross_stats.A390];&quot;:&quot;;[$rcl_cross_stats.C390];&quot;:&quot;;[$rcl_cross_stats.C390])" office:value-type="string" office:string-value="2331201:2331201:2.158:2.158" calcext:value-type="string">
            <text:p>2331201:2331201:2.158:2.158</text:p>
          </table:table-cell>
          <table:table-cell table:number-columns-repeated="1023"/>
        </table:table-row>
        <table:table-row table:style-name="ro1">
          <table:table-cell table:formula="of:=CONCATENATE([$rcl_cross_stats.A391];&quot;:&quot;;[$rcl_cross_stats.A391];&quot;:&quot;;[$rcl_cross_stats.C391];&quot;:&quot;;[$rcl_cross_stats.C391])" office:value-type="string" office:string-value="2331202:2331202:2.158:2.158" calcext:value-type="string">
            <text:p>2331202:2331202:2.158:2.158</text:p>
          </table:table-cell>
          <table:table-cell table:number-columns-repeated="1023"/>
        </table:table-row>
        <table:table-row table:style-name="ro1">
          <table:table-cell table:formula="of:=CONCATENATE([$rcl_cross_stats.A392];&quot;:&quot;;[$rcl_cross_stats.A392];&quot;:&quot;;[$rcl_cross_stats.C392];&quot;:&quot;;[$rcl_cross_stats.C392])" office:value-type="string" office:string-value="2331203:2331203:2.158:2.158" calcext:value-type="string">
            <text:p>2331203:2331203:2.158:2.158</text:p>
          </table:table-cell>
          <table:table-cell table:number-columns-repeated="1023"/>
        </table:table-row>
        <table:table-row table:style-name="ro1">
          <table:table-cell table:formula="of:=CONCATENATE([$rcl_cross_stats.A393];&quot;:&quot;;[$rcl_cross_stats.A393];&quot;:&quot;;[$rcl_cross_stats.C393];&quot;:&quot;;[$rcl_cross_stats.C393])" office:value-type="string" office:string-value="2332101:2332101:1.338:1.338" calcext:value-type="string">
            <text:p>2332101:2332101:1.338:1.338</text:p>
          </table:table-cell>
          <table:table-cell table:number-columns-repeated="1023"/>
        </table:table-row>
        <table:table-row table:style-name="ro1">
          <table:table-cell table:formula="of:=CONCATENATE([$rcl_cross_stats.A394];&quot;:&quot;;[$rcl_cross_stats.A394];&quot;:&quot;;[$rcl_cross_stats.C394];&quot;:&quot;;[$rcl_cross_stats.C394])" office:value-type="string" office:string-value="2332102:2332102:1.338:1.338" calcext:value-type="string">
            <text:p>2332102:2332102:1.338:1.338</text:p>
          </table:table-cell>
          <table:table-cell table:number-columns-repeated="1023"/>
        </table:table-row>
        <table:table-row table:style-name="ro1">
          <table:table-cell table:formula="of:=CONCATENATE([$rcl_cross_stats.A395];&quot;:&quot;;[$rcl_cross_stats.A395];&quot;:&quot;;[$rcl_cross_stats.C395];&quot;:&quot;;[$rcl_cross_stats.C395])" office:value-type="string" office:string-value="2332103:2332103:1.338:1.338" calcext:value-type="string">
            <text:p>2332103:2332103:1.338:1.338</text:p>
          </table:table-cell>
          <table:table-cell table:number-columns-repeated="1023"/>
        </table:table-row>
        <table:table-row table:style-name="ro1">
          <table:table-cell table:formula="of:=CONCATENATE([$rcl_cross_stats.A396];&quot;:&quot;;[$rcl_cross_stats.A396];&quot;:&quot;;[$rcl_cross_stats.C396];&quot;:&quot;;[$rcl_cross_stats.C396])" office:value-type="string" office:string-value="2332201:2332201:2.158:2.158" calcext:value-type="string">
            <text:p>2332201:2332201:2.158:2.158</text:p>
          </table:table-cell>
          <table:table-cell table:number-columns-repeated="1023"/>
        </table:table-row>
        <table:table-row table:style-name="ro1">
          <table:table-cell table:formula="of:=CONCATENATE([$rcl_cross_stats.A397];&quot;:&quot;;[$rcl_cross_stats.A397];&quot;:&quot;;[$rcl_cross_stats.C397];&quot;:&quot;;[$rcl_cross_stats.C397])" office:value-type="string" office:string-value="2332202:2332202:2.158:2.158" calcext:value-type="string">
            <text:p>2332202:2332202:2.158:2.158</text:p>
          </table:table-cell>
          <table:table-cell table:number-columns-repeated="1023"/>
        </table:table-row>
        <table:table-row table:style-name="ro1">
          <table:table-cell table:formula="of:=CONCATENATE([$rcl_cross_stats.A398];&quot;:&quot;;[$rcl_cross_stats.A398];&quot;:&quot;;[$rcl_cross_stats.C398];&quot;:&quot;;[$rcl_cross_stats.C398])" office:value-type="string" office:string-value="2332203:2332203:2.158:2.158" calcext:value-type="string">
            <text:p>2332203:2332203:2.158:2.158</text:p>
          </table:table-cell>
          <table:table-cell table:number-columns-repeated="1023"/>
        </table:table-row>
        <table:table-row table:style-name="ro1">
          <table:table-cell table:formula="of:=CONCATENATE([$rcl_cross_stats.A399];&quot;:&quot;;[$rcl_cross_stats.A399];&quot;:&quot;;[$rcl_cross_stats.C399];&quot;:&quot;;[$rcl_cross_stats.C399])" office:value-type="string" office:string-value="2333101:2333101:1.338:1.338" calcext:value-type="string">
            <text:p>2333101:2333101:1.338:1.338</text:p>
          </table:table-cell>
          <table:table-cell table:number-columns-repeated="1023"/>
        </table:table-row>
        <table:table-row table:style-name="ro1">
          <table:table-cell table:formula="of:=CONCATENATE([$rcl_cross_stats.A400];&quot;:&quot;;[$rcl_cross_stats.A400];&quot;:&quot;;[$rcl_cross_stats.C400];&quot;:&quot;;[$rcl_cross_stats.C400])" office:value-type="string" office:string-value="2333102:2333102:1.338:1.338" calcext:value-type="string">
            <text:p>2333102:2333102:1.338:1.338</text:p>
          </table:table-cell>
          <table:table-cell table:number-columns-repeated="1023"/>
        </table:table-row>
        <table:table-row table:style-name="ro1">
          <table:table-cell table:formula="of:=CONCATENATE([$rcl_cross_stats.A401];&quot;:&quot;;[$rcl_cross_stats.A401];&quot;:&quot;;[$rcl_cross_stats.C401];&quot;:&quot;;[$rcl_cross_stats.C401])" office:value-type="string" office:string-value="2333103:2333103:1.338:1.338" calcext:value-type="string">
            <text:p>2333103:2333103:1.338:1.338</text:p>
          </table:table-cell>
          <table:table-cell table:number-columns-repeated="1023"/>
        </table:table-row>
        <table:table-row table:style-name="ro1">
          <table:table-cell table:formula="of:=CONCATENATE([$rcl_cross_stats.A402];&quot;:&quot;;[$rcl_cross_stats.A402];&quot;:&quot;;[$rcl_cross_stats.C402];&quot;:&quot;;[$rcl_cross_stats.C402])" office:value-type="string" office:string-value="2333201:2333201:2.158:2.158" calcext:value-type="string">
            <text:p>2333201:2333201:2.158:2.158</text:p>
          </table:table-cell>
          <table:table-cell table:number-columns-repeated="1023"/>
        </table:table-row>
        <table:table-row table:style-name="ro1">
          <table:table-cell table:formula="of:=CONCATENATE([$rcl_cross_stats.A403];&quot;:&quot;;[$rcl_cross_stats.A403];&quot;:&quot;;[$rcl_cross_stats.C403];&quot;:&quot;;[$rcl_cross_stats.C403])" office:value-type="string" office:string-value="2333202:2333202:2.158:2.158" calcext:value-type="string">
            <text:p>2333202:2333202:2.158:2.158</text:p>
          </table:table-cell>
          <table:table-cell table:number-columns-repeated="1023"/>
        </table:table-row>
        <table:table-row table:style-name="ro1">
          <table:table-cell table:formula="of:=CONCATENATE([$rcl_cross_stats.A404];&quot;:&quot;;[$rcl_cross_stats.A404];&quot;:&quot;;[$rcl_cross_stats.C404];&quot;:&quot;;[$rcl_cross_stats.C404])" office:value-type="string" office:string-value="2333203:2333203:2.158:2.158" calcext:value-type="string">
            <text:p>2333203:2333203:2.158:2.158</text:p>
          </table:table-cell>
          <table:table-cell table:number-columns-repeated="1023"/>
        </table:table-row>
        <table:table-row table:style-name="ro1">
          <table:table-cell table:formula="of:=CONCATENATE([$rcl_cross_stats.A405];&quot;:&quot;;[$rcl_cross_stats.A405];&quot;:&quot;;[$rcl_cross_stats.C405];&quot;:&quot;;[$rcl_cross_stats.C405])" office:value-type="string" office:string-value="2351101:2351101:1.338:1.338" calcext:value-type="string">
            <text:p>2351101:2351101:1.338:1.338</text:p>
          </table:table-cell>
          <table:table-cell table:number-columns-repeated="1023"/>
        </table:table-row>
        <table:table-row table:style-name="ro1">
          <table:table-cell table:formula="of:=CONCATENATE([$rcl_cross_stats.A406];&quot;:&quot;;[$rcl_cross_stats.A406];&quot;:&quot;;[$rcl_cross_stats.C406];&quot;:&quot;;[$rcl_cross_stats.C406])" office:value-type="string" office:string-value="2351102:2351102:1.338:1.338" calcext:value-type="string">
            <text:p>2351102:2351102:1.338:1.338</text:p>
          </table:table-cell>
          <table:table-cell table:number-columns-repeated="1023"/>
        </table:table-row>
        <table:table-row table:style-name="ro1">
          <table:table-cell table:formula="of:=CONCATENATE([$rcl_cross_stats.A407];&quot;:&quot;;[$rcl_cross_stats.A407];&quot;:&quot;;[$rcl_cross_stats.C407];&quot;:&quot;;[$rcl_cross_stats.C407])" office:value-type="string" office:string-value="2351103:2351103:1.338:1.338" calcext:value-type="string">
            <text:p>2351103:2351103:1.338:1.338</text:p>
          </table:table-cell>
          <table:table-cell table:number-columns-repeated="1023"/>
        </table:table-row>
        <table:table-row table:style-name="ro1">
          <table:table-cell table:formula="of:=CONCATENATE([$rcl_cross_stats.A408];&quot;:&quot;;[$rcl_cross_stats.A408];&quot;:&quot;;[$rcl_cross_stats.C408];&quot;:&quot;;[$rcl_cross_stats.C408])" office:value-type="string" office:string-value="2351201:2351201:1.338:1.338" calcext:value-type="string">
            <text:p>2351201:2351201:1.338:1.338</text:p>
          </table:table-cell>
          <table:table-cell table:number-columns-repeated="1023"/>
        </table:table-row>
        <table:table-row table:style-name="ro1">
          <table:table-cell table:formula="of:=CONCATENATE([$rcl_cross_stats.A409];&quot;:&quot;;[$rcl_cross_stats.A409];&quot;:&quot;;[$rcl_cross_stats.C409];&quot;:&quot;;[$rcl_cross_stats.C409])" office:value-type="string" office:string-value="2351202:2351202:1.338:1.338" calcext:value-type="string">
            <text:p>2351202:2351202:1.338:1.338</text:p>
          </table:table-cell>
          <table:table-cell table:number-columns-repeated="1023"/>
        </table:table-row>
        <table:table-row table:style-name="ro1">
          <table:table-cell table:formula="of:=CONCATENATE([$rcl_cross_stats.A410];&quot;:&quot;;[$rcl_cross_stats.A410];&quot;:&quot;;[$rcl_cross_stats.C410];&quot;:&quot;;[$rcl_cross_stats.C410])" office:value-type="string" office:string-value="2351203:2351203:1.338:1.338" calcext:value-type="string">
            <text:p>2351203:2351203:1.338:1.338</text:p>
          </table:table-cell>
          <table:table-cell table:number-columns-repeated="1023"/>
        </table:table-row>
        <table:table-row table:style-name="ro1">
          <table:table-cell table:formula="of:=CONCATENATE([$rcl_cross_stats.A411];&quot;:&quot;;[$rcl_cross_stats.A411];&quot;:&quot;;[$rcl_cross_stats.C411];&quot;:&quot;;[$rcl_cross_stats.C411])" office:value-type="string" office:string-value="2352101:2352101:1.338:1.338" calcext:value-type="string">
            <text:p>2352101:2352101:1.338:1.338</text:p>
          </table:table-cell>
          <table:table-cell table:number-columns-repeated="1023"/>
        </table:table-row>
        <table:table-row table:style-name="ro1">
          <table:table-cell table:formula="of:=CONCATENATE([$rcl_cross_stats.A412];&quot;:&quot;;[$rcl_cross_stats.A412];&quot;:&quot;;[$rcl_cross_stats.C412];&quot;:&quot;;[$rcl_cross_stats.C412])" office:value-type="string" office:string-value="2352102:2352102:1.338:1.338" calcext:value-type="string">
            <text:p>2352102:2352102:1.338:1.338</text:p>
          </table:table-cell>
          <table:table-cell table:number-columns-repeated="1023"/>
        </table:table-row>
        <table:table-row table:style-name="ro1">
          <table:table-cell table:formula="of:=CONCATENATE([$rcl_cross_stats.A413];&quot;:&quot;;[$rcl_cross_stats.A413];&quot;:&quot;;[$rcl_cross_stats.C413];&quot;:&quot;;[$rcl_cross_stats.C413])" office:value-type="string" office:string-value="2352103:2352103:1.338:1.338" calcext:value-type="string">
            <text:p>2352103:2352103:1.338:1.338</text:p>
          </table:table-cell>
          <table:table-cell table:number-columns-repeated="1023"/>
        </table:table-row>
        <table:table-row table:style-name="ro1">
          <table:table-cell table:formula="of:=CONCATENATE([$rcl_cross_stats.A414];&quot;:&quot;;[$rcl_cross_stats.A414];&quot;:&quot;;[$rcl_cross_stats.C414];&quot;:&quot;;[$rcl_cross_stats.C414])" office:value-type="string" office:string-value="2352201:2352201:1.338:1.338" calcext:value-type="string">
            <text:p>2352201:2352201:1.338:1.338</text:p>
          </table:table-cell>
          <table:table-cell table:number-columns-repeated="1023"/>
        </table:table-row>
        <table:table-row table:style-name="ro1">
          <table:table-cell table:formula="of:=CONCATENATE([$rcl_cross_stats.A415];&quot;:&quot;;[$rcl_cross_stats.A415];&quot;:&quot;;[$rcl_cross_stats.C415];&quot;:&quot;;[$rcl_cross_stats.C415])" office:value-type="string" office:string-value="2352202:2352202:1.338:1.338" calcext:value-type="string">
            <text:p>2352202:2352202:1.338:1.338</text:p>
          </table:table-cell>
          <table:table-cell table:number-columns-repeated="1023"/>
        </table:table-row>
        <table:table-row table:style-name="ro1">
          <table:table-cell table:formula="of:=CONCATENATE([$rcl_cross_stats.A416];&quot;:&quot;;[$rcl_cross_stats.A416];&quot;:&quot;;[$rcl_cross_stats.C416];&quot;:&quot;;[$rcl_cross_stats.C416])" office:value-type="string" office:string-value="2352203:2352203:1.338:1.338" calcext:value-type="string">
            <text:p>2352203:2352203:1.338:1.338</text:p>
          </table:table-cell>
          <table:table-cell table:number-columns-repeated="1023"/>
        </table:table-row>
        <table:table-row table:style-name="ro1">
          <table:table-cell table:formula="of:=CONCATENATE([$rcl_cross_stats.A417];&quot;:&quot;;[$rcl_cross_stats.A417];&quot;:&quot;;[$rcl_cross_stats.C417];&quot;:&quot;;[$rcl_cross_stats.C417])" office:value-type="string" office:string-value="2353101:2353101:1.338:1.338" calcext:value-type="string">
            <text:p>2353101:2353101:1.338:1.338</text:p>
          </table:table-cell>
          <table:table-cell table:number-columns-repeated="1023"/>
        </table:table-row>
        <table:table-row table:style-name="ro1">
          <table:table-cell table:formula="of:=CONCATENATE([$rcl_cross_stats.A418];&quot;:&quot;;[$rcl_cross_stats.A418];&quot;:&quot;;[$rcl_cross_stats.C418];&quot;:&quot;;[$rcl_cross_stats.C418])" office:value-type="string" office:string-value="2353102:2353102:1.338:1.338" calcext:value-type="string">
            <text:p>2353102:2353102:1.338:1.338</text:p>
          </table:table-cell>
          <table:table-cell table:number-columns-repeated="1023"/>
        </table:table-row>
        <table:table-row table:style-name="ro1">
          <table:table-cell table:formula="of:=CONCATENATE([$rcl_cross_stats.A419];&quot;:&quot;;[$rcl_cross_stats.A419];&quot;:&quot;;[$rcl_cross_stats.C419];&quot;:&quot;;[$rcl_cross_stats.C419])" office:value-type="string" office:string-value="3121101:3121101:0.264:0.264" calcext:value-type="string">
            <text:p>3121101:3121101:0.264:0.264</text:p>
          </table:table-cell>
          <table:table-cell table:number-columns-repeated="1023"/>
        </table:table-row>
        <table:table-row table:style-name="ro1">
          <table:table-cell table:formula="of:=CONCATENATE([$rcl_cross_stats.A420];&quot;:&quot;;[$rcl_cross_stats.A420];&quot;:&quot;;[$rcl_cross_stats.C420];&quot;:&quot;;[$rcl_cross_stats.C420])" office:value-type="string" office:string-value="3121102:3121102:0.264:0.264" calcext:value-type="string">
            <text:p>3121102:3121102:0.264:0.264</text:p>
          </table:table-cell>
          <table:table-cell table:number-columns-repeated="1023"/>
        </table:table-row>
        <table:table-row table:style-name="ro1">
          <table:table-cell table:formula="of:=CONCATENATE([$rcl_cross_stats.A421];&quot;:&quot;;[$rcl_cross_stats.A421];&quot;:&quot;;[$rcl_cross_stats.C421];&quot;:&quot;;[$rcl_cross_stats.C421])" office:value-type="string" office:string-value="3121103:3121103:0.264:0.264" calcext:value-type="string">
            <text:p>3121103:3121103:0.264:0.264</text:p>
          </table:table-cell>
          <table:table-cell table:number-columns-repeated="1023"/>
        </table:table-row>
        <table:table-row table:style-name="ro1">
          <table:table-cell table:formula="of:=CONCATENATE([$rcl_cross_stats.A422];&quot;:&quot;;[$rcl_cross_stats.A422];&quot;:&quot;;[$rcl_cross_stats.C422];&quot;:&quot;;[$rcl_cross_stats.C422])" office:value-type="string" office:string-value="3121201:3121201:0.203:0.203" calcext:value-type="string">
            <text:p>3121201:3121201:0.203:0.203</text:p>
          </table:table-cell>
          <table:table-cell table:number-columns-repeated="1023"/>
        </table:table-row>
        <table:table-row table:style-name="ro1">
          <table:table-cell table:formula="of:=CONCATENATE([$rcl_cross_stats.A423];&quot;:&quot;;[$rcl_cross_stats.A423];&quot;:&quot;;[$rcl_cross_stats.C423];&quot;:&quot;;[$rcl_cross_stats.C423])" office:value-type="string" office:string-value="3121202:3121202:0.203:0.203" calcext:value-type="string">
            <text:p>3121202:3121202:0.203:0.203</text:p>
          </table:table-cell>
          <table:table-cell table:number-columns-repeated="1023"/>
        </table:table-row>
        <table:table-row table:style-name="ro1">
          <table:table-cell table:formula="of:=CONCATENATE([$rcl_cross_stats.A424];&quot;:&quot;;[$rcl_cross_stats.A424];&quot;:&quot;;[$rcl_cross_stats.C424];&quot;:&quot;;[$rcl_cross_stats.C424])" office:value-type="string" office:string-value="3121203:3121203:0.203:0.203" calcext:value-type="string">
            <text:p>3121203:3121203:0.203:0.203</text:p>
          </table:table-cell>
          <table:table-cell table:number-columns-repeated="1023"/>
        </table:table-row>
        <table:table-row table:style-name="ro1">
          <table:table-cell table:formula="of:=CONCATENATE([$rcl_cross_stats.A425];&quot;:&quot;;[$rcl_cross_stats.A425];&quot;:&quot;;[$rcl_cross_stats.C425];&quot;:&quot;;[$rcl_cross_stats.C425])" office:value-type="string" office:string-value="3122101:3122101:0.19:0.19" calcext:value-type="string">
            <text:p>3122101:3122101:0.19:0.19</text:p>
          </table:table-cell>
          <table:table-cell table:number-columns-repeated="1023"/>
        </table:table-row>
        <table:table-row table:style-name="ro1">
          <table:table-cell table:formula="of:=CONCATENATE([$rcl_cross_stats.A426];&quot;:&quot;;[$rcl_cross_stats.A426];&quot;:&quot;;[$rcl_cross_stats.C426];&quot;:&quot;;[$rcl_cross_stats.C426])" office:value-type="string" office:string-value="3122102:3122102:0.19:0.19" calcext:value-type="string">
            <text:p>3122102:3122102:0.19:0.19</text:p>
          </table:table-cell>
          <table:table-cell table:number-columns-repeated="1023"/>
        </table:table-row>
        <table:table-row table:style-name="ro1">
          <table:table-cell table:formula="of:=CONCATENATE([$rcl_cross_stats.A427];&quot;:&quot;;[$rcl_cross_stats.A427];&quot;:&quot;;[$rcl_cross_stats.C427];&quot;:&quot;;[$rcl_cross_stats.C427])" office:value-type="string" office:string-value="3122103:3122103:0.19:0.19" calcext:value-type="string">
            <text:p>3122103:3122103:0.19:0.19</text:p>
          </table:table-cell>
          <table:table-cell table:number-columns-repeated="1023"/>
        </table:table-row>
        <table:table-row table:style-name="ro1">
          <table:table-cell table:formula="of:=CONCATENATE([$rcl_cross_stats.A428];&quot;:&quot;;[$rcl_cross_stats.A428];&quot;:&quot;;[$rcl_cross_stats.C428];&quot;:&quot;;[$rcl_cross_stats.C428])" office:value-type="string" office:string-value="3122201:3122201:0.19:0.19" calcext:value-type="string">
            <text:p>3122201:3122201:0.19:0.19</text:p>
          </table:table-cell>
          <table:table-cell table:number-columns-repeated="1023"/>
        </table:table-row>
        <table:table-row table:style-name="ro1">
          <table:table-cell table:formula="of:=CONCATENATE([$rcl_cross_stats.A429];&quot;:&quot;;[$rcl_cross_stats.A429];&quot;:&quot;;[$rcl_cross_stats.C429];&quot;:&quot;;[$rcl_cross_stats.C429])" office:value-type="string" office:string-value="3122202:3122202:0.19:0.19" calcext:value-type="string">
            <text:p>3122202:3122202:0.19:0.19</text:p>
          </table:table-cell>
          <table:table-cell table:number-columns-repeated="1023"/>
        </table:table-row>
        <table:table-row table:style-name="ro1">
          <table:table-cell table:formula="of:=CONCATENATE([$rcl_cross_stats.A430];&quot;:&quot;;[$rcl_cross_stats.A430];&quot;:&quot;;[$rcl_cross_stats.C430];&quot;:&quot;;[$rcl_cross_stats.C430])" office:value-type="string" office:string-value="3122203:3122203:0.19:0.19" calcext:value-type="string">
            <text:p>3122203:3122203:0.19:0.19</text:p>
          </table:table-cell>
          <table:table-cell table:number-columns-repeated="1023"/>
        </table:table-row>
        <table:table-row table:style-name="ro1">
          <table:table-cell table:formula="of:=CONCATENATE([$rcl_cross_stats.A431];&quot;:&quot;;[$rcl_cross_stats.A431];&quot;:&quot;;[$rcl_cross_stats.C431];&quot;:&quot;;[$rcl_cross_stats.C431])" office:value-type="string" office:string-value="3123101:3123101:0.338:0.338" calcext:value-type="string">
            <text:p>3123101:3123101:0.338:0.338</text:p>
          </table:table-cell>
          <table:table-cell table:number-columns-repeated="1023"/>
        </table:table-row>
        <table:table-row table:style-name="ro1">
          <table:table-cell table:formula="of:=CONCATENATE([$rcl_cross_stats.A432];&quot;:&quot;;[$rcl_cross_stats.A432];&quot;:&quot;;[$rcl_cross_stats.C432];&quot;:&quot;;[$rcl_cross_stats.C432])" office:value-type="string" office:string-value="3123102:3123102:0.338:0.338" calcext:value-type="string">
            <text:p>3123102:3123102:0.338:0.338</text:p>
          </table:table-cell>
          <table:table-cell table:number-columns-repeated="1023"/>
        </table:table-row>
        <table:table-row table:style-name="ro1">
          <table:table-cell table:formula="of:=CONCATENATE([$rcl_cross_stats.A433];&quot;:&quot;;[$rcl_cross_stats.A433];&quot;:&quot;;[$rcl_cross_stats.C433];&quot;:&quot;;[$rcl_cross_stats.C433])" office:value-type="string" office:string-value="3123103:3123103:0.338:0.338" calcext:value-type="string">
            <text:p>3123103:3123103:0.338:0.338</text:p>
          </table:table-cell>
          <table:table-cell table:number-columns-repeated="1023"/>
        </table:table-row>
        <table:table-row table:style-name="ro1">
          <table:table-cell table:formula="of:=CONCATENATE([$rcl_cross_stats.A434];&quot;:&quot;;[$rcl_cross_stats.A434];&quot;:&quot;;[$rcl_cross_stats.C434];&quot;:&quot;;[$rcl_cross_stats.C434])" office:value-type="string" office:string-value="3123201:3123201:0.203:0.203" calcext:value-type="string">
            <text:p>3123201:3123201:0.203:0.203</text:p>
          </table:table-cell>
          <table:table-cell table:number-columns-repeated="1023"/>
        </table:table-row>
        <table:table-row table:style-name="ro1">
          <table:table-cell table:formula="of:=CONCATENATE([$rcl_cross_stats.A435];&quot;:&quot;;[$rcl_cross_stats.A435];&quot;:&quot;;[$rcl_cross_stats.C435];&quot;:&quot;;[$rcl_cross_stats.C435])" office:value-type="string" office:string-value="3123202:3123202:0.203:0.203" calcext:value-type="string">
            <text:p>3123202:3123202:0.203:0.203</text:p>
          </table:table-cell>
          <table:table-cell table:number-columns-repeated="1023"/>
        </table:table-row>
        <table:table-row table:style-name="ro1">
          <table:table-cell table:formula="of:=CONCATENATE([$rcl_cross_stats.A436];&quot;:&quot;;[$rcl_cross_stats.A436];&quot;:&quot;;[$rcl_cross_stats.C436];&quot;:&quot;;[$rcl_cross_stats.C436])" office:value-type="string" office:string-value="3123203:3123203:0.203:0.203" calcext:value-type="string">
            <text:p>3123203:3123203:0.203:0.203</text:p>
          </table:table-cell>
          <table:table-cell table:number-columns-repeated="1023"/>
        </table:table-row>
        <table:table-row table:style-name="ro1">
          <table:table-cell table:formula="of:=CONCATENATE([$rcl_cross_stats.A437];&quot;:&quot;;[$rcl_cross_stats.A437];&quot;:&quot;;[$rcl_cross_stats.C437];&quot;:&quot;;[$rcl_cross_stats.C437])" office:value-type="string" office:string-value="3141101:3141101:0.182:0.182" calcext:value-type="string">
            <text:p>3141101:3141101:0.182:0.182</text:p>
          </table:table-cell>
          <table:table-cell table:number-columns-repeated="1023"/>
        </table:table-row>
        <table:table-row table:style-name="ro1">
          <table:table-cell table:formula="of:=CONCATENATE([$rcl_cross_stats.A438];&quot;:&quot;;[$rcl_cross_stats.A438];&quot;:&quot;;[$rcl_cross_stats.C438];&quot;:&quot;;[$rcl_cross_stats.C438])" office:value-type="string" office:string-value="3141102:3141102:0.182:0.182" calcext:value-type="string">
            <text:p>3141102:3141102:0.182:0.182</text:p>
          </table:table-cell>
          <table:table-cell table:number-columns-repeated="1023"/>
        </table:table-row>
        <table:table-row table:style-name="ro1">
          <table:table-cell table:formula="of:=CONCATENATE([$rcl_cross_stats.A439];&quot;:&quot;;[$rcl_cross_stats.A439];&quot;:&quot;;[$rcl_cross_stats.C439];&quot;:&quot;;[$rcl_cross_stats.C439])" office:value-type="string" office:string-value="3141103:3141103:0.182:0.182" calcext:value-type="string">
            <text:p>3141103:3141103:0.182:0.182</text:p>
          </table:table-cell>
          <table:table-cell table:number-columns-repeated="1023"/>
        </table:table-row>
        <table:table-row table:style-name="ro1">
          <table:table-cell table:formula="of:=CONCATENATE([$rcl_cross_stats.A440];&quot;:&quot;;[$rcl_cross_stats.A440];&quot;:&quot;;[$rcl_cross_stats.C440];&quot;:&quot;;[$rcl_cross_stats.C440])" office:value-type="string" office:string-value="3141111:3141111:0.182:0.182" calcext:value-type="string">
            <text:p>3141111:3141111:0.182:0.182</text:p>
          </table:table-cell>
          <table:table-cell table:number-columns-repeated="1023"/>
        </table:table-row>
        <table:table-row table:style-name="ro1">
          <table:table-cell table:formula="of:=CONCATENATE([$rcl_cross_stats.A441];&quot;:&quot;;[$rcl_cross_stats.A441];&quot;:&quot;;[$rcl_cross_stats.C441];&quot;:&quot;;[$rcl_cross_stats.C441])" office:value-type="string" office:string-value="3141112:3141112:0.182:0.182" calcext:value-type="string">
            <text:p>3141112:3141112:0.182:0.182</text:p>
          </table:table-cell>
          <table:table-cell table:number-columns-repeated="1023"/>
        </table:table-row>
        <table:table-row table:style-name="ro1">
          <table:table-cell table:formula="of:=CONCATENATE([$rcl_cross_stats.A442];&quot;:&quot;;[$rcl_cross_stats.A442];&quot;:&quot;;[$rcl_cross_stats.C442];&quot;:&quot;;[$rcl_cross_stats.C442])" office:value-type="string" office:string-value="3141113:3141113:0.182:0.182" calcext:value-type="string">
            <text:p>3141113:3141113:0.182:0.182</text:p>
          </table:table-cell>
          <table:table-cell table:number-columns-repeated="1023"/>
        </table:table-row>
        <table:table-row table:style-name="ro1">
          <table:table-cell table:formula="of:=CONCATENATE([$rcl_cross_stats.A443];&quot;:&quot;;[$rcl_cross_stats.A443];&quot;:&quot;;[$rcl_cross_stats.C443];&quot;:&quot;;[$rcl_cross_stats.C443])" office:value-type="string" office:string-value="3141201:3141201:0.206:0.206" calcext:value-type="string">
            <text:p>3141201:3141201:0.206:0.206</text:p>
          </table:table-cell>
          <table:table-cell table:number-columns-repeated="1023"/>
        </table:table-row>
        <table:table-row table:style-name="ro1">
          <table:table-cell table:formula="of:=CONCATENATE([$rcl_cross_stats.A444];&quot;:&quot;;[$rcl_cross_stats.A444];&quot;:&quot;;[$rcl_cross_stats.C444];&quot;:&quot;;[$rcl_cross_stats.C444])" office:value-type="string" office:string-value="3141202:3141202:0.206:0.206" calcext:value-type="string">
            <text:p>3141202:3141202:0.206:0.206</text:p>
          </table:table-cell>
          <table:table-cell table:number-columns-repeated="1023"/>
        </table:table-row>
        <table:table-row table:style-name="ro1">
          <table:table-cell table:formula="of:=CONCATENATE([$rcl_cross_stats.A445];&quot;:&quot;;[$rcl_cross_stats.A445];&quot;:&quot;;[$rcl_cross_stats.C445];&quot;:&quot;;[$rcl_cross_stats.C445])" office:value-type="string" office:string-value="3141203:3141203:0.206:0.206" calcext:value-type="string">
            <text:p>3141203:3141203:0.206:0.206</text:p>
          </table:table-cell>
          <table:table-cell table:number-columns-repeated="1023"/>
        </table:table-row>
        <table:table-row table:style-name="ro1">
          <table:table-cell table:formula="of:=CONCATENATE([$rcl_cross_stats.A446];&quot;:&quot;;[$rcl_cross_stats.A446];&quot;:&quot;;[$rcl_cross_stats.C446];&quot;:&quot;;[$rcl_cross_stats.C446])" office:value-type="string" office:string-value="3141211:3141211:0.206:0.206" calcext:value-type="string">
            <text:p>3141211:3141211:0.206:0.206</text:p>
          </table:table-cell>
          <table:table-cell table:number-columns-repeated="1023"/>
        </table:table-row>
        <table:table-row table:style-name="ro1">
          <table:table-cell table:formula="of:=CONCATENATE([$rcl_cross_stats.A447];&quot;:&quot;;[$rcl_cross_stats.A447];&quot;:&quot;;[$rcl_cross_stats.C447];&quot;:&quot;;[$rcl_cross_stats.C447])" office:value-type="string" office:string-value="3141212:3141212:0.206:0.206" calcext:value-type="string">
            <text:p>3141212:3141212:0.206:0.206</text:p>
          </table:table-cell>
          <table:table-cell table:number-columns-repeated="1023"/>
        </table:table-row>
        <table:table-row table:style-name="ro1">
          <table:table-cell table:formula="of:=CONCATENATE([$rcl_cross_stats.A448];&quot;:&quot;;[$rcl_cross_stats.A448];&quot;:&quot;;[$rcl_cross_stats.C448];&quot;:&quot;;[$rcl_cross_stats.C448])" office:value-type="string" office:string-value="3141213:3141213:0.206:0.206" calcext:value-type="string">
            <text:p>3141213:3141213:0.206:0.206</text:p>
          </table:table-cell>
          <table:table-cell table:number-columns-repeated="1023"/>
        </table:table-row>
        <table:table-row table:style-name="ro1">
          <table:table-cell table:formula="of:=CONCATENATE([$rcl_cross_stats.A449];&quot;:&quot;;[$rcl_cross_stats.A449];&quot;:&quot;;[$rcl_cross_stats.C449];&quot;:&quot;;[$rcl_cross_stats.C449])" office:value-type="string" office:string-value="3142101:3142101:0.172:0.172" calcext:value-type="string">
            <text:p>3142101:3142101:0.172:0.172</text:p>
          </table:table-cell>
          <table:table-cell table:number-columns-repeated="1023"/>
        </table:table-row>
        <table:table-row table:style-name="ro1">
          <table:table-cell table:formula="of:=CONCATENATE([$rcl_cross_stats.A450];&quot;:&quot;;[$rcl_cross_stats.A450];&quot;:&quot;;[$rcl_cross_stats.C450];&quot;:&quot;;[$rcl_cross_stats.C450])" office:value-type="string" office:string-value="3142102:3142102:0.172:0.172" calcext:value-type="string">
            <text:p>3142102:3142102:0.172:0.172</text:p>
          </table:table-cell>
          <table:table-cell table:number-columns-repeated="1023"/>
        </table:table-row>
        <table:table-row table:style-name="ro1">
          <table:table-cell table:formula="of:=CONCATENATE([$rcl_cross_stats.A451];&quot;:&quot;;[$rcl_cross_stats.A451];&quot;:&quot;;[$rcl_cross_stats.C451];&quot;:&quot;;[$rcl_cross_stats.C451])" office:value-type="string" office:string-value="3142103:3142103:0.172:0.172" calcext:value-type="string">
            <text:p>3142103:3142103:0.172:0.172</text:p>
          </table:table-cell>
          <table:table-cell table:number-columns-repeated="1023"/>
        </table:table-row>
        <table:table-row table:style-name="ro1">
          <table:table-cell table:formula="of:=CONCATENATE([$rcl_cross_stats.A452];&quot;:&quot;;[$rcl_cross_stats.A452];&quot;:&quot;;[$rcl_cross_stats.C452];&quot;:&quot;;[$rcl_cross_stats.C452])" office:value-type="string" office:string-value="3142111:3142111:0.172:0.172" calcext:value-type="string">
            <text:p>3142111:3142111:0.172:0.172</text:p>
          </table:table-cell>
          <table:table-cell table:number-columns-repeated="1023"/>
        </table:table-row>
        <table:table-row table:style-name="ro1">
          <table:table-cell table:formula="of:=CONCATENATE([$rcl_cross_stats.A453];&quot;:&quot;;[$rcl_cross_stats.A453];&quot;:&quot;;[$rcl_cross_stats.C453];&quot;:&quot;;[$rcl_cross_stats.C453])" office:value-type="string" office:string-value="3142112:3142112:0.172:0.172" calcext:value-type="string">
            <text:p>3142112:3142112:0.172:0.172</text:p>
          </table:table-cell>
          <table:table-cell table:number-columns-repeated="1023"/>
        </table:table-row>
        <table:table-row table:style-name="ro1">
          <table:table-cell table:formula="of:=CONCATENATE([$rcl_cross_stats.A454];&quot;:&quot;;[$rcl_cross_stats.A454];&quot;:&quot;;[$rcl_cross_stats.C454];&quot;:&quot;;[$rcl_cross_stats.C454])" office:value-type="string" office:string-value="3142113:3142113:0.172:0.172" calcext:value-type="string">
            <text:p>3142113:3142113:0.172:0.172</text:p>
          </table:table-cell>
          <table:table-cell table:number-columns-repeated="1023"/>
        </table:table-row>
        <table:table-row table:style-name="ro1">
          <table:table-cell table:formula="of:=CONCATENATE([$rcl_cross_stats.A455];&quot;:&quot;;[$rcl_cross_stats.A455];&quot;:&quot;;[$rcl_cross_stats.C455];&quot;:&quot;;[$rcl_cross_stats.C455])" office:value-type="string" office:string-value="3142201:3142201:0.172:0.172" calcext:value-type="string">
            <text:p>3142201:3142201:0.172:0.172</text:p>
          </table:table-cell>
          <table:table-cell table:number-columns-repeated="1023"/>
        </table:table-row>
        <table:table-row table:style-name="ro1">
          <table:table-cell table:formula="of:=CONCATENATE([$rcl_cross_stats.A456];&quot;:&quot;;[$rcl_cross_stats.A456];&quot;:&quot;;[$rcl_cross_stats.C456];&quot;:&quot;;[$rcl_cross_stats.C456])" office:value-type="string" office:string-value="3142202:3142202:0.172:0.172" calcext:value-type="string">
            <text:p>3142202:3142202:0.172:0.172</text:p>
          </table:table-cell>
          <table:table-cell table:number-columns-repeated="1023"/>
        </table:table-row>
        <table:table-row table:style-name="ro1">
          <table:table-cell table:formula="of:=CONCATENATE([$rcl_cross_stats.A457];&quot;:&quot;;[$rcl_cross_stats.A457];&quot;:&quot;;[$rcl_cross_stats.C457];&quot;:&quot;;[$rcl_cross_stats.C457])" office:value-type="string" office:string-value="3142203:3142203:0.172:0.172" calcext:value-type="string">
            <text:p>3142203:3142203:0.172:0.172</text:p>
          </table:table-cell>
          <table:table-cell table:number-columns-repeated="1023"/>
        </table:table-row>
        <table:table-row table:style-name="ro1">
          <table:table-cell table:formula="of:=CONCATENATE([$rcl_cross_stats.A458];&quot;:&quot;;[$rcl_cross_stats.A458];&quot;:&quot;;[$rcl_cross_stats.C458];&quot;:&quot;;[$rcl_cross_stats.C458])" office:value-type="string" office:string-value="3142211:3142211:0.172:0.172" calcext:value-type="string">
            <text:p>3142211:3142211:0.172:0.172</text:p>
          </table:table-cell>
          <table:table-cell table:number-columns-repeated="1023"/>
        </table:table-row>
        <table:table-row table:style-name="ro1">
          <table:table-cell table:formula="of:=CONCATENATE([$rcl_cross_stats.A459];&quot;:&quot;;[$rcl_cross_stats.A459];&quot;:&quot;;[$rcl_cross_stats.C459];&quot;:&quot;;[$rcl_cross_stats.C459])" office:value-type="string" office:string-value="3142212:3142212:0.172:0.172" calcext:value-type="string">
            <text:p>3142212:3142212:0.172:0.172</text:p>
          </table:table-cell>
          <table:table-cell table:number-columns-repeated="1023"/>
        </table:table-row>
        <table:table-row table:style-name="ro1">
          <table:table-cell table:formula="of:=CONCATENATE([$rcl_cross_stats.A460];&quot;:&quot;;[$rcl_cross_stats.A460];&quot;:&quot;;[$rcl_cross_stats.C460];&quot;:&quot;;[$rcl_cross_stats.C460])" office:value-type="string" office:string-value="3142213:3142213:0.172:0.172" calcext:value-type="string">
            <text:p>3142213:3142213:0.172:0.172</text:p>
          </table:table-cell>
          <table:table-cell table:number-columns-repeated="1023"/>
        </table:table-row>
        <table:table-row table:style-name="ro1">
          <table:table-cell table:formula="of:=CONCATENATE([$rcl_cross_stats.A461];&quot;:&quot;;[$rcl_cross_stats.A461];&quot;:&quot;;[$rcl_cross_stats.C461];&quot;:&quot;;[$rcl_cross_stats.C461])" office:value-type="string" office:string-value="3143101:3143101:0.359:0.359" calcext:value-type="string">
            <text:p>3143101:3143101:0.359:0.359</text:p>
          </table:table-cell>
          <table:table-cell table:number-columns-repeated="1023"/>
        </table:table-row>
        <table:table-row table:style-name="ro1">
          <table:table-cell table:formula="of:=CONCATENATE([$rcl_cross_stats.A462];&quot;:&quot;;[$rcl_cross_stats.A462];&quot;:&quot;;[$rcl_cross_stats.C462];&quot;:&quot;;[$rcl_cross_stats.C462])" office:value-type="string" office:string-value="3143102:3143102:0.359:0.359" calcext:value-type="string">
            <text:p>3143102:3143102:0.359:0.359</text:p>
          </table:table-cell>
          <table:table-cell table:number-columns-repeated="1023"/>
        </table:table-row>
        <table:table-row table:style-name="ro1">
          <table:table-cell table:formula="of:=CONCATENATE([$rcl_cross_stats.A463];&quot;:&quot;;[$rcl_cross_stats.A463];&quot;:&quot;;[$rcl_cross_stats.C463];&quot;:&quot;;[$rcl_cross_stats.C463])" office:value-type="string" office:string-value="3143103:3143103:0.359:0.359" calcext:value-type="string">
            <text:p>3143103:3143103:0.359:0.359</text:p>
          </table:table-cell>
          <table:table-cell table:number-columns-repeated="1023"/>
        </table:table-row>
        <table:table-row table:style-name="ro1">
          <table:table-cell table:formula="of:=CONCATENATE([$rcl_cross_stats.A464];&quot;:&quot;;[$rcl_cross_stats.A464];&quot;:&quot;;[$rcl_cross_stats.C464];&quot;:&quot;;[$rcl_cross_stats.C464])" office:value-type="string" office:string-value="3143111:3143111:0.359:0.359" calcext:value-type="string">
            <text:p>3143111:3143111:0.359:0.359</text:p>
          </table:table-cell>
          <table:table-cell table:number-columns-repeated="1023"/>
        </table:table-row>
        <table:table-row table:style-name="ro1">
          <table:table-cell table:formula="of:=CONCATENATE([$rcl_cross_stats.A465];&quot;:&quot;;[$rcl_cross_stats.A465];&quot;:&quot;;[$rcl_cross_stats.C465];&quot;:&quot;;[$rcl_cross_stats.C465])" office:value-type="string" office:string-value="3143112:3143112:0.359:0.359" calcext:value-type="string">
            <text:p>3143112:3143112:0.359:0.359</text:p>
          </table:table-cell>
          <table:table-cell table:number-columns-repeated="1023"/>
        </table:table-row>
        <table:table-row table:style-name="ro1">
          <table:table-cell table:formula="of:=CONCATENATE([$rcl_cross_stats.A466];&quot;:&quot;;[$rcl_cross_stats.A466];&quot;:&quot;;[$rcl_cross_stats.C466];&quot;:&quot;;[$rcl_cross_stats.C466])" office:value-type="string" office:string-value="3143113:3143113:0.359:0.359" calcext:value-type="string">
            <text:p>3143113:3143113:0.359:0.359</text:p>
          </table:table-cell>
          <table:table-cell table:number-columns-repeated="1023"/>
        </table:table-row>
        <table:table-row table:style-name="ro1">
          <table:table-cell table:formula="of:=CONCATENATE([$rcl_cross_stats.A467];&quot;:&quot;;[$rcl_cross_stats.A467];&quot;:&quot;;[$rcl_cross_stats.C467];&quot;:&quot;;[$rcl_cross_stats.C467])" office:value-type="string" office:string-value="3143201:3143201:0.206:0.206" calcext:value-type="string">
            <text:p>3143201:3143201:0.206:0.206</text:p>
          </table:table-cell>
          <table:table-cell table:number-columns-repeated="1023"/>
        </table:table-row>
        <table:table-row table:style-name="ro1">
          <table:table-cell table:formula="of:=CONCATENATE([$rcl_cross_stats.A468];&quot;:&quot;;[$rcl_cross_stats.A468];&quot;:&quot;;[$rcl_cross_stats.C468];&quot;:&quot;;[$rcl_cross_stats.C468])" office:value-type="string" office:string-value="3143202:3143202:0.206:0.206" calcext:value-type="string">
            <text:p>3143202:3143202:0.206:0.206</text:p>
          </table:table-cell>
          <table:table-cell table:number-columns-repeated="1023"/>
        </table:table-row>
        <table:table-row table:style-name="ro1">
          <table:table-cell table:formula="of:=CONCATENATE([$rcl_cross_stats.A469];&quot;:&quot;;[$rcl_cross_stats.A469];&quot;:&quot;;[$rcl_cross_stats.C469];&quot;:&quot;;[$rcl_cross_stats.C469])" office:value-type="string" office:string-value="3143203:3143203:0.206:0.206" calcext:value-type="string">
            <text:p>3143203:3143203:0.206:0.206</text:p>
          </table:table-cell>
          <table:table-cell table:number-columns-repeated="1023"/>
        </table:table-row>
        <table:table-row table:style-name="ro1">
          <table:table-cell table:formula="of:=CONCATENATE([$rcl_cross_stats.A470];&quot;:&quot;;[$rcl_cross_stats.A470];&quot;:&quot;;[$rcl_cross_stats.C470];&quot;:&quot;;[$rcl_cross_stats.C470])" office:value-type="string" office:string-value="3143211:3143211:0.206:0.206" calcext:value-type="string">
            <text:p>3143211:3143211:0.206:0.206</text:p>
          </table:table-cell>
          <table:table-cell table:number-columns-repeated="1023"/>
        </table:table-row>
        <table:table-row table:style-name="ro1">
          <table:table-cell table:formula="of:=CONCATENATE([$rcl_cross_stats.A471];&quot;:&quot;;[$rcl_cross_stats.A471];&quot;:&quot;;[$rcl_cross_stats.C471];&quot;:&quot;;[$rcl_cross_stats.C471])" office:value-type="string" office:string-value="3143212:3143212:0.206:0.206" calcext:value-type="string">
            <text:p>3143212:3143212:0.206:0.206</text:p>
          </table:table-cell>
          <table:table-cell table:number-columns-repeated="1023"/>
        </table:table-row>
        <table:table-row table:style-name="ro1">
          <table:table-cell table:formula="of:=CONCATENATE([$rcl_cross_stats.A472];&quot;:&quot;;[$rcl_cross_stats.A472];&quot;:&quot;;[$rcl_cross_stats.C472];&quot;:&quot;;[$rcl_cross_stats.C472])" office:value-type="string" office:string-value="3143213:3143213:0.206:0.206" calcext:value-type="string">
            <text:p>3143213:3143213:0.206:0.206</text:p>
          </table:table-cell>
          <table:table-cell table:number-columns-repeated="1023"/>
        </table:table-row>
        <table:table-row table:style-name="ro1">
          <table:table-cell table:formula="of:=CONCATENATE([$rcl_cross_stats.A473];&quot;:&quot;;[$rcl_cross_stats.A473];&quot;:&quot;;[$rcl_cross_stats.C473];&quot;:&quot;;[$rcl_cross_stats.C473])" office:value-type="string" office:string-value="3151101:3151101:0.313:0.313" calcext:value-type="string">
            <text:p>3151101:3151101:0.313:0.313</text:p>
          </table:table-cell>
          <table:table-cell table:number-columns-repeated="1023"/>
        </table:table-row>
        <table:table-row table:style-name="ro1">
          <table:table-cell table:formula="of:=CONCATENATE([$rcl_cross_stats.A474];&quot;:&quot;;[$rcl_cross_stats.A474];&quot;:&quot;;[$rcl_cross_stats.C474];&quot;:&quot;;[$rcl_cross_stats.C474])" office:value-type="string" office:string-value="3151102:3151102:0.313:0.313" calcext:value-type="string">
            <text:p>3151102:3151102:0.313:0.313</text:p>
          </table:table-cell>
          <table:table-cell table:number-columns-repeated="1023"/>
        </table:table-row>
        <table:table-row table:style-name="ro1">
          <table:table-cell table:formula="of:=CONCATENATE([$rcl_cross_stats.A475];&quot;:&quot;;[$rcl_cross_stats.A475];&quot;:&quot;;[$rcl_cross_stats.C475];&quot;:&quot;;[$rcl_cross_stats.C475])" office:value-type="string" office:string-value="3151103:3151103:0.313:0.313" calcext:value-type="string">
            <text:p>3151103:3151103:0.313:0.313</text:p>
          </table:table-cell>
          <table:table-cell table:number-columns-repeated="1023"/>
        </table:table-row>
        <table:table-row table:style-name="ro1">
          <table:table-cell table:formula="of:=CONCATENATE([$rcl_cross_stats.A476];&quot;:&quot;;[$rcl_cross_stats.A476];&quot;:&quot;;[$rcl_cross_stats.C476];&quot;:&quot;;[$rcl_cross_stats.C476])" office:value-type="string" office:string-value="3151201:3151201:0.188:0.188" calcext:value-type="string">
            <text:p>3151201:3151201:0.188:0.188</text:p>
          </table:table-cell>
          <table:table-cell table:number-columns-repeated="1023"/>
        </table:table-row>
        <table:table-row table:style-name="ro1">
          <table:table-cell table:formula="of:=CONCATENATE([$rcl_cross_stats.A477];&quot;:&quot;;[$rcl_cross_stats.A477];&quot;:&quot;;[$rcl_cross_stats.C477];&quot;:&quot;;[$rcl_cross_stats.C477])" office:value-type="string" office:string-value="3151202:3151202:0.188:0.188" calcext:value-type="string">
            <text:p>3151202:3151202:0.188:0.188</text:p>
          </table:table-cell>
          <table:table-cell table:number-columns-repeated="1023"/>
        </table:table-row>
        <table:table-row table:style-name="ro1">
          <table:table-cell table:formula="of:=CONCATENATE([$rcl_cross_stats.A478];&quot;:&quot;;[$rcl_cross_stats.A478];&quot;:&quot;;[$rcl_cross_stats.C478];&quot;:&quot;;[$rcl_cross_stats.C478])" office:value-type="string" office:string-value="3151203:3151203:0.188:0.188" calcext:value-type="string">
            <text:p>3151203:3151203:0.188:0.188</text:p>
          </table:table-cell>
          <table:table-cell table:number-columns-repeated="1023"/>
        </table:table-row>
        <table:table-row table:style-name="ro1">
          <table:table-cell table:formula="of:=CONCATENATE([$rcl_cross_stats.A479];&quot;:&quot;;[$rcl_cross_stats.A479];&quot;:&quot;;[$rcl_cross_stats.C479];&quot;:&quot;;[$rcl_cross_stats.C479])" office:value-type="string" office:string-value="3152101:3152101:0.313:0.313" calcext:value-type="string">
            <text:p>3152101:3152101:0.313:0.313</text:p>
          </table:table-cell>
          <table:table-cell table:number-columns-repeated="1023"/>
        </table:table-row>
        <table:table-row table:style-name="ro1">
          <table:table-cell table:formula="of:=CONCATENATE([$rcl_cross_stats.A480];&quot;:&quot;;[$rcl_cross_stats.A480];&quot;:&quot;;[$rcl_cross_stats.C480];&quot;:&quot;;[$rcl_cross_stats.C480])" office:value-type="string" office:string-value="3152102:3152102:0.313:0.313" calcext:value-type="string">
            <text:p>3152102:3152102:0.313:0.313</text:p>
          </table:table-cell>
          <table:table-cell table:number-columns-repeated="1023"/>
        </table:table-row>
        <table:table-row table:style-name="ro1">
          <table:table-cell table:formula="of:=CONCATENATE([$rcl_cross_stats.A481];&quot;:&quot;;[$rcl_cross_stats.A481];&quot;:&quot;;[$rcl_cross_stats.C481];&quot;:&quot;;[$rcl_cross_stats.C481])" office:value-type="string" office:string-value="3152103:3152103:0.313:0.313" calcext:value-type="string">
            <text:p>3152103:3152103:0.313:0.313</text:p>
          </table:table-cell>
          <table:table-cell table:number-columns-repeated="1023"/>
        </table:table-row>
        <table:table-row table:style-name="ro1">
          <table:table-cell table:formula="of:=CONCATENATE([$rcl_cross_stats.A482];&quot;:&quot;;[$rcl_cross_stats.A482];&quot;:&quot;;[$rcl_cross_stats.C482];&quot;:&quot;;[$rcl_cross_stats.C482])" office:value-type="string" office:string-value="3152201:3152201:0.188:0.188" calcext:value-type="string">
            <text:p>3152201:3152201:0.188:0.188</text:p>
          </table:table-cell>
          <table:table-cell table:number-columns-repeated="1023"/>
        </table:table-row>
        <table:table-row table:style-name="ro1">
          <table:table-cell table:formula="of:=CONCATENATE([$rcl_cross_stats.A483];&quot;:&quot;;[$rcl_cross_stats.A483];&quot;:&quot;;[$rcl_cross_stats.C483];&quot;:&quot;;[$rcl_cross_stats.C483])" office:value-type="string" office:string-value="3152202:3152202:0.188:0.188" calcext:value-type="string">
            <text:p>3152202:3152202:0.188:0.188</text:p>
          </table:table-cell>
          <table:table-cell table:number-columns-repeated="1023"/>
        </table:table-row>
        <table:table-row table:style-name="ro1">
          <table:table-cell table:formula="of:=CONCATENATE([$rcl_cross_stats.A484];&quot;:&quot;;[$rcl_cross_stats.A484];&quot;:&quot;;[$rcl_cross_stats.C484];&quot;:&quot;;[$rcl_cross_stats.C484])" office:value-type="string" office:string-value="3152203:3152203:0.188:0.188" calcext:value-type="string">
            <text:p>3152203:3152203:0.188:0.188</text:p>
          </table:table-cell>
          <table:table-cell table:number-columns-repeated="1023"/>
        </table:table-row>
        <table:table-row table:style-name="ro1">
          <table:table-cell table:formula="of:=CONCATENATE([$rcl_cross_stats.A485];&quot;:&quot;;[$rcl_cross_stats.A485];&quot;:&quot;;[$rcl_cross_stats.C485];&quot;:&quot;;[$rcl_cross_stats.C485])" office:value-type="string" office:string-value="3153101:3153101:0.294:0.294" calcext:value-type="string">
            <text:p>3153101:3153101:0.294:0.294</text:p>
          </table:table-cell>
          <table:table-cell table:number-columns-repeated="1023"/>
        </table:table-row>
        <table:table-row table:style-name="ro1">
          <table:table-cell table:formula="of:=CONCATENATE([$rcl_cross_stats.A486];&quot;:&quot;;[$rcl_cross_stats.A486];&quot;:&quot;;[$rcl_cross_stats.C486];&quot;:&quot;;[$rcl_cross_stats.C486])" office:value-type="string" office:string-value="3153102:3153102:0.294:0.294" calcext:value-type="string">
            <text:p>3153102:3153102:0.294:0.294</text:p>
          </table:table-cell>
          <table:table-cell table:number-columns-repeated="1023"/>
        </table:table-row>
        <table:table-row table:style-name="ro1">
          <table:table-cell table:formula="of:=CONCATENATE([$rcl_cross_stats.A487];&quot;:&quot;;[$rcl_cross_stats.A487];&quot;:&quot;;[$rcl_cross_stats.C487];&quot;:&quot;;[$rcl_cross_stats.C487])" office:value-type="string" office:string-value="3153103:3153103:0.294:0.294" calcext:value-type="string">
            <text:p>3153103:3153103:0.294:0.294</text:p>
          </table:table-cell>
          <table:table-cell table:number-columns-repeated="1023"/>
        </table:table-row>
        <table:table-row table:style-name="ro1">
          <table:table-cell table:formula="of:=CONCATENATE([$rcl_cross_stats.A488];&quot;:&quot;;[$rcl_cross_stats.A488];&quot;:&quot;;[$rcl_cross_stats.C488];&quot;:&quot;;[$rcl_cross_stats.C488])" office:value-type="string" office:string-value="3153201:3153201:0.294:0.294" calcext:value-type="string">
            <text:p>3153201:3153201:0.294:0.294</text:p>
          </table:table-cell>
          <table:table-cell table:number-columns-repeated="1023"/>
        </table:table-row>
        <table:table-row table:style-name="ro1">
          <table:table-cell table:formula="of:=CONCATENATE([$rcl_cross_stats.A489];&quot;:&quot;;[$rcl_cross_stats.A489];&quot;:&quot;;[$rcl_cross_stats.C489];&quot;:&quot;;[$rcl_cross_stats.C489])" office:value-type="string" office:string-value="3153202:3153202:0.294:0.294" calcext:value-type="string">
            <text:p>3153202:3153202:0.294:0.294</text:p>
          </table:table-cell>
          <table:table-cell table:number-columns-repeated="1023"/>
        </table:table-row>
        <table:table-row table:style-name="ro1">
          <table:table-cell table:formula="of:=CONCATENATE([$rcl_cross_stats.A490];&quot;:&quot;;[$rcl_cross_stats.A490];&quot;:&quot;;[$rcl_cross_stats.C490];&quot;:&quot;;[$rcl_cross_stats.C490])" office:value-type="string" office:string-value="3153203:3153203:0.294:0.294" calcext:value-type="string">
            <text:p>3153203:3153203:0.294:0.294</text:p>
          </table:table-cell>
          <table:table-cell table:number-columns-repeated="1023"/>
        </table:table-row>
        <table:table-row table:style-name="ro1">
          <table:table-cell table:formula="of:=CONCATENATE([$rcl_cross_stats.A491];&quot;:&quot;;[$rcl_cross_stats.A491];&quot;:&quot;;[$rcl_cross_stats.C491];&quot;:&quot;;[$rcl_cross_stats.C491])" office:value-type="string" office:string-value="3221101:3221101:0.2695:0.2695" calcext:value-type="string">
            <text:p>3221101:3221101:0.2695:0.2695</text:p>
          </table:table-cell>
          <table:table-cell table:number-columns-repeated="1023"/>
        </table:table-row>
        <table:table-row table:style-name="ro1">
          <table:table-cell table:formula="of:=CONCATENATE([$rcl_cross_stats.A492];&quot;:&quot;;[$rcl_cross_stats.A492];&quot;:&quot;;[$rcl_cross_stats.C492];&quot;:&quot;;[$rcl_cross_stats.C492])" office:value-type="string" office:string-value="3221102:3221102:0.2695:0.2695" calcext:value-type="string">
            <text:p>3221102:3221102:0.2695:0.2695</text:p>
          </table:table-cell>
          <table:table-cell table:number-columns-repeated="1023"/>
        </table:table-row>
        <table:table-row table:style-name="ro1">
          <table:table-cell table:formula="of:=CONCATENATE([$rcl_cross_stats.A493];&quot;:&quot;;[$rcl_cross_stats.A493];&quot;:&quot;;[$rcl_cross_stats.C493];&quot;:&quot;;[$rcl_cross_stats.C493])" office:value-type="string" office:string-value="3221103:3221103:0.2695:0.2695" calcext:value-type="string">
            <text:p>3221103:3221103:0.2695:0.2695</text:p>
          </table:table-cell>
          <table:table-cell table:number-columns-repeated="1023"/>
        </table:table-row>
        <table:table-row table:style-name="ro1">
          <table:table-cell table:formula="of:=CONCATENATE([$rcl_cross_stats.A494];&quot;:&quot;;[$rcl_cross_stats.A494];&quot;:&quot;;[$rcl_cross_stats.C494];&quot;:&quot;;[$rcl_cross_stats.C494])" office:value-type="string" office:string-value="3221201:3221201:0.24:0.24" calcext:value-type="string">
            <text:p>3221201:3221201:0.24:0.24</text:p>
          </table:table-cell>
          <table:table-cell table:number-columns-repeated="1023"/>
        </table:table-row>
        <table:table-row table:style-name="ro1">
          <table:table-cell table:formula="of:=CONCATENATE([$rcl_cross_stats.A495];&quot;:&quot;;[$rcl_cross_stats.A495];&quot;:&quot;;[$rcl_cross_stats.C495];&quot;:&quot;;[$rcl_cross_stats.C495])" office:value-type="string" office:string-value="3221202:3221202:0.24:0.24" calcext:value-type="string">
            <text:p>3221202:3221202:0.24:0.24</text:p>
          </table:table-cell>
          <table:table-cell table:number-columns-repeated="1023"/>
        </table:table-row>
        <table:table-row table:style-name="ro1">
          <table:table-cell table:formula="of:=CONCATENATE([$rcl_cross_stats.A496];&quot;:&quot;;[$rcl_cross_stats.A496];&quot;:&quot;;[$rcl_cross_stats.C496];&quot;:&quot;;[$rcl_cross_stats.C496])" office:value-type="string" office:string-value="3221203:3221203:0.24:0.24" calcext:value-type="string">
            <text:p>3221203:3221203:0.24:0.24</text:p>
          </table:table-cell>
          <table:table-cell table:number-columns-repeated="1023"/>
        </table:table-row>
        <table:table-row table:style-name="ro1">
          <table:table-cell table:formula="of:=CONCATENATE([$rcl_cross_stats.A497];&quot;:&quot;;[$rcl_cross_stats.A497];&quot;:&quot;;[$rcl_cross_stats.C497];&quot;:&quot;;[$rcl_cross_stats.C497])" office:value-type="string" office:string-value="3222101:3222101:0.277:0.277" calcext:value-type="string">
            <text:p>3222101:3222101:0.277:0.277</text:p>
          </table:table-cell>
          <table:table-cell table:number-columns-repeated="1023"/>
        </table:table-row>
        <table:table-row table:style-name="ro1">
          <table:table-cell table:formula="of:=CONCATENATE([$rcl_cross_stats.A498];&quot;:&quot;;[$rcl_cross_stats.A498];&quot;:&quot;;[$rcl_cross_stats.C498];&quot;:&quot;;[$rcl_cross_stats.C498])" office:value-type="string" office:string-value="3222102:3222102:0.277:0.277" calcext:value-type="string">
            <text:p>3222102:3222102:0.277:0.277</text:p>
          </table:table-cell>
          <table:table-cell table:number-columns-repeated="1023"/>
        </table:table-row>
        <table:table-row table:style-name="ro1">
          <table:table-cell table:formula="of:=CONCATENATE([$rcl_cross_stats.A499];&quot;:&quot;;[$rcl_cross_stats.A499];&quot;:&quot;;[$rcl_cross_stats.C499];&quot;:&quot;;[$rcl_cross_stats.C499])" office:value-type="string" office:string-value="3222103:3222103:0.277:0.277" calcext:value-type="string">
            <text:p>3222103:3222103:0.277:0.277</text:p>
          </table:table-cell>
          <table:table-cell table:number-columns-repeated="1023"/>
        </table:table-row>
        <table:table-row table:style-name="ro1">
          <table:table-cell table:formula="of:=CONCATENATE([$rcl_cross_stats.A500];&quot;:&quot;;[$rcl_cross_stats.A500];&quot;:&quot;;[$rcl_cross_stats.C500];&quot;:&quot;;[$rcl_cross_stats.C500])" office:value-type="string" office:string-value="3222201:3222201:0.248:0.248" calcext:value-type="string">
            <text:p>3222201:3222201:0.248:0.248</text:p>
          </table:table-cell>
          <table:table-cell table:number-columns-repeated="1023"/>
        </table:table-row>
        <table:table-row table:style-name="ro1">
          <table:table-cell table:formula="of:=CONCATENATE([$rcl_cross_stats.A501];&quot;:&quot;;[$rcl_cross_stats.A501];&quot;:&quot;;[$rcl_cross_stats.C501];&quot;:&quot;;[$rcl_cross_stats.C501])" office:value-type="string" office:string-value="3222202:3222202:0.248:0.248" calcext:value-type="string">
            <text:p>3222202:3222202:0.248:0.248</text:p>
          </table:table-cell>
          <table:table-cell table:number-columns-repeated="1023"/>
        </table:table-row>
        <table:table-row table:style-name="ro1">
          <table:table-cell table:formula="of:=CONCATENATE([$rcl_cross_stats.A502];&quot;:&quot;;[$rcl_cross_stats.A502];&quot;:&quot;;[$rcl_cross_stats.C502];&quot;:&quot;;[$rcl_cross_stats.C502])" office:value-type="string" office:string-value="3222203:3222203:0.248:0.248" calcext:value-type="string">
            <text:p>3222203:3222203:0.248:0.248</text:p>
          </table:table-cell>
          <table:table-cell table:number-columns-repeated="1023"/>
        </table:table-row>
        <table:table-row table:style-name="ro1">
          <table:table-cell table:formula="of:=CONCATENATE([$rcl_cross_stats.A503];&quot;:&quot;;[$rcl_cross_stats.A503];&quot;:&quot;;[$rcl_cross_stats.C503];&quot;:&quot;;[$rcl_cross_stats.C503])" office:value-type="string" office:string-value="3223101:3223101:0.262:0.262" calcext:value-type="string">
            <text:p>3223101:3223101:0.262:0.262</text:p>
          </table:table-cell>
          <table:table-cell table:number-columns-repeated="1023"/>
        </table:table-row>
        <table:table-row table:style-name="ro1">
          <table:table-cell table:formula="of:=CONCATENATE([$rcl_cross_stats.A504];&quot;:&quot;;[$rcl_cross_stats.A504];&quot;:&quot;;[$rcl_cross_stats.C504];&quot;:&quot;;[$rcl_cross_stats.C504])" office:value-type="string" office:string-value="3223102:3223102:0.262:0.262" calcext:value-type="string">
            <text:p>3223102:3223102:0.262:0.262</text:p>
          </table:table-cell>
          <table:table-cell table:number-columns-repeated="1023"/>
        </table:table-row>
        <table:table-row table:style-name="ro1">
          <table:table-cell table:formula="of:=CONCATENATE([$rcl_cross_stats.A505];&quot;:&quot;;[$rcl_cross_stats.A505];&quot;:&quot;;[$rcl_cross_stats.C505];&quot;:&quot;;[$rcl_cross_stats.C505])" office:value-type="string" office:string-value="3223103:3223103:0.262:0.262" calcext:value-type="string">
            <text:p>3223103:3223103:0.262:0.262</text:p>
          </table:table-cell>
          <table:table-cell table:number-columns-repeated="1023"/>
        </table:table-row>
        <table:table-row table:style-name="ro1">
          <table:table-cell table:formula="of:=CONCATENATE([$rcl_cross_stats.A506];&quot;:&quot;;[$rcl_cross_stats.A506];&quot;:&quot;;[$rcl_cross_stats.C506];&quot;:&quot;;[$rcl_cross_stats.C506])" office:value-type="string" office:string-value="3223201:3223201:0.232:0.232" calcext:value-type="string">
            <text:p>3223201:3223201:0.232:0.232</text:p>
          </table:table-cell>
          <table:table-cell table:number-columns-repeated="1023"/>
        </table:table-row>
        <table:table-row table:style-name="ro1">
          <table:table-cell table:formula="of:=CONCATENATE([$rcl_cross_stats.A507];&quot;:&quot;;[$rcl_cross_stats.A507];&quot;:&quot;;[$rcl_cross_stats.C507];&quot;:&quot;;[$rcl_cross_stats.C507])" office:value-type="string" office:string-value="3223202:3223202:0.232:0.232" calcext:value-type="string">
            <text:p>3223202:3223202:0.232:0.232</text:p>
          </table:table-cell>
          <table:table-cell table:number-columns-repeated="1023"/>
        </table:table-row>
        <table:table-row table:style-name="ro1">
          <table:table-cell table:formula="of:=CONCATENATE([$rcl_cross_stats.A508];&quot;:&quot;;[$rcl_cross_stats.A508];&quot;:&quot;;[$rcl_cross_stats.C508];&quot;:&quot;;[$rcl_cross_stats.C508])" office:value-type="string" office:string-value="3223203:3223203:0.232:0.232" calcext:value-type="string">
            <text:p>3223203:3223203:0.232:0.232</text:p>
          </table:table-cell>
          <table:table-cell table:number-columns-repeated="1023"/>
        </table:table-row>
        <table:table-row table:style-name="ro1">
          <table:table-cell table:formula="of:=CONCATENATE([$rcl_cross_stats.A509];&quot;:&quot;;[$rcl_cross_stats.A509];&quot;:&quot;;[$rcl_cross_stats.C509];&quot;:&quot;;[$rcl_cross_stats.C509])" office:value-type="string" office:string-value="3231101:3231101:0.2835:0.2835" calcext:value-type="string">
            <text:p>3231101:3231101:0.2835:0.2835</text:p>
          </table:table-cell>
          <table:table-cell table:number-columns-repeated="1023"/>
        </table:table-row>
        <table:table-row table:style-name="ro1">
          <table:table-cell table:formula="of:=CONCATENATE([$rcl_cross_stats.A510];&quot;:&quot;;[$rcl_cross_stats.A510];&quot;:&quot;;[$rcl_cross_stats.C510];&quot;:&quot;;[$rcl_cross_stats.C510])" office:value-type="string" office:string-value="3231102:3231102:0.2835:0.2835" calcext:value-type="string">
            <text:p>3231102:3231102:0.2835:0.2835</text:p>
          </table:table-cell>
          <table:table-cell table:number-columns-repeated="1023"/>
        </table:table-row>
        <table:table-row table:style-name="ro1">
          <table:table-cell table:formula="of:=CONCATENATE([$rcl_cross_stats.A511];&quot;:&quot;;[$rcl_cross_stats.A511];&quot;:&quot;;[$rcl_cross_stats.C511];&quot;:&quot;;[$rcl_cross_stats.C511])" office:value-type="string" office:string-value="3231103:3231103:0.2835:0.2835" calcext:value-type="string">
            <text:p>3231103:3231103:0.2835:0.2835</text:p>
          </table:table-cell>
          <table:table-cell table:number-columns-repeated="1023"/>
        </table:table-row>
        <table:table-row table:style-name="ro1">
          <table:table-cell table:formula="of:=CONCATENATE([$rcl_cross_stats.A512];&quot;:&quot;;[$rcl_cross_stats.A512];&quot;:&quot;;[$rcl_cross_stats.C512];&quot;:&quot;;[$rcl_cross_stats.C512])" office:value-type="string" office:string-value="3231111:3231111:0.2685:0.2685" calcext:value-type="string">
            <text:p>3231111:3231111:0.2685:0.2685</text:p>
          </table:table-cell>
          <table:table-cell table:number-columns-repeated="1023"/>
        </table:table-row>
        <table:table-row table:style-name="ro1">
          <table:table-cell table:formula="of:=CONCATENATE([$rcl_cross_stats.A513];&quot;:&quot;;[$rcl_cross_stats.A513];&quot;:&quot;;[$rcl_cross_stats.C513];&quot;:&quot;;[$rcl_cross_stats.C513])" office:value-type="string" office:string-value="3231112:3231112:0.2685:0.2685" calcext:value-type="string">
            <text:p>3231112:3231112:0.2685:0.2685</text:p>
          </table:table-cell>
          <table:table-cell table:number-columns-repeated="1023"/>
        </table:table-row>
        <table:table-row table:style-name="ro1">
          <table:table-cell table:formula="of:=CONCATENATE([$rcl_cross_stats.A514];&quot;:&quot;;[$rcl_cross_stats.A514];&quot;:&quot;;[$rcl_cross_stats.C514];&quot;:&quot;;[$rcl_cross_stats.C514])" office:value-type="string" office:string-value="3231113:3231113:0.2685:0.2685" calcext:value-type="string">
            <text:p>3231113:3231113:0.2685:0.2685</text:p>
          </table:table-cell>
          <table:table-cell table:number-columns-repeated="1023"/>
        </table:table-row>
        <table:table-row table:style-name="ro1">
          <table:table-cell table:formula="of:=CONCATENATE([$rcl_cross_stats.A515];&quot;:&quot;;[$rcl_cross_stats.A515];&quot;:&quot;;[$rcl_cross_stats.C515];&quot;:&quot;;[$rcl_cross_stats.C515])" office:value-type="string" office:string-value="3231201:3231201:0.31475:0.31475" calcext:value-type="string">
            <text:p>3231201:3231201:0.31475:0.31475</text:p>
          </table:table-cell>
          <table:table-cell table:number-columns-repeated="1023"/>
        </table:table-row>
        <table:table-row table:style-name="ro1">
          <table:table-cell table:formula="of:=CONCATENATE([$rcl_cross_stats.A516];&quot;:&quot;;[$rcl_cross_stats.A516];&quot;:&quot;;[$rcl_cross_stats.C516];&quot;:&quot;;[$rcl_cross_stats.C516])" office:value-type="string" office:string-value="3231202:3231202:0.31475:0.31475" calcext:value-type="string">
            <text:p>3231202:3231202:0.31475:0.31475</text:p>
          </table:table-cell>
          <table:table-cell table:number-columns-repeated="1023"/>
        </table:table-row>
        <table:table-row table:style-name="ro1">
          <table:table-cell table:formula="of:=CONCATENATE([$rcl_cross_stats.A517];&quot;:&quot;;[$rcl_cross_stats.A517];&quot;:&quot;;[$rcl_cross_stats.C517];&quot;:&quot;;[$rcl_cross_stats.C517])" office:value-type="string" office:string-value="3231203:3231203:0.31475:0.31475" calcext:value-type="string">
            <text:p>3231203:3231203:0.31475:0.31475</text:p>
          </table:table-cell>
          <table:table-cell table:number-columns-repeated="1023"/>
        </table:table-row>
        <table:table-row table:style-name="ro1">
          <table:table-cell table:formula="of:=CONCATENATE([$rcl_cross_stats.A518];&quot;:&quot;;[$rcl_cross_stats.A518];&quot;:&quot;;[$rcl_cross_stats.C518];&quot;:&quot;;[$rcl_cross_stats.C518])" office:value-type="string" office:string-value="3231211:3231211:0.31475:0.31475" calcext:value-type="string">
            <text:p>3231211:3231211:0.31475:0.31475</text:p>
          </table:table-cell>
          <table:table-cell table:number-columns-repeated="1023"/>
        </table:table-row>
        <table:table-row table:style-name="ro1">
          <table:table-cell table:formula="of:=CONCATENATE([$rcl_cross_stats.A519];&quot;:&quot;;[$rcl_cross_stats.A519];&quot;:&quot;;[$rcl_cross_stats.C519];&quot;:&quot;;[$rcl_cross_stats.C519])" office:value-type="string" office:string-value="3231212:3231212:0.31475:0.31475" calcext:value-type="string">
            <text:p>3231212:3231212:0.31475:0.31475</text:p>
          </table:table-cell>
          <table:table-cell table:number-columns-repeated="1023"/>
        </table:table-row>
        <table:table-row table:style-name="ro1">
          <table:table-cell table:formula="of:=CONCATENATE([$rcl_cross_stats.A520];&quot;:&quot;;[$rcl_cross_stats.A520];&quot;:&quot;;[$rcl_cross_stats.C520];&quot;:&quot;;[$rcl_cross_stats.C520])" office:value-type="string" office:string-value="3231213:3231213:0.31475:0.31475" calcext:value-type="string">
            <text:p>3231213:3231213:0.31475:0.31475</text:p>
          </table:table-cell>
          <table:table-cell table:number-columns-repeated="1023"/>
        </table:table-row>
        <table:table-row table:style-name="ro1">
          <table:table-cell table:formula="of:=CONCATENATE([$rcl_cross_stats.A521];&quot;:&quot;;[$rcl_cross_stats.A521];&quot;:&quot;;[$rcl_cross_stats.C521];&quot;:&quot;;[$rcl_cross_stats.C521])" office:value-type="string" office:string-value="3232101:3232101:0.305:0.305" calcext:value-type="string">
            <text:p>3232101:3232101:0.305:0.305</text:p>
          </table:table-cell>
          <table:table-cell table:number-columns-repeated="1023"/>
        </table:table-row>
        <table:table-row table:style-name="ro1">
          <table:table-cell table:formula="of:=CONCATENATE([$rcl_cross_stats.A522];&quot;:&quot;;[$rcl_cross_stats.A522];&quot;:&quot;;[$rcl_cross_stats.C522];&quot;:&quot;;[$rcl_cross_stats.C522])" office:value-type="string" office:string-value="3232102:3232102:0.305:0.305" calcext:value-type="string">
            <text:p>3232102:3232102:0.305:0.305</text:p>
          </table:table-cell>
          <table:table-cell table:number-columns-repeated="1023"/>
        </table:table-row>
        <table:table-row table:style-name="ro1">
          <table:table-cell table:formula="of:=CONCATENATE([$rcl_cross_stats.A523];&quot;:&quot;;[$rcl_cross_stats.A523];&quot;:&quot;;[$rcl_cross_stats.C523];&quot;:&quot;;[$rcl_cross_stats.C523])" office:value-type="string" office:string-value="3232103:3232103:0.305:0.305" calcext:value-type="string">
            <text:p>3232103:3232103:0.305:0.305</text:p>
          </table:table-cell>
          <table:table-cell table:number-columns-repeated="1023"/>
        </table:table-row>
        <table:table-row table:style-name="ro1">
          <table:table-cell table:formula="of:=CONCATENATE([$rcl_cross_stats.A524];&quot;:&quot;;[$rcl_cross_stats.A524];&quot;:&quot;;[$rcl_cross_stats.C524];&quot;:&quot;;[$rcl_cross_stats.C524])" office:value-type="string" office:string-value="3232111:3232111:0.305:0.305" calcext:value-type="string">
            <text:p>3232111:3232111:0.305:0.305</text:p>
          </table:table-cell>
          <table:table-cell table:number-columns-repeated="1023"/>
        </table:table-row>
        <table:table-row table:style-name="ro1">
          <table:table-cell table:formula="of:=CONCATENATE([$rcl_cross_stats.A525];&quot;:&quot;;[$rcl_cross_stats.A525];&quot;:&quot;;[$rcl_cross_stats.C525];&quot;:&quot;;[$rcl_cross_stats.C525])" office:value-type="string" office:string-value="3232112:3232112:0.305:0.305" calcext:value-type="string">
            <text:p>3232112:3232112:0.305:0.305</text:p>
          </table:table-cell>
          <table:table-cell table:number-columns-repeated="1023"/>
        </table:table-row>
        <table:table-row table:style-name="ro1">
          <table:table-cell table:formula="of:=CONCATENATE([$rcl_cross_stats.A526];&quot;:&quot;;[$rcl_cross_stats.A526];&quot;:&quot;;[$rcl_cross_stats.C526];&quot;:&quot;;[$rcl_cross_stats.C526])" office:value-type="string" office:string-value="3232113:3232113:0.305:0.305" calcext:value-type="string">
            <text:p>3232113:3232113:0.305:0.305</text:p>
          </table:table-cell>
          <table:table-cell table:number-columns-repeated="1023"/>
        </table:table-row>
        <table:table-row table:style-name="ro1">
          <table:table-cell table:formula="of:=CONCATENATE([$rcl_cross_stats.A527];&quot;:&quot;;[$rcl_cross_stats.A527];&quot;:&quot;;[$rcl_cross_stats.C527];&quot;:&quot;;[$rcl_cross_stats.C527])" office:value-type="string" office:string-value="3232201:3232201:0.221:0.221" calcext:value-type="string">
            <text:p>3232201:3232201:0.221:0.221</text:p>
          </table:table-cell>
          <table:table-cell table:number-columns-repeated="1023"/>
        </table:table-row>
        <table:table-row table:style-name="ro1">
          <table:table-cell table:formula="of:=CONCATENATE([$rcl_cross_stats.A528];&quot;:&quot;;[$rcl_cross_stats.A528];&quot;:&quot;;[$rcl_cross_stats.C528];&quot;:&quot;;[$rcl_cross_stats.C528])" office:value-type="string" office:string-value="3232202:3232202:0.221:0.221" calcext:value-type="string">
            <text:p>3232202:3232202:0.221:0.221</text:p>
          </table:table-cell>
          <table:table-cell table:number-columns-repeated="1023"/>
        </table:table-row>
        <table:table-row table:style-name="ro1">
          <table:table-cell table:formula="of:=CONCATENATE([$rcl_cross_stats.A529];&quot;:&quot;;[$rcl_cross_stats.A529];&quot;:&quot;;[$rcl_cross_stats.C529];&quot;:&quot;;[$rcl_cross_stats.C529])" office:value-type="string" office:string-value="3232203:3232203:0.221:0.221" calcext:value-type="string">
            <text:p>3232203:3232203:0.221:0.221</text:p>
          </table:table-cell>
          <table:table-cell table:number-columns-repeated="1023"/>
        </table:table-row>
        <table:table-row table:style-name="ro1">
          <table:table-cell table:formula="of:=CONCATENATE([$rcl_cross_stats.A530];&quot;:&quot;;[$rcl_cross_stats.A530];&quot;:&quot;;[$rcl_cross_stats.C530];&quot;:&quot;;[$rcl_cross_stats.C530])" office:value-type="string" office:string-value="3232211:3232211:0.221:0.221" calcext:value-type="string">
            <text:p>3232211:3232211:0.221:0.221</text:p>
          </table:table-cell>
          <table:table-cell table:number-columns-repeated="1023"/>
        </table:table-row>
        <table:table-row table:style-name="ro1">
          <table:table-cell table:formula="of:=CONCATENATE([$rcl_cross_stats.A531];&quot;:&quot;;[$rcl_cross_stats.A531];&quot;:&quot;;[$rcl_cross_stats.C531];&quot;:&quot;;[$rcl_cross_stats.C531])" office:value-type="string" office:string-value="3232212:3232212:0.221:0.221" calcext:value-type="string">
            <text:p>3232212:3232212:0.221:0.221</text:p>
          </table:table-cell>
          <table:table-cell table:number-columns-repeated="1023"/>
        </table:table-row>
        <table:table-row table:style-name="ro1">
          <table:table-cell table:formula="of:=CONCATENATE([$rcl_cross_stats.A532];&quot;:&quot;;[$rcl_cross_stats.A532];&quot;:&quot;;[$rcl_cross_stats.C532];&quot;:&quot;;[$rcl_cross_stats.C532])" office:value-type="string" office:string-value="3232213:3232213:0.221:0.221" calcext:value-type="string">
            <text:p>3232213:3232213:0.221:0.221</text:p>
          </table:table-cell>
          <table:table-cell table:number-columns-repeated="1023"/>
        </table:table-row>
        <table:table-row table:style-name="ro1">
          <table:table-cell table:formula="of:=CONCATENATE([$rcl_cross_stats.A533];&quot;:&quot;;[$rcl_cross_stats.A533];&quot;:&quot;;[$rcl_cross_stats.C533];&quot;:&quot;;[$rcl_cross_stats.C533])" office:value-type="string" office:string-value="3233101:3233101:0.262:0.262" calcext:value-type="string">
            <text:p>3233101:3233101:0.262:0.262</text:p>
          </table:table-cell>
          <table:table-cell table:number-columns-repeated="1023"/>
        </table:table-row>
        <table:table-row table:style-name="ro1">
          <table:table-cell table:formula="of:=CONCATENATE([$rcl_cross_stats.A534];&quot;:&quot;;[$rcl_cross_stats.A534];&quot;:&quot;;[$rcl_cross_stats.C534];&quot;:&quot;;[$rcl_cross_stats.C534])" office:value-type="string" office:string-value="3233102:3233102:0.262:0.262" calcext:value-type="string">
            <text:p>3233102:3233102:0.262:0.262</text:p>
          </table:table-cell>
          <table:table-cell table:number-columns-repeated="1023"/>
        </table:table-row>
        <table:table-row table:style-name="ro1">
          <table:table-cell table:formula="of:=CONCATENATE([$rcl_cross_stats.A535];&quot;:&quot;;[$rcl_cross_stats.A535];&quot;:&quot;;[$rcl_cross_stats.C535];&quot;:&quot;;[$rcl_cross_stats.C535])" office:value-type="string" office:string-value="3233103:3233103:0.262:0.262" calcext:value-type="string">
            <text:p>3233103:3233103:0.262:0.262</text:p>
          </table:table-cell>
          <table:table-cell table:number-columns-repeated="1023"/>
        </table:table-row>
        <table:table-row table:style-name="ro1">
          <table:table-cell table:formula="of:=CONCATENATE([$rcl_cross_stats.A536];&quot;:&quot;;[$rcl_cross_stats.A536];&quot;:&quot;;[$rcl_cross_stats.C536];&quot;:&quot;;[$rcl_cross_stats.C536])" office:value-type="string" office:string-value="3233201:3233201:0.232:0.232" calcext:value-type="string">
            <text:p>3233201:3233201:0.232:0.232</text:p>
          </table:table-cell>
          <table:table-cell table:number-columns-repeated="1023"/>
        </table:table-row>
        <table:table-row table:style-name="ro1">
          <table:table-cell table:formula="of:=CONCATENATE([$rcl_cross_stats.A537];&quot;:&quot;;[$rcl_cross_stats.A537];&quot;:&quot;;[$rcl_cross_stats.C537];&quot;:&quot;;[$rcl_cross_stats.C537])" office:value-type="string" office:string-value="3233202:3233202:0.232:0.232" calcext:value-type="string">
            <text:p>3233202:3233202:0.232:0.232</text:p>
          </table:table-cell>
          <table:table-cell table:number-columns-repeated="1023"/>
        </table:table-row>
        <table:table-row table:style-name="ro1">
          <table:table-cell table:formula="of:=CONCATENATE([$rcl_cross_stats.A538];&quot;:&quot;;[$rcl_cross_stats.A538];&quot;:&quot;;[$rcl_cross_stats.C538];&quot;:&quot;;[$rcl_cross_stats.C538])" office:value-type="string" office:string-value="3233203:3233203:0.232:0.232" calcext:value-type="string">
            <text:p>3233203:3233203:0.232:0.232</text:p>
          </table:table-cell>
          <table:table-cell table:number-columns-repeated="1023"/>
        </table:table-row>
        <table:table-row table:style-name="ro1">
          <table:table-cell table:formula="of:=CONCATENATE([$rcl_cross_stats.A539];&quot;:&quot;;[$rcl_cross_stats.A539];&quot;:&quot;;[$rcl_cross_stats.C539];&quot;:&quot;;[$rcl_cross_stats.C539])" office:value-type="string" office:string-value="3233211:3233211:0.232:0.232" calcext:value-type="string">
            <text:p>3233211:3233211:0.232:0.232</text:p>
          </table:table-cell>
          <table:table-cell table:number-columns-repeated="1023"/>
        </table:table-row>
        <table:table-row table:style-name="ro1">
          <table:table-cell table:formula="of:=CONCATENATE([$rcl_cross_stats.A540];&quot;:&quot;;[$rcl_cross_stats.A540];&quot;:&quot;;[$rcl_cross_stats.C540];&quot;:&quot;;[$rcl_cross_stats.C540])" office:value-type="string" office:string-value="3233212:3233212:0.232:0.232" calcext:value-type="string">
            <text:p>3233212:3233212:0.232:0.232</text:p>
          </table:table-cell>
          <table:table-cell table:number-columns-repeated="1023"/>
        </table:table-row>
        <table:table-row table:style-name="ro1">
          <table:table-cell table:formula="of:=CONCATENATE([$rcl_cross_stats.A541];&quot;:&quot;;[$rcl_cross_stats.A541];&quot;:&quot;;[$rcl_cross_stats.C541];&quot;:&quot;;[$rcl_cross_stats.C541])" office:value-type="string" office:string-value="3233213:3233213:0.232:0.232" calcext:value-type="string">
            <text:p>3233213:3233213:0.232:0.232</text:p>
          </table:table-cell>
          <table:table-cell table:number-columns-repeated="1023"/>
        </table:table-row>
        <table:table-row table:style-name="ro1">
          <table:table-cell table:formula="of:=CONCATENATE([$rcl_cross_stats.A542];&quot;:&quot;;[$rcl_cross_stats.A542];&quot;:&quot;;[$rcl_cross_stats.C542];&quot;:&quot;;[$rcl_cross_stats.C542])" office:value-type="string" office:string-value="3241101:3241101:0.4085:0.4085" calcext:value-type="string">
            <text:p>3241101:3241101:0.4085:0.4085</text:p>
          </table:table-cell>
          <table:table-cell table:number-columns-repeated="1023"/>
        </table:table-row>
        <table:table-row table:style-name="ro1">
          <table:table-cell table:formula="of:=CONCATENATE([$rcl_cross_stats.A543];&quot;:&quot;;[$rcl_cross_stats.A543];&quot;:&quot;;[$rcl_cross_stats.C543];&quot;:&quot;;[$rcl_cross_stats.C543])" office:value-type="string" office:string-value="3241102:3241102:0.4085:0.4085" calcext:value-type="string">
            <text:p>3241102:3241102:0.4085:0.4085</text:p>
          </table:table-cell>
          <table:table-cell table:number-columns-repeated="1023"/>
        </table:table-row>
        <table:table-row table:style-name="ro1">
          <table:table-cell table:formula="of:=CONCATENATE([$rcl_cross_stats.A544];&quot;:&quot;;[$rcl_cross_stats.A544];&quot;:&quot;;[$rcl_cross_stats.C544];&quot;:&quot;;[$rcl_cross_stats.C544])" office:value-type="string" office:string-value="3241103:3241103:0.4085:0.4085" calcext:value-type="string">
            <text:p>3241103:3241103:0.4085:0.4085</text:p>
          </table:table-cell>
          <table:table-cell table:number-columns-repeated="1023"/>
        </table:table-row>
        <table:table-row table:style-name="ro1">
          <table:table-cell table:formula="of:=CONCATENATE([$rcl_cross_stats.A545];&quot;:&quot;;[$rcl_cross_stats.A545];&quot;:&quot;;[$rcl_cross_stats.C545];&quot;:&quot;;[$rcl_cross_stats.C545])" office:value-type="string" office:string-value="3241111:3241111:0.4085:0.4085" calcext:value-type="string">
            <text:p>3241111:3241111:0.4085:0.4085</text:p>
          </table:table-cell>
          <table:table-cell table:number-columns-repeated="1023"/>
        </table:table-row>
        <table:table-row table:style-name="ro1">
          <table:table-cell table:formula="of:=CONCATENATE([$rcl_cross_stats.A546];&quot;:&quot;;[$rcl_cross_stats.A546];&quot;:&quot;;[$rcl_cross_stats.C546];&quot;:&quot;;[$rcl_cross_stats.C546])" office:value-type="string" office:string-value="3241112:3241112:0.4085:0.4085" calcext:value-type="string">
            <text:p>3241112:3241112:0.4085:0.4085</text:p>
          </table:table-cell>
          <table:table-cell table:number-columns-repeated="1023"/>
        </table:table-row>
        <table:table-row table:style-name="ro1">
          <table:table-cell table:formula="of:=CONCATENATE([$rcl_cross_stats.A547];&quot;:&quot;;[$rcl_cross_stats.A547];&quot;:&quot;;[$rcl_cross_stats.C547];&quot;:&quot;;[$rcl_cross_stats.C547])" office:value-type="string" office:string-value="3241113:3241113:0.4085:0.4085" calcext:value-type="string">
            <text:p>3241113:3241113:0.4085:0.4085</text:p>
          </table:table-cell>
          <table:table-cell table:number-columns-repeated="1023"/>
        </table:table-row>
        <table:table-row table:style-name="ro1">
          <table:table-cell table:formula="of:=CONCATENATE([$rcl_cross_stats.A548];&quot;:&quot;;[$rcl_cross_stats.A548];&quot;:&quot;;[$rcl_cross_stats.C548];&quot;:&quot;;[$rcl_cross_stats.C548])" office:value-type="string" office:string-value="3241201:3241201:0.4085:0.4085" calcext:value-type="string">
            <text:p>3241201:3241201:0.4085:0.4085</text:p>
          </table:table-cell>
          <table:table-cell table:number-columns-repeated="1023"/>
        </table:table-row>
        <table:table-row table:style-name="ro1">
          <table:table-cell table:formula="of:=CONCATENATE([$rcl_cross_stats.A549];&quot;:&quot;;[$rcl_cross_stats.A549];&quot;:&quot;;[$rcl_cross_stats.C549];&quot;:&quot;;[$rcl_cross_stats.C549])" office:value-type="string" office:string-value="3241202:3241202:0.4085:0.4085" calcext:value-type="string">
            <text:p>3241202:3241202:0.4085:0.4085</text:p>
          </table:table-cell>
          <table:table-cell table:number-columns-repeated="1023"/>
        </table:table-row>
        <table:table-row table:style-name="ro1">
          <table:table-cell table:formula="of:=CONCATENATE([$rcl_cross_stats.A550];&quot;:&quot;;[$rcl_cross_stats.A550];&quot;:&quot;;[$rcl_cross_stats.C550];&quot;:&quot;;[$rcl_cross_stats.C550])" office:value-type="string" office:string-value="3241203:3241203:0.4085:0.4085" calcext:value-type="string">
            <text:p>3241203:3241203:0.4085:0.4085</text:p>
          </table:table-cell>
          <table:table-cell table:number-columns-repeated="1023"/>
        </table:table-row>
        <table:table-row table:style-name="ro1">
          <table:table-cell table:formula="of:=CONCATENATE([$rcl_cross_stats.A551];&quot;:&quot;;[$rcl_cross_stats.A551];&quot;:&quot;;[$rcl_cross_stats.C551];&quot;:&quot;;[$rcl_cross_stats.C551])" office:value-type="string" office:string-value="3241211:3241211:0.4085:0.4085" calcext:value-type="string">
            <text:p>3241211:3241211:0.4085:0.4085</text:p>
          </table:table-cell>
          <table:table-cell table:number-columns-repeated="1023"/>
        </table:table-row>
        <table:table-row table:style-name="ro1">
          <table:table-cell table:formula="of:=CONCATENATE([$rcl_cross_stats.A552];&quot;:&quot;;[$rcl_cross_stats.A552];&quot;:&quot;;[$rcl_cross_stats.C552];&quot;:&quot;;[$rcl_cross_stats.C552])" office:value-type="string" office:string-value="3241212:3241212:0.4085:0.4085" calcext:value-type="string">
            <text:p>3241212:3241212:0.4085:0.4085</text:p>
          </table:table-cell>
          <table:table-cell table:number-columns-repeated="1023"/>
        </table:table-row>
        <table:table-row table:style-name="ro1">
          <table:table-cell table:formula="of:=CONCATENATE([$rcl_cross_stats.A553];&quot;:&quot;;[$rcl_cross_stats.A553];&quot;:&quot;;[$rcl_cross_stats.C553];&quot;:&quot;;[$rcl_cross_stats.C553])" office:value-type="string" office:string-value="3241213:3241213:0.4085:0.4085" calcext:value-type="string">
            <text:p>3241213:3241213:0.4085:0.4085</text:p>
          </table:table-cell>
          <table:table-cell table:number-columns-repeated="1023"/>
        </table:table-row>
        <table:table-row table:style-name="ro1">
          <table:table-cell table:formula="of:=CONCATENATE([$rcl_cross_stats.A554];&quot;:&quot;;[$rcl_cross_stats.A554];&quot;:&quot;;[$rcl_cross_stats.C554];&quot;:&quot;;[$rcl_cross_stats.C554])" office:value-type="string" office:string-value="3242101:3242101:0.477:0.477" calcext:value-type="string">
            <text:p>3242101:3242101:0.477:0.477</text:p>
          </table:table-cell>
          <table:table-cell table:number-columns-repeated="1023"/>
        </table:table-row>
        <table:table-row table:style-name="ro1">
          <table:table-cell table:formula="of:=CONCATENATE([$rcl_cross_stats.A555];&quot;:&quot;;[$rcl_cross_stats.A555];&quot;:&quot;;[$rcl_cross_stats.C555];&quot;:&quot;;[$rcl_cross_stats.C555])" office:value-type="string" office:string-value="3242102:3242102:0.477:0.477" calcext:value-type="string">
            <text:p>3242102:3242102:0.477:0.477</text:p>
          </table:table-cell>
          <table:table-cell table:number-columns-repeated="1023"/>
        </table:table-row>
        <table:table-row table:style-name="ro1">
          <table:table-cell table:formula="of:=CONCATENATE([$rcl_cross_stats.A556];&quot;:&quot;;[$rcl_cross_stats.A556];&quot;:&quot;;[$rcl_cross_stats.C556];&quot;:&quot;;[$rcl_cross_stats.C556])" office:value-type="string" office:string-value="3242103:3242103:0.477:0.477" calcext:value-type="string">
            <text:p>3242103:3242103:0.477:0.477</text:p>
          </table:table-cell>
          <table:table-cell table:number-columns-repeated="1023"/>
        </table:table-row>
        <table:table-row table:style-name="ro1">
          <table:table-cell table:formula="of:=CONCATENATE([$rcl_cross_stats.A557];&quot;:&quot;;[$rcl_cross_stats.A557];&quot;:&quot;;[$rcl_cross_stats.C557];&quot;:&quot;;[$rcl_cross_stats.C557])" office:value-type="string" office:string-value="3242111:3242111:0.477:0.477" calcext:value-type="string">
            <text:p>3242111:3242111:0.477:0.477</text:p>
          </table:table-cell>
          <table:table-cell table:number-columns-repeated="1023"/>
        </table:table-row>
        <table:table-row table:style-name="ro1">
          <table:table-cell table:formula="of:=CONCATENATE([$rcl_cross_stats.A558];&quot;:&quot;;[$rcl_cross_stats.A558];&quot;:&quot;;[$rcl_cross_stats.C558];&quot;:&quot;;[$rcl_cross_stats.C558])" office:value-type="string" office:string-value="3242112:3242112:0.477:0.477" calcext:value-type="string">
            <text:p>3242112:3242112:0.477:0.477</text:p>
          </table:table-cell>
          <table:table-cell table:number-columns-repeated="1023"/>
        </table:table-row>
        <table:table-row table:style-name="ro1">
          <table:table-cell table:formula="of:=CONCATENATE([$rcl_cross_stats.A559];&quot;:&quot;;[$rcl_cross_stats.A559];&quot;:&quot;;[$rcl_cross_stats.C559];&quot;:&quot;;[$rcl_cross_stats.C559])" office:value-type="string" office:string-value="3242113:3242113:0.477:0.477" calcext:value-type="string">
            <text:p>3242113:3242113:0.477:0.477</text:p>
          </table:table-cell>
          <table:table-cell table:number-columns-repeated="1023"/>
        </table:table-row>
        <table:table-row table:style-name="ro1">
          <table:table-cell table:formula="of:=CONCATENATE([$rcl_cross_stats.A560];&quot;:&quot;;[$rcl_cross_stats.A560];&quot;:&quot;;[$rcl_cross_stats.C560];&quot;:&quot;;[$rcl_cross_stats.C560])" office:value-type="string" office:string-value="3242201:3242201:0.477:0.477" calcext:value-type="string">
            <text:p>3242201:3242201:0.477:0.477</text:p>
          </table:table-cell>
          <table:table-cell table:number-columns-repeated="1023"/>
        </table:table-row>
        <table:table-row table:style-name="ro1">
          <table:table-cell table:formula="of:=CONCATENATE([$rcl_cross_stats.A561];&quot;:&quot;;[$rcl_cross_stats.A561];&quot;:&quot;;[$rcl_cross_stats.C561];&quot;:&quot;;[$rcl_cross_stats.C561])" office:value-type="string" office:string-value="3242202:3242202:0.477:0.477" calcext:value-type="string">
            <text:p>3242202:3242202:0.477:0.477</text:p>
          </table:table-cell>
          <table:table-cell table:number-columns-repeated="1023"/>
        </table:table-row>
        <table:table-row table:style-name="ro1">
          <table:table-cell table:formula="of:=CONCATENATE([$rcl_cross_stats.A562];&quot;:&quot;;[$rcl_cross_stats.A562];&quot;:&quot;;[$rcl_cross_stats.C562];&quot;:&quot;;[$rcl_cross_stats.C562])" office:value-type="string" office:string-value="3242203:3242203:0.477:0.477" calcext:value-type="string">
            <text:p>3242203:3242203:0.477:0.477</text:p>
          </table:table-cell>
          <table:table-cell table:number-columns-repeated="1023"/>
        </table:table-row>
        <table:table-row table:style-name="ro1">
          <table:table-cell table:formula="of:=CONCATENATE([$rcl_cross_stats.A563];&quot;:&quot;;[$rcl_cross_stats.A563];&quot;:&quot;;[$rcl_cross_stats.C563];&quot;:&quot;;[$rcl_cross_stats.C563])" office:value-type="string" office:string-value="3242211:3242211:0.477:0.477" calcext:value-type="string">
            <text:p>3242211:3242211:0.477:0.477</text:p>
          </table:table-cell>
          <table:table-cell table:number-columns-repeated="1023"/>
        </table:table-row>
        <table:table-row table:style-name="ro1">
          <table:table-cell table:formula="of:=CONCATENATE([$rcl_cross_stats.A564];&quot;:&quot;;[$rcl_cross_stats.A564];&quot;:&quot;;[$rcl_cross_stats.C564];&quot;:&quot;;[$rcl_cross_stats.C564])" office:value-type="string" office:string-value="3242212:3242212:0.477:0.477" calcext:value-type="string">
            <text:p>3242212:3242212:0.477:0.477</text:p>
          </table:table-cell>
          <table:table-cell table:number-columns-repeated="1023"/>
        </table:table-row>
        <table:table-row table:style-name="ro1">
          <table:table-cell table:formula="of:=CONCATENATE([$rcl_cross_stats.A565];&quot;:&quot;;[$rcl_cross_stats.A565];&quot;:&quot;;[$rcl_cross_stats.C565];&quot;:&quot;;[$rcl_cross_stats.C565])" office:value-type="string" office:string-value="3242213:3242213:0.477:0.477" calcext:value-type="string">
            <text:p>3242213:3242213:0.477:0.477</text:p>
          </table:table-cell>
          <table:table-cell table:number-columns-repeated="1023"/>
        </table:table-row>
        <table:table-row table:style-name="ro1">
          <table:table-cell table:formula="of:=CONCATENATE([$rcl_cross_stats.A566];&quot;:&quot;;[$rcl_cross_stats.A566];&quot;:&quot;;[$rcl_cross_stats.C566];&quot;:&quot;;[$rcl_cross_stats.C566])" office:value-type="string" office:string-value="3243101:3243101:0.34:0.34" calcext:value-type="string">
            <text:p>3243101:3243101:0.34:0.34</text:p>
          </table:table-cell>
          <table:table-cell table:number-columns-repeated="1023"/>
        </table:table-row>
        <table:table-row table:style-name="ro1">
          <table:table-cell table:formula="of:=CONCATENATE([$rcl_cross_stats.A567];&quot;:&quot;;[$rcl_cross_stats.A567];&quot;:&quot;;[$rcl_cross_stats.C567];&quot;:&quot;;[$rcl_cross_stats.C567])" office:value-type="string" office:string-value="3243102:3243102:0.34:0.34" calcext:value-type="string">
            <text:p>3243102:3243102:0.34:0.34</text:p>
          </table:table-cell>
          <table:table-cell table:number-columns-repeated="1023"/>
        </table:table-row>
        <table:table-row table:style-name="ro1">
          <table:table-cell table:formula="of:=CONCATENATE([$rcl_cross_stats.A568];&quot;:&quot;;[$rcl_cross_stats.A568];&quot;:&quot;;[$rcl_cross_stats.C568];&quot;:&quot;;[$rcl_cross_stats.C568])" office:value-type="string" office:string-value="3243103:3243103:0.34:0.34" calcext:value-type="string">
            <text:p>3243103:3243103:0.34:0.34</text:p>
          </table:table-cell>
          <table:table-cell table:number-columns-repeated="1023"/>
        </table:table-row>
        <table:table-row table:style-name="ro1">
          <table:table-cell table:formula="of:=CONCATENATE([$rcl_cross_stats.A569];&quot;:&quot;;[$rcl_cross_stats.A569];&quot;:&quot;;[$rcl_cross_stats.C569];&quot;:&quot;;[$rcl_cross_stats.C569])" office:value-type="string" office:string-value="3243111:3243111:0.34:0.34" calcext:value-type="string">
            <text:p>3243111:3243111:0.34:0.34</text:p>
          </table:table-cell>
          <table:table-cell table:number-columns-repeated="1023"/>
        </table:table-row>
        <table:table-row table:style-name="ro1">
          <table:table-cell table:formula="of:=CONCATENATE([$rcl_cross_stats.A570];&quot;:&quot;;[$rcl_cross_stats.A570];&quot;:&quot;;[$rcl_cross_stats.C570];&quot;:&quot;;[$rcl_cross_stats.C570])" office:value-type="string" office:string-value="3243112:3243112:0.34:0.34" calcext:value-type="string">
            <text:p>3243112:3243112:0.34:0.34</text:p>
          </table:table-cell>
          <table:table-cell table:number-columns-repeated="1023"/>
        </table:table-row>
        <table:table-row table:style-name="ro1">
          <table:table-cell table:formula="of:=CONCATENATE([$rcl_cross_stats.A571];&quot;:&quot;;[$rcl_cross_stats.A571];&quot;:&quot;;[$rcl_cross_stats.C571];&quot;:&quot;;[$rcl_cross_stats.C571])" office:value-type="string" office:string-value="3243113:3243113:0.34:0.34" calcext:value-type="string">
            <text:p>3243113:3243113:0.34:0.34</text:p>
          </table:table-cell>
          <table:table-cell table:number-columns-repeated="1023"/>
        </table:table-row>
        <table:table-row table:style-name="ro1">
          <table:table-cell table:formula="of:=CONCATENATE([$rcl_cross_stats.A572];&quot;:&quot;;[$rcl_cross_stats.A572];&quot;:&quot;;[$rcl_cross_stats.C572];&quot;:&quot;;[$rcl_cross_stats.C572])" office:value-type="string" office:string-value="3243201:3243201:0.34:0.34" calcext:value-type="string">
            <text:p>3243201:3243201:0.34:0.34</text:p>
          </table:table-cell>
          <table:table-cell table:number-columns-repeated="1023"/>
        </table:table-row>
        <table:table-row table:style-name="ro1">
          <table:table-cell table:formula="of:=CONCATENATE([$rcl_cross_stats.A573];&quot;:&quot;;[$rcl_cross_stats.A573];&quot;:&quot;;[$rcl_cross_stats.C573];&quot;:&quot;;[$rcl_cross_stats.C573])" office:value-type="string" office:string-value="3243202:3243202:0.34:0.34" calcext:value-type="string">
            <text:p>3243202:3243202:0.34:0.34</text:p>
          </table:table-cell>
          <table:table-cell table:number-columns-repeated="1023"/>
        </table:table-row>
        <table:table-row table:style-name="ro1">
          <table:table-cell table:formula="of:=CONCATENATE([$rcl_cross_stats.A574];&quot;:&quot;;[$rcl_cross_stats.A574];&quot;:&quot;;[$rcl_cross_stats.C574];&quot;:&quot;;[$rcl_cross_stats.C574])" office:value-type="string" office:string-value="3243203:3243203:0.34:0.34" calcext:value-type="string">
            <text:p>3243203:3243203:0.34:0.34</text:p>
          </table:table-cell>
          <table:table-cell table:number-columns-repeated="1023"/>
        </table:table-row>
        <table:table-row table:style-name="ro1">
          <table:table-cell table:formula="of:=CONCATENATE([$rcl_cross_stats.A575];&quot;:&quot;;[$rcl_cross_stats.A575];&quot;:&quot;;[$rcl_cross_stats.C575];&quot;:&quot;;[$rcl_cross_stats.C575])" office:value-type="string" office:string-value="3243211:3243211:0.34:0.34" calcext:value-type="string">
            <text:p>3243211:3243211:0.34:0.34</text:p>
          </table:table-cell>
          <table:table-cell table:number-columns-repeated="1023"/>
        </table:table-row>
        <table:table-row table:style-name="ro1">
          <table:table-cell table:formula="of:=CONCATENATE([$rcl_cross_stats.A576];&quot;:&quot;;[$rcl_cross_stats.A576];&quot;:&quot;;[$rcl_cross_stats.C576];&quot;:&quot;;[$rcl_cross_stats.C576])" office:value-type="string" office:string-value="3243212:3243212:0.34:0.34" calcext:value-type="string">
            <text:p>3243212:3243212:0.34:0.34</text:p>
          </table:table-cell>
          <table:table-cell table:number-columns-repeated="1023"/>
        </table:table-row>
        <table:table-row table:style-name="ro1">
          <table:table-cell table:formula="of:=CONCATENATE([$rcl_cross_stats.A577];&quot;:&quot;;[$rcl_cross_stats.A577];&quot;:&quot;;[$rcl_cross_stats.C577];&quot;:&quot;;[$rcl_cross_stats.C577])" office:value-type="string" office:string-value="3243213:3243213:0.34:0.34" calcext:value-type="string">
            <text:p>3243213:3243213:0.34:0.34</text:p>
          </table:table-cell>
          <table:table-cell table:number-columns-repeated="1023"/>
        </table:table-row>
        <table:table-row table:style-name="ro1">
          <table:table-cell table:formula="of:=CONCATENATE([$rcl_cross_stats.A578];&quot;:&quot;;[$rcl_cross_stats.A578];&quot;:&quot;;[$rcl_cross_stats.C578];&quot;:&quot;;[$rcl_cross_stats.C578])" office:value-type="string" office:string-value="3521101:3521101:0.231:0.231" calcext:value-type="string">
            <text:p>3521101:3521101:0.231:0.231</text:p>
          </table:table-cell>
          <table:table-cell table:number-columns-repeated="1023"/>
        </table:table-row>
        <table:table-row table:style-name="ro1">
          <table:table-cell table:formula="of:=CONCATENATE([$rcl_cross_stats.A579];&quot;:&quot;;[$rcl_cross_stats.A579];&quot;:&quot;;[$rcl_cross_stats.C579];&quot;:&quot;;[$rcl_cross_stats.C579])" office:value-type="string" office:string-value="3521102:3521102:0.231:0.231" calcext:value-type="string">
            <text:p>3521102:3521102:0.231:0.231</text:p>
          </table:table-cell>
          <table:table-cell table:number-columns-repeated="1023"/>
        </table:table-row>
        <table:table-row table:style-name="ro1">
          <table:table-cell table:formula="of:=CONCATENATE([$rcl_cross_stats.A580];&quot;:&quot;;[$rcl_cross_stats.A580];&quot;:&quot;;[$rcl_cross_stats.C580];&quot;:&quot;;[$rcl_cross_stats.C580])" office:value-type="string" office:string-value="3521103:3521103:0.231:0.231" calcext:value-type="string">
            <text:p>3521103:3521103:0.231:0.231</text:p>
          </table:table-cell>
          <table:table-cell table:number-columns-repeated="1023"/>
        </table:table-row>
        <table:table-row table:style-name="ro1">
          <table:table-cell table:formula="of:=CONCATENATE([$rcl_cross_stats.A581];&quot;:&quot;;[$rcl_cross_stats.A581];&quot;:&quot;;[$rcl_cross_stats.C581];&quot;:&quot;;[$rcl_cross_stats.C581])" office:value-type="string" office:string-value="3521201:3521201:0.2735:0.2735" calcext:value-type="string">
            <text:p>3521201:3521201:0.2735:0.2735</text:p>
          </table:table-cell>
          <table:table-cell table:number-columns-repeated="1023"/>
        </table:table-row>
        <table:table-row table:style-name="ro1">
          <table:table-cell table:formula="of:=CONCATENATE([$rcl_cross_stats.A582];&quot;:&quot;;[$rcl_cross_stats.A582];&quot;:&quot;;[$rcl_cross_stats.C582];&quot;:&quot;;[$rcl_cross_stats.C582])" office:value-type="string" office:string-value="3521202:3521202:0.2735:0.2735" calcext:value-type="string">
            <text:p>3521202:3521202:0.2735:0.2735</text:p>
          </table:table-cell>
          <table:table-cell table:number-columns-repeated="1023"/>
        </table:table-row>
        <table:table-row table:style-name="ro1">
          <table:table-cell table:formula="of:=CONCATENATE([$rcl_cross_stats.A583];&quot;:&quot;;[$rcl_cross_stats.A583];&quot;:&quot;;[$rcl_cross_stats.C583];&quot;:&quot;;[$rcl_cross_stats.C583])" office:value-type="string" office:string-value="3521203:3521203:0.2735:0.2735" calcext:value-type="string">
            <text:p>3521203:3521203:0.2735:0.2735</text:p>
          </table:table-cell>
          <table:table-cell table:number-columns-repeated="1023"/>
        </table:table-row>
        <table:table-row table:style-name="ro1">
          <table:table-cell table:formula="of:=CONCATENATE([$rcl_cross_stats.A584];&quot;:&quot;;[$rcl_cross_stats.A584];&quot;:&quot;;[$rcl_cross_stats.C584];&quot;:&quot;;[$rcl_cross_stats.C584])" office:value-type="string" office:string-value="3522101:3522101:0.245:0.245" calcext:value-type="string">
            <text:p>3522101:3522101:0.245:0.245</text:p>
          </table:table-cell>
          <table:table-cell table:number-columns-repeated="1023"/>
        </table:table-row>
        <table:table-row table:style-name="ro1">
          <table:table-cell table:formula="of:=CONCATENATE([$rcl_cross_stats.A585];&quot;:&quot;;[$rcl_cross_stats.A585];&quot;:&quot;;[$rcl_cross_stats.C585];&quot;:&quot;;[$rcl_cross_stats.C585])" office:value-type="string" office:string-value="3522102:3522102:0.245:0.245" calcext:value-type="string">
            <text:p>3522102:3522102:0.245:0.245</text:p>
          </table:table-cell>
          <table:table-cell table:number-columns-repeated="1023"/>
        </table:table-row>
        <table:table-row table:style-name="ro1">
          <table:table-cell table:formula="of:=CONCATENATE([$rcl_cross_stats.A586];&quot;:&quot;;[$rcl_cross_stats.A586];&quot;:&quot;;[$rcl_cross_stats.C586];&quot;:&quot;;[$rcl_cross_stats.C586])" office:value-type="string" office:string-value="3522103:3522103:0.245:0.245" calcext:value-type="string">
            <text:p>3522103:3522103:0.245:0.245</text:p>
          </table:table-cell>
          <table:table-cell table:number-columns-repeated="1023"/>
        </table:table-row>
        <table:table-row table:style-name="ro1">
          <table:table-cell table:formula="of:=CONCATENATE([$rcl_cross_stats.A587];&quot;:&quot;;[$rcl_cross_stats.A587];&quot;:&quot;;[$rcl_cross_stats.C587];&quot;:&quot;;[$rcl_cross_stats.C587])" office:value-type="string" office:string-value="3522201:3522201:0.245:0.245" calcext:value-type="string">
            <text:p>3522201:3522201:0.245:0.245</text:p>
          </table:table-cell>
          <table:table-cell table:number-columns-repeated="1023"/>
        </table:table-row>
        <table:table-row table:style-name="ro1">
          <table:table-cell table:formula="of:=CONCATENATE([$rcl_cross_stats.A588];&quot;:&quot;;[$rcl_cross_stats.A588];&quot;:&quot;;[$rcl_cross_stats.C588];&quot;:&quot;;[$rcl_cross_stats.C588])" office:value-type="string" office:string-value="3522202:3522202:0.245:0.245" calcext:value-type="string">
            <text:p>3522202:3522202:0.245:0.245</text:p>
          </table:table-cell>
          <table:table-cell table:number-columns-repeated="1023"/>
        </table:table-row>
        <table:table-row table:style-name="ro1">
          <table:table-cell table:formula="of:=CONCATENATE([$rcl_cross_stats.A589];&quot;:&quot;;[$rcl_cross_stats.A589];&quot;:&quot;;[$rcl_cross_stats.C589];&quot;:&quot;;[$rcl_cross_stats.C589])" office:value-type="string" office:string-value="3522203:3522203:0.245:0.245" calcext:value-type="string">
            <text:p>3522203:3522203:0.245:0.245</text:p>
          </table:table-cell>
          <table:table-cell table:number-columns-repeated="1023"/>
        </table:table-row>
        <table:table-row table:style-name="ro1">
          <table:table-cell table:formula="of:=CONCATENATE([$rcl_cross_stats.A590];&quot;:&quot;;[$rcl_cross_stats.A590];&quot;:&quot;;[$rcl_cross_stats.C590];&quot;:&quot;;[$rcl_cross_stats.C590])" office:value-type="string" office:string-value="3523101:3523101:0.217:0.217" calcext:value-type="string">
            <text:p>3523101:3523101:0.217:0.217</text:p>
          </table:table-cell>
          <table:table-cell table:number-columns-repeated="1023"/>
        </table:table-row>
        <table:table-row table:style-name="ro1">
          <table:table-cell table:formula="of:=CONCATENATE([$rcl_cross_stats.A591];&quot;:&quot;;[$rcl_cross_stats.A591];&quot;:&quot;;[$rcl_cross_stats.C591];&quot;:&quot;;[$rcl_cross_stats.C591])" office:value-type="string" office:string-value="3523102:3523102:0.217:0.217" calcext:value-type="string">
            <text:p>3523102:3523102:0.217:0.217</text:p>
          </table:table-cell>
          <table:table-cell table:number-columns-repeated="1023"/>
        </table:table-row>
        <table:table-row table:style-name="ro1">
          <table:table-cell table:formula="of:=CONCATENATE([$rcl_cross_stats.A592];&quot;:&quot;;[$rcl_cross_stats.A592];&quot;:&quot;;[$rcl_cross_stats.C592];&quot;:&quot;;[$rcl_cross_stats.C592])" office:value-type="string" office:string-value="3523103:3523103:0.217:0.217" calcext:value-type="string">
            <text:p>3523103:3523103:0.217:0.217</text:p>
          </table:table-cell>
          <table:table-cell table:number-columns-repeated="1023"/>
        </table:table-row>
        <table:table-row table:style-name="ro1">
          <table:table-cell table:formula="of:=CONCATENATE([$rcl_cross_stats.A593];&quot;:&quot;;[$rcl_cross_stats.A593];&quot;:&quot;;[$rcl_cross_stats.C593];&quot;:&quot;;[$rcl_cross_stats.C593])" office:value-type="string" office:string-value="3523201:3523201:0.302:0.302" calcext:value-type="string">
            <text:p>3523201:3523201:0.302:0.302</text:p>
          </table:table-cell>
          <table:table-cell table:number-columns-repeated="1023"/>
        </table:table-row>
        <table:table-row table:style-name="ro1">
          <table:table-cell table:formula="of:=CONCATENATE([$rcl_cross_stats.A594];&quot;:&quot;;[$rcl_cross_stats.A594];&quot;:&quot;;[$rcl_cross_stats.C594];&quot;:&quot;;[$rcl_cross_stats.C594])" office:value-type="string" office:string-value="3523202:3523202:0.302:0.302" calcext:value-type="string">
            <text:p>3523202:3523202:0.302:0.302</text:p>
          </table:table-cell>
          <table:table-cell table:number-columns-repeated="1023"/>
        </table:table-row>
        <table:table-row table:style-name="ro1">
          <table:table-cell table:formula="of:=CONCATENATE([$rcl_cross_stats.A595];&quot;:&quot;;[$rcl_cross_stats.A595];&quot;:&quot;;[$rcl_cross_stats.C595];&quot;:&quot;;[$rcl_cross_stats.C595])" office:value-type="string" office:string-value="3523203:3523203:0.302:0.302" calcext:value-type="string">
            <text:p>3523203:3523203:0.302:0.302</text:p>
          </table:table-cell>
          <table:table-cell table:number-columns-repeated="1023"/>
        </table:table-row>
        <table:table-row table:style-name="ro1">
          <table:table-cell table:formula="of:=CONCATENATE([$rcl_cross_stats.A596];&quot;:&quot;;[$rcl_cross_stats.A596];&quot;:&quot;;[$rcl_cross_stats.C596];&quot;:&quot;;[$rcl_cross_stats.C596])" office:value-type="string" office:string-value="3531101:3531101:0.277:0.277" calcext:value-type="string">
            <text:p>3531101:3531101:0.277:0.277</text:p>
          </table:table-cell>
          <table:table-cell table:number-columns-repeated="1023"/>
        </table:table-row>
        <table:table-row table:style-name="ro1">
          <table:table-cell table:formula="of:=CONCATENATE([$rcl_cross_stats.A597];&quot;:&quot;;[$rcl_cross_stats.A597];&quot;:&quot;;[$rcl_cross_stats.C597];&quot;:&quot;;[$rcl_cross_stats.C597])" office:value-type="string" office:string-value="3531102:3531102:0.277:0.277" calcext:value-type="string">
            <text:p>3531102:3531102:0.277:0.277</text:p>
          </table:table-cell>
          <table:table-cell table:number-columns-repeated="1023"/>
        </table:table-row>
        <table:table-row table:style-name="ro1">
          <table:table-cell table:formula="of:=CONCATENATE([$rcl_cross_stats.A598];&quot;:&quot;;[$rcl_cross_stats.A598];&quot;:&quot;;[$rcl_cross_stats.C598];&quot;:&quot;;[$rcl_cross_stats.C598])" office:value-type="string" office:string-value="3531103:3531103:0.277:0.277" calcext:value-type="string">
            <text:p>3531103:3531103:0.277:0.277</text:p>
          </table:table-cell>
          <table:table-cell table:number-columns-repeated="1023"/>
        </table:table-row>
        <table:table-row table:style-name="ro1">
          <table:table-cell table:formula="of:=CONCATENATE([$rcl_cross_stats.A599];&quot;:&quot;;[$rcl_cross_stats.A599];&quot;:&quot;;[$rcl_cross_stats.C599];&quot;:&quot;;[$rcl_cross_stats.C599])" office:value-type="string" office:string-value="3531111:3531111:0.277:0.277" calcext:value-type="string">
            <text:p>3531111:3531111:0.277:0.277</text:p>
          </table:table-cell>
          <table:table-cell table:number-columns-repeated="1023"/>
        </table:table-row>
        <table:table-row table:style-name="ro1">
          <table:table-cell table:formula="of:=CONCATENATE([$rcl_cross_stats.A600];&quot;:&quot;;[$rcl_cross_stats.A600];&quot;:&quot;;[$rcl_cross_stats.C600];&quot;:&quot;;[$rcl_cross_stats.C600])" office:value-type="string" office:string-value="3531112:3531112:0.277:0.277" calcext:value-type="string">
            <text:p>3531112:3531112:0.277:0.277</text:p>
          </table:table-cell>
          <table:table-cell table:number-columns-repeated="1023"/>
        </table:table-row>
        <table:table-row table:style-name="ro1">
          <table:table-cell table:formula="of:=CONCATENATE([$rcl_cross_stats.A601];&quot;:&quot;;[$rcl_cross_stats.A601];&quot;:&quot;;[$rcl_cross_stats.C601];&quot;:&quot;;[$rcl_cross_stats.C601])" office:value-type="string" office:string-value="3531113:3531113:0.277:0.277" calcext:value-type="string">
            <text:p>3531113:3531113:0.277:0.277</text:p>
          </table:table-cell>
          <table:table-cell table:number-columns-repeated="1023"/>
        </table:table-row>
        <table:table-row table:style-name="ro1">
          <table:table-cell table:formula="of:=CONCATENATE([$rcl_cross_stats.A602];&quot;:&quot;;[$rcl_cross_stats.A602];&quot;:&quot;;[$rcl_cross_stats.C602];&quot;:&quot;;[$rcl_cross_stats.C602])" office:value-type="string" office:string-value="3531201:3531201:0.234:0.234" calcext:value-type="string">
            <text:p>3531201:3531201:0.234:0.234</text:p>
          </table:table-cell>
          <table:table-cell table:number-columns-repeated="1023"/>
        </table:table-row>
        <table:table-row table:style-name="ro1">
          <table:table-cell table:formula="of:=CONCATENATE([$rcl_cross_stats.A603];&quot;:&quot;;[$rcl_cross_stats.A603];&quot;:&quot;;[$rcl_cross_stats.C603];&quot;:&quot;;[$rcl_cross_stats.C603])" office:value-type="string" office:string-value="3531202:3531202:0.234:0.234" calcext:value-type="string">
            <text:p>3531202:3531202:0.234:0.234</text:p>
          </table:table-cell>
          <table:table-cell table:number-columns-repeated="1023"/>
        </table:table-row>
        <table:table-row table:style-name="ro1">
          <table:table-cell table:formula="of:=CONCATENATE([$rcl_cross_stats.A604];&quot;:&quot;;[$rcl_cross_stats.A604];&quot;:&quot;;[$rcl_cross_stats.C604];&quot;:&quot;;[$rcl_cross_stats.C604])" office:value-type="string" office:string-value="3531203:3531203:0.234:0.234" calcext:value-type="string">
            <text:p>3531203:3531203:0.234:0.234</text:p>
          </table:table-cell>
          <table:table-cell table:number-columns-repeated="1023"/>
        </table:table-row>
        <table:table-row table:style-name="ro1">
          <table:table-cell table:formula="of:=CONCATENATE([$rcl_cross_stats.A605];&quot;:&quot;;[$rcl_cross_stats.A605];&quot;:&quot;;[$rcl_cross_stats.C605];&quot;:&quot;;[$rcl_cross_stats.C605])" office:value-type="string" office:string-value="3531211:3531211:0.234:0.234" calcext:value-type="string">
            <text:p>3531211:3531211:0.234:0.234</text:p>
          </table:table-cell>
          <table:table-cell table:number-columns-repeated="1023"/>
        </table:table-row>
        <table:table-row table:style-name="ro1">
          <table:table-cell table:formula="of:=CONCATENATE([$rcl_cross_stats.A606];&quot;:&quot;;[$rcl_cross_stats.A606];&quot;:&quot;;[$rcl_cross_stats.C606];&quot;:&quot;;[$rcl_cross_stats.C606])" office:value-type="string" office:string-value="3531212:3531212:0.234:0.234" calcext:value-type="string">
            <text:p>3531212:3531212:0.234:0.234</text:p>
          </table:table-cell>
          <table:table-cell table:number-columns-repeated="1023"/>
        </table:table-row>
        <table:table-row table:style-name="ro1">
          <table:table-cell table:formula="of:=CONCATENATE([$rcl_cross_stats.A607];&quot;:&quot;;[$rcl_cross_stats.A607];&quot;:&quot;;[$rcl_cross_stats.C607];&quot;:&quot;;[$rcl_cross_stats.C607])" office:value-type="string" office:string-value="3531213:3531213:0.234:0.234" calcext:value-type="string">
            <text:p>3531213:3531213:0.234:0.234</text:p>
          </table:table-cell>
          <table:table-cell table:number-columns-repeated="1023"/>
        </table:table-row>
        <table:table-row table:style-name="ro1">
          <table:table-cell table:formula="of:=CONCATENATE([$rcl_cross_stats.A608];&quot;:&quot;;[$rcl_cross_stats.A608];&quot;:&quot;;[$rcl_cross_stats.C608];&quot;:&quot;;[$rcl_cross_stats.C608])" office:value-type="string" office:string-value="3532101:3532101:0.303:0.303" calcext:value-type="string">
            <text:p>3532101:3532101:0.303:0.303</text:p>
          </table:table-cell>
          <table:table-cell table:number-columns-repeated="1023"/>
        </table:table-row>
        <table:table-row table:style-name="ro1">
          <table:table-cell table:formula="of:=CONCATENATE([$rcl_cross_stats.A609];&quot;:&quot;;[$rcl_cross_stats.A609];&quot;:&quot;;[$rcl_cross_stats.C609];&quot;:&quot;;[$rcl_cross_stats.C609])" office:value-type="string" office:string-value="3532102:3532102:0.303:0.303" calcext:value-type="string">
            <text:p>3532102:3532102:0.303:0.303</text:p>
          </table:table-cell>
          <table:table-cell table:number-columns-repeated="1023"/>
        </table:table-row>
        <table:table-row table:style-name="ro1">
          <table:table-cell table:formula="of:=CONCATENATE([$rcl_cross_stats.A610];&quot;:&quot;;[$rcl_cross_stats.A610];&quot;:&quot;;[$rcl_cross_stats.C610];&quot;:&quot;;[$rcl_cross_stats.C610])" office:value-type="string" office:string-value="3532103:3532103:0.303:0.303" calcext:value-type="string">
            <text:p>3532103:3532103:0.303:0.303</text:p>
          </table:table-cell>
          <table:table-cell table:number-columns-repeated="1023"/>
        </table:table-row>
        <table:table-row table:style-name="ro1">
          <table:table-cell table:formula="of:=CONCATENATE([$rcl_cross_stats.A611];&quot;:&quot;;[$rcl_cross_stats.A611];&quot;:&quot;;[$rcl_cross_stats.C611];&quot;:&quot;;[$rcl_cross_stats.C611])" office:value-type="string" office:string-value="3532111:3532111:0.265:0.265" calcext:value-type="string">
            <text:p>3532111:3532111:0.265:0.265</text:p>
          </table:table-cell>
          <table:table-cell table:number-columns-repeated="1023"/>
        </table:table-row>
        <table:table-row table:style-name="ro1">
          <table:table-cell table:formula="of:=CONCATENATE([$rcl_cross_stats.A612];&quot;:&quot;;[$rcl_cross_stats.A612];&quot;:&quot;;[$rcl_cross_stats.C612];&quot;:&quot;;[$rcl_cross_stats.C612])" office:value-type="string" office:string-value="3532112:3532112:0.265:0.265" calcext:value-type="string">
            <text:p>3532112:3532112:0.265:0.265</text:p>
          </table:table-cell>
          <table:table-cell table:number-columns-repeated="1023"/>
        </table:table-row>
        <table:table-row table:style-name="ro1">
          <table:table-cell table:formula="of:=CONCATENATE([$rcl_cross_stats.A613];&quot;:&quot;;[$rcl_cross_stats.A613];&quot;:&quot;;[$rcl_cross_stats.C613];&quot;:&quot;;[$rcl_cross_stats.C613])" office:value-type="string" office:string-value="3532113:3532113:0.265:0.265" calcext:value-type="string">
            <text:p>3532113:3532113:0.265:0.265</text:p>
          </table:table-cell>
          <table:table-cell table:number-columns-repeated="1023"/>
        </table:table-row>
        <table:table-row table:style-name="ro1">
          <table:table-cell table:formula="of:=CONCATENATE([$rcl_cross_stats.A614];&quot;:&quot;;[$rcl_cross_stats.A614];&quot;:&quot;;[$rcl_cross_stats.C614];&quot;:&quot;;[$rcl_cross_stats.C614])" office:value-type="string" office:string-value="3532201:3532201:0.248:0.248" calcext:value-type="string">
            <text:p>3532201:3532201:0.248:0.248</text:p>
          </table:table-cell>
          <table:table-cell table:number-columns-repeated="1023"/>
        </table:table-row>
        <table:table-row table:style-name="ro1">
          <table:table-cell table:formula="of:=CONCATENATE([$rcl_cross_stats.A615];&quot;:&quot;;[$rcl_cross_stats.A615];&quot;:&quot;;[$rcl_cross_stats.C615];&quot;:&quot;;[$rcl_cross_stats.C615])" office:value-type="string" office:string-value="3532202:3532202:0.248:0.248" calcext:value-type="string">
            <text:p>3532202:3532202:0.248:0.248</text:p>
          </table:table-cell>
          <table:table-cell table:number-columns-repeated="1023"/>
        </table:table-row>
        <table:table-row table:style-name="ro1">
          <table:table-cell table:formula="of:=CONCATENATE([$rcl_cross_stats.A616];&quot;:&quot;;[$rcl_cross_stats.A616];&quot;:&quot;;[$rcl_cross_stats.C616];&quot;:&quot;;[$rcl_cross_stats.C616])" office:value-type="string" office:string-value="3532203:3532203:0.248:0.248" calcext:value-type="string">
            <text:p>3532203:3532203:0.248:0.248</text:p>
          </table:table-cell>
          <table:table-cell table:number-columns-repeated="1023"/>
        </table:table-row>
        <table:table-row table:style-name="ro1">
          <table:table-cell table:formula="of:=CONCATENATE([$rcl_cross_stats.A617];&quot;:&quot;;[$rcl_cross_stats.A617];&quot;:&quot;;[$rcl_cross_stats.C617];&quot;:&quot;;[$rcl_cross_stats.C617])" office:value-type="string" office:string-value="3532211:3532211:0.248:0.248" calcext:value-type="string">
            <text:p>3532211:3532211:0.248:0.248</text:p>
          </table:table-cell>
          <table:table-cell table:number-columns-repeated="1023"/>
        </table:table-row>
        <table:table-row table:style-name="ro1">
          <table:table-cell table:formula="of:=CONCATENATE([$rcl_cross_stats.A618];&quot;:&quot;;[$rcl_cross_stats.A618];&quot;:&quot;;[$rcl_cross_stats.C618];&quot;:&quot;;[$rcl_cross_stats.C618])" office:value-type="string" office:string-value="3532212:3532212:0.248:0.248" calcext:value-type="string">
            <text:p>3532212:3532212:0.248:0.248</text:p>
          </table:table-cell>
          <table:table-cell table:number-columns-repeated="1023"/>
        </table:table-row>
        <table:table-row table:style-name="ro1">
          <table:table-cell table:formula="of:=CONCATENATE([$rcl_cross_stats.A619];&quot;:&quot;;[$rcl_cross_stats.A619];&quot;:&quot;;[$rcl_cross_stats.C619];&quot;:&quot;;[$rcl_cross_stats.C619])" office:value-type="string" office:string-value="3532213:3532213:0.248:0.248" calcext:value-type="string">
            <text:p>3532213:3532213:0.248:0.248</text:p>
          </table:table-cell>
          <table:table-cell table:number-columns-repeated="1023"/>
        </table:table-row>
        <table:table-row table:style-name="ro1">
          <table:table-cell table:formula="of:=CONCATENATE([$rcl_cross_stats.A620];&quot;:&quot;;[$rcl_cross_stats.A620];&quot;:&quot;;[$rcl_cross_stats.C620];&quot;:&quot;;[$rcl_cross_stats.C620])" office:value-type="string" office:string-value="3533101:3533101:0.251:0.251" calcext:value-type="string">
            <text:p>3533101:3533101:0.251:0.251</text:p>
          </table:table-cell>
          <table:table-cell table:number-columns-repeated="1023"/>
        </table:table-row>
        <table:table-row table:style-name="ro1">
          <table:table-cell table:formula="of:=CONCATENATE([$rcl_cross_stats.A621];&quot;:&quot;;[$rcl_cross_stats.A621];&quot;:&quot;;[$rcl_cross_stats.C621];&quot;:&quot;;[$rcl_cross_stats.C621])" office:value-type="string" office:string-value="3533102:3533102:0.251:0.251" calcext:value-type="string">
            <text:p>3533102:3533102:0.251:0.251</text:p>
          </table:table-cell>
          <table:table-cell table:number-columns-repeated="1023"/>
        </table:table-row>
        <table:table-row table:style-name="ro1">
          <table:table-cell table:formula="of:=CONCATENATE([$rcl_cross_stats.A622];&quot;:&quot;;[$rcl_cross_stats.A622];&quot;:&quot;;[$rcl_cross_stats.C622];&quot;:&quot;;[$rcl_cross_stats.C622])" office:value-type="string" office:string-value="3533103:3533103:0.251:0.251" calcext:value-type="string">
            <text:p>3533103:3533103:0.251:0.251</text:p>
          </table:table-cell>
          <table:table-cell table:number-columns-repeated="1023"/>
        </table:table-row>
        <table:table-row table:style-name="ro1">
          <table:table-cell table:formula="of:=CONCATENATE([$rcl_cross_stats.A623];&quot;:&quot;;[$rcl_cross_stats.A623];&quot;:&quot;;[$rcl_cross_stats.C623];&quot;:&quot;;[$rcl_cross_stats.C623])" office:value-type="string" office:string-value="3533201:3533201:0.22:0.22" calcext:value-type="string">
            <text:p>3533201:3533201:0.22:0.22</text:p>
          </table:table-cell>
          <table:table-cell table:number-columns-repeated="1023"/>
        </table:table-row>
        <table:table-row table:style-name="ro1">
          <table:table-cell table:formula="of:=CONCATENATE([$rcl_cross_stats.A624];&quot;:&quot;;[$rcl_cross_stats.A624];&quot;:&quot;;[$rcl_cross_stats.C624];&quot;:&quot;;[$rcl_cross_stats.C624])" office:value-type="string" office:string-value="3533202:3533202:0.22:0.22" calcext:value-type="string">
            <text:p>3533202:3533202:0.22:0.22</text:p>
          </table:table-cell>
          <table:table-cell table:number-columns-repeated="1023"/>
        </table:table-row>
        <table:table-row table:style-name="ro1">
          <table:table-cell table:formula="of:=CONCATENATE([$rcl_cross_stats.A625];&quot;:&quot;;[$rcl_cross_stats.A625];&quot;:&quot;;[$rcl_cross_stats.C625];&quot;:&quot;;[$rcl_cross_stats.C625])" office:value-type="string" office:string-value="3533203:3533203:0.22:0.22" calcext:value-type="string">
            <text:p>3533203:3533203:0.22:0.22</text:p>
          </table:table-cell>
          <table:table-cell table:number-columns-repeated="1023"/>
        </table:table-row>
        <table:table-row table:style-name="ro1">
          <table:table-cell table:formula="of:=CONCATENATE([$rcl_cross_stats.A626];&quot;:&quot;;[$rcl_cross_stats.A626];&quot;:&quot;;[$rcl_cross_stats.C626];&quot;:&quot;;[$rcl_cross_stats.C626])" office:value-type="string" office:string-value="3533212:3533212:0.22:0.22" calcext:value-type="string">
            <text:p>3533212:3533212:0.22:0.22</text:p>
          </table:table-cell>
          <table:table-cell table:number-columns-repeated="1023"/>
        </table:table-row>
        <table:table-row table:style-name="ro1">
          <table:table-cell table:formula="of:=CONCATENATE([$rcl_cross_stats.A627];&quot;:&quot;;[$rcl_cross_stats.A627];&quot;:&quot;;[$rcl_cross_stats.C627];&quot;:&quot;;[$rcl_cross_stats.C627])" office:value-type="string" office:string-value="3533213:3533213:0.22:0.22" calcext:value-type="string">
            <text:p>3533213:3533213:0.22:0.22</text:p>
          </table:table-cell>
          <table:table-cell table:number-columns-repeated="1023"/>
        </table:table-row>
        <table:table-row table:style-name="ro1">
          <table:table-cell table:formula="of:=CONCATENATE([$rcl_cross_stats.A628];&quot;:&quot;;[$rcl_cross_stats.A628];&quot;:&quot;;[$rcl_cross_stats.C628];&quot;:&quot;;[$rcl_cross_stats.C628])" office:value-type="string" office:string-value="3541101:3541101:0.3055:0.3055" calcext:value-type="string">
            <text:p>3541101:3541101:0.3055:0.3055</text:p>
          </table:table-cell>
          <table:table-cell table:number-columns-repeated="1023"/>
        </table:table-row>
        <table:table-row table:style-name="ro1">
          <table:table-cell table:formula="of:=CONCATENATE([$rcl_cross_stats.A629];&quot;:&quot;;[$rcl_cross_stats.A629];&quot;:&quot;;[$rcl_cross_stats.C629];&quot;:&quot;;[$rcl_cross_stats.C629])" office:value-type="string" office:string-value="3541102:3541102:0.3055:0.3055" calcext:value-type="string">
            <text:p>3541102:3541102:0.3055:0.3055</text:p>
          </table:table-cell>
          <table:table-cell table:number-columns-repeated="1023"/>
        </table:table-row>
        <table:table-row table:style-name="ro1">
          <table:table-cell table:formula="of:=CONCATENATE([$rcl_cross_stats.A630];&quot;:&quot;;[$rcl_cross_stats.A630];&quot;:&quot;;[$rcl_cross_stats.C630];&quot;:&quot;;[$rcl_cross_stats.C630])" office:value-type="string" office:string-value="3541103:3541103:0.3055:0.3055" calcext:value-type="string">
            <text:p>3541103:3541103:0.3055:0.3055</text:p>
          </table:table-cell>
          <table:table-cell table:number-columns-repeated="1023"/>
        </table:table-row>
        <table:table-row table:style-name="ro1">
          <table:table-cell table:formula="of:=CONCATENATE([$rcl_cross_stats.A631];&quot;:&quot;;[$rcl_cross_stats.A631];&quot;:&quot;;[$rcl_cross_stats.C631];&quot;:&quot;;[$rcl_cross_stats.C631])" office:value-type="string" office:string-value="3541111:3541111:0.3055:0.3055" calcext:value-type="string">
            <text:p>3541111:3541111:0.3055:0.3055</text:p>
          </table:table-cell>
          <table:table-cell table:number-columns-repeated="1023"/>
        </table:table-row>
        <table:table-row table:style-name="ro1">
          <table:table-cell table:formula="of:=CONCATENATE([$rcl_cross_stats.A632];&quot;:&quot;;[$rcl_cross_stats.A632];&quot;:&quot;;[$rcl_cross_stats.C632];&quot;:&quot;;[$rcl_cross_stats.C632])" office:value-type="string" office:string-value="3541112:3541112:0.3055:0.3055" calcext:value-type="string">
            <text:p>3541112:3541112:0.3055:0.3055</text:p>
          </table:table-cell>
          <table:table-cell table:number-columns-repeated="1023"/>
        </table:table-row>
        <table:table-row table:style-name="ro1">
          <table:table-cell table:formula="of:=CONCATENATE([$rcl_cross_stats.A633];&quot;:&quot;;[$rcl_cross_stats.A633];&quot;:&quot;;[$rcl_cross_stats.C633];&quot;:&quot;;[$rcl_cross_stats.C633])" office:value-type="string" office:string-value="3541113:3541113:0.3055:0.3055" calcext:value-type="string">
            <text:p>3541113:3541113:0.3055:0.3055</text:p>
          </table:table-cell>
          <table:table-cell table:number-columns-repeated="1023"/>
        </table:table-row>
        <table:table-row table:style-name="ro1">
          <table:table-cell table:formula="of:=CONCATENATE([$rcl_cross_stats.A634];&quot;:&quot;;[$rcl_cross_stats.A634];&quot;:&quot;;[$rcl_cross_stats.C634];&quot;:&quot;;[$rcl_cross_stats.C634])" office:value-type="string" office:string-value="3541201:3541201:0.3125:0.3125" calcext:value-type="string">
            <text:p>3541201:3541201:0.3125:0.3125</text:p>
          </table:table-cell>
          <table:table-cell table:number-columns-repeated="1023"/>
        </table:table-row>
        <table:table-row table:style-name="ro1">
          <table:table-cell table:formula="of:=CONCATENATE([$rcl_cross_stats.A635];&quot;:&quot;;[$rcl_cross_stats.A635];&quot;:&quot;;[$rcl_cross_stats.C635];&quot;:&quot;;[$rcl_cross_stats.C635])" office:value-type="string" office:string-value="3541202:3541202:0.3125:0.3125" calcext:value-type="string">
            <text:p>3541202:3541202:0.3125:0.3125</text:p>
          </table:table-cell>
          <table:table-cell table:number-columns-repeated="1023"/>
        </table:table-row>
        <table:table-row table:style-name="ro1">
          <table:table-cell table:formula="of:=CONCATENATE([$rcl_cross_stats.A636];&quot;:&quot;;[$rcl_cross_stats.A636];&quot;:&quot;;[$rcl_cross_stats.C636];&quot;:&quot;;[$rcl_cross_stats.C636])" office:value-type="string" office:string-value="3541203:3541203:0.3125:0.3125" calcext:value-type="string">
            <text:p>3541203:3541203:0.3125:0.3125</text:p>
          </table:table-cell>
          <table:table-cell table:number-columns-repeated="1023"/>
        </table:table-row>
        <table:table-row table:style-name="ro1">
          <table:table-cell table:formula="of:=CONCATENATE([$rcl_cross_stats.A637];&quot;:&quot;;[$rcl_cross_stats.A637];&quot;:&quot;;[$rcl_cross_stats.C637];&quot;:&quot;;[$rcl_cross_stats.C637])" office:value-type="string" office:string-value="3541211:3541211:0.3125:0.3125" calcext:value-type="string">
            <text:p>3541211:3541211:0.3125:0.3125</text:p>
          </table:table-cell>
          <table:table-cell table:number-columns-repeated="1023"/>
        </table:table-row>
        <table:table-row table:style-name="ro1">
          <table:table-cell table:formula="of:=CONCATENATE([$rcl_cross_stats.A638];&quot;:&quot;;[$rcl_cross_stats.A638];&quot;:&quot;;[$rcl_cross_stats.C638];&quot;:&quot;;[$rcl_cross_stats.C638])" office:value-type="string" office:string-value="3541212:3541212:0.3125:0.3125" calcext:value-type="string">
            <text:p>3541212:3541212:0.3125:0.3125</text:p>
          </table:table-cell>
          <table:table-cell table:number-columns-repeated="1023"/>
        </table:table-row>
        <table:table-row table:style-name="ro1">
          <table:table-cell table:formula="of:=CONCATENATE([$rcl_cross_stats.A639];&quot;:&quot;;[$rcl_cross_stats.A639];&quot;:&quot;;[$rcl_cross_stats.C639];&quot;:&quot;;[$rcl_cross_stats.C639])" office:value-type="string" office:string-value="3541213:3541213:0.3125:0.3125" calcext:value-type="string">
            <text:p>3541213:3541213:0.3125:0.3125</text:p>
          </table:table-cell>
          <table:table-cell table:number-columns-repeated="1023"/>
        </table:table-row>
        <table:table-row table:style-name="ro1">
          <table:table-cell table:formula="of:=CONCATENATE([$rcl_cross_stats.A640];&quot;:&quot;;[$rcl_cross_stats.A640];&quot;:&quot;;[$rcl_cross_stats.C640];&quot;:&quot;;[$rcl_cross_stats.C640])" office:value-type="string" office:string-value="3542101:3542101:0.394:0.394" calcext:value-type="string">
            <text:p>3542101:3542101:0.394:0.394</text:p>
          </table:table-cell>
          <table:table-cell table:number-columns-repeated="1023"/>
        </table:table-row>
        <table:table-row table:style-name="ro1">
          <table:table-cell table:formula="of:=CONCATENATE([$rcl_cross_stats.A641];&quot;:&quot;;[$rcl_cross_stats.A641];&quot;:&quot;;[$rcl_cross_stats.C641];&quot;:&quot;;[$rcl_cross_stats.C641])" office:value-type="string" office:string-value="3542102:3542102:0.394:0.394" calcext:value-type="string">
            <text:p>3542102:3542102:0.394:0.394</text:p>
          </table:table-cell>
          <table:table-cell table:number-columns-repeated="1023"/>
        </table:table-row>
        <table:table-row table:style-name="ro1">
          <table:table-cell table:formula="of:=CONCATENATE([$rcl_cross_stats.A642];&quot;:&quot;;[$rcl_cross_stats.A642];&quot;:&quot;;[$rcl_cross_stats.C642];&quot;:&quot;;[$rcl_cross_stats.C642])" office:value-type="string" office:string-value="3542103:3542103:0.394:0.394" calcext:value-type="string">
            <text:p>3542103:3542103:0.394:0.394</text:p>
          </table:table-cell>
          <table:table-cell table:number-columns-repeated="1023"/>
        </table:table-row>
        <table:table-row table:style-name="ro1">
          <table:table-cell table:formula="of:=CONCATENATE([$rcl_cross_stats.A643];&quot;:&quot;;[$rcl_cross_stats.A643];&quot;:&quot;;[$rcl_cross_stats.C643];&quot;:&quot;;[$rcl_cross_stats.C643])" office:value-type="string" office:string-value="3542111:3542111:0.394:0.394" calcext:value-type="string">
            <text:p>3542111:3542111:0.394:0.394</text:p>
          </table:table-cell>
          <table:table-cell table:number-columns-repeated="1023"/>
        </table:table-row>
        <table:table-row table:style-name="ro1">
          <table:table-cell table:formula="of:=CONCATENATE([$rcl_cross_stats.A644];&quot;:&quot;;[$rcl_cross_stats.A644];&quot;:&quot;;[$rcl_cross_stats.C644];&quot;:&quot;;[$rcl_cross_stats.C644])" office:value-type="string" office:string-value="3542112:3542112:0.394:0.394" calcext:value-type="string">
            <text:p>3542112:3542112:0.394:0.394</text:p>
          </table:table-cell>
          <table:table-cell table:number-columns-repeated="1023"/>
        </table:table-row>
        <table:table-row table:style-name="ro1">
          <table:table-cell table:formula="of:=CONCATENATE([$rcl_cross_stats.A645];&quot;:&quot;;[$rcl_cross_stats.A645];&quot;:&quot;;[$rcl_cross_stats.C645];&quot;:&quot;;[$rcl_cross_stats.C645])" office:value-type="string" office:string-value="3542113:3542113:0.394:0.394" calcext:value-type="string">
            <text:p>3542113:3542113:0.394:0.394</text:p>
          </table:table-cell>
          <table:table-cell table:number-columns-repeated="1023"/>
        </table:table-row>
        <table:table-row table:style-name="ro1">
          <table:table-cell table:formula="of:=CONCATENATE([$rcl_cross_stats.A646];&quot;:&quot;;[$rcl_cross_stats.A646];&quot;:&quot;;[$rcl_cross_stats.C646];&quot;:&quot;;[$rcl_cross_stats.C646])" office:value-type="string" office:string-value="3542201:3542201:0.394:0.394" calcext:value-type="string">
            <text:p>3542201:3542201:0.394:0.394</text:p>
          </table:table-cell>
          <table:table-cell table:number-columns-repeated="1023"/>
        </table:table-row>
        <table:table-row table:style-name="ro1">
          <table:table-cell table:formula="of:=CONCATENATE([$rcl_cross_stats.A647];&quot;:&quot;;[$rcl_cross_stats.A647];&quot;:&quot;;[$rcl_cross_stats.C647];&quot;:&quot;;[$rcl_cross_stats.C647])" office:value-type="string" office:string-value="3542202:3542202:0.394:0.394" calcext:value-type="string">
            <text:p>3542202:3542202:0.394:0.394</text:p>
          </table:table-cell>
          <table:table-cell table:number-columns-repeated="1023"/>
        </table:table-row>
        <table:table-row table:style-name="ro1">
          <table:table-cell table:formula="of:=CONCATENATE([$rcl_cross_stats.A648];&quot;:&quot;;[$rcl_cross_stats.A648];&quot;:&quot;;[$rcl_cross_stats.C648];&quot;:&quot;;[$rcl_cross_stats.C648])" office:value-type="string" office:string-value="3542203:3542203:0.394:0.394" calcext:value-type="string">
            <text:p>3542203:3542203:0.394:0.394</text:p>
          </table:table-cell>
          <table:table-cell table:number-columns-repeated="1023"/>
        </table:table-row>
        <table:table-row table:style-name="ro1">
          <table:table-cell table:formula="of:=CONCATENATE([$rcl_cross_stats.A649];&quot;:&quot;;[$rcl_cross_stats.A649];&quot;:&quot;;[$rcl_cross_stats.C649];&quot;:&quot;;[$rcl_cross_stats.C649])" office:value-type="string" office:string-value="3542211:3542211:0.394:0.394" calcext:value-type="string">
            <text:p>3542211:3542211:0.394:0.394</text:p>
          </table:table-cell>
          <table:table-cell table:number-columns-repeated="1023"/>
        </table:table-row>
        <table:table-row table:style-name="ro1">
          <table:table-cell table:formula="of:=CONCATENATE([$rcl_cross_stats.A650];&quot;:&quot;;[$rcl_cross_stats.A650];&quot;:&quot;;[$rcl_cross_stats.C650];&quot;:&quot;;[$rcl_cross_stats.C650])" office:value-type="string" office:string-value="3542212:3542212:0.394:0.394" calcext:value-type="string">
            <text:p>3542212:3542212:0.394:0.394</text:p>
          </table:table-cell>
          <table:table-cell table:number-columns-repeated="1023"/>
        </table:table-row>
        <table:table-row table:style-name="ro1">
          <table:table-cell table:formula="of:=CONCATENATE([$rcl_cross_stats.A651];&quot;:&quot;;[$rcl_cross_stats.A651];&quot;:&quot;;[$rcl_cross_stats.C651];&quot;:&quot;;[$rcl_cross_stats.C651])" office:value-type="string" office:string-value="3542213:3542213:0.394:0.394" calcext:value-type="string">
            <text:p>3542213:3542213:0.394:0.394</text:p>
          </table:table-cell>
          <table:table-cell table:number-columns-repeated="1023"/>
        </table:table-row>
        <table:table-row table:style-name="ro1">
          <table:table-cell table:formula="of:=CONCATENATE([$rcl_cross_stats.A652];&quot;:&quot;;[$rcl_cross_stats.A652];&quot;:&quot;;[$rcl_cross_stats.C652];&quot;:&quot;;[$rcl_cross_stats.C652])" office:value-type="string" office:string-value="3543101:3543101:0.217:0.217" calcext:value-type="string">
            <text:p>3543101:3543101:0.217:0.217</text:p>
          </table:table-cell>
          <table:table-cell table:number-columns-repeated="1023"/>
        </table:table-row>
        <table:table-row table:style-name="ro1">
          <table:table-cell table:formula="of:=CONCATENATE([$rcl_cross_stats.A653];&quot;:&quot;;[$rcl_cross_stats.A653];&quot;:&quot;;[$rcl_cross_stats.C653];&quot;:&quot;;[$rcl_cross_stats.C653])" office:value-type="string" office:string-value="3543102:3543102:0.217:0.217" calcext:value-type="string">
            <text:p>3543102:3543102:0.217:0.217</text:p>
          </table:table-cell>
          <table:table-cell table:number-columns-repeated="1023"/>
        </table:table-row>
        <table:table-row table:style-name="ro1">
          <table:table-cell table:formula="of:=CONCATENATE([$rcl_cross_stats.A654];&quot;:&quot;;[$rcl_cross_stats.A654];&quot;:&quot;;[$rcl_cross_stats.C654];&quot;:&quot;;[$rcl_cross_stats.C654])" office:value-type="string" office:string-value="3543103:3543103:0.217:0.217" calcext:value-type="string">
            <text:p>3543103:3543103:0.217:0.217</text:p>
          </table:table-cell>
          <table:table-cell table:number-columns-repeated="1023"/>
        </table:table-row>
        <table:table-row table:style-name="ro1">
          <table:table-cell table:formula="of:=CONCATENATE([$rcl_cross_stats.A655];&quot;:&quot;;[$rcl_cross_stats.A655];&quot;:&quot;;[$rcl_cross_stats.C655];&quot;:&quot;;[$rcl_cross_stats.C655])" office:value-type="string" office:string-value="3543111:3543111:0.217:0.217" calcext:value-type="string">
            <text:p>3543111:3543111:0.217:0.217</text:p>
          </table:table-cell>
          <table:table-cell table:number-columns-repeated="1023"/>
        </table:table-row>
        <table:table-row table:style-name="ro1">
          <table:table-cell table:formula="of:=CONCATENATE([$rcl_cross_stats.A656];&quot;:&quot;;[$rcl_cross_stats.A656];&quot;:&quot;;[$rcl_cross_stats.C656];&quot;:&quot;;[$rcl_cross_stats.C656])" office:value-type="string" office:string-value="3543112:3543112:0.217:0.217" calcext:value-type="string">
            <text:p>3543112:3543112:0.217:0.217</text:p>
          </table:table-cell>
          <table:table-cell table:number-columns-repeated="1023"/>
        </table:table-row>
        <table:table-row table:style-name="ro1">
          <table:table-cell table:formula="of:=CONCATENATE([$rcl_cross_stats.A657];&quot;:&quot;;[$rcl_cross_stats.A657];&quot;:&quot;;[$rcl_cross_stats.C657];&quot;:&quot;;[$rcl_cross_stats.C657])" office:value-type="string" office:string-value="3543113:3543113:0.217:0.217" calcext:value-type="string">
            <text:p>3543113:3543113:0.217:0.217</text:p>
          </table:table-cell>
          <table:table-cell table:number-columns-repeated="1023"/>
        </table:table-row>
        <table:table-row table:style-name="ro1">
          <table:table-cell table:formula="of:=CONCATENATE([$rcl_cross_stats.A658];&quot;:&quot;;[$rcl_cross_stats.A658];&quot;:&quot;;[$rcl_cross_stats.C658];&quot;:&quot;;[$rcl_cross_stats.C658])" office:value-type="string" office:string-value="3543201:3543201:0.231:0.231" calcext:value-type="string">
            <text:p>3543201:3543201:0.231:0.231</text:p>
          </table:table-cell>
          <table:table-cell table:number-columns-repeated="1023"/>
        </table:table-row>
        <table:table-row table:style-name="ro1">
          <table:table-cell table:formula="of:=CONCATENATE([$rcl_cross_stats.A659];&quot;:&quot;;[$rcl_cross_stats.A659];&quot;:&quot;;[$rcl_cross_stats.C659];&quot;:&quot;;[$rcl_cross_stats.C659])" office:value-type="string" office:string-value="3543202:3543202:0.231:0.231" calcext:value-type="string">
            <text:p>3543202:3543202:0.231:0.231</text:p>
          </table:table-cell>
          <table:table-cell table:number-columns-repeated="1023"/>
        </table:table-row>
        <table:table-row table:style-name="ro1">
          <table:table-cell table:formula="of:=CONCATENATE([$rcl_cross_stats.A660];&quot;:&quot;;[$rcl_cross_stats.A660];&quot;:&quot;;[$rcl_cross_stats.C660];&quot;:&quot;;[$rcl_cross_stats.C660])" office:value-type="string" office:string-value="3543203:3543203:0.231:0.231" calcext:value-type="string">
            <text:p>3543203:3543203:0.231:0.231</text:p>
          </table:table-cell>
          <table:table-cell table:number-columns-repeated="1023"/>
        </table:table-row>
        <table:table-row table:style-name="ro1">
          <table:table-cell table:formula="of:=CONCATENATE([$rcl_cross_stats.A661];&quot;:&quot;;[$rcl_cross_stats.A661];&quot;:&quot;;[$rcl_cross_stats.C661];&quot;:&quot;;[$rcl_cross_stats.C661])" office:value-type="string" office:string-value="3543211:3543211:0.231:0.231" calcext:value-type="string">
            <text:p>3543211:3543211:0.231:0.231</text:p>
          </table:table-cell>
          <table:table-cell table:number-columns-repeated="1023"/>
        </table:table-row>
        <table:table-row table:style-name="ro1">
          <table:table-cell table:formula="of:=CONCATENATE([$rcl_cross_stats.A662];&quot;:&quot;;[$rcl_cross_stats.A662];&quot;:&quot;;[$rcl_cross_stats.C662];&quot;:&quot;;[$rcl_cross_stats.C662])" office:value-type="string" office:string-value="3543212:3543212:0.231:0.231" calcext:value-type="string">
            <text:p>3543212:3543212:0.231:0.231</text:p>
          </table:table-cell>
          <table:table-cell table:number-columns-repeated="1023"/>
        </table:table-row>
        <table:table-row table:style-name="ro1">
          <table:table-cell table:formula="of:=CONCATENATE([$rcl_cross_stats.A663];&quot;:&quot;;[$rcl_cross_stats.A663];&quot;:&quot;;[$rcl_cross_stats.C663];&quot;:&quot;;[$rcl_cross_stats.C663])" office:value-type="string" office:string-value="3543213:3543213:0.231:0.231" calcext:value-type="string">
            <text:p>3543213:3543213:0.231:0.231</text:p>
          </table:table-cell>
          <table:table-cell table:number-columns-repeated="1023"/>
        </table:table-row>
        <table:table-row table:style-name="ro1">
          <table:table-cell table:formula="of:=CONCATENATE([$rcl_cross_stats.A664];&quot;:&quot;;[$rcl_cross_stats.A664];&quot;:&quot;;[$rcl_cross_stats.C664];&quot;:&quot;;[$rcl_cross_stats.C664])" office:value-type="string" office:string-value="3551101:3551101:0.213:0.213" calcext:value-type="string">
            <text:p>3551101:3551101:0.213:0.213</text:p>
          </table:table-cell>
          <table:table-cell table:number-columns-repeated="1023"/>
        </table:table-row>
        <table:table-row table:style-name="ro1">
          <table:table-cell table:formula="of:=CONCATENATE([$rcl_cross_stats.A665];&quot;:&quot;;[$rcl_cross_stats.A665];&quot;:&quot;;[$rcl_cross_stats.C665];&quot;:&quot;;[$rcl_cross_stats.C665])" office:value-type="string" office:string-value="3551102:3551102:0.213:0.213" calcext:value-type="string">
            <text:p>3551102:3551102:0.213:0.213</text:p>
          </table:table-cell>
          <table:table-cell table:number-columns-repeated="1023"/>
        </table:table-row>
        <table:table-row table:style-name="ro1">
          <table:table-cell table:formula="of:=CONCATENATE([$rcl_cross_stats.A666];&quot;:&quot;;[$rcl_cross_stats.A666];&quot;:&quot;;[$rcl_cross_stats.C666];&quot;:&quot;;[$rcl_cross_stats.C666])" office:value-type="string" office:string-value="3551103:3551103:0.213:0.213" calcext:value-type="string">
            <text:p>3551103:3551103:0.213:0.213</text:p>
          </table:table-cell>
          <table:table-cell table:number-columns-repeated="1023"/>
        </table:table-row>
        <table:table-row table:style-name="ro1">
          <table:table-cell table:formula="of:=CONCATENATE([$rcl_cross_stats.A667];&quot;:&quot;;[$rcl_cross_stats.A667];&quot;:&quot;;[$rcl_cross_stats.C667];&quot;:&quot;;[$rcl_cross_stats.C667])" office:value-type="string" office:string-value="3551201:3551201:0.2245:0.2245" calcext:value-type="string">
            <text:p>3551201:3551201:0.2245:0.2245</text:p>
          </table:table-cell>
          <table:table-cell table:number-columns-repeated="1023"/>
        </table:table-row>
        <table:table-row table:style-name="ro1">
          <table:table-cell table:formula="of:=CONCATENATE([$rcl_cross_stats.A668];&quot;:&quot;;[$rcl_cross_stats.A668];&quot;:&quot;;[$rcl_cross_stats.C668];&quot;:&quot;;[$rcl_cross_stats.C668])" office:value-type="string" office:string-value="3551202:3551202:0.2245:0.2245" calcext:value-type="string">
            <text:p>3551202:3551202:0.2245:0.2245</text:p>
          </table:table-cell>
          <table:table-cell table:number-columns-repeated="1023"/>
        </table:table-row>
        <table:table-row table:style-name="ro1">
          <table:table-cell table:formula="of:=CONCATENATE([$rcl_cross_stats.A669];&quot;:&quot;;[$rcl_cross_stats.A669];&quot;:&quot;;[$rcl_cross_stats.C669];&quot;:&quot;;[$rcl_cross_stats.C669])" office:value-type="string" office:string-value="3551203:3551203:0.2245:0.2245" calcext:value-type="string">
            <text:p>3551203:3551203:0.2245:0.2245</text:p>
          </table:table-cell>
          <table:table-cell table:number-columns-repeated="1023"/>
        </table:table-row>
        <table:table-row table:style-name="ro1">
          <table:table-cell table:formula="of:=CONCATENATE([$rcl_cross_stats.A670];&quot;:&quot;;[$rcl_cross_stats.A670];&quot;:&quot;;[$rcl_cross_stats.C670];&quot;:&quot;;[$rcl_cross_stats.C670])" office:value-type="string" office:string-value="3552101:3552101:0.302:0.302" calcext:value-type="string">
            <text:p>3552101:3552101:0.302:0.302</text:p>
          </table:table-cell>
          <table:table-cell table:number-columns-repeated="1023"/>
        </table:table-row>
        <table:table-row table:style-name="ro1">
          <table:table-cell table:formula="of:=CONCATENATE([$rcl_cross_stats.A671];&quot;:&quot;;[$rcl_cross_stats.A671];&quot;:&quot;;[$rcl_cross_stats.C671];&quot;:&quot;;[$rcl_cross_stats.C671])" office:value-type="string" office:string-value="3552102:3552102:0.302:0.302" calcext:value-type="string">
            <text:p>3552102:3552102:0.302:0.302</text:p>
          </table:table-cell>
          <table:table-cell table:number-columns-repeated="1023"/>
        </table:table-row>
        <table:table-row table:style-name="ro1">
          <table:table-cell table:formula="of:=CONCATENATE([$rcl_cross_stats.A672];&quot;:&quot;;[$rcl_cross_stats.A672];&quot;:&quot;;[$rcl_cross_stats.C672];&quot;:&quot;;[$rcl_cross_stats.C672])" office:value-type="string" office:string-value="3552103:3552103:0.302:0.302" calcext:value-type="string">
            <text:p>3552103:3552103:0.302:0.302</text:p>
          </table:table-cell>
          <table:table-cell table:number-columns-repeated="1023"/>
        </table:table-row>
        <table:table-row table:style-name="ro1">
          <table:table-cell table:formula="of:=CONCATENATE([$rcl_cross_stats.A673];&quot;:&quot;;[$rcl_cross_stats.A673];&quot;:&quot;;[$rcl_cross_stats.C673];&quot;:&quot;;[$rcl_cross_stats.C673])" office:value-type="string" office:string-value="3552201:3552201:0.248:0.248" calcext:value-type="string">
            <text:p>3552201:3552201:0.248:0.248</text:p>
          </table:table-cell>
          <table:table-cell table:number-columns-repeated="1023"/>
        </table:table-row>
        <table:table-row table:style-name="ro1">
          <table:table-cell table:formula="of:=CONCATENATE([$rcl_cross_stats.A674];&quot;:&quot;;[$rcl_cross_stats.A674];&quot;:&quot;;[$rcl_cross_stats.C674];&quot;:&quot;;[$rcl_cross_stats.C674])" office:value-type="string" office:string-value="3552202:3552202:0.248:0.248" calcext:value-type="string">
            <text:p>3552202:3552202:0.248:0.248</text:p>
          </table:table-cell>
          <table:table-cell table:number-columns-repeated="1023"/>
        </table:table-row>
        <table:table-row table:style-name="ro1">
          <table:table-cell table:formula="of:=CONCATENATE([$rcl_cross_stats.A675];&quot;:&quot;;[$rcl_cross_stats.A675];&quot;:&quot;;[$rcl_cross_stats.C675];&quot;:&quot;;[$rcl_cross_stats.C675])" office:value-type="string" office:string-value="3552203:3552203:0.248:0.248" calcext:value-type="string">
            <text:p>3552203:3552203:0.248:0.248</text:p>
          </table:table-cell>
          <table:table-cell table:number-columns-repeated="1023"/>
        </table:table-row>
        <table:table-row table:style-name="ro1">
          <table:table-cell table:formula="of:=CONCATENATE([$rcl_cross_stats.A676];&quot;:&quot;;[$rcl_cross_stats.A676];&quot;:&quot;;[$rcl_cross_stats.C676];&quot;:&quot;;[$rcl_cross_stats.C676])" office:value-type="string" office:string-value="3553101:3553101:0.124:0.124" calcext:value-type="string">
            <text:p>3553101:3553101:0.124:0.124</text:p>
          </table:table-cell>
          <table:table-cell table:number-columns-repeated="1023"/>
        </table:table-row>
        <table:table-row table:style-name="ro1">
          <table:table-cell table:formula="of:=CONCATENATE([$rcl_cross_stats.A677];&quot;:&quot;;[$rcl_cross_stats.A677];&quot;:&quot;;[$rcl_cross_stats.C677];&quot;:&quot;;[$rcl_cross_stats.C677])" office:value-type="string" office:string-value="3553102:3553102:0.124:0.124" calcext:value-type="string">
            <text:p>3553102:3553102:0.124:0.124</text:p>
          </table:table-cell>
          <table:table-cell table:number-columns-repeated="1023"/>
        </table:table-row>
        <table:table-row table:style-name="ro1">
          <table:table-cell table:formula="of:=CONCATENATE([$rcl_cross_stats.A678];&quot;:&quot;;[$rcl_cross_stats.A678];&quot;:&quot;;[$rcl_cross_stats.C678];&quot;:&quot;;[$rcl_cross_stats.C678])" office:value-type="string" office:string-value="3553103:3553103:0.124:0.124" calcext:value-type="string">
            <text:p>3553103:3553103:0.124:0.124</text:p>
          </table:table-cell>
          <table:table-cell table:number-columns-repeated="1023"/>
        </table:table-row>
        <table:table-row table:style-name="ro1">
          <table:table-cell table:formula="of:=CONCATENATE([$rcl_cross_stats.A679];&quot;:&quot;;[$rcl_cross_stats.A679];&quot;:&quot;;[$rcl_cross_stats.C679];&quot;:&quot;;[$rcl_cross_stats.C679])" office:value-type="string" office:string-value="3553201:3553201:0.201:0.201" calcext:value-type="string">
            <text:p>3553201:3553201:0.201:0.201</text:p>
          </table:table-cell>
          <table:table-cell table:number-columns-repeated="1023"/>
        </table:table-row>
        <table:table-row table:style-name="ro1">
          <table:table-cell table:formula="of:=CONCATENATE([$rcl_cross_stats.A680];&quot;:&quot;;[$rcl_cross_stats.A680];&quot;:&quot;;[$rcl_cross_stats.C680];&quot;:&quot;;[$rcl_cross_stats.C680])" office:value-type="string" office:string-value="3553202:3553202:0.201:0.201" calcext:value-type="string">
            <text:p>3553202:3553202:0.201:0.201</text:p>
          </table:table-cell>
          <table:table-cell table:number-columns-repeated="1023"/>
        </table:table-row>
        <table:table-row table:style-name="ro1">
          <table:table-cell table:formula="of:=CONCATENATE([$rcl_cross_stats.A681];&quot;:&quot;;[$rcl_cross_stats.A681];&quot;:&quot;;[$rcl_cross_stats.C681];&quot;:&quot;;[$rcl_cross_stats.C681])" office:value-type="string" office:string-value="3553203:3553203:0.201:0.201" calcext:value-type="string">
            <text:p>3553203:3553203:0.201:0.201</text:p>
          </table:table-cell>
          <table:table-cell table:number-columns-repeated="1023"/>
        </table:table-row>
        <table:table-row table:style-name="ro1">
          <table:table-cell table:formula="of:=CONCATENATE([$rcl_cross_stats.A682];&quot;:&quot;;[$rcl_cross_stats.A682];&quot;:&quot;;[$rcl_cross_stats.C682];&quot;:&quot;;[$rcl_cross_stats.C682])" office:value-type="string" office:string-value="4021101:4021101:0:0" calcext:value-type="string">
            <text:p>4021101:4021101:0:0</text:p>
          </table:table-cell>
          <table:table-cell table:number-columns-repeated="1023"/>
        </table:table-row>
        <table:table-row table:style-name="ro1">
          <table:table-cell table:formula="of:=CONCATENATE([$rcl_cross_stats.A683];&quot;:&quot;;[$rcl_cross_stats.A683];&quot;:&quot;;[$rcl_cross_stats.C683];&quot;:&quot;;[$rcl_cross_stats.C683])" office:value-type="string" office:string-value="4021102:4021102:0:0" calcext:value-type="string">
            <text:p>4021102:4021102:0:0</text:p>
          </table:table-cell>
          <table:table-cell table:number-columns-repeated="1023"/>
        </table:table-row>
        <table:table-row table:style-name="ro1">
          <table:table-cell table:formula="of:=CONCATENATE([$rcl_cross_stats.A684];&quot;:&quot;;[$rcl_cross_stats.A684];&quot;:&quot;;[$rcl_cross_stats.C684];&quot;:&quot;;[$rcl_cross_stats.C684])" office:value-type="string" office:string-value="4021103:4021103:0:0" calcext:value-type="string">
            <text:p>4021103:4021103:0:0</text:p>
          </table:table-cell>
          <table:table-cell table:number-columns-repeated="1023"/>
        </table:table-row>
        <table:table-row table:style-name="ro1">
          <table:table-cell table:formula="of:=CONCATENATE([$rcl_cross_stats.A685];&quot;:&quot;;[$rcl_cross_stats.A685];&quot;:&quot;;[$rcl_cross_stats.C685];&quot;:&quot;;[$rcl_cross_stats.C685])" office:value-type="string" office:string-value="4022101:4022101:0:0" calcext:value-type="string">
            <text:p>4022101:4022101:0:0</text:p>
          </table:table-cell>
          <table:table-cell table:number-columns-repeated="1023"/>
        </table:table-row>
        <table:table-row table:style-name="ro1">
          <table:table-cell table:formula="of:=CONCATENATE([$rcl_cross_stats.A686];&quot;:&quot;;[$rcl_cross_stats.A686];&quot;:&quot;;[$rcl_cross_stats.C686];&quot;:&quot;;[$rcl_cross_stats.C686])" office:value-type="string" office:string-value="4022102:4022102:0:0" calcext:value-type="string">
            <text:p>4022102:4022102:0:0</text:p>
          </table:table-cell>
          <table:table-cell table:number-columns-repeated="1023"/>
        </table:table-row>
        <table:table-row table:style-name="ro1">
          <table:table-cell table:formula="of:=CONCATENATE([$rcl_cross_stats.A687];&quot;:&quot;;[$rcl_cross_stats.A687];&quot;:&quot;;[$rcl_cross_stats.C687];&quot;:&quot;;[$rcl_cross_stats.C687])" office:value-type="string" office:string-value="4022103:4022103:0:0" calcext:value-type="string">
            <text:p>4022103:4022103:0:0</text:p>
          </table:table-cell>
          <table:table-cell table:number-columns-repeated="1023"/>
        </table:table-row>
        <table:table-row table:style-name="ro1">
          <table:table-cell table:formula="of:=CONCATENATE([$rcl_cross_stats.A688];&quot;:&quot;;[$rcl_cross_stats.A688];&quot;:&quot;;[$rcl_cross_stats.C688];&quot;:&quot;;[$rcl_cross_stats.C688])" office:value-type="string" office:string-value="4023101:4023101:0:0" calcext:value-type="string">
            <text:p>4023101:4023101:0:0</text:p>
          </table:table-cell>
          <table:table-cell table:number-columns-repeated="1023"/>
        </table:table-row>
        <table:table-row table:style-name="ro1">
          <table:table-cell table:formula="of:=CONCATENATE([$rcl_cross_stats.A689];&quot;:&quot;;[$rcl_cross_stats.A689];&quot;:&quot;;[$rcl_cross_stats.C689];&quot;:&quot;;[$rcl_cross_stats.C689])" office:value-type="string" office:string-value="4023102:4023102:0:0" calcext:value-type="string">
            <text:p>4023102:4023102:0:0</text:p>
          </table:table-cell>
          <table:table-cell table:number-columns-repeated="1023"/>
        </table:table-row>
        <table:table-row table:style-name="ro1">
          <table:table-cell table:formula="of:=CONCATENATE([$rcl_cross_stats.A690];&quot;:&quot;;[$rcl_cross_stats.A690];&quot;:&quot;;[$rcl_cross_stats.C690];&quot;:&quot;;[$rcl_cross_stats.C690])" office:value-type="string" office:string-value="4023103:4023103:0:0" calcext:value-type="string">
            <text:p>4023103:4023103:0:0</text:p>
          </table:table-cell>
          <table:table-cell table:number-columns-repeated="1023"/>
        </table:table-row>
        <table:table-row table:style-name="ro1">
          <table:table-cell table:formula="of:=CONCATENATE([$rcl_cross_stats.A691];&quot;:&quot;;[$rcl_cross_stats.A691];&quot;:&quot;;[$rcl_cross_stats.C691];&quot;:&quot;;[$rcl_cross_stats.C691])" office:value-type="string" office:string-value="4031101:4031101:0:0" calcext:value-type="string">
            <text:p>4031101:4031101:0:0</text:p>
          </table:table-cell>
          <table:table-cell table:number-columns-repeated="1023"/>
        </table:table-row>
        <table:table-row table:style-name="ro1">
          <table:table-cell table:formula="of:=CONCATENATE([$rcl_cross_stats.A692];&quot;:&quot;;[$rcl_cross_stats.A692];&quot;:&quot;;[$rcl_cross_stats.C692];&quot;:&quot;;[$rcl_cross_stats.C692])" office:value-type="string" office:string-value="4031102:4031102:0:0" calcext:value-type="string">
            <text:p>4031102:4031102:0:0</text:p>
          </table:table-cell>
          <table:table-cell table:number-columns-repeated="1023"/>
        </table:table-row>
        <table:table-row table:style-name="ro1">
          <table:table-cell table:formula="of:=CONCATENATE([$rcl_cross_stats.A693];&quot;:&quot;;[$rcl_cross_stats.A693];&quot;:&quot;;[$rcl_cross_stats.C693];&quot;:&quot;;[$rcl_cross_stats.C693])" office:value-type="string" office:string-value="4031103:4031103:0:0" calcext:value-type="string">
            <text:p>4031103:4031103:0:0</text:p>
          </table:table-cell>
          <table:table-cell table:number-columns-repeated="1023"/>
        </table:table-row>
        <table:table-row table:style-name="ro1">
          <table:table-cell table:formula="of:=CONCATENATE([$rcl_cross_stats.A694];&quot;:&quot;;[$rcl_cross_stats.A694];&quot;:&quot;;[$rcl_cross_stats.C694];&quot;:&quot;;[$rcl_cross_stats.C694])" office:value-type="string" office:string-value="4032101:4032101:0:0" calcext:value-type="string">
            <text:p>4032101:4032101:0:0</text:p>
          </table:table-cell>
          <table:table-cell table:number-columns-repeated="1023"/>
        </table:table-row>
        <table:table-row table:style-name="ro1">
          <table:table-cell table:formula="of:=CONCATENATE([$rcl_cross_stats.A695];&quot;:&quot;;[$rcl_cross_stats.A695];&quot;:&quot;;[$rcl_cross_stats.C695];&quot;:&quot;;[$rcl_cross_stats.C695])" office:value-type="string" office:string-value="4032102:4032102:0:0" calcext:value-type="string">
            <text:p>4032102:4032102:0:0</text:p>
          </table:table-cell>
          <table:table-cell table:number-columns-repeated="1023"/>
        </table:table-row>
        <table:table-row table:style-name="ro1">
          <table:table-cell table:formula="of:=CONCATENATE([$rcl_cross_stats.A696];&quot;:&quot;;[$rcl_cross_stats.A696];&quot;:&quot;;[$rcl_cross_stats.C696];&quot;:&quot;;[$rcl_cross_stats.C696])" office:value-type="string" office:string-value="4032103:4032103:0:0" calcext:value-type="string">
            <text:p>4032103:4032103:0:0</text:p>
          </table:table-cell>
          <table:table-cell table:number-columns-repeated="1023"/>
        </table:table-row>
        <table:table-row table:style-name="ro1">
          <table:table-cell table:formula="of:=CONCATENATE([$rcl_cross_stats.A697];&quot;:&quot;;[$rcl_cross_stats.A697];&quot;:&quot;;[$rcl_cross_stats.C697];&quot;:&quot;;[$rcl_cross_stats.C697])" office:value-type="string" office:string-value="4033101:4033101:0:0" calcext:value-type="string">
            <text:p>4033101:4033101:0:0</text:p>
          </table:table-cell>
          <table:table-cell table:number-columns-repeated="1023"/>
        </table:table-row>
        <table:table-row table:style-name="ro1">
          <table:table-cell table:formula="of:=CONCATENATE([$rcl_cross_stats.A698];&quot;:&quot;;[$rcl_cross_stats.A698];&quot;:&quot;;[$rcl_cross_stats.C698];&quot;:&quot;;[$rcl_cross_stats.C698])" office:value-type="string" office:string-value="4033102:4033102:0:0" calcext:value-type="string">
            <text:p>4033102:4033102:0:0</text:p>
          </table:table-cell>
          <table:table-cell table:number-columns-repeated="1023"/>
        </table:table-row>
        <table:table-row table:style-name="ro1">
          <table:table-cell table:formula="of:=CONCATENATE([$rcl_cross_stats.A699];&quot;:&quot;;[$rcl_cross_stats.A699];&quot;:&quot;;[$rcl_cross_stats.C699];&quot;:&quot;;[$rcl_cross_stats.C699])" office:value-type="string" office:string-value="4033103:4033103:0:0" calcext:value-type="string">
            <text:p>4033103:4033103:0:0</text:p>
          </table:table-cell>
          <table:table-cell table:number-columns-repeated="1023"/>
        </table:table-row>
        <table:table-row table:style-name="ro1">
          <table:table-cell table:formula="of:=CONCATENATE([$rcl_cross_stats.A700];&quot;:&quot;;[$rcl_cross_stats.A700];&quot;:&quot;;[$rcl_cross_stats.C700];&quot;:&quot;;[$rcl_cross_stats.C700])" office:value-type="string" office:string-value="4041101:4041101:0:0" calcext:value-type="string">
            <text:p>4041101:4041101:0:0</text:p>
          </table:table-cell>
          <table:table-cell table:number-columns-repeated="1023"/>
        </table:table-row>
        <table:table-row table:style-name="ro1">
          <table:table-cell table:formula="of:=CONCATENATE([$rcl_cross_stats.A701];&quot;:&quot;;[$rcl_cross_stats.A701];&quot;:&quot;;[$rcl_cross_stats.C701];&quot;:&quot;;[$rcl_cross_stats.C701])" office:value-type="string" office:string-value="4041102:4041102:0:0" calcext:value-type="string">
            <text:p>4041102:4041102:0:0</text:p>
          </table:table-cell>
          <table:table-cell table:number-columns-repeated="1023"/>
        </table:table-row>
        <table:table-row table:style-name="ro1">
          <table:table-cell table:formula="of:=CONCATENATE([$rcl_cross_stats.A702];&quot;:&quot;;[$rcl_cross_stats.A702];&quot;:&quot;;[$rcl_cross_stats.C702];&quot;:&quot;;[$rcl_cross_stats.C702])" office:value-type="string" office:string-value="4041103:4041103:0:0" calcext:value-type="string">
            <text:p>4041103:4041103:0:0</text:p>
          </table:table-cell>
          <table:table-cell table:number-columns-repeated="1023"/>
        </table:table-row>
        <table:table-row table:style-name="ro1">
          <table:table-cell table:formula="of:=CONCATENATE([$rcl_cross_stats.A703];&quot;:&quot;;[$rcl_cross_stats.A703];&quot;:&quot;;[$rcl_cross_stats.C703];&quot;:&quot;;[$rcl_cross_stats.C703])" office:value-type="string" office:string-value="4041111:4041111:0:0" calcext:value-type="string">
            <text:p>4041111:4041111:0:0</text:p>
          </table:table-cell>
          <table:table-cell table:number-columns-repeated="1023"/>
        </table:table-row>
        <table:table-row table:style-name="ro1">
          <table:table-cell table:formula="of:=CONCATENATE([$rcl_cross_stats.A704];&quot;:&quot;;[$rcl_cross_stats.A704];&quot;:&quot;;[$rcl_cross_stats.C704];&quot;:&quot;;[$rcl_cross_stats.C704])" office:value-type="string" office:string-value="4041112:4041112:0:0" calcext:value-type="string">
            <text:p>4041112:4041112:0:0</text:p>
          </table:table-cell>
          <table:table-cell table:number-columns-repeated="1023"/>
        </table:table-row>
        <table:table-row table:style-name="ro1">
          <table:table-cell table:formula="of:=CONCATENATE([$rcl_cross_stats.A705];&quot;:&quot;;[$rcl_cross_stats.A705];&quot;:&quot;;[$rcl_cross_stats.C705];&quot;:&quot;;[$rcl_cross_stats.C705])" office:value-type="string" office:string-value="4041113:4041113:0:0" calcext:value-type="string">
            <text:p>4041113:4041113:0:0</text:p>
          </table:table-cell>
          <table:table-cell table:number-columns-repeated="1023"/>
        </table:table-row>
        <table:table-row table:style-name="ro1">
          <table:table-cell table:formula="of:=CONCATENATE([$rcl_cross_stats.A706];&quot;:&quot;;[$rcl_cross_stats.A706];&quot;:&quot;;[$rcl_cross_stats.C706];&quot;:&quot;;[$rcl_cross_stats.C706])" office:value-type="string" office:string-value="4041201:4041201:0:0" calcext:value-type="string">
            <text:p>4041201:4041201:0:0</text:p>
          </table:table-cell>
          <table:table-cell table:number-columns-repeated="1023"/>
        </table:table-row>
        <table:table-row table:style-name="ro1">
          <table:table-cell table:formula="of:=CONCATENATE([$rcl_cross_stats.A707];&quot;:&quot;;[$rcl_cross_stats.A707];&quot;:&quot;;[$rcl_cross_stats.C707];&quot;:&quot;;[$rcl_cross_stats.C707])" office:value-type="string" office:string-value="4041202:4041202:0:0" calcext:value-type="string">
            <text:p>4041202:4041202:0:0</text:p>
          </table:table-cell>
          <table:table-cell table:number-columns-repeated="1023"/>
        </table:table-row>
        <table:table-row table:style-name="ro1">
          <table:table-cell table:formula="of:=CONCATENATE([$rcl_cross_stats.A708];&quot;:&quot;;[$rcl_cross_stats.A708];&quot;:&quot;;[$rcl_cross_stats.C708];&quot;:&quot;;[$rcl_cross_stats.C708])" office:value-type="string" office:string-value="4041203:4041203:0:0" calcext:value-type="string">
            <text:p>4041203:4041203:0:0</text:p>
          </table:table-cell>
          <table:table-cell table:number-columns-repeated="1023"/>
        </table:table-row>
        <table:table-row table:style-name="ro1">
          <table:table-cell table:formula="of:=CONCATENATE([$rcl_cross_stats.A709];&quot;:&quot;;[$rcl_cross_stats.A709];&quot;:&quot;;[$rcl_cross_stats.C709];&quot;:&quot;;[$rcl_cross_stats.C709])" office:value-type="string" office:string-value="4041211:4041211:0:0" calcext:value-type="string">
            <text:p>4041211:4041211:0:0</text:p>
          </table:table-cell>
          <table:table-cell table:number-columns-repeated="1023"/>
        </table:table-row>
        <table:table-row table:style-name="ro1">
          <table:table-cell table:formula="of:=CONCATENATE([$rcl_cross_stats.A710];&quot;:&quot;;[$rcl_cross_stats.A710];&quot;:&quot;;[$rcl_cross_stats.C710];&quot;:&quot;;[$rcl_cross_stats.C710])" office:value-type="string" office:string-value="4041212:4041212:0:0" calcext:value-type="string">
            <text:p>4041212:4041212:0:0</text:p>
          </table:table-cell>
          <table:table-cell table:number-columns-repeated="1023"/>
        </table:table-row>
        <table:table-row table:style-name="ro1">
          <table:table-cell table:formula="of:=CONCATENATE([$rcl_cross_stats.A711];&quot;:&quot;;[$rcl_cross_stats.A711];&quot;:&quot;;[$rcl_cross_stats.C711];&quot;:&quot;;[$rcl_cross_stats.C711])" office:value-type="string" office:string-value="4041213:4041213:0:0" calcext:value-type="string">
            <text:p>4041213:4041213:0:0</text:p>
          </table:table-cell>
          <table:table-cell table:number-columns-repeated="1023"/>
        </table:table-row>
        <table:table-row table:style-name="ro1">
          <table:table-cell table:formula="of:=CONCATENATE([$rcl_cross_stats.A712];&quot;:&quot;;[$rcl_cross_stats.A712];&quot;:&quot;;[$rcl_cross_stats.C712];&quot;:&quot;;[$rcl_cross_stats.C712])" office:value-type="string" office:string-value="4042101:4042101:0:0" calcext:value-type="string">
            <text:p>4042101:4042101:0:0</text:p>
          </table:table-cell>
          <table:table-cell table:number-columns-repeated="1023"/>
        </table:table-row>
        <table:table-row table:style-name="ro1">
          <table:table-cell table:formula="of:=CONCATENATE([$rcl_cross_stats.A713];&quot;:&quot;;[$rcl_cross_stats.A713];&quot;:&quot;;[$rcl_cross_stats.C713];&quot;:&quot;;[$rcl_cross_stats.C713])" office:value-type="string" office:string-value="4042102:4042102:0:0" calcext:value-type="string">
            <text:p>4042102:4042102:0:0</text:p>
          </table:table-cell>
          <table:table-cell table:number-columns-repeated="1023"/>
        </table:table-row>
        <table:table-row table:style-name="ro1">
          <table:table-cell table:formula="of:=CONCATENATE([$rcl_cross_stats.A714];&quot;:&quot;;[$rcl_cross_stats.A714];&quot;:&quot;;[$rcl_cross_stats.C714];&quot;:&quot;;[$rcl_cross_stats.C714])" office:value-type="string" office:string-value="4042103:4042103:0:0" calcext:value-type="string">
            <text:p>4042103:4042103:0:0</text:p>
          </table:table-cell>
          <table:table-cell table:number-columns-repeated="1023"/>
        </table:table-row>
        <table:table-row table:style-name="ro1">
          <table:table-cell table:formula="of:=CONCATENATE([$rcl_cross_stats.A715];&quot;:&quot;;[$rcl_cross_stats.A715];&quot;:&quot;;[$rcl_cross_stats.C715];&quot;:&quot;;[$rcl_cross_stats.C715])" office:value-type="string" office:string-value="4042112:4042112:0:0" calcext:value-type="string">
            <text:p>4042112:4042112:0:0</text:p>
          </table:table-cell>
          <table:table-cell table:number-columns-repeated="1023"/>
        </table:table-row>
        <table:table-row table:style-name="ro1">
          <table:table-cell table:formula="of:=CONCATENATE([$rcl_cross_stats.A716];&quot;:&quot;;[$rcl_cross_stats.A716];&quot;:&quot;;[$rcl_cross_stats.C716];&quot;:&quot;;[$rcl_cross_stats.C716])" office:value-type="string" office:string-value="4042201:4042201:0:0" calcext:value-type="string">
            <text:p>4042201:4042201:0:0</text:p>
          </table:table-cell>
          <table:table-cell table:number-columns-repeated="1023"/>
        </table:table-row>
        <table:table-row table:style-name="ro1">
          <table:table-cell table:formula="of:=CONCATENATE([$rcl_cross_stats.A717];&quot;:&quot;;[$rcl_cross_stats.A717];&quot;:&quot;;[$rcl_cross_stats.C717];&quot;:&quot;;[$rcl_cross_stats.C717])" office:value-type="string" office:string-value="4042202:4042202:0:0" calcext:value-type="string">
            <text:p>4042202:4042202:0:0</text:p>
          </table:table-cell>
          <table:table-cell table:number-columns-repeated="1023"/>
        </table:table-row>
        <table:table-row table:style-name="ro1">
          <table:table-cell table:formula="of:=CONCATENATE([$rcl_cross_stats.A718];&quot;:&quot;;[$rcl_cross_stats.A718];&quot;:&quot;;[$rcl_cross_stats.C718];&quot;:&quot;;[$rcl_cross_stats.C718])" office:value-type="string" office:string-value="4042203:4042203:0:0" calcext:value-type="string">
            <text:p>4042203:4042203:0:0</text:p>
          </table:table-cell>
          <table:table-cell table:number-columns-repeated="1023"/>
        </table:table-row>
        <table:table-row table:style-name="ro1">
          <table:table-cell table:formula="of:=CONCATENATE([$rcl_cross_stats.A719];&quot;:&quot;;[$rcl_cross_stats.A719];&quot;:&quot;;[$rcl_cross_stats.C719];&quot;:&quot;;[$rcl_cross_stats.C719])" office:value-type="string" office:string-value="4043101:4043101:0:0" calcext:value-type="string">
            <text:p>4043101:4043101:0:0</text:p>
          </table:table-cell>
          <table:table-cell table:number-columns-repeated="1023"/>
        </table:table-row>
        <table:table-row table:style-name="ro1">
          <table:table-cell table:formula="of:=CONCATENATE([$rcl_cross_stats.A720];&quot;:&quot;;[$rcl_cross_stats.A720];&quot;:&quot;;[$rcl_cross_stats.C720];&quot;:&quot;;[$rcl_cross_stats.C720])" office:value-type="string" office:string-value="4043102:4043102:0:0" calcext:value-type="string">
            <text:p>4043102:4043102:0:0</text:p>
          </table:table-cell>
          <table:table-cell table:number-columns-repeated="1023"/>
        </table:table-row>
        <table:table-row table:style-name="ro1">
          <table:table-cell table:formula="of:=CONCATENATE([$rcl_cross_stats.A721];&quot;:&quot;;[$rcl_cross_stats.A721];&quot;:&quot;;[$rcl_cross_stats.C721];&quot;:&quot;;[$rcl_cross_stats.C721])" office:value-type="string" office:string-value="4043103:4043103:0:0" calcext:value-type="string">
            <text:p>4043103:4043103:0:0</text:p>
          </table:table-cell>
          <table:table-cell table:number-columns-repeated="1023"/>
        </table:table-row>
        <table:table-row table:style-name="ro1">
          <table:table-cell table:formula="of:=CONCATENATE([$rcl_cross_stats.A722];&quot;:&quot;;[$rcl_cross_stats.A722];&quot;:&quot;;[$rcl_cross_stats.C722];&quot;:&quot;;[$rcl_cross_stats.C722])" office:value-type="string" office:string-value="4043111:4043111:0:0" calcext:value-type="string">
            <text:p>4043111:4043111:0:0</text:p>
          </table:table-cell>
          <table:table-cell table:number-columns-repeated="1023"/>
        </table:table-row>
        <table:table-row table:style-name="ro1">
          <table:table-cell table:formula="of:=CONCATENATE([$rcl_cross_stats.A723];&quot;:&quot;;[$rcl_cross_stats.A723];&quot;:&quot;;[$rcl_cross_stats.C723];&quot;:&quot;;[$rcl_cross_stats.C723])" office:value-type="string" office:string-value="4043112:4043112:0:0" calcext:value-type="string">
            <text:p>4043112:4043112:0:0</text:p>
          </table:table-cell>
          <table:table-cell table:number-columns-repeated="1023"/>
        </table:table-row>
        <table:table-row table:style-name="ro1">
          <table:table-cell table:formula="of:=CONCATENATE([$rcl_cross_stats.A724];&quot;:&quot;;[$rcl_cross_stats.A724];&quot;:&quot;;[$rcl_cross_stats.C724];&quot;:&quot;;[$rcl_cross_stats.C724])" office:value-type="string" office:string-value="4043113:4043113:0:0" calcext:value-type="string">
            <text:p>4043113:4043113:0:0</text:p>
          </table:table-cell>
          <table:table-cell table:number-columns-repeated="1023"/>
        </table:table-row>
        <table:table-row table:style-name="ro1">
          <table:table-cell table:formula="of:=CONCATENATE([$rcl_cross_stats.A725];&quot;:&quot;;[$rcl_cross_stats.A725];&quot;:&quot;;[$rcl_cross_stats.C725];&quot;:&quot;;[$rcl_cross_stats.C725])" office:value-type="string" office:string-value="4043201:4043201:0:0" calcext:value-type="string">
            <text:p>4043201:4043201:0:0</text:p>
          </table:table-cell>
          <table:table-cell table:number-columns-repeated="1023"/>
        </table:table-row>
        <table:table-row table:style-name="ro1">
          <table:table-cell table:formula="of:=CONCATENATE([$rcl_cross_stats.A726];&quot;:&quot;;[$rcl_cross_stats.A726];&quot;:&quot;;[$rcl_cross_stats.C726];&quot;:&quot;;[$rcl_cross_stats.C726])" office:value-type="string" office:string-value="4043202:4043202:0:0" calcext:value-type="string">
            <text:p>4043202:4043202:0:0</text:p>
          </table:table-cell>
          <table:table-cell table:number-columns-repeated="1023"/>
        </table:table-row>
        <table:table-row table:style-name="ro1">
          <table:table-cell table:formula="of:=CONCATENATE([$rcl_cross_stats.A727];&quot;:&quot;;[$rcl_cross_stats.A727];&quot;:&quot;;[$rcl_cross_stats.C727];&quot;:&quot;;[$rcl_cross_stats.C727])" office:value-type="string" office:string-value="4043203:4043203:0:0" calcext:value-type="string">
            <text:p>4043203:4043203:0:0</text:p>
          </table:table-cell>
          <table:table-cell table:number-columns-repeated="1023"/>
        </table:table-row>
        <table:table-row table:style-name="ro1">
          <table:table-cell table:formula="of:=CONCATENATE([$rcl_cross_stats.A728];&quot;:&quot;;[$rcl_cross_stats.A728];&quot;:&quot;;[$rcl_cross_stats.C728];&quot;:&quot;;[$rcl_cross_stats.C728])" office:value-type="string" office:string-value="4043211:4043211:0:0" calcext:value-type="string">
            <text:p>4043211:4043211:0:0</text:p>
          </table:table-cell>
          <table:table-cell table:number-columns-repeated="1023"/>
        </table:table-row>
        <table:table-row table:style-name="ro1">
          <table:table-cell table:formula="of:=CONCATENATE([$rcl_cross_stats.A729];&quot;:&quot;;[$rcl_cross_stats.A729];&quot;:&quot;;[$rcl_cross_stats.C729];&quot;:&quot;;[$rcl_cross_stats.C729])" office:value-type="string" office:string-value="4043212:4043212:0:0" calcext:value-type="string">
            <text:p>4043212:4043212:0:0</text:p>
          </table:table-cell>
          <table:table-cell table:number-columns-repeated="1023"/>
        </table:table-row>
        <table:table-row table:style-name="ro1">
          <table:table-cell table:formula="of:=CONCATENATE([$rcl_cross_stats.A730];&quot;:&quot;;[$rcl_cross_stats.A730];&quot;:&quot;;[$rcl_cross_stats.C730];&quot;:&quot;;[$rcl_cross_stats.C730])" office:value-type="string" office:string-value="4043213:4043213:0:0" calcext:value-type="string">
            <text:p>4043213:4043213:0:0</text:p>
          </table:table-cell>
          <table:table-cell table:number-columns-repeated="1023"/>
        </table:table-row>
        <table:table-row table:style-name="ro1" table:number-rows-repeated="10478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51pt 0.74pt 0.51pt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7:07:34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lass_20_tables" style:display-name="PageStyle_reclass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cl_5f_cross_5f_cats" style:display-name="PageStyle_rcl_cross_c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ode_5f_file" style:display-name="PageStyle_recode_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5f_coefficients" style:display-name="PageStyle_r_coeffici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como Delli</meta:initial-creator>
    <meta:creation-date>2021-11-03T09:56:08</meta:creation-date>
    <dc:date>2021-11-22T17:08:24.245000000</dc:date>
    <meta:generator>LibreOffice/6.1.4.2$Windows_x86 LibreOffice_project/9d0f32d1f0b509096fd65e0d4bec26ddd1938fd3</meta:generator>
    <meta:editing-duration>PT52S</meta:editing-duration>
    <meta:editing-cycles>1</meta:editing-cycles>
    <meta:document-statistic meta:table-count="4" meta:cell-count="148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